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Quran" svg:font-family="'Amiri Qur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UI" svg:font-family="'Noto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cm"/>
    </style:style>
    <style:style style:name="co2" style:family="table-column">
      <style:table-column-properties fo:break-before="auto" style:column-width="6.477cm"/>
    </style:style>
    <style:style style:name="co3" style:family="table-column">
      <style:table-column-properties fo:break-before="auto" style:column-width="3.56cm"/>
    </style:style>
    <style:style style:name="co4"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1.579cm" fo:break-before="auto" style:use-optimal-row-height="false"/>
    </style:style>
    <style:style style:name="ro3"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rial" fo:font-size="14pt" style:font-size-asian="14pt" style:font-name-complex="Arial" style:font-size-complex="14pt"/>
    </style:style>
    <style:style style:name="ce3" style:family="table-cell" style:parent-style-name="Default">
      <style:table-cell-properties style:text-align-source="fix" style:repeat-content="false" fo:wrap-option="wrap" fo:border="0.99pt solid #000000" style:vertical-align="middle"/>
      <style:paragraph-properties fo:text-align="start" fo:margin-left="0cm"/>
      <style:text-properties style:font-name="Arial" fo:font-size="10pt" style:font-size-asian="10pt" style:font-name-complex="Arial" style:font-size-complex="10pt"/>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7" style:family="table-cell" style:parent-style-name="Default">
      <style:table-cell-properties style:text-align-source="fix" style:repeat-content="false" fo:wrap-option="no-wrap" fo:border="0.99pt solid #000000" style:vertical-align="middle"/>
      <style:paragraph-properties fo:text-align="center" fo:margin-left="0cm"/>
      <style:text-properties style:font-name="Arial" fo:font-size="14pt" style:font-size-asian="14pt" style:font-name-complex="Amiri Quran" style:font-size-complex="14pt"/>
    </style:style>
    <style:style style:name="ce8" style:family="table-cell" style:parent-style-name="Default">
      <style:table-cell-properties style:text-align-source="fix" style:repeat-content="false" fo:wrap-option="no-wrap" style:vertical-align="middle"/>
      <style:paragraph-properties fo:text-align="start" fo:margin-left="0cm"/>
      <style:text-properties style:font-name-complex="Amiri Quran"/>
    </style:style>
    <style:style style:name="ce9" style:family="table-cell" style:parent-style-name="Default">
      <style:table-cell-properties style:text-align-source="fix" style:repeat-content="false" fo:wrap-option="no-wrap" style:vertical-align="middle"/>
      <style:paragraph-properties fo:text-align="center" fo:margin-left="0cm"/>
      <style:text-properties style:font-name-complex="Amiri Quran"/>
    </style:style>
    <style:style style:name="ce11" style:family="table-cell" style:parent-style-name="Default">
      <style:table-cell-properties style:text-align-source="fix" style:repeat-content="false" style:vertical-align="middle"/>
      <style:paragraph-properties fo:text-align="center" fo:margin-left="0cm"/>
      <style:text-properties style:text-outline="false" style:text-line-through-style="none" style:text-line-through-type="none" style:font-name="Arial" fo:font-size="14pt" fo:language="tr" fo:country="T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4pt" fo:language="tr" fo:country="TR"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cm"/>
      <style:text-properties style:font-name="Arial" fo:font-size="14pt" style:font-size-asian="14pt" style:font-size-complex="14pt"/>
    </style:style>
    <style:style style:name="ce13" style:family="table-cell" style:parent-style-name="Default">
      <style:table-cell-properties style:text-align-source="fix" style:repeat-content="false" fo:wrap-option="wrap" style:vertical-align="middle"/>
      <style:paragraph-properties fo:text-align="center" fo:margin-left="0cm"/>
      <style:text-properties style:font-name="Arial" fo:font-size="14pt" style:font-size-asian="14pt" style:font-size-complex="14pt"/>
    </style:style>
    <style:style style:name="ce14" style:family="table-cell" style:parent-style-name="Default">
      <style:table-cell-properties style:text-align-source="fix" style:repeat-content="false" fo:wrap-option="wrap" style:vertical-align="middle"/>
      <style:paragraph-properties fo:text-align="start" fo:margin-left="0cm"/>
    </style:style>
    <style:style style:name="ce15" style:family="table-cell" style:parent-style-name="Default">
      <style:table-cell-properties style:text-align-source="fix" style:repeat-content="false" fo:wrap-option="no-wrap" fo:border="0.99pt solid #000000" style:vertical-align="middle"/>
      <style:paragraph-properties fo:text-align="center" fo:margin-left="0cm"/>
      <style:text-properties style:font-name="Arial" fo:font-size="14pt" style:font-size-asian="14pt" style:font-name-complex="Arial" style:font-size-complex="14pt"/>
    </style:style>
    <style:style style:name="ce16"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Ebced Sırasıyla - Cevşen-ül Kebir Esmaları" table:style-name="ta1">
        <table:table-column table:style-name="co1" table:default-cell-style-name="ce6"/>
        <table:table-column table:style-name="co2" table:default-cell-style-name="ce9"/>
        <table:table-column table:style-name="co2" table:default-cell-style-name="ce13"/>
        <table:table-column table:style-name="co3" table:default-cell-style-name="ce6"/>
        <table:table-column table:style-name="co3" table:default-cell-style-name="Default"/>
        <table:table-column table:style-name="co4" table:number-columns-repeated="1019" table:default-cell-style-name="Default"/>
        <table:table-row table:style-name="ro1">
          <table:table-cell table:style-name="ce1" office:value-type="string" calcext:value-type="string">
            <text:p>Sıra</text:p>
          </table:table-cell>
          <table:table-cell table:style-name="ce7" office:value-type="string" calcext:value-type="string">
            <text:p>Esma</text:p>
          </table:table-cell>
          <table:table-cell table:style-name="ce1" office:value-type="string" calcext:value-type="string">
            <text:p>Okunuş Önerisi</text:p>
          </table:table-cell>
          <table:table-cell table:style-name="ce1" office:value-type="string" calcext:value-type="string">
            <text:p>Ebced</text:p>
          </table:table-cell>
          <table:table-cell table:style-name="ce15" office:value-type="string" calcext:value-type="string">
            <text:p>Mağribi Ebced</text:p>
          </table:table-cell>
          <table:table-cell table:number-columns-repeated="1019"/>
        </table:table-row>
        <table:table-row table:style-name="ro2">
          <table:table-cell table:style-name="ce1" office:value-type="float" office:value="311" calcext:value-type="float">
            <text:p>311</text:p>
          </table:table-cell>
          <table:table-cell table:style-name="ce7" office:value-type="string" calcext:value-type="string">
            <text:p>يا اَحَدُ</text:p>
          </table:table-cell>
          <table:table-cell table:style-name="ce1" office:value-type="string" calcext:value-type="string">
            <text:p>Ya ehedu</text:p>
          </table:table-cell>
          <table:table-cell table:style-name="ce1" table:formula="of:=ABJAD([.$B2];1;1) - ABJAD(&quot;يا&quot;;1;1)" office:value-type="float" office:value="13" calcext:value-type="float">
            <text:p>13</text:p>
          </table:table-cell>
          <table:table-cell table:style-name="ce1" table:formula="of:=IF(ABJAD([.$B2];7;1) - ABJAD(&quot;يا&quot;;7;1) = [.$D2]; &quot;aynı&quot;;ABJAD([.$B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2" calcext:value-type="float">
            <text:p>812</text:p>
          </table:table-cell>
          <table:table-cell table:style-name="ce7" office:value-type="string" calcext:value-type="string">
            <text:p>يا واهِبُ </text:p>
          </table:table-cell>
          <table:table-cell table:style-name="ce1" office:value-type="string" calcext:value-type="string">
            <text:p>Ya vahibu</text:p>
          </table:table-cell>
          <table:table-cell table:style-name="ce1" table:formula="of:=ABJAD([.$B3];1;1) - ABJAD(&quot;يا&quot;;1;1)" office:value-type="float" office:value="14" calcext:value-type="float">
            <text:p>14</text:p>
          </table:table-cell>
          <table:table-cell table:style-name="ce1" table:formula="of:=IF(ABJAD([.$B3];7;1) - ABJAD(&quot;يا&quot;;7;1) = [.$D3]; &quot;aynı&quot;;ABJAD([.$B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8" calcext:value-type="float">
            <text:p>208</text:p>
          </table:table-cell>
          <table:table-cell table:style-name="ce7" office:value-type="string" calcext:value-type="string">
            <text:p>يا بَدِيُّ</text:p>
          </table:table-cell>
          <table:table-cell table:style-name="ce1" office:value-type="string" calcext:value-type="string">
            <text:p>Ya bediyyu</text:p>
          </table:table-cell>
          <table:table-cell table:style-name="ce1" table:formula="of:=ABJAD([.$B4];1;1) - ABJAD(&quot;يا&quot;;1;1)" office:value-type="float" office:value="16" calcext:value-type="float">
            <text:p>16</text:p>
          </table:table-cell>
          <table:table-cell table:style-name="ce1" table:formula="of:=IF(ABJAD([.$B4];7;1) - ABJAD(&quot;يا&quot;;7;1) = [.$D4]; &quot;aynı&quot;;ABJAD([.$B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1" calcext:value-type="float">
            <text:p>701</text:p>
          </table:table-cell>
          <table:table-cell table:style-name="ce7" office:value-type="string" calcext:value-type="string">
            <text:p>يا حَيُّ</text:p>
          </table:table-cell>
          <table:table-cell table:style-name="ce1" office:value-type="string" calcext:value-type="string">
            <text:p>Ya heyyu</text:p>
          </table:table-cell>
          <table:table-cell table:style-name="ce1" table:formula="of:=ABJAD([.$B5];1;1) - ABJAD(&quot;يا&quot;;1;1)" office:value-type="float" office:value="18" calcext:value-type="float">
            <text:p>18</text:p>
          </table:table-cell>
          <table:table-cell table:style-name="ce1" table:formula="of:=IF(ABJAD([.$B5];7;1) - ABJAD(&quot;يا&quot;;7;1) = [.$D5]; &quot;aynı&quot;;ABJAD([.$B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2" calcext:value-type="float">
            <text:p>312</text:p>
          </table:table-cell>
          <table:table-cell table:style-name="ce7" office:value-type="string" calcext:value-type="string">
            <text:p>يا واحِدُ</text:p>
          </table:table-cell>
          <table:table-cell table:style-name="ce1" office:value-type="string" calcext:value-type="string">
            <text:p>Ya vahidu</text:p>
          </table:table-cell>
          <table:table-cell table:style-name="ce1" table:formula="of:=ABJAD([.$B6];1;1) - ABJAD(&quot;يا&quot;;1;1)" office:value-type="float" office:value="19" calcext:value-type="float">
            <text:p>19</text:p>
          </table:table-cell>
          <table:table-cell table:style-name="ce1" table:formula="of:=IF(ABJAD([.$B6];7;1) - ABJAD(&quot;يا&quot;;7;1) = [.$D6]; &quot;aynı&quot;;ABJAD([.$B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5" calcext:value-type="float">
            <text:p>355</text:p>
          </table:table-cell>
          <table:table-cell table:style-name="ce7" office:value-type="string" calcext:value-type="string">
            <text:p>يا هادي</text:p>
          </table:table-cell>
          <table:table-cell table:style-name="ce1" office:value-type="string" calcext:value-type="string">
            <text:p>Ya hadi</text:p>
          </table:table-cell>
          <table:table-cell table:style-name="ce1" table:formula="of:=ABJAD([.$B7];1;1) - ABJAD(&quot;يا&quot;;1;1)" office:value-type="float" office:value="20" calcext:value-type="float">
            <text:p>20</text:p>
          </table:table-cell>
          <table:table-cell table:style-name="ce1" table:formula="of:=IF(ABJAD([.$B7];7;1) - ABJAD(&quot;يا&quot;;7;1) = [.$D7]; &quot;aynı&quot;;ABJAD([.$B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9" calcext:value-type="float">
            <text:p>569</text:p>
          </table:table-cell>
          <table:table-cell table:style-name="ce7" office:value-type="string" calcext:value-type="string">
            <text:p>يا وَدُودُ</text:p>
          </table:table-cell>
          <table:table-cell table:style-name="ce1" office:value-type="string" calcext:value-type="string">
            <text:p>Ya vedudu</text:p>
          </table:table-cell>
          <table:table-cell table:style-name="ce1" table:formula="of:=ABJAD([.$B8];1;1) - ABJAD(&quot;يا&quot;;1;1)" office:value-type="float" office:value="20" calcext:value-type="float">
            <text:p>20</text:p>
          </table:table-cell>
          <table:table-cell table:style-name="ce1" table:formula="of:=IF(ABJAD([.$B8];7;1) - ABJAD(&quot;يا&quot;;7;1) = [.$D8]; &quot;aynı&quot;;ABJAD([.$B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1" calcext:value-type="float">
            <text:p>431</text:p>
          </table:table-cell>
          <table:table-cell table:style-name="ce7" office:value-type="string" calcext:value-type="string">
            <text:p>يا حَبيبُ</text:p>
          </table:table-cell>
          <table:table-cell table:style-name="ce1" office:value-type="string" calcext:value-type="string">
            <text:p>Ya hebibu</text:p>
          </table:table-cell>
          <table:table-cell table:style-name="ce1" table:formula="of:=ABJAD([.$B9];1;1) - ABJAD(&quot;يا&quot;;1;1)" office:value-type="float" office:value="22" calcext:value-type="float">
            <text:p>22</text:p>
          </table:table-cell>
          <table:table-cell table:style-name="ce1" table:formula="of:=IF(ABJAD([.$B9];7;1) - ABJAD(&quot;يا&quot;;7;1) = [.$D9]; &quot;aynı&quot;;ABJAD([.$B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2" calcext:value-type="float">
            <text:p>432</text:p>
          </table:table-cell>
          <table:table-cell table:style-name="ce7" office:value-type="string" calcext:value-type="string">
            <text:p>يا طَبيبُ</text:p>
          </table:table-cell>
          <table:table-cell table:style-name="ce1" office:value-type="string" calcext:value-type="string">
            <text:p>Ya tebibu</text:p>
          </table:table-cell>
          <table:table-cell table:style-name="ce1" table:formula="of:=ABJAD([.$B10];1;1) - ABJAD(&quot;يا&quot;;1;1)" office:value-type="float" office:value="23" calcext:value-type="float">
            <text:p>23</text:p>
          </table:table-cell>
          <table:table-cell table:style-name="ce1" table:formula="of:=IF(ABJAD([.$B10];7;1) - ABJAD(&quot;يا&quot;;7;1) = [.$D10]; &quot;aynı&quot;;ABJAD([.$B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7" calcext:value-type="float">
            <text:p>207</text:p>
          </table:table-cell>
          <table:table-cell table:style-name="ce7" office:value-type="string" calcext:value-type="string">
            <text:p>يا زَكِيُّ</text:p>
          </table:table-cell>
          <table:table-cell table:style-name="ce1" office:value-type="string" calcext:value-type="string">
            <text:p>Ya zekiyyu</text:p>
          </table:table-cell>
          <table:table-cell table:style-name="ce1" table:formula="of:=ABJAD([.$B11];1;1) - ABJAD(&quot;يا&quot;;1;1)" office:value-type="float" office:value="37" calcext:value-type="float">
            <text:p>37</text:p>
          </table:table-cell>
          <table:table-cell table:style-name="ce1" table:formula="of:=IF(ABJAD([.$B11];7;1) - ABJAD(&quot;يا&quot;;7;1) = [.$D11]; &quot;aynı&quot;;ABJAD([.$B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3" calcext:value-type="float">
            <text:p>843</text:p>
          </table:table-cell>
          <table:table-cell table:style-name="ce7" office:value-type="string" calcext:value-type="string">
            <text:p>يا اَوَّلُ</text:p>
          </table:table-cell>
          <table:table-cell table:style-name="ce1" office:value-type="string" calcext:value-type="string">
            <text:p>Ya evvelu</text:p>
          </table:table-cell>
          <table:table-cell table:style-name="ce1" table:formula="of:=ABJAD([.$B12];1;1) - ABJAD(&quot;يا&quot;;1;1)" office:value-type="float" office:value="37" calcext:value-type="float">
            <text:p>37</text:p>
          </table:table-cell>
          <table:table-cell table:style-name="ce1" table:formula="of:=IF(ABJAD([.$B12];7;1) - ABJAD(&quot;يا&quot;;7;1) = [.$D12]; &quot;aynı&quot;;ABJAD([.$B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1" calcext:value-type="float">
            <text:p>811</text:p>
          </table:table-cell>
          <table:table-cell table:style-name="ce7" office:value-type="string" calcext:value-type="string">
            <text:p>يا طالِبُ</text:p>
          </table:table-cell>
          <table:table-cell table:style-name="ce1" office:value-type="string" calcext:value-type="string">
            <text:p>Ya talibu</text:p>
          </table:table-cell>
          <table:table-cell table:style-name="ce1" table:formula="of:=ABJAD([.$B13];1;1) - ABJAD(&quot;يا&quot;;1;1)" office:value-type="float" office:value="42" calcext:value-type="float">
            <text:p>42</text:p>
          </table:table-cell>
          <table:table-cell table:style-name="ce1" table:formula="of:=IF(ABJAD([.$B13];7;1) - ABJAD(&quot;يا&quot;;7;1) = [.$D13]; &quot;aynı&quot;;ABJAD([.$B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0" calcext:value-type="float">
            <text:p>210</text:p>
          </table:table-cell>
          <table:table-cell table:style-name="ce7" office:value-type="string" calcext:value-type="string">
            <text:p>يا وَلِيُّ</text:p>
          </table:table-cell>
          <table:table-cell table:style-name="ce1" office:value-type="string" calcext:value-type="string">
            <text:p>Ya veliyyu</text:p>
          </table:table-cell>
          <table:table-cell table:style-name="ce1" table:formula="of:=ABJAD([.$B14];1;1) - ABJAD(&quot;يا&quot;;1;1)" office:value-type="float" office:value="46" calcext:value-type="float">
            <text:p>46</text:p>
          </table:table-cell>
          <table:table-cell table:style-name="ce1" table:formula="of:=IF(ABJAD([.$B14];7;1) - ABJAD(&quot;يا&quot;;7;1) = [.$D14]; &quot;aynı&quot;;ABJAD([.$B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4" calcext:value-type="float">
            <text:p>314</text:p>
          </table:table-cell>
          <table:table-cell table:style-name="ce7" office:value-type="string" calcext:value-type="string">
            <text:p>يا ماجِدُ</text:p>
          </table:table-cell>
          <table:table-cell table:style-name="ce1" office:value-type="string" calcext:value-type="string">
            <text:p>Ya macidu</text:p>
          </table:table-cell>
          <table:table-cell table:style-name="ce1" table:formula="of:=ABJAD([.$B15];1;1) - ABJAD(&quot;يا&quot;;1;1)" office:value-type="float" office:value="48" calcext:value-type="float">
            <text:p>48</text:p>
          </table:table-cell>
          <table:table-cell table:style-name="ce1" table:formula="of:=IF(ABJAD([.$B15];7;1) - ABJAD(&quot;يا&quot;;7;1) = [.$D15]; &quot;aynı&quot;;ABJAD([.$B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5" calcext:value-type="float">
            <text:p>315</text:p>
          </table:table-cell>
          <table:table-cell table:style-name="ce7" office:value-type="string" calcext:value-type="string">
            <text:p>يا حامِدُ</text:p>
          </table:table-cell>
          <table:table-cell table:style-name="ce1" office:value-type="string" calcext:value-type="string">
            <text:p>Ya hamidu</text:p>
          </table:table-cell>
          <table:table-cell table:style-name="ce1" table:formula="of:=ABJAD([.$B16];1;1) - ABJAD(&quot;يا&quot;;1;1)" office:value-type="float" office:value="53" calcext:value-type="float">
            <text:p>53</text:p>
          </table:table-cell>
          <table:table-cell table:style-name="ce1" table:formula="of:=IF(ABJAD([.$B16];7;1) - ABJAD(&quot;يا&quot;;7;1) = [.$D16]; &quot;aynı&quot;;ABJAD([.$B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8" calcext:value-type="float">
            <text:p>438</text:p>
          </table:table-cell>
          <table:table-cell table:style-name="ce7" office:value-type="string" calcext:value-type="string">
            <text:p>يا مُجيبُ</text:p>
          </table:table-cell>
          <table:table-cell table:style-name="ce1" office:value-type="string" calcext:value-type="string">
            <text:p>Ya mucibu</text:p>
          </table:table-cell>
          <table:table-cell table:style-name="ce1" table:formula="of:=ABJAD([.$B17];1;1) - ABJAD(&quot;يا&quot;;1;1)" office:value-type="float" office:value="55" calcext:value-type="float">
            <text:p>55</text:p>
          </table:table-cell>
          <table:table-cell table:style-name="ce1" table:formula="of:=IF(ABJAD([.$B17];7;1) - ABJAD(&quot;يا&quot;;7;1) = [.$D17]; &quot;aynı&quot;;ABJAD([.$B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3" calcext:value-type="float">
            <text:p>283</text:p>
          </table:table-cell>
          <table:table-cell table:style-name="ce7" office:value-type="string" calcext:value-type="string">
            <text:p>يا دائِمُ</text:p>
          </table:table-cell>
          <table:table-cell table:style-name="ce1" office:value-type="string" calcext:value-type="string">
            <text:p>Ya daimu</text:p>
          </table:table-cell>
          <table:table-cell table:style-name="ce1" table:formula="of:=ABJAD([.$B18];1;1) - ABJAD(&quot;يا&quot;;1;1)" office:value-type="float" office:value="56" calcext:value-type="float">
            <text:p>56</text:p>
          </table:table-cell>
          <table:table-cell table:style-name="ce1" table:formula="of:=IF(ABJAD([.$B18];7;1) - ABJAD(&quot;يا&quot;;7;1) = [.$D18]; &quot;aynı&quot;;ABJAD([.$B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6" calcext:value-type="float">
            <text:p>436</text:p>
          </table:table-cell>
          <table:table-cell table:style-name="ce7" office:value-type="string" calcext:value-type="string">
            <text:p>يا مُهيبُ</text:p>
          </table:table-cell>
          <table:table-cell table:style-name="ce1" office:value-type="string" calcext:value-type="string">
            <text:p>Ya muhibu</text:p>
          </table:table-cell>
          <table:table-cell table:style-name="ce1" table:formula="of:=ABJAD([.$B19];1;1) - ABJAD(&quot;يا&quot;;1;1)" office:value-type="float" office:value="57" calcext:value-type="float">
            <text:p>57</text:p>
          </table:table-cell>
          <table:table-cell table:style-name="ce1" table:formula="of:=IF(ABJAD([.$B19];7;1) - ABJAD(&quot;يا&quot;;7;1) = [.$D19]; &quot;aynı&quot;;ABJAD([.$B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1" calcext:value-type="float">
            <text:p>731</text:p>
          </table:table-cell>
          <table:table-cell table:style-name="ce7" office:value-type="string" calcext:value-type="string">
            <text:p>يا مُبْدِئُ</text:p>
          </table:table-cell>
          <table:table-cell table:style-name="ce1" office:value-type="string" calcext:value-type="string">
            <text:p>Ya mubdiu</text:p>
          </table:table-cell>
          <table:table-cell table:style-name="ce1" table:formula="of:=ABJAD([.$B20];1;1) - ABJAD(&quot;يا&quot;;1;1)" office:value-type="float" office:value="57" calcext:value-type="float">
            <text:p>57</text:p>
          </table:table-cell>
          <table:table-cell table:style-name="ce1" table:formula="of:=IF(ABJAD([.$B20];7;1) - ABJAD(&quot;يا&quot;;7;1) = [.$D20]; &quot;aynı&quot;;ABJAD([.$B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0" calcext:value-type="float">
            <text:p>770</text:p>
          </table:table-cell>
          <table:table-cell table:style-name="ce7" office:value-type="string" calcext:value-type="string">
            <text:p>يا مَجيدُ</text:p>
          </table:table-cell>
          <table:table-cell table:style-name="ce1" office:value-type="string" calcext:value-type="string">
            <text:p>Ya mecidu</text:p>
          </table:table-cell>
          <table:table-cell table:style-name="ce1" table:formula="of:=ABJAD([.$B21];1;1) - ABJAD(&quot;يا&quot;;1;1)" office:value-type="float" office:value="57" calcext:value-type="float">
            <text:p>57</text:p>
          </table:table-cell>
          <table:table-cell table:style-name="ce1" table:formula="of:=IF(ABJAD([.$B21];7;1) - ABJAD(&quot;يا&quot;;7;1) = [.$D21]; &quot;aynı&quot;;ABJAD([.$B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9" calcext:value-type="float">
            <text:p>769</text:p>
          </table:table-cell>
          <table:table-cell table:style-name="ce7" office:value-type="string" calcext:value-type="string">
            <text:p>يا حَميدُ</text:p>
          </table:table-cell>
          <table:table-cell table:style-name="ce1" office:value-type="string" calcext:value-type="string">
            <text:p>Ya hemidu</text:p>
          </table:table-cell>
          <table:table-cell table:style-name="ce1" table:formula="of:=ABJAD([.$B22];1;1) - ABJAD(&quot;يا&quot;;1;1)" office:value-type="float" office:value="62" calcext:value-type="float">
            <text:p>62</text:p>
          </table:table-cell>
          <table:table-cell table:style-name="ce1" table:formula="of:=IF(ABJAD([.$B22];7;1) - ABJAD(&quot;يا&quot;;7;1) = [.$D22]; &quot;aynı&quot;;ABJAD([.$B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6" calcext:value-type="float">
            <text:p>846</text:p>
          </table:table-cell>
          <table:table-cell table:style-name="ce7" office:value-type="string" calcext:value-type="string">
            <text:p>يا باطِنُ</text:p>
          </table:table-cell>
          <table:table-cell table:style-name="ce1" office:value-type="string" calcext:value-type="string">
            <text:p>Ya batinu</text:p>
          </table:table-cell>
          <table:table-cell table:style-name="ce1" table:formula="of:=ABJAD([.$B23];1;1) - ABJAD(&quot;يا&quot;;1;1)" office:value-type="float" office:value="62" calcext:value-type="float">
            <text:p>62</text:p>
          </table:table-cell>
          <table:table-cell table:style-name="ce1" table:formula="of:=IF(ABJAD([.$B23];7;1) - ABJAD(&quot;يا&quot;;7;1) = [.$D23]; &quot;aynı&quot;;ABJAD([.$B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 calcext:value-type="float">
            <text:p>43</text:p>
          </table:table-cell>
          <table:table-cell table:style-name="ce7" office:value-type="string" calcext:value-type="string">
            <text:p>يا دَيّانُ</text:p>
          </table:table-cell>
          <table:table-cell table:style-name="ce1" office:value-type="string" calcext:value-type="string">
            <text:p>Ya deyyanu</text:p>
          </table:table-cell>
          <table:table-cell table:style-name="ce1" table:formula="of:=ABJAD([.$B24];1;1) - ABJAD(&quot;يا&quot;;1;1)" office:value-type="float" office:value="65" calcext:value-type="float">
            <text:p>65</text:p>
          </table:table-cell>
          <table:table-cell table:style-name="ce1" table:formula="of:=IF(ABJAD([.$B24];7;1) - ABJAD(&quot;يا&quot;;7;1) = [.$D24]; &quot;aynı&quot;;ABJAD([.$B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 calcext:value-type="float">
            <text:p>1</text:p>
          </table:table-cell>
          <table:table-cell table:style-name="ce7" office:value-type="string" calcext:value-type="string">
            <text:p>يا اَللهُ</text:p>
          </table:table-cell>
          <table:table-cell table:style-name="ce1" office:value-type="string" calcext:value-type="string">
            <text:p>Ya Allah</text:p>
          </table:table-cell>
          <table:table-cell table:style-name="ce1" table:formula="of:=ABJAD([.$B25];1;1) - ABJAD(&quot;يا&quot;;1;1)" office:value-type="float" office:value="66" calcext:value-type="float">
            <text:p>66</text:p>
          </table:table-cell>
          <table:table-cell table:style-name="ce1" table:formula="of:=IF(ABJAD([.$B25];7;1) - ABJAD(&quot;يا&quot;;7;1) = [.$D25]; &quot;aynı&quot;;ABJAD([.$B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 calcext:value-type="float">
            <text:p>65</text:p>
          </table:table-cell>
          <table:table-cell table:style-name="ce7" office:value-type="string" calcext:value-type="string">
            <text:p>يا واهِبَ الْهَدايا</text:p>
          </table:table-cell>
          <table:table-cell table:style-name="ce1" office:value-type="string" calcext:value-type="string">
            <text:p>Ya vahibe-l hedaya</text:p>
          </table:table-cell>
          <table:table-cell table:style-name="ce1" table:formula="of:=ABJAD([.$B26];1;1) - ABJAD(&quot;يا&quot;;1;1)" office:value-type="float" office:value="66" calcext:value-type="float">
            <text:p>66</text:p>
          </table:table-cell>
          <table:table-cell table:style-name="ce1" table:formula="of:=IF(ABJAD([.$B26];7;1) - ABJAD(&quot;يا&quot;;7;1) = [.$D26]; &quot;aynı&quot;;ABJAD([.$B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3" calcext:value-type="float">
            <text:p>123</text:p>
          </table:table-cell>
          <table:table-cell table:style-name="ce7" office:value-type="string" calcext:value-type="string">
            <text:p>يا وَكيلُ</text:p>
          </table:table-cell>
          <table:table-cell table:style-name="ce1" office:value-type="string" calcext:value-type="string">
            <text:p>Ya vekilu</text:p>
          </table:table-cell>
          <table:table-cell table:style-name="ce1" table:formula="of:=ABJAD([.$B27];1;1) - ABJAD(&quot;يا&quot;;1;1)" office:value-type="float" office:value="66" calcext:value-type="float">
            <text:p>66</text:p>
          </table:table-cell>
          <table:table-cell table:style-name="ce1" table:formula="of:=IF(ABJAD([.$B27];7;1) - ABJAD(&quot;يا&quot;;7;1) = [.$D27]; &quot;aynı&quot;;ABJAD([.$B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2" calcext:value-type="float">
            <text:p>892</text:p>
          </table:table-cell>
          <table:table-cell table:style-name="ce7" office:value-type="string" calcext:value-type="string">
            <text:p>يا ناهي</text:p>
          </table:table-cell>
          <table:table-cell table:style-name="ce1" office:value-type="string" calcext:value-type="string">
            <text:p>Ya nahi</text:p>
          </table:table-cell>
          <table:table-cell table:style-name="ce1" table:formula="of:=ABJAD([.$B28];1;1) - ABJAD(&quot;يا&quot;;1;1)" office:value-type="float" office:value="66" calcext:value-type="float">
            <text:p>66</text:p>
          </table:table-cell>
          <table:table-cell table:style-name="ce1" table:formula="of:=IF(ABJAD([.$B28];7;1) - ABJAD(&quot;يا&quot;;7;1) = [.$D28]; &quot;aynı&quot;;ABJAD([.$B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6" calcext:value-type="float">
            <text:p>726</text:p>
          </table:table-cell>
          <table:table-cell table:style-name="ce7" office:value-type="string" calcext:value-type="string">
            <text:p>يا مُحيطُ</text:p>
          </table:table-cell>
          <table:table-cell table:style-name="ce1" office:value-type="string" calcext:value-type="string">
            <text:p>Ya muhitu</text:p>
          </table:table-cell>
          <table:table-cell table:style-name="ce1" table:formula="of:=ABJAD([.$B29];1;1) - ABJAD(&quot;يا&quot;;1;1)" office:value-type="float" office:value="67" calcext:value-type="float">
            <text:p>67</text:p>
          </table:table-cell>
          <table:table-cell table:style-name="ce1" table:formula="of:=IF(ABJAD([.$B29];7;1) - ABJAD(&quot;يا&quot;;7;1) = [.$D29]; &quot;aynı&quot;;ABJAD([.$B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0" calcext:value-type="float">
            <text:p>930</text:p>
          </table:table-cell>
          <table:table-cell table:style-name="ce7" office:value-type="string" calcext:value-type="string">
            <text:p>يا مُحْيي</text:p>
          </table:table-cell>
          <table:table-cell table:style-name="ce1" office:value-type="string" calcext:value-type="string">
            <text:p>Ya muhyi</text:p>
          </table:table-cell>
          <table:table-cell table:style-name="ce1" table:formula="of:=ABJAD([.$B30];1;1) - ABJAD(&quot;يا&quot;;1;1)" office:value-type="float" office:value="68" calcext:value-type="float">
            <text:p>68</text:p>
          </table:table-cell>
          <table:table-cell table:style-name="ce1" table:formula="of:=IF(ABJAD([.$B30];7;1) - ABJAD(&quot;يا&quot;;7;1) = [.$D30]; &quot;aynı&quot;;ABJAD([.$B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6" calcext:value-type="float">
            <text:p>286</text:p>
          </table:table-cell>
          <table:table-cell table:style-name="ce7" office:value-type="string" calcext:value-type="string">
            <text:p>يا حاكِمُ</text:p>
          </table:table-cell>
          <table:table-cell table:style-name="ce1" office:value-type="string" calcext:value-type="string">
            <text:p>Ya hakimu</text:p>
          </table:table-cell>
          <table:table-cell table:style-name="ce1" table:formula="of:=ABJAD([.$B31];1;1) - ABJAD(&quot;يا&quot;;1;1)" office:value-type="float" office:value="69" calcext:value-type="float">
            <text:p>69</text:p>
          </table:table-cell>
          <table:table-cell table:style-name="ce1" table:formula="of:=IF(ABJAD([.$B31];7;1) - ABJAD(&quot;يا&quot;;7;1) = [.$D31]; &quot;aynı&quot;;ABJAD([.$B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0" calcext:value-type="float">
            <text:p>290</text:p>
          </table:table-cell>
          <table:table-cell table:style-name="ce7" office:value-type="string" calcext:value-type="string">
            <text:p>يا باسِطُ</text:p>
          </table:table-cell>
          <table:table-cell table:style-name="ce1" office:value-type="string" calcext:value-type="string">
            <text:p>Ya basitu</text:p>
          </table:table-cell>
          <table:table-cell table:style-name="ce1" table:formula="of:=ABJAD([.$B32];1;1) - ABJAD(&quot;يا&quot;;1;1)" office:value-type="float" office:value="72" calcext:value-type="float">
            <text:p>72</text:p>
          </table:table-cell>
          <table:table-cell table:style-name="ce1" table:formula="of:=IF(ABJAD([.$B32];7;1) - ABJAD(&quot;يا&quot;;7;1) = [.$D32]; &quot;aynı&quot;;ABJAD([.$B32];7;1) - ABJAD(&quot;يا&quot;;7;1))" office:value-type="float" office:value="312" calcext:value-type="float">
            <text:p>312</text:p>
          </table:table-cell>
          <table:table-cell table:number-columns-repeated="1019"/>
        </table:table-row>
        <table:table-row table:style-name="ro2">
          <table:table-cell table:style-name="ce1" office:value-type="float" office:value="121" calcext:value-type="float">
            <text:p>121</text:p>
          </table:table-cell>
          <table:table-cell table:style-name="ce7" office:value-type="string" calcext:value-type="string">
            <text:p>يا جَليلُ</text:p>
          </table:table-cell>
          <table:table-cell table:style-name="ce1" office:value-type="string" calcext:value-type="string">
            <text:p>Ya celilu</text:p>
          </table:table-cell>
          <table:table-cell table:style-name="ce1" table:formula="of:=ABJAD([.$B33];1;1) - ABJAD(&quot;يا&quot;;1;1)" office:value-type="float" office:value="73" calcext:value-type="float">
            <text:p>73</text:p>
          </table:table-cell>
          <table:table-cell table:style-name="ce1" table:formula="of:=IF(ABJAD([.$B33];7;1) - ABJAD(&quot;يا&quot;;7;1) = [.$D33]; &quot;aynı&quot;;ABJAD([.$B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9" calcext:value-type="float">
            <text:p>529</text:p>
          </table:table-cell>
          <table:table-cell table:style-name="ce7" office:value-type="string" calcext:value-type="string">
            <text:p>يا حَبيبَنا</text:p>
          </table:table-cell>
          <table:table-cell table:style-name="ce1" office:value-type="string" calcext:value-type="string">
            <text:p>Ya hebibena</text:p>
          </table:table-cell>
          <table:table-cell table:style-name="ce1" table:formula="of:=ABJAD([.$B34];1;1) - ABJAD(&quot;يا&quot;;1;1)" office:value-type="float" office:value="73" calcext:value-type="float">
            <text:p>73</text:p>
          </table:table-cell>
          <table:table-cell table:style-name="ce1" table:formula="of:=IF(ABJAD([.$B34];7;1) - ABJAD(&quot;يا&quot;;7;1) = [.$D34]; &quot;aynı&quot;;ABJAD([.$B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5" calcext:value-type="float">
            <text:p>125</text:p>
          </table:table-cell>
          <table:table-cell table:style-name="ce7" office:value-type="string" calcext:value-type="string">
            <text:p>يا دَليلُ</text:p>
          </table:table-cell>
          <table:table-cell table:style-name="ce1" office:value-type="string" calcext:value-type="string">
            <text:p>Ya delilu</text:p>
          </table:table-cell>
          <table:table-cell table:style-name="ce1" table:formula="of:=ABJAD([.$B35];1;1) - ABJAD(&quot;يا&quot;;1;1)" office:value-type="float" office:value="74" calcext:value-type="float">
            <text:p>74</text:p>
          </table:table-cell>
          <table:table-cell table:style-name="ce1" table:formula="of:=IF(ABJAD([.$B35];7;1) - ABJAD(&quot;يا&quot;;7;1) = [.$D35]; &quot;aynı&quot;;ABJAD([.$B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0" calcext:value-type="float">
            <text:p>530</text:p>
          </table:table-cell>
          <table:table-cell table:style-name="ce7" office:value-type="string" calcext:value-type="string">
            <text:p>يا طَبيبَنا</text:p>
          </table:table-cell>
          <table:table-cell table:style-name="ce1" office:value-type="string" calcext:value-type="string">
            <text:p>Ya tebibena</text:p>
          </table:table-cell>
          <table:table-cell table:style-name="ce1" table:formula="of:=ABJAD([.$B36];1;1) - ABJAD(&quot;يا&quot;;1;1)" office:value-type="float" office:value="74" calcext:value-type="float">
            <text:p>74</text:p>
          </table:table-cell>
          <table:table-cell table:style-name="ce1" table:formula="of:=IF(ABJAD([.$B36];7;1) - ABJAD(&quot;يا&quot;;7;1) = [.$D36]; &quot;aynı&quot;;ABJAD([.$B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3" calcext:value-type="float">
            <text:p>483</text:p>
          </table:table-cell>
          <table:table-cell table:style-name="ce7" office:value-type="string" calcext:value-type="string">
            <text:p>يا مُبَدِّلُ</text:p>
          </table:table-cell>
          <table:table-cell table:style-name="ce1" office:value-type="string" calcext:value-type="string">
            <text:p>Ya mubeddilu</text:p>
          </table:table-cell>
          <table:table-cell table:style-name="ce1" table:formula="of:=ABJAD([.$B37];1;1) - ABJAD(&quot;يا&quot;;1;1)" office:value-type="float" office:value="76" calcext:value-type="float">
            <text:p>76</text:p>
          </table:table-cell>
          <table:table-cell table:style-name="ce1" table:formula="of:=IF(ABJAD([.$B37];7;1) - ABJAD(&quot;يا&quot;;7;1) = [.$D37]; &quot;aynı&quot;;ABJAD([.$B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0" calcext:value-type="float">
            <text:p>570</text:p>
          </table:table-cell>
          <table:table-cell table:style-name="ce7" office:value-type="string" calcext:value-type="string">
            <text:p>يا سُبُّوحُ</text:p>
          </table:table-cell>
          <table:table-cell table:style-name="ce1" office:value-type="string" calcext:value-type="string">
            <text:p>Ya subbuhu</text:p>
          </table:table-cell>
          <table:table-cell table:style-name="ce1" table:formula="of:=ABJAD([.$B38];1;1) - ABJAD(&quot;يا&quot;;1;1)" office:value-type="float" office:value="76" calcext:value-type="float">
            <text:p>76</text:p>
          </table:table-cell>
          <table:table-cell table:style-name="ce1" table:formula="of:=IF(ABJAD([.$B38];7;1) - ABJAD(&quot;يا&quot;;7;1) = [.$D38]; &quot;aynı&quot;;ABJAD([.$B38];7;1) - ABJAD(&quot;يا&quot;;7;1))" office:value-type="float" office:value="316" calcext:value-type="float">
            <text:p>316</text:p>
          </table:table-cell>
          <table:table-cell table:number-columns-repeated="1019"/>
        </table:table-row>
        <table:table-row table:style-name="ro2">
          <table:table-cell table:style-name="ce1" office:value-type="float" office:value="10" calcext:value-type="float">
            <text:p>10</text:p>
          </table:table-cell>
          <table:table-cell table:style-name="ce7" office:value-type="string" calcext:value-type="string">
            <text:p>يا حَكيمُ</text:p>
          </table:table-cell>
          <table:table-cell table:style-name="ce1" office:value-type="string" calcext:value-type="string">
            <text:p>Ya hekimu</text:p>
          </table:table-cell>
          <table:table-cell table:style-name="ce1" table:formula="of:=ABJAD([.$B39];1;1) - ABJAD(&quot;يا&quot;;1;1)" office:value-type="float" office:value="78" calcext:value-type="float">
            <text:p>78</text:p>
          </table:table-cell>
          <table:table-cell table:style-name="ce1" table:formula="of:=IF(ABJAD([.$B39];7;1) - ABJAD(&quot;يا&quot;;7;1) = [.$D39]; &quot;aynı&quot;;ABJAD([.$B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4" calcext:value-type="float">
            <text:p>204</text:p>
          </table:table-cell>
          <table:table-cell table:style-name="ce7" office:value-type="string" calcext:value-type="string">
            <text:p>يا مَلِيُّ</text:p>
          </table:table-cell>
          <table:table-cell table:style-name="ce1" office:value-type="string" calcext:value-type="string">
            <text:p>Ya meliyyu</text:p>
          </table:table-cell>
          <table:table-cell table:style-name="ce1" table:formula="of:=ABJAD([.$B40];1;1) - ABJAD(&quot;يا&quot;;1;1)" office:value-type="float" office:value="80" calcext:value-type="float">
            <text:p>80</text:p>
          </table:table-cell>
          <table:table-cell table:style-name="ce1" table:formula="of:=IF(ABJAD([.$B40];7;1) - ABJAD(&quot;يا&quot;;7;1) = [.$D40]; &quot;aynı&quot;;ABJAD([.$B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5" calcext:value-type="float">
            <text:p>435</text:p>
          </table:table-cell>
          <table:table-cell table:style-name="ce7" office:value-type="string" calcext:value-type="string">
            <text:p>يا حَسيبُ</text:p>
          </table:table-cell>
          <table:table-cell table:style-name="ce1" office:value-type="string" calcext:value-type="string">
            <text:p>Ya hesibu</text:p>
          </table:table-cell>
          <table:table-cell table:style-name="ce1" table:formula="of:=ABJAD([.$B41];1;1) - ABJAD(&quot;يا&quot;;1;1)" office:value-type="float" office:value="80" calcext:value-type="float">
            <text:p>80</text:p>
          </table:table-cell>
          <table:table-cell table:style-name="ce1" table:formula="of:=IF(ABJAD([.$B41];7;1) - ABJAD(&quot;يا&quot;;7;1) = [.$D41]; &quot;aynı&quot;;ABJAD([.$B41];7;1) - ABJAD(&quot;يا&quot;;7;1))" office:value-type="float" office:value="320" calcext:value-type="float">
            <text:p>320</text:p>
          </table:table-cell>
          <table:table-cell table:number-columns-repeated="1019"/>
        </table:table-row>
        <table:table-row table:style-name="ro2">
          <table:table-cell table:style-name="ce1" office:value-type="float" office:value="488" calcext:value-type="float">
            <text:p>488</text:p>
          </table:table-cell>
          <table:table-cell table:style-name="ce7" office:value-type="string" calcext:value-type="string">
            <text:p>يا مُجْزِلُ</text:p>
          </table:table-cell>
          <table:table-cell table:style-name="ce1" office:value-type="string" calcext:value-type="string">
            <text:p>Ya muczilu</text:p>
          </table:table-cell>
          <table:table-cell table:style-name="ce1" table:formula="of:=ABJAD([.$B42];1;1) - ABJAD(&quot;يا&quot;;1;1)" office:value-type="float" office:value="80" calcext:value-type="float">
            <text:p>80</text:p>
          </table:table-cell>
          <table:table-cell table:style-name="ce1" table:formula="of:=IF(ABJAD([.$B42];7;1) - ABJAD(&quot;يا&quot;;7;1) = [.$D42]; &quot;aynı&quot;;ABJAD([.$B4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2" calcext:value-type="float">
            <text:p>122</text:p>
          </table:table-cell>
          <table:table-cell table:style-name="ce7" office:value-type="string" calcext:value-type="string">
            <text:p>يا جَميلُ</text:p>
          </table:table-cell>
          <table:table-cell table:style-name="ce1" office:value-type="string" calcext:value-type="string">
            <text:p>Ya cemilu</text:p>
          </table:table-cell>
          <table:table-cell table:style-name="ce1" table:formula="of:=ABJAD([.$B43];1;1) - ABJAD(&quot;يا&quot;;1;1)" office:value-type="float" office:value="83" calcext:value-type="float">
            <text:p>83</text:p>
          </table:table-cell>
          <table:table-cell table:style-name="ce1" table:formula="of:=IF(ABJAD([.$B43];7;1) - ABJAD(&quot;يا&quot;;7;1) = [.$D43]; &quot;aynı&quot;;ABJAD([.$B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7" calcext:value-type="float">
            <text:p>127</text:p>
          </table:table-cell>
          <table:table-cell table:style-name="ce7" office:value-type="string" calcext:value-type="string">
            <text:p>يا مُديلُ</text:p>
          </table:table-cell>
          <table:table-cell table:style-name="ce1" office:value-type="string" calcext:value-type="string">
            <text:p>Ya mudilu</text:p>
          </table:table-cell>
          <table:table-cell table:style-name="ce1" table:formula="of:=ABJAD([.$B44];1;1) - ABJAD(&quot;يا&quot;;1;1)" office:value-type="float" office:value="84" calcext:value-type="float">
            <text:p>84</text:p>
          </table:table-cell>
          <table:table-cell table:style-name="ce1" table:formula="of:=IF(ABJAD([.$B44];7;1) - ABJAD(&quot;يا&quot;;7;1) = [.$D44]; &quot;aynı&quot;;ABJAD([.$B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6" calcext:value-type="float">
            <text:p>356</text:p>
          </table:table-cell>
          <table:table-cell table:style-name="ce7" office:value-type="string" calcext:value-type="string">
            <text:p>يا داعي</text:p>
          </table:table-cell>
          <table:table-cell table:style-name="ce1" office:value-type="string" calcext:value-type="string">
            <text:p>Ya dai</text:p>
          </table:table-cell>
          <table:table-cell table:style-name="ce1" table:formula="of:=ABJAD([.$B45];1;1) - ABJAD(&quot;يا&quot;;1;1)" office:value-type="float" office:value="85" calcext:value-type="float">
            <text:p>85</text:p>
          </table:table-cell>
          <table:table-cell table:style-name="ce1" table:formula="of:=IF(ABJAD([.$B45];7;1) - ABJAD(&quot;يا&quot;;7;1) = [.$D45]; &quot;aynı&quot;;ABJAD([.$B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7" calcext:value-type="float">
            <text:p>687</text:p>
          </table:table-cell>
          <table:table-cell table:style-name="ce7" office:value-type="string" calcext:value-type="string">
            <text:p>يا بَديعُ</text:p>
          </table:table-cell>
          <table:table-cell table:style-name="ce1" office:value-type="string" calcext:value-type="string">
            <text:p>Ya bediu</text:p>
          </table:table-cell>
          <table:table-cell table:style-name="ce1" table:formula="of:=ABJAD([.$B46];1;1) - ABJAD(&quot;يا&quot;;1;1)" office:value-type="float" office:value="86" calcext:value-type="float">
            <text:p>86</text:p>
          </table:table-cell>
          <table:table-cell table:style-name="ce1" table:formula="of:=IF(ABJAD([.$B46];7;1) - ABJAD(&quot;يا&quot;;7;1) = [.$D46]; &quot;aynı&quot;;ABJAD([.$B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2" calcext:value-type="float">
            <text:p>522</text:p>
          </table:table-cell>
          <table:table-cell table:style-name="ce7" office:value-type="string" calcext:value-type="string">
            <text:p>يا اِلهَنا</text:p>
          </table:table-cell>
          <table:table-cell table:style-name="ce1" office:value-type="string" calcext:value-type="string">
            <text:p>Ya ilahena</text:p>
          </table:table-cell>
          <table:table-cell table:style-name="ce1" table:formula="of:=ABJAD([.$B47];1;1) - ABJAD(&quot;يا&quot;;1;1)" office:value-type="float" office:value="87" calcext:value-type="float">
            <text:p>87</text:p>
          </table:table-cell>
          <table:table-cell table:style-name="ce1" table:formula="of:=IF(ABJAD([.$B47];7;1) - ABJAD(&quot;يا&quot;;7;1) = [.$D47]; &quot;aynı&quot;;ABJAD([.$B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 calcext:value-type="float">
            <text:p>9</text:p>
          </table:table-cell>
          <table:table-cell table:style-name="ce7" office:value-type="string" calcext:value-type="string">
            <text:p>يا حَليمُ</text:p>
          </table:table-cell>
          <table:table-cell table:style-name="ce1" office:value-type="string" calcext:value-type="string">
            <text:p>Ya helimu</text:p>
          </table:table-cell>
          <table:table-cell table:style-name="ce1" table:formula="of:=ABJAD([.$B48];1;1) - ABJAD(&quot;يا&quot;;1;1)" office:value-type="float" office:value="88" calcext:value-type="float">
            <text:p>88</text:p>
          </table:table-cell>
          <table:table-cell table:style-name="ce1" table:formula="of:=IF(ABJAD([.$B48];7;1) - ABJAD(&quot;يا&quot;;7;1) = [.$D48]; &quot;aynı&quot;;ABJAD([.$B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0" calcext:value-type="float">
            <text:p>130</text:p>
          </table:table-cell>
          <table:table-cell table:style-name="ce7" office:value-type="string" calcext:value-type="string">
            <text:p>يا مُحيلُ</text:p>
          </table:table-cell>
          <table:table-cell table:style-name="ce1" office:value-type="string" calcext:value-type="string">
            <text:p>Ya muhilu</text:p>
          </table:table-cell>
          <table:table-cell table:style-name="ce1" table:formula="of:=ABJAD([.$B49];1;1) - ABJAD(&quot;يا&quot;;1;1)" office:value-type="float" office:value="88" calcext:value-type="float">
            <text:p>88</text:p>
          </table:table-cell>
          <table:table-cell table:style-name="ce1" table:formula="of:=IF(ABJAD([.$B49];7;1) - ABJAD(&quot;يا&quot;;7;1) = [.$D49]; &quot;aynı&quot;;ABJAD([.$B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6" calcext:value-type="float">
            <text:p>806</text:p>
          </table:table-cell>
          <table:table-cell table:style-name="ce7" office:value-type="string" calcext:value-type="string">
            <text:p>يا كامِلُ</text:p>
          </table:table-cell>
          <table:table-cell table:style-name="ce1" office:value-type="string" calcext:value-type="string">
            <text:p>Ya kamilu</text:p>
          </table:table-cell>
          <table:table-cell table:style-name="ce1" table:formula="of:=ABJAD([.$B50];1;1) - ABJAD(&quot;يا&quot;;1;1)" office:value-type="float" office:value="91" calcext:value-type="float">
            <text:p>91</text:p>
          </table:table-cell>
          <table:table-cell table:style-name="ce1" table:formula="of:=IF(ABJAD([.$B50];7;1) - ABJAD(&quot;يا&quot;;7;1) = [.$D50]; &quot;aynı&quot;;ABJAD([.$B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2" calcext:value-type="float">
            <text:p>202</text:p>
          </table:table-cell>
          <table:table-cell table:style-name="ce7" office:value-type="string" calcext:value-type="string">
            <text:p>يا وَفِيُّ</text:p>
          </table:table-cell>
          <table:table-cell table:style-name="ce1" office:value-type="string" calcext:value-type="string">
            <text:p>Ya vefiyyu</text:p>
          </table:table-cell>
          <table:table-cell table:style-name="ce1" table:formula="of:=ABJAD([.$B51];1;1) - ABJAD(&quot;يا&quot;;1;1)" office:value-type="float" office:value="96" calcext:value-type="float">
            <text:p>96</text:p>
          </table:table-cell>
          <table:table-cell table:style-name="ce1" table:formula="of:=IF(ABJAD([.$B51];7;1) - ABJAD(&quot;يا&quot;;7;1) = [.$D51]; &quot;aynı&quot;;ABJAD([.$B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3" calcext:value-type="float">
            <text:p>353</text:p>
          </table:table-cell>
          <table:table-cell table:style-name="ce7" office:value-type="string" calcext:value-type="string">
            <text:p>يا وافي</text:p>
          </table:table-cell>
          <table:table-cell table:style-name="ce1" office:value-type="string" calcext:value-type="string">
            <text:p>Ya vafi</text:p>
          </table:table-cell>
          <table:table-cell table:style-name="ce1" table:formula="of:=ABJAD([.$B52];1;1) - ABJAD(&quot;يا&quot;;1;1)" office:value-type="float" office:value="97" calcext:value-type="float">
            <text:p>97</text:p>
          </table:table-cell>
          <table:table-cell table:style-name="ce1" table:formula="of:=IF(ABJAD([.$B52];7;1) - ABJAD(&quot;يا&quot;;7;1) = [.$D52]; &quot;aynı&quot;;ABJAD([.$B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5" calcext:value-type="float">
            <text:p>205</text:p>
          </table:table-cell>
          <table:table-cell table:style-name="ce7" office:value-type="string" calcext:value-type="string">
            <text:p>يا حَفِيُّ</text:p>
          </table:table-cell>
          <table:table-cell table:style-name="ce1" office:value-type="string" calcext:value-type="string">
            <text:p>Ya hefiyyu</text:p>
          </table:table-cell>
          <table:table-cell table:style-name="ce1" table:formula="of:=ABJAD([.$B53];1;1) - ABJAD(&quot;يا&quot;;1;1)" office:value-type="float" office:value="98" calcext:value-type="float">
            <text:p>98</text:p>
          </table:table-cell>
          <table:table-cell table:style-name="ce1" table:formula="of:=IF(ABJAD([.$B53];7;1) - ABJAD(&quot;يا&quot;;7;1) = [.$D53]; &quot;aynı&quot;;ABJAD([.$B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6" calcext:value-type="float">
            <text:p>166</text:p>
          </table:table-cell>
          <table:table-cell table:style-name="ce7" office:value-type="string" calcext:value-type="string">
            <text:p>يا مُهَوِّنُ</text:p>
          </table:table-cell>
          <table:table-cell table:style-name="ce1" office:value-type="string" calcext:value-type="string">
            <text:p>Ya muhevvinu</text:p>
          </table:table-cell>
          <table:table-cell table:style-name="ce1" table:formula="of:=ABJAD([.$B54];1;1) - ABJAD(&quot;يا&quot;;1;1)" office:value-type="float" office:value="101" calcext:value-type="float">
            <text:p>101</text:p>
          </table:table-cell>
          <table:table-cell table:style-name="ce1" table:formula="of:=IF(ABJAD([.$B54];7;1) - ABJAD(&quot;يا&quot;;7;1) = [.$D54]; &quot;aynı&quot;;ABJAD([.$B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4" calcext:value-type="float">
            <text:p>764</text:p>
          </table:table-cell>
          <table:table-cell table:style-name="ce7" office:value-type="string" calcext:value-type="string">
            <text:p>يا اَمينُ</text:p>
          </table:table-cell>
          <table:table-cell table:style-name="ce1" office:value-type="string" calcext:value-type="string">
            <text:p>Ya eminu</text:p>
          </table:table-cell>
          <table:table-cell table:style-name="ce1" table:formula="of:=ABJAD([.$B55];1;1) - ABJAD(&quot;يا&quot;;1;1)" office:value-type="float" office:value="101" calcext:value-type="float">
            <text:p>101</text:p>
          </table:table-cell>
          <table:table-cell table:style-name="ce1" table:formula="of:=IF(ABJAD([.$B55];7;1) - ABJAD(&quot;يا&quot;;7;1) = [.$D55]; &quot;aynı&quot;;ABJAD([.$B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5" calcext:value-type="float">
            <text:p>165</text:p>
          </table:table-cell>
          <table:table-cell table:style-name="ce7" office:value-type="string" calcext:value-type="string">
            <text:p>يا مُبَيِّنُ</text:p>
          </table:table-cell>
          <table:table-cell table:style-name="ce1" office:value-type="string" calcext:value-type="string">
            <text:p>Ya mubeyyinu</text:p>
          </table:table-cell>
          <table:table-cell table:style-name="ce1" table:formula="of:=ABJAD([.$B56];1;1) - ABJAD(&quot;يا&quot;;1;1)" office:value-type="float" office:value="102" calcext:value-type="float">
            <text:p>102</text:p>
          </table:table-cell>
          <table:table-cell table:style-name="ce1" table:formula="of:=IF(ABJAD([.$B56];7;1) - ABJAD(&quot;يا&quot;;7;1) = [.$D56]; &quot;aynı&quot;;ABJAD([.$B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5" calcext:value-type="float">
            <text:p>765</text:p>
          </table:table-cell>
          <table:table-cell table:style-name="ce7" office:value-type="string" calcext:value-type="string">
            <text:p>يا مُبينُ</text:p>
          </table:table-cell>
          <table:table-cell table:style-name="ce1" office:value-type="string" calcext:value-type="string">
            <text:p>Ya mubinu</text:p>
          </table:table-cell>
          <table:table-cell table:style-name="ce1" table:formula="of:=ABJAD([.$B57];1;1) - ABJAD(&quot;يا&quot;;1;1)" office:value-type="float" office:value="102" calcext:value-type="float">
            <text:p>102</text:p>
          </table:table-cell>
          <table:table-cell table:style-name="ce1" table:formula="of:=IF(ABJAD([.$B57];7;1) - ABJAD(&quot;يا&quot;;7;1) = [.$D57]; &quot;aynı&quot;;ABJAD([.$B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2" calcext:value-type="float">
            <text:p>932</text:p>
          </table:table-cell>
          <table:table-cell table:style-name="ce7" office:value-type="string" calcext:value-type="string">
            <text:p>يا مُنْجي</text:p>
          </table:table-cell>
          <table:table-cell table:style-name="ce1" office:value-type="string" calcext:value-type="string">
            <text:p>Ya munci</text:p>
          </table:table-cell>
          <table:table-cell table:style-name="ce1" table:formula="of:=ABJAD([.$B58];1;1) - ABJAD(&quot;يا&quot;;1;1)" office:value-type="float" office:value="103" calcext:value-type="float">
            <text:p>103</text:p>
          </table:table-cell>
          <table:table-cell table:style-name="ce1" table:formula="of:=IF(ABJAD([.$B58];7;1) - ABJAD(&quot;يا&quot;;7;1) = [.$D58]; &quot;aynı&quot;;ABJAD([.$B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4" calcext:value-type="float">
            <text:p>804</text:p>
          </table:table-cell>
          <table:table-cell table:style-name="ce7" office:value-type="string" calcext:value-type="string">
            <text:p>يا جاعِلُ</text:p>
          </table:table-cell>
          <table:table-cell table:style-name="ce1" office:value-type="string" calcext:value-type="string">
            <text:p>Ya cailu</text:p>
          </table:table-cell>
          <table:table-cell table:style-name="ce1" table:formula="of:=ABJAD([.$B59];1;1) - ABJAD(&quot;يا&quot;;1;1)" office:value-type="float" office:value="104" calcext:value-type="float">
            <text:p>104</text:p>
          </table:table-cell>
          <table:table-cell table:style-name="ce1" table:formula="of:=IF(ABJAD([.$B59];7;1) - ABJAD(&quot;يا&quot;;7;1) = [.$D59]; &quot;aynı&quot;;ABJAD([.$B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3" calcext:value-type="float">
            <text:p>963</text:p>
          </table:table-cell>
          <table:table-cell table:style-name="ce7" office:value-type="string" calcext:value-type="string">
            <text:p>يا مُسَبِّبُ</text:p>
          </table:table-cell>
          <table:table-cell table:style-name="ce1" office:value-type="string" calcext:value-type="string">
            <text:p>Ya musebbibu</text:p>
          </table:table-cell>
          <table:table-cell table:style-name="ce1" table:formula="of:=ABJAD([.$B60];1;1) - ABJAD(&quot;يا&quot;;1;1)" office:value-type="float" office:value="104" calcext:value-type="float">
            <text:p>104</text:p>
          </table:table-cell>
          <table:table-cell table:style-name="ce1" table:formula="of:=IF(ABJAD([.$B60];7;1) - ABJAD(&quot;يا&quot;;7;1) = [.$D60]; &quot;aynı&quot;;ABJAD([.$B60];7;1) - ABJAD(&quot;يا&quot;;7;1))" office:value-type="float" office:value="344" calcext:value-type="float">
            <text:p>344</text:p>
          </table:table-cell>
          <table:table-cell table:number-columns-repeated="1019"/>
        </table:table-row>
        <table:table-row table:style-name="ro2">
          <table:table-cell table:style-name="ce1" office:value-type="float" office:value="809" calcext:value-type="float">
            <text:p>809</text:p>
          </table:table-cell>
          <table:table-cell table:style-name="ce7" office:value-type="string" calcext:value-type="string">
            <text:p>يا عادِلُ</text:p>
          </table:table-cell>
          <table:table-cell table:style-name="ce1" office:value-type="string" calcext:value-type="string">
            <text:p>Ya adilu</text:p>
          </table:table-cell>
          <table:table-cell table:style-name="ce1" table:formula="of:=ABJAD([.$B61];1;1) - ABJAD(&quot;يا&quot;;1;1)" office:value-type="float" office:value="105" calcext:value-type="float">
            <text:p>105</text:p>
          </table:table-cell>
          <table:table-cell table:style-name="ce1" table:formula="of:=IF(ABJAD([.$B61];7;1) - ABJAD(&quot;يا&quot;;7;1) = [.$D61]; &quot;aynı&quot;;ABJAD([.$B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8" calcext:value-type="float">
            <text:p>168</text:p>
          </table:table-cell>
          <table:table-cell table:style-name="ce7" office:value-type="string" calcext:value-type="string">
            <text:p>يا مُزَيِّنُ</text:p>
          </table:table-cell>
          <table:table-cell table:style-name="ce1" office:value-type="string" calcext:value-type="string">
            <text:p>Ya muzeyyinu</text:p>
          </table:table-cell>
          <table:table-cell table:style-name="ce1" table:formula="of:=ABJAD([.$B62];1;1) - ABJAD(&quot;يا&quot;;1;1)" office:value-type="float" office:value="107" calcext:value-type="float">
            <text:p>107</text:p>
          </table:table-cell>
          <table:table-cell table:style-name="ce1" table:formula="of:=IF(ABJAD([.$B62];7;1) - ABJAD(&quot;يا&quot;;7;1) = [.$D62]; &quot;aynı&quot;;ABJAD([.$B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8" calcext:value-type="float">
            <text:p>848</text:p>
          </table:table-cell>
          <table:table-cell table:style-name="ce7" office:value-type="string" calcext:value-type="string">
            <text:p>يا حَقُّ</text:p>
          </table:table-cell>
          <table:table-cell table:style-name="ce1" office:value-type="string" calcext:value-type="string">
            <text:p>Ya heggu</text:p>
          </table:table-cell>
          <table:table-cell table:style-name="ce1" table:formula="of:=ABJAD([.$B63];1;1) - ABJAD(&quot;يا&quot;;1;1)" office:value-type="float" office:value="108" calcext:value-type="float">
            <text:p>108</text:p>
          </table:table-cell>
          <table:table-cell table:style-name="ce1" table:formula="of:=IF(ABJAD([.$B63];7;1) - ABJAD(&quot;يا&quot;;7;1) = [.$D63]; &quot;aynı&quot;;ABJAD([.$B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 calcext:value-type="float">
            <text:p>41</text:p>
          </table:table-cell>
          <table:table-cell table:style-name="ce7" office:value-type="string" calcext:value-type="string">
            <text:p>يا حَنّانُ</text:p>
          </table:table-cell>
          <table:table-cell table:style-name="ce1" office:value-type="string" calcext:value-type="string">
            <text:p>Ya hennanu</text:p>
          </table:table-cell>
          <table:table-cell table:style-name="ce1" table:formula="of:=ABJAD([.$B64];1;1) - ABJAD(&quot;يا&quot;;1;1)" office:value-type="float" office:value="109" calcext:value-type="float">
            <text:p>109</text:p>
          </table:table-cell>
          <table:table-cell table:style-name="ce1" table:formula="of:=IF(ABJAD([.$B64];7;1) - ABJAD(&quot;يا&quot;;7;1) = [.$D64]; &quot;aynı&quot;;ABJAD([.$B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1" calcext:value-type="float">
            <text:p>201</text:p>
          </table:table-cell>
          <table:table-cell table:style-name="ce7" office:value-type="string" calcext:value-type="string">
            <text:p>يا عَلِيُّ</text:p>
          </table:table-cell>
          <table:table-cell table:style-name="ce1" office:value-type="string" calcext:value-type="string">
            <text:p>Ya eliyyu</text:p>
          </table:table-cell>
          <table:table-cell table:style-name="ce1" table:formula="of:=ABJAD([.$B65];1;1) - ABJAD(&quot;يا&quot;;1;1)" office:value-type="float" office:value="110" calcext:value-type="float">
            <text:p>110</text:p>
          </table:table-cell>
          <table:table-cell table:style-name="ce1" table:formula="of:=IF(ABJAD([.$B65];7;1) - ABJAD(&quot;يا&quot;;7;1) = [.$D65]; &quot;aynı&quot;;ABJAD([.$B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1" calcext:value-type="float">
            <text:p>351</text:p>
          </table:table-cell>
          <table:table-cell table:style-name="ce7" office:value-type="string" calcext:value-type="string">
            <text:p>يا كافي</text:p>
          </table:table-cell>
          <table:table-cell table:style-name="ce1" office:value-type="string" calcext:value-type="string">
            <text:p>Ya kafi</text:p>
          </table:table-cell>
          <table:table-cell table:style-name="ce1" table:formula="of:=ABJAD([.$B66];1;1) - ABJAD(&quot;يا&quot;;1;1)" office:value-type="float" office:value="111" calcext:value-type="float">
            <text:p>111</text:p>
          </table:table-cell>
          <table:table-cell table:style-name="ce1" table:formula="of:=IF(ABJAD([.$B66];7;1) - ABJAD(&quot;يا&quot;;7;1) = [.$D66]; &quot;aynı&quot;;ABJAD([.$B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9" calcext:value-type="float">
            <text:p>359</text:p>
          </table:table-cell>
          <table:table-cell table:style-name="ce7" office:value-type="string" calcext:value-type="string">
            <text:p>يا عالي</text:p>
          </table:table-cell>
          <table:table-cell table:style-name="ce1" office:value-type="string" calcext:value-type="string">
            <text:p>Ya ali</text:p>
          </table:table-cell>
          <table:table-cell table:style-name="ce1" table:formula="of:=ABJAD([.$B67];1;1) - ABJAD(&quot;يا&quot;;1;1)" office:value-type="float" office:value="111" calcext:value-type="float">
            <text:p>111</text:p>
          </table:table-cell>
          <table:table-cell table:style-name="ce1" table:formula="of:=IF(ABJAD([.$B67];7;1) - ABJAD(&quot;يا&quot;;7;1) = [.$D67]; &quot;aynı&quot;;ABJAD([.$B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0" calcext:value-type="float">
            <text:p>360</text:p>
          </table:table-cell>
          <table:table-cell table:style-name="ce7" office:value-type="string" calcext:value-type="string">
            <text:p>يا باقي</text:p>
          </table:table-cell>
          <table:table-cell table:style-name="ce1" office:value-type="string" calcext:value-type="string">
            <text:p>Ya bagi</text:p>
          </table:table-cell>
          <table:table-cell table:style-name="ce1" table:formula="of:=ABJAD([.$B68];1;1) - ABJAD(&quot;يا&quot;;1;1)" office:value-type="float" office:value="113" calcext:value-type="float">
            <text:p>113</text:p>
          </table:table-cell>
          <table:table-cell table:style-name="ce1" table:formula="of:=IF(ABJAD([.$B68];7;1) - ABJAD(&quot;يا&quot;;7;1) = [.$D68]; &quot;aynı&quot;;ABJAD([.$B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0" calcext:value-type="float">
            <text:p>490</text:p>
          </table:table-cell>
          <table:table-cell table:style-name="ce7" office:value-type="string" calcext:value-type="string">
            <text:p>يا مُجْمِلُ</text:p>
          </table:table-cell>
          <table:table-cell table:style-name="ce1" office:value-type="string" calcext:value-type="string">
            <text:p>Ya mucmilu</text:p>
          </table:table-cell>
          <table:table-cell table:style-name="ce1" table:formula="of:=ABJAD([.$B69];1;1) - ABJAD(&quot;يا&quot;;1;1)" office:value-type="float" office:value="113" calcext:value-type="float">
            <text:p>113</text:p>
          </table:table-cell>
          <table:table-cell table:style-name="ce1" table:formula="of:=IF(ABJAD([.$B69];7;1) - ABJAD(&quot;يا&quot;;7;1) = [.$D69]; &quot;aynı&quot;;ABJAD([.$B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 calcext:value-type="float">
            <text:p>87</text:p>
          </table:table-cell>
          <table:table-cell table:style-name="ce7" office:value-type="string" calcext:value-type="string">
            <text:p>يا جامِعُ</text:p>
          </table:table-cell>
          <table:table-cell table:style-name="ce1" office:value-type="string" calcext:value-type="string">
            <text:p>Ya camiu</text:p>
          </table:table-cell>
          <table:table-cell table:style-name="ce1" table:formula="of:=ABJAD([.$B70];1;1) - ABJAD(&quot;يا&quot;;1;1)" office:value-type="float" office:value="114" calcext:value-type="float">
            <text:p>114</text:p>
          </table:table-cell>
          <table:table-cell table:style-name="ce1" table:formula="of:=IF(ABJAD([.$B70];7;1) - ABJAD(&quot;يا&quot;;7;1) = [.$D70]; &quot;aynı&quot;;ABJAD([.$B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9" calcext:value-type="float">
            <text:p>489</text:p>
          </table:table-cell>
          <table:table-cell table:style-name="ce7" office:value-type="string" calcext:value-type="string">
            <text:p>يا مُمْهِلُ</text:p>
          </table:table-cell>
          <table:table-cell table:style-name="ce1" office:value-type="string" calcext:value-type="string">
            <text:p>Ya mumhilu</text:p>
          </table:table-cell>
          <table:table-cell table:style-name="ce1" table:formula="of:=ABJAD([.$B71];1;1) - ABJAD(&quot;يا&quot;;1;1)" office:value-type="float" office:value="115" calcext:value-type="float">
            <text:p>115</text:p>
          </table:table-cell>
          <table:table-cell table:style-name="ce1" table:formula="of:=IF(ABJAD([.$B71];7;1) - ABJAD(&quot;يا&quot;;7;1) = [.$D71]; &quot;aynı&quot;;ABJAD([.$B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3" calcext:value-type="float">
            <text:p>163</text:p>
          </table:table-cell>
          <table:table-cell table:style-name="ce7" office:value-type="string" calcext:value-type="string">
            <text:p>يا مُكَوِّنُ</text:p>
          </table:table-cell>
          <table:table-cell table:style-name="ce1" office:value-type="string" calcext:value-type="string">
            <text:p>Ya mukevvinu</text:p>
          </table:table-cell>
          <table:table-cell table:style-name="ce1" table:formula="of:=ABJAD([.$B72];1;1) - ABJAD(&quot;يا&quot;;1;1)" office:value-type="float" office:value="116" calcext:value-type="float">
            <text:p>116</text:p>
          </table:table-cell>
          <table:table-cell table:style-name="ce1" table:formula="of:=IF(ABJAD([.$B72];7;1) - ABJAD(&quot;يا&quot;;7;1) = [.$D72]; &quot;aynı&quot;;ABJAD([.$B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9" calcext:value-type="float">
            <text:p>209</text:p>
          </table:table-cell>
          <table:table-cell table:style-name="ce7" office:value-type="string" calcext:value-type="string">
            <text:p>يا قَوِيُّ</text:p>
          </table:table-cell>
          <table:table-cell table:style-name="ce1" office:value-type="string" calcext:value-type="string">
            <text:p>Ya geviyyu</text:p>
          </table:table-cell>
          <table:table-cell table:style-name="ce1" table:formula="of:=ABJAD([.$B73];1;1) - ABJAD(&quot;يا&quot;;1;1)" office:value-type="float" office:value="116" calcext:value-type="float">
            <text:p>116</text:p>
          </table:table-cell>
          <table:table-cell table:style-name="ce1" table:formula="of:=IF(ABJAD([.$B73];7;1) - ABJAD(&quot;يا&quot;;7;1) = [.$D73]; &quot;aynı&quot;;ABJAD([.$B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9" calcext:value-type="float">
            <text:p>729</text:p>
          </table:table-cell>
          <table:table-cell table:style-name="ce7" office:value-type="string" calcext:value-type="string">
            <text:p>يا مُعِزُّ</text:p>
          </table:table-cell>
          <table:table-cell table:style-name="ce1" office:value-type="string" calcext:value-type="string">
            <text:p>Ya muizzu</text:p>
          </table:table-cell>
          <table:table-cell table:style-name="ce1" table:formula="of:=ABJAD([.$B74];1;1) - ABJAD(&quot;يا&quot;;1;1)" office:value-type="float" office:value="117" calcext:value-type="float">
            <text:p>117</text:p>
          </table:table-cell>
          <table:table-cell table:style-name="ce1" table:formula="of:=IF(ABJAD([.$B74];7;1) - ABJAD(&quot;يا&quot;;7;1) = [.$D74]; &quot;aynı&quot;;ABJAD([.$B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1" calcext:value-type="float">
            <text:p>631</text:p>
          </table:table-cell>
          <table:table-cell table:style-name="ce7" office:value-type="string" calcext:value-type="string">
            <text:p>يا اَجْوَدَ الأَجْودينَ</text:p>
          </table:table-cell>
          <table:table-cell table:style-name="ce1" office:value-type="string" calcext:value-type="string">
            <text:p>Ya ecvede-l cevadine</text:p>
          </table:table-cell>
          <table:table-cell table:style-name="ce1" table:formula="of:=ABJAD([.$B75];1;1) - ABJAD(&quot;يا&quot;;1;1)" office:value-type="float" office:value="119" calcext:value-type="float">
            <text:p>119</text:p>
          </table:table-cell>
          <table:table-cell table:style-name="ce1" table:formula="of:=IF(ABJAD([.$B75];7;1) - ABJAD(&quot;يا&quot;;7;1) = [.$D75]; &quot;aynı&quot;;ABJAD([.$B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7" calcext:value-type="float">
            <text:p>767</text:p>
          </table:table-cell>
          <table:table-cell table:style-name="ce7" office:value-type="string" calcext:value-type="string">
            <text:p>يا مَكينُ</text:p>
          </table:table-cell>
          <table:table-cell table:style-name="ce1" office:value-type="string" calcext:value-type="string">
            <text:p>Ya mekinu</text:p>
          </table:table-cell>
          <table:table-cell table:style-name="ce1" table:formula="of:=ABJAD([.$B76];1;1) - ABJAD(&quot;يا&quot;;1;1)" office:value-type="float" office:value="120" calcext:value-type="float">
            <text:p>120</text:p>
          </table:table-cell>
          <table:table-cell table:style-name="ce1" table:formula="of:=IF(ABJAD([.$B76];7;1) - ABJAD(&quot;يا&quot;;7;1) = [.$D76]; &quot;aynı&quot;;ABJAD([.$B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6" calcext:value-type="float">
            <text:p>926</text:p>
          </table:table-cell>
          <table:table-cell table:style-name="ce7" office:value-type="string" calcext:value-type="string">
            <text:p>يا مُعْطى</text:p>
          </table:table-cell>
          <table:table-cell table:style-name="ce1" office:value-type="string" calcext:value-type="string">
            <text:p>Ya mu’ti</text:p>
          </table:table-cell>
          <table:table-cell table:style-name="ce1" table:formula="of:=ABJAD([.$B77];1;1) - ABJAD(&quot;يا&quot;;1;1)" office:value-type="float" office:value="120" calcext:value-type="float">
            <text:p>120</text:p>
          </table:table-cell>
          <table:table-cell table:style-name="ce1" table:formula="of:=IF(ABJAD([.$B77];7;1) - ABJAD(&quot;يا&quot;;7;1) = [.$D77]; &quot;aynı&quot;;ABJAD([.$B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 calcext:value-type="float">
            <text:p>48</text:p>
          </table:table-cell>
          <table:table-cell table:style-name="ce7" office:value-type="string" calcext:value-type="string">
            <text:p>يا سُبْحانُ</text:p>
          </table:table-cell>
          <table:table-cell table:style-name="ce1" office:value-type="string" calcext:value-type="string">
            <text:p>Ya subhanu</text:p>
          </table:table-cell>
          <table:table-cell table:style-name="ce1" table:formula="of:=ABJAD([.$B78];1;1) - ABJAD(&quot;يا&quot;;1;1)" office:value-type="float" office:value="121" calcext:value-type="float">
            <text:p>121</text:p>
          </table:table-cell>
          <table:table-cell table:style-name="ce1" table:formula="of:=IF(ABJAD([.$B78];7;1) - ABJAD(&quot;يا&quot;;7;1) = [.$D78]; &quot;aynı&quot;;ABJAD([.$B78];7;1) - ABJAD(&quot;يا&quot;;7;1))" office:value-type="float" office:value="361" calcext:value-type="float">
            <text:p>361</text:p>
          </table:table-cell>
          <table:table-cell table:number-columns-repeated="1019"/>
        </table:table-row>
        <table:table-row table:style-name="ro2">
          <table:table-cell table:style-name="ce1" office:value-type="float" office:value="732" calcext:value-type="float">
            <text:p>732</text:p>
          </table:table-cell>
          <table:table-cell table:style-name="ce7" office:value-type="string" calcext:value-type="string">
            <text:p>يا مُعيدُ</text:p>
          </table:table-cell>
          <table:table-cell table:style-name="ce1" office:value-type="string" calcext:value-type="string">
            <text:p>Ya muidu</text:p>
          </table:table-cell>
          <table:table-cell table:style-name="ce1" table:formula="of:=ABJAD([.$B79];1;1) - ABJAD(&quot;يا&quot;;1;1)" office:value-type="float" office:value="124" calcext:value-type="float">
            <text:p>124</text:p>
          </table:table-cell>
          <table:table-cell table:style-name="ce1" table:formula="of:=IF(ABJAD([.$B79];7;1) - ABJAD(&quot;يا&quot;;7;1) = [.$D79]; &quot;aynı&quot;;ABJAD([.$B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3" calcext:value-type="float">
            <text:p>523</text:p>
          </table:table-cell>
          <table:table-cell table:style-name="ce7" office:value-type="string" calcext:value-type="string">
            <text:p>يا سَيِّدَنا</text:p>
          </table:table-cell>
          <table:table-cell table:style-name="ce1" office:value-type="string" calcext:value-type="string">
            <text:p>Ya seyyidena</text:p>
          </table:table-cell>
          <table:table-cell table:style-name="ce1" table:formula="of:=ABJAD([.$B80];1;1) - ABJAD(&quot;يا&quot;;1;1)" office:value-type="float" office:value="125" calcext:value-type="float">
            <text:p>125</text:p>
          </table:table-cell>
          <table:table-cell table:style-name="ce1" table:formula="of:=IF(ABJAD([.$B80];7;1) - ABJAD(&quot;يا&quot;;7;1) = [.$D80]; &quot;aynı&quot;;ABJAD([.$B80];7;1) - ABJAD(&quot;يا&quot;;7;1))" office:value-type="float" office:value="365" calcext:value-type="float">
            <text:p>365</text:p>
          </table:table-cell>
          <table:table-cell table:number-columns-repeated="1019"/>
        </table:table-row>
        <table:table-row table:style-name="ro2">
          <table:table-cell table:style-name="ce1" office:value-type="float" office:value="527" calcext:value-type="float">
            <text:p>527</text:p>
          </table:table-cell>
          <table:table-cell table:style-name="ce7" office:value-type="string" calcext:value-type="string">
            <text:p>يا دَليلَنا</text:p>
          </table:table-cell>
          <table:table-cell table:style-name="ce1" office:value-type="string" calcext:value-type="string">
            <text:p>Ya delilena</text:p>
          </table:table-cell>
          <table:table-cell table:style-name="ce1" table:formula="of:=ABJAD([.$B81];1;1) - ABJAD(&quot;يا&quot;;1;1)" office:value-type="float" office:value="125" calcext:value-type="float">
            <text:p>125</text:p>
          </table:table-cell>
          <table:table-cell table:style-name="ce1" table:formula="of:=IF(ABJAD([.$B81];7;1) - ABJAD(&quot;يا&quot;;7;1) = [.$D81]; &quot;aynı&quot;;ABJAD([.$B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6" calcext:value-type="float">
            <text:p>486</text:p>
          </table:table-cell>
          <table:table-cell table:style-name="ce7" office:value-type="string" calcext:value-type="string">
            <text:p>يا مُنَوِّلُ</text:p>
          </table:table-cell>
          <table:table-cell table:style-name="ce1" office:value-type="string" calcext:value-type="string">
            <text:p>Ya munevvilu</text:p>
          </table:table-cell>
          <table:table-cell table:style-name="ce1" table:formula="of:=ABJAD([.$B82];1;1) - ABJAD(&quot;يا&quot;;1;1)" office:value-type="float" office:value="126" calcext:value-type="float">
            <text:p>126</text:p>
          </table:table-cell>
          <table:table-cell table:style-name="ce1" table:formula="of:=IF(ABJAD([.$B82];7;1) - ABJAD(&quot;يا&quot;;7;1) = [.$D82]; &quot;aynı&quot;;ABJAD([.$B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6" calcext:value-type="float">
            <text:p>996</text:p>
          </table:table-cell>
          <table:table-cell table:style-name="ce7" office:value-type="string" calcext:value-type="string">
            <text:p>يا وَهّاباً لا يَمَلُّ</text:p>
          </table:table-cell>
          <table:table-cell table:style-name="ce1" office:value-type="string" calcext:value-type="string">
            <text:p>Ya vehhaben la yemellu</text:p>
          </table:table-cell>
          <table:table-cell table:style-name="ce1" table:formula="of:=ABJAD([.$B83];1;1) - ABJAD(&quot;يا&quot;;1;1)" office:value-type="float" office:value="126" calcext:value-type="float">
            <text:p>126</text:p>
          </table:table-cell>
          <table:table-cell table:style-name="ce1" table:formula="of:=IF(ABJAD([.$B83];7;1) - ABJAD(&quot;يا&quot;;7;1) = [.$D83]; &quot;aynı&quot;;ABJAD([.$B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5" calcext:value-type="float">
            <text:p>485</text:p>
          </table:table-cell>
          <table:table-cell table:style-name="ce7" office:value-type="string" calcext:value-type="string">
            <text:p>يا مُنَزِّلُ</text:p>
          </table:table-cell>
          <table:table-cell table:style-name="ce1" office:value-type="string" calcext:value-type="string">
            <text:p>Ya munezzilu</text:p>
          </table:table-cell>
          <table:table-cell table:style-name="ce1" table:formula="of:=ABJAD([.$B84];1;1) - ABJAD(&quot;يا&quot;;1;1)" office:value-type="float" office:value="127" calcext:value-type="float">
            <text:p>127</text:p>
          </table:table-cell>
          <table:table-cell table:style-name="ce1" table:formula="of:=IF(ABJAD([.$B84];7;1) - ABJAD(&quot;يا&quot;;7;1) = [.$D84]; &quot;aynı&quot;;ABJAD([.$B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8" calcext:value-type="float">
            <text:p>808</text:p>
          </table:table-cell>
          <table:table-cell table:style-name="ce7" office:value-type="string" calcext:value-type="string">
            <text:p>يا واصِلُ</text:p>
          </table:table-cell>
          <table:table-cell table:style-name="ce1" office:value-type="string" calcext:value-type="string">
            <text:p>Ya vasilu</text:p>
          </table:table-cell>
          <table:table-cell table:style-name="ce1" table:formula="of:=ABJAD([.$B85];1;1) - ABJAD(&quot;يا&quot;;1;1)" office:value-type="float" office:value="127" calcext:value-type="float">
            <text:p>127</text:p>
          </table:table-cell>
          <table:table-cell table:style-name="ce1" table:formula="of:=IF(ABJAD([.$B85];7;1) - ABJAD(&quot;يا&quot;;7;1) = [.$D85]; &quot;aynı&quot;;ABJAD([.$B85];7;1) - ABJAD(&quot;يا&quot;;7;1))" office:value-type="float" office:value="97" calcext:value-type="float">
            <text:p>97</text:p>
          </table:table-cell>
          <table:table-cell table:number-columns-repeated="1019"/>
        </table:table-row>
        <table:table-row table:style-name="ro2">
          <table:table-cell table:style-name="ce1" office:value-type="float" office:value="524" calcext:value-type="float">
            <text:p>524</text:p>
          </table:table-cell>
          <table:table-cell table:style-name="ce7" office:value-type="string" calcext:value-type="string">
            <text:p>يا مَوْلانا</text:p>
          </table:table-cell>
          <table:table-cell table:style-name="ce1" office:value-type="string" calcext:value-type="string">
            <text:p>Ya mevlana</text:p>
          </table:table-cell>
          <table:table-cell table:style-name="ce1" table:formula="of:=ABJAD([.$B86];1;1) - ABJAD(&quot;يا&quot;;1;1)" office:value-type="float" office:value="128" calcext:value-type="float">
            <text:p>128</text:p>
          </table:table-cell>
          <table:table-cell table:style-name="ce1" table:formula="of:=IF(ABJAD([.$B86];7;1) - ABJAD(&quot;يا&quot;;7;1) = [.$D86]; &quot;aynı&quot;;ABJAD([.$B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8" calcext:value-type="float">
            <text:p>128</text:p>
          </table:table-cell>
          <table:table-cell table:style-name="ce7" office:value-type="string" calcext:value-type="string">
            <text:p>يا مُنيلُ</text:p>
          </table:table-cell>
          <table:table-cell table:style-name="ce1" office:value-type="string" calcext:value-type="string">
            <text:p>Ya munilu</text:p>
          </table:table-cell>
          <table:table-cell table:style-name="ce1" table:formula="of:=ABJAD([.$B87];1;1) - ABJAD(&quot;يا&quot;;1;1)" office:value-type="float" office:value="130" calcext:value-type="float">
            <text:p>130</text:p>
          </table:table-cell>
          <table:table-cell table:style-name="ce1" table:formula="of:=IF(ABJAD([.$B87];7;1) - ABJAD(&quot;يا&quot;;7;1) = [.$D87]; &quot;aynı&quot;;ABJAD([.$B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5" calcext:value-type="float">
            <text:p>285</text:p>
          </table:table-cell>
          <table:table-cell table:style-name="ce7" office:value-type="string" calcext:value-type="string">
            <text:p>يا سالِمُ</text:p>
          </table:table-cell>
          <table:table-cell table:style-name="ce1" office:value-type="string" calcext:value-type="string">
            <text:p>Ya salimu</text:p>
          </table:table-cell>
          <table:table-cell table:style-name="ce1" table:formula="of:=ABJAD([.$B88];1;1) - ABJAD(&quot;يا&quot;;1;1)" office:value-type="float" office:value="131" calcext:value-type="float">
            <text:p>131</text:p>
          </table:table-cell>
          <table:table-cell table:style-name="ce1" table:formula="of:=IF(ABJAD([.$B88];7;1) - ABJAD(&quot;يا&quot;;7;1) = [.$D88]; &quot;aynı&quot;;ABJAD([.$B88];7;1) - ABJAD(&quot;يا&quot;;7;1))" office:value-type="float" office:value="371" calcext:value-type="float">
            <text:p>371</text:p>
          </table:table-cell>
          <table:table-cell table:number-columns-repeated="1019"/>
        </table:table-row>
        <table:table-row table:style-name="ro2">
          <table:table-cell table:style-name="ce1" office:value-type="float" office:value="805" calcext:value-type="float">
            <text:p>805</text:p>
          </table:table-cell>
          <table:table-cell table:style-name="ce7" office:value-type="string" calcext:value-type="string">
            <text:p>يا قابِلُ</text:p>
          </table:table-cell>
          <table:table-cell table:style-name="ce1" office:value-type="string" calcext:value-type="string">
            <text:p>Ya gabilu</text:p>
          </table:table-cell>
          <table:table-cell table:style-name="ce1" table:formula="of:=ABJAD([.$B89];1;1) - ABJAD(&quot;يا&quot;;1;1)" office:value-type="float" office:value="133" calcext:value-type="float">
            <text:p>133</text:p>
          </table:table-cell>
          <table:table-cell table:style-name="ce1" table:formula="of:=IF(ABJAD([.$B89];7;1) - ABJAD(&quot;يا&quot;;7;1) = [.$D89]; &quot;aynı&quot;;ABJAD([.$B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1" calcext:value-type="float">
            <text:p>851</text:p>
          </table:table-cell>
          <table:table-cell table:style-name="ce7" office:value-type="string" calcext:value-type="string">
            <text:p>يا صَمَدُ</text:p>
          </table:table-cell>
          <table:table-cell table:style-name="ce1" office:value-type="string" calcext:value-type="string">
            <text:p>Ya semedu</text:p>
          </table:table-cell>
          <table:table-cell table:style-name="ce1" table:formula="of:=ABJAD([.$B90];1;1) - ABJAD(&quot;يا&quot;;1;1)" office:value-type="float" office:value="134" calcext:value-type="float">
            <text:p>134</text:p>
          </table:table-cell>
          <table:table-cell table:style-name="ce1" table:formula="of:=IF(ABJAD([.$B90];7;1) - ABJAD(&quot;يا&quot;;7;1) = [.$D90]; &quot;aynı&quot;;ABJAD([.$B90];7;1) - ABJAD(&quot;يا&quot;;7;1))" office:value-type="float" office:value="104" calcext:value-type="float">
            <text:p>104</text:p>
          </table:table-cell>
          <table:table-cell table:number-columns-repeated="1019"/>
        </table:table-row>
        <table:table-row table:style-name="ro2">
          <table:table-cell table:style-name="ce1" office:value-type="float" office:value="481" calcext:value-type="float">
            <text:p>481</text:p>
          </table:table-cell>
          <table:table-cell table:style-name="ce7" office:value-type="string" calcext:value-type="string">
            <text:p>يا مُسَهِّلُ</text:p>
          </table:table-cell>
          <table:table-cell table:style-name="ce1" office:value-type="string" calcext:value-type="string">
            <text:p>Ya musehhilu</text:p>
          </table:table-cell>
          <table:table-cell table:style-name="ce1" table:formula="of:=ABJAD([.$B91];1;1) - ABJAD(&quot;يا&quot;;1;1)" office:value-type="float" office:value="135" calcext:value-type="float">
            <text:p>135</text:p>
          </table:table-cell>
          <table:table-cell table:style-name="ce1" table:formula="of:=IF(ABJAD([.$B91];7;1) - ABJAD(&quot;يا&quot;;7;1) = [.$D91]; &quot;aynı&quot;;ABJAD([.$B91];7;1) - ABJAD(&quot;يا&quot;;7;1))" office:value-type="float" office:value="375" calcext:value-type="float">
            <text:p>375</text:p>
          </table:table-cell>
          <table:table-cell table:number-columns-repeated="1019"/>
        </table:table-row>
        <table:table-row table:style-name="ro2">
          <table:table-cell table:style-name="ce1" office:value-type="float" office:value="863" calcext:value-type="float">
            <text:p>863</text:p>
          </table:table-cell>
          <table:table-cell table:style-name="ce7" office:value-type="string" calcext:value-type="string">
            <text:p>يا حَبيبَ الْباكينَ</text:p>
          </table:table-cell>
          <table:table-cell table:style-name="ce1" office:value-type="string" calcext:value-type="string">
            <text:p>Ya hebibe-l bakine</text:p>
          </table:table-cell>
          <table:table-cell table:style-name="ce1" table:formula="of:=ABJAD([.$B92];1;1) - ABJAD(&quot;يا&quot;;1;1)" office:value-type="float" office:value="136" calcext:value-type="float">
            <text:p>136</text:p>
          </table:table-cell>
          <table:table-cell table:style-name="ce1" table:formula="of:=IF(ABJAD([.$B92];7;1) - ABJAD(&quot;يا&quot;;7;1) = [.$D92]; &quot;aynı&quot;;ABJAD([.$B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 calcext:value-type="float">
            <text:p>89</text:p>
          </table:table-cell>
          <table:table-cell table:style-name="ce7" office:value-type="string" calcext:value-type="string">
            <text:p>يا واسِعُ</text:p>
          </table:table-cell>
          <table:table-cell table:style-name="ce1" office:value-type="string" calcext:value-type="string">
            <text:p>Ya vasiu</text:p>
          </table:table-cell>
          <table:table-cell table:style-name="ce1" table:formula="of:=ABJAD([.$B93];1;1) - ABJAD(&quot;يا&quot;;1;1)" office:value-type="float" office:value="137" calcext:value-type="float">
            <text:p>137</text:p>
          </table:table-cell>
          <table:table-cell table:style-name="ce1" table:formula="of:=IF(ABJAD([.$B93];7;1) - ABJAD(&quot;يا&quot;;7;1) = [.$D93]; &quot;aynı&quot;;ABJAD([.$B93];7;1) - ABJAD(&quot;يا&quot;;7;1))" office:value-type="float" office:value="377" calcext:value-type="float">
            <text:p>377</text:p>
          </table:table-cell>
          <table:table-cell table:number-columns-repeated="1019"/>
        </table:table-row>
        <table:table-row table:style-name="ro2">
          <table:table-cell table:style-name="ce1" office:value-type="float" office:value="161" calcext:value-type="float">
            <text:p>161</text:p>
          </table:table-cell>
          <table:table-cell table:style-name="ce7" office:value-type="string" calcext:value-type="string">
            <text:p>يا مُؤْمِنُ</text:p>
          </table:table-cell>
          <table:table-cell table:style-name="ce1" office:value-type="string" calcext:value-type="string">
            <text:p>Ya mu’minu</text:p>
          </table:table-cell>
          <table:table-cell table:style-name="ce1" table:formula="of:=ABJAD([.$B94];1;1) - ABJAD(&quot;يا&quot;;1;1)" office:value-type="float" office:value="137" calcext:value-type="float">
            <text:p>137</text:p>
          </table:table-cell>
          <table:table-cell table:style-name="ce1" table:formula="of:=IF(ABJAD([.$B94];7;1) - ABJAD(&quot;يا&quot;;7;1) = [.$D94]; &quot;aynı&quot;;ABJAD([.$B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0" calcext:value-type="float">
            <text:p>650</text:p>
          </table:table-cell>
          <table:table-cell table:style-name="ce7" office:value-type="string" calcext:value-type="string">
            <text:p>يا نَفّاحُ</text:p>
          </table:table-cell>
          <table:table-cell table:style-name="ce1" office:value-type="string" calcext:value-type="string">
            <text:p>Ya neffahu</text:p>
          </table:table-cell>
          <table:table-cell table:style-name="ce1" table:formula="of:=ABJAD([.$B95];1;1) - ABJAD(&quot;يا&quot;;1;1)" office:value-type="float" office:value="139" calcext:value-type="float">
            <text:p>139</text:p>
          </table:table-cell>
          <table:table-cell table:style-name="ce1" table:formula="of:=IF(ABJAD([.$B95];7;1) - ABJAD(&quot;يا&quot;;7;1) = [.$D95]; &quot;aynı&quot;;ABJAD([.$B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4" calcext:value-type="float">
            <text:p>124</text:p>
          </table:table-cell>
          <table:table-cell table:style-name="ce7" office:value-type="string" calcext:value-type="string">
            <text:p>يا كَفيلُ</text:p>
          </table:table-cell>
          <table:table-cell table:style-name="ce1" office:value-type="string" calcext:value-type="string">
            <text:p>Ya kefilu</text:p>
          </table:table-cell>
          <table:table-cell table:style-name="ce1" table:formula="of:=ABJAD([.$B96];1;1) - ABJAD(&quot;يا&quot;;1;1)" office:value-type="float" office:value="140" calcext:value-type="float">
            <text:p>140</text:p>
          </table:table-cell>
          <table:table-cell table:style-name="ce1" table:formula="of:=IF(ABJAD([.$B96];7;1) - ABJAD(&quot;يا&quot;;7;1) = [.$D96]; &quot;aynı&quot;;ABJAD([.$B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 calcext:value-type="float">
            <text:p>42</text:p>
          </table:table-cell>
          <table:table-cell table:style-name="ce7" office:value-type="string" calcext:value-type="string">
            <text:p>يا مَنّانُ</text:p>
          </table:table-cell>
          <table:table-cell table:style-name="ce1" office:value-type="string" calcext:value-type="string">
            <text:p>Ya mennanu</text:p>
          </table:table-cell>
          <table:table-cell table:style-name="ce1" table:formula="of:=ABJAD([.$B97];1;1) - ABJAD(&quot;يا&quot;;1;1)" office:value-type="float" office:value="141" calcext:value-type="float">
            <text:p>141</text:p>
          </table:table-cell>
          <table:table-cell table:style-name="ce1" table:formula="of:=IF(ABJAD([.$B97];7;1) - ABJAD(&quot;يا&quot;;7;1) = [.$D97]; &quot;aynı&quot;;ABJAD([.$B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7" calcext:value-type="float">
            <text:p>287</text:p>
          </table:table-cell>
          <table:table-cell table:style-name="ce7" office:value-type="string" calcext:value-type="string">
            <text:p>يا عالِمُ</text:p>
          </table:table-cell>
          <table:table-cell table:style-name="ce1" office:value-type="string" calcext:value-type="string">
            <text:p>Ya alimu</text:p>
          </table:table-cell>
          <table:table-cell table:style-name="ce1" table:formula="of:=ABJAD([.$B98];1;1) - ABJAD(&quot;يا&quot;;1;1)" office:value-type="float" office:value="141" calcext:value-type="float">
            <text:p>141</text:p>
          </table:table-cell>
          <table:table-cell table:style-name="ce1" table:formula="of:=IF(ABJAD([.$B98];7;1) - ABJAD(&quot;يا&quot;;7;1) = [.$D98]; &quot;aynı&quot;;ABJAD([.$B9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6" calcext:value-type="float">
            <text:p>126</text:p>
          </table:table-cell>
          <table:table-cell table:style-name="ce7" office:value-type="string" calcext:value-type="string">
            <text:p>يا قَبيلُ</text:p>
          </table:table-cell>
          <table:table-cell table:style-name="ce1" office:value-type="string" calcext:value-type="string">
            <text:p>Ya gebilu</text:p>
          </table:table-cell>
          <table:table-cell table:style-name="ce1" table:formula="of:=ABJAD([.$B99];1;1) - ABJAD(&quot;يا&quot;;1;1)" office:value-type="float" office:value="142" calcext:value-type="float">
            <text:p>142</text:p>
          </table:table-cell>
          <table:table-cell table:style-name="ce1" table:formula="of:=IF(ABJAD([.$B99];7;1) - ABJAD(&quot;يا&quot;;7;1) = [.$D99]; &quot;aynı&quot;;ABJAD([.$B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8" calcext:value-type="float">
            <text:p>568</text:p>
          </table:table-cell>
          <table:table-cell table:style-name="ce7" office:value-type="string" calcext:value-type="string">
            <text:p>يا مَسْؤولُ</text:p>
          </table:table-cell>
          <table:table-cell table:style-name="ce1" office:value-type="string" calcext:value-type="string">
            <text:p>Ya mes’ulu</text:p>
          </table:table-cell>
          <table:table-cell table:style-name="ce1" table:formula="of:=ABJAD([.$B100];1;1) - ABJAD(&quot;يا&quot;;1;1)" office:value-type="float" office:value="143" calcext:value-type="float">
            <text:p>143</text:p>
          </table:table-cell>
          <table:table-cell table:style-name="ce1" table:formula="of:=IF(ABJAD([.$B100];7;1) - ABJAD(&quot;يا&quot;;7;1) = [.$D100]; &quot;aynı&quot;;ABJAD([.$B100];7;1) - ABJAD(&quot;يا&quot;;7;1))" office:value-type="float" office:value="383" calcext:value-type="float">
            <text:p>383</text:p>
          </table:table-cell>
          <table:table-cell table:number-columns-repeated="1019"/>
        </table:table-row>
        <table:table-row table:style-name="ro2">
          <table:table-cell table:style-name="ce1" office:value-type="float" office:value="162" calcext:value-type="float">
            <text:p>162</text:p>
          </table:table-cell>
          <table:table-cell table:style-name="ce7" office:value-type="string" calcext:value-type="string">
            <text:p>يا مُهَيْمِنُ</text:p>
          </table:table-cell>
          <table:table-cell table:style-name="ce1" office:value-type="string" calcext:value-type="string">
            <text:p>Ya muheyminu</text:p>
          </table:table-cell>
          <table:table-cell table:style-name="ce1" table:formula="of:=ABJAD([.$B101];1;1) - ABJAD(&quot;يا&quot;;1;1)" office:value-type="float" office:value="145" calcext:value-type="float">
            <text:p>145</text:p>
          </table:table-cell>
          <table:table-cell table:style-name="ce1" table:formula="of:=IF(ABJAD([.$B101];7;1) - ABJAD(&quot;يا&quot;;7;1) = [.$D101]; &quot;aynı&quot;;ABJAD([.$B1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 calcext:value-type="float">
            <text:p>8</text:p>
          </table:table-cell>
          <table:table-cell table:style-name="ce7" office:value-type="string" calcext:value-type="string">
            <text:p>يا عَليمُ</text:p>
          </table:table-cell>
          <table:table-cell table:style-name="ce1" office:value-type="string" calcext:value-type="string">
            <text:p>Ya alimu</text:p>
          </table:table-cell>
          <table:table-cell table:style-name="ce1" table:formula="of:=ABJAD([.$B102];1;1) - ABJAD(&quot;يا&quot;;1;1)" office:value-type="float" office:value="150" calcext:value-type="float">
            <text:p>150</text:p>
          </table:table-cell>
          <table:table-cell table:style-name="ce1" table:formula="of:=IF(ABJAD([.$B102];7;1) - ABJAD(&quot;يا&quot;;7;1) = [.$D102]; &quot;aynı&quot;;ABJAD([.$B10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 calcext:value-type="float">
            <text:p>45</text:p>
          </table:table-cell>
          <table:table-cell table:style-name="ce7" office:value-type="string" calcext:value-type="string">
            <text:p>يا سُلْطانُ</text:p>
          </table:table-cell>
          <table:table-cell table:style-name="ce1" office:value-type="string" calcext:value-type="string">
            <text:p>Ya sultanu</text:p>
          </table:table-cell>
          <table:table-cell table:style-name="ce1" table:formula="of:=ABJAD([.$B103];1;1) - ABJAD(&quot;يا&quot;;1;1)" office:value-type="float" office:value="150" calcext:value-type="float">
            <text:p>150</text:p>
          </table:table-cell>
          <table:table-cell table:style-name="ce1" table:formula="of:=IF(ABJAD([.$B103];7;1) - ABJAD(&quot;يا&quot;;7;1) = [.$D103]; &quot;aynı&quot;;ABJAD([.$B103];7;1) - ABJAD(&quot;يا&quot;;7;1))" office:value-type="float" office:value="390" calcext:value-type="float">
            <text:p>390</text:p>
          </table:table-cell>
          <table:table-cell table:number-columns-repeated="1019"/>
        </table:table-row>
        <table:table-row table:style-name="ro2">
          <table:table-cell table:style-name="ce1" office:value-type="float" office:value="167" calcext:value-type="float">
            <text:p>167</text:p>
          </table:table-cell>
          <table:table-cell table:style-name="ce7" office:value-type="string" calcext:value-type="string">
            <text:p>يا مُمَكِّنُ</text:p>
          </table:table-cell>
          <table:table-cell table:style-name="ce1" office:value-type="string" calcext:value-type="string">
            <text:p>Ya mumekkinu</text:p>
          </table:table-cell>
          <table:table-cell table:style-name="ce1" table:formula="of:=ABJAD([.$B104];1;1) - ABJAD(&quot;يا&quot;;1;1)" office:value-type="float" office:value="150" calcext:value-type="float">
            <text:p>150</text:p>
          </table:table-cell>
          <table:table-cell table:style-name="ce1" table:formula="of:=IF(ABJAD([.$B104];7;1) - ABJAD(&quot;يا&quot;;7;1) = [.$D104]; &quot;aynı&quot;;ABJAD([.$B1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2" calcext:value-type="float">
            <text:p>282</text:p>
          </table:table-cell>
          <table:table-cell table:style-name="ce7" office:value-type="string" calcext:value-type="string">
            <text:p>يا قائِمُ</text:p>
          </table:table-cell>
          <table:table-cell table:style-name="ce1" office:value-type="string" calcext:value-type="string">
            <text:p>Ya gaimu</text:p>
          </table:table-cell>
          <table:table-cell table:style-name="ce1" table:formula="of:=ABJAD([.$B105];1;1) - ABJAD(&quot;يا&quot;;1;1)" office:value-type="float" office:value="152" calcext:value-type="float">
            <text:p>152</text:p>
          </table:table-cell>
          <table:table-cell table:style-name="ce1" table:formula="of:=IF(ABJAD([.$B105];7;1) - ABJAD(&quot;يا&quot;;7;1) = [.$D105]; &quot;aynı&quot;;ABJAD([.$B1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 calcext:value-type="float">
            <text:p>7</text:p>
          </table:table-cell>
          <table:table-cell table:style-name="ce7" office:value-type="string" calcext:value-type="string">
            <text:p>يا قَديمُ</text:p>
          </table:table-cell>
          <table:table-cell table:style-name="ce1" office:value-type="string" calcext:value-type="string">
            <text:p>Ya kadimu</text:p>
          </table:table-cell>
          <table:table-cell table:style-name="ce1" table:formula="of:=ABJAD([.$B106];1;1) - ABJAD(&quot;يا&quot;;1;1)" office:value-type="float" office:value="154" calcext:value-type="float">
            <text:p>154</text:p>
          </table:table-cell>
          <table:table-cell table:style-name="ce1" table:formula="of:=IF(ABJAD([.$B106];7;1) - ABJAD(&quot;يا&quot;;7;1) = [.$D106]; &quot;aynı&quot;;ABJAD([.$B10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 calcext:value-type="float">
            <text:p>82</text:p>
          </table:table-cell>
          <table:table-cell table:style-name="ce7" office:value-type="string" calcext:value-type="string">
            <text:p>يا دافِعُ</text:p>
          </table:table-cell>
          <table:table-cell table:style-name="ce1" office:value-type="string" calcext:value-type="string">
            <text:p>Ya dafiu</text:p>
          </table:table-cell>
          <table:table-cell table:style-name="ce1" table:formula="of:=ABJAD([.$B107];1;1) - ABJAD(&quot;يا&quot;;1;1)" office:value-type="float" office:value="155" calcext:value-type="float">
            <text:p>155</text:p>
          </table:table-cell>
          <table:table-cell table:style-name="ce1" table:formula="of:=IF(ABJAD([.$B107];7;1) - ABJAD(&quot;يا&quot;;7;1) = [.$D107]; &quot;aynı&quot;;ABJAD([.$B1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2" calcext:value-type="float">
            <text:p>562</text:p>
          </table:table-cell>
          <table:table-cell table:style-name="ce7" office:value-type="string" calcext:value-type="string">
            <text:p>يا عَفُوُّ</text:p>
          </table:table-cell>
          <table:table-cell table:style-name="ce1" office:value-type="string" calcext:value-type="string">
            <text:p>Ya efuvvu</text:p>
          </table:table-cell>
          <table:table-cell table:style-name="ce1" table:formula="of:=ABJAD([.$B108];1;1) - ABJAD(&quot;يا&quot;;1;1)" office:value-type="float" office:value="156" calcext:value-type="float">
            <text:p>156</text:p>
          </table:table-cell>
          <table:table-cell table:style-name="ce1" table:formula="of:=IF(ABJAD([.$B108];7;1) - ABJAD(&quot;يا&quot;;7;1) = [.$D108]; &quot;aynı&quot;;ABJAD([.$B1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4" calcext:value-type="float">
            <text:p>924</text:p>
          </table:table-cell>
          <table:table-cell table:style-name="ce7" office:value-type="string" calcext:value-type="string">
            <text:p>يا مُطْعِمُ</text:p>
          </table:table-cell>
          <table:table-cell table:style-name="ce1" office:value-type="string" calcext:value-type="string">
            <text:p>Ya mut’imu</text:p>
          </table:table-cell>
          <table:table-cell table:style-name="ce1" table:formula="of:=ABJAD([.$B109];1;1) - ABJAD(&quot;يا&quot;;1;1)" office:value-type="float" office:value="159" calcext:value-type="float">
            <text:p>159</text:p>
          </table:table-cell>
          <table:table-cell table:style-name="ce1" table:formula="of:=IF(ABJAD([.$B109];7;1) - ABJAD(&quot;يا&quot;;7;1) = [.$D109]; &quot;aynı&quot;;ABJAD([.$B1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4" calcext:value-type="float">
            <text:p>604</text:p>
          </table:table-cell>
          <table:table-cell table:style-name="ce7" office:value-type="string" calcext:value-type="string">
            <text:p>يا ناطِقُ</text:p>
          </table:table-cell>
          <table:table-cell table:style-name="ce1" office:value-type="string" calcext:value-type="string">
            <text:p>Ya natigu</text:p>
          </table:table-cell>
          <table:table-cell table:style-name="ce1" table:formula="of:=ABJAD([.$B110];1;1) - ABJAD(&quot;يا&quot;;1;1)" office:value-type="float" office:value="160" calcext:value-type="float">
            <text:p>160</text:p>
          </table:table-cell>
          <table:table-cell table:style-name="ce1" table:formula="of:=IF(ABJAD([.$B110];7;1) - ABJAD(&quot;يا&quot;;7;1) = [.$D110]; &quot;aynı&quot;;ABJAD([.$B1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 calcext:value-type="float">
            <text:p>81</text:p>
          </table:table-cell>
          <table:table-cell table:style-name="ce7" office:value-type="string" calcext:value-type="string">
            <text:p>يا مانِعُ</text:p>
          </table:table-cell>
          <table:table-cell table:style-name="ce1" office:value-type="string" calcext:value-type="string">
            <text:p>Ya maniu</text:p>
          </table:table-cell>
          <table:table-cell table:style-name="ce1" table:formula="of:=ABJAD([.$B111];1;1) - ABJAD(&quot;يا&quot;;1;1)" office:value-type="float" office:value="161" calcext:value-type="float">
            <text:p>161</text:p>
          </table:table-cell>
          <table:table-cell table:style-name="ce1" table:formula="of:=IF(ABJAD([.$B111];7;1) - ABJAD(&quot;يا&quot;;7;1) = [.$D111]; &quot;aynı&quot;;ABJAD([.$B1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0" calcext:value-type="float">
            <text:p>610</text:p>
          </table:table-cell>
          <table:table-cell table:style-name="ce7" office:value-type="string" calcext:value-type="string">
            <text:p>يا سابِقُ</text:p>
          </table:table-cell>
          <table:table-cell table:style-name="ce1" office:value-type="string" calcext:value-type="string">
            <text:p>Ya sabigu</text:p>
          </table:table-cell>
          <table:table-cell table:style-name="ce1" table:formula="of:=ABJAD([.$B112];1;1) - ABJAD(&quot;يا&quot;;1;1)" office:value-type="float" office:value="163" calcext:value-type="float">
            <text:p>163</text:p>
          </table:table-cell>
          <table:table-cell table:style-name="ce1" table:formula="of:=IF(ABJAD([.$B112];7;1) - ABJAD(&quot;يا&quot;;7;1) = [.$D112]; &quot;aynı&quot;;ABJAD([.$B112];7;1) - ABJAD(&quot;يا&quot;;7;1))" office:value-type="float" office:value="403" calcext:value-type="float">
            <text:p>403</text:p>
          </table:table-cell>
          <table:table-cell table:number-columns-repeated="1019"/>
        </table:table-row>
        <table:table-row table:style-name="ro2">
          <table:table-cell table:style-name="ce1" office:value-type="float" office:value="693" calcext:value-type="float">
            <text:p>693</text:p>
          </table:table-cell>
          <table:table-cell table:style-name="ce7" office:value-type="string" calcext:value-type="string">
            <text:p>يا حَيّاً بَعْدَ كُلِّ حَيٍّ</text:p>
          </table:table-cell>
          <table:table-cell table:style-name="ce1" office:value-type="string" calcext:value-type="string">
            <text:p>Ya heyyen be’de kulli heyyin</text:p>
          </table:table-cell>
          <table:table-cell table:style-name="ce1" table:formula="of:=ABJAD([.$B113];1;1) - ABJAD(&quot;يا&quot;;1;1)" office:value-type="float" office:value="163" calcext:value-type="float">
            <text:p>163</text:p>
          </table:table-cell>
          <table:table-cell table:style-name="ce1" table:formula="of:=IF(ABJAD([.$B113];7;1) - ABJAD(&quot;يا&quot;;7;1) = [.$D113]; &quot;aynı&quot;;ABJAD([.$B1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7" calcext:value-type="float">
            <text:p>567</text:p>
          </table:table-cell>
          <table:table-cell table:style-name="ce7" office:value-type="string" calcext:value-type="string">
            <text:p>يا عَطُوفُ</text:p>
          </table:table-cell>
          <table:table-cell table:style-name="ce1" office:value-type="string" calcext:value-type="string">
            <text:p>Ya etufu</text:p>
          </table:table-cell>
          <table:table-cell table:style-name="ce1" table:formula="of:=ABJAD([.$B114];1;1) - ABJAD(&quot;يا&quot;;1;1)" office:value-type="float" office:value="165" calcext:value-type="float">
            <text:p>165</text:p>
          </table:table-cell>
          <table:table-cell table:style-name="ce1" table:formula="of:=IF(ABJAD([.$B114];7;1) - ABJAD(&quot;يا&quot;;7;1) = [.$D114]; &quot;aynı&quot;;ABJAD([.$B1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9" calcext:value-type="float">
            <text:p>449</text:p>
          </table:table-cell>
          <table:table-cell table:style-name="ce7" office:value-type="string" calcext:value-type="string">
            <text:p>يا اَجْوَدَ مِنْ كُلِّ جَواد</text:p>
          </table:table-cell>
          <table:table-cell table:style-name="ce1" office:value-type="string" calcext:value-type="string">
            <text:p>Ya ecvede min kulli cevadin</text:p>
          </table:table-cell>
          <table:table-cell table:style-name="ce1" table:formula="of:=ABJAD([.$B115];1;1) - ABJAD(&quot;يا&quot;;1;1)" office:value-type="float" office:value="168" calcext:value-type="float">
            <text:p>168</text:p>
          </table:table-cell>
          <table:table-cell table:style-name="ce1" table:formula="of:=IF(ABJAD([.$B115];7;1) - ABJAD(&quot;يا&quot;;7;1) = [.$D115]; &quot;aynı&quot;;ABJAD([.$B1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1" calcext:value-type="float">
            <text:p>571</text:p>
          </table:table-cell>
          <table:table-cell table:style-name="ce7" office:value-type="string" calcext:value-type="string">
            <text:p>يا قُدُّوسُ</text:p>
          </table:table-cell>
          <table:table-cell table:style-name="ce1" office:value-type="string" calcext:value-type="string">
            <text:p>Ya guddusu</text:p>
          </table:table-cell>
          <table:table-cell table:style-name="ce1" table:formula="of:=ABJAD([.$B116];1;1) - ABJAD(&quot;يا&quot;;1;1)" office:value-type="float" office:value="170" calcext:value-type="float">
            <text:p>170</text:p>
          </table:table-cell>
          <table:table-cell table:style-name="ce1" table:formula="of:=IF(ABJAD([.$B116];7;1) - ABJAD(&quot;يا&quot;;7;1) = [.$D116]; &quot;aynı&quot;;ABJAD([.$B116];7;1) - ABJAD(&quot;يا&quot;;7;1))" office:value-type="float" office:value="410" calcext:value-type="float">
            <text:p>410</text:p>
          </table:table-cell>
          <table:table-cell table:number-columns-repeated="1019"/>
        </table:table-row>
        <table:table-row table:style-name="ro2">
          <table:table-cell table:style-name="ce1" office:value-type="float" office:value="685" calcext:value-type="float">
            <text:p>685</text:p>
          </table:table-cell>
          <table:table-cell table:style-name="ce7" office:value-type="string" calcext:value-type="string">
            <text:p>يا مَنيعُ</text:p>
          </table:table-cell>
          <table:table-cell table:style-name="ce1" office:value-type="string" calcext:value-type="string">
            <text:p>Ya meniu</text:p>
          </table:table-cell>
          <table:table-cell table:style-name="ce1" table:formula="of:=ABJAD([.$B117];1;1) - ABJAD(&quot;يا&quot;;1;1)" office:value-type="float" office:value="170" calcext:value-type="float">
            <text:p>170</text:p>
          </table:table-cell>
          <table:table-cell table:style-name="ce1" table:formula="of:=IF(ABJAD([.$B117];7;1) - ABJAD(&quot;يا&quot;;7;1) = [.$D117]; &quot;aynı&quot;;ABJAD([.$B1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3" calcext:value-type="float">
            <text:p>763</text:p>
          </table:table-cell>
          <table:table-cell table:style-name="ce7" office:value-type="string" calcext:value-type="string">
            <text:p>يا مُعينُ</text:p>
          </table:table-cell>
          <table:table-cell table:style-name="ce1" office:value-type="string" calcext:value-type="string">
            <text:p>Ya muinu</text:p>
          </table:table-cell>
          <table:table-cell table:style-name="ce1" table:formula="of:=ABJAD([.$B118];1;1) - ABJAD(&quot;يا&quot;;1;1)" office:value-type="float" office:value="170" calcext:value-type="float">
            <text:p>170</text:p>
          </table:table-cell>
          <table:table-cell table:style-name="ce1" table:formula="of:=IF(ABJAD([.$B118];7;1) - ABJAD(&quot;يا&quot;;7;1) = [.$D118]; &quot;aynı&quot;;ABJAD([.$B1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 calcext:value-type="float">
            <text:p>86</text:p>
          </table:table-cell>
          <table:table-cell table:style-name="ce7" office:value-type="string" calcext:value-type="string">
            <text:p>يا سامِعُ</text:p>
          </table:table-cell>
          <table:table-cell table:style-name="ce1" office:value-type="string" calcext:value-type="string">
            <text:p>Ya samiu</text:p>
          </table:table-cell>
          <table:table-cell table:style-name="ce1" table:formula="of:=ABJAD([.$B119];1;1) - ABJAD(&quot;يا&quot;;1;1)" office:value-type="float" office:value="171" calcext:value-type="float">
            <text:p>171</text:p>
          </table:table-cell>
          <table:table-cell table:style-name="ce1" table:formula="of:=IF(ABJAD([.$B119];7;1) - ABJAD(&quot;يا&quot;;7;1) = [.$D119]; &quot;aynı&quot;;ABJAD([.$B119];7;1) - ABJAD(&quot;يا&quot;;7;1))" office:value-type="float" office:value="411" calcext:value-type="float">
            <text:p>411</text:p>
          </table:table-cell>
          <table:table-cell table:number-columns-repeated="1019"/>
        </table:table-row>
        <table:table-row table:style-name="ro2">
          <table:table-cell table:style-name="ce1" office:value-type="float" office:value="965" calcext:value-type="float">
            <text:p>965</text:p>
          </table:table-cell>
          <table:table-cell table:style-name="ce7" office:value-type="string" calcext:value-type="string">
            <text:p>يا مُقَلِّبُ</text:p>
          </table:table-cell>
          <table:table-cell table:style-name="ce1" office:value-type="string" calcext:value-type="string">
            <text:p>Ya mugellibu</text:p>
          </table:table-cell>
          <table:table-cell table:style-name="ce1" table:formula="of:=ABJAD([.$B120];1;1) - ABJAD(&quot;يا&quot;;1;1)" office:value-type="float" office:value="172" calcext:value-type="float">
            <text:p>172</text:p>
          </table:table-cell>
          <table:table-cell table:style-name="ce1" table:formula="of:=IF(ABJAD([.$B120];7;1) - ABJAD(&quot;يا&quot;;7;1) = [.$D120]; &quot;aynı&quot;;ABJAD([.$B1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2" calcext:value-type="float">
            <text:p>442</text:p>
          </table:table-cell>
          <table:table-cell table:style-name="ce7" office:value-type="string" calcext:value-type="string">
            <text:p>يا اَحَبَّ مِنْ كُلِّ حَبيب</text:p>
          </table:table-cell>
          <table:table-cell table:style-name="ce1" office:value-type="string" calcext:value-type="string">
            <text:p>Ya ehebbe min kulli hebibin</text:p>
          </table:table-cell>
          <table:table-cell table:style-name="ce1" table:formula="of:=ABJAD([.$B121];1;1) - ABJAD(&quot;يا&quot;;1;1)" office:value-type="float" office:value="173" calcext:value-type="float">
            <text:p>173</text:p>
          </table:table-cell>
          <table:table-cell table:style-name="ce1" table:formula="of:=IF(ABJAD([.$B121];7;1) - ABJAD(&quot;يا&quot;;7;1) = [.$D121]; &quot;aynı&quot;;ABJAD([.$B1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6" calcext:value-type="float">
            <text:p>306</text:p>
          </table:table-cell>
          <table:table-cell table:style-name="ce7" office:value-type="string" calcext:value-type="string">
            <text:p>يا مَلِكاً لا يَزُولُ</text:p>
          </table:table-cell>
          <table:table-cell table:style-name="ce1" office:value-type="string" calcext:value-type="string">
            <text:p>Ya meliken la yezulu</text:p>
          </table:table-cell>
          <table:table-cell table:style-name="ce1" table:formula="of:=ABJAD([.$B122];1;1) - ABJAD(&quot;يا&quot;;1;1)" office:value-type="float" office:value="175" calcext:value-type="float">
            <text:p>175</text:p>
          </table:table-cell>
          <table:table-cell table:style-name="ce1" table:formula="of:=IF(ABJAD([.$B122];7;1) - ABJAD(&quot;يا&quot;;7;1) = [.$D122]; &quot;aynı&quot;;ABJAD([.$B1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 calcext:value-type="float">
            <text:p>90</text:p>
          </table:table-cell>
          <table:table-cell table:style-name="ce7" office:value-type="string" calcext:value-type="string">
            <text:p>يا مُوسِعُ</text:p>
          </table:table-cell>
          <table:table-cell table:style-name="ce1" office:value-type="string" calcext:value-type="string">
            <text:p>Ya musiu</text:p>
          </table:table-cell>
          <table:table-cell table:style-name="ce1" table:formula="of:=ABJAD([.$B123];1;1) - ABJAD(&quot;يا&quot;;1;1)" office:value-type="float" office:value="176" calcext:value-type="float">
            <text:p>176</text:p>
          </table:table-cell>
          <table:table-cell table:style-name="ce1" table:formula="of:=IF(ABJAD([.$B123];7;1) - ABJAD(&quot;يا&quot;;7;1) = [.$D123]; &quot;aynı&quot;;ABJAD([.$B123];7;1) - ABJAD(&quot;يا&quot;;7;1))" office:value-type="float" office:value="416" calcext:value-type="float">
            <text:p>416</text:p>
          </table:table-cell>
          <table:table-cell table:number-columns-repeated="1019"/>
        </table:table-row>
        <table:table-row table:style-name="ro2">
          <table:table-cell table:style-name="ce1" office:value-type="float" office:value="493" calcext:value-type="float">
            <text:p>493</text:p>
          </table:table-cell>
          <table:table-cell table:style-name="ce7" office:value-type="string" calcext:value-type="string">
            <text:p>يا مَنْ يَهْدي وَلا يُهْدى</text:p>
          </table:table-cell>
          <table:table-cell table:style-name="ce1" office:value-type="string" calcext:value-type="string">
            <text:p>Ya men yehdi ve la yuhda</text:p>
          </table:table-cell>
          <table:table-cell table:style-name="ce1" table:formula="of:=ABJAD([.$B124];1;1) - ABJAD(&quot;يا&quot;;1;1)" office:value-type="float" office:value="176" calcext:value-type="float">
            <text:p>176</text:p>
          </table:table-cell>
          <table:table-cell table:style-name="ce1" table:formula="of:=IF(ABJAD([.$B124];7;1) - ABJAD(&quot;يا&quot;;7;1) = [.$D124]; &quot;aynı&quot;;ABJAD([.$B1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9" calcext:value-type="float">
            <text:p>129</text:p>
          </table:table-cell>
          <table:table-cell table:style-name="ce7" office:value-type="string" calcext:value-type="string">
            <text:p>يا مُقيلُ</text:p>
          </table:table-cell>
          <table:table-cell table:style-name="ce1" office:value-type="string" calcext:value-type="string">
            <text:p>Ya mugilu</text:p>
          </table:table-cell>
          <table:table-cell table:style-name="ce1" table:formula="of:=ABJAD([.$B125];1;1) - ABJAD(&quot;يا&quot;;1;1)" office:value-type="float" office:value="180" calcext:value-type="float">
            <text:p>180</text:p>
          </table:table-cell>
          <table:table-cell table:style-name="ce1" table:formula="of:=IF(ABJAD([.$B125];7;1) - ABJAD(&quot;يا&quot;;7;1) = [.$D125]; &quot;aynı&quot;;ABJAD([.$B1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2" calcext:value-type="float">
            <text:p>682</text:p>
          </table:table-cell>
          <table:table-cell table:style-name="ce7" office:value-type="string" calcext:value-type="string">
            <text:p>يا سَميعُ</text:p>
          </table:table-cell>
          <table:table-cell table:style-name="ce1" office:value-type="string" calcext:value-type="string">
            <text:p>Ya semiu</text:p>
          </table:table-cell>
          <table:table-cell table:style-name="ce1" table:formula="of:=ABJAD([.$B126];1;1) - ABJAD(&quot;يا&quot;;1;1)" office:value-type="float" office:value="180" calcext:value-type="float">
            <text:p>180</text:p>
          </table:table-cell>
          <table:table-cell table:style-name="ce1" table:formula="of:=IF(ABJAD([.$B126];7;1) - ABJAD(&quot;يا&quot;;7;1) = [.$D126]; &quot;aynı&quot;;ABJAD([.$B126];7;1) - ABJAD(&quot;يا&quot;;7;1))" office:value-type="float" office:value="420" calcext:value-type="float">
            <text:p>420</text:p>
          </table:table-cell>
          <table:table-cell table:number-columns-repeated="1019"/>
        </table:table-row>
        <table:table-row table:style-name="ro2">
          <table:table-cell table:style-name="ce1" office:value-type="float" office:value="929" calcext:value-type="float">
            <text:p>929</text:p>
          </table:table-cell>
          <table:table-cell table:style-name="ce7" office:value-type="string" calcext:value-type="string">
            <text:p>يا مُفْني</text:p>
          </table:table-cell>
          <table:table-cell table:style-name="ce1" office:value-type="string" calcext:value-type="string">
            <text:p>Ya mufni</text:p>
          </table:table-cell>
          <table:table-cell table:style-name="ce1" table:formula="of:=ABJAD([.$B127];1;1) - ABJAD(&quot;يا&quot;;1;1)" office:value-type="float" office:value="180" calcext:value-type="float">
            <text:p>180</text:p>
          </table:table-cell>
          <table:table-cell table:style-name="ce1" table:formula="of:=IF(ABJAD([.$B127];7;1) - ABJAD(&quot;يا&quot;;7;1) = [.$D127]; &quot;aynı&quot;;ABJAD([.$B1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3" calcext:value-type="float">
            <text:p>803</text:p>
          </table:table-cell>
          <table:table-cell table:style-name="ce7" office:value-type="string" calcext:value-type="string">
            <text:p>يا فاعِلُ</text:p>
          </table:table-cell>
          <table:table-cell table:style-name="ce1" office:value-type="string" calcext:value-type="string">
            <text:p>Ya failu</text:p>
          </table:table-cell>
          <table:table-cell table:style-name="ce1" table:formula="of:=ABJAD([.$B128];1;1) - ABJAD(&quot;يا&quot;;1;1)" office:value-type="float" office:value="181" calcext:value-type="float">
            <text:p>181</text:p>
          </table:table-cell>
          <table:table-cell table:style-name="ce1" table:formula="of:=IF(ABJAD([.$B128];7;1) - ABJAD(&quot;يا&quot;;7;1) = [.$D128]; &quot;aynı&quot;;ABJAD([.$B1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7" calcext:value-type="float">
            <text:p>637</text:p>
          </table:table-cell>
          <table:table-cell table:style-name="ce7" office:value-type="string" calcext:value-type="string">
            <text:p>يا حَسَنَ الْبَلاءِ</text:p>
          </table:table-cell>
          <table:table-cell table:style-name="ce1" office:value-type="string" calcext:value-type="string">
            <text:p>Ya hesene-l belai</text:p>
          </table:table-cell>
          <table:table-cell table:style-name="ce1" table:formula="of:=ABJAD([.$B129];1;1) - ABJAD(&quot;يا&quot;;1;1)" office:value-type="float" office:value="183" calcext:value-type="float">
            <text:p>183</text:p>
          </table:table-cell>
          <table:table-cell table:style-name="ce1" table:formula="of:=IF(ABJAD([.$B129];7;1) - ABJAD(&quot;يا&quot;;7;1) = [.$D129]; &quot;aynı&quot;;ABJAD([.$B129];7;1) - ABJAD(&quot;يا&quot;;7;1))" office:value-type="float" office:value="423" calcext:value-type="float">
            <text:p>423</text:p>
          </table:table-cell>
          <table:table-cell table:number-columns-repeated="1019"/>
        </table:table-row>
        <table:table-row table:style-name="ro2">
          <table:table-cell table:style-name="ce1" office:value-type="float" office:value="249" calcext:value-type="float">
            <text:p>249</text:p>
          </table:table-cell>
          <table:table-cell table:style-name="ce7" office:value-type="string" calcext:value-type="string">
            <text:p>يا مُقَدِّمُ</text:p>
          </table:table-cell>
          <table:table-cell table:style-name="ce1" office:value-type="string" calcext:value-type="string">
            <text:p>Ya mugeddimu</text:p>
          </table:table-cell>
          <table:table-cell table:style-name="ce1" table:formula="of:=ABJAD([.$B130];1;1) - ABJAD(&quot;يا&quot;;1;1)" office:value-type="float" office:value="184" calcext:value-type="float">
            <text:p>184</text:p>
          </table:table-cell>
          <table:table-cell table:style-name="ce1" table:formula="of:=IF(ABJAD([.$B130];7;1) - ABJAD(&quot;يا&quot;;7;1) = [.$D130]; &quot;aynı&quot;;ABJAD([.$B1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 calcext:value-type="float">
            <text:p>5</text:p>
          </table:table-cell>
          <table:table-cell table:style-name="ce7" office:value-type="string" calcext:value-type="string">
            <text:p>يا مُقيمُ</text:p>
          </table:table-cell>
          <table:table-cell table:style-name="ce1" office:value-type="string" calcext:value-type="string">
            <text:p>Ya mugimu</text:p>
          </table:table-cell>
          <table:table-cell table:style-name="ce1" table:formula="of:=ABJAD([.$B131];1;1) - ABJAD(&quot;يا&quot;;1;1)" office:value-type="float" office:value="190" calcext:value-type="float">
            <text:p>190</text:p>
          </table:table-cell>
          <table:table-cell table:style-name="ce1" table:formula="of:=IF(ABJAD([.$B131];7;1) - ABJAD(&quot;يا&quot;;7;1) = [.$D131]; &quot;aynı&quot;;ABJAD([.$B1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9" calcext:value-type="float">
            <text:p>169</text:p>
          </table:table-cell>
          <table:table-cell table:style-name="ce7" office:value-type="string" calcext:value-type="string">
            <text:p>يا مُعْلِنُ</text:p>
          </table:table-cell>
          <table:table-cell table:style-name="ce1" office:value-type="string" calcext:value-type="string">
            <text:p>Ya mu’linu</text:p>
          </table:table-cell>
          <table:table-cell table:style-name="ce1" table:formula="of:=ABJAD([.$B132];1;1) - ABJAD(&quot;يا&quot;;1;1)" office:value-type="float" office:value="190" calcext:value-type="float">
            <text:p>190</text:p>
          </table:table-cell>
          <table:table-cell table:style-name="ce1" table:formula="of:=IF(ABJAD([.$B132];7;1) - ABJAD(&quot;يا&quot;;7;1) = [.$D132]; &quot;aynı&quot;;ABJAD([.$B1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2" calcext:value-type="float">
            <text:p>632</text:p>
          </table:table-cell>
          <table:table-cell table:style-name="ce7" office:value-type="string" calcext:value-type="string">
            <text:p>يا دائِمَ الْبَقاءِ</text:p>
          </table:table-cell>
          <table:table-cell table:style-name="ce1" office:value-type="string" calcext:value-type="string">
            <text:p>Ya daime-l begai</text:p>
          </table:table-cell>
          <table:table-cell table:style-name="ce1" table:formula="of:=ABJAD([.$B133];1;1) - ABJAD(&quot;يا&quot;;1;1)" office:value-type="float" office:value="191" calcext:value-type="float">
            <text:p>191</text:p>
          </table:table-cell>
          <table:table-cell table:style-name="ce1" table:formula="of:=IF(ABJAD([.$B133];7;1) - ABJAD(&quot;يا&quot;;7;1) = [.$D133]; &quot;aynı&quot;;ABJAD([.$B1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6" calcext:value-type="float">
            <text:p>116</text:p>
          </table:table-cell>
          <table:table-cell table:style-name="ce7" office:value-type="string" calcext:value-type="string">
            <text:p>يا طَبيبَ الْقُلُوبِ</text:p>
          </table:table-cell>
          <table:table-cell table:style-name="ce1" office:value-type="string" calcext:value-type="string">
            <text:p>Ya tebibe-l gulubi</text:p>
          </table:table-cell>
          <table:table-cell table:style-name="ce1" table:formula="of:=ABJAD([.$B134];1;1) - ABJAD(&quot;يا&quot;;1;1)" office:value-type="float" office:value="192" calcext:value-type="float">
            <text:p>192</text:p>
          </table:table-cell>
          <table:table-cell table:style-name="ce1" table:formula="of:=IF(ABJAD([.$B134];7;1) - ABJAD(&quot;يا&quot;;7;1) = [.$D134]; &quot;aynı&quot;;ABJAD([.$B1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4" calcext:value-type="float">
            <text:p>494</text:p>
          </table:table-cell>
          <table:table-cell table:style-name="ce7" office:value-type="string" calcext:value-type="string">
            <text:p>يا مَنْ يُحْيي وَلا يُحْيىٰ</text:p>
          </table:table-cell>
          <table:table-cell table:style-name="ce1" office:value-type="string" calcext:value-type="string">
            <text:p>Ya men yuhyi ve la yuhya</text:p>
          </table:table-cell>
          <table:table-cell table:style-name="ce1" table:formula="of:=ABJAD([.$B135];1;1) - ABJAD(&quot;يا&quot;;1;1)" office:value-type="float" office:value="194" calcext:value-type="float">
            <text:p>194</text:p>
          </table:table-cell>
          <table:table-cell table:style-name="ce1" table:formula="of:=IF(ABJAD([.$B135];7;1) - ABJAD(&quot;يا&quot;;7;1) = [.$D135]; &quot;aynı&quot;;ABJAD([.$B1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5" calcext:value-type="float">
            <text:p>605</text:p>
          </table:table-cell>
          <table:table-cell table:style-name="ce7" office:value-type="string" calcext:value-type="string">
            <text:p>يا صادِقُ</text:p>
          </table:table-cell>
          <table:table-cell table:style-name="ce1" office:value-type="string" calcext:value-type="string">
            <text:p>Ya sadigu</text:p>
          </table:table-cell>
          <table:table-cell table:style-name="ce1" table:formula="of:=ABJAD([.$B136];1;1) - ABJAD(&quot;يا&quot;;1;1)" office:value-type="float" office:value="195" calcext:value-type="float">
            <text:p>195</text:p>
          </table:table-cell>
          <table:table-cell table:style-name="ce1" table:formula="of:=IF(ABJAD([.$B136];7;1) - ABJAD(&quot;يا&quot;;7;1) = [.$D136]; &quot;aynı&quot;;ABJAD([.$B136];7;1) - ABJAD(&quot;يا&quot;;7;1))" office:value-type="float" office:value="165" calcext:value-type="float">
            <text:p>165</text:p>
          </table:table-cell>
          <table:table-cell table:number-columns-repeated="1019"/>
        </table:table-row>
        <table:table-row table:style-name="ro2">
          <table:table-cell table:style-name="ce1" office:value-type="float" office:value="582" calcext:value-type="float">
            <text:p>582</text:p>
          </table:table-cell>
          <table:table-cell table:style-name="ce7" office:value-type="string" calcext:value-type="string">
            <text:p>يا حَبيبَ مَنْ لا حَبيبَ لَهُ</text:p>
          </table:table-cell>
          <table:table-cell table:style-name="ce1" office:value-type="string" calcext:value-type="string">
            <text:p>Ya hebibe men la hebibe lehu</text:p>
          </table:table-cell>
          <table:table-cell table:style-name="ce1" table:formula="of:=ABJAD([.$B137];1;1) - ABJAD(&quot;يا&quot;;1;1)" office:value-type="float" office:value="200" calcext:value-type="float">
            <text:p>200</text:p>
          </table:table-cell>
          <table:table-cell table:style-name="ce1" table:formula="of:=IF(ABJAD([.$B137];7;1) - ABJAD(&quot;يا&quot;;7;1) = [.$D137]; &quot;aynı&quot;;ABJAD([.$B1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5" calcext:value-type="float">
            <text:p>925</text:p>
          </table:table-cell>
          <table:table-cell table:style-name="ce7" office:value-type="string" calcext:value-type="string">
            <text:p>يا مُنْعِمُ</text:p>
          </table:table-cell>
          <table:table-cell table:style-name="ce1" office:value-type="string" calcext:value-type="string">
            <text:p>Ya mun’imu</text:p>
          </table:table-cell>
          <table:table-cell table:style-name="ce1" table:formula="of:=ABJAD([.$B138];1;1) - ABJAD(&quot;يا&quot;;1;1)" office:value-type="float" office:value="200" calcext:value-type="float">
            <text:p>200</text:p>
          </table:table-cell>
          <table:table-cell table:style-name="ce1" table:formula="of:=IF(ABJAD([.$B138];7;1) - ABJAD(&quot;يا&quot;;7;1) = [.$D138]; &quot;aynı&quot;;ABJAD([.$B1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8" calcext:value-type="float">
            <text:p>928</text:p>
          </table:table-cell>
          <table:table-cell table:style-name="ce7" office:value-type="string" calcext:value-type="string">
            <text:p>يا مُقْني</text:p>
          </table:table-cell>
          <table:table-cell table:style-name="ce1" office:value-type="string" calcext:value-type="string">
            <text:p>Ya mugni</text:p>
          </table:table-cell>
          <table:table-cell table:style-name="ce1" table:formula="of:=ABJAD([.$B139];1;1) - ABJAD(&quot;يا&quot;;1;1)" office:value-type="float" office:value="200" calcext:value-type="float">
            <text:p>200</text:p>
          </table:table-cell>
          <table:table-cell table:style-name="ce1" table:formula="of:=IF(ABJAD([.$B139];7;1) - ABJAD(&quot;يا&quot;;7;1) = [.$D139]; &quot;aynı&quot;;ABJAD([.$B1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 calcext:value-type="float">
            <text:p>85</text:p>
          </table:table-cell>
          <table:table-cell table:style-name="ce7" office:value-type="string" calcext:value-type="string">
            <text:p>يا نافِعُ</text:p>
          </table:table-cell>
          <table:table-cell table:style-name="ce1" office:value-type="string" calcext:value-type="string">
            <text:p>Ya nafiu</text:p>
          </table:table-cell>
          <table:table-cell table:style-name="ce1" table:formula="of:=ABJAD([.$B140];1;1) - ABJAD(&quot;يا&quot;;1;1)" office:value-type="float" office:value="201" calcext:value-type="float">
            <text:p>201</text:p>
          </table:table-cell>
          <table:table-cell table:style-name="ce1" table:formula="of:=IF(ABJAD([.$B140];7;1) - ABJAD(&quot;يا&quot;;7;1) = [.$D140]; &quot;aynı&quot;;ABJAD([.$B1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1" calcext:value-type="float">
            <text:p>281</text:p>
          </table:table-cell>
          <table:table-cell table:style-name="ce7" office:value-type="string" calcext:value-type="string">
            <text:p>يا عاصِمُ</text:p>
          </table:table-cell>
          <table:table-cell table:style-name="ce1" office:value-type="string" calcext:value-type="string">
            <text:p>Ya asimu</text:p>
          </table:table-cell>
          <table:table-cell table:style-name="ce1" table:formula="of:=ABJAD([.$B141];1;1) - ABJAD(&quot;يا&quot;;1;1)" office:value-type="float" office:value="201" calcext:value-type="float">
            <text:p>201</text:p>
          </table:table-cell>
          <table:table-cell table:style-name="ce1" table:formula="of:=IF(ABJAD([.$B141];7;1) - ABJAD(&quot;يا&quot;;7;1) = [.$D141]; &quot;aynı&quot;;ABJAD([.$B141];7;1) - ABJAD(&quot;يا&quot;;7;1))" office:value-type="float" office:value="171" calcext:value-type="float">
            <text:p>171</text:p>
          </table:table-cell>
          <table:table-cell table:number-columns-repeated="1019"/>
        </table:table-row>
        <table:table-row table:style-name="ro2">
          <table:table-cell table:style-name="ce1" office:value-type="float" office:value="288" calcext:value-type="float">
            <text:p>288</text:p>
          </table:table-cell>
          <table:table-cell table:style-name="ce7" office:value-type="string" calcext:value-type="string">
            <text:p>يا قاسِمُ</text:p>
          </table:table-cell>
          <table:table-cell table:style-name="ce1" office:value-type="string" calcext:value-type="string">
            <text:p>Ya gasimu</text:p>
          </table:table-cell>
          <table:table-cell table:style-name="ce1" table:formula="of:=ABJAD([.$B142];1;1) - ABJAD(&quot;يا&quot;;1;1)" office:value-type="float" office:value="201" calcext:value-type="float">
            <text:p>201</text:p>
          </table:table-cell>
          <table:table-cell table:style-name="ce1" table:formula="of:=IF(ABJAD([.$B142];7;1) - ABJAD(&quot;يا&quot;;7;1) = [.$D142]; &quot;aynı&quot;;ABJAD([.$B142];7;1) - ABJAD(&quot;يا&quot;;7;1))" office:value-type="float" office:value="441" calcext:value-type="float">
            <text:p>441</text:p>
          </table:table-cell>
          <table:table-cell table:number-columns-repeated="1019"/>
        </table:table-row>
        <table:table-row table:style-name="ro2">
          <table:table-cell table:style-name="ce1" office:value-type="float" office:value="320" calcext:value-type="float">
            <text:p>320</text:p>
          </table:table-cell>
          <table:table-cell table:style-name="ce7" office:value-type="string" calcext:value-type="string">
            <text:p>يا نافِعُ</text:p>
          </table:table-cell>
          <table:table-cell table:style-name="ce1" office:value-type="string" calcext:value-type="string">
            <text:p>Ya nafiu</text:p>
          </table:table-cell>
          <table:table-cell table:style-name="ce1" table:formula="of:=ABJAD([.$B143];1;1) - ABJAD(&quot;يا&quot;;1;1)" office:value-type="float" office:value="201" calcext:value-type="float">
            <text:p>201</text:p>
          </table:table-cell>
          <table:table-cell table:style-name="ce1" table:formula="of:=IF(ABJAD([.$B143];7;1) - ABJAD(&quot;يا&quot;;7;1) = [.$D143]; &quot;aynı&quot;;ABJAD([.$B1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4" calcext:value-type="float">
            <text:p>354</text:p>
          </table:table-cell>
          <table:table-cell table:style-name="ce7" office:value-type="string" calcext:value-type="string">
            <text:p>يا مُعافي</text:p>
          </table:table-cell>
          <table:table-cell table:style-name="ce1" office:value-type="string" calcext:value-type="string">
            <text:p>Ya muafi</text:p>
          </table:table-cell>
          <table:table-cell table:style-name="ce1" table:formula="of:=ABJAD([.$B144];1;1) - ABJAD(&quot;يا&quot;;1;1)" office:value-type="float" office:value="201" calcext:value-type="float">
            <text:p>201</text:p>
          </table:table-cell>
          <table:table-cell table:style-name="ce1" table:formula="of:=IF(ABJAD([.$B144];7;1) - ABJAD(&quot;يا&quot;;7;1) = [.$D144]; &quot;aynı&quot;;ABJAD([.$B1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1" calcext:value-type="float">
            <text:p>611</text:p>
          </table:table-cell>
          <table:table-cell table:style-name="ce7" office:value-type="string" calcext:value-type="string">
            <text:p>يا سامِقُ</text:p>
          </table:table-cell>
          <table:table-cell table:style-name="ce1" office:value-type="string" calcext:value-type="string">
            <text:p>Ya samigu</text:p>
          </table:table-cell>
          <table:table-cell table:style-name="ce1" table:formula="of:=ABJAD([.$B145];1;1) - ABJAD(&quot;يا&quot;;1;1)" office:value-type="float" office:value="201" calcext:value-type="float">
            <text:p>201</text:p>
          </table:table-cell>
          <table:table-cell table:style-name="ce1" table:formula="of:=IF(ABJAD([.$B145];7;1) - ABJAD(&quot;يا&quot;;7;1) = [.$D145]; &quot;aynı&quot;;ABJAD([.$B145];7;1) - ABJAD(&quot;يا&quot;;7;1))" office:value-type="float" office:value="441" calcext:value-type="float">
            <text:p>441</text:p>
          </table:table-cell>
          <table:table-cell table:number-columns-repeated="1019"/>
        </table:table-row>
        <table:table-row table:style-name="ro2">
          <table:table-cell table:style-name="ce1" office:value-type="float" office:value="807" calcext:value-type="float">
            <text:p>807</text:p>
          </table:table-cell>
          <table:table-cell table:style-name="ce7" office:value-type="string" calcext:value-type="string">
            <text:p>يا فاصِلُ</text:p>
          </table:table-cell>
          <table:table-cell table:style-name="ce1" office:value-type="string" calcext:value-type="string">
            <text:p>Ya fasilu</text:p>
          </table:table-cell>
          <table:table-cell table:style-name="ce1" table:formula="of:=ABJAD([.$B146];1;1) - ABJAD(&quot;يا&quot;;1;1)" office:value-type="float" office:value="201" calcext:value-type="float">
            <text:p>201</text:p>
          </table:table-cell>
          <table:table-cell table:style-name="ce1" table:formula="of:=IF(ABJAD([.$B146];7;1) - ABJAD(&quot;يا&quot;;7;1) = [.$D146]; &quot;aynı&quot;;ABJAD([.$B146];7;1) - ABJAD(&quot;يا&quot;;7;1))" office:value-type="float" office:value="171" calcext:value-type="float">
            <text:p>171</text:p>
          </table:table-cell>
          <table:table-cell table:number-columns-repeated="1019"/>
        </table:table-row>
        <table:table-row table:style-name="ro2">
          <table:table-cell table:style-name="ce1" office:value-type="float" office:value="64" calcext:value-type="float">
            <text:p>64</text:p>
          </table:table-cell>
          <table:table-cell table:style-name="ce7" office:value-type="string" calcext:value-type="string">
            <text:p>يا مُجْزِلَ الْعَطايا</text:p>
          </table:table-cell>
          <table:table-cell table:style-name="ce1" office:value-type="string" calcext:value-type="string">
            <text:p>Ya muczile-l etaya</text:p>
          </table:table-cell>
          <table:table-cell table:style-name="ce1" table:formula="of:=ABJAD([.$B147];1;1) - ABJAD(&quot;يا&quot;;1;1)" office:value-type="float" office:value="202" calcext:value-type="float">
            <text:p>202</text:p>
          </table:table-cell>
          <table:table-cell table:style-name="ce1" table:formula="of:=IF(ABJAD([.$B147];7;1) - ABJAD(&quot;يا&quot;;7;1) = [.$D147]; &quot;aynı&quot;;ABJAD([.$B1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3" calcext:value-type="float">
            <text:p>583</text:p>
          </table:table-cell>
          <table:table-cell table:style-name="ce7" office:value-type="string" calcext:value-type="string">
            <text:p>يا طَبيبَ مَنْ لا طَبيبَ لَهُ</text:p>
          </table:table-cell>
          <table:table-cell table:style-name="ce1" office:value-type="string" calcext:value-type="string">
            <text:p>Ya tebibe men la tebibe lehu</text:p>
          </table:table-cell>
          <table:table-cell table:style-name="ce1" table:formula="of:=ABJAD([.$B148];1;1) - ABJAD(&quot;يا&quot;;1;1)" office:value-type="float" office:value="202" calcext:value-type="float">
            <text:p>202</text:p>
          </table:table-cell>
          <table:table-cell table:style-name="ce1" table:formula="of:=IF(ABJAD([.$B148];7;1) - ABJAD(&quot;يا&quot;;7;1) = [.$D148]; &quot;aynı&quot;;ABJAD([.$B1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7" calcext:value-type="float">
            <text:p>847</text:p>
          </table:table-cell>
          <table:table-cell table:style-name="ce7" office:value-type="string" calcext:value-type="string">
            <text:p>يا بَرُّ</text:p>
          </table:table-cell>
          <table:table-cell table:style-name="ce1" office:value-type="string" calcext:value-type="string">
            <text:p>Ya berru</text:p>
          </table:table-cell>
          <table:table-cell table:style-name="ce1" table:formula="of:=ABJAD([.$B149];1;1) - ABJAD(&quot;يا&quot;;1;1)" office:value-type="float" office:value="202" calcext:value-type="float">
            <text:p>202</text:p>
          </table:table-cell>
          <table:table-cell table:style-name="ce1" table:formula="of:=IF(ABJAD([.$B149];7;1) - ABJAD(&quot;يا&quot;;7;1) = [.$D149]; &quot;aynı&quot;;ABJAD([.$B1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7" calcext:value-type="float">
            <text:p>647</text:p>
          </table:table-cell>
          <table:table-cell table:style-name="ce7" office:value-type="string" calcext:value-type="string">
            <text:p>يا بارُّ</text:p>
          </table:table-cell>
          <table:table-cell table:style-name="ce1" office:value-type="string" calcext:value-type="string">
            <text:p>Ya barru</text:p>
          </table:table-cell>
          <table:table-cell table:style-name="ce1" table:formula="of:=ABJAD([.$B150];1;1) - ABJAD(&quot;يا&quot;;1;1)" office:value-type="float" office:value="203" calcext:value-type="float">
            <text:p>203</text:p>
          </table:table-cell>
          <table:table-cell table:style-name="ce1" table:formula="of:=IF(ABJAD([.$B150];7;1) - ABJAD(&quot;يا&quot;;7;1) = [.$D150]; &quot;aynı&quot;;ABJAD([.$B1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5" calcext:value-type="float">
            <text:p>335</text:p>
          </table:table-cell>
          <table:table-cell table:style-name="ce7" office:value-type="string" calcext:value-type="string">
            <text:p>يا دائِمَاللُّطْفِ</text:p>
          </table:table-cell>
          <table:table-cell table:style-name="ce1" office:value-type="string" calcext:value-type="string">
            <text:p>Ya daime-l lutfi</text:p>
          </table:table-cell>
          <table:table-cell table:style-name="ce1" table:formula="of:=ABJAD([.$B151];1;1) - ABJAD(&quot;يا&quot;;1;1)" office:value-type="float" office:value="206" calcext:value-type="float">
            <text:p>206</text:p>
          </table:table-cell>
          <table:table-cell table:style-name="ce1" table:formula="of:=IF(ABJAD([.$B151];7;1) - ABJAD(&quot;يا&quot;;7;1) = [.$D151]; &quot;aynı&quot;;ABJAD([.$B1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7" calcext:value-type="float">
            <text:p>397</text:p>
          </table:table-cell>
          <table:table-cell table:style-name="ce7" office:value-type="string" calcext:value-type="string">
            <text:p>يا جابِرُ</text:p>
          </table:table-cell>
          <table:table-cell table:style-name="ce1" office:value-type="string" calcext:value-type="string">
            <text:p>Ya cabiru</text:p>
          </table:table-cell>
          <table:table-cell table:style-name="ce1" table:formula="of:=ABJAD([.$B152];1;1) - ABJAD(&quot;يا&quot;;1;1)" office:value-type="float" office:value="206" calcext:value-type="float">
            <text:p>206</text:p>
          </table:table-cell>
          <table:table-cell table:style-name="ce1" table:formula="of:=IF(ABJAD([.$B152];7;1) - ABJAD(&quot;يا&quot;;7;1) = [.$D152]; &quot;aynı&quot;;ABJAD([.$B1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5" calcext:value-type="float">
            <text:p>645</text:p>
          </table:table-cell>
          <table:table-cell table:style-name="ce7" office:value-type="string" calcext:value-type="string">
            <text:p>يا جَبّارُ</text:p>
          </table:table-cell>
          <table:table-cell table:style-name="ce1" office:value-type="string" calcext:value-type="string">
            <text:p>Ya cebbaru</text:p>
          </table:table-cell>
          <table:table-cell table:style-name="ce1" table:formula="of:=ABJAD([.$B153];1;1) - ABJAD(&quot;يا&quot;;1;1)" office:value-type="float" office:value="206" calcext:value-type="float">
            <text:p>206</text:p>
          </table:table-cell>
          <table:table-cell table:style-name="ce1" table:formula="of:=IF(ABJAD([.$B153];7;1) - ABJAD(&quot;يا&quot;;7;1) = [.$D153]; &quot;aynı&quot;;ABJAD([.$B1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 calcext:value-type="float">
            <text:p>84</text:p>
          </table:table-cell>
          <table:table-cell table:style-name="ce7" office:value-type="string" calcext:value-type="string">
            <text:p>يا صانِعُ</text:p>
          </table:table-cell>
          <table:table-cell table:style-name="ce1" office:value-type="string" calcext:value-type="string">
            <text:p>Ya saniu</text:p>
          </table:table-cell>
          <table:table-cell table:style-name="ce1" table:formula="of:=ABJAD([.$B154];1;1) - ABJAD(&quot;يا&quot;;1;1)" office:value-type="float" office:value="211" calcext:value-type="float">
            <text:p>211</text:p>
          </table:table-cell>
          <table:table-cell table:style-name="ce1" table:formula="of:=IF(ABJAD([.$B154];7;1) - ABJAD(&quot;يا&quot;;7;1) = [.$D154]; &quot;aynı&quot;;ABJAD([.$B154];7;1) - ABJAD(&quot;يا&quot;;7;1))" office:value-type="float" office:value="181" calcext:value-type="float">
            <text:p>181</text:p>
          </table:table-cell>
          <table:table-cell table:number-columns-repeated="1019"/>
        </table:table-row>
        <table:table-row table:style-name="ro2">
          <table:table-cell table:style-name="ce1" office:value-type="float" office:value="219" calcext:value-type="float">
            <text:p>219</text:p>
          </table:table-cell>
          <table:table-cell table:style-name="ce7" office:value-type="string" calcext:value-type="string">
            <text:p>يا صاحِبَ كُلِّ نَجْوى</text:p>
          </table:table-cell>
          <table:table-cell table:style-name="ce1" office:value-type="string" calcext:value-type="string">
            <text:p>Ya sahibe kulli necva</text:p>
          </table:table-cell>
          <table:table-cell table:style-name="ce1" table:formula="of:=ABJAD([.$B155];1;1) - ABJAD(&quot;يا&quot;;1;1)" office:value-type="float" office:value="211" calcext:value-type="float">
            <text:p>211</text:p>
          </table:table-cell>
          <table:table-cell table:style-name="ce1" table:formula="of:=IF(ABJAD([.$B155];7;1) - ABJAD(&quot;يا&quot;;7;1) = [.$D155]; &quot;aynı&quot;;ABJAD([.$B155];7;1) - ABJAD(&quot;يا&quot;;7;1))" office:value-type="float" office:value="181" calcext:value-type="float">
            <text:p>181</text:p>
          </table:table-cell>
          <table:table-cell table:number-columns-repeated="1019"/>
        </table:table-row>
        <table:table-row table:style-name="ro2">
          <table:table-cell table:style-name="ce1" office:value-type="float" office:value="606" calcext:value-type="float">
            <text:p>606</text:p>
          </table:table-cell>
          <table:table-cell table:style-name="ce7" office:value-type="string" calcext:value-type="string">
            <text:p>يا فالِقُ</text:p>
          </table:table-cell>
          <table:table-cell table:style-name="ce1" office:value-type="string" calcext:value-type="string">
            <text:p>Ya faligu</text:p>
          </table:table-cell>
          <table:table-cell table:style-name="ce1" table:formula="of:=ABJAD([.$B156];1;1) - ABJAD(&quot;يا&quot;;1;1)" office:value-type="float" office:value="211" calcext:value-type="float">
            <text:p>211</text:p>
          </table:table-cell>
          <table:table-cell table:style-name="ce1" table:formula="of:=IF(ABJAD([.$B156];7;1) - ABJAD(&quot;يا&quot;;7;1) = [.$D156]; &quot;aynı&quot;;ABJAD([.$B1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9" calcext:value-type="float">
            <text:p>339</text:p>
          </table:table-cell>
          <table:table-cell table:style-name="ce7" office:value-type="string" calcext:value-type="string">
            <text:p>يا مالِكَ الْمُلْكِ</text:p>
          </table:table-cell>
          <table:table-cell table:style-name="ce1" office:value-type="string" calcext:value-type="string">
            <text:p>Ya maalike-l mulki</text:p>
          </table:table-cell>
          <table:table-cell table:style-name="ce1" table:formula="of:=ABJAD([.$B157];1;1) - ABJAD(&quot;يا&quot;;1;1)" office:value-type="float" office:value="212" calcext:value-type="float">
            <text:p>212</text:p>
          </table:table-cell>
          <table:table-cell table:style-name="ce1" table:formula="of:=IF(ABJAD([.$B157];7;1) - ABJAD(&quot;يا&quot;;7;1) = [.$D157]; &quot;aynı&quot;;ABJAD([.$B1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6" calcext:value-type="float">
            <text:p>966</text:p>
          </table:table-cell>
          <table:table-cell table:style-name="ce7" office:value-type="string" calcext:value-type="string">
            <text:p>يا مُعَقِّبُ</text:p>
          </table:table-cell>
          <table:table-cell table:style-name="ce1" office:value-type="string" calcext:value-type="string">
            <text:p>Ya mueggibu</text:p>
          </table:table-cell>
          <table:table-cell table:style-name="ce1" table:formula="of:=ABJAD([.$B158];1;1) - ABJAD(&quot;يا&quot;;1;1)" office:value-type="float" office:value="212" calcext:value-type="float">
            <text:p>212</text:p>
          </table:table-cell>
          <table:table-cell table:style-name="ce1" table:formula="of:=IF(ABJAD([.$B158];7;1) - ABJAD(&quot;يا&quot;;7;1) = [.$D158]; &quot;aynı&quot;;ABJAD([.$B1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6" calcext:value-type="float">
            <text:p>506</text:p>
          </table:table-cell>
          <table:table-cell table:style-name="ce7" office:value-type="string" calcext:value-type="string">
            <text:p>يا نِعْمَ الْحَبيبُ</text:p>
          </table:table-cell>
          <table:table-cell table:style-name="ce1" office:value-type="string" calcext:value-type="string">
            <text:p>Ya ni’mel hebibu</text:p>
          </table:table-cell>
          <table:table-cell table:style-name="ce1" table:formula="of:=ABJAD([.$B159];1;1) - ABJAD(&quot;يا&quot;;1;1)" office:value-type="float" office:value="213" calcext:value-type="float">
            <text:p>213</text:p>
          </table:table-cell>
          <table:table-cell table:style-name="ce1" table:formula="of:=IF(ABJAD([.$B159];7;1) - ABJAD(&quot;يا&quot;;7;1) = [.$D159]; &quot;aynı&quot;;ABJAD([.$B1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2" calcext:value-type="float">
            <text:p>502</text:p>
          </table:table-cell>
          <table:table-cell table:style-name="ce7" office:value-type="string" calcext:value-type="string">
            <text:p>يا نِعْمَ الطَّبيبُ</text:p>
          </table:table-cell>
          <table:table-cell table:style-name="ce1" office:value-type="string" calcext:value-type="string">
            <text:p>Ya ni’me-t tebibu</text:p>
          </table:table-cell>
          <table:table-cell table:style-name="ce1" table:formula="of:=ABJAD([.$B160];1;1) - ABJAD(&quot;يا&quot;;1;1)" office:value-type="float" office:value="214" calcext:value-type="float">
            <text:p>214</text:p>
          </table:table-cell>
          <table:table-cell table:style-name="ce1" table:formula="of:=IF(ABJAD([.$B160];7;1) - ABJAD(&quot;يا&quot;;7;1) = [.$D160]; &quot;aynı&quot;;ABJAD([.$B1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4" calcext:value-type="float">
            <text:p>884</text:p>
          </table:table-cell>
          <table:table-cell table:style-name="ce7" office:value-type="string" calcext:value-type="string">
            <text:p>يا بارِئُ</text:p>
          </table:table-cell>
          <table:table-cell table:style-name="ce1" office:value-type="string" calcext:value-type="string">
            <text:p>Ya bariu</text:p>
          </table:table-cell>
          <table:table-cell table:style-name="ce1" table:formula="of:=ABJAD([.$B161];1;1) - ABJAD(&quot;يا&quot;;1;1)" office:value-type="float" office:value="214" calcext:value-type="float">
            <text:p>214</text:p>
          </table:table-cell>
          <table:table-cell table:style-name="ce1" table:formula="of:=IF(ABJAD([.$B161];7;1) - ABJAD(&quot;يا&quot;;7;1) = [.$D161]; &quot;aynı&quot;;ABJAD([.$B1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6" calcext:value-type="float">
            <text:p>636</text:p>
          </table:table-cell>
          <table:table-cell table:style-name="ce7" office:value-type="string" calcext:value-type="string">
            <text:p>يا بَديعَ السَّماءِ</text:p>
          </table:table-cell>
          <table:table-cell table:style-name="ce1" office:value-type="string" calcext:value-type="string">
            <text:p>Ya bedie-s semai</text:p>
          </table:table-cell>
          <table:table-cell table:style-name="ce1" table:formula="of:=ABJAD([.$B162];1;1) - ABJAD(&quot;يا&quot;;1;1)" office:value-type="float" office:value="219" calcext:value-type="float">
            <text:p>219</text:p>
          </table:table-cell>
          <table:table-cell table:style-name="ce1" table:formula="of:=IF(ABJAD([.$B162];7;1) - ABJAD(&quot;يا&quot;;7;1) = [.$D162]; &quot;aynı&quot;;ABJAD([.$B162];7;1) - ABJAD(&quot;يا&quot;;7;1))" office:value-type="float" office:value="459" calcext:value-type="float">
            <text:p>459</text:p>
          </table:table-cell>
          <table:table-cell table:number-columns-repeated="1019"/>
        </table:table-row>
        <table:table-row table:style-name="ro2">
          <table:table-cell table:style-name="ce1" office:value-type="float" office:value="692" calcext:value-type="float">
            <text:p>692</text:p>
          </table:table-cell>
          <table:table-cell table:style-name="ce7" office:value-type="string" calcext:value-type="string">
            <text:p>يا حَيّاً قَبْلَ كُلِّ حَيٍّ</text:p>
          </table:table-cell>
          <table:table-cell table:style-name="ce1" office:value-type="string" calcext:value-type="string">
            <text:p>Ya heyye geble kulli heyyin</text:p>
          </table:table-cell>
          <table:table-cell table:style-name="ce1" table:formula="of:=ABJAD([.$B163];1;1) - ABJAD(&quot;يا&quot;;1;1)" office:value-type="float" office:value="219" calcext:value-type="float">
            <text:p>219</text:p>
          </table:table-cell>
          <table:table-cell table:style-name="ce1" table:formula="of:=IF(ABJAD([.$B163];7;1) - ABJAD(&quot;يا&quot;;7;1) = [.$D163]; &quot;aynı&quot;;ABJAD([.$B1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4" calcext:value-type="float">
            <text:p>164</text:p>
          </table:table-cell>
          <table:table-cell table:style-name="ce7" office:value-type="string" calcext:value-type="string">
            <text:p>يا مُلَقِّنُ</text:p>
          </table:table-cell>
          <table:table-cell table:style-name="ce1" office:value-type="string" calcext:value-type="string">
            <text:p>Ya mulegginu</text:p>
          </table:table-cell>
          <table:table-cell table:style-name="ce1" table:formula="of:=ABJAD([.$B164];1;1) - ABJAD(&quot;يا&quot;;1;1)" office:value-type="float" office:value="220" calcext:value-type="float">
            <text:p>220</text:p>
          </table:table-cell>
          <table:table-cell table:style-name="ce1" table:formula="of:=IF(ABJAD([.$B164];7;1) - ABJAD(&quot;يا&quot;;7;1) = [.$D164]; &quot;aynı&quot;;ABJAD([.$B1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8" calcext:value-type="float">
            <text:p>308</text:p>
          </table:table-cell>
          <table:table-cell table:style-name="ce7" office:value-type="string" calcext:value-type="string">
            <text:p>يا عالِماً لا يَجْهَلُ</text:p>
          </table:table-cell>
          <table:table-cell table:style-name="ce1" office:value-type="string" calcext:value-type="string">
            <text:p>Ya alimen la yechelu</text:p>
          </table:table-cell>
          <table:table-cell table:style-name="ce1" table:formula="of:=ABJAD([.$B165];1;1) - ABJAD(&quot;يا&quot;;1;1)" office:value-type="float" office:value="221" calcext:value-type="float">
            <text:p>221</text:p>
          </table:table-cell>
          <table:table-cell table:style-name="ce1" table:formula="of:=IF(ABJAD([.$B165];7;1) - ABJAD(&quot;يا&quot;;7;1) = [.$D165]; &quot;aynı&quot;;ABJAD([.$B1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8" calcext:value-type="float">
            <text:p>528</text:p>
          </table:table-cell>
          <table:table-cell table:style-name="ce7" office:value-type="string" calcext:value-type="string">
            <text:p>يا مُعينَنا</text:p>
          </table:table-cell>
          <table:table-cell table:style-name="ce1" office:value-type="string" calcext:value-type="string">
            <text:p>Ya muinena</text:p>
          </table:table-cell>
          <table:table-cell table:style-name="ce1" table:formula="of:=ABJAD([.$B166];1;1) - ABJAD(&quot;يا&quot;;1;1)" office:value-type="float" office:value="221" calcext:value-type="float">
            <text:p>221</text:p>
          </table:table-cell>
          <table:table-cell table:style-name="ce1" table:formula="of:=IF(ABJAD([.$B166];7;1) - ABJAD(&quot;يا&quot;;7;1) = [.$D166]; &quot;aynı&quot;;ABJAD([.$B1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5" calcext:value-type="float">
            <text:p>815</text:p>
          </table:table-cell>
          <table:table-cell table:style-name="ce7" office:value-type="string" calcext:value-type="string">
            <text:p>يا مَنْ جادَ بِلُطْفِهِ</text:p>
          </table:table-cell>
          <table:table-cell table:style-name="ce1" office:value-type="string" calcext:value-type="string">
            <text:p>Ya men cade bi lutfihi</text:p>
          </table:table-cell>
          <table:table-cell table:style-name="ce1" table:formula="of:=ABJAD([.$B167];1;1) - ABJAD(&quot;يا&quot;;1;1)" office:value-type="float" office:value="224" calcext:value-type="float">
            <text:p>224</text:p>
          </table:table-cell>
          <table:table-cell table:style-name="ce1" table:formula="of:=IF(ABJAD([.$B167];7;1) - ABJAD(&quot;يا&quot;;7;1) = [.$D167]; &quot;aynı&quot;;ABJAD([.$B1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1" calcext:value-type="float">
            <text:p>261</text:p>
          </table:table-cell>
          <table:table-cell table:style-name="ce7" office:value-type="string" calcext:value-type="string">
            <text:p>يا اَحْكَمَ الْحاكِمينَ</text:p>
          </table:table-cell>
          <table:table-cell table:style-name="ce1" office:value-type="string" calcext:value-type="string">
            <text:p>Ya ehkeme-l hakimin</text:p>
          </table:table-cell>
          <table:table-cell table:style-name="ce1" table:formula="of:=ABJAD([.$B168];1;1) - ABJAD(&quot;يا&quot;;1;1)" office:value-type="float" office:value="229" calcext:value-type="float">
            <text:p>229</text:p>
          </table:table-cell>
          <table:table-cell table:style-name="ce1" table:formula="of:=IF(ABJAD([.$B168];7;1) - ABJAD(&quot;يا&quot;;7;1) = [.$D168]; &quot;aynı&quot;;ABJAD([.$B1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2" calcext:value-type="float">
            <text:p>512</text:p>
          </table:table-cell>
          <table:table-cell table:style-name="ce7" office:value-type="string" calcext:value-type="string">
            <text:p>يا مُنَى الُْمحِبّينَ</text:p>
          </table:table-cell>
          <table:table-cell table:style-name="ce1" office:value-type="string" calcext:value-type="string">
            <text:p>Ya mune-l muhibbine</text:p>
          </table:table-cell>
          <table:table-cell table:style-name="ce1" table:formula="of:=ABJAD([.$B169];1;1) - ABJAD(&quot;يا&quot;;1;1)" office:value-type="float" office:value="232" calcext:value-type="float">
            <text:p>232</text:p>
          </table:table-cell>
          <table:table-cell table:style-name="ce1" table:formula="of:=IF(ABJAD([.$B169];7;1) - ABJAD(&quot;يا&quot;;7;1) = [.$D169]; &quot;aynı&quot;;ABJAD([.$B1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8" calcext:value-type="float">
            <text:p>688</text:p>
          </table:table-cell>
          <table:table-cell table:style-name="ce7" office:value-type="string" calcext:value-type="string">
            <text:p>يا كَبيرُ</text:p>
          </table:table-cell>
          <table:table-cell table:style-name="ce1" office:value-type="string" calcext:value-type="string">
            <text:p>Ya kebiru</text:p>
          </table:table-cell>
          <table:table-cell table:style-name="ce1" table:formula="of:=ABJAD([.$B170];1;1) - ABJAD(&quot;يا&quot;;1;1)" office:value-type="float" office:value="232" calcext:value-type="float">
            <text:p>232</text:p>
          </table:table-cell>
          <table:table-cell table:style-name="ce1" table:formula="of:=IF(ABJAD([.$B170];7;1) - ABJAD(&quot;يا&quot;;7;1) = [.$D170]; &quot;aynı&quot;;ABJAD([.$B1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3" calcext:value-type="float">
            <text:p>993</text:p>
          </table:table-cell>
          <table:table-cell table:style-name="ce7" office:value-type="string" calcext:value-type="string">
            <text:p>يا حَليماً لا يَعْجَلُ</text:p>
          </table:table-cell>
          <table:table-cell table:style-name="ce1" office:value-type="string" calcext:value-type="string">
            <text:p>Ya helimen la ye’celu</text:p>
          </table:table-cell>
          <table:table-cell table:style-name="ce1" table:formula="of:=ABJAD([.$B171];1;1) - ABJAD(&quot;يا&quot;;1;1)" office:value-type="float" office:value="233" calcext:value-type="float">
            <text:p>233</text:p>
          </table:table-cell>
          <table:table-cell table:style-name="ce1" table:formula="of:=IF(ABJAD([.$B171];7;1) - ABJAD(&quot;يا&quot;;7;1) = [.$D171]; &quot;aynı&quot;;ABJAD([.$B1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0" calcext:value-type="float">
            <text:p>170</text:p>
          </table:table-cell>
          <table:table-cell table:style-name="ce7" office:value-type="string" calcext:value-type="string">
            <text:p>يا مُقَسِّمُ</text:p>
          </table:table-cell>
          <table:table-cell table:style-name="ce1" office:value-type="string" calcext:value-type="string">
            <text:p>Ya mugessimu</text:p>
          </table:table-cell>
          <table:table-cell table:style-name="ce1" table:formula="of:=ABJAD([.$B172];1;1) - ABJAD(&quot;يا&quot;;1;1)" office:value-type="float" office:value="240" calcext:value-type="float">
            <text:p>240</text:p>
          </table:table-cell>
          <table:table-cell table:style-name="ce1" table:formula="of:=IF(ABJAD([.$B172];7;1) - ABJAD(&quot;يا&quot;;7;1) = [.$D172]; &quot;aynı&quot;;ABJAD([.$B172];7;1) - ABJAD(&quot;يا&quot;;7;1))" office:value-type="float" office:value="480" calcext:value-type="float">
            <text:p>480</text:p>
          </table:table-cell>
          <table:table-cell table:number-columns-repeated="1019"/>
        </table:table-row>
        <table:table-row table:style-name="ro2">
          <table:table-cell table:style-name="ce1" office:value-type="float" office:value="482" calcext:value-type="float">
            <text:p>482</text:p>
          </table:table-cell>
          <table:table-cell table:style-name="ce7" office:value-type="string" calcext:value-type="string">
            <text:p>يا مُفَصِّلُ</text:p>
          </table:table-cell>
          <table:table-cell table:style-name="ce1" office:value-type="string" calcext:value-type="string">
            <text:p>Ya mufessilu</text:p>
          </table:table-cell>
          <table:table-cell table:style-name="ce1" table:formula="of:=ABJAD([.$B173];1;1) - ABJAD(&quot;يا&quot;;1;1)" office:value-type="float" office:value="240" calcext:value-type="float">
            <text:p>240</text:p>
          </table:table-cell>
          <table:table-cell table:style-name="ce1" table:formula="of:=IF(ABJAD([.$B173];7;1) - ABJAD(&quot;يا&quot;;7;1) = [.$D173]; &quot;aynı&quot;;ABJAD([.$B173];7;1) - ABJAD(&quot;يا&quot;;7;1))" office:value-type="float" office:value="210" calcext:value-type="float">
            <text:p>210</text:p>
          </table:table-cell>
          <table:table-cell table:number-columns-repeated="1019"/>
        </table:table-row>
        <table:table-row table:style-name="ro2">
          <table:table-cell table:style-name="ce1" office:value-type="float" office:value="891" calcext:value-type="float">
            <text:p>891</text:p>
          </table:table-cell>
          <table:table-cell table:style-name="ce7" office:value-type="string" calcext:value-type="string">
            <text:p>يا امِرُ</text:p>
          </table:table-cell>
          <table:table-cell table:style-name="ce1" office:value-type="string" calcext:value-type="string">
            <text:p>Ya amiru</text:p>
          </table:table-cell>
          <table:table-cell table:style-name="ce1" table:formula="of:=ABJAD([.$B174];1;1) - ABJAD(&quot;يا&quot;;1;1)" office:value-type="float" office:value="241" calcext:value-type="float">
            <text:p>241</text:p>
          </table:table-cell>
          <table:table-cell table:style-name="ce1" table:formula="of:=IF(ABJAD([.$B174];7;1) - ABJAD(&quot;يا&quot;;7;1) = [.$D174]; &quot;aynı&quot;;ABJAD([.$B1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4" calcext:value-type="float">
            <text:p>714</text:p>
          </table:table-cell>
          <table:table-cell table:style-name="ce7" office:value-type="string" calcext:value-type="string">
            <text:p>يا مالِكَ يَوْمِ الدّينِ</text:p>
          </table:table-cell>
          <table:table-cell table:style-name="ce1" office:value-type="string" calcext:value-type="string">
            <text:p>Ya malike yevmi-d dini</text:p>
          </table:table-cell>
          <table:table-cell table:style-name="ce1" table:formula="of:=ABJAD([.$B175];1;1) - ABJAD(&quot;يا&quot;;1;1)" office:value-type="float" office:value="242" calcext:value-type="float">
            <text:p>242</text:p>
          </table:table-cell>
          <table:table-cell table:style-name="ce1" table:formula="of:=IF(ABJAD([.$B175];7;1) - ABJAD(&quot;يا&quot;;7;1) = [.$D175]; &quot;aynı&quot;;ABJAD([.$B1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9" calcext:value-type="float">
            <text:p>999</text:p>
          </table:table-cell>
          <table:table-cell table:style-name="ce7" office:value-type="string" calcext:value-type="string">
            <text:p>يا عَدْلاً لا يَحيفُ</text:p>
          </table:table-cell>
          <table:table-cell table:style-name="ce1" office:value-type="string" calcext:value-type="string">
            <text:p>Ya edlen la yehifu</text:p>
          </table:table-cell>
          <table:table-cell table:style-name="ce1" table:formula="of:=ABJAD([.$B176];1;1) - ABJAD(&quot;يا&quot;;1;1)" office:value-type="float" office:value="244" calcext:value-type="float">
            <text:p>244</text:p>
          </table:table-cell>
          <table:table-cell table:style-name="ce1" table:formula="of:=IF(ABJAD([.$B176];7;1) - ABJAD(&quot;يا&quot;;7;1) = [.$D176]; &quot;aynı&quot;;ABJAD([.$B1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8" calcext:value-type="float">
            <text:p>858</text:p>
          </table:table-cell>
          <table:table-cell table:style-name="ce7" office:value-type="string" calcext:value-type="string">
            <text:p>یَا أَقْدَمَ مَوْجُودٍ طُلِبَ</text:p>
          </table:table-cell>
          <table:table-cell table:style-name="ce1" office:value-type="string" calcext:value-type="string">
            <text:p>Ya egdeme mevcudin tulibe</text:p>
          </table:table-cell>
          <table:table-cell table:style-name="ce1" table:formula="of:=ABJAD([.$B177];1;1) - ABJAD(&quot;يا&quot;;1;1)" office:value-type="float" office:value="245" calcext:value-type="float">
            <text:p>245</text:p>
          </table:table-cell>
          <table:table-cell table:style-name="ce1" table:formula="of:=IF(ABJAD([.$B177];7;1) - ABJAD(&quot;يا&quot;;7;1) = [.$D177]; &quot;aynı&quot;;ABJAD([.$B1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7" calcext:value-type="float">
            <text:p>197</text:p>
          </table:table-cell>
          <table:table-cell table:style-name="ce7" office:value-type="string" calcext:value-type="string">
            <text:p>يا مُوفِيَ الْعَهْدِ</text:p>
          </table:table-cell>
          <table:table-cell table:style-name="ce1" office:value-type="string" calcext:value-type="string">
            <text:p>Ya mufiye-l ehdi</text:p>
          </table:table-cell>
          <table:table-cell table:style-name="ce1" table:formula="of:=ABJAD([.$B178];1;1) - ABJAD(&quot;يا&quot;;1;1)" office:value-type="float" office:value="246" calcext:value-type="float">
            <text:p>246</text:p>
          </table:table-cell>
          <table:table-cell table:style-name="ce1" table:formula="of:=IF(ABJAD([.$B178];7;1) - ABJAD(&quot;يا&quot;;7;1) = [.$D178]; &quot;aynı&quot;;ABJAD([.$B17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3" calcext:value-type="float">
            <text:p>243</text:p>
          </table:table-cell>
          <table:table-cell table:style-name="ce7" office:value-type="string" calcext:value-type="string">
            <text:p>يا مُدَبِّرُ</text:p>
          </table:table-cell>
          <table:table-cell table:style-name="ce1" office:value-type="string" calcext:value-type="string">
            <text:p>Ya mudebbiru</text:p>
          </table:table-cell>
          <table:table-cell table:style-name="ce1" table:formula="of:=ABJAD([.$B179];1;1) - ABJAD(&quot;يا&quot;;1;1)" office:value-type="float" office:value="246" calcext:value-type="float">
            <text:p>246</text:p>
          </table:table-cell>
          <table:table-cell table:style-name="ce1" table:formula="of:=IF(ABJAD([.$B179];7;1) - ABJAD(&quot;يا&quot;;7;1) = [.$D179]; &quot;aynı&quot;;ABJAD([.$B1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5" calcext:value-type="float">
            <text:p>505</text:p>
          </table:table-cell>
          <table:table-cell table:style-name="ce7" office:value-type="string" calcext:value-type="string">
            <text:p>يا نِعْمَ الْمـٌجيبُ</text:p>
          </table:table-cell>
          <table:table-cell table:style-name="ce1" office:value-type="string" calcext:value-type="string">
            <text:p>Ya ni’me-l mucibu</text:p>
          </table:table-cell>
          <table:table-cell table:style-name="ce1" table:formula="of:=ABJAD([.$B180];1;1) - ABJAD(&quot;يا&quot;;1;1)" office:value-type="float" office:value="246" calcext:value-type="float">
            <text:p>246</text:p>
          </table:table-cell>
          <table:table-cell table:style-name="ce1" table:formula="of:=IF(ABJAD([.$B180];7;1) - ABJAD(&quot;يا&quot;;7;1) = [.$D180]; &quot;aynı&quot;;ABJAD([.$B1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9" calcext:value-type="float">
            <text:p>329</text:p>
          </table:table-cell>
          <table:table-cell table:style-name="ce7" office:value-type="string" calcext:value-type="string">
            <text:p>يا اَجَلَّ مِن كُلِّ جَليلٍ</text:p>
          </table:table-cell>
          <table:table-cell table:style-name="ce1" office:value-type="string" calcext:value-type="string">
            <text:p>Ya ecelle min kulli celilin</text:p>
          </table:table-cell>
          <table:table-cell table:style-name="ce1" table:formula="of:=ABJAD([.$B181];1;1) - ABJAD(&quot;يا&quot;;1;1)" office:value-type="float" office:value="247" calcext:value-type="float">
            <text:p>247</text:p>
          </table:table-cell>
          <table:table-cell table:style-name="ce1" table:formula="of:=IF(ABJAD([.$B181];7;1) - ABJAD(&quot;يا&quot;;7;1) = [.$D181]; &quot;aynı&quot;;ABJAD([.$B1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4" calcext:value-type="float">
            <text:p>284</text:p>
          </table:table-cell>
          <table:table-cell table:style-name="ce7" office:value-type="string" calcext:value-type="string">
            <text:p>يا راحِمُ</text:p>
          </table:table-cell>
          <table:table-cell table:style-name="ce1" office:value-type="string" calcext:value-type="string">
            <text:p>Ya rahimu</text:p>
          </table:table-cell>
          <table:table-cell table:style-name="ce1" table:formula="of:=ABJAD([.$B182];1;1) - ABJAD(&quot;يا&quot;;1;1)" office:value-type="float" office:value="249" calcext:value-type="float">
            <text:p>249</text:p>
          </table:table-cell>
          <table:table-cell table:style-name="ce1" table:formula="of:=IF(ABJAD([.$B182];7;1) - ABJAD(&quot;يا&quot;;7;1) = [.$D182]; &quot;aynı&quot;;ABJAD([.$B1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4" calcext:value-type="float">
            <text:p>634</text:p>
          </table:table-cell>
          <table:table-cell table:style-name="ce7" office:value-type="string" calcext:value-type="string">
            <text:p>يا واسِعَ الْعَطاءِ</text:p>
          </table:table-cell>
          <table:table-cell table:style-name="ce1" office:value-type="string" calcext:value-type="string">
            <text:p>Ya vasie-l etai</text:p>
          </table:table-cell>
          <table:table-cell table:style-name="ce1" table:formula="of:=ABJAD([.$B183];1;1) - ABJAD(&quot;يا&quot;;1;1)" office:value-type="float" office:value="249" calcext:value-type="float">
            <text:p>249</text:p>
          </table:table-cell>
          <table:table-cell table:style-name="ce1" table:formula="of:=IF(ABJAD([.$B183];7;1) - ABJAD(&quot;يا&quot;;7;1) = [.$D183]; &quot;aynı&quot;;ABJAD([.$B183];7;1) - ABJAD(&quot;يا&quot;;7;1))" office:value-type="float" office:value="489" calcext:value-type="float">
            <text:p>489</text:p>
          </table:table-cell>
          <table:table-cell table:number-columns-repeated="1019"/>
        </table:table-row>
        <table:table-row table:style-name="ro2">
          <table:table-cell table:style-name="ce1" office:value-type="float" office:value="380" calcext:value-type="float">
            <text:p>380</text:p>
          </table:table-cell>
          <table:table-cell table:style-name="ce7" office:value-type="string" calcext:value-type="string">
            <text:p>يا مَنْ لا يُعْبَدُ إلاّ هو</text:p>
          </table:table-cell>
          <table:table-cell table:style-name="ce1" office:value-type="string" calcext:value-type="string">
            <text:p>Ya men la yu’bedu illa huve</text:p>
          </table:table-cell>
          <table:table-cell table:style-name="ce1" table:formula="of:=ABJAD([.$B184];1;1) - ABJAD(&quot;يا&quot;;1;1)" office:value-type="float" office:value="250" calcext:value-type="float">
            <text:p>250</text:p>
          </table:table-cell>
          <table:table-cell table:style-name="ce1" table:formula="of:=IF(ABJAD([.$B184];7;1) - ABJAD(&quot;يا&quot;;7;1) = [.$D184]; &quot;aynı&quot;;ABJAD([.$B1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6" calcext:value-type="float">
            <text:p>406</text:p>
          </table:table-cell>
          <table:table-cell table:style-name="ce7" office:value-type="string" calcext:value-type="string">
            <text:p>يا مَنْ يُنْجِي الْهَلْكى</text:p>
          </table:table-cell>
          <table:table-cell table:style-name="ce1" office:value-type="string" calcext:value-type="string">
            <text:p>Ya men yunci-l helka</text:p>
          </table:table-cell>
          <table:table-cell table:style-name="ce1" table:formula="of:=ABJAD([.$B185];1;1) - ABJAD(&quot;يا&quot;;1;1)" office:value-type="float" office:value="250" calcext:value-type="float">
            <text:p>250</text:p>
          </table:table-cell>
          <table:table-cell table:style-name="ce1" table:formula="of:=IF(ABJAD([.$B185];7;1) - ABJAD(&quot;يا&quot;;7;1) = [.$D185]; &quot;aynı&quot;;ABJAD([.$B18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9" calcext:value-type="float">
            <text:p>199</text:p>
          </table:table-cell>
          <table:table-cell table:style-name="ce7" office:value-type="string" calcext:value-type="string">
            <text:p>يا فالِقَ الْحَبِّ</text:p>
          </table:table-cell>
          <table:table-cell table:style-name="ce1" office:value-type="string" calcext:value-type="string">
            <text:p>Ya falige-l hebbi</text:p>
          </table:table-cell>
          <table:table-cell table:style-name="ce1" table:formula="of:=ABJAD([.$B186];1;1) - ABJAD(&quot;يا&quot;;1;1)" office:value-type="float" office:value="252" calcext:value-type="float">
            <text:p>252</text:p>
          </table:table-cell>
          <table:table-cell table:style-name="ce1" table:formula="of:=IF(ABJAD([.$B186];7;1) - ABJAD(&quot;يا&quot;;7;1) = [.$D186]; &quot;aynı&quot;;ABJAD([.$B1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1" calcext:value-type="float">
            <text:p>521</text:p>
          </table:table-cell>
          <table:table-cell table:style-name="ce7" office:value-type="string" calcext:value-type="string">
            <text:p>يا رَبَّنا</text:p>
          </table:table-cell>
          <table:table-cell table:style-name="ce1" office:value-type="string" calcext:value-type="string">
            <text:p>Ya rebbena</text:p>
          </table:table-cell>
          <table:table-cell table:style-name="ce1" table:formula="of:=ABJAD([.$B187];1;1) - ABJAD(&quot;يا&quot;;1;1)" office:value-type="float" office:value="253" calcext:value-type="float">
            <text:p>253</text:p>
          </table:table-cell>
          <table:table-cell table:style-name="ce1" table:formula="of:=IF(ABJAD([.$B187];7;1) - ABJAD(&quot;يا&quot;;7;1) = [.$D187]; &quot;aynı&quot;;ABJAD([.$B1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1" calcext:value-type="float">
            <text:p>691</text:p>
          </table:table-cell>
          <table:table-cell table:style-name="ce7" office:value-type="string" calcext:value-type="string">
            <text:p>يا مُجيرُ </text:p>
          </table:table-cell>
          <table:table-cell table:style-name="ce1" office:value-type="string" calcext:value-type="string">
            <text:p>Ya muciru</text:p>
          </table:table-cell>
          <table:table-cell table:style-name="ce1" table:formula="of:=ABJAD([.$B188];1;1) - ABJAD(&quot;يا&quot;;1;1)" office:value-type="float" office:value="253" calcext:value-type="float">
            <text:p>253</text:p>
          </table:table-cell>
          <table:table-cell table:style-name="ce1" table:formula="of:=IF(ABJAD([.$B188];7;1) - ABJAD(&quot;يا&quot;;7;1) = [.$D188]; &quot;aynı&quot;;ABJAD([.$B1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4" calcext:value-type="float">
            <text:p>244</text:p>
          </table:table-cell>
          <table:table-cell table:style-name="ce7" office:value-type="string" calcext:value-type="string">
            <text:p>يا مُطَهِّرُ</text:p>
          </table:table-cell>
          <table:table-cell table:style-name="ce1" office:value-type="string" calcext:value-type="string">
            <text:p>Ya mutehhiru</text:p>
          </table:table-cell>
          <table:table-cell table:style-name="ce1" table:formula="of:=ABJAD([.$B189];1;1) - ABJAD(&quot;يا&quot;;1;1)" office:value-type="float" office:value="254" calcext:value-type="float">
            <text:p>254</text:p>
          </table:table-cell>
          <table:table-cell table:style-name="ce1" table:formula="of:=IF(ABJAD([.$B189];7;1) - ABJAD(&quot;يا&quot;;7;1) = [.$D189]; &quot;aynı&quot;;ABJAD([.$B1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8" calcext:value-type="float">
            <text:p>508</text:p>
          </table:table-cell>
          <table:table-cell table:style-name="ce7" office:value-type="string" calcext:value-type="string">
            <text:p>يا نِعْمَ الَوْكيلُ</text:p>
          </table:table-cell>
          <table:table-cell table:style-name="ce1" office:value-type="string" calcext:value-type="string">
            <text:p>Ya ni’me-l vekilu</text:p>
          </table:table-cell>
          <table:table-cell table:style-name="ce1" table:formula="of:=ABJAD([.$B190];1;1) - ABJAD(&quot;يا&quot;;1;1)" office:value-type="float" office:value="257" calcext:value-type="float">
            <text:p>257</text:p>
          </table:table-cell>
          <table:table-cell table:style-name="ce1" table:formula="of:=IF(ABJAD([.$B190];7;1) - ABJAD(&quot;يا&quot;;7;1) = [.$D190]; &quot;aynı&quot;;ABJAD([.$B1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 calcext:value-type="float">
            <text:p>3</text:p>
          </table:table-cell>
          <table:table-cell table:style-name="ce7" office:value-type="string" calcext:value-type="string">
            <text:p>يا رَحيمُ</text:p>
          </table:table-cell>
          <table:table-cell table:style-name="ce1" office:value-type="string" calcext:value-type="string">
            <text:p>Ya rahimu</text:p>
          </table:table-cell>
          <table:table-cell table:style-name="ce1" table:formula="of:=ABJAD([.$B191];1;1) - ABJAD(&quot;يا&quot;;1;1)" office:value-type="float" office:value="258" calcext:value-type="float">
            <text:p>258</text:p>
          </table:table-cell>
          <table:table-cell table:style-name="ce1" table:formula="of:=IF(ABJAD([.$B191];7;1) - ABJAD(&quot;يا&quot;;7;1) = [.$D191]; &quot;aynı&quot;;ABJAD([.$B1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 calcext:value-type="float">
            <text:p>44</text:p>
          </table:table-cell>
          <table:table-cell table:style-name="ce7" office:value-type="string" calcext:value-type="string">
            <text:p>يا بُرْهانُ</text:p>
          </table:table-cell>
          <table:table-cell table:style-name="ce1" office:value-type="string" calcext:value-type="string">
            <text:p>Ya burhanu</text:p>
          </table:table-cell>
          <table:table-cell table:style-name="ce1" table:formula="of:=ABJAD([.$B192];1;1) - ABJAD(&quot;يا&quot;;1;1)" office:value-type="float" office:value="258" calcext:value-type="float">
            <text:p>258</text:p>
          </table:table-cell>
          <table:table-cell table:style-name="ce1" table:formula="of:=IF(ABJAD([.$B192];7;1) - ABJAD(&quot;يا&quot;;7;1) = [.$D192]; &quot;aynı&quot;;ABJAD([.$B1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7" calcext:value-type="float">
            <text:p>857</text:p>
          </table:table-cell>
          <table:table-cell table:style-name="ce7" office:value-type="string" calcext:value-type="string">
            <text:p>یَا أَعْلَی مَحْمُودٍ حُمِدَ</text:p>
          </table:table-cell>
          <table:table-cell table:style-name="ce1" office:value-type="string" calcext:value-type="string">
            <text:p>Ya e’la mehmudin humide</text:p>
          </table:table-cell>
          <table:table-cell table:style-name="ce1" table:formula="of:=ABJAD([.$B193];1;1) - ABJAD(&quot;يا&quot;;1;1)" office:value-type="float" office:value="261" calcext:value-type="float">
            <text:p>261</text:p>
          </table:table-cell>
          <table:table-cell table:style-name="ce1" table:formula="of:=IF(ABJAD([.$B193];7;1) - ABJAD(&quot;يا&quot;;7;1) = [.$D193]; &quot;aynı&quot;;ABJAD([.$B1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8" calcext:value-type="float">
            <text:p>758</text:p>
          </table:table-cell>
          <table:table-cell table:style-name="ce7" office:value-type="string" calcext:value-type="string">
            <text:p>يا مَنْ يَدُومُ بَقاؤُهُ</text:p>
          </table:table-cell>
          <table:table-cell table:style-name="ce1" office:value-type="string" calcext:value-type="string">
            <text:p>Ya men yedumu begauhu</text:p>
          </table:table-cell>
          <table:table-cell table:style-name="ce1" table:formula="of:=ABJAD([.$B194];1;1) - ABJAD(&quot;يا&quot;;1;1)" office:value-type="float" office:value="265" calcext:value-type="float">
            <text:p>265</text:p>
          </table:table-cell>
          <table:table-cell table:style-name="ce1" table:formula="of:=IF(ABJAD([.$B194];7;1) - ABJAD(&quot;يا&quot;;7;1) = [.$D194]; &quot;aynı&quot;;ABJAD([.$B1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4" calcext:value-type="float">
            <text:p>584</text:p>
          </table:table-cell>
          <table:table-cell table:style-name="ce7" office:value-type="string" calcext:value-type="string">
            <text:p>يا مُجيبَ مَنْ لا مُجيبَ لَهُ</text:p>
          </table:table-cell>
          <table:table-cell table:style-name="ce1" office:value-type="string" calcext:value-type="string">
            <text:p>Ya mucibe men la mucibe lehu</text:p>
          </table:table-cell>
          <table:table-cell table:style-name="ce1" table:formula="of:=ABJAD([.$B195];1;1) - ABJAD(&quot;يا&quot;;1;1)" office:value-type="float" office:value="266" calcext:value-type="float">
            <text:p>266</text:p>
          </table:table-cell>
          <table:table-cell table:style-name="ce1" table:formula="of:=IF(ABJAD([.$B195];7;1) - ABJAD(&quot;يا&quot;;7;1) = [.$D195]; &quot;aynı&quot;;ABJAD([.$B1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9" calcext:value-type="float">
            <text:p>509</text:p>
          </table:table-cell>
          <table:table-cell table:style-name="ce7" office:value-type="string" calcext:value-type="string">
            <text:p>يا نِعْمَ الْمَوْلى</text:p>
          </table:table-cell>
          <table:table-cell table:style-name="ce1" office:value-type="string" calcext:value-type="string">
            <text:p>Ya ni’me-l Mevla</text:p>
          </table:table-cell>
          <table:table-cell table:style-name="ce1" table:formula="of:=ABJAD([.$B196];1;1) - ABJAD(&quot;يا&quot;;1;1)" office:value-type="float" office:value="268" calcext:value-type="float">
            <text:p>268</text:p>
          </table:table-cell>
          <table:table-cell table:style-name="ce1" table:formula="of:=IF(ABJAD([.$B196];7;1) - ABJAD(&quot;يا&quot;;7;1) = [.$D196]; &quot;aynı&quot;;ABJAD([.$B1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 calcext:value-type="float">
            <text:p>4</text:p>
          </table:table-cell>
          <table:table-cell table:style-name="ce7" office:value-type="string" calcext:value-type="string">
            <text:p>يا كَريمُ</text:p>
          </table:table-cell>
          <table:table-cell table:style-name="ce1" office:value-type="string" calcext:value-type="string">
            <text:p>Ya kerimu</text:p>
          </table:table-cell>
          <table:table-cell table:style-name="ce1" table:formula="of:=ABJAD([.$B197];1;1) - ABJAD(&quot;يا&quot;;1;1)" office:value-type="float" office:value="270" calcext:value-type="float">
            <text:p>270</text:p>
          </table:table-cell>
          <table:table-cell table:style-name="ce1" table:formula="of:=IF(ABJAD([.$B197];7;1) - ABJAD(&quot;يا&quot;;7;1) = [.$D197]; &quot;aynı&quot;;ABJAD([.$B1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1" calcext:value-type="float">
            <text:p>501</text:p>
          </table:table-cell>
          <table:table-cell table:style-name="ce7" office:value-type="string" calcext:value-type="string">
            <text:p>يا نِعْمَ الْحَسيبُ</text:p>
          </table:table-cell>
          <table:table-cell table:style-name="ce1" office:value-type="string" calcext:value-type="string">
            <text:p>Ya ni’me-l hesibu</text:p>
          </table:table-cell>
          <table:table-cell table:style-name="ce1" table:formula="of:=ABJAD([.$B198];1;1) - ABJAD(&quot;يا&quot;;1;1)" office:value-type="float" office:value="271" calcext:value-type="float">
            <text:p>271</text:p>
          </table:table-cell>
          <table:table-cell table:style-name="ce1" table:formula="of:=IF(ABJAD([.$B198];7;1) - ABJAD(&quot;يا&quot;;7;1) = [.$D198]; &quot;aynı&quot;;ABJAD([.$B198];7;1) - ABJAD(&quot;يا&quot;;7;1))" office:value-type="float" office:value="511" calcext:value-type="float">
            <text:p>511</text:p>
          </table:table-cell>
          <table:table-cell table:number-columns-repeated="1019"/>
        </table:table-row>
        <table:table-row table:style-name="ro2">
          <table:table-cell table:style-name="ce1" office:value-type="float" office:value="778" calcext:value-type="float">
            <text:p>778</text:p>
          </table:table-cell>
          <table:table-cell table:style-name="ce7" office:value-type="string" calcext:value-type="string">
            <text:p>يا مَنْ هُوَ الْوَلِيُّ الْحَميدُ</text:p>
          </table:table-cell>
          <table:table-cell table:style-name="ce1" office:value-type="string" calcext:value-type="string">
            <text:p>Ya men huve-l veliyyu-l hemidu</text:p>
          </table:table-cell>
          <table:table-cell table:style-name="ce1" table:formula="of:=ABJAD([.$B199];1;1) - ABJAD(&quot;يا&quot;;1;1)" office:value-type="float" office:value="271" calcext:value-type="float">
            <text:p>271</text:p>
          </table:table-cell>
          <table:table-cell table:style-name="ce1" table:formula="of:=IF(ABJAD([.$B199];7;1) - ABJAD(&quot;يا&quot;;7;1) = [.$D199]; &quot;aynı&quot;;ABJAD([.$B1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6" calcext:value-type="float">
            <text:p>866</text:p>
          </table:table-cell>
          <table:table-cell table:style-name="ce7" office:value-type="string" calcext:value-type="string">
            <text:p>يا وَلِيَّ الْمُؤْمِنينَ</text:p>
          </table:table-cell>
          <table:table-cell table:style-name="ce1" office:value-type="string" calcext:value-type="string">
            <text:p>Ya veliyye-l mu’minine</text:p>
          </table:table-cell>
          <table:table-cell table:style-name="ce1" table:formula="of:=ABJAD([.$B200];1;1) - ABJAD(&quot;يا&quot;;1;1)" office:value-type="float" office:value="274" calcext:value-type="float">
            <text:p>274</text:p>
          </table:table-cell>
          <table:table-cell table:style-name="ce1" table:formula="of:=IF(ABJAD([.$B200];7;1) - ABJAD(&quot;يا&quot;;7;1) = [.$D200]; &quot;aynı&quot;;ABJAD([.$B2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 calcext:value-type="float">
            <text:p>94</text:p>
          </table:table-cell>
          <table:table-cell table:style-name="ce7" office:value-type="string" calcext:value-type="string">
            <text:p>يا مالِكَ كُلِّ مَمْلُوكٍ</text:p>
          </table:table-cell>
          <table:table-cell table:style-name="ce1" office:value-type="string" calcext:value-type="string">
            <text:p>Ya malike kulli memlukin</text:p>
          </table:table-cell>
          <table:table-cell table:style-name="ce1" table:formula="of:=ABJAD([.$B201];1;1) - ABJAD(&quot;يا&quot;;1;1)" office:value-type="float" office:value="277" calcext:value-type="float">
            <text:p>277</text:p>
          </table:table-cell>
          <table:table-cell table:style-name="ce1" table:formula="of:=IF(ABJAD([.$B201];7;1) - ABJAD(&quot;يا&quot;;7;1) = [.$D201]; &quot;aynı&quot;;ABJAD([.$B2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3" calcext:value-type="float">
            <text:p>633</text:p>
          </table:table-cell>
          <table:table-cell table:style-name="ce7" office:value-type="string" calcext:value-type="string">
            <text:p>يا سامِعَ الدُّعاءِ</text:p>
          </table:table-cell>
          <table:table-cell table:style-name="ce1" office:value-type="string" calcext:value-type="string">
            <text:p>Ya samie-d duai</text:p>
          </table:table-cell>
          <table:table-cell table:style-name="ce1" table:formula="of:=ABJAD([.$B202];1;1) - ABJAD(&quot;يا&quot;;1;1)" office:value-type="float" office:value="278" calcext:value-type="float">
            <text:p>278</text:p>
          </table:table-cell>
          <table:table-cell table:style-name="ce1" table:formula="of:=IF(ABJAD([.$B202];7;1) - ABJAD(&quot;يا&quot;;7;1) = [.$D202]; &quot;aynı&quot;;ABJAD([.$B202];7;1) - ABJAD(&quot;يا&quot;;7;1))" office:value-type="float" office:value="518" calcext:value-type="float">
            <text:p>518</text:p>
          </table:table-cell>
          <table:table-cell table:number-columns-repeated="1019"/>
        </table:table-row>
        <table:table-row table:style-name="ro2">
          <table:table-cell table:style-name="ce1" office:value-type="float" office:value="396" calcext:value-type="float">
            <text:p>396</text:p>
          </table:table-cell>
          <table:table-cell table:style-name="ce7" office:value-type="string" calcext:value-type="string">
            <text:p>يا كاسِرُ</text:p>
          </table:table-cell>
          <table:table-cell table:style-name="ce1" office:value-type="string" calcext:value-type="string">
            <text:p>Ya kasiru</text:p>
          </table:table-cell>
          <table:table-cell table:style-name="ce1" table:formula="of:=ABJAD([.$B203];1;1) - ABJAD(&quot;يا&quot;;1;1)" office:value-type="float" office:value="281" calcext:value-type="float">
            <text:p>281</text:p>
          </table:table-cell>
          <table:table-cell table:style-name="ce1" table:formula="of:=IF(ABJAD([.$B203];7;1) - ABJAD(&quot;يا&quot;;7;1) = [.$D203]; &quot;aynı&quot;;ABJAD([.$B203];7;1) - ABJAD(&quot;يا&quot;;7;1))" office:value-type="float" office:value="521" calcext:value-type="float">
            <text:p>521</text:p>
          </table:table-cell>
          <table:table-cell table:number-columns-repeated="1019"/>
        </table:table-row>
        <table:table-row table:style-name="ro2">
          <table:table-cell table:style-name="ce1" office:value-type="float" office:value="849" calcext:value-type="float">
            <text:p>849</text:p>
          </table:table-cell>
          <table:table-cell table:style-name="ce7" office:value-type="string" calcext:value-type="string">
            <text:p>يا فَرْدُ</text:p>
          </table:table-cell>
          <table:table-cell table:style-name="ce1" office:value-type="string" calcext:value-type="string">
            <text:p>Ya ferdu</text:p>
          </table:table-cell>
          <table:table-cell table:style-name="ce1" table:formula="of:=ABJAD([.$B204];1;1) - ABJAD(&quot;يا&quot;;1;1)" office:value-type="float" office:value="284" calcext:value-type="float">
            <text:p>284</text:p>
          </table:table-cell>
          <table:table-cell table:style-name="ce1" table:formula="of:=IF(ABJAD([.$B204];7;1) - ABJAD(&quot;يا&quot;;7;1) = [.$D204]; &quot;aynı&quot;;ABJAD([.$B2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7" calcext:value-type="float">
            <text:p>887</text:p>
          </table:table-cell>
          <table:table-cell table:style-name="ce7" office:value-type="string" calcext:value-type="string">
            <text:p>يا فارِجُ</text:p>
          </table:table-cell>
          <table:table-cell table:style-name="ce1" office:value-type="string" calcext:value-type="string">
            <text:p>Ya faricu</text:p>
          </table:table-cell>
          <table:table-cell table:style-name="ce1" table:formula="of:=ABJAD([.$B205];1;1) - ABJAD(&quot;يا&quot;;1;1)" office:value-type="float" office:value="284" calcext:value-type="float">
            <text:p>284</text:p>
          </table:table-cell>
          <table:table-cell table:style-name="ce1" table:formula="of:=IF(ABJAD([.$B205];7;1) - ABJAD(&quot;يا&quot;;7;1) = [.$D205]; &quot;aynı&quot;;ABJAD([.$B2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7" calcext:value-type="float">
            <text:p>307</text:p>
          </table:table-cell>
          <table:table-cell table:style-name="ce7" office:value-type="string" calcext:value-type="string">
            <text:p>يا باقِياً لا يَفْنى</text:p>
          </table:table-cell>
          <table:table-cell table:style-name="ce1" office:value-type="string" calcext:value-type="string">
            <text:p>Ya bagiyen la yefna</text:p>
          </table:table-cell>
          <table:table-cell table:style-name="ce1" table:formula="of:=ABJAD([.$B206];1;1) - ABJAD(&quot;يا&quot;;1;1)" office:value-type="float" office:value="286" calcext:value-type="float">
            <text:p>286</text:p>
          </table:table-cell>
          <table:table-cell table:style-name="ce1" table:formula="of:=IF(ABJAD([.$B206];7;1) - ABJAD(&quot;يا&quot;;7;1) = [.$D206]; &quot;aynı&quot;;ABJAD([.$B20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5" calcext:value-type="float">
            <text:p>325</text:p>
          </table:table-cell>
          <table:table-cell table:style-name="ce7" office:value-type="string" calcext:value-type="string">
            <text:p>يا اَحْكَمَ مِنْ كُلِّ حَكيمٍ</text:p>
          </table:table-cell>
          <table:table-cell table:style-name="ce1" office:value-type="string" calcext:value-type="string">
            <text:p>Ya ehkeme min kulli hekimin</text:p>
          </table:table-cell>
          <table:table-cell table:style-name="ce1" table:formula="of:=ABJAD([.$B207];1;1) - ABJAD(&quot;يا&quot;;1;1)" office:value-type="float" office:value="287" calcext:value-type="float">
            <text:p>287</text:p>
          </table:table-cell>
          <table:table-cell table:style-name="ce1" table:formula="of:=IF(ABJAD([.$B207];7;1) - ABJAD(&quot;يا&quot;;7;1) = [.$D207]; &quot;aynı&quot;;ABJAD([.$B2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3" calcext:value-type="float">
            <text:p>303</text:p>
          </table:table-cell>
          <table:table-cell table:style-name="ce7" office:value-type="string" calcext:value-type="string">
            <text:p>يا قَيُّوماً لا يَنامُ</text:p>
          </table:table-cell>
          <table:table-cell table:style-name="ce1" office:value-type="string" calcext:value-type="string">
            <text:p>Ya geyyumen la yenamu</text:p>
          </table:table-cell>
          <table:table-cell table:style-name="ce1" table:formula="of:=ABJAD([.$B208];1;1) - ABJAD(&quot;يا&quot;;1;1)" office:value-type="float" office:value="289" calcext:value-type="float">
            <text:p>289</text:p>
          </table:table-cell>
          <table:table-cell table:style-name="ce1" table:formula="of:=IF(ABJAD([.$B208];7;1) - ABJAD(&quot;يا&quot;;7;1) = [.$D208]; &quot;aynı&quot;;ABJAD([.$B2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8" calcext:value-type="float">
            <text:p>118</text:p>
          </table:table-cell>
          <table:table-cell table:style-name="ce7" office:value-type="string" calcext:value-type="string">
            <text:p>يا اَنيسَ الْقُلُوبِ</text:p>
          </table:table-cell>
          <table:table-cell table:style-name="ce1" office:value-type="string" calcext:value-type="string">
            <text:p>Ya enise-l gulubi</text:p>
          </table:table-cell>
          <table:table-cell table:style-name="ce1" table:formula="of:=ABJAD([.$B209];1;1) - ABJAD(&quot;يا&quot;;1;1)" office:value-type="float" office:value="290" calcext:value-type="float">
            <text:p>290</text:p>
          </table:table-cell>
          <table:table-cell table:style-name="ce1" table:formula="of:=IF(ABJAD([.$B209];7;1) - ABJAD(&quot;يا&quot;;7;1) = [.$D209]; &quot;aynı&quot;;ABJAD([.$B209];7;1) - ABJAD(&quot;يا&quot;;7;1))" office:value-type="float" office:value="530" calcext:value-type="float">
            <text:p>530</text:p>
          </table:table-cell>
          <table:table-cell table:number-columns-repeated="1019"/>
        </table:table-row>
        <table:table-row table:style-name="ro2">
          <table:table-cell table:style-name="ce1" office:value-type="float" office:value="395" calcext:value-type="float">
            <text:p>395</text:p>
          </table:table-cell>
          <table:table-cell table:style-name="ce7" office:value-type="string" calcext:value-type="string">
            <text:p>يا فاطِرُ</text:p>
          </table:table-cell>
          <table:table-cell table:style-name="ce1" office:value-type="string" calcext:value-type="string">
            <text:p>Ya fatiru</text:p>
          </table:table-cell>
          <table:table-cell table:style-name="ce1" table:formula="of:=ABJAD([.$B210];1;1) - ABJAD(&quot;يا&quot;;1;1)" office:value-type="float" office:value="290" calcext:value-type="float">
            <text:p>290</text:p>
          </table:table-cell>
          <table:table-cell table:style-name="ce1" table:formula="of:=IF(ABJAD([.$B210];7;1) - ABJAD(&quot;يا&quot;;7;1) = [.$D210]; &quot;aynı&quot;;ABJAD([.$B2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5" calcext:value-type="float">
            <text:p>555</text:p>
          </table:table-cell>
          <table:table-cell table:style-name="ce7" office:value-type="string" calcext:value-type="string">
            <text:p>يا مَنْ لَهُ الْجَنَّةُ الْمَاْوى</text:p>
          </table:table-cell>
          <table:table-cell table:style-name="ce1" office:value-type="string" calcext:value-type="string">
            <text:p>Ya men lehu-l cennetu-l me’va</text:p>
          </table:table-cell>
          <table:table-cell table:style-name="ce1" table:formula="of:=ABJAD([.$B211];1;1) - ABJAD(&quot;يا&quot;;1;1)" office:value-type="float" office:value="293" calcext:value-type="float">
            <text:p>293</text:p>
          </table:table-cell>
          <table:table-cell table:style-name="ce1" table:formula="of:=IF(ABJAD([.$B211];7;1) - ABJAD(&quot;يا&quot;;7;1) = [.$D211]; &quot;aynı&quot;;ABJAD([.$B2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6" calcext:value-type="float">
            <text:p>566</text:p>
          </table:table-cell>
          <table:table-cell table:style-name="ce7" office:value-type="string" calcext:value-type="string">
            <text:p>يا رَؤوفُ</text:p>
          </table:table-cell>
          <table:table-cell table:style-name="ce1" office:value-type="string" calcext:value-type="string">
            <text:p>Ya reufu</text:p>
          </table:table-cell>
          <table:table-cell table:style-name="ce1" table:formula="of:=ABJAD([.$B212];1;1) - ABJAD(&quot;يا&quot;;1;1)" office:value-type="float" office:value="293" calcext:value-type="float">
            <text:p>293</text:p>
          </table:table-cell>
          <table:table-cell table:style-name="ce1" table:formula="of:=IF(ABJAD([.$B212];7;1) - ABJAD(&quot;يا&quot;;7;1) = [.$D212]; &quot;aynı&quot;;ABJAD([.$B2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6" calcext:value-type="float">
            <text:p>646</text:p>
          </table:table-cell>
          <table:table-cell table:style-name="ce7" office:value-type="string" calcext:value-type="string">
            <text:p>يا صَبّارُ</text:p>
          </table:table-cell>
          <table:table-cell table:style-name="ce1" office:value-type="string" calcext:value-type="string">
            <text:p>Ya sebbaru</text:p>
          </table:table-cell>
          <table:table-cell table:style-name="ce1" table:formula="of:=ABJAD([.$B213];1;1) - ABJAD(&quot;يا&quot;;1;1)" office:value-type="float" office:value="293" calcext:value-type="float">
            <text:p>293</text:p>
          </table:table-cell>
          <table:table-cell table:style-name="ce1" table:formula="of:=IF(ABJAD([.$B213];7;1) - ABJAD(&quot;يا&quot;;7;1) = [.$D213]; &quot;aynı&quot;;ABJAD([.$B213];7;1) - ABJAD(&quot;يا&quot;;7;1))" office:value-type="float" office:value="263" calcext:value-type="float">
            <text:p>263</text:p>
          </table:table-cell>
          <table:table-cell table:number-columns-repeated="1019"/>
        </table:table-row>
        <table:table-row table:style-name="ro2">
          <table:table-cell table:style-name="ce1" office:value-type="float" office:value="309" calcext:value-type="float">
            <text:p>309</text:p>
          </table:table-cell>
          <table:table-cell table:style-name="ce7" office:value-type="string" calcext:value-type="string">
            <text:p>يا صَمَداً لا يُطْعَمُ</text:p>
          </table:table-cell>
          <table:table-cell table:style-name="ce11" office:value-type="string" calcext:value-type="string">
            <text:p>Ya semeden la yut’emu</text:p>
          </table:table-cell>
          <table:table-cell table:style-name="ce1" table:formula="of:=ABJAD([.$B214];1;1) - ABJAD(&quot;يا&quot;;1;1)" office:value-type="float" office:value="295" calcext:value-type="float">
            <text:p>295</text:p>
          </table:table-cell>
          <table:table-cell table:style-name="ce1" table:formula="of:=IF(ABJAD([.$B214];7;1) - ABJAD(&quot;يا&quot;;7;1) = [.$D214]; &quot;aynı&quot;;ABJAD([.$B214];7;1) - ABJAD(&quot;يا&quot;;7;1))" office:value-type="float" office:value="265" calcext:value-type="float">
            <text:p>265</text:p>
          </table:table-cell>
          <table:table-cell table:number-columns-repeated="1019"/>
        </table:table-row>
        <table:table-row table:style-name="ro2">
          <table:table-cell table:style-name="ce1" office:value-type="float" office:value="245" calcext:value-type="float">
            <text:p>245</text:p>
          </table:table-cell>
          <table:table-cell table:style-name="ce7" office:value-type="string" calcext:value-type="string">
            <text:p>يا مُنَوِّرُ</text:p>
          </table:table-cell>
          <table:table-cell table:style-name="ce1" office:value-type="string" calcext:value-type="string">
            <text:p>Ya munevviru</text:p>
          </table:table-cell>
          <table:table-cell table:style-name="ce1" table:formula="of:=ABJAD([.$B215];1;1) - ABJAD(&quot;يا&quot;;1;1)" office:value-type="float" office:value="296" calcext:value-type="float">
            <text:p>296</text:p>
          </table:table-cell>
          <table:table-cell table:style-name="ce1" table:formula="of:=IF(ABJAD([.$B215];7;1) - ABJAD(&quot;يا&quot;;7;1) = [.$D215]; &quot;aynı&quot;;ABJAD([.$B2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9" calcext:value-type="float">
            <text:p>639</text:p>
          </table:table-cell>
          <table:table-cell table:style-name="ce7" office:value-type="string" calcext:value-type="string">
            <text:p>يا قَديمَ السَّناءِ</text:p>
          </table:table-cell>
          <table:table-cell table:style-name="ce1" office:value-type="string" calcext:value-type="string">
            <text:p>Ya gedime-s senai</text:p>
          </table:table-cell>
          <table:table-cell table:style-name="ce1" table:formula="of:=ABJAD([.$B216];1;1) - ABJAD(&quot;يا&quot;;1;1)" office:value-type="float" office:value="297" calcext:value-type="float">
            <text:p>297</text:p>
          </table:table-cell>
          <table:table-cell table:style-name="ce1" table:formula="of:=IF(ABJAD([.$B216];7;1) - ABJAD(&quot;يا&quot;;7;1) = [.$D216]; &quot;aynı&quot;;ABJAD([.$B216];7;1) - ABJAD(&quot;يا&quot;;7;1))" office:value-type="float" office:value="537" calcext:value-type="float">
            <text:p>537</text:p>
          </table:table-cell>
          <table:table-cell table:number-columns-repeated="1019"/>
        </table:table-row>
        <table:table-row table:style-name="ro2">
          <table:table-cell table:style-name="ce1" office:value-type="float" office:value="2" calcext:value-type="float">
            <text:p>2</text:p>
          </table:table-cell>
          <table:table-cell table:style-name="ce7" office:value-type="string" calcext:value-type="string">
            <text:p>يا رَحْمنُ</text:p>
          </table:table-cell>
          <table:table-cell table:style-name="ce1" office:value-type="string" calcext:value-type="string">
            <text:p>Ya rahmanu</text:p>
          </table:table-cell>
          <table:table-cell table:style-name="ce1" table:formula="of:=ABJAD([.$B217];1;1) - ABJAD(&quot;يا&quot;;1;1)" office:value-type="float" office:value="298" calcext:value-type="float">
            <text:p>298</text:p>
          </table:table-cell>
          <table:table-cell table:style-name="ce1" table:formula="of:=IF(ABJAD([.$B217];7;1) - ABJAD(&quot;يا&quot;;7;1) = [.$D217]; &quot;aynı&quot;;ABJAD([.$B2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4" calcext:value-type="float">
            <text:p>564</text:p>
          </table:table-cell>
          <table:table-cell table:style-name="ce7" office:value-type="string" calcext:value-type="string">
            <text:p>يا صَبُورُ</text:p>
          </table:table-cell>
          <table:table-cell table:style-name="ce1" office:value-type="string" calcext:value-type="string">
            <text:p>Ya seburu</text:p>
          </table:table-cell>
          <table:table-cell table:style-name="ce1" table:formula="of:=ABJAD([.$B218];1;1) - ABJAD(&quot;يا&quot;;1;1)" office:value-type="float" office:value="298" calcext:value-type="float">
            <text:p>298</text:p>
          </table:table-cell>
          <table:table-cell table:style-name="ce1" table:formula="of:=IF(ABJAD([.$B218];7;1) - ABJAD(&quot;يا&quot;;7;1) = [.$D218]; &quot;aynı&quot;;ABJAD([.$B218];7;1) - ABJAD(&quot;يا&quot;;7;1))" office:value-type="float" office:value="268" calcext:value-type="float">
            <text:p>268</text:p>
          </table:table-cell>
          <table:table-cell table:number-columns-repeated="1019"/>
        </table:table-row>
        <table:table-row table:style-name="ro2">
          <table:table-cell table:style-name="ce1" office:value-type="float" office:value="706" calcext:value-type="float">
            <text:p>706</text:p>
          </table:table-cell>
          <table:table-cell table:style-name="ce7" office:value-type="string" calcext:value-type="string">
            <text:p>يا مَنْ لَهُ مُلْكٌ لا يَزُولُ</text:p>
          </table:table-cell>
          <table:table-cell table:style-name="ce1" office:value-type="string" calcext:value-type="string">
            <text:p>Ya men lehu mulkun la yezulu</text:p>
          </table:table-cell>
          <table:table-cell table:style-name="ce1" table:formula="of:=ABJAD([.$B219];1;1) - ABJAD(&quot;يا&quot;;1;1)" office:value-type="float" office:value="299" calcext:value-type="float">
            <text:p>299</text:p>
          </table:table-cell>
          <table:table-cell table:style-name="ce1" table:formula="of:=IF(ABJAD([.$B219];7;1) - ABJAD(&quot;يا&quot;;7;1) = [.$D219]; &quot;aynı&quot;;ABJAD([.$B2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3" calcext:value-type="float">
            <text:p>923</text:p>
          </table:table-cell>
          <table:table-cell table:style-name="ce7" office:value-type="string" calcext:value-type="string">
            <text:p>يا مُكْرِمُ</text:p>
          </table:table-cell>
          <table:table-cell table:style-name="ce1" office:value-type="string" calcext:value-type="string">
            <text:p>Ya mukrimu</text:p>
          </table:table-cell>
          <table:table-cell table:style-name="ce1" table:formula="of:=ABJAD([.$B220];1;1) - ABJAD(&quot;يا&quot;;1;1)" office:value-type="float" office:value="300" calcext:value-type="float">
            <text:p>300</text:p>
          </table:table-cell>
          <table:table-cell table:style-name="ce1" table:formula="of:=IF(ABJAD([.$B220];7;1) - ABJAD(&quot;يا&quot;;7;1) = [.$D220]; &quot;aynı&quot;;ABJAD([.$B2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2" calcext:value-type="float">
            <text:p>262</text:p>
          </table:table-cell>
          <table:table-cell table:style-name="ce7" office:value-type="string" calcext:value-type="string">
            <text:p>يا اَعْدَلَ الْعادِلينَ</text:p>
          </table:table-cell>
          <table:table-cell table:style-name="ce1" office:value-type="string" calcext:value-type="string">
            <text:p>Ya e’dele-l adiline</text:p>
          </table:table-cell>
          <table:table-cell table:style-name="ce1" table:formula="of:=ABJAD([.$B221];1;1) - ABJAD(&quot;يا&quot;;1;1)" office:value-type="float" office:value="301" calcext:value-type="float">
            <text:p>301</text:p>
          </table:table-cell>
          <table:table-cell table:style-name="ce1" table:formula="of:=IF(ABJAD([.$B221];7;1) - ABJAD(&quot;يا&quot;;7;1) = [.$D221]; &quot;aynı&quot;;ABJAD([.$B2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0" calcext:value-type="float">
            <text:p>440</text:p>
          </table:table-cell>
          <table:table-cell table:style-name="ce7" office:value-type="string" calcext:value-type="string">
            <text:p>يا بَصيرُ</text:p>
          </table:table-cell>
          <table:table-cell table:style-name="ce1" office:value-type="string" calcext:value-type="string">
            <text:p>Ya besiru</text:p>
          </table:table-cell>
          <table:table-cell table:style-name="ce1" table:formula="of:=ABJAD([.$B222];1;1) - ABJAD(&quot;يا&quot;;1;1)" office:value-type="float" office:value="302" calcext:value-type="float">
            <text:p>302</text:p>
          </table:table-cell>
          <table:table-cell table:style-name="ce1" table:formula="of:=IF(ABJAD([.$B222];7;1) - ABJAD(&quot;يا&quot;;7;1) = [.$D222]; &quot;aynı&quot;;ABJAD([.$B222];7;1) - ABJAD(&quot;يا&quot;;7;1))" office:value-type="float" office:value="272" calcext:value-type="float">
            <text:p>272</text:p>
          </table:table-cell>
          <table:table-cell table:number-columns-repeated="1019"/>
        </table:table-row>
        <table:table-row table:style-name="ro2">
          <table:table-cell table:style-name="ce1" office:value-type="float" office:value="813" calcext:value-type="float">
            <text:p>813</text:p>
          </table:table-cell>
          <table:table-cell table:style-name="ce7" office:value-type="string" calcext:value-type="string">
            <text:p>يا مَنْ اَنْعَمَ بِطَوْلِهِ</text:p>
          </table:table-cell>
          <table:table-cell table:style-name="ce1" office:value-type="string" calcext:value-type="string">
            <text:p>Ya men en’eme bi tevlihi</text:p>
          </table:table-cell>
          <table:table-cell table:style-name="ce1" table:formula="of:=ABJAD([.$B223];1;1) - ABJAD(&quot;يا&quot;;1;1)" office:value-type="float" office:value="303" calcext:value-type="float">
            <text:p>303</text:p>
          </table:table-cell>
          <table:table-cell table:style-name="ce1" table:formula="of:=IF(ABJAD([.$B223];7;1) - ABJAD(&quot;يا&quot;;7;1) = [.$D223]; &quot;aynı&quot;;ABJAD([.$B2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8" calcext:value-type="float">
            <text:p>588</text:p>
          </table:table-cell>
          <table:table-cell table:style-name="ce7" office:value-type="string" calcext:value-type="string">
            <text:p>يا دَليلَ مَنْ لا دَليلَ لَهُ</text:p>
          </table:table-cell>
          <table:table-cell table:style-name="ce1" office:value-type="string" calcext:value-type="string">
            <text:p>Ya delile men la delile lehu</text:p>
          </table:table-cell>
          <table:table-cell table:style-name="ce1" table:formula="of:=ABJAD([.$B224];1;1) - ABJAD(&quot;يا&quot;;1;1)" office:value-type="float" office:value="304" calcext:value-type="float">
            <text:p>304</text:p>
          </table:table-cell>
          <table:table-cell table:style-name="ce1" table:formula="of:=IF(ABJAD([.$B224];7;1) - ABJAD(&quot;يا&quot;;7;1) = [.$D224]; &quot;aynı&quot;;ABJAD([.$B2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2" calcext:value-type="float">
            <text:p>852</text:p>
          </table:table-cell>
          <table:table-cell table:style-name="ce7" office:value-type="string" calcext:value-type="string">
            <text:p>يا سَرْمَدُ</text:p>
          </table:table-cell>
          <table:table-cell table:style-name="ce1" office:value-type="string" calcext:value-type="string">
            <text:p>Ya sermedu</text:p>
          </table:table-cell>
          <table:table-cell table:style-name="ce1" table:formula="of:=ABJAD([.$B225];1;1) - ABJAD(&quot;يا&quot;;1;1)" office:value-type="float" office:value="304" calcext:value-type="float">
            <text:p>304</text:p>
          </table:table-cell>
          <table:table-cell table:style-name="ce1" table:formula="of:=IF(ABJAD([.$B225];7;1) - ABJAD(&quot;يا&quot;;7;1) = [.$D225]; &quot;aynı&quot;;ABJAD([.$B225];7;1) - ABJAD(&quot;يا&quot;;7;1))" office:value-type="float" office:value="544" calcext:value-type="float">
            <text:p>544</text:p>
          </table:table-cell>
          <table:table-cell table:number-columns-repeated="1019"/>
        </table:table-row>
        <table:table-row table:style-name="ro2">
          <table:table-cell table:style-name="ce1" office:value-type="float" office:value="350" calcext:value-type="float">
            <text:p>350</text:p>
          </table:table-cell>
          <table:table-cell table:style-name="ce7" office:value-type="string" calcext:value-type="string">
            <text:p>يا مَنْ هُوَ في مَجْدِهِ حَميدٌ</text:p>
          </table:table-cell>
          <table:table-cell table:style-name="ce1" office:value-type="string" calcext:value-type="string">
            <text:p>Ya men huve fi mecdihi hemidun</text:p>
          </table:table-cell>
          <table:table-cell table:style-name="ce1" table:formula="of:=ABJAD([.$B226];1;1) - ABJAD(&quot;يا&quot;;1;1)" office:value-type="float" office:value="305" calcext:value-type="float">
            <text:p>305</text:p>
          </table:table-cell>
          <table:table-cell table:style-name="ce1" table:formula="of:=IF(ABJAD([.$B226];7;1) - ABJAD(&quot;يا&quot;;7;1) = [.$D226]; &quot;aynı&quot;;ABJAD([.$B2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3" calcext:value-type="float">
            <text:p>393</text:p>
          </table:table-cell>
          <table:table-cell table:style-name="ce7" office:value-type="string" calcext:value-type="string">
            <text:p>يا قادِرُ</text:p>
          </table:table-cell>
          <table:table-cell table:style-name="ce1" office:value-type="string" calcext:value-type="string">
            <text:p>Ya gadiru</text:p>
          </table:table-cell>
          <table:table-cell table:style-name="ce1" table:formula="of:=ABJAD([.$B227];1;1) - ABJAD(&quot;يا&quot;;1;1)" office:value-type="float" office:value="305" calcext:value-type="float">
            <text:p>305</text:p>
          </table:table-cell>
          <table:table-cell table:style-name="ce1" table:formula="of:=IF(ABJAD([.$B227];7;1) - ABJAD(&quot;يا&quot;;7;1) = [.$D227]; &quot;aynı&quot;;ABJAD([.$B2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6" calcext:value-type="float">
            <text:p>196</text:p>
          </table:table-cell>
          <table:table-cell table:style-name="ce7" office:value-type="string" calcext:value-type="string">
            <text:p>يا صادِقَ الْوَعْدِ</text:p>
          </table:table-cell>
          <table:table-cell table:style-name="ce1" office:value-type="string" calcext:value-type="string">
            <text:p>Ya sabige-l ve’di</text:p>
          </table:table-cell>
          <table:table-cell table:style-name="ce1" table:formula="of:=ABJAD([.$B228];1;1) - ABJAD(&quot;يا&quot;;1;1)" office:value-type="float" office:value="306" calcext:value-type="float">
            <text:p>306</text:p>
          </table:table-cell>
          <table:table-cell table:style-name="ce1" table:formula="of:=IF(ABJAD([.$B228];7;1) - ABJAD(&quot;يا&quot;;7;1) = [.$D228]; &quot;aynı&quot;;ABJAD([.$B228];7;1) - ABJAD(&quot;يا&quot;;7;1))" office:value-type="float" office:value="276" calcext:value-type="float">
            <text:p>276</text:p>
          </table:table-cell>
          <table:table-cell table:number-columns-repeated="1019"/>
        </table:table-row>
        <table:table-row table:style-name="ro2">
          <table:table-cell table:style-name="ce1" office:value-type="float" office:value="394" calcext:value-type="float">
            <text:p>394</text:p>
          </table:table-cell>
          <table:table-cell table:style-name="ce7" office:value-type="string" calcext:value-type="string">
            <text:p>يا قاهِرُ</text:p>
          </table:table-cell>
          <table:table-cell table:style-name="ce1" office:value-type="string" calcext:value-type="string">
            <text:p>Ya gahiru</text:p>
          </table:table-cell>
          <table:table-cell table:style-name="ce1" table:formula="of:=ABJAD([.$B229];1;1) - ABJAD(&quot;يا&quot;;1;1)" office:value-type="float" office:value="306" calcext:value-type="float">
            <text:p>306</text:p>
          </table:table-cell>
          <table:table-cell table:style-name="ce1" table:formula="of:=IF(ABJAD([.$B229];7;1) - ABJAD(&quot;يا&quot;;7;1) = [.$D229]; &quot;aynı&quot;;ABJAD([.$B2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4" calcext:value-type="float">
            <text:p>644</text:p>
          </table:table-cell>
          <table:table-cell table:style-name="ce7" office:value-type="string" calcext:value-type="string">
            <text:p>يا قَهّارُ</text:p>
          </table:table-cell>
          <table:table-cell table:style-name="ce1" office:value-type="string" calcext:value-type="string">
            <text:p>Ya gehharu</text:p>
          </table:table-cell>
          <table:table-cell table:style-name="ce1" table:formula="of:=ABJAD([.$B230];1;1) - ABJAD(&quot;يا&quot;;1;1)" office:value-type="float" office:value="306" calcext:value-type="float">
            <text:p>306</text:p>
          </table:table-cell>
          <table:table-cell table:style-name="ce1" table:formula="of:=IF(ABJAD([.$B230];7;1) - ABJAD(&quot;يا&quot;;7;1) = [.$D230]; &quot;aynı&quot;;ABJAD([.$B2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5" calcext:value-type="float">
            <text:p>185</text:p>
          </table:table-cell>
          <table:table-cell table:style-name="ce7" office:value-type="string" calcext:value-type="string">
            <text:p>يا مَنْ لا يَدُومُ إلاّ مُلْكُهُ</text:p>
          </table:table-cell>
          <table:table-cell table:style-name="ce1" office:value-type="string" calcext:value-type="string">
            <text:p>Ya men la yedumu illa mulkuhu</text:p>
          </table:table-cell>
          <table:table-cell table:style-name="ce1" table:formula="of:=ABJAD([.$B231];1;1) - ABJAD(&quot;يا&quot;;1;1)" office:value-type="float" office:value="308" calcext:value-type="float">
            <text:p>308</text:p>
          </table:table-cell>
          <table:table-cell table:style-name="ce1" table:formula="of:=IF(ABJAD([.$B231];7;1) - ABJAD(&quot;يا&quot;;7;1) = [.$D231]; &quot;aynı&quot;;ABJAD([.$B2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3" calcext:value-type="float">
            <text:p>603</text:p>
          </table:table-cell>
          <table:table-cell table:style-name="ce7" office:value-type="string" calcext:value-type="string">
            <text:p>يا رازِقُ</text:p>
          </table:table-cell>
          <table:table-cell table:style-name="ce1" office:value-type="string" calcext:value-type="string">
            <text:p>Ya razigu</text:p>
          </table:table-cell>
          <table:table-cell table:style-name="ce1" table:formula="of:=ABJAD([.$B232];1;1) - ABJAD(&quot;يا&quot;;1;1)" office:value-type="float" office:value="308" calcext:value-type="float">
            <text:p>308</text:p>
          </table:table-cell>
          <table:table-cell table:style-name="ce1" table:formula="of:=IF(ABJAD([.$B232];7;1) - ABJAD(&quot;يا&quot;;7;1) = [.$D232]; &quot;aynı&quot;;ABJAD([.$B2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6" calcext:value-type="float">
            <text:p>246</text:p>
          </table:table-cell>
          <table:table-cell table:style-name="ce7" office:value-type="string" calcext:value-type="string">
            <text:p>يا مُيَسِّرُ</text:p>
          </table:table-cell>
          <table:table-cell table:style-name="ce1" office:value-type="string" calcext:value-type="string">
            <text:p>Ya muyessiru</text:p>
          </table:table-cell>
          <table:table-cell table:style-name="ce1" table:formula="of:=ABJAD([.$B233];1;1) - ABJAD(&quot;يا&quot;;1;1)" office:value-type="float" office:value="310" calcext:value-type="float">
            <text:p>310</text:p>
          </table:table-cell>
          <table:table-cell table:style-name="ce1" table:formula="of:=IF(ABJAD([.$B233];7;1) - ABJAD(&quot;يا&quot;;7;1) = [.$D233]; &quot;aynı&quot;;ABJAD([.$B233];7;1) - ABJAD(&quot;يا&quot;;7;1))" office:value-type="float" office:value="550" calcext:value-type="float">
            <text:p>550</text:p>
          </table:table-cell>
          <table:table-cell table:number-columns-repeated="1019"/>
        </table:table-row>
        <table:table-row table:style-name="ro2">
          <table:table-cell table:style-name="ce1" office:value-type="float" office:value="277" calcext:value-type="float">
            <text:p>277</text:p>
          </table:table-cell>
          <table:table-cell table:style-name="ce7" office:value-type="string" calcext:value-type="string">
            <text:p>يا عِزَّ مَنْ لا عِزَّ لَهُ</text:p>
          </table:table-cell>
          <table:table-cell table:style-name="ce1" office:value-type="string" calcext:value-type="string">
            <text:p>Ya izze men la izze lehu</text:p>
          </table:table-cell>
          <table:table-cell table:style-name="ce1" table:formula="of:=ABJAD([.$B234];1;1) - ABJAD(&quot;يا&quot;;1;1)" office:value-type="float" office:value="310" calcext:value-type="float">
            <text:p>310</text:p>
          </table:table-cell>
          <table:table-cell table:style-name="ce1" table:formula="of:=IF(ABJAD([.$B234];7;1) - ABJAD(&quot;يا&quot;;7;1) = [.$D234]; &quot;aynı&quot;;ABJAD([.$B2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3" calcext:value-type="float">
            <text:p>313</text:p>
          </table:table-cell>
          <table:table-cell table:style-name="ce7" office:value-type="string" calcext:value-type="string">
            <text:p>يا شاهِدُ</text:p>
          </table:table-cell>
          <table:table-cell table:style-name="ce1" office:value-type="string" calcext:value-type="string">
            <text:p>Ya şahidu</text:p>
          </table:table-cell>
          <table:table-cell table:style-name="ce1" table:formula="of:=ABJAD([.$B235];1;1) - ABJAD(&quot;يا&quot;;1;1)" office:value-type="float" office:value="310" calcext:value-type="float">
            <text:p>310</text:p>
          </table:table-cell>
          <table:table-cell table:style-name="ce1" table:formula="of:=IF(ABJAD([.$B235];7;1) - ABJAD(&quot;يا&quot;;7;1) = [.$D235]; &quot;aynı&quot;;ABJAD([.$B235];7;1) - ABJAD(&quot;يا&quot;;7;1))" office:value-type="float" office:value="1010" calcext:value-type="float">
            <text:p>1010</text:p>
          </table:table-cell>
          <table:table-cell table:number-columns-repeated="1019"/>
        </table:table-row>
        <table:table-row table:style-name="ro2">
          <table:table-cell table:style-name="ce1" office:value-type="float" office:value="330" calcext:value-type="float">
            <text:p>330</text:p>
          </table:table-cell>
          <table:table-cell table:style-name="ce7" office:value-type="string" calcext:value-type="string">
            <text:p>يا اَعَزَّ مِنْ كُلِّ عَزيزٍ</text:p>
          </table:table-cell>
          <table:table-cell table:style-name="ce1" office:value-type="string" calcext:value-type="string">
            <text:p>Ya ezze min kulli ezizin</text:p>
          </table:table-cell>
          <table:table-cell table:style-name="ce1" table:formula="of:=ABJAD([.$B236];1;1) - ABJAD(&quot;يا&quot;;1;1)" office:value-type="float" office:value="312" calcext:value-type="float">
            <text:p>312</text:p>
          </table:table-cell>
          <table:table-cell table:style-name="ce1" table:formula="of:=IF(ABJAD([.$B236];7;1) - ABJAD(&quot;يا&quot;;7;1) = [.$D236]; &quot;aynı&quot;;ABJAD([.$B2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3" calcext:value-type="float">
            <text:p>433</text:p>
          </table:table-cell>
          <table:table-cell table:style-name="ce7" office:value-type="string" calcext:value-type="string">
            <text:p>يا قَريبُ</text:p>
          </table:table-cell>
          <table:table-cell table:style-name="ce1" office:value-type="string" calcext:value-type="string">
            <text:p>Ya geribu</text:p>
          </table:table-cell>
          <table:table-cell table:style-name="ce1" table:formula="of:=ABJAD([.$B237];1;1) - ABJAD(&quot;يا&quot;;1;1)" office:value-type="float" office:value="312" calcext:value-type="float">
            <text:p>312</text:p>
          </table:table-cell>
          <table:table-cell table:style-name="ce1" table:formula="of:=IF(ABJAD([.$B237];7;1) - ABJAD(&quot;يا&quot;;7;1) = [.$D237]; &quot;aynı&quot;;ABJAD([.$B2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4" calcext:value-type="float">
            <text:p>434</text:p>
          </table:table-cell>
          <table:table-cell table:style-name="ce7" office:value-type="string" calcext:value-type="string">
            <text:p>يا رَقيبُ</text:p>
          </table:table-cell>
          <table:table-cell table:style-name="ce1" office:value-type="string" calcext:value-type="string">
            <text:p>Ya regibu</text:p>
          </table:table-cell>
          <table:table-cell table:style-name="ce1" table:formula="of:=ABJAD([.$B238];1;1) - ABJAD(&quot;يا&quot;;1;1)" office:value-type="float" office:value="312" calcext:value-type="float">
            <text:p>312</text:p>
          </table:table-cell>
          <table:table-cell table:style-name="ce1" table:formula="of:=IF(ABJAD([.$B238];7;1) - ABJAD(&quot;يا&quot;;7;1) = [.$D238]; &quot;aynı&quot;;ABJAD([.$B2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9" calcext:value-type="float">
            <text:p>689</text:p>
          </table:table-cell>
          <table:table-cell table:style-name="ce7" office:value-type="string" calcext:value-type="string">
            <text:p>يا قَديرُ</text:p>
          </table:table-cell>
          <table:table-cell table:style-name="ce1" office:value-type="string" calcext:value-type="string">
            <text:p>Ya gediru</text:p>
          </table:table-cell>
          <table:table-cell table:style-name="ce1" table:formula="of:=ABJAD([.$B239];1;1) - ABJAD(&quot;يا&quot;;1;1)" office:value-type="float" office:value="314" calcext:value-type="float">
            <text:p>314</text:p>
          </table:table-cell>
          <table:table-cell table:style-name="ce1" table:formula="of:=IF(ABJAD([.$B239];7;1) - ABJAD(&quot;يا&quot;;7;1) = [.$D239]; &quot;aynı&quot;;ABJAD([.$B2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0" calcext:value-type="float">
            <text:p>660</text:p>
          </table:table-cell>
          <table:table-cell table:style-name="ce7" office:value-type="string" calcext:value-type="string">
            <text:p>يا مَنْ آنَسَنى وَآوَانى</text:p>
          </table:table-cell>
          <table:table-cell table:style-name="ce1" office:value-type="string" calcext:value-type="string">
            <text:p>Ya men aneseni ve avaani</text:p>
          </table:table-cell>
          <table:table-cell table:style-name="ce1" table:formula="of:=ABJAD([.$B240];1;1) - ABJAD(&quot;يا&quot;;1;1)" office:value-type="float" office:value="317" calcext:value-type="float">
            <text:p>317</text:p>
          </table:table-cell>
          <table:table-cell table:style-name="ce1" table:formula="of:=IF(ABJAD([.$B240];7;1) - ABJAD(&quot;يا&quot;;7;1) = [.$D240]; &quot;aynı&quot;;ABJAD([.$B240];7;1) - ABJAD(&quot;يا&quot;;7;1))" office:value-type="float" office:value="557" calcext:value-type="float">
            <text:p>557</text:p>
          </table:table-cell>
          <table:table-cell table:number-columns-repeated="1019"/>
        </table:table-row>
        <table:table-row table:style-name="ro2">
          <table:table-cell table:style-name="ce1" office:value-type="float" office:value="771" calcext:value-type="float">
            <text:p>771</text:p>
          </table:table-cell>
          <table:table-cell table:style-name="ce7" office:value-type="string" calcext:value-type="string">
            <text:p>يا شَديدُ</text:p>
          </table:table-cell>
          <table:table-cell table:style-name="ce1" office:value-type="string" calcext:value-type="string">
            <text:p>Ya şedidu</text:p>
          </table:table-cell>
          <table:table-cell table:style-name="ce1" table:formula="of:=ABJAD([.$B241];1;1) - ABJAD(&quot;يا&quot;;1;1)" office:value-type="float" office:value="318" calcext:value-type="float">
            <text:p>318</text:p>
          </table:table-cell>
          <table:table-cell table:style-name="ce1" table:formula="of:=IF(ABJAD([.$B241];7;1) - ABJAD(&quot;يا&quot;;7;1) = [.$D241]; &quot;aynı&quot;;ABJAD([.$B241];7;1) - ABJAD(&quot;يا&quot;;7;1))" office:value-type="float" office:value="1018" calcext:value-type="float">
            <text:p>1018</text:p>
          </table:table-cell>
          <table:table-cell table:number-columns-repeated="1019"/>
        </table:table-row>
        <table:table-row table:style-name="ro2">
          <table:table-cell table:style-name="ce1" office:value-type="float" office:value="772" calcext:value-type="float">
            <text:p>772</text:p>
          </table:table-cell>
          <table:table-cell table:style-name="ce7" office:value-type="string" calcext:value-type="string">
            <text:p>يا شَهيدُ</text:p>
          </table:table-cell>
          <table:table-cell table:style-name="ce1" office:value-type="string" calcext:value-type="string">
            <text:p>Ya şehidu</text:p>
          </table:table-cell>
          <table:table-cell table:style-name="ce1" table:formula="of:=ABJAD([.$B242];1;1) - ABJAD(&quot;يا&quot;;1;1)" office:value-type="float" office:value="319" calcext:value-type="float">
            <text:p>319</text:p>
          </table:table-cell>
          <table:table-cell table:style-name="ce1" table:formula="of:=IF(ABJAD([.$B242];7;1) - ABJAD(&quot;يا&quot;;7;1) = [.$D242]; &quot;aynı&quot;;ABJAD([.$B242];7;1) - ABJAD(&quot;يا&quot;;7;1))" office:value-type="float" office:value="1019" calcext:value-type="float">
            <text:p>1019</text:p>
          </table:table-cell>
          <table:table-cell table:number-columns-repeated="1019"/>
        </table:table-row>
        <table:table-row table:style-name="ro2">
          <table:table-cell table:style-name="ce1" office:value-type="float" office:value="138" calcext:value-type="float">
            <text:p>138</text:p>
          </table:table-cell>
          <table:table-cell table:style-name="ce7" office:value-type="string" calcext:value-type="string">
            <text:p>يا مَلْجَأَ الْعاصينَ</text:p>
          </table:table-cell>
          <table:table-cell table:style-name="ce1" office:value-type="string" calcext:value-type="string">
            <text:p>Ya melce’e-l asine</text:p>
          </table:table-cell>
          <table:table-cell table:style-name="ce1" table:formula="of:=ABJAD([.$B243];1;1) - ABJAD(&quot;يا&quot;;1;1)" office:value-type="float" office:value="326" calcext:value-type="float">
            <text:p>326</text:p>
          </table:table-cell>
          <table:table-cell table:style-name="ce1" table:formula="of:=IF(ABJAD([.$B243];7;1) - ABJAD(&quot;يا&quot;;7;1) = [.$D243]; &quot;aynı&quot;;ABJAD([.$B243];7;1) - ABJAD(&quot;يا&quot;;7;1))" office:value-type="float" office:value="296" calcext:value-type="float">
            <text:p>296</text:p>
          </table:table-cell>
          <table:table-cell table:number-columns-repeated="1019"/>
        </table:table-row>
        <table:table-row table:style-name="ro2">
          <table:table-cell table:style-name="ce1" office:value-type="float" office:value="551" calcext:value-type="float">
            <text:p>551</text:p>
          </table:table-cell>
          <table:table-cell table:style-name="ce7" office:value-type="string" calcext:value-type="string">
            <text:p>يا مَنْ لا عَطاءَ إلاّ عَطاؤُهُ</text:p>
          </table:table-cell>
          <table:table-cell table:style-name="ce1" office:value-type="string" calcext:value-type="string">
            <text:p>Ya men la etae illa etauhu</text:p>
          </table:table-cell>
          <table:table-cell table:style-name="ce1" table:formula="of:=ABJAD([.$B244];1;1) - ABJAD(&quot;يا&quot;;1;1)" office:value-type="float" office:value="326" calcext:value-type="float">
            <text:p>326</text:p>
          </table:table-cell>
          <table:table-cell table:style-name="ce1" table:formula="of:=IF(ABJAD([.$B244];7;1) - ABJAD(&quot;يا&quot;;7;1) = [.$D244]; &quot;aynı&quot;;ABJAD([.$B2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5" calcext:value-type="float">
            <text:p>495</text:p>
          </table:table-cell>
          <table:table-cell table:style-name="ce7" office:value-type="string" calcext:value-type="string">
            <text:p>يا مَنْ يَسْأَلُ وَلا يُسْأَلُ</text:p>
          </table:table-cell>
          <table:table-cell table:style-name="ce1" office:value-type="string" calcext:value-type="string">
            <text:p>Ya men yes’elu ve la yus’elu</text:p>
          </table:table-cell>
          <table:table-cell table:style-name="ce1" table:formula="of:=ABJAD([.$B245];1;1) - ABJAD(&quot;يا&quot;;1;1)" office:value-type="float" office:value="329" calcext:value-type="float">
            <text:p>329</text:p>
          </table:table-cell>
          <table:table-cell table:style-name="ce1" table:formula="of:=IF(ABJAD([.$B245];7;1) - ABJAD(&quot;يا&quot;;7;1) = [.$D245]; &quot;aynı&quot;;ABJAD([.$B245];7;1) - ABJAD(&quot;يا&quot;;7;1))" office:value-type="float" office:value="809" calcext:value-type="float">
            <text:p>809</text:p>
          </table:table-cell>
          <table:table-cell table:number-columns-repeated="1019"/>
        </table:table-row>
        <table:table-row table:style-name="ro2">
          <table:table-cell table:style-name="ce1" office:value-type="float" office:value="954" calcext:value-type="float">
            <text:p>954</text:p>
          </table:table-cell>
          <table:table-cell table:style-name="ce7" office:value-type="string" calcext:value-type="string">
            <text:p>يا مَنْ هُوَ لِمَنْ اَطاعَهُ حَبيبٌ</text:p>
          </table:table-cell>
          <table:table-cell table:style-name="ce1" office:value-type="string" calcext:value-type="string">
            <text:p>Ya men huve li men etaehu hebibun</text:p>
          </table:table-cell>
          <table:table-cell table:style-name="ce1" table:formula="of:=ABJAD([.$B246];1;1) - ABJAD(&quot;يا&quot;;1;1)" office:value-type="float" office:value="329" calcext:value-type="float">
            <text:p>329</text:p>
          </table:table-cell>
          <table:table-cell table:style-name="ce1" table:formula="of:=IF(ABJAD([.$B246];7;1) - ABJAD(&quot;يا&quot;;7;1) = [.$D246]; &quot;aynı&quot;;ABJAD([.$B2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7" calcext:value-type="float">
            <text:p>507</text:p>
          </table:table-cell>
          <table:table-cell table:style-name="ce7" office:value-type="string" calcext:value-type="string">
            <text:p>يا نِعْمَ الْكَفيلُ</text:p>
          </table:table-cell>
          <table:table-cell table:style-name="ce1" office:value-type="string" calcext:value-type="string">
            <text:p>Ya ni’me-l kefilu</text:p>
          </table:table-cell>
          <table:table-cell table:style-name="ce1" table:formula="of:=ABJAD([.$B247];1;1) - ABJAD(&quot;يا&quot;;1;1)" office:value-type="float" office:value="331" calcext:value-type="float">
            <text:p>331</text:p>
          </table:table-cell>
          <table:table-cell table:style-name="ce1" table:formula="of:=IF(ABJAD([.$B247];7;1) - ABJAD(&quot;يا&quot;;7;1) = [.$D247]; &quot;aynı&quot;;ABJAD([.$B2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1" calcext:value-type="float">
            <text:p>741</text:p>
          </table:table-cell>
          <table:table-cell table:style-name="ce7" office:value-type="string" calcext:value-type="string">
            <text:p>يا مَنْ هُوَ مَلِكٌ بِلا عَزْلٍ</text:p>
          </table:table-cell>
          <table:table-cell table:style-name="ce1" office:value-type="string" calcext:value-type="string">
            <text:p>Ya men huve melikun bi la ezlin</text:p>
          </table:table-cell>
          <table:table-cell table:style-name="ce1" table:formula="of:=ABJAD([.$B248];1;1) - ABJAD(&quot;يا&quot;;1;1)" office:value-type="float" office:value="331" calcext:value-type="float">
            <text:p>331</text:p>
          </table:table-cell>
          <table:table-cell table:style-name="ce1" table:formula="of:=IF(ABJAD([.$B248];7;1) - ABJAD(&quot;يا&quot;;7;1) = [.$D248]; &quot;aynı&quot;;ABJAD([.$B2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8" calcext:value-type="float">
            <text:p>908</text:p>
          </table:table-cell>
          <table:table-cell table:style-name="ce7" office:value-type="string" calcext:value-type="string">
            <text:p>يا اَنيسَ الاَْصْفِياءِ</text:p>
          </table:table-cell>
          <table:table-cell table:style-name="ce1" office:value-type="string" calcext:value-type="string">
            <text:p>Ya enise-l esfiyai</text:p>
          </table:table-cell>
          <table:table-cell table:style-name="ce1" table:formula="of:=ABJAD([.$B249];1;1) - ABJAD(&quot;يا&quot;;1;1)" office:value-type="float" office:value="335" calcext:value-type="float">
            <text:p>335</text:p>
          </table:table-cell>
          <table:table-cell table:style-name="ce1" table:formula="of:=IF(ABJAD([.$B249];7;1) - ABJAD(&quot;يا&quot;;7;1) = [.$D249]; &quot;aynı&quot;;ABJAD([.$B249];7;1) - ABJAD(&quot;يا&quot;;7;1))" office:value-type="float" office:value="545" calcext:value-type="float">
            <text:p>545</text:p>
          </table:table-cell>
          <table:table-cell table:number-columns-repeated="1019"/>
        </table:table-row>
        <table:table-row table:style-name="ro2">
          <table:table-cell table:style-name="ce1" office:value-type="float" office:value="241" calcext:value-type="float">
            <text:p>241</text:p>
          </table:table-cell>
          <table:table-cell table:style-name="ce7" office:value-type="string" calcext:value-type="string">
            <text:p>يا مُصَوِّرُ</text:p>
          </table:table-cell>
          <table:table-cell table:style-name="ce1" office:value-type="string" calcext:value-type="string">
            <text:p>Ya musevviru</text:p>
          </table:table-cell>
          <table:table-cell table:style-name="ce1" table:formula="of:=ABJAD([.$B250];1;1) - ABJAD(&quot;يا&quot;;1;1)" office:value-type="float" office:value="336" calcext:value-type="float">
            <text:p>336</text:p>
          </table:table-cell>
          <table:table-cell table:style-name="ce1" table:formula="of:=IF(ABJAD([.$B250];7;1) - ABJAD(&quot;يا&quot;;7;1) = [.$D250]; &quot;aynı&quot;;ABJAD([.$B250];7;1) - ABJAD(&quot;يا&quot;;7;1))" office:value-type="float" office:value="306" calcext:value-type="float">
            <text:p>306</text:p>
          </table:table-cell>
          <table:table-cell table:number-columns-repeated="1019"/>
        </table:table-row>
        <table:table-row table:style-name="ro2">
          <table:table-cell table:style-name="ce1" office:value-type="float" office:value="550" calcext:value-type="float">
            <text:p>550</text:p>
          </table:table-cell>
          <table:table-cell table:style-name="ce7" office:value-type="string" calcext:value-type="string">
            <text:p>يا مَنْ لا مُلْكَ إلاّ مُلْكُهُ</text:p>
          </table:table-cell>
          <table:table-cell table:style-name="ce1" office:value-type="string" calcext:value-type="string">
            <text:p>Ya men la mulke illa mulkehu</text:p>
          </table:table-cell>
          <table:table-cell table:style-name="ce1" table:formula="of:=ABJAD([.$B251];1;1) - ABJAD(&quot;يا&quot;;1;1)" office:value-type="float" office:value="338" calcext:value-type="float">
            <text:p>338</text:p>
          </table:table-cell>
          <table:table-cell table:style-name="ce1" table:formula="of:=IF(ABJAD([.$B251];7;1) - ABJAD(&quot;يا&quot;;7;1) = [.$D251]; &quot;aynı&quot;;ABJAD([.$B2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5" calcext:value-type="float">
            <text:p>475</text:p>
          </table:table-cell>
          <table:table-cell table:style-name="ce7" office:value-type="string" calcext:value-type="string">
            <text:p>يا مَنْ قَوْلُهُ حَقٌّ</text:p>
          </table:table-cell>
          <table:table-cell table:style-name="ce1" office:value-type="string" calcext:value-type="string">
            <text:p>Ya men gevluhu heggun</text:p>
          </table:table-cell>
          <table:table-cell table:style-name="ce1" table:formula="of:=ABJAD([.$B252];1;1) - ABJAD(&quot;يا&quot;;1;1)" office:value-type="float" office:value="339" calcext:value-type="float">
            <text:p>339</text:p>
          </table:table-cell>
          <table:table-cell table:style-name="ce1" table:formula="of:=IF(ABJAD([.$B252];7;1) - ABJAD(&quot;يا&quot;;7;1) = [.$D252]; &quot;aynı&quot;;ABJAD([.$B2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0" calcext:value-type="float">
            <text:p>980</text:p>
          </table:table-cell>
          <table:table-cell table:style-name="ce7" office:value-type="string" calcext:value-type="string">
            <text:p>يا مَنْ مُلْكُهُ قَديمٌ</text:p>
          </table:table-cell>
          <table:table-cell table:style-name="ce1" office:value-type="string" calcext:value-type="string">
            <text:p>Ya men mulkuhu gedimun</text:p>
          </table:table-cell>
          <table:table-cell table:style-name="ce1" table:formula="of:=ABJAD([.$B253];1;1) - ABJAD(&quot;يا&quot;;1;1)" office:value-type="float" office:value="339" calcext:value-type="float">
            <text:p>339</text:p>
          </table:table-cell>
          <table:table-cell table:style-name="ce1" table:formula="of:=IF(ABJAD([.$B253];7;1) - ABJAD(&quot;يا&quot;;7;1) = [.$D253]; &quot;aynı&quot;;ABJAD([.$B2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0" calcext:value-type="float">
            <text:p>280</text:p>
          </table:table-cell>
          <table:table-cell table:style-name="ce7" office:value-type="string" calcext:value-type="string">
            <text:p>يا اَمانَ مَنْ لا اَمانَ لَهُ</text:p>
          </table:table-cell>
          <table:table-cell table:style-name="ce1" office:value-type="string" calcext:value-type="string">
            <text:p>Ya emane men la emane lehu</text:p>
          </table:table-cell>
          <table:table-cell table:style-name="ce1" table:formula="of:=ABJAD([.$B254];1;1) - ABJAD(&quot;يا&quot;;1;1)" office:value-type="float" office:value="340" calcext:value-type="float">
            <text:p>340</text:p>
          </table:table-cell>
          <table:table-cell table:style-name="ce1" table:formula="of:=IF(ABJAD([.$B254];7;1) - ABJAD(&quot;يا&quot;;7;1) = [.$D254]; &quot;aynı&quot;;ABJAD([.$B2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6" calcext:value-type="float">
            <text:p>686</text:p>
          </table:table-cell>
          <table:table-cell table:style-name="ce7" office:value-type="string" calcext:value-type="string">
            <text:p>يا سَريعُ</text:p>
          </table:table-cell>
          <table:table-cell table:style-name="ce1" office:value-type="string" calcext:value-type="string">
            <text:p>Ya seriu</text:p>
          </table:table-cell>
          <table:table-cell table:style-name="ce1" table:formula="of:=ABJAD([.$B255];1;1) - ABJAD(&quot;يا&quot;;1;1)" office:value-type="float" office:value="340" calcext:value-type="float">
            <text:p>340</text:p>
          </table:table-cell>
          <table:table-cell table:style-name="ce1" table:formula="of:=IF(ABJAD([.$B255];7;1) - ABJAD(&quot;يا&quot;;7;1) = [.$D255]; &quot;aynı&quot;;ABJAD([.$B255];7;1) - ABJAD(&quot;يا&quot;;7;1))" office:value-type="float" office:value="580" calcext:value-type="float">
            <text:p>580</text:p>
          </table:table-cell>
          <table:table-cell table:number-columns-repeated="1019"/>
        </table:table-row>
        <table:table-row table:style-name="ro2">
          <table:table-cell table:style-name="ce1" office:value-type="float" office:value="708" calcext:value-type="float">
            <text:p>708</text:p>
          </table:table-cell>
          <table:table-cell table:style-name="ce7" office:value-type="string" calcext:value-type="string">
            <text:p>يا مَنْ لَهُ جَلالٌ لا يُكَيَّفُ</text:p>
          </table:table-cell>
          <table:table-cell table:style-name="ce1" office:value-type="string" calcext:value-type="string">
            <text:p>Ya men lehu celalun la yukeyyefu</text:p>
          </table:table-cell>
          <table:table-cell table:style-name="ce1" table:formula="of:=ABJAD([.$B256];1;1) - ABJAD(&quot;يا&quot;;1;1)" office:value-type="float" office:value="340" calcext:value-type="float">
            <text:p>340</text:p>
          </table:table-cell>
          <table:table-cell table:style-name="ce1" table:formula="of:=IF(ABJAD([.$B256];7;1) - ABJAD(&quot;يا&quot;;7;1) = [.$D256]; &quot;aynı&quot;;ABJAD([.$B2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5" calcext:value-type="float">
            <text:p>115</text:p>
          </table:table-cell>
          <table:table-cell table:style-name="ce7" office:value-type="string" calcext:value-type="string">
            <text:p>يا مُقَلِّبَ الْقُلُوبِ</text:p>
          </table:table-cell>
          <table:table-cell table:style-name="ce1" office:value-type="string" calcext:value-type="string">
            <text:p>Ya mugellibe-l gulubi</text:p>
          </table:table-cell>
          <table:table-cell table:style-name="ce1" table:formula="of:=ABJAD([.$B257];1;1) - ABJAD(&quot;يا&quot;;1;1)" office:value-type="float" office:value="341" calcext:value-type="float">
            <text:p>341</text:p>
          </table:table-cell>
          <table:table-cell table:style-name="ce1" table:formula="of:=IF(ABJAD([.$B257];7;1) - ABJAD(&quot;يا&quot;;7;1) = [.$D257]; &quot;aynı&quot;;ABJAD([.$B2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0" calcext:value-type="float">
            <text:p>400</text:p>
          </table:table-cell>
          <table:table-cell table:style-name="ce7" office:value-type="string" calcext:value-type="string">
            <text:p>يا ناصِرُ</text:p>
          </table:table-cell>
          <table:table-cell table:style-name="ce1" office:value-type="string" calcext:value-type="string">
            <text:p>Ya nasiru</text:p>
          </table:table-cell>
          <table:table-cell table:style-name="ce1" table:formula="of:=ABJAD([.$B258];1;1) - ABJAD(&quot;يا&quot;;1;1)" office:value-type="float" office:value="341" calcext:value-type="float">
            <text:p>341</text:p>
          </table:table-cell>
          <table:table-cell table:style-name="ce1" table:formula="of:=IF(ABJAD([.$B258];7;1) - ABJAD(&quot;يا&quot;;7;1) = [.$D258]; &quot;aynı&quot;;ABJAD([.$B258];7;1) - ABJAD(&quot;يا&quot;;7;1))" office:value-type="float" office:value="311" calcext:value-type="float">
            <text:p>311</text:p>
          </table:table-cell>
          <table:table-cell table:number-columns-repeated="1019"/>
        </table:table-row>
        <table:table-row table:style-name="ro2">
          <table:table-cell table:style-name="ce1" office:value-type="float" office:value="242" calcext:value-type="float">
            <text:p>242</text:p>
          </table:table-cell>
          <table:table-cell table:style-name="ce7" office:value-type="string" calcext:value-type="string">
            <text:p>يا مُقَدِّرُ</text:p>
          </table:table-cell>
          <table:table-cell table:style-name="ce1" office:value-type="string" calcext:value-type="string">
            <text:p>Ya mugeddiru</text:p>
          </table:table-cell>
          <table:table-cell table:style-name="ce1" table:formula="of:=ABJAD([.$B259];1;1) - ABJAD(&quot;يا&quot;;1;1)" office:value-type="float" office:value="344" calcext:value-type="float">
            <text:p>344</text:p>
          </table:table-cell>
          <table:table-cell table:style-name="ce1" table:formula="of:=IF(ABJAD([.$B259];7;1) - ABJAD(&quot;يا&quot;;7;1) = [.$D259]; &quot;aynı&quot;;ABJAD([.$B2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1" calcext:value-type="float">
            <text:p>821</text:p>
          </table:table-cell>
          <table:table-cell table:style-name="ce7" office:value-type="string" calcext:value-type="string">
            <text:p>يا مَنْ دَنا في عُلُوِّهِ</text:p>
          </table:table-cell>
          <table:table-cell table:style-name="ce1" office:value-type="string" calcext:value-type="string">
            <text:p>Ya men dena fi uluvvihi</text:p>
          </table:table-cell>
          <table:table-cell table:style-name="ce1" table:formula="of:=ABJAD([.$B260];1;1) - ABJAD(&quot;يا&quot;;1;1)" office:value-type="float" office:value="346" calcext:value-type="float">
            <text:p>346</text:p>
          </table:table-cell>
          <table:table-cell table:style-name="ce1" table:formula="of:=IF(ABJAD([.$B260];7;1) - ABJAD(&quot;يا&quot;;7;1) = [.$D260]; &quot;aynı&quot;;ABJAD([.$B2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2" calcext:value-type="float">
            <text:p>822</text:p>
          </table:table-cell>
          <table:table-cell table:style-name="ce7" office:value-type="string" calcext:value-type="string">
            <text:p>يا مَنْ عَلا في دُنُوِّهِ</text:p>
          </table:table-cell>
          <table:table-cell table:style-name="ce1" office:value-type="string" calcext:value-type="string">
            <text:p>Ya men ela fi dunuvvihi</text:p>
          </table:table-cell>
          <table:table-cell table:style-name="ce1" table:formula="of:=ABJAD([.$B261];1;1) - ABJAD(&quot;يا&quot;;1;1)" office:value-type="float" office:value="346" calcext:value-type="float">
            <text:p>346</text:p>
          </table:table-cell>
          <table:table-cell table:style-name="ce1" table:formula="of:=IF(ABJAD([.$B261];7;1) - ABJAD(&quot;يا&quot;;7;1) = [.$D261]; &quot;aynı&quot;;ABJAD([.$B2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 calcext:value-type="float">
            <text:p>33</text:p>
          </table:table-cell>
          <table:table-cell table:style-name="ce7" office:value-type="string" calcext:value-type="string">
            <text:p>يا مَنْ لَهُ الْمُلْكُ وَالْجَلالُ</text:p>
          </table:table-cell>
          <table:table-cell table:style-name="ce1" office:value-type="string" calcext:value-type="string">
            <text:p>Ya men lehu-l mulku ve-l celali</text:p>
          </table:table-cell>
          <table:table-cell table:style-name="ce1" table:formula="of:=ABJAD([.$B262];1;1) - ABJAD(&quot;يا&quot;;1;1)" office:value-type="float" office:value="347" calcext:value-type="float">
            <text:p>347</text:p>
          </table:table-cell>
          <table:table-cell table:style-name="ce1" table:formula="of:=IF(ABJAD([.$B262];7;1) - ABJAD(&quot;يا&quot;;7;1) = [.$D262]; &quot;aynı&quot;;ABJAD([.$B2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 calcext:value-type="float">
            <text:p>31</text:p>
          </table:table-cell>
          <table:table-cell table:style-name="ce7" office:value-type="string" calcext:value-type="string">
            <text:p>يا مَنْ لَهُ الْعِزَّةُ وَالْجَمالُ</text:p>
          </table:table-cell>
          <table:table-cell table:style-name="ce1" office:value-type="string" calcext:value-type="string">
            <text:p>Ya men lehu-l izzeti ve-l cemali</text:p>
          </table:table-cell>
          <table:table-cell table:style-name="ce1" table:formula="of:=ABJAD([.$B263];1;1) - ABJAD(&quot;يا&quot;;1;1)" office:value-type="float" office:value="349" calcext:value-type="float">
            <text:p>349</text:p>
          </table:table-cell>
          <table:table-cell table:style-name="ce1" table:formula="of:=IF(ABJAD([.$B263];7;1) - ABJAD(&quot;يا&quot;;7;1) = [.$D263]; &quot;aynı&quot;;ABJAD([.$B2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5" calcext:value-type="float">
            <text:p>735</text:p>
          </table:table-cell>
          <table:table-cell table:style-name="ce7" office:value-type="string" calcext:value-type="string">
            <text:p>يا مَنْ هُوَ صَمَدٌ بِلا عَيْبٍ</text:p>
          </table:table-cell>
          <table:table-cell table:style-name="ce1" office:value-type="string" calcext:value-type="string">
            <text:p>Ya men huve semedun bi la eybin</text:p>
          </table:table-cell>
          <table:table-cell table:style-name="ce1" table:formula="of:=ABJAD([.$B264];1;1) - ABJAD(&quot;يا&quot;;1;1)" office:value-type="float" office:value="350" calcext:value-type="float">
            <text:p>350</text:p>
          </table:table-cell>
          <table:table-cell table:style-name="ce1" table:formula="of:=IF(ABJAD([.$B264];7;1) - ABJAD(&quot;يا&quot;;7;1) = [.$D264]; &quot;aynı&quot;;ABJAD([.$B264];7;1) - ABJAD(&quot;يا&quot;;7;1))" office:value-type="float" office:value="320" calcext:value-type="float">
            <text:p>320</text:p>
          </table:table-cell>
          <table:table-cell table:number-columns-repeated="1019"/>
        </table:table-row>
        <table:table-row table:style-name="ro2">
          <table:table-cell table:style-name="ce1" office:value-type="float" office:value="83" calcext:value-type="float">
            <text:p>83</text:p>
          </table:table-cell>
          <table:table-cell table:style-name="ce7" office:value-type="string" calcext:value-type="string">
            <text:p>يا رافِعُ</text:p>
          </table:table-cell>
          <table:table-cell table:style-name="ce1" office:value-type="string" calcext:value-type="string">
            <text:p>Ya rafiu</text:p>
          </table:table-cell>
          <table:table-cell table:style-name="ce1" table:formula="of:=ABJAD([.$B265];1;1) - ABJAD(&quot;يا&quot;;1;1)" office:value-type="float" office:value="351" calcext:value-type="float">
            <text:p>351</text:p>
          </table:table-cell>
          <table:table-cell table:style-name="ce1" table:formula="of:=IF(ABJAD([.$B265];7;1) - ABJAD(&quot;يا&quot;;7;1) = [.$D265]; &quot;aynı&quot;;ABJAD([.$B2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6" calcext:value-type="float">
            <text:p>376</text:p>
          </table:table-cell>
          <table:table-cell table:style-name="ce7" office:value-type="string" calcext:value-type="string">
            <text:p>يا مَنْ لا حَوْلَ وَلا قُوَّةَ إلاّ بِهِ</text:p>
          </table:table-cell>
          <table:table-cell table:style-name="ce1" office:value-type="string" calcext:value-type="string">
            <text:p>Ya men la hevle ve la guvvete illa bihi</text:p>
          </table:table-cell>
          <table:table-cell table:style-name="ce1" table:formula="of:=ABJAD([.$B266];1;1) - ABJAD(&quot;يا&quot;;1;1)" office:value-type="float" office:value="352" calcext:value-type="float">
            <text:p>352</text:p>
          </table:table-cell>
          <table:table-cell table:style-name="ce1" table:formula="of:=IF(ABJAD([.$B266];7;1) - ABJAD(&quot;يا&quot;;7;1) = [.$D266]; &quot;aynı&quot;;ABJAD([.$B2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6" calcext:value-type="float">
            <text:p>136</text:p>
          </table:table-cell>
          <table:table-cell table:style-name="ce7" office:value-type="string" calcext:value-type="string">
            <text:p>يا عَوْنَ الْمُؤْمِنينَ</text:p>
          </table:table-cell>
          <table:table-cell table:style-name="ce1" office:value-type="string" calcext:value-type="string">
            <text:p>Ya evne-l muminine</text:p>
          </table:table-cell>
          <table:table-cell table:style-name="ce1" table:formula="of:=ABJAD([.$B267];1;1) - ABJAD(&quot;يا&quot;;1;1)" office:value-type="float" office:value="354" calcext:value-type="float">
            <text:p>354</text:p>
          </table:table-cell>
          <table:table-cell table:style-name="ce1" table:formula="of:=IF(ABJAD([.$B267];7;1) - ABJAD(&quot;يا&quot;;7;1) = [.$D267]; &quot;aynı&quot;;ABJAD([.$B2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3" calcext:value-type="float">
            <text:p>953</text:p>
          </table:table-cell>
          <table:table-cell table:style-name="ce7" office:value-type="string" calcext:value-type="string">
            <text:p>يا مَنْ هُوَ لِمَنْ دَعاهُ مُجيبٌ</text:p>
          </table:table-cell>
          <table:table-cell table:style-name="ce1" office:value-type="string" calcext:value-type="string">
            <text:p>Ya men huve li men deahu mucibun</text:p>
          </table:table-cell>
          <table:table-cell table:style-name="ce1" table:formula="of:=ABJAD([.$B268];1;1) - ABJAD(&quot;يا&quot;;1;1)" office:value-type="float" office:value="356" calcext:value-type="float">
            <text:p>356</text:p>
          </table:table-cell>
          <table:table-cell table:style-name="ce1" table:formula="of:=IF(ABJAD([.$B268];7;1) - ABJAD(&quot;يا&quot;;7;1) = [.$D268]; &quot;aynı&quot;;ABJAD([.$B2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1" calcext:value-type="float">
            <text:p>591</text:p>
          </table:table-cell>
          <table:table-cell table:style-name="ce7" office:value-type="string" calcext:value-type="string">
            <text:p>يا صاحِبَ مَنْ لا صاحِبَ لَهُ</text:p>
          </table:table-cell>
          <table:table-cell table:style-name="ce1" office:value-type="string" calcext:value-type="string">
            <text:p>Ya sahibe men la sahibe lehu</text:p>
          </table:table-cell>
          <table:table-cell table:style-name="ce1" table:formula="of:=ABJAD([.$B269];1;1) - ABJAD(&quot;يا&quot;;1;1)" office:value-type="float" office:value="358" calcext:value-type="float">
            <text:p>358</text:p>
          </table:table-cell>
          <table:table-cell table:style-name="ce1" table:formula="of:=IF(ABJAD([.$B269];7;1) - ABJAD(&quot;يا&quot;;7;1) = [.$D269]; &quot;aynı&quot;;ABJAD([.$B269];7;1) - ABJAD(&quot;يا&quot;;7;1))" office:value-type="float" office:value="298" calcext:value-type="float">
            <text:p>298</text:p>
          </table:table-cell>
          <table:table-cell table:number-columns-repeated="1019"/>
        </table:table-row>
        <table:table-row table:style-name="ro2">
          <table:table-cell table:style-name="ce1" office:value-type="float" office:value="721" calcext:value-type="float">
            <text:p>721</text:p>
          </table:table-cell>
          <table:table-cell table:style-name="ce7" office:value-type="string" calcext:value-type="string">
            <text:p>يا مَنْ يُحِبُّ المُحْسِنينَ</text:p>
          </table:table-cell>
          <table:table-cell table:style-name="ce1" office:value-type="string" calcext:value-type="string">
            <text:p>Ya men yuhibbu-l muhsinine</text:p>
          </table:table-cell>
          <table:table-cell table:style-name="ce1" table:formula="of:=ABJAD([.$B270];1;1) - ABJAD(&quot;يا&quot;;1;1)" office:value-type="float" office:value="359" calcext:value-type="float">
            <text:p>359</text:p>
          </table:table-cell>
          <table:table-cell table:style-name="ce1" table:formula="of:=IF(ABJAD([.$B270];7;1) - ABJAD(&quot;يا&quot;;7;1) = [.$D270]; &quot;aynı&quot;;ABJAD([.$B270];7;1) - ABJAD(&quot;يا&quot;;7;1))" office:value-type="float" office:value="599" calcext:value-type="float">
            <text:p>599</text:p>
          </table:table-cell>
          <table:table-cell table:number-columns-repeated="1019"/>
        </table:table-row>
        <table:table-row table:style-name="ro2">
          <table:table-cell table:style-name="ce1" office:value-type="float" office:value="191" calcext:value-type="float">
            <text:p>191</text:p>
          </table:table-cell>
          <table:table-cell table:style-name="ce7" office:value-type="string" calcext:value-type="string">
            <text:p>يا فارِجَ الْهَمِّ</text:p>
          </table:table-cell>
          <table:table-cell table:style-name="ce1" office:value-type="string" calcext:value-type="string">
            <text:p>Ya farice-l hemmi</text:p>
          </table:table-cell>
          <table:table-cell table:style-name="ce1" table:formula="of:=ABJAD([.$B271];1;1) - ABJAD(&quot;يا&quot;;1;1)" office:value-type="float" office:value="360" calcext:value-type="float">
            <text:p>360</text:p>
          </table:table-cell>
          <table:table-cell table:style-name="ce1" table:formula="of:=IF(ABJAD([.$B271];7;1) - ABJAD(&quot;يا&quot;;7;1) = [.$D271]; &quot;aynı&quot;;ABJAD([.$B2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4" calcext:value-type="float">
            <text:p>684</text:p>
          </table:table-cell>
          <table:table-cell table:style-name="ce7" office:value-type="string" calcext:value-type="string">
            <text:p>يا رَفيعُ</text:p>
          </table:table-cell>
          <table:table-cell table:style-name="ce1" office:value-type="string" calcext:value-type="string">
            <text:p>Ya refiu</text:p>
          </table:table-cell>
          <table:table-cell table:style-name="ce1" table:formula="of:=ABJAD([.$B272];1;1) - ABJAD(&quot;يا&quot;;1;1)" office:value-type="float" office:value="360" calcext:value-type="float">
            <text:p>360</text:p>
          </table:table-cell>
          <table:table-cell table:style-name="ce1" table:formula="of:=IF(ABJAD([.$B272];7;1) - ABJAD(&quot;يا&quot;;7;1) = [.$D272]; &quot;aynı&quot;;ABJAD([.$B2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4" calcext:value-type="float">
            <text:p>404</text:p>
          </table:table-cell>
          <table:table-cell table:style-name="ce7" office:value-type="string" calcext:value-type="string">
            <text:p>يا مَنْ يَسْمَعُ النَّجْوى</text:p>
          </table:table-cell>
          <table:table-cell table:style-name="ce1" office:value-type="string" calcext:value-type="string">
            <text:p>Ya men yesmeu-n necva</text:p>
          </table:table-cell>
          <table:table-cell table:style-name="ce1" table:formula="of:=ABJAD([.$B273];1;1) - ABJAD(&quot;يا&quot;;1;1)" office:value-type="float" office:value="361" calcext:value-type="float">
            <text:p>361</text:p>
          </table:table-cell>
          <table:table-cell table:style-name="ce1" table:formula="of:=IF(ABJAD([.$B273];7;1) - ABJAD(&quot;يا&quot;;7;1) = [.$D273]; &quot;aynı&quot;;ABJAD([.$B273];7;1) - ABJAD(&quot;يا&quot;;7;1))" office:value-type="float" office:value="601" calcext:value-type="float">
            <text:p>601</text:p>
          </table:table-cell>
          <table:table-cell table:number-columns-repeated="1019"/>
        </table:table-row>
        <table:table-row table:style-name="ro2">
          <table:table-cell table:style-name="ce1" office:value-type="float" office:value="447" calcext:value-type="float">
            <text:p>447</text:p>
          </table:table-cell>
          <table:table-cell table:style-name="ce7" office:value-type="string" calcext:value-type="string">
            <text:p>يا اَقْوى مِنْ كُلِّ قَوِيٍّ</text:p>
          </table:table-cell>
          <table:table-cell table:style-name="ce1" office:value-type="string" calcext:value-type="string">
            <text:p>Ya egva min kulli geviyyin</text:p>
          </table:table-cell>
          <table:table-cell table:style-name="ce1" table:formula="of:=ABJAD([.$B274];1;1) - ABJAD(&quot;يا&quot;;1;1)" office:value-type="float" office:value="364" calcext:value-type="float">
            <text:p>364</text:p>
          </table:table-cell>
          <table:table-cell table:style-name="ce1" table:formula="of:=IF(ABJAD([.$B274];7;1) - ABJAD(&quot;يا&quot;;7;1) = [.$D274]; &quot;aynı&quot;;ABJAD([.$B2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4" calcext:value-type="float">
            <text:p>474</text:p>
          </table:table-cell>
          <table:table-cell table:style-name="ce7" office:value-type="string" calcext:value-type="string">
            <text:p>يا مَنْ اِحْسانُهُ قَديمٌ</text:p>
          </table:table-cell>
          <table:table-cell table:style-name="ce1" office:value-type="string" calcext:value-type="string">
            <text:p>Ya men ihsanuhu gedimun</text:p>
          </table:table-cell>
          <table:table-cell table:style-name="ce1" table:formula="of:=ABJAD([.$B275];1;1) - ABJAD(&quot;يا&quot;;1;1)" office:value-type="float" office:value="369" calcext:value-type="float">
            <text:p>369</text:p>
          </table:table-cell>
          <table:table-cell table:style-name="ce1" table:formula="of:=IF(ABJAD([.$B275];7;1) - ABJAD(&quot;يا&quot;;7;1) = [.$D275]; &quot;aynı&quot;;ABJAD([.$B275];7;1) - ABJAD(&quot;يا&quot;;7;1))" office:value-type="float" office:value="609" calcext:value-type="float">
            <text:p>609</text:p>
          </table:table-cell>
          <table:table-cell table:number-columns-repeated="1019"/>
        </table:table-row>
        <table:table-row table:style-name="ro2">
          <table:table-cell table:style-name="ce1" office:value-type="float" office:value="476" calcext:value-type="float">
            <text:p>476</text:p>
          </table:table-cell>
          <table:table-cell table:style-name="ce7" office:value-type="string" calcext:value-type="string">
            <text:p>يا مَنْ وَعْدُهُ صِدْقٌ</text:p>
          </table:table-cell>
          <table:table-cell table:style-name="ce1" office:value-type="string" calcext:value-type="string">
            <text:p>Ya men ve’duhu sidgun</text:p>
          </table:table-cell>
          <table:table-cell table:style-name="ce1" table:formula="of:=ABJAD([.$B276];1;1) - ABJAD(&quot;يا&quot;;1;1)" office:value-type="float" office:value="369" calcext:value-type="float">
            <text:p>369</text:p>
          </table:table-cell>
          <table:table-cell table:style-name="ce1" table:formula="of:=IF(ABJAD([.$B276];7;1) - ABJAD(&quot;يا&quot;;7;1) = [.$D276]; &quot;aynı&quot;;ABJAD([.$B276];7;1) - ABJAD(&quot;يا&quot;;7;1))" office:value-type="float" office:value="339" calcext:value-type="float">
            <text:p>339</text:p>
          </table:table-cell>
          <table:table-cell table:number-columns-repeated="1019"/>
        </table:table-row>
        <table:table-row table:style-name="ro2">
          <table:table-cell table:style-name="ce1" office:value-type="float" office:value="336" calcext:value-type="float">
            <text:p>336</text:p>
          </table:table-cell>
          <table:table-cell table:style-name="ce7" office:value-type="string" calcext:value-type="string">
            <text:p>يا لَطيفَ الصُّنْعِ</text:p>
          </table:table-cell>
          <table:table-cell table:style-name="ce1" office:value-type="string" calcext:value-type="string">
            <text:p>Ya letife-s sun’i</text:p>
          </table:table-cell>
          <table:table-cell table:style-name="ce1" table:formula="of:=ABJAD([.$B277];1;1) - ABJAD(&quot;يا&quot;;1;1)" office:value-type="float" office:value="370" calcext:value-type="float">
            <text:p>370</text:p>
          </table:table-cell>
          <table:table-cell table:style-name="ce1" table:formula="of:=IF(ABJAD([.$B277];7;1) - ABJAD(&quot;يا&quot;;7;1) = [.$D277]; &quot;aynı&quot;;ABJAD([.$B277];7;1) - ABJAD(&quot;يا&quot;;7;1))" office:value-type="float" office:value="340" calcext:value-type="float">
            <text:p>340</text:p>
          </table:table-cell>
          <table:table-cell table:number-columns-repeated="1019"/>
        </table:table-row>
        <table:table-row table:style-name="ro2">
          <table:table-cell table:style-name="ce1" office:value-type="float" office:value="974" calcext:value-type="float">
            <text:p>974</text:p>
          </table:table-cell>
          <table:table-cell table:style-name="ce7" office:value-type="string" calcext:value-type="string">
            <text:p>يا مَنْ وَعْدُهُ صادِقٌ</text:p>
          </table:table-cell>
          <table:table-cell table:style-name="ce1" office:value-type="string" calcext:value-type="string">
            <text:p>Ya men ve’duhu sadigun</text:p>
          </table:table-cell>
          <table:table-cell table:style-name="ce1" table:formula="of:=ABJAD([.$B278];1;1) - ABJAD(&quot;يا&quot;;1;1)" office:value-type="float" office:value="370" calcext:value-type="float">
            <text:p>370</text:p>
          </table:table-cell>
          <table:table-cell table:style-name="ce1" table:formula="of:=IF(ABJAD([.$B278];7;1) - ABJAD(&quot;يا&quot;;7;1) = [.$D278]; &quot;aynı&quot;;ABJAD([.$B278];7;1) - ABJAD(&quot;يا&quot;;7;1))" office:value-type="float" office:value="340" calcext:value-type="float">
            <text:p>340</text:p>
          </table:table-cell>
          <table:table-cell table:number-columns-repeated="1019"/>
        </table:table-row>
        <table:table-row table:style-name="ro2">
          <table:table-cell table:style-name="ce1" office:value-type="float" office:value="341" calcext:value-type="float">
            <text:p>341</text:p>
          </table:table-cell>
          <table:table-cell table:style-name="ce7" office:value-type="string" calcext:value-type="string">
            <text:p>يا مَنْ هُوَ في عَهْدِهِ وَفِيٌّ</text:p>
          </table:table-cell>
          <table:table-cell table:style-name="ce1" office:value-type="string" calcext:value-type="string">
            <text:p>Ya men huve fi ehdihi vefiyyun</text:p>
          </table:table-cell>
          <table:table-cell table:style-name="ce1" table:formula="of:=ABJAD([.$B279];1;1) - ABJAD(&quot;يا&quot;;1;1)" office:value-type="float" office:value="371" calcext:value-type="float">
            <text:p>371</text:p>
          </table:table-cell>
          <table:table-cell table:style-name="ce1" table:formula="of:=IF(ABJAD([.$B279];7;1) - ABJAD(&quot;يا&quot;;7;1) = [.$D279]; &quot;aynı&quot;;ABJAD([.$B2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4" calcext:value-type="float">
            <text:p>814</text:p>
          </table:table-cell>
          <table:table-cell table:style-name="ce7" office:value-type="string" calcext:value-type="string">
            <text:p>يا مَنْ اَكْرَمَ بِجُودِهِ</text:p>
          </table:table-cell>
          <table:table-cell table:style-name="ce1" office:value-type="string" calcext:value-type="string">
            <text:p>Ya men ekreme bi cudihi</text:p>
          </table:table-cell>
          <table:table-cell table:style-name="ce1" table:formula="of:=ABJAD([.$B280];1;1) - ABJAD(&quot;يا&quot;;1;1)" office:value-type="float" office:value="371" calcext:value-type="float">
            <text:p>371</text:p>
          </table:table-cell>
          <table:table-cell table:style-name="ce1" table:formula="of:=IF(ABJAD([.$B280];7;1) - ABJAD(&quot;يا&quot;;7;1) = [.$D280]; &quot;aynı&quot;;ABJAD([.$B2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1" calcext:value-type="float">
            <text:p>871</text:p>
          </table:table-cell>
          <table:table-cell table:style-name="ce7" office:value-type="string" calcext:value-type="string">
            <text:p>يا اَعْلَمَ الْعالِمينَ</text:p>
          </table:table-cell>
          <table:table-cell table:style-name="ce1" office:value-type="string" calcext:value-type="string">
            <text:p>Ya e’leme-l alimine</text:p>
          </table:table-cell>
          <table:table-cell table:style-name="ce1" table:formula="of:=ABJAD([.$B281];1;1) - ABJAD(&quot;يا&quot;;1;1)" office:value-type="float" office:value="373" calcext:value-type="float">
            <text:p>373</text:p>
          </table:table-cell>
          <table:table-cell table:style-name="ce1" table:formula="of:=IF(ABJAD([.$B281];7;1) - ABJAD(&quot;يا&quot;;7;1) = [.$D281]; &quot;aynı&quot;;ABJAD([.$B2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9" calcext:value-type="float">
            <text:p>379</text:p>
          </table:table-cell>
          <table:table-cell table:style-name="ce7" office:value-type="string" calcext:value-type="string">
            <text:p>يا مَنْ لا يُرْجى إلاّ هُوَ</text:p>
          </table:table-cell>
          <table:table-cell table:style-name="ce1" office:value-type="string" calcext:value-type="string">
            <text:p>Ya men la yurca illa huve</text:p>
          </table:table-cell>
          <table:table-cell table:style-name="ce1" table:formula="of:=ABJAD([.$B282];1;1) - ABJAD(&quot;يا&quot;;1;1)" office:value-type="float" office:value="378" calcext:value-type="float">
            <text:p>378</text:p>
          </table:table-cell>
          <table:table-cell table:style-name="ce1" table:formula="of:=IF(ABJAD([.$B282];7;1) - ABJAD(&quot;يا&quot;;7;1) = [.$D282]; &quot;aynı&quot;;ABJAD([.$B2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9" calcext:value-type="float">
            <text:p>679</text:p>
          </table:table-cell>
          <table:table-cell table:style-name="ce7" office:value-type="string" calcext:value-type="string">
            <text:p>يا مَنْ جَعَلَ السَّماءَ بِناءً</text:p>
          </table:table-cell>
          <table:table-cell table:style-name="ce1" office:value-type="string" calcext:value-type="string">
            <text:p>Ya men ce’ele-s semae binaen</text:p>
          </table:table-cell>
          <table:table-cell table:style-name="ce1" table:formula="of:=ABJAD([.$B283];1;1) - ABJAD(&quot;يا&quot;;1;1)" office:value-type="float" office:value="380" calcext:value-type="float">
            <text:p>380</text:p>
          </table:table-cell>
          <table:table-cell table:style-name="ce1" table:formula="of:=IF(ABJAD([.$B283];7;1) - ABJAD(&quot;يا&quot;;7;1) = [.$D283]; &quot;aynı&quot;;ABJAD([.$B283];7;1) - ABJAD(&quot;يا&quot;;7;1))" office:value-type="float" office:value="620" calcext:value-type="float">
            <text:p>620</text:p>
          </table:table-cell>
          <table:table-cell table:number-columns-repeated="1019"/>
        </table:table-row>
        <table:table-row table:style-name="ro2">
          <table:table-cell table:style-name="ce1" office:value-type="float" office:value="607" calcext:value-type="float">
            <text:p>607</text:p>
          </table:table-cell>
          <table:table-cell table:style-name="ce7" office:value-type="string" calcext:value-type="string">
            <text:p>يا فارِقُ</text:p>
          </table:table-cell>
          <table:table-cell table:style-name="ce1" office:value-type="string" calcext:value-type="string">
            <text:p>Ya farigu</text:p>
          </table:table-cell>
          <table:table-cell table:style-name="ce1" table:formula="of:=ABJAD([.$B284];1;1) - ABJAD(&quot;يا&quot;;1;1)" office:value-type="float" office:value="381" calcext:value-type="float">
            <text:p>381</text:p>
          </table:table-cell>
          <table:table-cell table:style-name="ce1" table:formula="of:=IF(ABJAD([.$B284];7;1) - ABJAD(&quot;يا&quot;;7;1) = [.$D284]; &quot;aynı&quot;;ABJAD([.$B2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0" calcext:value-type="float">
            <text:p>100</text:p>
          </table:table-cell>
          <table:table-cell table:style-name="ce7" office:value-type="string" calcext:value-type="string">
            <text:p>يا مَلْجَأَ كُلِّ مَطْرُودٍ</text:p>
          </table:table-cell>
          <table:table-cell table:style-name="ce1" office:value-type="string" calcext:value-type="string">
            <text:p>Ya melce’e kulli metrudin</text:p>
          </table:table-cell>
          <table:table-cell table:style-name="ce1" table:formula="of:=ABJAD([.$B285];1;1) - ABJAD(&quot;يا&quot;;1;1)" office:value-type="float" office:value="383" calcext:value-type="float">
            <text:p>383</text:p>
          </table:table-cell>
          <table:table-cell table:style-name="ce1" table:formula="of:=IF(ABJAD([.$B285];7;1) - ABJAD(&quot;يا&quot;;7;1) = [.$D285]; &quot;aynı&quot;;ABJAD([.$B28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2" calcext:value-type="float">
            <text:p>272</text:p>
          </table:table-cell>
          <table:table-cell table:style-name="ce7" office:value-type="string" calcext:value-type="string">
            <text:p>يا سَنَدَ مَنْ لا سَنَدَ لَهُ</text:p>
          </table:table-cell>
          <table:table-cell table:style-name="ce1" office:value-type="string" calcext:value-type="string">
            <text:p>Ya senede men la senede lehu</text:p>
          </table:table-cell>
          <table:table-cell table:style-name="ce1" table:formula="of:=ABJAD([.$B286];1;1) - ABJAD(&quot;يا&quot;;1;1)" office:value-type="float" office:value="384" calcext:value-type="float">
            <text:p>384</text:p>
          </table:table-cell>
          <table:table-cell table:style-name="ce1" table:formula="of:=IF(ABJAD([.$B286];7;1) - ABJAD(&quot;يا&quot;;7;1) = [.$D286]; &quot;aynı&quot;;ABJAD([.$B286];7;1) - ABJAD(&quot;يا&quot;;7;1))" office:value-type="float" office:value="864" calcext:value-type="float">
            <text:p>864</text:p>
          </table:table-cell>
          <table:table-cell table:number-columns-repeated="1019"/>
        </table:table-row>
        <table:table-row table:style-name="ro2">
          <table:table-cell table:style-name="ce1" office:value-type="float" office:value="496" calcext:value-type="float">
            <text:p>496</text:p>
          </table:table-cell>
          <table:table-cell table:style-name="ce7" office:value-type="string" calcext:value-type="string">
            <text:p>يا مَنْ يُطْعِمُ وَلا يُطْعَمُ</text:p>
          </table:table-cell>
          <table:table-cell table:style-name="ce1" office:value-type="string" calcext:value-type="string">
            <text:p>Ya men yut’imu ve la yut’emu</text:p>
          </table:table-cell>
          <table:table-cell table:style-name="ce1" table:formula="of:=ABJAD([.$B287];1;1) - ABJAD(&quot;يا&quot;;1;1)" office:value-type="float" office:value="385" calcext:value-type="float">
            <text:p>385</text:p>
          </table:table-cell>
          <table:table-cell table:style-name="ce1" table:formula="of:=IF(ABJAD([.$B287];7;1) - ABJAD(&quot;يا&quot;;7;1) = [.$D287]; &quot;aynı&quot;;ABJAD([.$B2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1" calcext:value-type="float">
            <text:p>271</text:p>
          </table:table-cell>
          <table:table-cell table:style-name="ce7" office:value-type="string" calcext:value-type="string">
            <text:p>يا عِمادَ مَنْ لا عِمادَ لَهُ</text:p>
          </table:table-cell>
          <table:table-cell table:style-name="ce1" office:value-type="string" calcext:value-type="string">
            <text:p>Ya imade men la imade lehu</text:p>
          </table:table-cell>
          <table:table-cell table:style-name="ce1" table:formula="of:=ABJAD([.$B288];1;1) - ABJAD(&quot;يا&quot;;1;1)" office:value-type="float" office:value="386" calcext:value-type="float">
            <text:p>386</text:p>
          </table:table-cell>
          <table:table-cell table:style-name="ce1" table:formula="of:=IF(ABJAD([.$B288];7;1) - ABJAD(&quot;يا&quot;;7;1) = [.$D288]; &quot;aynı&quot;;ABJAD([.$B2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4" calcext:value-type="float">
            <text:p>374</text:p>
          </table:table-cell>
          <table:table-cell table:style-name="ce7" office:value-type="string" calcext:value-type="string">
            <text:p>يا مَنْ لا مَنْجَىً مِنْهُ إلاّ اِلَيْهِ</text:p>
          </table:table-cell>
          <table:table-cell table:style-name="ce1" office:value-type="string" calcext:value-type="string">
            <text:p>Ya men la menca minhu illa ileyhi</text:p>
          </table:table-cell>
          <table:table-cell table:style-name="ce1" table:formula="of:=ABJAD([.$B289];1;1) - ABJAD(&quot;يا&quot;;1;1)" office:value-type="float" office:value="388" calcext:value-type="float">
            <text:p>388</text:p>
          </table:table-cell>
          <table:table-cell table:style-name="ce1" table:formula="of:=IF(ABJAD([.$B289];7;1) - ABJAD(&quot;يا&quot;;7;1) = [.$D289]; &quot;aynı&quot;;ABJAD([.$B2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6" calcext:value-type="float">
            <text:p>676</text:p>
          </table:table-cell>
          <table:table-cell table:style-name="ce7" office:value-type="string" calcext:value-type="string">
            <text:p>يا مَنْ جَعَلَ اللَّيْلَ لِباساً</text:p>
          </table:table-cell>
          <table:table-cell table:style-name="ce1" office:value-type="string" calcext:value-type="string">
            <text:p>Ya men ce’ele-l leyle libasen</text:p>
          </table:table-cell>
          <table:table-cell table:style-name="ce1" table:formula="of:=ABJAD([.$B290];1;1) - ABJAD(&quot;يا&quot;;1;1)" office:value-type="float" office:value="388" calcext:value-type="float">
            <text:p>388</text:p>
          </table:table-cell>
          <table:table-cell table:style-name="ce1" table:formula="of:=IF(ABJAD([.$B290];7;1) - ABJAD(&quot;يا&quot;;7;1) = [.$D290]; &quot;aynı&quot;;ABJAD([.$B290];7;1) - ABJAD(&quot;يا&quot;;7;1))" office:value-type="float" office:value="628" calcext:value-type="float">
            <text:p>628</text:p>
          </table:table-cell>
          <table:table-cell table:number-columns-repeated="1019"/>
        </table:table-row>
        <table:table-row table:style-name="ro2">
          <table:table-cell table:style-name="ce1" office:value-type="float" office:value="328" calcext:value-type="float">
            <text:p>328</text:p>
          </table:table-cell>
          <table:table-cell table:style-name="ce7" office:value-type="string" calcext:value-type="string">
            <text:p>يا اَلْطَفَ مِنْ كُلِّ لَطيفٍ</text:p>
          </table:table-cell>
          <table:table-cell table:style-name="ce1" office:value-type="string" calcext:value-type="string">
            <text:p>Ya eltefe min kulli letifin</text:p>
          </table:table-cell>
          <table:table-cell table:style-name="ce1" table:formula="of:=ABJAD([.$B291];1;1) - ABJAD(&quot;يا&quot;;1;1)" office:value-type="float" office:value="389" calcext:value-type="float">
            <text:p>389</text:p>
          </table:table-cell>
          <table:table-cell table:style-name="ce1" table:formula="of:=IF(ABJAD([.$B291];7;1) - ABJAD(&quot;يا&quot;;7;1) = [.$D291]; &quot;aynı&quot;;ABJAD([.$B2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9" calcext:value-type="float">
            <text:p>869</text:p>
          </table:table-cell>
          <table:table-cell table:style-name="ce7" office:value-type="string" calcext:value-type="string">
            <text:p>يا مُنْجِيَ الصّادِقينَ</text:p>
          </table:table-cell>
          <table:table-cell table:style-name="ce1" office:value-type="string" calcext:value-type="string">
            <text:p>Ya munciye-s sadigine</text:p>
          </table:table-cell>
          <table:table-cell table:style-name="ce1" table:formula="of:=ABJAD([.$B292];1;1) - ABJAD(&quot;يا&quot;;1;1)" office:value-type="float" office:value="389" calcext:value-type="float">
            <text:p>389</text:p>
          </table:table-cell>
          <table:table-cell table:style-name="ce1" table:formula="of:=IF(ABJAD([.$B292];7;1) - ABJAD(&quot;يا&quot;;7;1) = [.$D292]; &quot;aynı&quot;;ABJAD([.$B292];7;1) - ABJAD(&quot;يا&quot;;7;1))" office:value-type="float" office:value="359" calcext:value-type="float">
            <text:p>359</text:p>
          </table:table-cell>
          <table:table-cell table:number-columns-repeated="1019"/>
        </table:table-row>
        <table:table-row table:style-name="ro2">
          <table:table-cell table:style-name="ce1" office:value-type="float" office:value="724" calcext:value-type="float">
            <text:p>724</text:p>
          </table:table-cell>
          <table:table-cell table:style-name="ce7" office:value-type="string" calcext:value-type="string">
            <text:p>يا رَفيقُ</text:p>
          </table:table-cell>
          <table:table-cell table:style-name="ce1" office:value-type="string" calcext:value-type="string">
            <text:p>Ya refigu</text:p>
          </table:table-cell>
          <table:table-cell table:style-name="ce1" table:formula="of:=ABJAD([.$B293];1;1) - ABJAD(&quot;يا&quot;;1;1)" office:value-type="float" office:value="390" calcext:value-type="float">
            <text:p>390</text:p>
          </table:table-cell>
          <table:table-cell table:style-name="ce1" table:formula="of:=IF(ABJAD([.$B293];7;1) - ABJAD(&quot;يا&quot;;7;1) = [.$D293]; &quot;aynı&quot;;ABJAD([.$B2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2" calcext:value-type="float">
            <text:p>352</text:p>
          </table:table-cell>
          <table:table-cell table:style-name="ce7" office:value-type="string" calcext:value-type="string">
            <text:p>يا شافي</text:p>
          </table:table-cell>
          <table:table-cell table:style-name="ce1" office:value-type="string" calcext:value-type="string">
            <text:p>Ya Şafi</text:p>
          </table:table-cell>
          <table:table-cell table:style-name="ce1" table:formula="of:=ABJAD([.$B294];1;1) - ABJAD(&quot;يا&quot;;1;1)" office:value-type="float" office:value="391" calcext:value-type="float">
            <text:p>391</text:p>
          </table:table-cell>
          <table:table-cell table:style-name="ce1" table:formula="of:=IF(ABJAD([.$B294];7;1) - ABJAD(&quot;يا&quot;;7;1) = [.$D294]; &quot;aynı&quot;;ABJAD([.$B294];7;1) - ABJAD(&quot;يا&quot;;7;1))" office:value-type="float" office:value="1091" calcext:value-type="float">
            <text:p>1091</text:p>
          </table:table-cell>
          <table:table-cell table:number-columns-repeated="1019"/>
        </table:table-row>
        <table:table-row table:style-name="ro2">
          <table:table-cell table:style-name="ce1" office:value-type="float" office:value="525" calcext:value-type="float">
            <text:p>525</text:p>
          </table:table-cell>
          <table:table-cell table:style-name="ce7" office:value-type="string" calcext:value-type="string">
            <text:p>يا ناصِرَنا</text:p>
          </table:table-cell>
          <table:table-cell table:style-name="ce1" office:value-type="string" calcext:value-type="string">
            <text:p>Ya nasirena</text:p>
          </table:table-cell>
          <table:table-cell table:style-name="ce1" table:formula="of:=ABJAD([.$B295];1;1) - ABJAD(&quot;يا&quot;;1;1)" office:value-type="float" office:value="392" calcext:value-type="float">
            <text:p>392</text:p>
          </table:table-cell>
          <table:table-cell table:style-name="ce1" table:formula="of:=IF(ABJAD([.$B295];7;1) - ABJAD(&quot;يا&quot;;7;1) = [.$D295]; &quot;aynı&quot;;ABJAD([.$B295];7;1) - ABJAD(&quot;يا&quot;;7;1))" office:value-type="float" office:value="362" calcext:value-type="float">
            <text:p>362</text:p>
          </table:table-cell>
          <table:table-cell table:number-columns-repeated="1019"/>
        </table:table-row>
        <table:table-row table:style-name="ro2">
          <table:table-cell table:style-name="ce1" office:value-type="float" office:value="659" calcext:value-type="float">
            <text:p>659</text:p>
          </table:table-cell>
          <table:table-cell table:style-name="ce7" office:value-type="string" calcext:value-type="string">
            <text:p>يا مَنْ وَفَّقَنى وَهَدانى</text:p>
          </table:table-cell>
          <table:table-cell table:style-name="ce1" office:value-type="string" calcext:value-type="string">
            <text:p>Ya men veffegeni ve hedani</text:p>
          </table:table-cell>
          <table:table-cell table:style-name="ce1" table:formula="of:=ABJAD([.$B296];1;1) - ABJAD(&quot;يا&quot;;1;1)" office:value-type="float" office:value="394" calcext:value-type="float">
            <text:p>394</text:p>
          </table:table-cell>
          <table:table-cell table:style-name="ce1" table:formula="of:=IF(ABJAD([.$B296];7;1) - ABJAD(&quot;يا&quot;;7;1) = [.$D296]; &quot;aynı&quot;;ABJAD([.$B2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2" calcext:value-type="float">
            <text:p>372</text:p>
          </table:table-cell>
          <table:table-cell table:style-name="ce7" office:value-type="string" calcext:value-type="string">
            <text:p>يا مَنْ لا مَفْزَعَ إلاّ اِلَيْهِ</text:p>
          </table:table-cell>
          <table:table-cell table:style-name="ce1" office:value-type="string" calcext:value-type="string">
            <text:p>Ya men la mefze’e illa ileyhi</text:p>
          </table:table-cell>
          <table:table-cell table:style-name="ce1" table:formula="of:=ABJAD([.$B297];1;1) - ABJAD(&quot;يا&quot;;1;1)" office:value-type="float" office:value="396" calcext:value-type="float">
            <text:p>396</text:p>
          </table:table-cell>
          <table:table-cell table:style-name="ce1" table:formula="of:=IF(ABJAD([.$B297];7;1) - ABJAD(&quot;يا&quot;;7;1) = [.$D297]; &quot;aynı&quot;;ABJAD([.$B2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5" calcext:value-type="float">
            <text:p>745</text:p>
          </table:table-cell>
          <table:table-cell table:style-name="ce7" office:value-type="string" calcext:value-type="string">
            <text:p>يا مَنْ حَمْدُهُ عِزٌّ لِلْحامِدينَ</text:p>
          </table:table-cell>
          <table:table-cell table:style-name="ce1" office:value-type="string" calcext:value-type="string">
            <text:p>Ya men hemduhu izzun li-l hamidine</text:p>
          </table:table-cell>
          <table:table-cell table:style-name="ce1" table:formula="of:=ABJAD([.$B298];1;1) - ABJAD(&quot;يا&quot;;1;1)" office:value-type="float" office:value="397" calcext:value-type="float">
            <text:p>397</text:p>
          </table:table-cell>
          <table:table-cell table:style-name="ce1" table:formula="of:=IF(ABJAD([.$B298];7;1) - ABJAD(&quot;يا&quot;;7;1) = [.$D298]; &quot;aynı&quot;;ABJAD([.$B29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9" calcext:value-type="float">
            <text:p>279</text:p>
          </table:table-cell>
          <table:table-cell table:style-name="ce7" office:value-type="string" calcext:value-type="string">
            <text:p>يا اَنيسَ مَنْ لا اَنيسَ لَهُ</text:p>
          </table:table-cell>
          <table:table-cell table:style-name="ce1" office:value-type="string" calcext:value-type="string">
            <text:p>Ya enise men la enise lehu</text:p>
          </table:table-cell>
          <table:table-cell table:style-name="ce1" table:formula="of:=ABJAD([.$B299];1;1) - ABJAD(&quot;يا&quot;;1;1)" office:value-type="float" office:value="398" calcext:value-type="float">
            <text:p>398</text:p>
          </table:table-cell>
          <table:table-cell table:style-name="ce1" table:formula="of:=IF(ABJAD([.$B299];7;1) - ABJAD(&quot;يا&quot;;7;1) = [.$D299]; &quot;aynı&quot;;ABJAD([.$B299];7;1) - ABJAD(&quot;يا&quot;;7;1))" office:value-type="float" office:value="878" calcext:value-type="float">
            <text:p>878</text:p>
          </table:table-cell>
          <table:table-cell table:number-columns-repeated="1019"/>
        </table:table-row>
        <table:table-row table:style-name="ro2">
          <table:table-cell table:style-name="ce1" office:value-type="float" office:value="499" calcext:value-type="float">
            <text:p>499</text:p>
          </table:table-cell>
          <table:table-cell table:style-name="ce7" office:value-type="string" calcext:value-type="string">
            <text:p>يا مَنْ يَحْكُمُ وَلا يُحْكَمُ عَلَيْهِ</text:p>
          </table:table-cell>
          <table:table-cell table:style-name="ce1" office:value-type="string" calcext:value-type="string">
            <text:p>Ya men yehkumu ve la yuhkemu eleyhi</text:p>
          </table:table-cell>
          <table:table-cell table:style-name="ce1" table:formula="of:=ABJAD([.$B300];1;1) - ABJAD(&quot;يا&quot;;1;1)" office:value-type="float" office:value="398" calcext:value-type="float">
            <text:p>398</text:p>
          </table:table-cell>
          <table:table-cell table:style-name="ce1" table:formula="of:=IF(ABJAD([.$B300];7;1) - ABJAD(&quot;يا&quot;;7;1) = [.$D300]; &quot;aynı&quot;;ABJAD([.$B3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9" calcext:value-type="float">
            <text:p>589</text:p>
          </table:table-cell>
          <table:table-cell table:style-name="ce7" office:value-type="string" calcext:value-type="string">
            <text:p>يا اَنيسَ مَنْ لا اَنيسَ لَهُ</text:p>
          </table:table-cell>
          <table:table-cell table:style-name="ce1" office:value-type="string" calcext:value-type="string">
            <text:p>Ya enise men la enise lehu</text:p>
          </table:table-cell>
          <table:table-cell table:style-name="ce1" table:formula="of:=ABJAD([.$B301];1;1) - ABJAD(&quot;يا&quot;;1;1)" office:value-type="float" office:value="398" calcext:value-type="float">
            <text:p>398</text:p>
          </table:table-cell>
          <table:table-cell table:style-name="ce1" table:formula="of:=IF(ABJAD([.$B301];7;1) - ABJAD(&quot;يا&quot;;7;1) = [.$D301]; &quot;aynı&quot;;ABJAD([.$B301];7;1) - ABJAD(&quot;يا&quot;;7;1))" office:value-type="float" office:value="878" calcext:value-type="float">
            <text:p>878</text:p>
          </table:table-cell>
          <table:table-cell table:number-columns-repeated="1019"/>
        </table:table-row>
        <table:table-row table:style-name="ro2">
          <table:table-cell table:style-name="ce1" office:value-type="float" office:value="973" calcext:value-type="float">
            <text:p>973</text:p>
          </table:table-cell>
          <table:table-cell table:style-name="ce7" office:value-type="string" calcext:value-type="string">
            <text:p>يا مَنْ عِلْمُهُ سابِقٌ</text:p>
          </table:table-cell>
          <table:table-cell table:style-name="ce1" office:value-type="string" calcext:value-type="string">
            <text:p>Ya men ilmuhu sabigun</text:p>
          </table:table-cell>
          <table:table-cell table:style-name="ce1" table:formula="of:=ABJAD([.$B302];1;1) - ABJAD(&quot;يا&quot;;1;1)" office:value-type="float" office:value="398" calcext:value-type="float">
            <text:p>398</text:p>
          </table:table-cell>
          <table:table-cell table:style-name="ce1" table:formula="of:=IF(ABJAD([.$B302];7;1) - ABJAD(&quot;يا&quot;;7;1) = [.$D302]; &quot;aynı&quot;;ABJAD([.$B302];7;1) - ABJAD(&quot;يا&quot;;7;1))" office:value-type="float" office:value="638" calcext:value-type="float">
            <text:p>638</text:p>
          </table:table-cell>
          <table:table-cell table:number-columns-repeated="1019"/>
        </table:table-row>
        <table:table-row table:style-name="ro2">
          <table:table-cell table:style-name="ce1" office:value-type="float" office:value="889" calcext:value-type="float">
            <text:p>889</text:p>
          </table:table-cell>
          <table:table-cell table:style-name="ce7" office:value-type="string" calcext:value-type="string">
            <text:p>يا كاشِفُ</text:p>
          </table:table-cell>
          <table:table-cell table:style-name="ce1" office:value-type="string" calcext:value-type="string">
            <text:p>Ya kaşifu</text:p>
          </table:table-cell>
          <table:table-cell table:style-name="ce1" table:formula="of:=ABJAD([.$B303];1;1) - ABJAD(&quot;يا&quot;;1;1)" office:value-type="float" office:value="401" calcext:value-type="float">
            <text:p>401</text:p>
          </table:table-cell>
          <table:table-cell table:style-name="ce1" table:formula="of:=IF(ABJAD([.$B303];7;1) - ABJAD(&quot;يا&quot;;7;1) = [.$D303]; &quot;aynı&quot;;ABJAD([.$B303];7;1) - ABJAD(&quot;يا&quot;;7;1))" office:value-type="float" office:value="1101" calcext:value-type="float">
            <text:p>1101</text:p>
          </table:table-cell>
          <table:table-cell table:number-columns-repeated="1019"/>
        </table:table-row>
        <table:table-row table:style-name="ro2">
          <table:table-cell table:style-name="ce1" office:value-type="float" office:value="472" calcext:value-type="float">
            <text:p>472</text:p>
          </table:table-cell>
          <table:table-cell table:style-name="ce7" office:value-type="string" calcext:value-type="string">
            <text:p>يا مَنْ فِعْلُهُ لَطيفٌ</text:p>
          </table:table-cell>
          <table:table-cell table:style-name="ce1" office:value-type="string" calcext:value-type="string">
            <text:p>Ya men fi’luhu letifun</text:p>
          </table:table-cell>
          <table:table-cell table:style-name="ce1" table:formula="of:=ABJAD([.$B304];1;1) - ABJAD(&quot;يا&quot;;1;1)" office:value-type="float" office:value="404" calcext:value-type="float">
            <text:p>404</text:p>
          </table:table-cell>
          <table:table-cell table:style-name="ce1" table:formula="of:=IF(ABJAD([.$B304];7;1) - ABJAD(&quot;يا&quot;;7;1) = [.$D304]; &quot;aynı&quot;;ABJAD([.$B3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3" calcext:value-type="float">
            <text:p>473</text:p>
          </table:table-cell>
          <table:table-cell table:style-name="ce7" office:value-type="string" calcext:value-type="string">
            <text:p>يا مَنْ لُطْفُهُ مُقيمٌ</text:p>
          </table:table-cell>
          <table:table-cell table:style-name="ce1" office:value-type="string" calcext:value-type="string">
            <text:p>Ya men lutfuhu mugimun</text:p>
          </table:table-cell>
          <table:table-cell table:style-name="ce1" table:formula="of:=ABJAD([.$B305];1;1) - ABJAD(&quot;يا&quot;;1;1)" office:value-type="float" office:value="404" calcext:value-type="float">
            <text:p>404</text:p>
          </table:table-cell>
          <table:table-cell table:style-name="ce1" table:formula="of:=IF(ABJAD([.$B305];7;1) - ABJAD(&quot;يا&quot;;7;1) = [.$D305]; &quot;aynı&quot;;ABJAD([.$B3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7" calcext:value-type="float">
            <text:p>557</text:p>
          </table:table-cell>
          <table:table-cell table:style-name="ce7" office:value-type="string" calcext:value-type="string">
            <text:p>يا مَنْ لَهُ الأَسْماءُ الْحُسْنى</text:p>
          </table:table-cell>
          <table:table-cell table:style-name="ce1" office:value-type="string" calcext:value-type="string">
            <text:p>Ya men lehu-l esmau-l husna</text:p>
          </table:table-cell>
          <table:table-cell table:style-name="ce1" table:formula="of:=ABJAD([.$B306];1;1) - ABJAD(&quot;يا&quot;;1;1)" office:value-type="float" office:value="409" calcext:value-type="float">
            <text:p>409</text:p>
          </table:table-cell>
          <table:table-cell table:style-name="ce1" table:formula="of:=IF(ABJAD([.$B306];7;1) - ABJAD(&quot;يا&quot;;7;1) = [.$D306]; &quot;aynı&quot;;ABJAD([.$B306];7;1) - ABJAD(&quot;يا&quot;;7;1))" office:value-type="float" office:value="889" calcext:value-type="float">
            <text:p>889</text:p>
          </table:table-cell>
          <table:table-cell table:number-columns-repeated="1019"/>
        </table:table-row>
        <table:table-row table:style-name="ro2">
          <table:table-cell table:style-name="ce1" office:value-type="float" office:value="342" calcext:value-type="float">
            <text:p>342</text:p>
          </table:table-cell>
          <table:table-cell table:style-name="ce7" office:value-type="string" calcext:value-type="string">
            <text:p>يا مَنْ هُوَ في وَفائِهِ قَوِيٌّ</text:p>
          </table:table-cell>
          <table:table-cell table:style-name="ce1" office:value-type="string" calcext:value-type="string">
            <text:p>Ya men huve fi vefaihi geviyyun</text:p>
          </table:table-cell>
          <table:table-cell table:style-name="ce1" table:formula="of:=ABJAD([.$B307];1;1) - ABJAD(&quot;يا&quot;;1;1)" office:value-type="float" office:value="410" calcext:value-type="float">
            <text:p>410</text:p>
          </table:table-cell>
          <table:table-cell table:style-name="ce1" table:formula="of:=IF(ABJAD([.$B307];7;1) - ABJAD(&quot;يا&quot;;7;1) = [.$D307]; &quot;aynı&quot;;ABJAD([.$B3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2" calcext:value-type="float">
            <text:p>302</text:p>
          </table:table-cell>
          <table:table-cell table:style-name="ce7" office:value-type="string" calcext:value-type="string">
            <text:p>يا لَطيفاً لا يُرامُ</text:p>
          </table:table-cell>
          <table:table-cell table:style-name="ce1" office:value-type="string" calcext:value-type="string">
            <text:p>Ya letifen la yuramu</text:p>
          </table:table-cell>
          <table:table-cell table:style-name="ce1" table:formula="of:=ABJAD([.$B308];1;1) - ABJAD(&quot;يا&quot;;1;1)" office:value-type="float" office:value="412" calcext:value-type="float">
            <text:p>412</text:p>
          </table:table-cell>
          <table:table-cell table:style-name="ce1" table:formula="of:=IF(ABJAD([.$B308];7;1) - ABJAD(&quot;يا&quot;;7;1) = [.$D308]; &quot;aynı&quot;;ABJAD([.$B3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6" calcext:value-type="float">
            <text:p>626</text:p>
          </table:table-cell>
          <table:table-cell table:style-name="ce7" office:value-type="string" calcext:value-type="string">
            <text:p>يا مَنْ يَمْلِكُ حَوائِجَ السّائِلينَ</text:p>
          </table:table-cell>
          <table:table-cell table:style-name="ce1" office:value-type="string" calcext:value-type="string">
            <text:p>Ya men yemliku hevaice-s sailine</text:p>
          </table:table-cell>
          <table:table-cell table:style-name="ce1" table:formula="of:=ABJAD([.$B309];1;1) - ABJAD(&quot;يا&quot;;1;1)" office:value-type="float" office:value="412" calcext:value-type="float">
            <text:p>412</text:p>
          </table:table-cell>
          <table:table-cell table:style-name="ce1" table:formula="of:=IF(ABJAD([.$B309];7;1) - ABJAD(&quot;يا&quot;;7;1) = [.$D309]; &quot;aynı&quot;;ABJAD([.$B309];7;1) - ABJAD(&quot;يا&quot;;7;1))" office:value-type="float" office:value="652" calcext:value-type="float">
            <text:p>652</text:p>
          </table:table-cell>
          <table:table-cell table:number-columns-repeated="1019"/>
        </table:table-row>
        <table:table-row table:style-name="ro2">
          <table:table-cell table:style-name="ce1" office:value-type="float" office:value="906" calcext:value-type="float">
            <text:p>906</text:p>
          </table:table-cell>
          <table:table-cell table:style-name="ce7" office:value-type="string" calcext:value-type="string">
            <text:p>يا قاهِرَ الاَْعْداءِ</text:p>
          </table:table-cell>
          <table:table-cell table:style-name="ce1" office:value-type="string" calcext:value-type="string">
            <text:p>Ya gahire-l e’dai</text:p>
          </table:table-cell>
          <table:table-cell table:style-name="ce1" table:formula="of:=ABJAD([.$B310];1;1) - ABJAD(&quot;يا&quot;;1;1)" office:value-type="float" office:value="414" calcext:value-type="float">
            <text:p>414</text:p>
          </table:table-cell>
          <table:table-cell table:style-name="ce1" table:formula="of:=IF(ABJAD([.$B310];7;1) - ABJAD(&quot;يا&quot;;7;1) = [.$D310]; &quot;aynı&quot;;ABJAD([.$B3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2" calcext:value-type="float">
            <text:p>182</text:p>
          </table:table-cell>
          <table:table-cell table:style-name="ce7" office:value-type="string" calcext:value-type="string">
            <text:p>يا مَنْ لا يُسْأَلُ إلاّ عَفْوُهُ</text:p>
          </table:table-cell>
          <table:table-cell table:style-name="ce1" office:value-type="string" calcext:value-type="string">
            <text:p>Ya men la yus’elu illa efvuhu</text:p>
          </table:table-cell>
          <table:table-cell table:style-name="ce1" table:formula="of:=ABJAD([.$B311];1;1) - ABJAD(&quot;يا&quot;;1;1)" office:value-type="float" office:value="415" calcext:value-type="float">
            <text:p>415</text:p>
          </table:table-cell>
          <table:table-cell table:style-name="ce1" table:formula="of:=IF(ABJAD([.$B311];7;1) - ABJAD(&quot;يا&quot;;7;1) = [.$D311]; &quot;aynı&quot;;ABJAD([.$B311];7;1) - ABJAD(&quot;يا&quot;;7;1))" office:value-type="float" office:value="655" calcext:value-type="float">
            <text:p>655</text:p>
          </table:table-cell>
          <table:table-cell table:number-columns-repeated="1019"/>
        </table:table-row>
        <table:table-row table:style-name="ro2">
          <table:table-cell table:style-name="ce1" office:value-type="float" office:value="905" calcext:value-type="float">
            <text:p>905</text:p>
          </table:table-cell>
          <table:table-cell table:style-name="ce7" office:value-type="string" calcext:value-type="string">
            <text:p>يا ناصِرَ الاَْوْلِياءِ</text:p>
          </table:table-cell>
          <table:table-cell table:style-name="ce1" office:value-type="string" calcext:value-type="string">
            <text:p>Ya nasire-l evliyai</text:p>
          </table:table-cell>
          <table:table-cell table:style-name="ce1" table:formula="of:=ABJAD([.$B312];1;1) - ABJAD(&quot;يا&quot;;1;1)" office:value-type="float" office:value="421" calcext:value-type="float">
            <text:p>421</text:p>
          </table:table-cell>
          <table:table-cell table:style-name="ce1" table:formula="of:=IF(ABJAD([.$B312];7;1) - ABJAD(&quot;يا&quot;;7;1) = [.$D312]; &quot;aynı&quot;;ABJAD([.$B312];7;1) - ABJAD(&quot;يا&quot;;7;1))" office:value-type="float" office:value="391" calcext:value-type="float">
            <text:p>391</text:p>
          </table:table-cell>
          <table:table-cell table:number-columns-repeated="1019"/>
        </table:table-row>
        <table:table-row table:style-name="ro2">
          <table:table-cell table:style-name="ce1" office:value-type="float" office:value="200" calcext:value-type="float">
            <text:p>200</text:p>
          </table:table-cell>
          <table:table-cell table:style-name="ce7" office:value-type="string" calcext:value-type="string">
            <text:p>يا رازِقَ الأَنامِ</text:p>
          </table:table-cell>
          <table:table-cell table:style-name="ce1" office:value-type="string" calcext:value-type="string">
            <text:p>Ya razige-l enami</text:p>
          </table:table-cell>
          <table:table-cell table:style-name="ce1" table:formula="of:=ABJAD([.$B313];1;1) - ABJAD(&quot;يا&quot;;1;1)" office:value-type="float" office:value="431" calcext:value-type="float">
            <text:p>431</text:p>
          </table:table-cell>
          <table:table-cell table:style-name="ce1" table:formula="of:=IF(ABJAD([.$B313];7;1) - ABJAD(&quot;يا&quot;;7;1) = [.$D313]; &quot;aynı&quot;;ABJAD([.$B3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4" calcext:value-type="float">
            <text:p>324</text:p>
          </table:table-cell>
          <table:table-cell table:style-name="ce7" office:value-type="string" calcext:value-type="string">
            <text:p>يا اَعْلَمَ مِنْ كُلِّ عَليمٍ</text:p>
          </table:table-cell>
          <table:table-cell table:style-name="ce1" office:value-type="string" calcext:value-type="string">
            <text:p>Ya e’leme min kulli elimin</text:p>
          </table:table-cell>
          <table:table-cell table:style-name="ce1" table:formula="of:=ABJAD([.$B314];1;1) - ABJAD(&quot;يا&quot;;1;1)" office:value-type="float" office:value="431" calcext:value-type="float">
            <text:p>431</text:p>
          </table:table-cell>
          <table:table-cell table:style-name="ce1" table:formula="of:=IF(ABJAD([.$B314];7;1) - ABJAD(&quot;يا&quot;;7;1) = [.$D314]; &quot;aynı&quot;;ABJAD([.$B3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8" calcext:value-type="float">
            <text:p>198</text:p>
          </table:table-cell>
          <table:table-cell table:style-name="ce7" office:value-type="string" calcext:value-type="string">
            <text:p>يا عالِمَ السِّرِّ</text:p>
          </table:table-cell>
          <table:table-cell table:style-name="ce1" office:value-type="string" calcext:value-type="string">
            <text:p>Ya alime-s sirri</text:p>
          </table:table-cell>
          <table:table-cell table:style-name="ce1" table:formula="of:=ABJAD([.$B315];1;1) - ABJAD(&quot;يا&quot;;1;1)" office:value-type="float" office:value="432" calcext:value-type="float">
            <text:p>432</text:p>
          </table:table-cell>
          <table:table-cell table:style-name="ce1" table:formula="of:=IF(ABJAD([.$B315];7;1) - ABJAD(&quot;يا&quot;;7;1) = [.$D315]; &quot;aynı&quot;;ABJAD([.$B315];7;1) - ABJAD(&quot;يا&quot;;7;1))" office:value-type="float" office:value="672" calcext:value-type="float">
            <text:p>672</text:p>
          </table:table-cell>
          <table:table-cell table:number-columns-repeated="1019"/>
        </table:table-row>
        <table:table-row table:style-name="ro2">
          <table:table-cell table:style-name="ce1" office:value-type="float" office:value="267" calcext:value-type="float">
            <text:p>267</text:p>
          </table:table-cell>
          <table:table-cell table:style-name="ce7" office:value-type="string" calcext:value-type="string">
            <text:p>يا اَسْمَعَ السّامِعينَ</text:p>
          </table:table-cell>
          <table:table-cell table:style-name="ce1" office:value-type="string" calcext:value-type="string">
            <text:p>Ya esme’es sami'ine</text:p>
          </table:table-cell>
          <table:table-cell table:style-name="ce1" table:formula="of:=ABJAD([.$B316];1;1) - ABJAD(&quot;يا&quot;;1;1)" office:value-type="float" office:value="433" calcext:value-type="float">
            <text:p>433</text:p>
          </table:table-cell>
          <table:table-cell table:style-name="ce1" table:formula="of:=IF(ABJAD([.$B316];7;1) - ABJAD(&quot;يا&quot;;7;1) = [.$D316]; &quot;aynı&quot;;ABJAD([.$B316];7;1) - ABJAD(&quot;يا&quot;;7;1))" office:value-type="float" office:value="913" calcext:value-type="float">
            <text:p>913</text:p>
          </table:table-cell>
          <table:table-cell table:number-columns-repeated="1019"/>
        </table:table-row>
        <table:table-row table:style-name="ro2">
          <table:table-cell table:style-name="ce1" office:value-type="float" office:value="373" calcext:value-type="float">
            <text:p>373</text:p>
          </table:table-cell>
          <table:table-cell table:style-name="ce7" office:value-type="string" calcext:value-type="string">
            <text:p>يا مَنْ لا مَقْصَدَ إلاّ اِلَيْهِ</text:p>
          </table:table-cell>
          <table:table-cell table:style-name="ce1" office:value-type="string" calcext:value-type="string">
            <text:p>Ya men la megsede illa ileyhi</text:p>
          </table:table-cell>
          <table:table-cell table:style-name="ce1" table:formula="of:=ABJAD([.$B317];1;1) - ABJAD(&quot;يا&quot;;1;1)" office:value-type="float" office:value="433" calcext:value-type="float">
            <text:p>433</text:p>
          </table:table-cell>
          <table:table-cell table:style-name="ce1" table:formula="of:=IF(ABJAD([.$B317];7;1) - ABJAD(&quot;يا&quot;;7;1) = [.$D317]; &quot;aynı&quot;;ABJAD([.$B317];7;1) - ABJAD(&quot;يا&quot;;7;1))" office:value-type="float" office:value="403" calcext:value-type="float">
            <text:p>403</text:p>
          </table:table-cell>
          <table:table-cell table:number-columns-repeated="1019"/>
        </table:table-row>
        <table:table-row table:style-name="ro2">
          <table:table-cell table:style-name="ce1" office:value-type="float" office:value="713" calcext:value-type="float">
            <text:p>713</text:p>
          </table:table-cell>
          <table:table-cell table:style-name="ce7" office:value-type="string" calcext:value-type="string">
            <text:p>يا رَبَّ الْعالَمينَ</text:p>
          </table:table-cell>
          <table:table-cell table:style-name="ce1" office:value-type="string" calcext:value-type="string">
            <text:p>Ya rebbe-l alemine</text:p>
          </table:table-cell>
          <table:table-cell table:style-name="ce1" table:formula="of:=ABJAD([.$B318];1;1) - ABJAD(&quot;يا&quot;;1;1)" office:value-type="float" office:value="434" calcext:value-type="float">
            <text:p>434</text:p>
          </table:table-cell>
          <table:table-cell table:style-name="ce1" table:formula="of:=IF(ABJAD([.$B318];7;1) - ABJAD(&quot;يا&quot;;7;1) = [.$D318]; &quot;aynı&quot;;ABJAD([.$B3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7" calcext:value-type="float">
            <text:p>667</text:p>
          </table:table-cell>
          <table:table-cell table:style-name="ce7" office:value-type="string" calcext:value-type="string">
            <text:p>يا مَنْ لا مُعَقِّبَ لِحُكْمِهِ</text:p>
          </table:table-cell>
          <table:table-cell table:style-name="ce1" office:value-type="string" calcext:value-type="string">
            <text:p>Ya men la mueggibe li hukmihi</text:p>
          </table:table-cell>
          <table:table-cell table:style-name="ce1" table:formula="of:=ABJAD([.$B319];1;1) - ABJAD(&quot;يا&quot;;1;1)" office:value-type="float" office:value="436" calcext:value-type="float">
            <text:p>436</text:p>
          </table:table-cell>
          <table:table-cell table:style-name="ce1" table:formula="of:=IF(ABJAD([.$B319];7;1) - ABJAD(&quot;يا&quot;;7;1) = [.$D319]; &quot;aynı&quot;;ABJAD([.$B3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6" calcext:value-type="float">
            <text:p>326</text:p>
          </table:table-cell>
          <table:table-cell table:style-name="ce7" office:value-type="string" calcext:value-type="string">
            <text:p>يا اَقْدَمَ مِنْ كُلِّ قَديمٍ</text:p>
          </table:table-cell>
          <table:table-cell table:style-name="ce1" office:value-type="string" calcext:value-type="string">
            <text:p>Ya egdeme min kulli gedimin</text:p>
          </table:table-cell>
          <table:table-cell table:style-name="ce1" table:formula="of:=ABJAD([.$B320];1;1) - ABJAD(&quot;يا&quot;;1;1)" office:value-type="float" office:value="439" calcext:value-type="float">
            <text:p>439</text:p>
          </table:table-cell>
          <table:table-cell table:style-name="ce1" table:formula="of:=IF(ABJAD([.$B320];7;1) - ABJAD(&quot;يا&quot;;7;1) = [.$D320]; &quot;aynı&quot;;ABJAD([.$B3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9" calcext:value-type="float">
            <text:p>819</text:p>
          </table:table-cell>
          <table:table-cell table:style-name="ce7" office:value-type="string" calcext:value-type="string">
            <text:p>يا مَنْ دَبَّرَ بِعِلْمِهِ</text:p>
          </table:table-cell>
          <table:table-cell table:style-name="ce1" office:value-type="string" calcext:value-type="string">
            <text:p>Ya men debbere bi ilmihi</text:p>
          </table:table-cell>
          <table:table-cell table:style-name="ce1" table:formula="of:=ABJAD([.$B321];1;1) - ABJAD(&quot;يا&quot;;1;1)" office:value-type="float" office:value="443" calcext:value-type="float">
            <text:p>443</text:p>
          </table:table-cell>
          <table:table-cell table:style-name="ce1" table:formula="of:=IF(ABJAD([.$B321];7;1) - ABJAD(&quot;يا&quot;;7;1) = [.$D321]; &quot;aynı&quot;;ABJAD([.$B3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9" calcext:value-type="float">
            <text:p>119</text:p>
          </table:table-cell>
          <table:table-cell table:style-name="ce7" office:value-type="string" calcext:value-type="string">
            <text:p>يا مُفَرِّجَ الْهُمُومِ</text:p>
          </table:table-cell>
          <table:table-cell table:style-name="ce1" office:value-type="string" calcext:value-type="string">
            <text:p>Ya muferrice-l humumi</text:p>
          </table:table-cell>
          <table:table-cell table:style-name="ce1" table:formula="of:=ABJAD([.$B322];1;1) - ABJAD(&quot;يا&quot;;1;1)" office:value-type="float" office:value="445" calcext:value-type="float">
            <text:p>445</text:p>
          </table:table-cell>
          <table:table-cell table:style-name="ce1" table:formula="of:=IF(ABJAD([.$B322];7;1) - ABJAD(&quot;يا&quot;;7;1) = [.$D322]; &quot;aynı&quot;;ABJAD([.$B3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6" calcext:value-type="float">
            <text:p>176</text:p>
          </table:table-cell>
          <table:table-cell table:style-name="ce7" office:value-type="string" calcext:value-type="string">
            <text:p>يا مَنْ هُوَ بِمَنْ عَصاهُ حَليمٌ</text:p>
          </table:table-cell>
          <table:table-cell table:style-name="ce1" office:value-type="string" calcext:value-type="string">
            <text:p>Ya men huve bi men esahu helimun</text:p>
          </table:table-cell>
          <table:table-cell table:style-name="ce1" table:formula="of:=ABJAD([.$B323];1;1) - ABJAD(&quot;يا&quot;;1;1)" office:value-type="float" office:value="447" calcext:value-type="float">
            <text:p>447</text:p>
          </table:table-cell>
          <table:table-cell table:style-name="ce1" table:formula="of:=IF(ABJAD([.$B323];7;1) - ABJAD(&quot;يا&quot;;7;1) = [.$D323]; &quot;aynı&quot;;ABJAD([.$B323];7;1) - ABJAD(&quot;يا&quot;;7;1))" office:value-type="float" office:value="417" calcext:value-type="float">
            <text:p>417</text:p>
          </table:table-cell>
          <table:table-cell table:number-columns-repeated="1019"/>
        </table:table-row>
        <table:table-row table:style-name="ro2">
          <table:table-cell table:style-name="ce1" office:value-type="float" office:value="958" calcext:value-type="float">
            <text:p>958</text:p>
          </table:table-cell>
          <table:table-cell table:style-name="ce7" office:value-type="string" calcext:value-type="string">
            <text:p>يا مَنْ هُوَ بِمَنْ عَصاهُ حَليمٌ</text:p>
          </table:table-cell>
          <table:table-cell table:style-name="ce1" office:value-type="string" calcext:value-type="string">
            <text:p>Ya men huve bi men esahu helimun</text:p>
          </table:table-cell>
          <table:table-cell table:style-name="ce1" table:formula="of:=ABJAD([.$B324];1;1) - ABJAD(&quot;يا&quot;;1;1)" office:value-type="float" office:value="447" calcext:value-type="float">
            <text:p>447</text:p>
          </table:table-cell>
          <table:table-cell table:style-name="ce1" table:formula="of:=IF(ABJAD([.$B324];7;1) - ABJAD(&quot;يا&quot;;7;1) = [.$D324]; &quot;aynı&quot;;ABJAD([.$B324];7;1) - ABJAD(&quot;يا&quot;;7;1))" office:value-type="float" office:value="417" calcext:value-type="float">
            <text:p>417</text:p>
          </table:table-cell>
          <table:table-cell table:number-columns-repeated="1019"/>
        </table:table-row>
        <table:table-row table:style-name="ro2">
          <table:table-cell table:style-name="ce1" office:value-type="float" office:value="868" calcext:value-type="float">
            <text:p>868</text:p>
          </table:table-cell>
          <table:table-cell table:style-name="ce7" office:value-type="string" calcext:value-type="string">
            <text:p>يا مَفْزَعَ الْمَلْهُوفينَ</text:p>
          </table:table-cell>
          <table:table-cell table:style-name="ce1" office:value-type="string" calcext:value-type="string">
            <text:p>Ya mefze’el melhufine</text:p>
          </table:table-cell>
          <table:table-cell table:style-name="ce1" table:formula="of:=ABJAD([.$B325];1;1) - ABJAD(&quot;يا&quot;;1;1)" office:value-type="float" office:value="449" calcext:value-type="float">
            <text:p>449</text:p>
          </table:table-cell>
          <table:table-cell table:style-name="ce1" table:formula="of:=IF(ABJAD([.$B325];7;1) - ABJAD(&quot;يا&quot;;7;1) = [.$D325]; &quot;aynı&quot;;ABJAD([.$B3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 calcext:value-type="float">
            <text:p>88</text:p>
          </table:table-cell>
          <table:table-cell table:style-name="ce7" office:value-type="string" calcext:value-type="string">
            <text:p>يا شافِعُ</text:p>
          </table:table-cell>
          <table:table-cell table:style-name="ce1" office:value-type="string" calcext:value-type="string">
            <text:p>Ya şafiu</text:p>
          </table:table-cell>
          <table:table-cell table:style-name="ce1" table:formula="of:=ABJAD([.$B326];1;1) - ABJAD(&quot;يا&quot;;1;1)" office:value-type="float" office:value="451" calcext:value-type="float">
            <text:p>451</text:p>
          </table:table-cell>
          <table:table-cell table:style-name="ce1" table:formula="of:=IF(ABJAD([.$B326];7;1) - ABJAD(&quot;يا&quot;;7;1) = [.$D326]; &quot;aynı&quot;;ABJAD([.$B326];7;1) - ABJAD(&quot;يا&quot;;7;1))" office:value-type="float" office:value="1151" calcext:value-type="float">
            <text:p>1151</text:p>
          </table:table-cell>
          <table:table-cell table:number-columns-repeated="1019"/>
        </table:table-row>
        <table:table-row table:style-name="ro2">
          <table:table-cell table:style-name="ce1" office:value-type="float" office:value="186" calcext:value-type="float">
            <text:p>186</text:p>
          </table:table-cell>
          <table:table-cell table:style-name="ce7" office:value-type="string" calcext:value-type="string">
            <text:p>يا مَنْ لا سُلْطانَ إلاّ سُلْطانُهُ</text:p>
          </table:table-cell>
          <table:table-cell table:style-name="ce1" office:value-type="string" calcext:value-type="string">
            <text:p>Ya men la sultane illa sultanuhu</text:p>
          </table:table-cell>
          <table:table-cell table:style-name="ce1" table:formula="of:=ABJAD([.$B327];1;1) - ABJAD(&quot;يا&quot;;1;1)" office:value-type="float" office:value="458" calcext:value-type="float">
            <text:p>458</text:p>
          </table:table-cell>
          <table:table-cell table:style-name="ce1" table:formula="of:=IF(ABJAD([.$B327];7;1) - ABJAD(&quot;يا&quot;;7;1) = [.$D327]; &quot;aynı&quot;;ABJAD([.$B327];7;1) - ABJAD(&quot;يا&quot;;7;1))" office:value-type="float" office:value="938" calcext:value-type="float">
            <text:p>938</text:p>
          </table:table-cell>
          <table:table-cell table:number-columns-repeated="1019"/>
        </table:table-row>
        <table:table-row table:style-name="ro2">
          <table:table-cell table:style-name="ce1" office:value-type="float" office:value="683" calcext:value-type="float">
            <text:p>683</text:p>
          </table:table-cell>
          <table:table-cell table:style-name="ce7" office:value-type="string" calcext:value-type="string">
            <text:p>يا شَفيعُ</text:p>
          </table:table-cell>
          <table:table-cell table:style-name="ce1" office:value-type="string" calcext:value-type="string">
            <text:p>Ya şefiu</text:p>
          </table:table-cell>
          <table:table-cell table:style-name="ce1" table:formula="of:=ABJAD([.$B328];1;1) - ABJAD(&quot;يا&quot;;1;1)" office:value-type="float" office:value="460" calcext:value-type="float">
            <text:p>460</text:p>
          </table:table-cell>
          <table:table-cell table:style-name="ce1" table:formula="of:=IF(ABJAD([.$B328];7;1) - ABJAD(&quot;يا&quot;;7;1) = [.$D328]; &quot;aynı&quot;;ABJAD([.$B328];7;1) - ABJAD(&quot;يا&quot;;7;1))" office:value-type="float" office:value="1160" calcext:value-type="float">
            <text:p>1160</text:p>
          </table:table-cell>
          <table:table-cell table:number-columns-repeated="1019"/>
        </table:table-row>
        <table:table-row table:style-name="ro2">
          <table:table-cell table:style-name="ce1" office:value-type="float" office:value="137" calcext:value-type="float">
            <text:p>137</text:p>
          </table:table-cell>
          <table:table-cell table:style-name="ce7" office:value-type="string" calcext:value-type="string">
            <text:p>يا راحِمَ الْمَساكينَ</text:p>
          </table:table-cell>
          <table:table-cell table:style-name="ce1" office:value-type="string" calcext:value-type="string">
            <text:p>Ya rehime-l mesakine</text:p>
          </table:table-cell>
          <table:table-cell table:style-name="ce1" table:formula="of:=ABJAD([.$B329];1;1) - ABJAD(&quot;يا&quot;;1;1)" office:value-type="float" office:value="461" calcext:value-type="float">
            <text:p>461</text:p>
          </table:table-cell>
          <table:table-cell table:style-name="ce1" table:formula="of:=IF(ABJAD([.$B329];7;1) - ABJAD(&quot;يا&quot;;7;1) = [.$D329]; &quot;aynı&quot;;ABJAD([.$B329];7;1) - ABJAD(&quot;يا&quot;;7;1))" office:value-type="float" office:value="701" calcext:value-type="float">
            <text:p>701</text:p>
          </table:table-cell>
          <table:table-cell table:number-columns-repeated="1019"/>
        </table:table-row>
        <table:table-row table:style-name="ro2">
          <table:table-cell table:style-name="ce1" office:value-type="float" office:value="416" calcext:value-type="float">
            <text:p>416</text:p>
          </table:table-cell>
          <table:table-cell table:style-name="ce7" office:value-type="string" calcext:value-type="string">
            <text:p>يا مَنْ فِي الْقِيامَةِ مُلْكُهُ</text:p>
          </table:table-cell>
          <table:table-cell table:style-name="ce1" office:value-type="string" calcext:value-type="string">
            <text:p>Ya men fi-l gıyameti mulkuhu</text:p>
          </table:table-cell>
          <table:table-cell table:style-name="ce1" table:formula="of:=ABJAD([.$B330];1;1) - ABJAD(&quot;يا&quot;;1;1)" office:value-type="float" office:value="462" calcext:value-type="float">
            <text:p>462</text:p>
          </table:table-cell>
          <table:table-cell table:style-name="ce1" table:formula="of:=IF(ABJAD([.$B330];7;1) - ABJAD(&quot;يا&quot;;7;1) = [.$D330]; &quot;aynı&quot;;ABJAD([.$B3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8" calcext:value-type="float">
            <text:p>218</text:p>
          </table:table-cell>
          <table:table-cell table:style-name="ce7" office:value-type="string" calcext:value-type="string">
            <text:p>يا باسِطَ الْيَدَيْنِ بِالرَّحْمَةِ</text:p>
          </table:table-cell>
          <table:table-cell table:style-name="ce1" office:value-type="string" calcext:value-type="string">
            <text:p>Ya basite-l yedeyni bi-r rehmeti</text:p>
          </table:table-cell>
          <table:table-cell table:style-name="ce1" table:formula="of:=ABJAD([.$B331];1;1) - ABJAD(&quot;يا&quot;;1;1)" office:value-type="float" office:value="463" calcext:value-type="float">
            <text:p>463</text:p>
          </table:table-cell>
          <table:table-cell table:style-name="ce1" table:formula="of:=IF(ABJAD([.$B331];7;1) - ABJAD(&quot;يا&quot;;7;1) = [.$D331]; &quot;aynı&quot;;ABJAD([.$B331];7;1) - ABJAD(&quot;يا&quot;;7;1))" office:value-type="float" office:value="703" calcext:value-type="float">
            <text:p>703</text:p>
          </table:table-cell>
          <table:table-cell table:number-columns-repeated="1019"/>
        </table:table-row>
        <table:table-row table:style-name="ro2">
          <table:table-cell table:style-name="ce1" office:value-type="float" office:value="96" calcext:value-type="float">
            <text:p>96</text:p>
          </table:table-cell>
          <table:table-cell table:style-name="ce7" office:value-type="string" calcext:value-type="string">
            <text:p>يا فارِجَ كُلِّ مَهْمُومٍ</text:p>
          </table:table-cell>
          <table:table-cell table:style-name="ce1" office:value-type="string" calcext:value-type="string">
            <text:p>Ya farice kulli mehmumin</text:p>
          </table:table-cell>
          <table:table-cell table:style-name="ce1" table:formula="of:=ABJAD([.$B332];1;1) - ABJAD(&quot;يا&quot;;1;1)" office:value-type="float" office:value="465" calcext:value-type="float">
            <text:p>465</text:p>
          </table:table-cell>
          <table:table-cell table:style-name="ce1" table:formula="of:=IF(ABJAD([.$B332];7;1) - ABJAD(&quot;يا&quot;;7;1) = [.$D332]; &quot;aynı&quot;;ABJAD([.$B3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7" calcext:value-type="float">
            <text:p>117</text:p>
          </table:table-cell>
          <table:table-cell table:style-name="ce7" office:value-type="string" calcext:value-type="string">
            <text:p>يا مُنَوِّرَ الْقُلُوبِ</text:p>
          </table:table-cell>
          <table:table-cell table:style-name="ce1" office:value-type="string" calcext:value-type="string">
            <text:p>Ya munevvire-l gulubi</text:p>
          </table:table-cell>
          <table:table-cell table:style-name="ce1" table:formula="of:=ABJAD([.$B333];1;1) - ABJAD(&quot;يا&quot;;1;1)" office:value-type="float" office:value="465" calcext:value-type="float">
            <text:p>465</text:p>
          </table:table-cell>
          <table:table-cell table:style-name="ce1" table:formula="of:=IF(ABJAD([.$B333];7;1) - ABJAD(&quot;يا&quot;;7;1) = [.$D333]; &quot;aynı&quot;;ABJAD([.$B3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3" calcext:value-type="float">
            <text:p>513</text:p>
          </table:table-cell>
          <table:table-cell table:style-name="ce7" office:value-type="string" calcext:value-type="string">
            <text:p>يا اَنيسَ الْمُريدينَ</text:p>
          </table:table-cell>
          <table:table-cell table:style-name="ce1" office:value-type="string" calcext:value-type="string">
            <text:p>Ya enise-l muridine</text:p>
          </table:table-cell>
          <table:table-cell table:style-name="ce1" table:formula="of:=ABJAD([.$B334];1;1) - ABJAD(&quot;يا&quot;;1;1)" office:value-type="float" office:value="466" calcext:value-type="float">
            <text:p>466</text:p>
          </table:table-cell>
          <table:table-cell table:style-name="ce1" table:formula="of:=IF(ABJAD([.$B334];7;1) - ABJAD(&quot;يا&quot;;7;1) = [.$D334]; &quot;aynı&quot;;ABJAD([.$B334];7;1) - ABJAD(&quot;يا&quot;;7;1))" office:value-type="float" office:value="706" calcext:value-type="float">
            <text:p>706</text:p>
          </table:table-cell>
          <table:table-cell table:number-columns-repeated="1019"/>
        </table:table-row>
        <table:table-row table:style-name="ro2">
          <table:table-cell table:style-name="ce1" office:value-type="float" office:value="171" calcext:value-type="float">
            <text:p>171</text:p>
          </table:table-cell>
          <table:table-cell table:style-name="ce7" office:value-type="string" calcext:value-type="string">
            <text:p>يا مَنْ هُوَ فى مُلْكِهِ مُقيمٌ</text:p>
          </table:table-cell>
          <table:table-cell table:style-name="ce1" office:value-type="string" calcext:value-type="string">
            <text:p>Ya men huve fi mulkihi mugimun</text:p>
          </table:table-cell>
          <table:table-cell table:style-name="ce1" table:formula="of:=ABJAD([.$B335];1;1) - ABJAD(&quot;يا&quot;;1;1)" office:value-type="float" office:value="467" calcext:value-type="float">
            <text:p>467</text:p>
          </table:table-cell>
          <table:table-cell table:style-name="ce1" table:formula="of:=IF(ABJAD([.$B335];7;1) - ABJAD(&quot;يا&quot;;7;1) = [.$D335]; &quot;aynı&quot;;ABJAD([.$B3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0" calcext:value-type="float">
            <text:p>180</text:p>
          </table:table-cell>
          <table:table-cell table:style-name="ce7" office:value-type="string" calcext:value-type="string">
            <text:p>يا مَنْ هُوَ في لُطْفِهِ قَديمٌ</text:p>
          </table:table-cell>
          <table:table-cell table:style-name="ce1" office:value-type="string" calcext:value-type="string">
            <text:p>Ya men huve fi lutfihi gedimun</text:p>
          </table:table-cell>
          <table:table-cell table:style-name="ce1" table:formula="of:=ABJAD([.$B336];1;1) - ABJAD(&quot;يا&quot;;1;1)" office:value-type="float" office:value="469" calcext:value-type="float">
            <text:p>469</text:p>
          </table:table-cell>
          <table:table-cell table:style-name="ce1" table:formula="of:=IF(ABJAD([.$B336];7;1) - ABJAD(&quot;يا&quot;;7;1) = [.$D336]; &quot;aynı&quot;;ABJAD([.$B3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1" calcext:value-type="float">
            <text:p>961</text:p>
          </table:table-cell>
          <table:table-cell table:style-name="ce7" office:value-type="string" calcext:value-type="string">
            <text:p>يا مَنْ هُوَ في اِحْسانِهِ قَديمٌ</text:p>
          </table:table-cell>
          <table:table-cell table:style-name="ce1" office:value-type="string" calcext:value-type="string">
            <text:p>Ya men huve fi ihsanihi gedimun</text:p>
          </table:table-cell>
          <table:table-cell table:style-name="ce1" table:formula="of:=ABJAD([.$B337];1;1) - ABJAD(&quot;يا&quot;;1;1)" office:value-type="float" office:value="470" calcext:value-type="float">
            <text:p>470</text:p>
          </table:table-cell>
          <table:table-cell table:style-name="ce1" table:formula="of:=IF(ABJAD([.$B337];7;1) - ABJAD(&quot;يا&quot;;7;1) = [.$D337]; &quot;aynı&quot;;ABJAD([.$B337];7;1) - ABJAD(&quot;يا&quot;;7;1))" office:value-type="float" office:value="710" calcext:value-type="float">
            <text:p>710</text:p>
          </table:table-cell>
          <table:table-cell table:number-columns-repeated="1019"/>
        </table:table-row>
        <table:table-row table:style-name="ro2">
          <table:table-cell table:style-name="ce1" office:value-type="float" office:value="734" calcext:value-type="float">
            <text:p>734</text:p>
          </table:table-cell>
          <table:table-cell table:style-name="ce7" office:value-type="string" calcext:value-type="string">
            <text:p>يا مَنْ هُوَ فَرْدٌ بِلا نِدٍّ</text:p>
          </table:table-cell>
          <table:table-cell table:style-name="ce1" office:value-type="string" calcext:value-type="string">
            <text:p>Ya men huve ferdun bi la niddin</text:p>
          </table:table-cell>
          <table:table-cell table:style-name="ce1" table:formula="of:=ABJAD([.$B338];1;1) - ABJAD(&quot;يا&quot;;1;1)" office:value-type="float" office:value="472" calcext:value-type="float">
            <text:p>472</text:p>
          </table:table-cell>
          <table:table-cell table:style-name="ce1" table:formula="of:=IF(ABJAD([.$B338];7;1) - ABJAD(&quot;يا&quot;;7;1) = [.$D338]; &quot;aynı&quot;;ABJAD([.$B3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 calcext:value-type="float">
            <text:p>70</text:p>
          </table:table-cell>
          <table:table-cell table:style-name="ce7" office:value-type="string" calcext:value-type="string">
            <text:p>يا مُطْلِقَ الأُسارى</text:p>
          </table:table-cell>
          <table:table-cell table:style-name="ce1" office:value-type="string" calcext:value-type="string">
            <text:p>Ya mutlige-l usara</text:p>
          </table:table-cell>
          <table:table-cell table:style-name="ce1" table:formula="of:=ABJAD([.$B339];1;1) - ABJAD(&quot;يا&quot;;1;1)" office:value-type="float" office:value="473" calcext:value-type="float">
            <text:p>473</text:p>
          </table:table-cell>
          <table:table-cell table:style-name="ce1" table:formula="of:=IF(ABJAD([.$B339];7;1) - ABJAD(&quot;يا&quot;;7;1) = [.$D339]; &quot;aynı&quot;;ABJAD([.$B339];7;1) - ABJAD(&quot;يا&quot;;7;1))" office:value-type="float" office:value="713" calcext:value-type="float">
            <text:p>713</text:p>
          </table:table-cell>
          <table:table-cell table:number-columns-repeated="1019"/>
        </table:table-row>
        <table:table-row table:style-name="ro2">
          <table:table-cell table:style-name="ce1" office:value-type="float" office:value="898" calcext:value-type="float">
            <text:p>898</text:p>
          </table:table-cell>
          <table:table-cell table:style-name="ce7" office:value-type="string" calcext:value-type="string">
            <text:p>يا مَنْ لا يُقَلِّبُ الْقُلُوبَ إلاّ هُوَ</text:p>
          </table:table-cell>
          <table:table-cell table:style-name="ce1" office:value-type="string" calcext:value-type="string">
            <text:p>Ya men la yugellibu-l gulube illa huve</text:p>
          </table:table-cell>
          <table:table-cell table:style-name="ce1" table:formula="of:=ABJAD([.$B340];1;1) - ABJAD(&quot;يا&quot;;1;1)" office:value-type="float" office:value="475" calcext:value-type="float">
            <text:p>475</text:p>
          </table:table-cell>
          <table:table-cell table:style-name="ce1" table:formula="of:=IF(ABJAD([.$B340];7;1) - ABJAD(&quot;يا&quot;;7;1) = [.$D340]; &quot;aynı&quot;;ABJAD([.$B3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 calcext:value-type="float">
            <text:p>62</text:p>
          </table:table-cell>
          <table:table-cell table:style-name="ce7" office:value-type="string" calcext:value-type="string">
            <text:p>يا كاشِفَ الْبَلايا</text:p>
          </table:table-cell>
          <table:table-cell table:style-name="ce1" office:value-type="string" calcext:value-type="string">
            <text:p>Ya kaşife-l belaya</text:p>
          </table:table-cell>
          <table:table-cell table:style-name="ce1" table:formula="of:=ABJAD([.$B341];1;1) - ABJAD(&quot;يا&quot;;1;1)" office:value-type="float" office:value="476" calcext:value-type="float">
            <text:p>476</text:p>
          </table:table-cell>
          <table:table-cell table:style-name="ce1" table:formula="of:=IF(ABJAD([.$B341];7;1) - ABJAD(&quot;يا&quot;;7;1) = [.$D341]; &quot;aynı&quot;;ABJAD([.$B341];7;1) - ABJAD(&quot;يا&quot;;7;1))" office:value-type="float" office:value="1176" calcext:value-type="float">
            <text:p>1176</text:p>
          </table:table-cell>
          <table:table-cell table:number-columns-repeated="1019"/>
        </table:table-row>
        <table:table-row table:style-name="ro2">
          <table:table-cell table:style-name="ce1" office:value-type="float" office:value="331" calcext:value-type="float">
            <text:p>331</text:p>
          </table:table-cell>
          <table:table-cell table:style-name="ce7" office:value-type="string" calcext:value-type="string">
            <text:p>يا كَريمَ الصَّفْحِ</text:p>
          </table:table-cell>
          <table:table-cell table:style-name="ce1" office:value-type="string" calcext:value-type="string">
            <text:p>Ya kerime-s sefhi</text:p>
          </table:table-cell>
          <table:table-cell table:style-name="ce1" table:formula="of:=ABJAD([.$B342];1;1) - ABJAD(&quot;يا&quot;;1;1)" office:value-type="float" office:value="479" calcext:value-type="float">
            <text:p>479</text:p>
          </table:table-cell>
          <table:table-cell table:style-name="ce1" table:formula="of:=IF(ABJAD([.$B342];7;1) - ABJAD(&quot;يا&quot;;7;1) = [.$D342]; &quot;aynı&quot;;ABJAD([.$B342];7;1) - ABJAD(&quot;يا&quot;;7;1))" office:value-type="float" office:value="449" calcext:value-type="float">
            <text:p>449</text:p>
          </table:table-cell>
          <table:table-cell table:number-columns-repeated="1019"/>
        </table:table-row>
        <table:table-row table:style-name="ro2">
          <table:table-cell table:style-name="ce1" office:value-type="float" office:value="263" calcext:value-type="float">
            <text:p>263</text:p>
          </table:table-cell>
          <table:table-cell table:style-name="ce7" office:value-type="string" calcext:value-type="string">
            <text:p>يا اَصْدَقَ الصّادِقينَ</text:p>
          </table:table-cell>
          <table:table-cell table:style-name="ce1" office:value-type="string" calcext:value-type="string">
            <text:p>Ya esdege-s sadigine</text:p>
          </table:table-cell>
          <table:table-cell table:style-name="ce1" table:formula="of:=ABJAD([.$B343];1;1) - ABJAD(&quot;يا&quot;;1;1)" office:value-type="float" office:value="481" calcext:value-type="float">
            <text:p>481</text:p>
          </table:table-cell>
          <table:table-cell table:style-name="ce1" table:formula="of:=IF(ABJAD([.$B343];7;1) - ABJAD(&quot;يا&quot;;7;1) = [.$D343]; &quot;aynı&quot;;ABJAD([.$B343];7;1) - ABJAD(&quot;يا&quot;;7;1))" office:value-type="float" office:value="421" calcext:value-type="float">
            <text:p>421</text:p>
          </table:table-cell>
          <table:table-cell table:number-columns-repeated="1019"/>
        </table:table-row>
        <table:table-row table:style-name="ro2">
          <table:table-cell table:style-name="ce1" office:value-type="float" office:value="709" calcext:value-type="float">
            <text:p>709</text:p>
          </table:table-cell>
          <table:table-cell table:style-name="ce7" office:value-type="string" calcext:value-type="string">
            <text:p>يا مَنْ لَهُ كَمالٌ لا يُدْرَكُ</text:p>
          </table:table-cell>
          <table:table-cell table:style-name="ce1" office:value-type="string" calcext:value-type="string">
            <text:p>Ya men lehu kemalun la yudreku</text:p>
          </table:table-cell>
          <table:table-cell table:style-name="ce1" table:formula="of:=ABJAD([.$B344];1;1) - ABJAD(&quot;يا&quot;;1;1)" office:value-type="float" office:value="481" calcext:value-type="float">
            <text:p>481</text:p>
          </table:table-cell>
          <table:table-cell table:style-name="ce1" table:formula="of:=IF(ABJAD([.$B344];7;1) - ABJAD(&quot;يا&quot;;7;1) = [.$D344]; &quot;aynı&quot;;ABJAD([.$B3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7" calcext:value-type="float">
            <text:p>337</text:p>
          </table:table-cell>
          <table:table-cell table:style-name="ce7" office:value-type="string" calcext:value-type="string">
            <text:p>يا مُنَفِّسَ الْكَرْبِ</text:p>
          </table:table-cell>
          <table:table-cell table:style-name="ce1" office:value-type="string" calcext:value-type="string">
            <text:p>Ya muneffise-l kerbi</text:p>
          </table:table-cell>
          <table:table-cell table:style-name="ce1" table:formula="of:=ABJAD([.$B345];1;1) - ABJAD(&quot;يا&quot;;1;1)" office:value-type="float" office:value="483" calcext:value-type="float">
            <text:p>483</text:p>
          </table:table-cell>
          <table:table-cell table:style-name="ce1" table:formula="of:=IF(ABJAD([.$B345];7;1) - ABJAD(&quot;يا&quot;;7;1) = [.$D345]; &quot;aynı&quot;;ABJAD([.$B345];7;1) - ABJAD(&quot;يا&quot;;7;1))" office:value-type="float" office:value="723" calcext:value-type="float">
            <text:p>723</text:p>
          </table:table-cell>
          <table:table-cell table:number-columns-repeated="1019"/>
        </table:table-row>
        <table:table-row table:style-name="ro2">
          <table:table-cell table:style-name="ce1" office:value-type="float" office:value="178" calcext:value-type="float">
            <text:p>178</text:p>
          </table:table-cell>
          <table:table-cell table:style-name="ce7" office:value-type="string" calcext:value-type="string">
            <text:p>يا مَنْ هُوَ في صُنْعِهِ حَكيمٌ</text:p>
          </table:table-cell>
          <table:table-cell table:style-name="ce1" office:value-type="string" calcext:value-type="string">
            <text:p>Ya men huve fi sun’ihi hekimun</text:p>
          </table:table-cell>
          <table:table-cell table:style-name="ce1" table:formula="of:=ABJAD([.$B346];1;1) - ABJAD(&quot;يا&quot;;1;1)" office:value-type="float" office:value="484" calcext:value-type="float">
            <text:p>484</text:p>
          </table:table-cell>
          <table:table-cell table:style-name="ce1" table:formula="of:=IF(ABJAD([.$B346];7;1) - ABJAD(&quot;يا&quot;;7;1) = [.$D346]; &quot;aynı&quot;;ABJAD([.$B346];7;1) - ABJAD(&quot;يا&quot;;7;1))" office:value-type="float" office:value="454" calcext:value-type="float">
            <text:p>454</text:p>
          </table:table-cell>
          <table:table-cell table:number-columns-repeated="1019"/>
        </table:table-row>
        <table:table-row table:style-name="ro2">
          <table:table-cell table:style-name="ce1" office:value-type="float" office:value="402" calcext:value-type="float">
            <text:p>402</text:p>
          </table:table-cell>
          <table:table-cell table:style-name="ce7" office:value-type="string" calcext:value-type="string">
            <text:p>يا مَنْ قَدَّرَ فَهَدى</text:p>
          </table:table-cell>
          <table:table-cell table:style-name="ce1" office:value-type="string" calcext:value-type="string">
            <text:p>Ya men geddere feheda</text:p>
          </table:table-cell>
          <table:table-cell table:style-name="ce1" table:formula="of:=ABJAD([.$B347];1;1) - ABJAD(&quot;يا&quot;;1;1)" office:value-type="float" office:value="484" calcext:value-type="float">
            <text:p>484</text:p>
          </table:table-cell>
          <table:table-cell table:style-name="ce1" table:formula="of:=IF(ABJAD([.$B347];7;1) - ABJAD(&quot;يا&quot;;7;1) = [.$D347]; &quot;aynı&quot;;ABJAD([.$B3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7" calcext:value-type="float">
            <text:p>907</text:p>
          </table:table-cell>
          <table:table-cell table:style-name="ce7" office:value-type="string" calcext:value-type="string">
            <text:p>يا رافِعَ السَّماءِ</text:p>
          </table:table-cell>
          <table:table-cell table:style-name="ce1" office:value-type="string" calcext:value-type="string">
            <text:p>Ya rafie-s semai</text:p>
          </table:table-cell>
          <table:table-cell table:style-name="ce1" table:formula="of:=ABJAD([.$B348];1;1) - ABJAD(&quot;يا&quot;;1;1)" office:value-type="float" office:value="484" calcext:value-type="float">
            <text:p>484</text:p>
          </table:table-cell>
          <table:table-cell table:style-name="ce1" table:formula="of:=IF(ABJAD([.$B348];7;1) - ABJAD(&quot;يا&quot;;7;1) = [.$D348]; &quot;aynı&quot;;ABJAD([.$B348];7;1) - ABJAD(&quot;يا&quot;;7;1))" office:value-type="float" office:value="724" calcext:value-type="float">
            <text:p>724</text:p>
          </table:table-cell>
          <table:table-cell table:number-columns-repeated="1019"/>
        </table:table-row>
        <table:table-row table:style-name="ro2">
          <table:table-cell table:style-name="ce1" office:value-type="float" office:value="649" calcext:value-type="float">
            <text:p>649</text:p>
          </table:table-cell>
          <table:table-cell table:style-name="ce7" office:value-type="string" calcext:value-type="string">
            <text:p>يا فَتّاحُ</text:p>
          </table:table-cell>
          <table:table-cell table:style-name="ce1" office:value-type="string" calcext:value-type="string">
            <text:p>Ya fetahu</text:p>
          </table:table-cell>
          <table:table-cell table:style-name="ce1" table:formula="of:=ABJAD([.$B349];1;1) - ABJAD(&quot;يا&quot;;1;1)" office:value-type="float" office:value="489" calcext:value-type="float">
            <text:p>489</text:p>
          </table:table-cell>
          <table:table-cell table:style-name="ce1" table:formula="of:=IF(ABJAD([.$B349];7;1) - ABJAD(&quot;يا&quot;;7;1) = [.$D349]; &quot;aynı&quot;;ABJAD([.$B3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8" calcext:value-type="float">
            <text:p>888</text:p>
          </table:table-cell>
          <table:table-cell table:style-name="ce7" office:value-type="string" calcext:value-type="string">
            <text:p>يا فاتِحُ</text:p>
          </table:table-cell>
          <table:table-cell table:style-name="ce1" office:value-type="string" calcext:value-type="string">
            <text:p>Ya fatihu</text:p>
          </table:table-cell>
          <table:table-cell table:style-name="ce1" table:formula="of:=ABJAD([.$B350];1;1) - ABJAD(&quot;يا&quot;;1;1)" office:value-type="float" office:value="489" calcext:value-type="float">
            <text:p>489</text:p>
          </table:table-cell>
          <table:table-cell table:style-name="ce1" table:formula="of:=IF(ABJAD([.$B350];7;1) - ABJAD(&quot;يا&quot;;7;1) = [.$D350]; &quot;aynı&quot;;ABJAD([.$B3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3" calcext:value-type="float">
            <text:p>723</text:p>
          </table:table-cell>
          <table:table-cell table:style-name="ce7" office:value-type="string" calcext:value-type="string">
            <text:p>يا شَفيقُ</text:p>
          </table:table-cell>
          <table:table-cell table:style-name="ce1" office:value-type="string" calcext:value-type="string">
            <text:p>Ya şefigu</text:p>
          </table:table-cell>
          <table:table-cell table:style-name="ce1" table:formula="of:=ABJAD([.$B351];1;1) - ABJAD(&quot;يا&quot;;1;1)" office:value-type="float" office:value="490" calcext:value-type="float">
            <text:p>490</text:p>
          </table:table-cell>
          <table:table-cell table:style-name="ce1" table:formula="of:=IF(ABJAD([.$B351];7;1) - ABJAD(&quot;يا&quot;;7;1) = [.$D351]; &quot;aynı&quot;;ABJAD([.$B351];7;1) - ABJAD(&quot;يا&quot;;7;1))" office:value-type="float" office:value="1190" calcext:value-type="float">
            <text:p>1190</text:p>
          </table:table-cell>
          <table:table-cell table:number-columns-repeated="1019"/>
        </table:table-row>
        <table:table-row table:style-name="ro2">
          <table:table-cell table:style-name="ce1" office:value-type="float" office:value="910" calcext:value-type="float">
            <text:p>910</text:p>
          </table:table-cell>
          <table:table-cell table:style-name="ce7" office:value-type="string" calcext:value-type="string">
            <text:p>يا كَنْزَ الْفُقَراءِ</text:p>
          </table:table-cell>
          <table:table-cell table:style-name="ce1" office:value-type="string" calcext:value-type="string">
            <text:p>Ya kenze-l fugerai</text:p>
          </table:table-cell>
          <table:table-cell table:style-name="ce1" table:formula="of:=ABJAD([.$B352];1;1) - ABJAD(&quot;يا&quot;;1;1)" office:value-type="float" office:value="490" calcext:value-type="float">
            <text:p>490</text:p>
          </table:table-cell>
          <table:table-cell table:style-name="ce1" table:formula="of:=IF(ABJAD([.$B352];7;1) - ABJAD(&quot;يا&quot;;7;1) = [.$D352]; &quot;aynı&quot;;ABJAD([.$B3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2" calcext:value-type="float">
            <text:p>172</text:p>
          </table:table-cell>
          <table:table-cell table:style-name="ce7" office:value-type="string" calcext:value-type="string">
            <text:p>يا مَنْ هُوَ فى سُلْطانِهِ قَديمٌ</text:p>
          </table:table-cell>
          <table:table-cell table:style-name="ce1" office:value-type="string" calcext:value-type="string">
            <text:p>Ya men huve fi sultanihi gedimun</text:p>
          </table:table-cell>
          <table:table-cell table:style-name="ce1" table:formula="of:=ABJAD([.$B353];1;1) - ABJAD(&quot;يا&quot;;1;1)" office:value-type="float" office:value="491" calcext:value-type="float">
            <text:p>491</text:p>
          </table:table-cell>
          <table:table-cell table:style-name="ce1" table:formula="of:=IF(ABJAD([.$B353];7;1) - ABJAD(&quot;يا&quot;;7;1) = [.$D353]; &quot;aynı&quot;;ABJAD([.$B353];7;1) - ABJAD(&quot;يا&quot;;7;1))" office:value-type="float" office:value="731" calcext:value-type="float">
            <text:p>731</text:p>
          </table:table-cell>
          <table:table-cell table:number-columns-repeated="1019"/>
        </table:table-row>
        <table:table-row table:style-name="ro2">
          <table:table-cell table:style-name="ce1" office:value-type="float" office:value="266" calcext:value-type="float">
            <text:p>266</text:p>
          </table:table-cell>
          <table:table-cell table:style-name="ce7" office:value-type="string" calcext:value-type="string">
            <text:p>يا اَسْرَعَ الْحاسِبينَ</text:p>
          </table:table-cell>
          <table:table-cell table:style-name="ce1" office:value-type="string" calcext:value-type="string">
            <text:p>Ya esre’el hasibine</text:p>
          </table:table-cell>
          <table:table-cell table:style-name="ce1" table:formula="of:=ABJAD([.$B354];1;1) - ABJAD(&quot;يا&quot;;1;1)" office:value-type="float" office:value="493" calcext:value-type="float">
            <text:p>493</text:p>
          </table:table-cell>
          <table:table-cell table:style-name="ce1" table:formula="of:=IF(ABJAD([.$B354];7;1) - ABJAD(&quot;يا&quot;;7;1) = [.$D354]; &quot;aynı&quot;;ABJAD([.$B354];7;1) - ABJAD(&quot;يا&quot;;7;1))" office:value-type="float" office:value="973" calcext:value-type="float">
            <text:p>973</text:p>
          </table:table-cell>
          <table:table-cell table:number-columns-repeated="1019"/>
        </table:table-row>
        <table:table-row table:style-name="ro2">
          <table:table-cell table:style-name="ce1" office:value-type="float" office:value="718" calcext:value-type="float">
            <text:p>718</text:p>
          </table:table-cell>
          <table:table-cell table:style-name="ce7" office:value-type="string" calcext:value-type="string">
            <text:p>يا مَنْ يُحِبُّ الصّابِرينَ</text:p>
          </table:table-cell>
          <table:table-cell table:style-name="ce1" office:value-type="string" calcext:value-type="string">
            <text:p>Ya men yuhibbu-s sabirine</text:p>
          </table:table-cell>
          <table:table-cell table:style-name="ce1" table:formula="of:=ABJAD([.$B355];1;1) - ABJAD(&quot;يا&quot;;1;1)" office:value-type="float" office:value="494" calcext:value-type="float">
            <text:p>494</text:p>
          </table:table-cell>
          <table:table-cell table:style-name="ce1" table:formula="of:=IF(ABJAD([.$B355];7;1) - ABJAD(&quot;يا&quot;;7;1) = [.$D355]; &quot;aynı&quot;;ABJAD([.$B355];7;1) - ABJAD(&quot;يا&quot;;7;1))" office:value-type="float" office:value="464" calcext:value-type="float">
            <text:p>464</text:p>
          </table:table-cell>
          <table:table-cell table:number-columns-repeated="1019"/>
        </table:table-row>
        <table:table-row table:style-name="ro2">
          <table:table-cell table:style-name="ce1" office:value-type="float" office:value="278" calcext:value-type="float">
            <text:p>278</text:p>
          </table:table-cell>
          <table:table-cell table:style-name="ce7" office:value-type="string" calcext:value-type="string">
            <text:p>يا مُعينَ مَنْ لا مُعينَ لَهُ</text:p>
          </table:table-cell>
          <table:table-cell table:style-name="ce1" office:value-type="string" calcext:value-type="string">
            <text:p>Ya muine men la muine lehu</text:p>
          </table:table-cell>
          <table:table-cell table:style-name="ce1" table:formula="of:=ABJAD([.$B356];1;1) - ABJAD(&quot;يا&quot;;1;1)" office:value-type="float" office:value="496" calcext:value-type="float">
            <text:p>496</text:p>
          </table:table-cell>
          <table:table-cell table:style-name="ce1" table:formula="of:=IF(ABJAD([.$B356];7;1) - ABJAD(&quot;يا&quot;;7;1) = [.$D356]; &quot;aynı&quot;;ABJAD([.$B3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4" calcext:value-type="float">
            <text:p>654</text:p>
          </table:table-cell>
          <table:table-cell table:style-name="ce7" office:value-type="string" calcext:value-type="string">
            <text:p>يا مَنْ اَطْعَمَني وَسَقاني</text:p>
          </table:table-cell>
          <table:table-cell table:style-name="ce1" office:value-type="string" calcext:value-type="string">
            <text:p>Ya men et’emeni ve segani</text:p>
          </table:table-cell>
          <table:table-cell table:style-name="ce1" table:formula="of:=ABJAD([.$B357];1;1) - ABJAD(&quot;يا&quot;;1;1)" office:value-type="float" office:value="497" calcext:value-type="float">
            <text:p>497</text:p>
          </table:table-cell>
          <table:table-cell table:style-name="ce1" table:formula="of:=IF(ABJAD([.$B357];7;1) - ABJAD(&quot;يا&quot;;7;1) = [.$D357]; &quot;aynı&quot;;ABJAD([.$B357];7;1) - ABJAD(&quot;يا&quot;;7;1))" office:value-type="float" office:value="737" calcext:value-type="float">
            <text:p>737</text:p>
          </table:table-cell>
          <table:table-cell table:number-columns-repeated="1019"/>
        </table:table-row>
        <table:table-row table:style-name="ro2">
          <table:table-cell table:style-name="ce1" office:value-type="float" office:value="152" calcext:value-type="float">
            <text:p>152</text:p>
          </table:table-cell>
          <table:table-cell table:style-name="ce7" office:value-type="string" calcext:value-type="string">
            <text:p>يا مَنْ هُوَ اِلـهُ كُلِّ شَيءٍ</text:p>
          </table:table-cell>
          <table:table-cell table:style-name="ce1" office:value-type="string" calcext:value-type="string">
            <text:p>Ya men huve ilahu kulli şey’i</text:p>
          </table:table-cell>
          <table:table-cell table:style-name="ce1" table:formula="of:=ABJAD([.$B358];1;1) - ABJAD(&quot;يا&quot;;1;1)" office:value-type="float" office:value="498" calcext:value-type="float">
            <text:p>498</text:p>
          </table:table-cell>
          <table:table-cell table:style-name="ce1" table:formula="of:=IF(ABJAD([.$B358];7;1) - ABJAD(&quot;يا&quot;;7;1) = [.$D358]; &quot;aynı&quot;;ABJAD([.$B358];7;1) - ABJAD(&quot;يا&quot;;7;1))" office:value-type="float" office:value="1198" calcext:value-type="float">
            <text:p>1198</text:p>
          </table:table-cell>
          <table:table-cell table:number-columns-repeated="1019"/>
        </table:table-row>
        <table:table-row table:style-name="ro2">
          <table:table-cell table:style-name="ce1" office:value-type="float" office:value="766" calcext:value-type="float">
            <text:p>766</text:p>
          </table:table-cell>
          <table:table-cell table:style-name="ce7" office:value-type="string" calcext:value-type="string">
            <text:p>يا مَتينُ</text:p>
          </table:table-cell>
          <table:table-cell table:style-name="ce1" office:value-type="string" calcext:value-type="string">
            <text:p>Ya metinu</text:p>
          </table:table-cell>
          <table:table-cell table:style-name="ce1" table:formula="of:=ABJAD([.$B359];1;1) - ABJAD(&quot;يا&quot;;1;1)" office:value-type="float" office:value="500" calcext:value-type="float">
            <text:p>500</text:p>
          </table:table-cell>
          <table:table-cell table:style-name="ce1" table:formula="of:=IF(ABJAD([.$B359];7;1) - ABJAD(&quot;يا&quot;;7;1) = [.$D359]; &quot;aynı&quot;;ABJAD([.$B3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3" calcext:value-type="float">
            <text:p>503</text:p>
          </table:table-cell>
          <table:table-cell table:style-name="ce7" office:value-type="string" calcext:value-type="string">
            <text:p>يا نِعْمَ الرَّقيبُ</text:p>
          </table:table-cell>
          <table:table-cell table:style-name="ce1" office:value-type="string" calcext:value-type="string">
            <text:p>Ya ni’me-r regibu</text:p>
          </table:table-cell>
          <table:table-cell table:style-name="ce1" table:formula="of:=ABJAD([.$B360];1;1) - ABJAD(&quot;يا&quot;;1;1)" office:value-type="float" office:value="503" calcext:value-type="float">
            <text:p>503</text:p>
          </table:table-cell>
          <table:table-cell table:style-name="ce1" table:formula="of:=IF(ABJAD([.$B360];7;1) - ABJAD(&quot;يا&quot;;7;1) = [.$D360]; &quot;aynı&quot;;ABJAD([.$B3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4" calcext:value-type="float">
            <text:p>504</text:p>
          </table:table-cell>
          <table:table-cell table:style-name="ce7" office:value-type="string" calcext:value-type="string">
            <text:p>يا نِعْمَ الْقَريبُ</text:p>
          </table:table-cell>
          <table:table-cell table:style-name="ce1" office:value-type="string" calcext:value-type="string">
            <text:p>Ya ni’me-l geribu</text:p>
          </table:table-cell>
          <table:table-cell table:style-name="ce1" table:formula="of:=ABJAD([.$B361];1;1) - ABJAD(&quot;يا&quot;;1;1)" office:value-type="float" office:value="503" calcext:value-type="float">
            <text:p>503</text:p>
          </table:table-cell>
          <table:table-cell table:style-name="ce1" table:formula="of:=IF(ABJAD([.$B361];7;1) - ABJAD(&quot;يا&quot;;7;1) = [.$D361]; &quot;aynı&quot;;ABJAD([.$B3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9" calcext:value-type="float">
            <text:p>979</text:p>
          </table:table-cell>
          <table:table-cell table:style-name="ce7" office:value-type="string" calcext:value-type="string">
            <text:p>يا مَنْ قُرْانُهُ مَجيدٌ</text:p>
          </table:table-cell>
          <table:table-cell table:style-name="ce1" office:value-type="string" calcext:value-type="string">
            <text:p>Ya men kur’anuhu mecidun</text:p>
          </table:table-cell>
          <table:table-cell table:style-name="ce1" table:formula="of:=ABJAD([.$B362];1;1) - ABJAD(&quot;يا&quot;;1;1)" office:value-type="float" office:value="503" calcext:value-type="float">
            <text:p>503</text:p>
          </table:table-cell>
          <table:table-cell table:style-name="ce1" table:formula="of:=IF(ABJAD([.$B362];7;1) - ABJAD(&quot;يا&quot;;7;1) = [.$D362]; &quot;aynı&quot;;ABJAD([.$B3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6" calcext:value-type="float">
            <text:p>316</text:p>
          </table:table-cell>
          <table:table-cell table:style-name="ce7" office:value-type="string" calcext:value-type="string">
            <text:p>يا راشِدُ</text:p>
          </table:table-cell>
          <table:table-cell table:style-name="ce1" office:value-type="string" calcext:value-type="string">
            <text:p>Ya raşidu</text:p>
          </table:table-cell>
          <table:table-cell table:style-name="ce1" table:formula="of:=ABJAD([.$B363];1;1) - ABJAD(&quot;يا&quot;;1;1)" office:value-type="float" office:value="505" calcext:value-type="float">
            <text:p>505</text:p>
          </table:table-cell>
          <table:table-cell table:style-name="ce1" table:formula="of:=IF(ABJAD([.$B363];7;1) - ABJAD(&quot;يا&quot;;7;1) = [.$D363]; &quot;aynı&quot;;ABJAD([.$B363];7;1) - ABJAD(&quot;يا&quot;;7;1))" office:value-type="float" office:value="1205" calcext:value-type="float">
            <text:p>1205</text:p>
          </table:table-cell>
          <table:table-cell table:number-columns-repeated="1019"/>
        </table:table-row>
        <table:table-row table:style-name="ro2">
          <table:table-cell table:style-name="ce1" office:value-type="float" office:value="305" calcext:value-type="float">
            <text:p>305</text:p>
          </table:table-cell>
          <table:table-cell table:style-name="ce7" office:value-type="string" calcext:value-type="string">
            <text:p>يا حَيّاً لا يَمُوتُ</text:p>
          </table:table-cell>
          <table:table-cell table:style-name="ce1" office:value-type="string" calcext:value-type="string">
            <text:p>Ya heyyen la yemutu</text:p>
          </table:table-cell>
          <table:table-cell table:style-name="ce1" table:formula="of:=ABJAD([.$B364];1;1) - ABJAD(&quot;يا&quot;;1;1)" office:value-type="float" office:value="506" calcext:value-type="float">
            <text:p>506</text:p>
          </table:table-cell>
          <table:table-cell table:style-name="ce1" table:formula="of:=IF(ABJAD([.$B364];7;1) - ABJAD(&quot;يا&quot;;7;1) = [.$D364]; &quot;aynı&quot;;ABJAD([.$B3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1" calcext:value-type="float">
            <text:p>861</text:p>
          </table:table-cell>
          <table:table-cell table:style-name="ce7" office:value-type="string" calcext:value-type="string">
            <text:p>یَا أَکْرَمَ مَسْئُولٍ سُئِلَ</text:p>
          </table:table-cell>
          <table:table-cell table:style-name="ce1" office:value-type="string" calcext:value-type="string">
            <text:p>Ya ekreme mes’ulin suile</text:p>
          </table:table-cell>
          <table:table-cell table:style-name="ce1" table:formula="of:=ABJAD([.$B365];1;1) - ABJAD(&quot;يا&quot;;1;1)" office:value-type="float" office:value="509" calcext:value-type="float">
            <text:p>509</text:p>
          </table:table-cell>
          <table:table-cell table:style-name="ce1" table:formula="of:=IF(ABJAD([.$B365];7;1) - ABJAD(&quot;يا&quot;;7;1) = [.$D365]; &quot;aynı&quot;;ABJAD([.$B365];7;1) - ABJAD(&quot;يا&quot;;7;1))" office:value-type="float" office:value="989" calcext:value-type="float">
            <text:p>989</text:p>
          </table:table-cell>
          <table:table-cell table:number-columns-repeated="1019"/>
        </table:table-row>
        <table:table-row table:style-name="ro2">
          <table:table-cell table:style-name="ce1" office:value-type="float" office:value="934" calcext:value-type="float">
            <text:p>934</text:p>
          </table:table-cell>
          <table:table-cell table:style-name="ce7" office:value-type="string" calcext:value-type="string">
            <text:p>يا اِلـٰهَ كُلِّ شَيْء وَمَليكَهُ</text:p>
          </table:table-cell>
          <table:table-cell table:style-name="ce1" office:value-type="string" calcext:value-type="string">
            <text:p>Ya ilahe kulli şey’in ve melikehu</text:p>
          </table:table-cell>
          <table:table-cell table:style-name="ce1" table:formula="of:=ABJAD([.$B366];1;1) - ABJAD(&quot;يا&quot;;1;1)" office:value-type="float" office:value="509" calcext:value-type="float">
            <text:p>509</text:p>
          </table:table-cell>
          <table:table-cell table:style-name="ce1" table:formula="of:=IF(ABJAD([.$B366];7;1) - ABJAD(&quot;يا&quot;;7;1) = [.$D366]; &quot;aynı&quot;;ABJAD([.$B366];7;1) - ABJAD(&quot;يا&quot;;7;1))" office:value-type="float" office:value="1209" calcext:value-type="float">
            <text:p>1209</text:p>
          </table:table-cell>
          <table:table-cell table:number-columns-repeated="1019"/>
        </table:table-row>
        <table:table-row table:style-name="ro2">
          <table:table-cell table:style-name="ce1" office:value-type="float" office:value="110" calcext:value-type="float">
            <text:p>110</text:p>
          </table:table-cell>
          <table:table-cell table:style-name="ce7" office:value-type="string" calcext:value-type="string">
            <text:p>يا مُعيني عِنْدَ مَفْزَعي</text:p>
          </table:table-cell>
          <table:table-cell table:style-name="ce1" office:value-type="string" calcext:value-type="string">
            <text:p>Ya muini inde mefze’i</text:p>
          </table:table-cell>
          <table:table-cell table:style-name="ce1" table:formula="of:=ABJAD([.$B367];1;1) - ABJAD(&quot;يا&quot;;1;1)" office:value-type="float" office:value="511" calcext:value-type="float">
            <text:p>511</text:p>
          </table:table-cell>
          <table:table-cell table:style-name="ce1" table:formula="of:=IF(ABJAD([.$B367];7;1) - ABJAD(&quot;يا&quot;;7;1) = [.$D367]; &quot;aynı&quot;;ABJAD([.$B3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4" calcext:value-type="float">
            <text:p>704</text:p>
          </table:table-cell>
          <table:table-cell table:style-name="ce7" office:value-type="string" calcext:value-type="string">
            <text:p>يا مَنْ لَهُ نُورٌ لا يُطْفى</text:p>
          </table:table-cell>
          <table:table-cell table:style-name="ce1" office:value-type="string" calcext:value-type="string">
            <text:p>Ya men lehu nurun la yutfa</text:p>
          </table:table-cell>
          <table:table-cell table:style-name="ce1" table:formula="of:=ABJAD([.$B368];1;1) - ABJAD(&quot;يا&quot;;1;1)" office:value-type="float" office:value="512" calcext:value-type="float">
            <text:p>512</text:p>
          </table:table-cell>
          <table:table-cell table:style-name="ce1" table:formula="of:=IF(ABJAD([.$B368];7;1) - ABJAD(&quot;يا&quot;;7;1) = [.$D368]; &quot;aynı&quot;;ABJAD([.$B3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5" calcext:value-type="float">
            <text:p>575</text:p>
          </table:table-cell>
          <table:table-cell table:style-name="ce7" office:value-type="string" calcext:value-type="string">
            <text:p>يا مَنْ فِي الْبِحارِ عَجائِبُهُ</text:p>
          </table:table-cell>
          <table:table-cell table:style-name="ce1" office:value-type="string" calcext:value-type="string">
            <text:p>Ya men fi-l bihari ecaibuhu</text:p>
          </table:table-cell>
          <table:table-cell table:style-name="ce1" table:formula="of:=ABJAD([.$B369];1;1) - ABJAD(&quot;يا&quot;;1;1)" office:value-type="float" office:value="514" calcext:value-type="float">
            <text:p>514</text:p>
          </table:table-cell>
          <table:table-cell table:style-name="ce1" table:formula="of:=IF(ABJAD([.$B369];7;1) - ABJAD(&quot;يا&quot;;7;1) = [.$D369]; &quot;aynı&quot;;ABJAD([.$B3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8" calcext:value-type="float">
            <text:p>768</text:p>
          </table:table-cell>
          <table:table-cell table:style-name="ce7" office:value-type="string" calcext:value-type="string">
            <text:p>يا رَشيدُ</text:p>
          </table:table-cell>
          <table:table-cell table:style-name="ce1" office:value-type="string" calcext:value-type="string">
            <text:p>Ya reşidu</text:p>
          </table:table-cell>
          <table:table-cell table:style-name="ce1" table:formula="of:=ABJAD([.$B370];1;1) - ABJAD(&quot;يا&quot;;1;1)" office:value-type="float" office:value="514" calcext:value-type="float">
            <text:p>514</text:p>
          </table:table-cell>
          <table:table-cell table:style-name="ce1" table:formula="of:=IF(ABJAD([.$B370];7;1) - ABJAD(&quot;يا&quot;;7;1) = [.$D370]; &quot;aynı&quot;;ABJAD([.$B370];7;1) - ABJAD(&quot;يا&quot;;7;1))" office:value-type="float" office:value="1214" calcext:value-type="float">
            <text:p>1214</text:p>
          </table:table-cell>
          <table:table-cell table:number-columns-repeated="1019"/>
        </table:table-row>
        <table:table-row table:style-name="ro2">
          <table:table-cell table:style-name="ce1" office:value-type="float" office:value="91" calcext:value-type="float">
            <text:p>91</text:p>
          </table:table-cell>
          <table:table-cell table:style-name="ce7" office:value-type="string" calcext:value-type="string">
            <text:p>يا صانِعَ كُلِّ مَصْنُوعٍ</text:p>
          </table:table-cell>
          <table:table-cell table:style-name="ce1" office:value-type="string" calcext:value-type="string">
            <text:p>Ya sanie kulli mesnuin</text:p>
          </table:table-cell>
          <table:table-cell table:style-name="ce1" table:formula="of:=ABJAD([.$B371];1;1) - ABJAD(&quot;يا&quot;;1;1)" office:value-type="float" office:value="517" calcext:value-type="float">
            <text:p>517</text:p>
          </table:table-cell>
          <table:table-cell table:style-name="ce1" table:formula="of:=IF(ABJAD([.$B371];7;1) - ABJAD(&quot;يا&quot;;7;1) = [.$D371]; &quot;aynı&quot;;ABJAD([.$B371];7;1) - ABJAD(&quot;يا&quot;;7;1))" office:value-type="float" office:value="457" calcext:value-type="float">
            <text:p>457</text:p>
          </table:table-cell>
          <table:table-cell table:number-columns-repeated="1019"/>
        </table:table-row>
        <table:table-row table:style-name="ro2">
          <table:table-cell table:style-name="ce1" office:value-type="float" office:value="364" calcext:value-type="float">
            <text:p>364</text:p>
          </table:table-cell>
          <table:table-cell table:style-name="ce7" office:value-type="string" calcext:value-type="string">
            <text:p>يا مَنْ كُلُّ شَيْءٍ مَوْجُودٌ بِهِ</text:p>
          </table:table-cell>
          <table:table-cell table:style-name="ce1" office:value-type="string" calcext:value-type="string">
            <text:p>Ya men kullu şey’in mevcudun bihi</text:p>
          </table:table-cell>
          <table:table-cell table:style-name="ce1" table:formula="of:=ABJAD([.$B372];1;1) - ABJAD(&quot;يا&quot;;1;1)" office:value-type="float" office:value="517" calcext:value-type="float">
            <text:p>517</text:p>
          </table:table-cell>
          <table:table-cell table:style-name="ce1" table:formula="of:=IF(ABJAD([.$B372];7;1) - ABJAD(&quot;يا&quot;;7;1) = [.$D372]; &quot;aynı&quot;;ABJAD([.$B372];7;1) - ABJAD(&quot;يا&quot;;7;1))" office:value-type="float" office:value="1217" calcext:value-type="float">
            <text:p>1217</text:p>
          </table:table-cell>
          <table:table-cell table:number-columns-repeated="1019"/>
        </table:table-row>
        <table:table-row table:style-name="ro2">
          <table:table-cell table:style-name="ce1" office:value-type="float" office:value="656" calcext:value-type="float">
            <text:p>656</text:p>
          </table:table-cell>
          <table:table-cell table:style-name="ce7" office:value-type="string" calcext:value-type="string">
            <text:p>يا مَنْ عَصَمَني وَكَفاني</text:p>
          </table:table-cell>
          <table:table-cell table:style-name="ce1" office:value-type="string" calcext:value-type="string">
            <text:p>Ya men esemeni ve kefani</text:p>
          </table:table-cell>
          <table:table-cell table:style-name="ce1" table:formula="of:=ABJAD([.$B373];1;1) - ABJAD(&quot;يا&quot;;1;1)" office:value-type="float" office:value="517" calcext:value-type="float">
            <text:p>517</text:p>
          </table:table-cell>
          <table:table-cell table:style-name="ce1" table:formula="of:=IF(ABJAD([.$B373];7;1) - ABJAD(&quot;يا&quot;;7;1) = [.$D373]; &quot;aynı&quot;;ABJAD([.$B373];7;1) - ABJAD(&quot;يا&quot;;7;1))" office:value-type="float" office:value="487" calcext:value-type="float">
            <text:p>487</text:p>
          </table:table-cell>
          <table:table-cell table:number-columns-repeated="1019"/>
        </table:table-row>
        <table:table-row table:style-name="ro2">
          <table:table-cell table:style-name="ce1" office:value-type="float" office:value="371" calcext:value-type="float">
            <text:p>371</text:p>
          </table:table-cell>
          <table:table-cell table:style-name="ce7" office:value-type="string" calcext:value-type="string">
            <text:p>يا مَنْ لا مَفَرَّ إلاّ اِلَيْهِ</text:p>
          </table:table-cell>
          <table:table-cell table:style-name="ce1" office:value-type="string" calcext:value-type="string">
            <text:p>Ya men la meferre illa ileyhi</text:p>
          </table:table-cell>
          <table:table-cell table:style-name="ce1" table:formula="of:=ABJAD([.$B374];1;1) - ABJAD(&quot;يا&quot;;1;1)" office:value-type="float" office:value="519" calcext:value-type="float">
            <text:p>519</text:p>
          </table:table-cell>
          <table:table-cell table:style-name="ce1" table:formula="of:=IF(ABJAD([.$B374];7;1) - ABJAD(&quot;يا&quot;;7;1) = [.$D374]; &quot;aynı&quot;;ABJAD([.$B3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4" calcext:value-type="float">
            <text:p>264</text:p>
          </table:table-cell>
          <table:table-cell table:style-name="ce7" office:value-type="string" calcext:value-type="string">
            <text:p>يا اَطْهَرَ الطّاهِرينَ</text:p>
          </table:table-cell>
          <table:table-cell table:style-name="ce1" office:value-type="string" calcext:value-type="string">
            <text:p>Ya ethere-t tahirine</text:p>
          </table:table-cell>
          <table:table-cell table:style-name="ce1" table:formula="of:=ABJAD([.$B375];1;1) - ABJAD(&quot;يا&quot;;1;1)" office:value-type="float" office:value="521" calcext:value-type="float">
            <text:p>521</text:p>
          </table:table-cell>
          <table:table-cell table:style-name="ce1" table:formula="of:=IF(ABJAD([.$B375];7;1) - ABJAD(&quot;يا&quot;;7;1) = [.$D375]; &quot;aynı&quot;;ABJAD([.$B3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5" calcext:value-type="float">
            <text:p>825</text:p>
          </table:table-cell>
          <table:table-cell table:style-name="ce7" office:value-type="string" calcext:value-type="string">
            <text:p>يا مَنْ يَهْدي مَنْ يَشاءُ</text:p>
          </table:table-cell>
          <table:table-cell table:style-name="ce1" office:value-type="string" calcext:value-type="string">
            <text:p>Ya men yehdi men yeşau</text:p>
          </table:table-cell>
          <table:table-cell table:style-name="ce1" table:formula="of:=ABJAD([.$B376];1;1) - ABJAD(&quot;يا&quot;;1;1)" office:value-type="float" office:value="521" calcext:value-type="float">
            <text:p>521</text:p>
          </table:table-cell>
          <table:table-cell table:style-name="ce1" table:formula="of:=IF(ABJAD([.$B376];7;1) - ABJAD(&quot;يا&quot;;7;1) = [.$D376]; &quot;aynı&quot;;ABJAD([.$B376];7;1) - ABJAD(&quot;يا&quot;;7;1))" office:value-type="float" office:value="1221" calcext:value-type="float">
            <text:p>1221</text:p>
          </table:table-cell>
          <table:table-cell table:number-columns-repeated="1019"/>
        </table:table-row>
        <table:table-row table:style-name="ro2">
          <table:table-cell table:style-name="ce1" office:value-type="float" office:value="514" calcext:value-type="float">
            <text:p>514</text:p>
          </table:table-cell>
          <table:table-cell table:style-name="ce7" office:value-type="string" calcext:value-type="string">
            <text:p>يا حَبيبَ التَّوّابينَ</text:p>
          </table:table-cell>
          <table:table-cell table:style-name="ce1" office:value-type="string" calcext:value-type="string">
            <text:p>Ya hebibe-t tevvabine</text:p>
          </table:table-cell>
          <table:table-cell table:style-name="ce1" table:formula="of:=ABJAD([.$B377];1;1) - ABJAD(&quot;يا&quot;;1;1)" office:value-type="float" office:value="522" calcext:value-type="float">
            <text:p>522</text:p>
          </table:table-cell>
          <table:table-cell table:style-name="ce1" table:formula="of:=IF(ABJAD([.$B377];7;1) - ABJAD(&quot;يا&quot;;7;1) = [.$D377]; &quot;aynı&quot;;ABJAD([.$B3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5" calcext:value-type="float">
            <text:p>565</text:p>
          </table:table-cell>
          <table:table-cell table:style-name="ce7" office:value-type="string" calcext:value-type="string">
            <text:p>يا شَكُورُ</text:p>
          </table:table-cell>
          <table:table-cell table:style-name="ce1" office:value-type="string" calcext:value-type="string">
            <text:p>Ya şekuru</text:p>
          </table:table-cell>
          <table:table-cell table:style-name="ce1" table:formula="of:=ABJAD([.$B378];1;1) - ABJAD(&quot;يا&quot;;1;1)" office:value-type="float" office:value="526" calcext:value-type="float">
            <text:p>526</text:p>
          </table:table-cell>
          <table:table-cell table:style-name="ce1" table:formula="of:=IF(ABJAD([.$B378];7;1) - ABJAD(&quot;يا&quot;;7;1) = [.$D378]; &quot;aynı&quot;;ABJAD([.$B378];7;1) - ABJAD(&quot;يا&quot;;7;1))" office:value-type="float" office:value="1226" calcext:value-type="float">
            <text:p>1226</text:p>
          </table:table-cell>
          <table:table-cell table:number-columns-repeated="1019"/>
        </table:table-row>
        <table:table-row table:style-name="ro2">
          <table:table-cell table:style-name="ce1" office:value-type="float" office:value="36" calcext:value-type="float">
            <text:p>36</text:p>
          </table:table-cell>
          <table:table-cell table:style-name="ce7" office:value-type="string" calcext:value-type="string">
            <text:p>يا مَنْ هُوَ شَديدُ الِْمحالِ</text:p>
          </table:table-cell>
          <table:table-cell table:style-name="ce1" office:value-type="string" calcext:value-type="string">
            <text:p>Ya men huve şedidu-l mihali</text:p>
          </table:table-cell>
          <table:table-cell table:style-name="ce1" table:formula="of:=ABJAD([.$B379];1;1) - ABJAD(&quot;يا&quot;;1;1)" office:value-type="float" office:value="529" calcext:value-type="float">
            <text:p>529</text:p>
          </table:table-cell>
          <table:table-cell table:style-name="ce1" table:formula="of:=IF(ABJAD([.$B379];7;1) - ABJAD(&quot;يا&quot;;7;1) = [.$D379]; &quot;aynı&quot;;ABJAD([.$B379];7;1) - ABJAD(&quot;يا&quot;;7;1))" office:value-type="float" office:value="1229" calcext:value-type="float">
            <text:p>1229</text:p>
          </table:table-cell>
          <table:table-cell table:number-columns-repeated="1019"/>
        </table:table-row>
        <table:table-row table:style-name="ro2">
          <table:table-cell table:style-name="ce1" office:value-type="float" office:value="423" calcext:value-type="float">
            <text:p>423</text:p>
          </table:table-cell>
          <table:table-cell table:style-name="ce7" office:value-type="string" calcext:value-type="string">
            <text:p>يا مَنْ اِلَيْهِ يَقْصِدُ الْمُنيبُونَ</text:p>
          </table:table-cell>
          <table:table-cell table:style-name="ce1" office:value-type="string" calcext:value-type="string">
            <text:p>Ya men ileyhi yegsidu-l munibune</text:p>
          </table:table-cell>
          <table:table-cell table:style-name="ce1" table:formula="of:=ABJAD([.$B380];1;1) - ABJAD(&quot;يا&quot;;1;1)" office:value-type="float" office:value="529" calcext:value-type="float">
            <text:p>529</text:p>
          </table:table-cell>
          <table:table-cell table:style-name="ce1" table:formula="of:=IF(ABJAD([.$B380];7;1) - ABJAD(&quot;يا&quot;;7;1) = [.$D380]; &quot;aynı&quot;;ABJAD([.$B380];7;1) - ABJAD(&quot;يا&quot;;7;1))" office:value-type="float" office:value="499" calcext:value-type="float">
            <text:p>499</text:p>
          </table:table-cell>
          <table:table-cell table:number-columns-repeated="1019"/>
        </table:table-row>
        <table:table-row table:style-name="ro2">
          <table:table-cell table:style-name="ce1" office:value-type="float" office:value="464" calcext:value-type="float">
            <text:p>464</text:p>
          </table:table-cell>
          <table:table-cell table:style-name="ce7" office:value-type="string" calcext:value-type="string">
            <text:p>يا مُدَبِّرَ النُّورِ</text:p>
          </table:table-cell>
          <table:table-cell table:style-name="ce1" office:value-type="string" calcext:value-type="string">
            <text:p>Ya mudebbire-n nuri</text:p>
          </table:table-cell>
          <table:table-cell table:style-name="ce1" table:formula="of:=ABJAD([.$B381];1;1) - ABJAD(&quot;يا&quot;;1;1)" office:value-type="float" office:value="533" calcext:value-type="float">
            <text:p>533</text:p>
          </table:table-cell>
          <table:table-cell table:style-name="ce1" table:formula="of:=IF(ABJAD([.$B381];7;1) - ABJAD(&quot;يا&quot;;7;1) = [.$D381]; &quot;aynı&quot;;ABJAD([.$B3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 calcext:value-type="float">
            <text:p>59</text:p>
          </table:table-cell>
          <table:table-cell table:style-name="ce7" office:value-type="string" calcext:value-type="string">
            <text:p>يا مَنْ يُسَبِّحُ الرَّعْدُ بِحَمْدِهِ</text:p>
          </table:table-cell>
          <table:table-cell table:style-name="ce1" office:value-type="string" calcext:value-type="string">
            <text:p>Ya men yusebbihurre’du bi hemdihi</text:p>
          </table:table-cell>
          <table:table-cell table:style-name="ce1" table:formula="of:=ABJAD([.$B382];1;1) - ABJAD(&quot;يا&quot;;1;1)" office:value-type="float" office:value="534" calcext:value-type="float">
            <text:p>534</text:p>
          </table:table-cell>
          <table:table-cell table:style-name="ce1" table:formula="of:=IF(ABJAD([.$B382];7;1) - ABJAD(&quot;يا&quot;;7;1) = [.$D382]; &quot;aynı&quot;;ABJAD([.$B382];7;1) - ABJAD(&quot;يا&quot;;7;1))" office:value-type="float" office:value="774" calcext:value-type="float">
            <text:p>774</text:p>
          </table:table-cell>
          <table:table-cell table:number-columns-repeated="1019"/>
        </table:table-row>
        <table:table-row table:style-name="ro2">
          <table:table-cell table:style-name="ce1" office:value-type="float" office:value="68" calcext:value-type="float">
            <text:p>68</text:p>
          </table:table-cell>
          <table:table-cell table:style-name="ce7" office:value-type="string" calcext:value-type="string">
            <text:p>يا سامِعَ الشَّكايا</text:p>
          </table:table-cell>
          <table:table-cell table:style-name="ce1" office:value-type="string" calcext:value-type="string">
            <text:p>Ya samie-ş şekaya</text:p>
          </table:table-cell>
          <table:table-cell table:style-name="ce1" table:formula="of:=ABJAD([.$B383];1;1) - ABJAD(&quot;يا&quot;;1;1)" office:value-type="float" office:value="534" calcext:value-type="float">
            <text:p>534</text:p>
          </table:table-cell>
          <table:table-cell table:style-name="ce1" table:formula="of:=IF(ABJAD([.$B383];7;1) - ABJAD(&quot;يا&quot;;7;1) = [.$D383]; &quot;aynı&quot;;ABJAD([.$B383];7;1) - ABJAD(&quot;يا&quot;;7;1))" office:value-type="float" office:value="1474" calcext:value-type="float">
            <text:p>1474</text:p>
          </table:table-cell>
          <table:table-cell table:number-columns-repeated="1019"/>
        </table:table-row>
        <table:table-row table:style-name="ro2">
          <table:table-cell table:style-name="ce1" office:value-type="float" office:value="624" calcext:value-type="float">
            <text:p>624</text:p>
          </table:table-cell>
          <table:table-cell table:style-name="ce7" office:value-type="string" calcext:value-type="string">
            <text:p>يا مَنْ يَسْمَعُ اَنينَ الْواهِنينَ</text:p>
          </table:table-cell>
          <table:table-cell table:style-name="ce1" office:value-type="string" calcext:value-type="string">
            <text:p>Ya men yesmeu enine-l vahinine</text:p>
          </table:table-cell>
          <table:table-cell table:style-name="ce1" table:formula="of:=ABJAD([.$B384];1;1) - ABJAD(&quot;يا&quot;;1;1)" office:value-type="float" office:value="534" calcext:value-type="float">
            <text:p>534</text:p>
          </table:table-cell>
          <table:table-cell table:style-name="ce1" table:formula="of:=IF(ABJAD([.$B384];7;1) - ABJAD(&quot;يا&quot;;7;1) = [.$D384]; &quot;aynı&quot;;ABJAD([.$B384];7;1) - ABJAD(&quot;يا&quot;;7;1))" office:value-type="float" office:value="774" calcext:value-type="float">
            <text:p>774</text:p>
          </table:table-cell>
          <table:table-cell table:number-columns-repeated="1019"/>
        </table:table-row>
        <table:table-row table:style-name="ro2">
          <table:table-cell table:style-name="ce1" office:value-type="float" office:value="156" calcext:value-type="float">
            <text:p>156</text:p>
          </table:table-cell>
          <table:table-cell table:style-name="ce7" office:value-type="string" calcext:value-type="string">
            <text:p>يا مَنْ هُوَ بَعْدَ كُلِّ شَيْءٍ</text:p>
          </table:table-cell>
          <table:table-cell table:style-name="ce1" office:value-type="string" calcext:value-type="string">
            <text:p>Ya men huve be’de kulli şey’in</text:p>
          </table:table-cell>
          <table:table-cell table:style-name="ce1" table:formula="of:=ABJAD([.$B385];1;1) - ABJAD(&quot;يا&quot;;1;1)" office:value-type="float" office:value="538" calcext:value-type="float">
            <text:p>538</text:p>
          </table:table-cell>
          <table:table-cell table:style-name="ce1" table:formula="of:=IF(ABJAD([.$B385];7;1) - ABJAD(&quot;يا&quot;;7;1) = [.$D385]; &quot;aynı&quot;;ABJAD([.$B385];7;1) - ABJAD(&quot;يا&quot;;7;1))" office:value-type="float" office:value="1238" calcext:value-type="float">
            <text:p>1238</text:p>
          </table:table-cell>
          <table:table-cell table:number-columns-repeated="1019"/>
        </table:table-row>
        <table:table-row table:style-name="ro2">
          <table:table-cell table:style-name="ce1" office:value-type="float" office:value="510" calcext:value-type="float">
            <text:p>510</text:p>
          </table:table-cell>
          <table:table-cell table:style-name="ce7" office:value-type="string" calcext:value-type="string">
            <text:p>يا نِعْمَ النَّصيرُ</text:p>
          </table:table-cell>
          <table:table-cell table:style-name="ce1" office:value-type="string" calcext:value-type="string">
            <text:p>Ya ni’me-n nesiru</text:p>
          </table:table-cell>
          <table:table-cell table:style-name="ce1" table:formula="of:=ABJAD([.$B386];1;1) - ABJAD(&quot;يا&quot;;1;1)" office:value-type="float" office:value="541" calcext:value-type="float">
            <text:p>541</text:p>
          </table:table-cell>
          <table:table-cell table:style-name="ce1" table:formula="of:=IF(ABJAD([.$B386];7;1) - ABJAD(&quot;يا&quot;;7;1) = [.$D386]; &quot;aynı&quot;;ABJAD([.$B386];7;1) - ABJAD(&quot;يا&quot;;7;1))" office:value-type="float" office:value="511" calcext:value-type="float">
            <text:p>511</text:p>
          </table:table-cell>
          <table:table-cell table:number-columns-repeated="1019"/>
        </table:table-row>
        <table:table-row table:style-name="ro2">
          <table:table-cell table:style-name="ce1" office:value-type="float" office:value="174" calcext:value-type="float">
            <text:p>174</text:p>
          </table:table-cell>
          <table:table-cell table:style-name="ce7" office:value-type="string" calcext:value-type="string">
            <text:p>يا مَنْ هُوَ عَلى عِبادِهِ رَحيمٌ</text:p>
          </table:table-cell>
          <table:table-cell table:style-name="ce1" office:value-type="string" calcext:value-type="string">
            <text:p>Ya men huve ela ibadihi rehimun</text:p>
          </table:table-cell>
          <table:table-cell table:style-name="ce1" table:formula="of:=ABJAD([.$B387];1;1) - ABJAD(&quot;يا&quot;;1;1)" office:value-type="float" office:value="542" calcext:value-type="float">
            <text:p>542</text:p>
          </table:table-cell>
          <table:table-cell table:style-name="ce1" table:formula="of:=IF(ABJAD([.$B387];7;1) - ABJAD(&quot;يا&quot;;7;1) = [.$D387]; &quot;aynı&quot;;ABJAD([.$B3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7" calcext:value-type="float">
            <text:p>247</text:p>
          </table:table-cell>
          <table:table-cell table:style-name="ce7" office:value-type="string" calcext:value-type="string">
            <text:p>يا مُبَشِّرُ</text:p>
          </table:table-cell>
          <table:table-cell table:style-name="ce1" office:value-type="string" calcext:value-type="string">
            <text:p>Ya mubeşşiru</text:p>
          </table:table-cell>
          <table:table-cell table:style-name="ce1" table:formula="of:=ABJAD([.$B388];1;1) - ABJAD(&quot;يا&quot;;1;1)" office:value-type="float" office:value="542" calcext:value-type="float">
            <text:p>542</text:p>
          </table:table-cell>
          <table:table-cell table:style-name="ce1" table:formula="of:=IF(ABJAD([.$B388];7;1) - ABJAD(&quot;يا&quot;;7;1) = [.$D388]; &quot;aynı&quot;;ABJAD([.$B388];7;1) - ABJAD(&quot;يا&quot;;7;1))" office:value-type="float" office:value="1242" calcext:value-type="float">
            <text:p>1242</text:p>
          </table:table-cell>
          <table:table-cell table:number-columns-repeated="1019"/>
        </table:table-row>
        <table:table-row table:style-name="ro2">
          <table:table-cell table:style-name="ce1" office:value-type="float" office:value="37" calcext:value-type="float">
            <text:p>37</text:p>
          </table:table-cell>
          <table:table-cell table:style-name="ce7" office:value-type="string" calcext:value-type="string">
            <text:p>يا مَنْ هُوَ سَريعُ الْحِسابِ</text:p>
          </table:table-cell>
          <table:table-cell table:style-name="ce1" office:value-type="string" calcext:value-type="string">
            <text:p>Ya men huve seriu-l hisabi</text:p>
          </table:table-cell>
          <table:table-cell table:style-name="ce1" table:formula="of:=ABJAD([.$B389];1;1) - ABJAD(&quot;يا&quot;;1;1)" office:value-type="float" office:value="543" calcext:value-type="float">
            <text:p>543</text:p>
          </table:table-cell>
          <table:table-cell table:style-name="ce1" table:formula="of:=IF(ABJAD([.$B389];7;1) - ABJAD(&quot;يا&quot;;7;1) = [.$D389]; &quot;aynı&quot;;ABJAD([.$B389];7;1) - ABJAD(&quot;يا&quot;;7;1))" office:value-type="float" office:value="1023" calcext:value-type="float">
            <text:p>1023</text:p>
          </table:table-cell>
          <table:table-cell table:number-columns-repeated="1019"/>
        </table:table-row>
        <table:table-row table:style-name="ro2">
          <table:table-cell table:style-name="ce1" office:value-type="float" office:value="461" calcext:value-type="float">
            <text:p>461</text:p>
          </table:table-cell>
          <table:table-cell table:style-name="ce7" office:value-type="string" calcext:value-type="string">
            <text:p>يا نُورَ النُّورِ</text:p>
          </table:table-cell>
          <table:table-cell table:style-name="ce1" office:value-type="string" calcext:value-type="string">
            <text:p>Ya nure-n nuri</text:p>
          </table:table-cell>
          <table:table-cell table:style-name="ce1" table:formula="of:=ABJAD([.$B390];1;1) - ABJAD(&quot;يا&quot;;1;1)" office:value-type="float" office:value="543" calcext:value-type="float">
            <text:p>543</text:p>
          </table:table-cell>
          <table:table-cell table:style-name="ce1" table:formula="of:=IF(ABJAD([.$B390];7;1) - ABJAD(&quot;يا&quot;;7;1) = [.$D390]; &quot;aynı&quot;;ABJAD([.$B3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6" calcext:value-type="float">
            <text:p>236</text:p>
          </table:table-cell>
          <table:table-cell table:style-name="ce7" office:value-type="string" calcext:value-type="string">
            <text:p>يا مُحْيِيَ الأَمْواتِ</text:p>
          </table:table-cell>
          <table:table-cell table:style-name="ce1" office:value-type="string" calcext:value-type="string">
            <text:p>Ya muhyiye-l emvati</text:p>
          </table:table-cell>
          <table:table-cell table:style-name="ce1" table:formula="of:=ABJAD([.$B391];1;1) - ABJAD(&quot;يا&quot;;1;1)" office:value-type="float" office:value="547" calcext:value-type="float">
            <text:p>547</text:p>
          </table:table-cell>
          <table:table-cell table:style-name="ce1" table:formula="of:=IF(ABJAD([.$B391];7;1) - ABJAD(&quot;يا&quot;;7;1) = [.$D391]; &quot;aynı&quot;;ABJAD([.$B3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3" calcext:value-type="float">
            <text:p>253</text:p>
          </table:table-cell>
          <table:table-cell table:style-name="ce7" office:value-type="string" calcext:value-type="string">
            <text:p>يا رَبَّ الْبَلَدِ الْحَرامِ</text:p>
          </table:table-cell>
          <table:table-cell table:style-name="ce1" office:value-type="string" calcext:value-type="string">
            <text:p>Ya rebbe-l beledi-l herami</text:p>
          </table:table-cell>
          <table:table-cell table:style-name="ce1" table:formula="of:=ABJAD([.$B392];1;1) - ABJAD(&quot;يا&quot;;1;1)" office:value-type="float" office:value="549" calcext:value-type="float">
            <text:p>549</text:p>
          </table:table-cell>
          <table:table-cell table:style-name="ce1" table:formula="of:=IF(ABJAD([.$B392];7;1) - ABJAD(&quot;يا&quot;;7;1) = [.$D392]; &quot;aynı&quot;;ABJAD([.$B3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1" calcext:value-type="float">
            <text:p>491</text:p>
          </table:table-cell>
          <table:table-cell table:style-name="ce7" office:value-type="string" calcext:value-type="string">
            <text:p>يا مَنْ يَرى وَلا يُرى</text:p>
          </table:table-cell>
          <table:table-cell table:style-name="ce1" office:value-type="string" calcext:value-type="string">
            <text:p>Ya men yera ve la yura</text:p>
          </table:table-cell>
          <table:table-cell table:style-name="ce1" table:formula="of:=ABJAD([.$B393];1;1) - ABJAD(&quot;يا&quot;;1;1)" office:value-type="float" office:value="549" calcext:value-type="float">
            <text:p>549</text:p>
          </table:table-cell>
          <table:table-cell table:style-name="ce1" table:formula="of:=IF(ABJAD([.$B393];7;1) - ABJAD(&quot;يا&quot;;7;1) = [.$D393]; &quot;aynı&quot;;ABJAD([.$B3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7" calcext:value-type="float">
            <text:p>727</text:p>
          </table:table-cell>
          <table:table-cell table:style-name="ce7" office:value-type="string" calcext:value-type="string">
            <text:p>يا مُقيتُ</text:p>
          </table:table-cell>
          <table:table-cell table:style-name="ce1" office:value-type="string" calcext:value-type="string">
            <text:p>Ya mugitu</text:p>
          </table:table-cell>
          <table:table-cell table:style-name="ce1" table:formula="of:=ABJAD([.$B394];1;1) - ABJAD(&quot;يا&quot;;1;1)" office:value-type="float" office:value="550" calcext:value-type="float">
            <text:p>550</text:p>
          </table:table-cell>
          <table:table-cell table:style-name="ce1" table:formula="of:=IF(ABJAD([.$B394];7;1) - ABJAD(&quot;يا&quot;;7;1) = [.$D394]; &quot;aynı&quot;;ABJAD([.$B3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5" calcext:value-type="float">
            <text:p>955</text:p>
          </table:table-cell>
          <table:table-cell table:style-name="ce7" office:value-type="string" calcext:value-type="string">
            <text:p>يا مَنْ هُوَ اِلى مَنْ اَحَبَّهُ قَريبٌ</text:p>
          </table:table-cell>
          <table:table-cell table:style-name="ce1" office:value-type="string" calcext:value-type="string">
            <text:p>Ya men huve ila men ehebbehu geribun</text:p>
          </table:table-cell>
          <table:table-cell table:style-name="ce1" table:formula="of:=ABJAD([.$B395];1;1) - ABJAD(&quot;يا&quot;;1;1)" office:value-type="float" office:value="551" calcext:value-type="float">
            <text:p>551</text:p>
          </table:table-cell>
          <table:table-cell table:style-name="ce1" table:formula="of:=IF(ABJAD([.$B395];7;1) - ABJAD(&quot;يا&quot;;7;1) = [.$D395]; &quot;aynı&quot;;ABJAD([.$B3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7" calcext:value-type="float">
            <text:p>437</text:p>
          </table:table-cell>
          <table:table-cell table:style-name="ce7" office:value-type="string" calcext:value-type="string">
            <text:p>يا مُثيبُ</text:p>
          </table:table-cell>
          <table:table-cell table:style-name="ce1" office:value-type="string" calcext:value-type="string">
            <text:p>Ya musibu</text:p>
          </table:table-cell>
          <table:table-cell table:style-name="ce1" table:formula="of:=ABJAD([.$B396];1;1) - ABJAD(&quot;يا&quot;;1;1)" office:value-type="float" office:value="552" calcext:value-type="float">
            <text:p>552</text:p>
          </table:table-cell>
          <table:table-cell table:style-name="ce1" table:formula="of:=IF(ABJAD([.$B396];7;1) - ABJAD(&quot;يا&quot;;7;1) = [.$D396]; &quot;aynı&quot;;ABJAD([.$B3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 calcext:value-type="float">
            <text:p>66</text:p>
          </table:table-cell>
          <table:table-cell table:style-name="ce7" office:value-type="string" calcext:value-type="string">
            <text:p>يا رازِقَ الْبَرايا</text:p>
          </table:table-cell>
          <table:table-cell table:style-name="ce1" office:value-type="string" calcext:value-type="string">
            <text:p>Ya razige-l beraya</text:p>
          </table:table-cell>
          <table:table-cell table:style-name="ce1" table:formula="of:=ABJAD([.$B397];1;1) - ABJAD(&quot;يا&quot;;1;1)" office:value-type="float" office:value="553" calcext:value-type="float">
            <text:p>553</text:p>
          </table:table-cell>
          <table:table-cell table:style-name="ce1" table:formula="of:=IF(ABJAD([.$B397];7;1) - ABJAD(&quot;يا&quot;;7;1) = [.$D397]; &quot;aynı&quot;;ABJAD([.$B3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8" calcext:value-type="float">
            <text:p>938</text:p>
          </table:table-cell>
          <table:table-cell table:style-name="ce7" office:value-type="string" calcext:value-type="string">
            <text:p>يا مُبْدِئَ كُلِّ شَيْء وَمُعيدَهُ</text:p>
          </table:table-cell>
          <table:table-cell table:style-name="ce1" office:value-type="string" calcext:value-type="string">
            <text:p>Ya mubdie kulli şey’in ve muidehu</text:p>
          </table:table-cell>
          <table:table-cell table:style-name="ce1" table:formula="of:=ABJAD([.$B398];1;1) - ABJAD(&quot;يا&quot;;1;1)" office:value-type="float" office:value="553" calcext:value-type="float">
            <text:p>553</text:p>
          </table:table-cell>
          <table:table-cell table:style-name="ce1" table:formula="of:=IF(ABJAD([.$B398];7;1) - ABJAD(&quot;يا&quot;;7;1) = [.$D398]; &quot;aynı&quot;;ABJAD([.$B398];7;1) - ABJAD(&quot;يا&quot;;7;1))" office:value-type="float" office:value="1253" calcext:value-type="float">
            <text:p>1253</text:p>
          </table:table-cell>
          <table:table-cell table:number-columns-repeated="1019"/>
        </table:table-row>
        <table:table-row table:style-name="ro2">
          <table:table-cell table:style-name="ce1" office:value-type="float" office:value="800" calcext:value-type="float">
            <text:p>800</text:p>
          </table:table-cell>
          <table:table-cell table:style-name="ce7" office:value-type="string" calcext:value-type="string">
            <text:p>يا عالِمَ السِّرِّ وَالْهِمَمِ</text:p>
          </table:table-cell>
          <table:table-cell table:style-name="ce1" office:value-type="string" calcext:value-type="string">
            <text:p>Ya alime-s sirri ve-l himemi</text:p>
          </table:table-cell>
          <table:table-cell table:style-name="ce1" table:formula="of:=ABJAD([.$B399];1;1) - ABJAD(&quot;يا&quot;;1;1)" office:value-type="float" office:value="554" calcext:value-type="float">
            <text:p>554</text:p>
          </table:table-cell>
          <table:table-cell table:style-name="ce1" table:formula="of:=IF(ABJAD([.$B399];7;1) - ABJAD(&quot;يا&quot;;7;1) = [.$D399]; &quot;aynı&quot;;ABJAD([.$B399];7;1) - ABJAD(&quot;يا&quot;;7;1))" office:value-type="float" office:value="794" calcext:value-type="float">
            <text:p>794</text:p>
          </table:table-cell>
          <table:table-cell table:number-columns-repeated="1019"/>
        </table:table-row>
        <table:table-row table:style-name="ro2">
          <table:table-cell table:style-name="ce1" office:value-type="float" office:value="912" calcext:value-type="float">
            <text:p>912</text:p>
          </table:table-cell>
          <table:table-cell table:style-name="ce7" office:value-type="string" calcext:value-type="string">
            <text:p>يا اَكْرَمَ الْكُرَماءِ</text:p>
          </table:table-cell>
          <table:table-cell table:style-name="ce1" office:value-type="string" calcext:value-type="string">
            <text:p>Ya ekreme-l kuremai</text:p>
          </table:table-cell>
          <table:table-cell table:style-name="ce1" table:formula="of:=ABJAD([.$B400];1;1) - ABJAD(&quot;يا&quot;;1;1)" office:value-type="float" office:value="554" calcext:value-type="float">
            <text:p>554</text:p>
          </table:table-cell>
          <table:table-cell table:style-name="ce1" table:formula="of:=IF(ABJAD([.$B400];7;1) - ABJAD(&quot;يا&quot;;7;1) = [.$D400]; &quot;aynı&quot;;ABJAD([.$B4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2" calcext:value-type="float">
            <text:p>962</text:p>
          </table:table-cell>
          <table:table-cell table:style-name="ce7" office:value-type="string" calcext:value-type="string">
            <text:p>يا مَنْ هُوَ بِمَنْ اَرادَهُ عَليمٌ</text:p>
          </table:table-cell>
          <table:table-cell table:style-name="ce1" office:value-type="string" calcext:value-type="string">
            <text:p>Ya men huve bi men eradehu elimun</text:p>
          </table:table-cell>
          <table:table-cell table:style-name="ce1" table:formula="of:=ABJAD([.$B401];1;1) - ABJAD(&quot;يا&quot;;1;1)" office:value-type="float" office:value="554" calcext:value-type="float">
            <text:p>554</text:p>
          </table:table-cell>
          <table:table-cell table:style-name="ce1" table:formula="of:=IF(ABJAD([.$B401];7;1) - ABJAD(&quot;يا&quot;;7;1) = [.$D401]; &quot;aynı&quot;;ABJAD([.$B4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0" calcext:value-type="float">
            <text:p>680</text:p>
          </table:table-cell>
          <table:table-cell table:style-name="ce7" office:value-type="string" calcext:value-type="string">
            <text:p>يا مَنْ جَعَلَ الأَشْياءَ اَزْواجاً</text:p>
          </table:table-cell>
          <table:table-cell table:style-name="ce1" office:value-type="string" calcext:value-type="string">
            <text:p>Ya men ce’ele-l eşyae ezvacen</text:p>
          </table:table-cell>
          <table:table-cell table:style-name="ce1" table:formula="of:=ABJAD([.$B402];1;1) - ABJAD(&quot;يا&quot;;1;1)" office:value-type="float" office:value="556" calcext:value-type="float">
            <text:p>556</text:p>
          </table:table-cell>
          <table:table-cell table:style-name="ce1" table:formula="of:=IF(ABJAD([.$B402];7;1) - ABJAD(&quot;يا&quot;;7;1) = [.$D402]; &quot;aynı&quot;;ABJAD([.$B402];7;1) - ABJAD(&quot;يا&quot;;7;1))" office:value-type="float" office:value="1256" calcext:value-type="float">
            <text:p>1256</text:p>
          </table:table-cell>
          <table:table-cell table:number-columns-repeated="1019"/>
        </table:table-row>
        <table:table-row table:style-name="ro2">
          <table:table-cell table:style-name="ce1" office:value-type="float" office:value="257" calcext:value-type="float">
            <text:p>257</text:p>
          </table:table-cell>
          <table:table-cell table:style-name="ce7" office:value-type="string" calcext:value-type="string">
            <text:p>يا رَبَّ الْحِلِّ وَالْحَرامِ</text:p>
          </table:table-cell>
          <table:table-cell table:style-name="ce1" office:value-type="string" calcext:value-type="string">
            <text:p>Ya rebbe-l hilli ve-l herami</text:p>
          </table:table-cell>
          <table:table-cell table:style-name="ce1" table:formula="of:=ABJAD([.$B403];1;1) - ABJAD(&quot;يا&quot;;1;1)" office:value-type="float" office:value="557" calcext:value-type="float">
            <text:p>557</text:p>
          </table:table-cell>
          <table:table-cell table:style-name="ce1" table:formula="of:=IF(ABJAD([.$B403];7;1) - ABJAD(&quot;يا&quot;;7;1) = [.$D403]; &quot;aynı&quot;;ABJAD([.$B40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0" calcext:value-type="float">
            <text:p>370</text:p>
          </table:table-cell>
          <table:table-cell table:style-name="ce7" office:value-type="string" calcext:value-type="string">
            <text:p>يا مَنْ كُلُّ شَيْءٍ هالِكٌ إلاّ وَجْهَهُ</text:p>
          </table:table-cell>
          <table:table-cell table:style-name="ce1" office:value-type="string" calcext:value-type="string">
            <text:p>Ya men kullu şey’in halikun illa vechehu</text:p>
          </table:table-cell>
          <table:table-cell table:style-name="ce1" table:formula="of:=ABJAD([.$B404];1;1) - ABJAD(&quot;يا&quot;;1;1)" office:value-type="float" office:value="558" calcext:value-type="float">
            <text:p>558</text:p>
          </table:table-cell>
          <table:table-cell table:style-name="ce1" table:formula="of:=IF(ABJAD([.$B404];7;1) - ABJAD(&quot;يا&quot;;7;1) = [.$D404]; &quot;aynı&quot;;ABJAD([.$B404];7;1) - ABJAD(&quot;يا&quot;;7;1))" office:value-type="float" office:value="1258" calcext:value-type="float">
            <text:p>1258</text:p>
          </table:table-cell>
          <table:table-cell table:number-columns-repeated="1019"/>
        </table:table-row>
        <table:table-row table:style-name="ro2">
          <table:table-cell table:style-name="ce1" office:value-type="float" office:value="409" calcext:value-type="float">
            <text:p>409</text:p>
          </table:table-cell>
          <table:table-cell table:style-name="ce7" office:value-type="string" calcext:value-type="string">
            <text:p>يا مَنْ اَماتَ وَاَحْيى</text:p>
          </table:table-cell>
          <table:table-cell table:style-name="ce1" office:value-type="string" calcext:value-type="string">
            <text:p>Ya men emate ve ehya</text:p>
          </table:table-cell>
          <table:table-cell table:style-name="ce1" table:formula="of:=ABJAD([.$B405];1;1) - ABJAD(&quot;يا&quot;;1;1)" office:value-type="float" office:value="558" calcext:value-type="float">
            <text:p>558</text:p>
          </table:table-cell>
          <table:table-cell table:style-name="ce1" table:formula="of:=IF(ABJAD([.$B405];7;1) - ABJAD(&quot;يا&quot;;7;1) = [.$D405]; &quot;aynı&quot;;ABJAD([.$B4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9" calcext:value-type="float">
            <text:p>429</text:p>
          </table:table-cell>
          <table:table-cell table:style-name="ce7" office:value-type="string" calcext:value-type="string">
            <text:p>يا مَنْ اِلَيْهِ يَسْكُنُ الْمُوقِنُونَ</text:p>
          </table:table-cell>
          <table:table-cell table:style-name="ce1" office:value-type="string" calcext:value-type="string">
            <text:p>Ya men ileyhi yeskunu-l muginune</text:p>
          </table:table-cell>
          <table:table-cell table:style-name="ce1" table:formula="of:=ABJAD([.$B406];1;1) - ABJAD(&quot;يا&quot;;1;1)" office:value-type="float" office:value="559" calcext:value-type="float">
            <text:p>559</text:p>
          </table:table-cell>
          <table:table-cell table:style-name="ce1" table:formula="of:=IF(ABJAD([.$B406];7;1) - ABJAD(&quot;يا&quot;;7;1) = [.$D406]; &quot;aynı&quot;;ABJAD([.$B406];7;1) - ABJAD(&quot;يا&quot;;7;1))" office:value-type="float" office:value="799" calcext:value-type="float">
            <text:p>799</text:p>
          </table:table-cell>
          <table:table-cell table:number-columns-repeated="1019"/>
        </table:table-row>
        <table:table-row table:style-name="ro2">
          <table:table-cell table:style-name="ce1" office:value-type="float" office:value="738" calcext:value-type="float">
            <text:p>738</text:p>
          </table:table-cell>
          <table:table-cell table:style-name="ce7" office:value-type="string" calcext:value-type="string">
            <text:p>يا مَنْ هُوَ رَبٌّ بِلا وَزيرٍ</text:p>
          </table:table-cell>
          <table:table-cell table:style-name="ce1" office:value-type="string" calcext:value-type="string">
            <text:p>Ya men huve rabbun bi la vezirin</text:p>
          </table:table-cell>
          <table:table-cell table:style-name="ce1" table:formula="of:=ABJAD([.$B407];1;1) - ABJAD(&quot;يا&quot;;1;1)" office:value-type="float" office:value="559" calcext:value-type="float">
            <text:p>559</text:p>
          </table:table-cell>
          <table:table-cell table:style-name="ce1" table:formula="of:=IF(ABJAD([.$B407];7;1) - ABJAD(&quot;يا&quot;;7;1) = [.$D407]; &quot;aynı&quot;;ABJAD([.$B4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6" calcext:value-type="float">
            <text:p>466</text:p>
          </table:table-cell>
          <table:table-cell table:style-name="ce7" office:value-type="string" calcext:value-type="string">
            <text:p>يا نُوراً كُلِّ نُورٍ</text:p>
          </table:table-cell>
          <table:table-cell table:style-name="ce1" office:value-type="string" calcext:value-type="string">
            <text:p>Ya nuren kulli nurin</text:p>
          </table:table-cell>
          <table:table-cell table:style-name="ce1" table:formula="of:=ABJAD([.$B408];1;1) - ABJAD(&quot;يا&quot;;1;1)" office:value-type="float" office:value="563" calcext:value-type="float">
            <text:p>563</text:p>
          </table:table-cell>
          <table:table-cell table:style-name="ce1" table:formula="of:=IF(ABJAD([.$B408];7;1) - ABJAD(&quot;يا&quot;;7;1) = [.$D408]; &quot;aynı&quot;;ABJAD([.$B4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7" calcext:value-type="float">
            <text:p>717</text:p>
          </table:table-cell>
          <table:table-cell table:style-name="ce7" office:value-type="string" calcext:value-type="string">
            <text:p>يا مُدْرِكَ الْهارِبينَ</text:p>
          </table:table-cell>
          <table:table-cell table:style-name="ce1" office:value-type="string" calcext:value-type="string">
            <text:p>Ya mudrike-l haribine</text:p>
          </table:table-cell>
          <table:table-cell table:style-name="ce1" table:formula="of:=ABJAD([.$B409];1;1) - ABJAD(&quot;يا&quot;;1;1)" office:value-type="float" office:value="563" calcext:value-type="float">
            <text:p>563</text:p>
          </table:table-cell>
          <table:table-cell table:style-name="ce1" table:formula="of:=IF(ABJAD([.$B409];7;1) - ABJAD(&quot;يا&quot;;7;1) = [.$D409]; &quot;aynı&quot;;ABJAD([.$B4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3" calcext:value-type="float">
            <text:p>913</text:p>
          </table:table-cell>
          <table:table-cell table:style-name="ce7" office:value-type="string" calcext:value-type="string">
            <text:p>يا كافِياً مِنْ كُلِّ شَيْء</text:p>
          </table:table-cell>
          <table:table-cell table:style-name="ce1" office:value-type="string" calcext:value-type="string">
            <text:p>Ya kafiyen min kulli şey’in</text:p>
          </table:table-cell>
          <table:table-cell table:style-name="ce1" table:formula="of:=ABJAD([.$B410];1;1) - ABJAD(&quot;يا&quot;;1;1)" office:value-type="float" office:value="563" calcext:value-type="float">
            <text:p>563</text:p>
          </table:table-cell>
          <table:table-cell table:style-name="ce1" table:formula="of:=IF(ABJAD([.$B410];7;1) - ABJAD(&quot;يا&quot;;7;1) = [.$D410]; &quot;aynı&quot;;ABJAD([.$B410];7;1) - ABJAD(&quot;يا&quot;;7;1))" office:value-type="float" office:value="1263" calcext:value-type="float">
            <text:p>1263</text:p>
          </table:table-cell>
          <table:table-cell table:number-columns-repeated="1019"/>
        </table:table-row>
        <table:table-row table:style-name="ro2">
          <table:table-cell table:style-name="ce1" office:value-type="float" office:value="874" calcext:value-type="float">
            <text:p>874</text:p>
          </table:table-cell>
          <table:table-cell table:style-name="ce7" office:value-type="string" calcext:value-type="string">
            <text:p>يا مَنْ مَلَكَ فَقَدَرَ</text:p>
          </table:table-cell>
          <table:table-cell table:style-name="ce1" office:value-type="string" calcext:value-type="string">
            <text:p>Ya men meleke fe gedere</text:p>
          </table:table-cell>
          <table:table-cell table:style-name="ce1" table:formula="of:=ABJAD([.$B411];1;1) - ABJAD(&quot;يا&quot;;1;1)" office:value-type="float" office:value="564" calcext:value-type="float">
            <text:p>564</text:p>
          </table:table-cell>
          <table:table-cell table:style-name="ce1" table:formula="of:=IF(ABJAD([.$B411];7;1) - ABJAD(&quot;يا&quot;;7;1) = [.$D411]; &quot;aynı&quot;;ABJAD([.$B4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6" calcext:value-type="float">
            <text:p>216</text:p>
          </table:table-cell>
          <table:table-cell table:style-name="ce7" office:value-type="string" calcext:value-type="string">
            <text:p>يا حَسَنَ التَّجاوُزِ</text:p>
          </table:table-cell>
          <table:table-cell table:style-name="ce1" office:value-type="string" calcext:value-type="string">
            <text:p>Ya hesene-t tecavuzi</text:p>
          </table:table-cell>
          <table:table-cell table:style-name="ce1" table:formula="of:=ABJAD([.$B412];1;1) - ABJAD(&quot;يا&quot;;1;1)" office:value-type="float" office:value="566" calcext:value-type="float">
            <text:p>566</text:p>
          </table:table-cell>
          <table:table-cell table:style-name="ce1" table:formula="of:=IF(ABJAD([.$B412];7;1) - ABJAD(&quot;يا&quot;;7;1) = [.$D412]; &quot;aynı&quot;;ABJAD([.$B412];7;1) - ABJAD(&quot;يا&quot;;7;1))" office:value-type="float" office:value="806" calcext:value-type="float">
            <text:p>806</text:p>
          </table:table-cell>
          <table:table-cell table:number-columns-repeated="1019"/>
        </table:table-row>
        <table:table-row table:style-name="ro2">
          <table:table-cell table:style-name="ce1" office:value-type="float" office:value="909" calcext:value-type="float">
            <text:p>909</text:p>
          </table:table-cell>
          <table:table-cell table:style-name="ce7" office:value-type="string" calcext:value-type="string">
            <text:p>يا حَبيبَ الاَْتْقِياءِ</text:p>
          </table:table-cell>
          <table:table-cell table:style-name="ce1" office:value-type="string" calcext:value-type="string">
            <text:p>Ya hebibe-l etgiyai</text:p>
          </table:table-cell>
          <table:table-cell table:style-name="ce1" table:formula="of:=ABJAD([.$B413];1;1) - ABJAD(&quot;يا&quot;;1;1)" office:value-type="float" office:value="566" calcext:value-type="float">
            <text:p>566</text:p>
          </table:table-cell>
          <table:table-cell table:style-name="ce1" table:formula="of:=IF(ABJAD([.$B413];7;1) - ABJAD(&quot;يا&quot;;7;1) = [.$D413]; &quot;aynı&quot;;ABJAD([.$B4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 calcext:value-type="float">
            <text:p>12</text:p>
          </table:table-cell>
          <table:table-cell table:style-name="ce7" office:value-type="string" calcext:value-type="string">
            <text:p>يا مُجيبَ الدَّعَواتِ</text:p>
          </table:table-cell>
          <table:table-cell table:style-name="ce1" office:value-type="string" calcext:value-type="string">
            <text:p>Ya mucibe-d de'evati</text:p>
          </table:table-cell>
          <table:table-cell table:style-name="ce1" table:formula="of:=ABJAD([.$B414];1;1) - ABJAD(&quot;يا&quot;;1;1)" office:value-type="float" office:value="567" calcext:value-type="float">
            <text:p>567</text:p>
          </table:table-cell>
          <table:table-cell table:style-name="ce1" table:formula="of:=IF(ABJAD([.$B414];7;1) - ABJAD(&quot;يا&quot;;7;1) = [.$D414]; &quot;aynı&quot;;ABJAD([.$B4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3" calcext:value-type="float">
            <text:p>363</text:p>
          </table:table-cell>
          <table:table-cell table:style-name="ce7" office:value-type="string" calcext:value-type="string">
            <text:p>يا مَنْ كُلُّ شَيْءٍ كائِنٌ لَهُ</text:p>
          </table:table-cell>
          <table:table-cell table:style-name="ce1" office:value-type="string" calcext:value-type="string">
            <text:p>Ya men kullu şey’in kainun lehu</text:p>
          </table:table-cell>
          <table:table-cell table:style-name="ce1" table:formula="of:=ABJAD([.$B415];1;1) - ABJAD(&quot;يا&quot;;1;1)" office:value-type="float" office:value="568" calcext:value-type="float">
            <text:p>568</text:p>
          </table:table-cell>
          <table:table-cell table:style-name="ce1" table:formula="of:=IF(ABJAD([.$B415];7;1) - ABJAD(&quot;يا&quot;;7;1) = [.$D415]; &quot;aynı&quot;;ABJAD([.$B415];7;1) - ABJAD(&quot;يا&quot;;7;1))" office:value-type="float" office:value="1268" calcext:value-type="float">
            <text:p>1268</text:p>
          </table:table-cell>
          <table:table-cell table:number-columns-repeated="1019"/>
        </table:table-row>
        <table:table-row table:style-name="ro2">
          <table:table-cell table:style-name="ce1" office:value-type="float" office:value="798" calcext:value-type="float">
            <text:p>798</text:p>
          </table:table-cell>
          <table:table-cell table:style-name="ce7" office:value-type="string" calcext:value-type="string">
            <text:p>يا مُلْهِمَ الْعَرَبِ وَالْعَجَمِ</text:p>
          </table:table-cell>
          <table:table-cell table:style-name="ce1" office:value-type="string" calcext:value-type="string">
            <text:p>Ya mulhime-l erebi ve-l ecemi</text:p>
          </table:table-cell>
          <table:table-cell table:style-name="ce1" table:formula="of:=ABJAD([.$B416];1;1) - ABJAD(&quot;يا&quot;;1;1)" office:value-type="float" office:value="568" calcext:value-type="float">
            <text:p>568</text:p>
          </table:table-cell>
          <table:table-cell table:style-name="ce1" table:formula="of:=IF(ABJAD([.$B416];7;1) - ABJAD(&quot;يا&quot;;7;1) = [.$D416]; &quot;aynı&quot;;ABJAD([.$B4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5" calcext:value-type="float">
            <text:p>515</text:p>
          </table:table-cell>
          <table:table-cell table:style-name="ce7" office:value-type="string" calcext:value-type="string">
            <text:p>يا رازِقَ الْمُقِلّينَ</text:p>
          </table:table-cell>
          <table:table-cell table:style-name="ce1" office:value-type="string" calcext:value-type="string">
            <text:p>Ya razige-l mugilline</text:p>
          </table:table-cell>
          <table:table-cell table:style-name="ce1" table:formula="of:=ABJAD([.$B417];1;1) - ABJAD(&quot;يا&quot;;1;1)" office:value-type="float" office:value="569" calcext:value-type="float">
            <text:p>569</text:p>
          </table:table-cell>
          <table:table-cell table:style-name="ce1" table:formula="of:=IF(ABJAD([.$B417];7;1) - ABJAD(&quot;يا&quot;;7;1) = [.$D417]; &quot;aynı&quot;;ABJAD([.$B4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7" calcext:value-type="float">
            <text:p>237</text:p>
          </table:table-cell>
          <table:table-cell table:style-name="ce7" office:value-type="string" calcext:value-type="string">
            <text:p>يا مُنْزِلَ الآياتِ</text:p>
          </table:table-cell>
          <table:table-cell table:style-name="ce1" office:value-type="string" calcext:value-type="string">
            <text:p>Ya munzile-l ayati</text:p>
          </table:table-cell>
          <table:table-cell table:style-name="ce1" table:formula="of:=ABJAD([.$B418];1;1) - ABJAD(&quot;يا&quot;;1;1)" office:value-type="float" office:value="570" calcext:value-type="float">
            <text:p>570</text:p>
          </table:table-cell>
          <table:table-cell table:style-name="ce1" table:formula="of:=IF(ABJAD([.$B418];7;1) - ABJAD(&quot;يا&quot;;7;1) = [.$D418]; &quot;aynı&quot;;ABJAD([.$B4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3" calcext:value-type="float">
            <text:p>403</text:p>
          </table:table-cell>
          <table:table-cell table:style-name="ce7" office:value-type="string" calcext:value-type="string">
            <text:p>يا مَنْ يَكْشِفُ الْبَلْوى</text:p>
          </table:table-cell>
          <table:table-cell table:style-name="ce1" office:value-type="string" calcext:value-type="string">
            <text:p>Ya men yekşifu-l belva</text:p>
          </table:table-cell>
          <table:table-cell table:style-name="ce1" table:formula="of:=ABJAD([.$B419];1;1) - ABJAD(&quot;يا&quot;;1;1)" office:value-type="float" office:value="570" calcext:value-type="float">
            <text:p>570</text:p>
          </table:table-cell>
          <table:table-cell table:style-name="ce1" table:formula="of:=IF(ABJAD([.$B419];7;1) - ABJAD(&quot;يا&quot;;7;1) = [.$D419]; &quot;aynı&quot;;ABJAD([.$B419];7;1) - ABJAD(&quot;يا&quot;;7;1))" office:value-type="float" office:value="1270" calcext:value-type="float">
            <text:p>1270</text:p>
          </table:table-cell>
          <table:table-cell table:number-columns-repeated="1019"/>
        </table:table-row>
        <table:table-row table:style-name="ro2">
          <table:table-cell table:style-name="ce1" office:value-type="float" office:value="11" calcext:value-type="float">
            <text:p>11</text:p>
          </table:table-cell>
          <table:table-cell table:style-name="ce7" office:value-type="string" calcext:value-type="string">
            <text:p>يا سَيِّدَ السّاداتِ</text:p>
          </table:table-cell>
          <table:table-cell table:style-name="ce1" office:value-type="string" calcext:value-type="string">
            <text:p>Ya seyyide-s sadati</text:p>
          </table:table-cell>
          <table:table-cell table:style-name="ce1" table:formula="of:=ABJAD([.$B420];1;1) - ABJAD(&quot;يا&quot;;1;1)" office:value-type="float" office:value="571" calcext:value-type="float">
            <text:p>571</text:p>
          </table:table-cell>
          <table:table-cell table:style-name="ce1" table:formula="of:=IF(ABJAD([.$B420];7;1) - ABJAD(&quot;يا&quot;;7;1) = [.$D420]; &quot;aynı&quot;;ABJAD([.$B420];7;1) - ABJAD(&quot;يا&quot;;7;1))" office:value-type="float" office:value="1051" calcext:value-type="float">
            <text:p>1051</text:p>
          </table:table-cell>
          <table:table-cell table:number-columns-repeated="1019"/>
        </table:table-row>
        <table:table-row table:style-name="ro2">
          <table:table-cell table:style-name="ce1" office:value-type="float" office:value="194" calcext:value-type="float">
            <text:p>194</text:p>
          </table:table-cell>
          <table:table-cell table:style-name="ce7" office:value-type="string" calcext:value-type="string">
            <text:p>يا قابِلَ التَّوْبِ</text:p>
          </table:table-cell>
          <table:table-cell table:style-name="ce1" office:value-type="string" calcext:value-type="string">
            <text:p>Ya gabile-t tevbi</text:p>
          </table:table-cell>
          <table:table-cell table:style-name="ce1" table:formula="of:=ABJAD([.$B421];1;1) - ABJAD(&quot;يا&quot;;1;1)" office:value-type="float" office:value="572" calcext:value-type="float">
            <text:p>572</text:p>
          </table:table-cell>
          <table:table-cell table:style-name="ce1" table:formula="of:=IF(ABJAD([.$B421];7;1) - ABJAD(&quot;يا&quot;;7;1) = [.$D421]; &quot;aynı&quot;;ABJAD([.$B4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9" calcext:value-type="float">
            <text:p>239</text:p>
          </table:table-cell>
          <table:table-cell table:style-name="ce7" office:value-type="string" calcext:value-type="string">
            <text:p>يا ماحِيَ السَّيِّئاتِ</text:p>
          </table:table-cell>
          <table:table-cell table:style-name="ce1" office:value-type="string" calcext:value-type="string">
            <text:p>Ya mahiye-s seyyiati</text:p>
          </table:table-cell>
          <table:table-cell table:style-name="ce1" table:formula="of:=ABJAD([.$B422];1;1) - ABJAD(&quot;يا&quot;;1;1)" office:value-type="float" office:value="572" calcext:value-type="float">
            <text:p>572</text:p>
          </table:table-cell>
          <table:table-cell table:style-name="ce1" table:formula="of:=IF(ABJAD([.$B422];7;1) - ABJAD(&quot;يا&quot;;7;1) = [.$D422]; &quot;aynı&quot;;ABJAD([.$B422];7;1) - ABJAD(&quot;يا&quot;;7;1))" office:value-type="float" office:value="812" calcext:value-type="float">
            <text:p>812</text:p>
          </table:table-cell>
          <table:table-cell table:number-columns-repeated="1019"/>
        </table:table-row>
        <table:table-row table:style-name="ro2">
          <table:table-cell table:style-name="ce1" office:value-type="float" office:value="760" calcext:value-type="float">
            <text:p>760</text:p>
          </table:table-cell>
          <table:table-cell table:style-name="ce7" office:value-type="string" calcext:value-type="string">
            <text:p>يا مَنِ الْكِبْرِياءُ رِداؤُهُ</text:p>
          </table:table-cell>
          <table:table-cell table:style-name="ce1" office:value-type="string" calcext:value-type="string">
            <text:p>Ya meni-l kibriyau ridauhu</text:p>
          </table:table-cell>
          <table:table-cell table:style-name="ce1" table:formula="of:=ABJAD([.$B423];1;1) - ABJAD(&quot;يا&quot;;1;1)" office:value-type="float" office:value="572" calcext:value-type="float">
            <text:p>572</text:p>
          </table:table-cell>
          <table:table-cell table:style-name="ce1" table:formula="of:=IF(ABJAD([.$B423];7;1) - ABJAD(&quot;يا&quot;;7;1) = [.$D423]; &quot;aynı&quot;;ABJAD([.$B4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0" calcext:value-type="float">
            <text:p>940</text:p>
          </table:table-cell>
          <table:table-cell table:style-name="ce7" office:value-type="string" calcext:value-type="string">
            <text:p>يا مُكَوِّنَ كُلِّ شَيْء وَمُحَوِّلَهُ</text:p>
          </table:table-cell>
          <table:table-cell table:style-name="ce1" office:value-type="string" calcext:value-type="string">
            <text:p>Ya mukevvine kulli şey’in ve muhevvilehu</text:p>
          </table:table-cell>
          <table:table-cell table:style-name="ce1" table:formula="of:=ABJAD([.$B424];1;1) - ABJAD(&quot;يا&quot;;1;1)" office:value-type="float" office:value="572" calcext:value-type="float">
            <text:p>572</text:p>
          </table:table-cell>
          <table:table-cell table:style-name="ce1" table:formula="of:=IF(ABJAD([.$B424];7;1) - ABJAD(&quot;يا&quot;;7;1) = [.$D424]; &quot;aynı&quot;;ABJAD([.$B424];7;1) - ABJAD(&quot;يا&quot;;7;1))" office:value-type="float" office:value="1272" calcext:value-type="float">
            <text:p>1272</text:p>
          </table:table-cell>
          <table:table-cell table:number-columns-repeated="1019"/>
        </table:table-row>
        <table:table-row table:style-name="ro2">
          <table:table-cell table:style-name="ce1" office:value-type="float" office:value="317" calcext:value-type="float">
            <text:p>317</text:p>
          </table:table-cell>
          <table:table-cell table:style-name="ce7" office:value-type="string" calcext:value-type="string">
            <text:p>يا باعِثُ</text:p>
          </table:table-cell>
          <table:table-cell table:style-name="ce1" office:value-type="string" calcext:value-type="string">
            <text:p>Ya baisu</text:p>
          </table:table-cell>
          <table:table-cell table:style-name="ce1" table:formula="of:=ABJAD([.$B425];1;1) - ABJAD(&quot;يا&quot;;1;1)" office:value-type="float" office:value="573" calcext:value-type="float">
            <text:p>573</text:p>
          </table:table-cell>
          <table:table-cell table:style-name="ce1" table:formula="of:=IF(ABJAD([.$B425];7;1) - ABJAD(&quot;يا&quot;;7;1) = [.$D425]; &quot;aynı&quot;;ABJAD([.$B4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5" calcext:value-type="float">
            <text:p>985</text:p>
          </table:table-cell>
          <table:table-cell table:style-name="ce7" office:value-type="string" calcext:value-type="string">
            <text:p>يا مَنْ لا يُلْهيهِ قَوْلٌ عَنْ قَوْل</text:p>
          </table:table-cell>
          <table:table-cell table:style-name="ce1" office:value-type="string" calcext:value-type="string">
            <text:p>Ya men la yulhihi gevlun en gevlin</text:p>
          </table:table-cell>
          <table:table-cell table:style-name="ce1" table:formula="of:=ABJAD([.$B426];1;1) - ABJAD(&quot;يا&quot;;1;1)" office:value-type="float" office:value="573" calcext:value-type="float">
            <text:p>573</text:p>
          </table:table-cell>
          <table:table-cell table:style-name="ce1" table:formula="of:=IF(ABJAD([.$B426];7;1) - ABJAD(&quot;يا&quot;;7;1) = [.$D426]; &quot;aynı&quot;;ABJAD([.$B4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5" calcext:value-type="float">
            <text:p>655</text:p>
          </table:table-cell>
          <table:table-cell table:style-name="ce7" office:value-type="string" calcext:value-type="string">
            <text:p>يا مَنْ قَرَّبَني وَاَدْناني</text:p>
          </table:table-cell>
          <table:table-cell table:style-name="ce1" office:value-type="string" calcext:value-type="string">
            <text:p>Ya men gerrebeni ve ednani</text:p>
          </table:table-cell>
          <table:table-cell table:style-name="ce1" table:formula="of:=ABJAD([.$B427];1;1) - ABJAD(&quot;يا&quot;;1;1)" office:value-type="float" office:value="574" calcext:value-type="float">
            <text:p>574</text:p>
          </table:table-cell>
          <table:table-cell table:style-name="ce1" table:formula="of:=IF(ABJAD([.$B427];7;1) - ABJAD(&quot;يا&quot;;7;1) = [.$D427]; &quot;aynı&quot;;ABJAD([.$B4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3" calcext:value-type="float">
            <text:p>873</text:p>
          </table:table-cell>
          <table:table-cell table:style-name="ce7" office:value-type="string" calcext:value-type="string">
            <text:p>يا مَنْ عَلا فَقَهَرَ</text:p>
          </table:table-cell>
          <table:table-cell table:style-name="ce1" office:value-type="string" calcext:value-type="string">
            <text:p>Ya men ela fe gehere</text:p>
          </table:table-cell>
          <table:table-cell table:style-name="ce1" table:formula="of:=ABJAD([.$B428];1;1) - ABJAD(&quot;يا&quot;;1;1)" office:value-type="float" office:value="576" calcext:value-type="float">
            <text:p>576</text:p>
          </table:table-cell>
          <table:table-cell table:style-name="ce1" table:formula="of:=IF(ABJAD([.$B428];7;1) - ABJAD(&quot;يا&quot;;7;1) = [.$D428]; &quot;aynı&quot;;ABJAD([.$B4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9" calcext:value-type="float">
            <text:p>779</text:p>
          </table:table-cell>
          <table:table-cell table:style-name="ce7" office:value-type="string" calcext:value-type="string">
            <text:p>يا مَنْ هُوَ فَعّالٌ لِما يُريدُ</text:p>
          </table:table-cell>
          <table:table-cell table:style-name="ce1" office:value-type="string" calcext:value-type="string">
            <text:p>Ya men huve fe’alun li ma yuridu</text:p>
          </table:table-cell>
          <table:table-cell table:style-name="ce1" table:formula="of:=ABJAD([.$B429];1;1) - ABJAD(&quot;يا&quot;;1;1)" office:value-type="float" office:value="577" calcext:value-type="float">
            <text:p>577</text:p>
          </table:table-cell>
          <table:table-cell table:style-name="ce1" table:formula="of:=IF(ABJAD([.$B429];7;1) - ABJAD(&quot;يا&quot;;7;1) = [.$D429]; &quot;aynı&quot;;ABJAD([.$B4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3" calcext:value-type="float">
            <text:p>533</text:p>
          </table:table-cell>
          <table:table-cell table:style-name="ce7" office:value-type="string" calcext:value-type="string">
            <text:p>يا رَبَّ الْجَنَّةِ وَالنّارِ</text:p>
          </table:table-cell>
          <table:table-cell table:style-name="ce1" office:value-type="string" calcext:value-type="string">
            <text:p>Ya rebbe-l cenneti ve-n nari</text:p>
          </table:table-cell>
          <table:table-cell table:style-name="ce1" table:formula="of:=ABJAD([.$B430];1;1) - ABJAD(&quot;يا&quot;;1;1)" office:value-type="float" office:value="579" calcext:value-type="float">
            <text:p>579</text:p>
          </table:table-cell>
          <table:table-cell table:style-name="ce1" table:formula="of:=IF(ABJAD([.$B430];7;1) - ABJAD(&quot;يا&quot;;7;1) = [.$D430]; &quot;aynı&quot;;ABJAD([.$B4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9" calcext:value-type="float">
            <text:p>829</text:p>
          </table:table-cell>
          <table:table-cell table:style-name="ce7" office:value-type="string" calcext:value-type="string">
            <text:p>يا مَنْ يُعِزُّ مَنْ يَشاءِ</text:p>
          </table:table-cell>
          <table:table-cell table:style-name="ce1" office:value-type="string" calcext:value-type="string">
            <text:p>Ya men yuizzu men yeşau</text:p>
          </table:table-cell>
          <table:table-cell table:style-name="ce1" table:formula="of:=ABJAD([.$B431];1;1) - ABJAD(&quot;يا&quot;;1;1)" office:value-type="float" office:value="579" calcext:value-type="float">
            <text:p>579</text:p>
          </table:table-cell>
          <table:table-cell table:style-name="ce1" table:formula="of:=IF(ABJAD([.$B431];7;1) - ABJAD(&quot;يا&quot;;7;1) = [.$D431]; &quot;aynı&quot;;ABJAD([.$B431];7;1) - ABJAD(&quot;يا&quot;;7;1))" office:value-type="float" office:value="1279" calcext:value-type="float">
            <text:p>1279</text:p>
          </table:table-cell>
          <table:table-cell table:number-columns-repeated="1019"/>
        </table:table-row>
        <table:table-row table:style-name="ro2">
          <table:table-cell table:style-name="ce1" office:value-type="float" office:value="608" calcext:value-type="float">
            <text:p>608</text:p>
          </table:table-cell>
          <table:table-cell table:style-name="ce7" office:value-type="string" calcext:value-type="string">
            <text:p>يا فاتِقُ</text:p>
          </table:table-cell>
          <table:table-cell table:style-name="ce1" office:value-type="string" calcext:value-type="string">
            <text:p>Ya fatigu</text:p>
          </table:table-cell>
          <table:table-cell table:style-name="ce1" table:formula="of:=ABJAD([.$B432];1;1) - ABJAD(&quot;يا&quot;;1;1)" office:value-type="float" office:value="581" calcext:value-type="float">
            <text:p>581</text:p>
          </table:table-cell>
          <table:table-cell table:style-name="ce1" table:formula="of:=IF(ABJAD([.$B432];7;1) - ABJAD(&quot;يا&quot;;7;1) = [.$D432]; &quot;aynı&quot;;ABJAD([.$B4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2" calcext:value-type="float">
            <text:p>462</text:p>
          </table:table-cell>
          <table:table-cell table:style-name="ce7" office:value-type="string" calcext:value-type="string">
            <text:p>يا مُنَوِّرَ النُّورِ</text:p>
          </table:table-cell>
          <table:table-cell table:style-name="ce1" office:value-type="string" calcext:value-type="string">
            <text:p>Ya munevvire-n nuri</text:p>
          </table:table-cell>
          <table:table-cell table:style-name="ce1" table:formula="of:=ABJAD([.$B433];1;1) - ABJAD(&quot;يا&quot;;1;1)" office:value-type="float" office:value="583" calcext:value-type="float">
            <text:p>583</text:p>
          </table:table-cell>
          <table:table-cell table:style-name="ce1" table:formula="of:=IF(ABJAD([.$B433];7;1) - ABJAD(&quot;يا&quot;;7;1) = [.$D433]; &quot;aynı&quot;;ABJAD([.$B4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1" calcext:value-type="float">
            <text:p>901</text:p>
          </table:table-cell>
          <table:table-cell table:style-name="ce7" office:value-type="string" calcext:value-type="string">
            <text:p>يا مَنْ لا يَبْسُطُ الرِّزْقَ إلاّ هُوَ</text:p>
          </table:table-cell>
          <table:table-cell table:style-name="ce1" office:value-type="string" calcext:value-type="string">
            <text:p>Ya men la yebsutu-r rizge illa huve</text:p>
          </table:table-cell>
          <table:table-cell table:style-name="ce1" table:formula="of:=ABJAD([.$B434];1;1) - ABJAD(&quot;يا&quot;;1;1)" office:value-type="float" office:value="583" calcext:value-type="float">
            <text:p>583</text:p>
          </table:table-cell>
          <table:table-cell table:style-name="ce1" table:formula="of:=IF(ABJAD([.$B434];7;1) - ABJAD(&quot;يا&quot;;7;1) = [.$D434]; &quot;aynı&quot;;ABJAD([.$B434];7;1) - ABJAD(&quot;يا&quot;;7;1))" office:value-type="float" office:value="823" calcext:value-type="float">
            <text:p>823</text:p>
          </table:table-cell>
          <table:table-cell table:number-columns-repeated="1019"/>
        </table:table-row>
        <table:table-row table:style-name="ro2">
          <table:table-cell table:style-name="ce1" office:value-type="float" office:value="304" calcext:value-type="float">
            <text:p>304</text:p>
          </table:table-cell>
          <table:table-cell table:style-name="ce7" office:value-type="string" calcext:value-type="string">
            <text:p>يا دائِماً لا يَفُوتُ</text:p>
          </table:table-cell>
          <table:table-cell table:style-name="ce1" office:value-type="string" calcext:value-type="string">
            <text:p>Ya naimen la yefutu</text:p>
          </table:table-cell>
          <table:table-cell table:style-name="ce1" table:formula="of:=ABJAD([.$B435];1;1) - ABJAD(&quot;يا&quot;;1;1)" office:value-type="float" office:value="584" calcext:value-type="float">
            <text:p>584</text:p>
          </table:table-cell>
          <table:table-cell table:style-name="ce1" table:formula="of:=IF(ABJAD([.$B435];7;1) - ABJAD(&quot;يا&quot;;7;1) = [.$D435]; &quot;aynı&quot;;ABJAD([.$B4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4" calcext:value-type="float">
            <text:p>274</text:p>
          </table:table-cell>
          <table:table-cell table:style-name="ce7" office:value-type="string" calcext:value-type="string">
            <text:p>يا حِرْزَ مَنْ لا حِرْزَ لَهُ</text:p>
          </table:table-cell>
          <table:table-cell table:style-name="ce1" office:value-type="string" calcext:value-type="string">
            <text:p>Ya hirze men la hirze lehu</text:p>
          </table:table-cell>
          <table:table-cell table:style-name="ce1" table:formula="of:=ABJAD([.$B436];1;1) - ABJAD(&quot;يا&quot;;1;1)" office:value-type="float" office:value="586" calcext:value-type="float">
            <text:p>586</text:p>
          </table:table-cell>
          <table:table-cell table:style-name="ce1" table:formula="of:=IF(ABJAD([.$B436];7;1) - ABJAD(&quot;يا&quot;;7;1) = [.$D436]; &quot;aynı&quot;;ABJAD([.$B4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3" calcext:value-type="float">
            <text:p>593</text:p>
          </table:table-cell>
          <table:table-cell table:style-name="ce7" office:value-type="string" calcext:value-type="string">
            <text:p>يا هادِيَ مَنِ اسْتَهْداهُ</text:p>
          </table:table-cell>
          <table:table-cell table:style-name="ce1" office:value-type="string" calcext:value-type="string">
            <text:p>Ya hadiye men istehdahu</text:p>
          </table:table-cell>
          <table:table-cell table:style-name="ce1" table:formula="of:=ABJAD([.$B437];1;1) - ABJAD(&quot;يا&quot;;1;1)" office:value-type="float" office:value="586" calcext:value-type="float">
            <text:p>586</text:p>
          </table:table-cell>
          <table:table-cell table:style-name="ce1" table:formula="of:=IF(ABJAD([.$B437];7;1) - ABJAD(&quot;يا&quot;;7;1) = [.$D437]; &quot;aynı&quot;;ABJAD([.$B437];7;1) - ABJAD(&quot;يا&quot;;7;1))" office:value-type="float" office:value="826" calcext:value-type="float">
            <text:p>826</text:p>
          </table:table-cell>
          <table:table-cell table:number-columns-repeated="1019"/>
        </table:table-row>
        <table:table-row table:style-name="ro2">
          <table:table-cell table:style-name="ce1" office:value-type="float" office:value="369" calcext:value-type="float">
            <text:p>369</text:p>
          </table:table-cell>
          <table:table-cell table:style-name="ce7" office:value-type="string" calcext:value-type="string">
            <text:p>يا مَنْ كُلُّ شَيْءٍ يُسَبِّحُ بِحَمْدِهِ</text:p>
          </table:table-cell>
          <table:table-cell table:style-name="ce1" office:value-type="string" calcext:value-type="string">
            <text:p>Ya men kullu şey’in yusebbihu bi hemdihi</text:p>
          </table:table-cell>
          <table:table-cell table:style-name="ce1" table:formula="of:=ABJAD([.$B438];1;1) - ABJAD(&quot;يا&quot;;1;1)" office:value-type="float" office:value="590" calcext:value-type="float">
            <text:p>590</text:p>
          </table:table-cell>
          <table:table-cell table:style-name="ce1" table:formula="of:=IF(ABJAD([.$B438];7;1) - ABJAD(&quot;يا&quot;;7;1) = [.$D438]; &quot;aynı&quot;;ABJAD([.$B438];7;1) - ABJAD(&quot;يا&quot;;7;1))" office:value-type="float" office:value="1530" calcext:value-type="float">
            <text:p>1530</text:p>
          </table:table-cell>
          <table:table-cell table:number-columns-repeated="1019"/>
        </table:table-row>
        <table:table-row table:style-name="ro2">
          <table:table-cell table:style-name="ce1" office:value-type="float" office:value="820" calcext:value-type="float">
            <text:p>820</text:p>
          </table:table-cell>
          <table:table-cell table:style-name="ce7" office:value-type="string" calcext:value-type="string">
            <text:p>يا مَنْ تَجاوَزَ بِحِلْمِهِ</text:p>
          </table:table-cell>
          <table:table-cell table:style-name="ce1" office:value-type="string" calcext:value-type="string">
            <text:p>Ya men tecaveze bi hilmihi</text:p>
          </table:table-cell>
          <table:table-cell table:style-name="ce1" table:formula="of:=ABJAD([.$B439];1;1) - ABJAD(&quot;يا&quot;;1;1)" office:value-type="float" office:value="592" calcext:value-type="float">
            <text:p>592</text:p>
          </table:table-cell>
          <table:table-cell table:style-name="ce1" table:formula="of:=IF(ABJAD([.$B439];7;1) - ABJAD(&quot;يا&quot;;7;1) = [.$D439]; &quot;aynı&quot;;ABJAD([.$B4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 calcext:value-type="float">
            <text:p>32</text:p>
          </table:table-cell>
          <table:table-cell table:style-name="ce7" office:value-type="string" calcext:value-type="string">
            <text:p>يا مَنْ لَهُ الْقُدْرَةُ وَالْكَمالُ</text:p>
          </table:table-cell>
          <table:table-cell table:style-name="ce1" office:value-type="string" calcext:value-type="string">
            <text:p>Ya men lehu-l gudreti ve-l kemali</text:p>
          </table:table-cell>
          <table:table-cell table:style-name="ce1" table:formula="of:=ABJAD([.$B440];1;1) - ABJAD(&quot;يا&quot;;1;1)" office:value-type="float" office:value="593" calcext:value-type="float">
            <text:p>593</text:p>
          </table:table-cell>
          <table:table-cell table:style-name="ce1" table:formula="of:=IF(ABJAD([.$B440];7;1) - ABJAD(&quot;يا&quot;;7;1) = [.$D440]; &quot;aynı&quot;;ABJAD([.$B4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 calcext:value-type="float">
            <text:p>97</text:p>
          </table:table-cell>
          <table:table-cell table:style-name="ce7" office:value-type="string" calcext:value-type="string">
            <text:p>يا راحِمَ كُلِّ مَرْحُومٍ</text:p>
          </table:table-cell>
          <table:table-cell table:style-name="ce1" office:value-type="string" calcext:value-type="string">
            <text:p>Ya rahime kulli merhumin</text:p>
          </table:table-cell>
          <table:table-cell table:style-name="ce1" table:formula="of:=ABJAD([.$B441];1;1) - ABJAD(&quot;يا&quot;;1;1)" office:value-type="float" office:value="593" calcext:value-type="float">
            <text:p>593</text:p>
          </table:table-cell>
          <table:table-cell table:style-name="ce1" table:formula="of:=IF(ABJAD([.$B441];7;1) - ABJAD(&quot;يا&quot;;7;1) = [.$D441]; &quot;aynı&quot;;ABJAD([.$B4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5" calcext:value-type="float">
            <text:p>155</text:p>
          </table:table-cell>
          <table:table-cell table:style-name="ce7" office:value-type="string" calcext:value-type="string">
            <text:p>يا مَنْ هُوَ قَبْلَ كُلِّ شَيْءٍ</text:p>
          </table:table-cell>
          <table:table-cell table:style-name="ce1" office:value-type="string" calcext:value-type="string">
            <text:p>Ya men huve geble kulli şey’in</text:p>
          </table:table-cell>
          <table:table-cell table:style-name="ce1" table:formula="of:=ABJAD([.$B442];1;1) - ABJAD(&quot;يا&quot;;1;1)" office:value-type="float" office:value="594" calcext:value-type="float">
            <text:p>594</text:p>
          </table:table-cell>
          <table:table-cell table:style-name="ce1" table:formula="of:=IF(ABJAD([.$B442];7;1) - ABJAD(&quot;يا&quot;;7;1) = [.$D442]; &quot;aynı&quot;;ABJAD([.$B442];7;1) - ABJAD(&quot;يا&quot;;7;1))" office:value-type="float" office:value="1294" calcext:value-type="float">
            <text:p>1294</text:p>
          </table:table-cell>
          <table:table-cell table:number-columns-repeated="1019"/>
        </table:table-row>
        <table:table-row table:style-name="ro2">
          <table:table-cell table:style-name="ce1" office:value-type="float" office:value="327" calcext:value-type="float">
            <text:p>327</text:p>
          </table:table-cell>
          <table:table-cell table:style-name="ce7" office:value-type="string" calcext:value-type="string">
            <text:p>يا اَكْبَرَ مِنْ كُلِّ كَبيرٍ</text:p>
          </table:table-cell>
          <table:table-cell table:style-name="ce1" office:value-type="string" calcext:value-type="string">
            <text:p>Ya ekbere min kulli kebirin</text:p>
          </table:table-cell>
          <table:table-cell table:style-name="ce1" table:formula="of:=ABJAD([.$B443];1;1) - ABJAD(&quot;يا&quot;;1;1)" office:value-type="float" office:value="595" calcext:value-type="float">
            <text:p>595</text:p>
          </table:table-cell>
          <table:table-cell table:style-name="ce1" table:formula="of:=IF(ABJAD([.$B443];7;1) - ABJAD(&quot;يا&quot;;7;1) = [.$D443]; &quot;aynı&quot;;ABJAD([.$B4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8" calcext:value-type="float">
            <text:p>988</text:p>
          </table:table-cell>
          <table:table-cell table:style-name="ce7" office:value-type="string" calcext:value-type="string">
            <text:p>يا مَنْ لا يُبْرِمُهُ اِلْحاحُ الْمُلِحّينَ</text:p>
          </table:table-cell>
          <table:table-cell table:style-name="ce1" office:value-type="string" calcext:value-type="string">
            <text:p>Ya men la yubrimuhu ilhahu-l mulihhine</text:p>
          </table:table-cell>
          <table:table-cell table:style-name="ce1" table:formula="of:=ABJAD([.$B444];1;1) - ABJAD(&quot;يا&quot;;1;1)" office:value-type="float" office:value="595" calcext:value-type="float">
            <text:p>595</text:p>
          </table:table-cell>
          <table:table-cell table:style-name="ce1" table:formula="of:=IF(ABJAD([.$B444];7;1) - ABJAD(&quot;يا&quot;;7;1) = [.$D444]; &quot;aynı&quot;;ABJAD([.$B4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4" calcext:value-type="float">
            <text:p>14</text:p>
          </table:table-cell>
          <table:table-cell table:style-name="ce7" office:value-type="string" calcext:value-type="string">
            <text:p>يا وَلِيَّ الْحَسَناتِ</text:p>
          </table:table-cell>
          <table:table-cell table:style-name="ce1" office:value-type="string" calcext:value-type="string">
            <text:p>Ya veliye-l hesenati</text:p>
          </table:table-cell>
          <table:table-cell table:style-name="ce1" table:formula="of:=ABJAD([.$B445];1;1) - ABJAD(&quot;يا&quot;;1;1)" office:value-type="float" office:value="596" calcext:value-type="float">
            <text:p>596</text:p>
          </table:table-cell>
          <table:table-cell table:style-name="ce1" table:formula="of:=IF(ABJAD([.$B445];7;1) - ABJAD(&quot;يا&quot;;7;1) = [.$D445]; &quot;aynı&quot;;ABJAD([.$B445];7;1) - ABJAD(&quot;يا&quot;;7;1))" office:value-type="float" office:value="836" calcext:value-type="float">
            <text:p>836</text:p>
          </table:table-cell>
          <table:table-cell table:number-columns-repeated="1019"/>
        </table:table-row>
        <table:table-row table:style-name="ro2">
          <table:table-cell table:style-name="ce1" office:value-type="float" office:value="539" calcext:value-type="float">
            <text:p>539</text:p>
          </table:table-cell>
          <table:table-cell table:style-name="ce7" office:value-type="string" calcext:value-type="string">
            <text:p>يا رَبَّ اللَّيْلِ وَالنَّهارِ</text:p>
          </table:table-cell>
          <table:table-cell table:style-name="ce1" office:value-type="string" calcext:value-type="string">
            <text:p>Ya rebbe-l leyli ve-n nehari</text:p>
          </table:table-cell>
          <table:table-cell table:style-name="ce1" table:formula="of:=ABJAD([.$B446];1;1) - ABJAD(&quot;يا&quot;;1;1)" office:value-type="float" office:value="596" calcext:value-type="float">
            <text:p>596</text:p>
          </table:table-cell>
          <table:table-cell table:style-name="ce1" table:formula="of:=IF(ABJAD([.$B446];7;1) - ABJAD(&quot;يا&quot;;7;1) = [.$D446]; &quot;aynı&quot;;ABJAD([.$B4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5" calcext:value-type="float">
            <text:p>365</text:p>
          </table:table-cell>
          <table:table-cell table:style-name="ce7" office:value-type="string" calcext:value-type="string">
            <text:p>يا مَنْ كُلُّ شَيْءٍ مُنيبٌ اِلَيْهِ</text:p>
          </table:table-cell>
          <table:table-cell table:style-name="ce1" office:value-type="string" calcext:value-type="string">
            <text:p>Ya men kullu şey’in munibun ileyhi</text:p>
          </table:table-cell>
          <table:table-cell table:style-name="ce1" table:formula="of:=ABJAD([.$B447];1;1) - ABJAD(&quot;يا&quot;;1;1)" office:value-type="float" office:value="599" calcext:value-type="float">
            <text:p>599</text:p>
          </table:table-cell>
          <table:table-cell table:style-name="ce1" table:formula="of:=IF(ABJAD([.$B447];7;1) - ABJAD(&quot;يا&quot;;7;1) = [.$D447]; &quot;aynı&quot;;ABJAD([.$B447];7;1) - ABJAD(&quot;يا&quot;;7;1))" office:value-type="float" office:value="1299" calcext:value-type="float">
            <text:p>1299</text:p>
          </table:table-cell>
          <table:table-cell table:number-columns-repeated="1019"/>
        </table:table-row>
        <table:table-row table:style-name="ro2">
          <table:table-cell table:style-name="ce1" office:value-type="float" office:value="517" calcext:value-type="float">
            <text:p>517</text:p>
          </table:table-cell>
          <table:table-cell table:style-name="ce7" office:value-type="string" calcext:value-type="string">
            <text:p>يا قُرَّةَ عَيْنِ الْعابِدينَ</text:p>
          </table:table-cell>
          <table:table-cell table:style-name="ce1" office:value-type="string" calcext:value-type="string">
            <text:p>Ya gurrete eyni-l abidine</text:p>
          </table:table-cell>
          <table:table-cell table:style-name="ce1" table:formula="of:=ABJAD([.$B448];1;1) - ABJAD(&quot;يا&quot;;1;1)" office:value-type="float" office:value="603" calcext:value-type="float">
            <text:p>603</text:p>
          </table:table-cell>
          <table:table-cell table:style-name="ce1" table:formula="of:=IF(ABJAD([.$B448];7;1) - ABJAD(&quot;يا&quot;;7;1) = [.$D448]; &quot;aynı&quot;;ABJAD([.$B4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4" calcext:value-type="float">
            <text:p>754</text:p>
          </table:table-cell>
          <table:table-cell table:style-name="ce7" office:value-type="string" calcext:value-type="string">
            <text:p>يا مَنْ تَعالى جَدُّهُ</text:p>
          </table:table-cell>
          <table:table-cell table:style-name="ce1" office:value-type="string" calcext:value-type="string">
            <text:p>Ya men teala cedduhu</text:p>
          </table:table-cell>
          <table:table-cell table:style-name="ce1" table:formula="of:=ABJAD([.$B449];1;1) - ABJAD(&quot;يا&quot;;1;1)" office:value-type="float" office:value="604" calcext:value-type="float">
            <text:p>604</text:p>
          </table:table-cell>
          <table:table-cell table:style-name="ce1" table:formula="of:=IF(ABJAD([.$B449];7;1) - ABJAD(&quot;يا&quot;;7;1) = [.$D449]; &quot;aynı&quot;;ABJAD([.$B4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8" calcext:value-type="float">
            <text:p>158</text:p>
          </table:table-cell>
          <table:table-cell table:style-name="ce7" office:value-type="string" calcext:value-type="string">
            <text:p>يا مَنْ هُوَ عالِمٌ بِكُلِّ شَيْءٍ</text:p>
          </table:table-cell>
          <table:table-cell table:style-name="ce1" office:value-type="string" calcext:value-type="string">
            <text:p>Ya men huve alimun bi kulli şey’in</text:p>
          </table:table-cell>
          <table:table-cell table:style-name="ce1" table:formula="of:=ABJAD([.$B450];1;1) - ABJAD(&quot;يا&quot;;1;1)" office:value-type="float" office:value="605" calcext:value-type="float">
            <text:p>605</text:p>
          </table:table-cell>
          <table:table-cell table:style-name="ce1" table:formula="of:=IF(ABJAD([.$B450];7;1) - ABJAD(&quot;يا&quot;;7;1) = [.$D450]; &quot;aynı&quot;;ABJAD([.$B450];7;1) - ABJAD(&quot;يا&quot;;7;1))" office:value-type="float" office:value="1305" calcext:value-type="float">
            <text:p>1305</text:p>
          </table:table-cell>
          <table:table-cell table:number-columns-repeated="1019"/>
        </table:table-row>
        <table:table-row table:style-name="ro2">
          <table:table-cell table:style-name="ce1" office:value-type="float" office:value="850" calcext:value-type="float">
            <text:p>850</text:p>
          </table:table-cell>
          <table:table-cell table:style-name="ce7" office:value-type="string" calcext:value-type="string">
            <text:p>يا وِتْرُ</text:p>
          </table:table-cell>
          <table:table-cell table:style-name="ce1" office:value-type="string" calcext:value-type="string">
            <text:p>Ya vitru</text:p>
          </table:table-cell>
          <table:table-cell table:style-name="ce1" table:formula="of:=ABJAD([.$B451];1;1) - ABJAD(&quot;يا&quot;;1;1)" office:value-type="float" office:value="606" calcext:value-type="float">
            <text:p>606</text:p>
          </table:table-cell>
          <table:table-cell table:style-name="ce1" table:formula="of:=IF(ABJAD([.$B451];7;1) - ABJAD(&quot;يا&quot;;7;1) = [.$D451]; &quot;aynı&quot;;ABJAD([.$B4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7" calcext:value-type="float">
            <text:p>367</text:p>
          </table:table-cell>
          <table:table-cell table:style-name="ce7" office:value-type="string" calcext:value-type="string">
            <text:p>يا مَنْ كُلُّ شَيْءٍ قائِمٌ بِهِ</text:p>
          </table:table-cell>
          <table:table-cell table:style-name="ce1" office:value-type="string" calcext:value-type="string">
            <text:p>Ya men kullu şey’in gaimun bihi</text:p>
          </table:table-cell>
          <table:table-cell table:style-name="ce1" table:formula="of:=ABJAD([.$B452];1;1) - ABJAD(&quot;يا&quot;;1;1)" office:value-type="float" office:value="610" calcext:value-type="float">
            <text:p>610</text:p>
          </table:table-cell>
          <table:table-cell table:style-name="ce1" table:formula="of:=IF(ABJAD([.$B452];7;1) - ABJAD(&quot;يا&quot;;7;1) = [.$D452]; &quot;aynı&quot;;ABJAD([.$B452];7;1) - ABJAD(&quot;يا&quot;;7;1))" office:value-type="float" office:value="1310" calcext:value-type="float">
            <text:p>1310</text:p>
          </table:table-cell>
          <table:table-cell table:number-columns-repeated="1019"/>
        </table:table-row>
        <table:table-row table:style-name="ro2">
          <table:table-cell table:style-name="ce1" office:value-type="float" office:value="719" calcext:value-type="float">
            <text:p>719</text:p>
          </table:table-cell>
          <table:table-cell table:style-name="ce7" office:value-type="string" calcext:value-type="string">
            <text:p>يا مَنْ يُحِبُّ التَّوّابينَ</text:p>
          </table:table-cell>
          <table:table-cell table:style-name="ce1" office:value-type="string" calcext:value-type="string">
            <text:p>Ya men yuhibbu-t tevvabine</text:p>
          </table:table-cell>
          <table:table-cell table:style-name="ce1" table:formula="of:=ABJAD([.$B453];1;1) - ABJAD(&quot;يا&quot;;1;1)" office:value-type="float" office:value="610" calcext:value-type="float">
            <text:p>610</text:p>
          </table:table-cell>
          <table:table-cell table:style-name="ce1" table:formula="of:=IF(ABJAD([.$B453];7;1) - ABJAD(&quot;يا&quot;;7;1) = [.$D453]; &quot;aynı&quot;;ABJAD([.$B4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0" calcext:value-type="float">
            <text:p>270</text:p>
          </table:table-cell>
          <table:table-cell table:style-name="ce7" office:value-type="string" calcext:value-type="string">
            <text:p>يا اَكْرَمَ الأَكْرَمينَ</text:p>
          </table:table-cell>
          <table:table-cell table:style-name="ce1" office:value-type="string" calcext:value-type="string">
            <text:p>Ya ekreme-l ekremine</text:p>
          </table:table-cell>
          <table:table-cell table:style-name="ce1" table:formula="of:=ABJAD([.$B454];1;1) - ABJAD(&quot;يا&quot;;1;1)" office:value-type="float" office:value="613" calcext:value-type="float">
            <text:p>613</text:p>
          </table:table-cell>
          <table:table-cell table:style-name="ce1" table:formula="of:=IF(ABJAD([.$B454];7;1) - ABJAD(&quot;يا&quot;;7;1) = [.$D454]; &quot;aynı&quot;;ABJAD([.$B4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1" calcext:value-type="float">
            <text:p>841</text:p>
          </table:table-cell>
          <table:table-cell table:style-name="ce7" office:value-type="string" calcext:value-type="string">
            <text:p>يا مَنْ اَحاطَ بِكُلِّ شَيْء عِلْماً</text:p>
          </table:table-cell>
          <table:table-cell table:style-name="ce1" office:value-type="string" calcext:value-type="string">
            <text:p>Ya men ehate bi kulli şey’in ilmen</text:p>
          </table:table-cell>
          <table:table-cell table:style-name="ce1" table:formula="of:=ABJAD([.$B455];1;1) - ABJAD(&quot;يا&quot;;1;1)" office:value-type="float" office:value="613" calcext:value-type="float">
            <text:p>613</text:p>
          </table:table-cell>
          <table:table-cell table:style-name="ce1" table:formula="of:=IF(ABJAD([.$B455];7;1) - ABJAD(&quot;يا&quot;;7;1) = [.$D455]; &quot;aynı&quot;;ABJAD([.$B455];7;1) - ABJAD(&quot;يا&quot;;7;1))" office:value-type="float" office:value="1313" calcext:value-type="float">
            <text:p>1313</text:p>
          </table:table-cell>
          <table:table-cell table:number-columns-repeated="1019"/>
        </table:table-row>
        <table:table-row table:style-name="ro2">
          <table:table-cell table:style-name="ce1" office:value-type="float" office:value="175" calcext:value-type="float">
            <text:p>175</text:p>
          </table:table-cell>
          <table:table-cell table:style-name="ce7" office:value-type="string" calcext:value-type="string">
            <text:p>يا مَنْ هُوَ بِكُلِّ شَيْءٍ عَليمٌ</text:p>
          </table:table-cell>
          <table:table-cell table:style-name="ce1" office:value-type="string" calcext:value-type="string">
            <text:p>Ya men huve bi kulli şey’in elimun</text:p>
          </table:table-cell>
          <table:table-cell table:style-name="ce1" table:formula="of:=ABJAD([.$B456];1;1) - ABJAD(&quot;يا&quot;;1;1)" office:value-type="float" office:value="614" calcext:value-type="float">
            <text:p>614</text:p>
          </table:table-cell>
          <table:table-cell table:style-name="ce1" table:formula="of:=IF(ABJAD([.$B456];7;1) - ABJAD(&quot;يا&quot;;7;1) = [.$D456]; &quot;aynı&quot;;ABJAD([.$B456];7;1) - ABJAD(&quot;يا&quot;;7;1))" office:value-type="float" office:value="1314" calcext:value-type="float">
            <text:p>1314</text:p>
          </table:table-cell>
          <table:table-cell table:number-columns-repeated="1019"/>
        </table:table-row>
        <table:table-row table:style-name="ro2">
          <table:table-cell table:style-name="ce1" office:value-type="float" office:value="344" calcext:value-type="float">
            <text:p>344</text:p>
          </table:table-cell>
          <table:table-cell table:style-name="ce7" office:value-type="string" calcext:value-type="string">
            <text:p>يا مَنْ هُوَ في عُلُوِّهِ قَريبٌ</text:p>
          </table:table-cell>
          <table:table-cell table:style-name="ce1" office:value-type="string" calcext:value-type="string">
            <text:p>Ya men huve fi uluvvihi geribun</text:p>
          </table:table-cell>
          <table:table-cell table:style-name="ce1" table:formula="of:=ABJAD([.$B457];1;1) - ABJAD(&quot;يا&quot;;1;1)" office:value-type="float" office:value="614" calcext:value-type="float">
            <text:p>614</text:p>
          </table:table-cell>
          <table:table-cell table:style-name="ce1" table:formula="of:=IF(ABJAD([.$B457];7;1) - ABJAD(&quot;يا&quot;;7;1) = [.$D457]; &quot;aynı&quot;;ABJAD([.$B4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4" calcext:value-type="float">
            <text:p>914</text:p>
          </table:table-cell>
          <table:table-cell table:style-name="ce7" office:value-type="string" calcext:value-type="string">
            <text:p>يا قائِماً عَلى كُلِّ شَيْء</text:p>
          </table:table-cell>
          <table:table-cell table:style-name="ce1" office:value-type="string" calcext:value-type="string">
            <text:p>Ya gaimen ela kulli şey’in</text:p>
          </table:table-cell>
          <table:table-cell table:style-name="ce1" table:formula="of:=ABJAD([.$B458];1;1) - ABJAD(&quot;يا&quot;;1;1)" office:value-type="float" office:value="615" calcext:value-type="float">
            <text:p>615</text:p>
          </table:table-cell>
          <table:table-cell table:style-name="ce1" table:formula="of:=IF(ABJAD([.$B458];7;1) - ABJAD(&quot;يا&quot;;7;1) = [.$D458]; &quot;aynı&quot;;ABJAD([.$B458];7;1) - ABJAD(&quot;يا&quot;;7;1))" office:value-type="float" office:value="1315" calcext:value-type="float">
            <text:p>1315</text:p>
          </table:table-cell>
          <table:table-cell table:number-columns-repeated="1019"/>
        </table:table-row>
        <table:table-row table:style-name="ro2">
          <table:table-cell table:style-name="ce1" office:value-type="float" office:value="189" calcext:value-type="float">
            <text:p>189</text:p>
          </table:table-cell>
          <table:table-cell table:style-name="ce7" office:value-type="string" calcext:value-type="string">
            <text:p>يا مَنْ اَحاطَ بِكُلِّ شَيْءٍ عِلْمُهُ</text:p>
          </table:table-cell>
          <table:table-cell table:style-name="ce1" office:value-type="string" calcext:value-type="string">
            <text:p>Ya men ehate bi kulli şey’in ilmuhu</text:p>
          </table:table-cell>
          <table:table-cell table:style-name="ce1" table:formula="of:=ABJAD([.$B459];1;1) - ABJAD(&quot;يا&quot;;1;1)" office:value-type="float" office:value="617" calcext:value-type="float">
            <text:p>617</text:p>
          </table:table-cell>
          <table:table-cell table:style-name="ce1" table:formula="of:=IF(ABJAD([.$B459];7;1) - ABJAD(&quot;يا&quot;;7;1) = [.$D459]; &quot;aynı&quot;;ABJAD([.$B459];7;1) - ABJAD(&quot;يا&quot;;7;1))" office:value-type="float" office:value="1317" calcext:value-type="float">
            <text:p>1317</text:p>
          </table:table-cell>
          <table:table-cell table:number-columns-repeated="1019"/>
        </table:table-row>
        <table:table-row table:style-name="ro2">
          <table:table-cell table:style-name="ce1" office:value-type="float" office:value="256" calcext:value-type="float">
            <text:p>256</text:p>
          </table:table-cell>
          <table:table-cell table:style-name="ce7" office:value-type="string" calcext:value-type="string">
            <text:p>يا رَبَّ الْمَسْجِدِ الْحَرامِ</text:p>
          </table:table-cell>
          <table:table-cell table:style-name="ce1" office:value-type="string" calcext:value-type="string">
            <text:p>Ya rebbe-l mescidi-l herami</text:p>
          </table:table-cell>
          <table:table-cell table:style-name="ce1" table:formula="of:=ABJAD([.$B460];1;1) - ABJAD(&quot;يا&quot;;1;1)" office:value-type="float" office:value="620" calcext:value-type="float">
            <text:p>620</text:p>
          </table:table-cell>
          <table:table-cell table:style-name="ce1" table:formula="of:=IF(ABJAD([.$B460];7;1) - ABJAD(&quot;يا&quot;;7;1) = [.$D460]; &quot;aynı&quot;;ABJAD([.$B460];7;1) - ABJAD(&quot;يا&quot;;7;1))" office:value-type="float" office:value="860" calcext:value-type="float">
            <text:p>860</text:p>
          </table:table-cell>
          <table:table-cell table:number-columns-repeated="1019"/>
        </table:table-row>
        <table:table-row table:style-name="ro2">
          <table:table-cell table:style-name="ce1" office:value-type="float" office:value="49" calcext:value-type="float">
            <text:p>49</text:p>
          </table:table-cell>
          <table:table-cell table:style-name="ce7" office:value-type="string" calcext:value-type="string">
            <text:p>يا مُسْتَعانُ</text:p>
          </table:table-cell>
          <table:table-cell table:style-name="ce1" office:value-type="string" calcext:value-type="string">
            <text:p>Ya musteanu</text:p>
          </table:table-cell>
          <table:table-cell table:style-name="ce1" table:formula="of:=ABJAD([.$B461];1;1) - ABJAD(&quot;يا&quot;;1;1)" office:value-type="float" office:value="621" calcext:value-type="float">
            <text:p>621</text:p>
          </table:table-cell>
          <table:table-cell table:style-name="ce1" table:formula="of:=IF(ABJAD([.$B461];7;1) - ABJAD(&quot;يا&quot;;7;1) = [.$D461]; &quot;aynı&quot;;ABJAD([.$B461];7;1) - ABJAD(&quot;يا&quot;;7;1))" office:value-type="float" office:value="861" calcext:value-type="float">
            <text:p>861</text:p>
          </table:table-cell>
          <table:table-cell table:number-columns-repeated="1019"/>
        </table:table-row>
        <table:table-row table:style-name="ro2">
          <table:table-cell table:style-name="ce1" office:value-type="float" office:value="664" calcext:value-type="float">
            <text:p>664</text:p>
          </table:table-cell>
          <table:table-cell table:style-name="ce7" office:value-type="string" calcext:value-type="string">
            <text:p>يا مَنْ يَحُولُ بَيْنَ الْمَرْءِ وَقَلْبِهِ</text:p>
          </table:table-cell>
          <table:table-cell table:style-name="ce1" office:value-type="string" calcext:value-type="string">
            <text:p>Ya men yehulu beyne-l mer’i ve gelbihi</text:p>
          </table:table-cell>
          <table:table-cell table:style-name="ce1" table:formula="of:=ABJAD([.$B462];1;1) - ABJAD(&quot;يا&quot;;1;1)" office:value-type="float" office:value="621" calcext:value-type="float">
            <text:p>621</text:p>
          </table:table-cell>
          <table:table-cell table:style-name="ce1" table:formula="of:=IF(ABJAD([.$B462];7;1) - ABJAD(&quot;يا&quot;;7;1) = [.$D462]; &quot;aynı&quot;;ABJAD([.$B4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4" calcext:value-type="float">
            <text:p>574</text:p>
          </table:table-cell>
          <table:table-cell table:style-name="ce7" office:value-type="string" calcext:value-type="string">
            <text:p>يا مَنْ في كُلِّ شَيْءٍ دَلائِلُهُ</text:p>
          </table:table-cell>
          <table:table-cell table:style-name="ce1" office:value-type="string" calcext:value-type="string">
            <text:p>Ya men fi kulli şey’in delailuhu</text:p>
          </table:table-cell>
          <table:table-cell table:style-name="ce1" table:formula="of:=ABJAD([.$B463];1;1) - ABJAD(&quot;يا&quot;;1;1)" office:value-type="float" office:value="622" calcext:value-type="float">
            <text:p>622</text:p>
          </table:table-cell>
          <table:table-cell table:style-name="ce1" table:formula="of:=IF(ABJAD([.$B463];7;1) - ABJAD(&quot;يا&quot;;7;1) = [.$D463]; &quot;aynı&quot;;ABJAD([.$B463];7;1) - ABJAD(&quot;يا&quot;;7;1))" office:value-type="float" office:value="1322" calcext:value-type="float">
            <text:p>1322</text:p>
          </table:table-cell>
          <table:table-cell table:number-columns-repeated="1019"/>
        </table:table-row>
        <table:table-row table:style-name="ro2">
          <table:table-cell table:style-name="ce1" office:value-type="float" office:value="836" calcext:value-type="float">
            <text:p>836</text:p>
          </table:table-cell>
          <table:table-cell table:style-name="ce7" office:value-type="string" calcext:value-type="string">
            <text:p>يا مَنْ جَعَلَ الْمَلائِكَةَ رُسُلاً</text:p>
          </table:table-cell>
          <table:table-cell table:style-name="ce1" office:value-type="string" calcext:value-type="string">
            <text:p>Ya men ce’ele-l melaikete rusulen</text:p>
          </table:table-cell>
          <table:table-cell table:style-name="ce1" table:formula="of:=ABJAD([.$B464];1;1) - ABJAD(&quot;يا&quot;;1;1)" office:value-type="float" office:value="622" calcext:value-type="float">
            <text:p>622</text:p>
          </table:table-cell>
          <table:table-cell table:style-name="ce1" table:formula="of:=IF(ABJAD([.$B464];7;1) - ABJAD(&quot;يا&quot;;7;1) = [.$D464]; &quot;aynı&quot;;ABJAD([.$B464];7;1) - ABJAD(&quot;يا&quot;;7;1))" office:value-type="float" office:value="862" calcext:value-type="float">
            <text:p>862</text:p>
          </table:table-cell>
          <table:table-cell table:number-columns-repeated="1019"/>
        </table:table-row>
        <table:table-row table:style-name="ro2">
          <table:table-cell table:style-name="ce1" office:value-type="float" office:value="38" calcext:value-type="float">
            <text:p>38</text:p>
          </table:table-cell>
          <table:table-cell table:style-name="ce7" office:value-type="string" calcext:value-type="string">
            <text:p>يا مَنْ هُوَ شَديدُ الْعِقابِ</text:p>
          </table:table-cell>
          <table:table-cell table:style-name="ce1" office:value-type="string" calcext:value-type="string">
            <text:p>Ya men huve şedidu-l igabi</text:p>
          </table:table-cell>
          <table:table-cell table:style-name="ce1" table:formula="of:=ABJAD([.$B465];1;1) - ABJAD(&quot;يا&quot;;1;1)" office:value-type="float" office:value="623" calcext:value-type="float">
            <text:p>623</text:p>
          </table:table-cell>
          <table:table-cell table:style-name="ce1" table:formula="of:=IF(ABJAD([.$B465];7;1) - ABJAD(&quot;يا&quot;;7;1) = [.$D465]; &quot;aynı&quot;;ABJAD([.$B465];7;1) - ABJAD(&quot;يا&quot;;7;1))" office:value-type="float" office:value="1323" calcext:value-type="float">
            <text:p>1323</text:p>
          </table:table-cell>
          <table:table-cell table:number-columns-repeated="1019"/>
        </table:table-row>
        <table:table-row table:style-name="ro2">
          <table:table-cell table:style-name="ce1" office:value-type="float" office:value="231" calcext:value-type="float">
            <text:p>231</text:p>
          </table:table-cell>
          <table:table-cell table:style-name="ce7" office:value-type="string" calcext:value-type="string">
            <text:p>يا بَديعَ السَّماواتِ</text:p>
          </table:table-cell>
          <table:table-cell table:style-name="ce1" office:value-type="string" calcext:value-type="string">
            <text:p>Ya bedie-s semavati</text:p>
          </table:table-cell>
          <table:table-cell table:style-name="ce1" table:formula="of:=ABJAD([.$B466];1;1) - ABJAD(&quot;يا&quot;;1;1)" office:value-type="float" office:value="625" calcext:value-type="float">
            <text:p>625</text:p>
          </table:table-cell>
          <table:table-cell table:style-name="ce1" table:formula="of:=IF(ABJAD([.$B466];7;1) - ABJAD(&quot;يا&quot;;7;1) = [.$D466]; &quot;aynı&quot;;ABJAD([.$B466];7;1) - ABJAD(&quot;يا&quot;;7;1))" office:value-type="float" office:value="865" calcext:value-type="float">
            <text:p>865</text:p>
          </table:table-cell>
          <table:table-cell table:number-columns-repeated="1019"/>
        </table:table-row>
        <table:table-row table:style-name="ro2">
          <table:table-cell table:style-name="ce1" office:value-type="float" office:value="612" calcext:value-type="float">
            <text:p>612</text:p>
          </table:table-cell>
          <table:table-cell table:style-name="ce7" office:value-type="string" calcext:value-type="string">
            <text:p>يا مَنْ يُقَلِّبُ اللَّيْلَ وَالنَّهارَ</text:p>
          </table:table-cell>
          <table:table-cell table:style-name="ce1" office:value-type="string" calcext:value-type="string">
            <text:p>Ya men yugellibu-l leyle ve-n nehare</text:p>
          </table:table-cell>
          <table:table-cell table:style-name="ce1" table:formula="of:=ABJAD([.$B467];1;1) - ABJAD(&quot;يا&quot;;1;1)" office:value-type="float" office:value="626" calcext:value-type="float">
            <text:p>626</text:p>
          </table:table-cell>
          <table:table-cell table:style-name="ce1" table:formula="of:=IF(ABJAD([.$B467];7;1) - ABJAD(&quot;يا&quot;;7;1) = [.$D467]; &quot;aynı&quot;;ABJAD([.$B4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7" calcext:value-type="float">
            <text:p>977</text:p>
          </table:table-cell>
          <table:table-cell table:style-name="ce7" office:value-type="string" calcext:value-type="string">
            <text:p>يا مَنْ كِتابُهُ مُحْكَمٌ</text:p>
          </table:table-cell>
          <table:table-cell table:style-name="ce1" office:value-type="string" calcext:value-type="string">
            <text:p>Ya men kitabuhu muhkemun</text:p>
          </table:table-cell>
          <table:table-cell table:style-name="ce1" table:formula="of:=ABJAD([.$B468];1;1) - ABJAD(&quot;يا&quot;;1;1)" office:value-type="float" office:value="626" calcext:value-type="float">
            <text:p>626</text:p>
          </table:table-cell>
          <table:table-cell table:style-name="ce1" table:formula="of:=IF(ABJAD([.$B468];7;1) - ABJAD(&quot;يا&quot;;7;1) = [.$D468]; &quot;aynı&quot;;ABJAD([.$B4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5" calcext:value-type="float">
            <text:p>345</text:p>
          </table:table-cell>
          <table:table-cell table:style-name="ce7" office:value-type="string" calcext:value-type="string">
            <text:p>يا مَنْ هُوَ في قُرْبِهِ لَطيفٌ</text:p>
          </table:table-cell>
          <table:table-cell table:style-name="ce1" office:value-type="string" calcext:value-type="string">
            <text:p>Ya men huve fi gurbihi letifun</text:p>
          </table:table-cell>
          <table:table-cell table:style-name="ce1" table:formula="of:=ABJAD([.$B469];1;1) - ABJAD(&quot;يا&quot;;1;1)" office:value-type="float" office:value="627" calcext:value-type="float">
            <text:p>627</text:p>
          </table:table-cell>
          <table:table-cell table:style-name="ce1" table:formula="of:=IF(ABJAD([.$B469];7;1) - ABJAD(&quot;يا&quot;;7;1) = [.$D469]; &quot;aynı&quot;;ABJAD([.$B4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37" calcext:value-type="float">
            <text:p>837</text:p>
          </table:table-cell>
          <table:table-cell table:style-name="ce7" office:value-type="string" calcext:value-type="string">
            <text:p>يا مَنْ جَعَلَ فِي السَّماءِ بُرُوجاً</text:p>
          </table:table-cell>
          <table:table-cell table:style-name="ce1" office:value-type="string" calcext:value-type="string">
            <text:p>Ya men ce’ele fi-s semai burucen</text:p>
          </table:table-cell>
          <table:table-cell table:style-name="ce1" table:formula="of:=ABJAD([.$B470];1;1) - ABJAD(&quot;يا&quot;;1;1)" office:value-type="float" office:value="628" calcext:value-type="float">
            <text:p>628</text:p>
          </table:table-cell>
          <table:table-cell table:style-name="ce1" table:formula="of:=IF(ABJAD([.$B470];7;1) - ABJAD(&quot;يا&quot;;7;1) = [.$D470]; &quot;aynı&quot;;ABJAD([.$B470];7;1) - ABJAD(&quot;يا&quot;;7;1))" office:value-type="float" office:value="868" calcext:value-type="float">
            <text:p>868</text:p>
          </table:table-cell>
          <table:table-cell table:number-columns-repeated="1019"/>
        </table:table-row>
        <table:table-row table:style-name="ro2">
          <table:table-cell table:style-name="ce1" office:value-type="float" office:value="20" calcext:value-type="float">
            <text:p>20</text:p>
          </table:table-cell>
          <table:table-cell table:style-name="ce7" office:value-type="string" calcext:value-type="string">
            <text:p>يا دافِعَ الْبَلِيّاتِ</text:p>
          </table:table-cell>
          <table:table-cell table:style-name="ce1" office:value-type="string" calcext:value-type="string">
            <text:p>Ya dafie-l beliyyati</text:p>
          </table:table-cell>
          <table:table-cell table:style-name="ce1" table:formula="of:=ABJAD([.$B471];1;1) - ABJAD(&quot;يا&quot;;1;1)" office:value-type="float" office:value="629" calcext:value-type="float">
            <text:p>629</text:p>
          </table:table-cell>
          <table:table-cell table:style-name="ce1" table:formula="of:=IF(ABJAD([.$B471];7;1) - ABJAD(&quot;يا&quot;;7;1) = [.$D471]; &quot;aynı&quot;;ABJAD([.$B4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0" calcext:value-type="float">
            <text:p>840</text:p>
          </table:table-cell>
          <table:table-cell table:style-name="ce7" office:value-type="string" calcext:value-type="string">
            <text:p>يا مَنْ جَعَلَ لِكُلِّ شَيْء اَمَداً</text:p>
          </table:table-cell>
          <table:table-cell table:style-name="ce1" office:value-type="string" calcext:value-type="string">
            <text:p>Ya men ce’ele li kulli şey’in emeden</text:p>
          </table:table-cell>
          <table:table-cell table:style-name="ce1" table:formula="of:=ABJAD([.$B472];1;1) - ABJAD(&quot;يا&quot;;1;1)" office:value-type="float" office:value="630" calcext:value-type="float">
            <text:p>630</text:p>
          </table:table-cell>
          <table:table-cell table:style-name="ce1" table:formula="of:=IF(ABJAD([.$B472];7;1) - ABJAD(&quot;يا&quot;;7;1) = [.$D472]; &quot;aynı&quot;;ABJAD([.$B472];7;1) - ABJAD(&quot;يا&quot;;7;1))" office:value-type="float" office:value="1330" calcext:value-type="float">
            <text:p>1330</text:p>
          </table:table-cell>
          <table:table-cell table:number-columns-repeated="1019"/>
        </table:table-row>
        <table:table-row table:style-name="ro2">
          <table:table-cell table:style-name="ce1" office:value-type="float" office:value="842" calcext:value-type="float">
            <text:p>842</text:p>
          </table:table-cell>
          <table:table-cell table:style-name="ce7" office:value-type="string" calcext:value-type="string">
            <text:p>يا مَنْ اَحْصى كُلَّ شَيْء عَدَداً</text:p>
          </table:table-cell>
          <table:table-cell table:style-name="ce1" office:value-type="string" calcext:value-type="string">
            <text:p>Ya men ehsa kulle şey’in ededen</text:p>
          </table:table-cell>
          <table:table-cell table:style-name="ce1" table:formula="of:=ABJAD([.$B473];1;1) - ABJAD(&quot;يا&quot;;1;1)" office:value-type="float" office:value="630" calcext:value-type="float">
            <text:p>630</text:p>
          </table:table-cell>
          <table:table-cell table:style-name="ce1" table:formula="of:=IF(ABJAD([.$B473];7;1) - ABJAD(&quot;يا&quot;;7;1) = [.$D473]; &quot;aynı&quot;;ABJAD([.$B473];7;1) - ABJAD(&quot;يا&quot;;7;1))" office:value-type="float" office:value="1300" calcext:value-type="float">
            <text:p>1300</text:p>
          </table:table-cell>
          <table:table-cell table:number-columns-repeated="1019"/>
        </table:table-row>
        <table:table-row table:style-name="ro2">
          <table:table-cell table:style-name="ce1" office:value-type="float" office:value="465" calcext:value-type="float">
            <text:p>465</text:p>
          </table:table-cell>
          <table:table-cell table:style-name="ce7" office:value-type="string" calcext:value-type="string">
            <text:p>يا مُقَدِّرَ النُّور</text:p>
          </table:table-cell>
          <table:table-cell table:style-name="ce1" office:value-type="string" calcext:value-type="string">
            <text:p>Ya mugeddire-n nuri</text:p>
          </table:table-cell>
          <table:table-cell table:style-name="ce1" table:formula="of:=ABJAD([.$B474];1;1) - ABJAD(&quot;يا&quot;;1;1)" office:value-type="float" office:value="631" calcext:value-type="float">
            <text:p>631</text:p>
          </table:table-cell>
          <table:table-cell table:style-name="ce1" table:formula="of:=IF(ABJAD([.$B474];7;1) - ABJAD(&quot;يا&quot;;7;1) = [.$D474]; &quot;aynı&quot;;ABJAD([.$B4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1" calcext:value-type="float">
            <text:p>641</text:p>
          </table:table-cell>
          <table:table-cell table:style-name="ce7" office:value-type="string" calcext:value-type="string">
            <text:p>يا شَريفَ الْجَزاءِ</text:p>
          </table:table-cell>
          <table:table-cell table:style-name="ce1" office:value-type="string" calcext:value-type="string">
            <text:p>Ya şerife-l cezai</text:p>
          </table:table-cell>
          <table:table-cell table:style-name="ce1" table:formula="of:=ABJAD([.$B475];1;1) - ABJAD(&quot;يا&quot;;1;1)" office:value-type="float" office:value="633" calcext:value-type="float">
            <text:p>633</text:p>
          </table:table-cell>
          <table:table-cell table:style-name="ce1" table:formula="of:=IF(ABJAD([.$B475];7;1) - ABJAD(&quot;يا&quot;;7;1) = [.$D475]; &quot;aynı&quot;;ABJAD([.$B475];7;1) - ABJAD(&quot;يا&quot;;7;1))" office:value-type="float" office:value="1333" calcext:value-type="float">
            <text:p>1333</text:p>
          </table:table-cell>
          <table:table-cell table:number-columns-repeated="1019"/>
        </table:table-row>
        <table:table-row table:style-name="ro2">
          <table:table-cell table:style-name="ce1" office:value-type="float" office:value="824" calcext:value-type="float">
            <text:p>824</text:p>
          </table:table-cell>
          <table:table-cell table:style-name="ce7" office:value-type="string" calcext:value-type="string">
            <text:p>يا مَنْ يَفْعَلُ ما يَشاءُ</text:p>
          </table:table-cell>
          <table:table-cell table:style-name="ce1" office:value-type="string" calcext:value-type="string">
            <text:p>Ya men yef’elu ma yeşau</text:p>
          </table:table-cell>
          <table:table-cell table:style-name="ce1" table:formula="of:=ABJAD([.$B476];1;1) - ABJAD(&quot;يا&quot;;1;1)" office:value-type="float" office:value="633" calcext:value-type="float">
            <text:p>633</text:p>
          </table:table-cell>
          <table:table-cell table:style-name="ce1" table:formula="of:=IF(ABJAD([.$B476];7;1) - ABJAD(&quot;يا&quot;;7;1) = [.$D476]; &quot;aynı&quot;;ABJAD([.$B476];7;1) - ABJAD(&quot;يا&quot;;7;1))" office:value-type="float" office:value="1333" calcext:value-type="float">
            <text:p>1333</text:p>
          </table:table-cell>
          <table:table-cell table:number-columns-repeated="1019"/>
        </table:table-row>
        <table:table-row table:style-name="ro2">
          <table:table-cell table:style-name="ce1" office:value-type="float" office:value="468" calcext:value-type="float">
            <text:p>468</text:p>
          </table:table-cell>
          <table:table-cell table:style-name="ce7" office:value-type="string" calcext:value-type="string">
            <text:p>يا نُوراً بَعْدَ كُلِّ نُورٍ</text:p>
          </table:table-cell>
          <table:table-cell table:style-name="ce1" office:value-type="string" calcext:value-type="string">
            <text:p>Ya nuren be’de kulli nurin</text:p>
          </table:table-cell>
          <table:table-cell table:style-name="ce1" table:formula="of:=ABJAD([.$B477];1;1) - ABJAD(&quot;يا&quot;;1;1)" office:value-type="float" office:value="639" calcext:value-type="float">
            <text:p>639</text:p>
          </table:table-cell>
          <table:table-cell table:style-name="ce1" table:formula="of:=IF(ABJAD([.$B477];7;1) - ABJAD(&quot;يا&quot;;7;1) = [.$D477]; &quot;aynı&quot;;ABJAD([.$B4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1" calcext:value-type="float">
            <text:p>601</text:p>
          </table:table-cell>
          <table:table-cell table:style-name="ce7" office:value-type="string" calcext:value-type="string">
            <text:p>يا وَلِيَّ مَنِ اسْتَوْلاهُ</text:p>
          </table:table-cell>
          <table:table-cell table:style-name="ce1" office:value-type="string" calcext:value-type="string">
            <text:p>Ya veliyye men istevlahu</text:p>
          </table:table-cell>
          <table:table-cell table:style-name="ce1" table:formula="of:=ABJAD([.$B478];1;1) - ABJAD(&quot;يا&quot;;1;1)" office:value-type="float" office:value="639" calcext:value-type="float">
            <text:p>639</text:p>
          </table:table-cell>
          <table:table-cell table:style-name="ce1" table:formula="of:=IF(ABJAD([.$B478];7;1) - ABJAD(&quot;يا&quot;;7;1) = [.$D478]; &quot;aynı&quot;;ABJAD([.$B478];7;1) - ABJAD(&quot;يا&quot;;7;1))" office:value-type="float" office:value="879" calcext:value-type="float">
            <text:p>879</text:p>
          </table:table-cell>
          <table:table-cell table:number-columns-repeated="1019"/>
        </table:table-row>
        <table:table-row table:style-name="ro2">
          <table:table-cell table:style-name="ce1" office:value-type="float" office:value="420" calcext:value-type="float">
            <text:p>420</text:p>
          </table:table-cell>
          <table:table-cell table:style-name="ce7" office:value-type="string" calcext:value-type="string">
            <text:p>يا مَنْ فِي النّارِ عِقابُهُ</text:p>
          </table:table-cell>
          <table:table-cell table:style-name="ce1" office:value-type="string" calcext:value-type="string">
            <text:p>Ya men fi-n nari igabuhu</text:p>
          </table:table-cell>
          <table:table-cell table:style-name="ce1" table:formula="of:=ABJAD([.$B479];1;1) - ABJAD(&quot;يا&quot;;1;1)" office:value-type="float" office:value="640" calcext:value-type="float">
            <text:p>640</text:p>
          </table:table-cell>
          <table:table-cell table:style-name="ce1" table:formula="of:=IF(ABJAD([.$B479];7;1) - ABJAD(&quot;يا&quot;;7;1) = [.$D479]; &quot;aynı&quot;;ABJAD([.$B4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0" calcext:value-type="float">
            <text:p>500</text:p>
          </table:table-cell>
          <table:table-cell table:style-name="ce7" office:value-type="string" calcext:value-type="string">
            <text:p>يا مَنْ لَمْ يَلِدْ وَلَمْ يُولَدْ وَلَمْ يَكُنْ لَهُ كُفُواً اَحَدٌ</text:p>
          </table:table-cell>
          <table:table-cell table:style-name="ce1" office:value-type="string" calcext:value-type="string">
            <text:p>Ya men lem yelid ve lem yuled ve lem yekun lehu kufuven ehedun</text:p>
          </table:table-cell>
          <table:table-cell table:style-name="ce1" table:formula="of:=ABJAD([.$B480];1;1) - ABJAD(&quot;يا&quot;;1;1)" office:value-type="float" office:value="641" calcext:value-type="float">
            <text:p>641</text:p>
          </table:table-cell>
          <table:table-cell table:style-name="ce1" table:formula="of:=IF(ABJAD([.$B480];7;1) - ABJAD(&quot;يا&quot;;7;1) = [.$D480]; &quot;aynı&quot;;ABJAD([.$B4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4" calcext:value-type="float">
            <text:p>894</text:p>
          </table:table-cell>
          <table:table-cell table:style-name="ce7" office:value-type="string" calcext:value-type="string">
            <text:p>يا مَنْ لا يَصْرِفُ السُّوءَ إلاّ هُوَ</text:p>
          </table:table-cell>
          <table:table-cell table:style-name="ce1" office:value-type="string" calcext:value-type="string">
            <text:p>Ya men la yesrifu-s sue illa huve</text:p>
          </table:table-cell>
          <table:table-cell table:style-name="ce1" table:formula="of:=ABJAD([.$B481];1;1) - ABJAD(&quot;يا&quot;;1;1)" office:value-type="float" office:value="642" calcext:value-type="float">
            <text:p>642</text:p>
          </table:table-cell>
          <table:table-cell table:style-name="ce1" table:formula="of:=IF(ABJAD([.$B481];7;1) - ABJAD(&quot;يا&quot;;7;1) = [.$D481]; &quot;aynı&quot;;ABJAD([.$B481];7;1) - ABJAD(&quot;يا&quot;;7;1))" office:value-type="float" office:value="852" calcext:value-type="float">
            <text:p>852</text:p>
          </table:table-cell>
          <table:table-cell table:number-columns-repeated="1019"/>
        </table:table-row>
        <table:table-row table:style-name="ro2">
          <table:table-cell table:style-name="ce1" office:value-type="float" office:value="967" calcext:value-type="float">
            <text:p>967</text:p>
          </table:table-cell>
          <table:table-cell table:style-name="ce7" office:value-type="string" calcext:value-type="string">
            <text:p>يا مُرَتِّبُ</text:p>
          </table:table-cell>
          <table:table-cell table:style-name="ce1" office:value-type="string" calcext:value-type="string">
            <text:p>Ya murettibu</text:p>
          </table:table-cell>
          <table:table-cell table:style-name="ce1" table:formula="of:=ABJAD([.$B482];1;1) - ABJAD(&quot;يا&quot;;1;1)" office:value-type="float" office:value="642" calcext:value-type="float">
            <text:p>642</text:p>
          </table:table-cell>
          <table:table-cell table:style-name="ce1" table:formula="of:=IF(ABJAD([.$B482];7;1) - ABJAD(&quot;يا&quot;;7;1) = [.$D482]; &quot;aynı&quot;;ABJAD([.$B4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3" calcext:value-type="float">
            <text:p>323</text:p>
          </table:table-cell>
          <table:table-cell table:style-name="ce7" office:value-type="string" calcext:value-type="string">
            <text:p>يا اَرْحَمَ مِنْ كُلِّ رَحيمٍ</text:p>
          </table:table-cell>
          <table:table-cell table:style-name="ce1" office:value-type="string" calcext:value-type="string">
            <text:p>Ya erheme min kulli rehimin</text:p>
          </table:table-cell>
          <table:table-cell table:style-name="ce1" table:formula="of:=ABJAD([.$B483];1;1) - ABJAD(&quot;يا&quot;;1;1)" office:value-type="float" office:value="647" calcext:value-type="float">
            <text:p>647</text:p>
          </table:table-cell>
          <table:table-cell table:style-name="ce1" table:formula="of:=IF(ABJAD([.$B483];7;1) - ABJAD(&quot;يا&quot;;7;1) = [.$D483]; &quot;aynı&quot;;ABJAD([.$B4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7" calcext:value-type="float">
            <text:p>157</text:p>
          </table:table-cell>
          <table:table-cell table:style-name="ce7" office:value-type="string" calcext:value-type="string">
            <text:p>يا مَنْ هُوَ فَوْقَ كُلِّ شَيْءٍ</text:p>
          </table:table-cell>
          <table:table-cell table:style-name="ce1" office:value-type="string" calcext:value-type="string">
            <text:p>Ya men huve fevge kulli şey’in</text:p>
          </table:table-cell>
          <table:table-cell table:style-name="ce1" table:formula="of:=ABJAD([.$B484];1;1) - ABJAD(&quot;يا&quot;;1;1)" office:value-type="float" office:value="648" calcext:value-type="float">
            <text:p>648</text:p>
          </table:table-cell>
          <table:table-cell table:style-name="ce1" table:formula="of:=IF(ABJAD([.$B484];7;1) - ABJAD(&quot;يا&quot;;7;1) = [.$D484]; &quot;aynı&quot;;ABJAD([.$B484];7;1) - ABJAD(&quot;يا&quot;;7;1))" office:value-type="float" office:value="1348" calcext:value-type="float">
            <text:p>1348</text:p>
          </table:table-cell>
          <table:table-cell table:number-columns-repeated="1019"/>
        </table:table-row>
        <table:table-row table:style-name="ro2">
          <table:table-cell table:style-name="ce1" office:value-type="float" office:value="916" calcext:value-type="float">
            <text:p>916</text:p>
          </table:table-cell>
          <table:table-cell table:style-name="ce7" office:value-type="string" calcext:value-type="string">
            <text:p>يا مَنْ لا يَزيدُ في مُلْكِهِ شَيْءٌ</text:p>
          </table:table-cell>
          <table:table-cell table:style-name="ce1" office:value-type="string" calcext:value-type="string">
            <text:p>Ya men la yezidu fi mulkihi şey’un</text:p>
          </table:table-cell>
          <table:table-cell table:style-name="ce1" table:formula="of:=ABJAD([.$B485];1;1) - ABJAD(&quot;يا&quot;;1;1)" office:value-type="float" office:value="648" calcext:value-type="float">
            <text:p>648</text:p>
          </table:table-cell>
          <table:table-cell table:style-name="ce1" table:formula="of:=IF(ABJAD([.$B485];7;1) - ABJAD(&quot;يا&quot;;7;1) = [.$D485]; &quot;aynı&quot;;ABJAD([.$B485];7;1) - ABJAD(&quot;يا&quot;;7;1))" office:value-type="float" office:value="1348" calcext:value-type="float">
            <text:p>1348</text:p>
          </table:table-cell>
          <table:table-cell table:number-columns-repeated="1019"/>
        </table:table-row>
        <table:table-row table:style-name="ro2">
          <table:table-cell table:style-name="ce1" office:value-type="float" office:value="651" calcext:value-type="float">
            <text:p>651</text:p>
          </table:table-cell>
          <table:table-cell table:style-name="ce7" office:value-type="string" calcext:value-type="string">
            <text:p>يا مُرْتاحُ</text:p>
          </table:table-cell>
          <table:table-cell table:style-name="ce1" office:value-type="string" calcext:value-type="string">
            <text:p>Ya murtahu</text:p>
          </table:table-cell>
          <table:table-cell table:style-name="ce1" table:formula="of:=ABJAD([.$B486];1;1) - ABJAD(&quot;يا&quot;;1;1)" office:value-type="float" office:value="649" calcext:value-type="float">
            <text:p>649</text:p>
          </table:table-cell>
          <table:table-cell table:style-name="ce1" table:formula="of:=IF(ABJAD([.$B486];7;1) - ABJAD(&quot;يا&quot;;7;1) = [.$D486]; &quot;aynı&quot;;ABJAD([.$B4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9" calcext:value-type="float">
            <text:p>879</text:p>
          </table:table-cell>
          <table:table-cell table:style-name="ce7" office:value-type="string" calcext:value-type="string">
            <text:p>يا مَنْ لا يُدْرِكُهُ بَصَرٌ</text:p>
          </table:table-cell>
          <table:table-cell table:style-name="ce1" office:value-type="string" calcext:value-type="string">
            <text:p>Ya men la yudrikuhu beserun</text:p>
          </table:table-cell>
          <table:table-cell table:style-name="ce1" table:formula="of:=ABJAD([.$B487];1;1) - ABJAD(&quot;يا&quot;;1;1)" office:value-type="float" office:value="652" calcext:value-type="float">
            <text:p>652</text:p>
          </table:table-cell>
          <table:table-cell table:style-name="ce1" table:formula="of:=IF(ABJAD([.$B487];7;1) - ABJAD(&quot;يا&quot;;7;1) = [.$D487]; &quot;aynı&quot;;ABJAD([.$B487];7;1) - ABJAD(&quot;يا&quot;;7;1))" office:value-type="float" office:value="622" calcext:value-type="float">
            <text:p>622</text:p>
          </table:table-cell>
          <table:table-cell table:number-columns-repeated="1019"/>
        </table:table-row>
        <table:table-row table:style-name="ro2">
          <table:table-cell table:style-name="ce1" office:value-type="float" office:value="899" calcext:value-type="float">
            <text:p>899</text:p>
          </table:table-cell>
          <table:table-cell table:style-name="ce7" office:value-type="string" calcext:value-type="string">
            <text:p>يا مَنْ لا يُدَبِّرُ الاَْمْرَ إلاّ هُوَ</text:p>
          </table:table-cell>
          <table:table-cell table:style-name="ce1" office:value-type="string" calcext:value-type="string">
            <text:p>Ya men la yudebbiru-l emre illa huve</text:p>
          </table:table-cell>
          <table:table-cell table:style-name="ce1" table:formula="of:=ABJAD([.$B488];1;1) - ABJAD(&quot;يا&quot;;1;1)" office:value-type="float" office:value="652" calcext:value-type="float">
            <text:p>652</text:p>
          </table:table-cell>
          <table:table-cell table:style-name="ce1" table:formula="of:=IF(ABJAD([.$B488];7;1) - ABJAD(&quot;يا&quot;;7;1) = [.$D488]; &quot;aynı&quot;;ABJAD([.$B4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0" calcext:value-type="float">
            <text:p>590</text:p>
          </table:table-cell>
          <table:table-cell table:style-name="ce7" office:value-type="string" calcext:value-type="string">
            <text:p>يا راحِمَ مَنْ لا راحِمَ لَهُ</text:p>
          </table:table-cell>
          <table:table-cell table:style-name="ce1" office:value-type="string" calcext:value-type="string">
            <text:p>Ya rahime men la rehime lehu</text:p>
          </table:table-cell>
          <table:table-cell table:style-name="ce1" table:formula="of:=ABJAD([.$B489];1;1) - ABJAD(&quot;يا&quot;;1;1)" office:value-type="float" office:value="654" calcext:value-type="float">
            <text:p>654</text:p>
          </table:table-cell>
          <table:table-cell table:style-name="ce1" table:formula="of:=IF(ABJAD([.$B489];7;1) - ABJAD(&quot;يا&quot;;7;1) = [.$D489]; &quot;aynı&quot;;ABJAD([.$B4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0" calcext:value-type="float">
            <text:p>860</text:p>
          </table:table-cell>
          <table:table-cell table:style-name="ce7" office:value-type="string" calcext:value-type="string">
            <text:p>یَا أَکْبَرَ مَقْصُودٍ قُصِدَ</text:p>
          </table:table-cell>
          <table:table-cell table:style-name="ce1" office:value-type="string" calcext:value-type="string">
            <text:p>Ya ekbere megsudin guside</text:p>
          </table:table-cell>
          <table:table-cell table:style-name="ce1" table:formula="of:=ABJAD([.$B490];1;1) - ABJAD(&quot;يا&quot;;1;1)" office:value-type="float" office:value="657" calcext:value-type="float">
            <text:p>657</text:p>
          </table:table-cell>
          <table:table-cell table:style-name="ce1" table:formula="of:=IF(ABJAD([.$B490];7;1) - ABJAD(&quot;يا&quot;;7;1) = [.$D490]; &quot;aynı&quot;;ABJAD([.$B490];7;1) - ABJAD(&quot;يا&quot;;7;1))" office:value-type="float" office:value="597" calcext:value-type="float">
            <text:p>597</text:p>
          </table:table-cell>
          <table:table-cell table:number-columns-repeated="1019"/>
        </table:table-row>
        <table:table-row table:style-name="ro2">
          <table:table-cell table:style-name="ce1" office:value-type="float" office:value="114" calcext:value-type="float">
            <text:p>114</text:p>
          </table:table-cell>
          <table:table-cell table:style-name="ce7" office:value-type="string" calcext:value-type="string">
            <text:p>يا كاشِفَ الْكُرُوبِ</text:p>
          </table:table-cell>
          <table:table-cell table:style-name="ce1" office:value-type="string" calcext:value-type="string">
            <text:p>Ya kaşife-l kurubi</text:p>
          </table:table-cell>
          <table:table-cell table:style-name="ce1" table:formula="of:=ABJAD([.$B491];1;1) - ABJAD(&quot;يا&quot;;1;1)" office:value-type="float" office:value="660" calcext:value-type="float">
            <text:p>660</text:p>
          </table:table-cell>
          <table:table-cell table:style-name="ce1" table:formula="of:=IF(ABJAD([.$B491];7;1) - ABJAD(&quot;يا&quot;;7;1) = [.$D491]; &quot;aynı&quot;;ABJAD([.$B491];7;1) - ABJAD(&quot;يا&quot;;7;1))" office:value-type="float" office:value="1360" calcext:value-type="float">
            <text:p>1360</text:p>
          </table:table-cell>
          <table:table-cell table:number-columns-repeated="1019"/>
        </table:table-row>
        <table:table-row table:style-name="ro2">
          <table:table-cell table:style-name="ce1" office:value-type="float" office:value="594" calcext:value-type="float">
            <text:p>594</text:p>
          </table:table-cell>
          <table:table-cell table:style-name="ce7" office:value-type="string" calcext:value-type="string">
            <text:p>يا كالِىءَ مَنِ اسْتَكْلاهُ</text:p>
          </table:table-cell>
          <table:table-cell table:style-name="ce1" office:value-type="string" calcext:value-type="string">
            <text:p>Ya kaliye men isteklahu</text:p>
          </table:table-cell>
          <table:table-cell table:style-name="ce1" table:formula="of:=ABJAD([.$B492];1;1) - ABJAD(&quot;يا&quot;;1;1)" office:value-type="float" office:value="660" calcext:value-type="float">
            <text:p>660</text:p>
          </table:table-cell>
          <table:table-cell table:style-name="ce1" table:formula="of:=IF(ABJAD([.$B492];7;1) - ABJAD(&quot;يا&quot;;7;1) = [.$D492]; &quot;aynı&quot;;ABJAD([.$B492];7;1) - ABJAD(&quot;يا&quot;;7;1))" office:value-type="float" office:value="900" calcext:value-type="float">
            <text:p>900</text:p>
          </table:table-cell>
          <table:table-cell table:number-columns-repeated="1019"/>
        </table:table-row>
        <table:table-row table:style-name="ro2">
          <table:table-cell table:style-name="ce1" office:value-type="float" office:value="661" calcext:value-type="float">
            <text:p>661</text:p>
          </table:table-cell>
          <table:table-cell table:style-name="ce7" office:value-type="string" calcext:value-type="string">
            <text:p>يا مَنْ اَماتَنى وَاَحْيانى</text:p>
          </table:table-cell>
          <table:table-cell table:style-name="ce1" office:value-type="string" calcext:value-type="string">
            <text:p>Ya men emateni ve ehyani</text:p>
          </table:table-cell>
          <table:table-cell table:style-name="ce1" table:formula="of:=ABJAD([.$B493];1;1) - ABJAD(&quot;يا&quot;;1;1)" office:value-type="float" office:value="660" calcext:value-type="float">
            <text:p>660</text:p>
          </table:table-cell>
          <table:table-cell table:style-name="ce1" table:formula="of:=IF(ABJAD([.$B493];7;1) - ABJAD(&quot;يا&quot;;7;1) = [.$D493]; &quot;aynı&quot;;ABJAD([.$B4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2" calcext:value-type="float">
            <text:p>392</text:p>
          </table:table-cell>
          <table:table-cell table:style-name="ce7" office:value-type="string" calcext:value-type="string">
            <text:p>يا ساتِرُ</text:p>
          </table:table-cell>
          <table:table-cell table:style-name="ce1" office:value-type="string" calcext:value-type="string">
            <text:p>Ya satiru</text:p>
          </table:table-cell>
          <table:table-cell table:style-name="ce1" table:formula="of:=ABJAD([.$B494];1;1) - ABJAD(&quot;يا&quot;;1;1)" office:value-type="float" office:value="661" calcext:value-type="float">
            <text:p>661</text:p>
          </table:table-cell>
          <table:table-cell table:style-name="ce1" table:formula="of:=IF(ABJAD([.$B494];7;1) - ABJAD(&quot;يا&quot;;7;1) = [.$D494]; &quot;aynı&quot;;ABJAD([.$B494];7;1) - ABJAD(&quot;يا&quot;;7;1))" office:value-type="float" office:value="901" calcext:value-type="float">
            <text:p>901</text:p>
          </table:table-cell>
          <table:table-cell table:number-columns-repeated="1019"/>
        </table:table-row>
        <table:table-row table:style-name="ro2">
          <table:table-cell table:style-name="ce1" office:value-type="float" office:value="642" calcext:value-type="float">
            <text:p>642</text:p>
          </table:table-cell>
          <table:table-cell table:style-name="ce7" office:value-type="string" calcext:value-type="string">
            <text:p>يا سَتّارُ</text:p>
          </table:table-cell>
          <table:table-cell table:style-name="ce1" office:value-type="string" calcext:value-type="string">
            <text:p>Ya settaru</text:p>
          </table:table-cell>
          <table:table-cell table:style-name="ce1" table:formula="of:=ABJAD([.$B495];1;1) - ABJAD(&quot;يا&quot;;1;1)" office:value-type="float" office:value="661" calcext:value-type="float">
            <text:p>661</text:p>
          </table:table-cell>
          <table:table-cell table:style-name="ce1" table:formula="of:=IF(ABJAD([.$B495];7;1) - ABJAD(&quot;يا&quot;;7;1) = [.$D495]; &quot;aynı&quot;;ABJAD([.$B495];7;1) - ABJAD(&quot;يا&quot;;7;1))" office:value-type="float" office:value="901" calcext:value-type="float">
            <text:p>901</text:p>
          </table:table-cell>
          <table:table-cell table:number-columns-repeated="1019"/>
        </table:table-row>
        <table:table-row table:style-name="ro2">
          <table:table-cell table:style-name="ce1" office:value-type="float" office:value="864" calcext:value-type="float">
            <text:p>864</text:p>
          </table:table-cell>
          <table:table-cell table:style-name="ce7" office:value-type="string" calcext:value-type="string">
            <text:p>يا سَيِّدَ الْمُتَوَكِّلينَ</text:p>
          </table:table-cell>
          <table:table-cell table:style-name="ce1" office:value-type="string" calcext:value-type="string">
            <text:p>Ya seyyide-l mutevekkiline</text:p>
          </table:table-cell>
          <table:table-cell table:style-name="ce1" table:formula="of:=ABJAD([.$B496];1;1) - ABJAD(&quot;يا&quot;;1;1)" office:value-type="float" office:value="661" calcext:value-type="float">
            <text:p>661</text:p>
          </table:table-cell>
          <table:table-cell table:style-name="ce1" table:formula="of:=IF(ABJAD([.$B496];7;1) - ABJAD(&quot;يا&quot;;7;1) = [.$D496]; &quot;aynı&quot;;ABJAD([.$B496];7;1) - ABJAD(&quot;يا&quot;;7;1))" office:value-type="float" office:value="901" calcext:value-type="float">
            <text:p>901</text:p>
          </table:table-cell>
          <table:table-cell table:number-columns-repeated="1019"/>
        </table:table-row>
        <table:table-row table:style-name="ro2">
          <table:table-cell table:style-name="ce1" office:value-type="float" office:value="151" calcext:value-type="float">
            <text:p>151</text:p>
          </table:table-cell>
          <table:table-cell table:style-name="ce7" office:value-type="string" calcext:value-type="string">
            <text:p>يا مَنْ هُوَ رَبُّ كُلِّ شَيْءٍ</text:p>
          </table:table-cell>
          <table:table-cell table:style-name="ce1" office:value-type="string" calcext:value-type="string">
            <text:p>Ya men huve rabbu kulli şey’in</text:p>
          </table:table-cell>
          <table:table-cell table:style-name="ce1" table:formula="of:=ABJAD([.$B497];1;1) - ABJAD(&quot;يا&quot;;1;1)" office:value-type="float" office:value="664" calcext:value-type="float">
            <text:p>664</text:p>
          </table:table-cell>
          <table:table-cell table:style-name="ce1" table:formula="of:=IF(ABJAD([.$B497];7;1) - ABJAD(&quot;يا&quot;;7;1) = [.$D497]; &quot;aynı&quot;;ABJAD([.$B497];7;1) - ABJAD(&quot;يا&quot;;7;1))" office:value-type="float" office:value="1364" calcext:value-type="float">
            <text:p>1364</text:p>
          </table:table-cell>
          <table:table-cell table:number-columns-repeated="1019"/>
        </table:table-row>
        <table:table-row table:style-name="ro2">
          <table:table-cell table:style-name="ce1" office:value-type="float" office:value="761" calcext:value-type="float">
            <text:p>761</text:p>
          </table:table-cell>
          <table:table-cell table:style-name="ce7" office:value-type="string" calcext:value-type="string">
            <text:p>يا مَنْ لا تُحْصى آلاؤُهُ</text:p>
          </table:table-cell>
          <table:table-cell table:style-name="ce1" office:value-type="string" calcext:value-type="string">
            <text:p>Ya men la tuhsa alauhu</text:p>
          </table:table-cell>
          <table:table-cell table:style-name="ce1" table:formula="of:=ABJAD([.$B498];1;1) - ABJAD(&quot;يا&quot;;1;1)" office:value-type="float" office:value="664" calcext:value-type="float">
            <text:p>664</text:p>
          </table:table-cell>
          <table:table-cell table:style-name="ce1" table:formula="of:=IF(ABJAD([.$B498];7;1) - ABJAD(&quot;يا&quot;;7;1) = [.$D498]; &quot;aynı&quot;;ABJAD([.$B498];7;1) - ABJAD(&quot;يا&quot;;7;1))" office:value-type="float" office:value="634" calcext:value-type="float">
            <text:p>634</text:p>
          </table:table-cell>
          <table:table-cell table:number-columns-repeated="1019"/>
        </table:table-row>
        <table:table-row table:style-name="ro2">
          <table:table-cell table:style-name="ce1" office:value-type="float" office:value="638" calcext:value-type="float">
            <text:p>638</text:p>
          </table:table-cell>
          <table:table-cell table:style-name="ce7" office:value-type="string" calcext:value-type="string">
            <text:p>يا جَميلَ الثَّناءِ</text:p>
          </table:table-cell>
          <table:table-cell table:style-name="ce1" office:value-type="string" calcext:value-type="string">
            <text:p>Ya celile-s senai</text:p>
          </table:table-cell>
          <table:table-cell table:style-name="ce1" table:formula="of:=ABJAD([.$B499];1;1) - ABJAD(&quot;يا&quot;;1;1)" office:value-type="float" office:value="666" calcext:value-type="float">
            <text:p>666</text:p>
          </table:table-cell>
          <table:table-cell table:style-name="ce1" table:formula="of:=IF(ABJAD([.$B499];7;1) - ABJAD(&quot;يا&quot;;7;1) = [.$D499]; &quot;aynı&quot;;ABJAD([.$B4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2" calcext:value-type="float">
            <text:p>322</text:p>
          </table:table-cell>
          <table:table-cell table:style-name="ce7" office:value-type="string" calcext:value-type="string">
            <text:p>يا اَكْرَمَ مِنْ كُلِّ كَريمٍ</text:p>
          </table:table-cell>
          <table:table-cell table:style-name="ce1" office:value-type="string" calcext:value-type="string">
            <text:p>Ya ekreme min kulli kerimin</text:p>
          </table:table-cell>
          <table:table-cell table:style-name="ce1" table:formula="of:=ABJAD([.$B500];1;1) - ABJAD(&quot;يا&quot;;1;1)" office:value-type="float" office:value="671" calcext:value-type="float">
            <text:p>671</text:p>
          </table:table-cell>
          <table:table-cell table:style-name="ce1" table:formula="of:=IF(ABJAD([.$B500];7;1) - ABJAD(&quot;يا&quot;;7;1) = [.$D500]; &quot;aynı&quot;;ABJAD([.$B5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7" calcext:value-type="float">
            <text:p>177</text:p>
          </table:table-cell>
          <table:table-cell table:style-name="ce7" office:value-type="string" calcext:value-type="string">
            <text:p>يا مَنْ هُوَ بِمَنْ رَجاهُ كَريمٌ</text:p>
          </table:table-cell>
          <table:table-cell table:style-name="ce1" office:value-type="string" calcext:value-type="string">
            <text:p>Ya men huve bi men recahu kerimun</text:p>
          </table:table-cell>
          <table:table-cell table:style-name="ce1" table:formula="of:=ABJAD([.$B501];1;1) - ABJAD(&quot;يا&quot;;1;1)" office:value-type="float" office:value="672" calcext:value-type="float">
            <text:p>672</text:p>
          </table:table-cell>
          <table:table-cell table:style-name="ce1" table:formula="of:=IF(ABJAD([.$B501];7;1) - ABJAD(&quot;يا&quot;;7;1) = [.$D501]; &quot;aynı&quot;;ABJAD([.$B5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7" calcext:value-type="float">
            <text:p>957</text:p>
          </table:table-cell>
          <table:table-cell table:style-name="ce7" office:value-type="string" calcext:value-type="string">
            <text:p>يا مَنْ هُوَ بِمَنْ رَجاهُ كَريمٌ</text:p>
          </table:table-cell>
          <table:table-cell table:style-name="ce1" office:value-type="string" calcext:value-type="string">
            <text:p>Ya men huve bi men recahu kerimun</text:p>
          </table:table-cell>
          <table:table-cell table:style-name="ce1" table:formula="of:=ABJAD([.$B502];1;1) - ABJAD(&quot;يا&quot;;1;1)" office:value-type="float" office:value="672" calcext:value-type="float">
            <text:p>672</text:p>
          </table:table-cell>
          <table:table-cell table:style-name="ce1" table:formula="of:=IF(ABJAD([.$B502];7;1) - ABJAD(&quot;يا&quot;;7;1) = [.$D502]; &quot;aynı&quot;;ABJAD([.$B50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4" calcext:value-type="float">
            <text:p>154</text:p>
          </table:table-cell>
          <table:table-cell table:style-name="ce7" office:value-type="string" calcext:value-type="string">
            <text:p>يا مَنْ هُوَ صانِعُ كُلِّ شَيْءٍ</text:p>
          </table:table-cell>
          <table:table-cell table:style-name="ce1" office:value-type="string" calcext:value-type="string">
            <text:p>Ya men huve saniu kulli şey’in</text:p>
          </table:table-cell>
          <table:table-cell table:style-name="ce1" table:formula="of:=ABJAD([.$B503];1;1) - ABJAD(&quot;يا&quot;;1;1)" office:value-type="float" office:value="673" calcext:value-type="float">
            <text:p>673</text:p>
          </table:table-cell>
          <table:table-cell table:style-name="ce1" table:formula="of:=IF(ABJAD([.$B503];7;1) - ABJAD(&quot;يا&quot;;7;1) = [.$D503]; &quot;aynı&quot;;ABJAD([.$B503];7;1) - ABJAD(&quot;يا&quot;;7;1))" office:value-type="float" office:value="1343" calcext:value-type="float">
            <text:p>1343</text:p>
          </table:table-cell>
          <table:table-cell table:number-columns-repeated="1019"/>
        </table:table-row>
        <table:table-row table:style-name="ro2">
          <table:table-cell table:style-name="ce1" office:value-type="float" office:value="673" calcext:value-type="float">
            <text:p>673</text:p>
          </table:table-cell>
          <table:table-cell table:style-name="ce7" office:value-type="string" calcext:value-type="string">
            <text:p>يا مَنْ جَعَلَ الْجِبالَ اَوْتاداً</text:p>
          </table:table-cell>
          <table:table-cell table:style-name="ce1" office:value-type="string" calcext:value-type="string">
            <text:p>Ya men ce’ele-l cibale evtaden</text:p>
          </table:table-cell>
          <table:table-cell table:style-name="ce1" table:formula="of:=ABJAD([.$B504];1;1) - ABJAD(&quot;يا&quot;;1;1)" office:value-type="float" office:value="673" calcext:value-type="float">
            <text:p>673</text:p>
          </table:table-cell>
          <table:table-cell table:style-name="ce1" table:formula="of:=IF(ABJAD([.$B504];7;1) - ABJAD(&quot;يا&quot;;7;1) = [.$D504]; &quot;aynı&quot;;ABJAD([.$B5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2" calcext:value-type="float">
            <text:p>742</text:p>
          </table:table-cell>
          <table:table-cell table:style-name="ce7" office:value-type="string" calcext:value-type="string">
            <text:p>يا مَنْ هُوَ مَوْصُوفٌ بِلا شَبيهٍ</text:p>
          </table:table-cell>
          <table:table-cell table:style-name="ce1" office:value-type="string" calcext:value-type="string">
            <text:p>Ya men huve mevsufun bi la şebihin</text:p>
          </table:table-cell>
          <table:table-cell table:style-name="ce1" table:formula="of:=ABJAD([.$B505];1;1) - ABJAD(&quot;يا&quot;;1;1)" office:value-type="float" office:value="673" calcext:value-type="float">
            <text:p>673</text:p>
          </table:table-cell>
          <table:table-cell table:style-name="ce1" table:formula="of:=IF(ABJAD([.$B505];7;1) - ABJAD(&quot;يا&quot;;7;1) = [.$D505]; &quot;aynı&quot;;ABJAD([.$B505];7;1) - ABJAD(&quot;يا&quot;;7;1))" office:value-type="float" office:value="1343" calcext:value-type="float">
            <text:p>1343</text:p>
          </table:table-cell>
          <table:table-cell table:number-columns-repeated="1019"/>
        </table:table-row>
        <table:table-row table:style-name="ro2">
          <table:table-cell table:style-name="ce1" office:value-type="float" office:value="628" calcext:value-type="float">
            <text:p>628</text:p>
          </table:table-cell>
          <table:table-cell table:style-name="ce7" office:value-type="string" calcext:value-type="string">
            <text:p>يا مَنْ لا يُصْلِحُ عَمَلَ الْمُفْسِدينَ</text:p>
          </table:table-cell>
          <table:table-cell table:style-name="ce1" office:value-type="string" calcext:value-type="string">
            <text:p>Ya men la yuslihu-l emele-l mufsidine</text:p>
          </table:table-cell>
          <table:table-cell table:style-name="ce1" table:formula="of:=ABJAD([.$B506];1;1) - ABJAD(&quot;يا&quot;;1;1)" office:value-type="float" office:value="674" calcext:value-type="float">
            <text:p>674</text:p>
          </table:table-cell>
          <table:table-cell table:style-name="ce1" table:formula="of:=IF(ABJAD([.$B506];7;1) - ABJAD(&quot;يا&quot;;7;1) = [.$D506]; &quot;aynı&quot;;ABJAD([.$B506];7;1) - ABJAD(&quot;يا&quot;;7;1))" office:value-type="float" office:value="884" calcext:value-type="float">
            <text:p>884</text:p>
          </table:table-cell>
          <table:table-cell table:number-columns-repeated="1019"/>
        </table:table-row>
        <table:table-row table:style-name="ro2">
          <table:table-cell table:style-name="ce1" office:value-type="float" office:value="497" calcext:value-type="float">
            <text:p>497</text:p>
          </table:table-cell>
          <table:table-cell table:style-name="ce7" office:value-type="string" calcext:value-type="string">
            <text:p>يا مَنْ يُجيرُ وَلا يُجارُ عَلَيْهِ</text:p>
          </table:table-cell>
          <table:table-cell table:style-name="ce1" office:value-type="string" calcext:value-type="string">
            <text:p>Ya men yucbiru ve la yucaru eleyhi</text:p>
          </table:table-cell>
          <table:table-cell table:style-name="ce1" table:formula="of:=ABJAD([.$B507];1;1) - ABJAD(&quot;يا&quot;;1;1)" office:value-type="float" office:value="679" calcext:value-type="float">
            <text:p>679</text:p>
          </table:table-cell>
          <table:table-cell table:style-name="ce1" table:formula="of:=IF(ABJAD([.$B507];7;1) - ABJAD(&quot;يا&quot;;7;1) = [.$D507]; &quot;aynı&quot;;ABJAD([.$B5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2" calcext:value-type="float">
            <text:p>902</text:p>
          </table:table-cell>
          <table:table-cell table:style-name="ce7" office:value-type="string" calcext:value-type="string">
            <text:p>يا مَنْ لا يُحْيِي الْمَوْتى إلاّ هُوَ</text:p>
          </table:table-cell>
          <table:table-cell table:style-name="ce1" office:value-type="string" calcext:value-type="string">
            <text:p>Ya men la yuhyi-l mevta illa huve</text:p>
          </table:table-cell>
          <table:table-cell table:style-name="ce1" table:formula="of:=ABJAD([.$B508];1;1) - ABJAD(&quot;يا&quot;;1;1)" office:value-type="float" office:value="680" calcext:value-type="float">
            <text:p>680</text:p>
          </table:table-cell>
          <table:table-cell table:style-name="ce1" table:formula="of:=IF(ABJAD([.$B508];7;1) - ABJAD(&quot;يا&quot;;7;1) = [.$D508]; &quot;aynı&quot;;ABJAD([.$B5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6" calcext:value-type="float">
            <text:p>756</text:p>
          </table:table-cell>
          <table:table-cell table:style-name="ce7" office:value-type="string" calcext:value-type="string">
            <text:p>يا مَنْ جَلَّ ثَناؤُهُ</text:p>
          </table:table-cell>
          <table:table-cell table:style-name="ce1" office:value-type="string" calcext:value-type="string">
            <text:p>Ya men celle fenauhu</text:p>
          </table:table-cell>
          <table:table-cell table:style-name="ce1" table:formula="of:=ABJAD([.$B509];1;1) - ABJAD(&quot;يا&quot;;1;1)" office:value-type="float" office:value="686" calcext:value-type="float">
            <text:p>686</text:p>
          </table:table-cell>
          <table:table-cell table:style-name="ce1" table:formula="of:=IF(ABJAD([.$B509];7;1) - ABJAD(&quot;يا&quot;;7;1) = [.$D509]; &quot;aynı&quot;;ABJAD([.$B5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4" calcext:value-type="float">
            <text:p>994</text:p>
          </table:table-cell>
          <table:table-cell table:style-name="ce7" office:value-type="string" calcext:value-type="string">
            <text:p>يا جَواداً لا يَبْخَلُ</text:p>
          </table:table-cell>
          <table:table-cell table:style-name="ce1" office:value-type="string" calcext:value-type="string">
            <text:p>Ya cevaden la yebhelu</text:p>
          </table:table-cell>
          <table:table-cell table:style-name="ce1" table:formula="of:=ABJAD([.$B510];1;1) - ABJAD(&quot;يا&quot;;1;1)" office:value-type="float" office:value="688" calcext:value-type="float">
            <text:p>688</text:p>
          </table:table-cell>
          <table:table-cell table:style-name="ce1" table:formula="of:=IF(ABJAD([.$B510];7;1) - ABJAD(&quot;يا&quot;;7;1) = [.$D510]; &quot;aynı&quot;;ABJAD([.$B5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 calcext:value-type="float">
            <text:p>16</text:p>
          </table:table-cell>
          <table:table-cell table:style-name="ce7" office:value-type="string" calcext:value-type="string">
            <text:p>يا مُعْطِيَ الْمَسْأَلاتِ</text:p>
          </table:table-cell>
          <table:table-cell table:style-name="ce1" office:value-type="string" calcext:value-type="string">
            <text:p>Ya mu’tiye-l mus’elati</text:p>
          </table:table-cell>
          <table:table-cell table:style-name="ce1" table:formula="of:=ABJAD([.$B511];1;1) - ABJAD(&quot;يا&quot;;1;1)" office:value-type="float" office:value="692" calcext:value-type="float">
            <text:p>692</text:p>
          </table:table-cell>
          <table:table-cell table:style-name="ce1" table:formula="of:=IF(ABJAD([.$B511];7;1) - ABJAD(&quot;يا&quot;;7;1) = [.$D511]; &quot;aynı&quot;;ABJAD([.$B511];7;1) - ABJAD(&quot;يا&quot;;7;1))" office:value-type="float" office:value="932" calcext:value-type="float">
            <text:p>932</text:p>
          </table:table-cell>
          <table:table-cell table:number-columns-repeated="1019"/>
        </table:table-row>
        <table:table-row table:style-name="ro2">
          <table:table-cell table:style-name="ce1" office:value-type="float" office:value="467" calcext:value-type="float">
            <text:p>467</text:p>
          </table:table-cell>
          <table:table-cell table:style-name="ce7" office:value-type="string" calcext:value-type="string">
            <text:p>يا نُوراً قَبْلَ كُلِّ نُورٍ</text:p>
          </table:table-cell>
          <table:table-cell table:style-name="ce1" office:value-type="string" calcext:value-type="string">
            <text:p>Ya nuren geble kulli nurin</text:p>
          </table:table-cell>
          <table:table-cell table:style-name="ce1" table:formula="of:=ABJAD([.$B512];1;1) - ABJAD(&quot;يا&quot;;1;1)" office:value-type="float" office:value="695" calcext:value-type="float">
            <text:p>695</text:p>
          </table:table-cell>
          <table:table-cell table:style-name="ce1" table:formula="of:=IF(ABJAD([.$B512];7;1) - ABJAD(&quot;يا&quot;;7;1) = [.$D512]; &quot;aynı&quot;;ABJAD([.$B5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2" calcext:value-type="float">
            <text:p>882</text:p>
          </table:table-cell>
          <table:table-cell table:style-name="ce7" office:value-type="string" calcext:value-type="string">
            <text:p>يا مُقَدِّرَ كُلِّ قَدَر</text:p>
          </table:table-cell>
          <table:table-cell table:style-name="ce1" office:value-type="string" calcext:value-type="string">
            <text:p>Ya mugeddire kulli gederin</text:p>
          </table:table-cell>
          <table:table-cell table:style-name="ce1" table:formula="of:=ABJAD([.$B513];1;1) - ABJAD(&quot;يا&quot;;1;1)" office:value-type="float" office:value="698" calcext:value-type="float">
            <text:p>698</text:p>
          </table:table-cell>
          <table:table-cell table:style-name="ce1" table:formula="of:=IF(ABJAD([.$B513];7;1) - ABJAD(&quot;يا&quot;;7;1) = [.$D513]; &quot;aynı&quot;;ABJAD([.$B5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 calcext:value-type="float">
            <text:p>18</text:p>
          </table:table-cell>
          <table:table-cell table:style-name="ce7" office:value-type="string" calcext:value-type="string">
            <text:p>يا سامِعَ الأَصْواتِ</text:p>
          </table:table-cell>
          <table:table-cell table:style-name="ce1" office:value-type="string" calcext:value-type="string">
            <text:p>Ya sami-el esvati</text:p>
          </table:table-cell>
          <table:table-cell table:style-name="ce1" table:formula="of:=ABJAD([.$B514];1;1) - ABJAD(&quot;يا&quot;;1;1)" office:value-type="float" office:value="700" calcext:value-type="float">
            <text:p>700</text:p>
          </table:table-cell>
          <table:table-cell table:style-name="ce1" table:formula="of:=IF(ABJAD([.$B514];7;1) - ABJAD(&quot;يا&quot;;7;1) = [.$D514]; &quot;aynı&quot;;ABJAD([.$B514];7;1) - ABJAD(&quot;يا&quot;;7;1))" office:value-type="float" office:value="910" calcext:value-type="float">
            <text:p>910</text:p>
          </table:table-cell>
          <table:table-cell table:number-columns-repeated="1019"/>
        </table:table-row>
        <table:table-row table:style-name="ro2">
          <table:table-cell table:style-name="ce1" office:value-type="float" office:value="609" calcext:value-type="float">
            <text:p>609</text:p>
          </table:table-cell>
          <table:table-cell table:style-name="ce7" office:value-type="string" calcext:value-type="string">
            <text:p>يا راتِقُ</text:p>
          </table:table-cell>
          <table:table-cell table:style-name="ce1" office:value-type="string" calcext:value-type="string">
            <text:p>Ya ratigu</text:p>
          </table:table-cell>
          <table:table-cell table:style-name="ce1" table:formula="of:=ABJAD([.$B515];1;1) - ABJAD(&quot;يا&quot;;1;1)" office:value-type="float" office:value="701" calcext:value-type="float">
            <text:p>701</text:p>
          </table:table-cell>
          <table:table-cell table:style-name="ce1" table:formula="of:=IF(ABJAD([.$B515];7;1) - ABJAD(&quot;يا&quot;;7;1) = [.$D515]; &quot;aynı&quot;;ABJAD([.$B5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0" calcext:value-type="float">
            <text:p>870</text:p>
          </table:table-cell>
          <table:table-cell table:style-name="ce7" office:value-type="string" calcext:value-type="string">
            <text:p>يا اَقْدَرَ الْقادِرينَ</text:p>
          </table:table-cell>
          <table:table-cell table:style-name="ce1" office:value-type="string" calcext:value-type="string">
            <text:p>Ya egdere-l gadirine</text:p>
          </table:table-cell>
          <table:table-cell table:style-name="ce1" table:formula="of:=ABJAD([.$B516];1;1) - ABJAD(&quot;يا&quot;;1;1)" office:value-type="float" office:value="701" calcext:value-type="float">
            <text:p>701</text:p>
          </table:table-cell>
          <table:table-cell table:style-name="ce1" table:formula="of:=IF(ABJAD([.$B516];7;1) - ABJAD(&quot;يا&quot;;7;1) = [.$D516]; &quot;aynı&quot;;ABJAD([.$B5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7" calcext:value-type="float">
            <text:p>417</text:p>
          </table:table-cell>
          <table:table-cell table:style-name="ce7" office:value-type="string" calcext:value-type="string">
            <text:p>يا مَنْ فِي الْحِسابِ هَيْبَتُهُ</text:p>
          </table:table-cell>
          <table:table-cell table:style-name="ce1" office:value-type="string" calcext:value-type="string">
            <text:p>Ya men fi-l hisabi heybetuhu</text:p>
          </table:table-cell>
          <table:table-cell table:style-name="ce1" table:formula="of:=ABJAD([.$B517];1;1) - ABJAD(&quot;يا&quot;;1;1)" office:value-type="float" office:value="704" calcext:value-type="float">
            <text:p>704</text:p>
          </table:table-cell>
          <table:table-cell table:style-name="ce1" table:formula="of:=IF(ABJAD([.$B517];7;1) - ABJAD(&quot;يا&quot;;7;1) = [.$D517]; &quot;aynı&quot;;ABJAD([.$B517];7;1) - ABJAD(&quot;يا&quot;;7;1))" office:value-type="float" office:value="944" calcext:value-type="float">
            <text:p>944</text:p>
          </table:table-cell>
          <table:table-cell table:number-columns-repeated="1019"/>
        </table:table-row>
        <table:table-row table:style-name="ro2">
          <table:table-cell table:style-name="ce1" office:value-type="float" office:value="318" calcext:value-type="float">
            <text:p>318</text:p>
          </table:table-cell>
          <table:table-cell table:style-name="ce7" office:value-type="string" calcext:value-type="string">
            <text:p>يا وارِثُ</text:p>
          </table:table-cell>
          <table:table-cell table:style-name="ce1" office:value-type="string" calcext:value-type="string">
            <text:p>Ya varisu</text:p>
          </table:table-cell>
          <table:table-cell table:style-name="ce1" table:formula="of:=ABJAD([.$B518];1;1) - ABJAD(&quot;يا&quot;;1;1)" office:value-type="float" office:value="707" calcext:value-type="float">
            <text:p>707</text:p>
          </table:table-cell>
          <table:table-cell table:style-name="ce1" table:formula="of:=IF(ABJAD([.$B518];7;1) - ABJAD(&quot;يا&quot;;7;1) = [.$D518]; &quot;aynı&quot;;ABJAD([.$B5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8" calcext:value-type="float">
            <text:p>518</text:p>
          </table:table-cell>
          <table:table-cell table:style-name="ce7" office:value-type="string" calcext:value-type="string">
            <text:p>يا مُنَفِّساً عَنِ الْمَكْرُوبينَ</text:p>
          </table:table-cell>
          <table:table-cell table:style-name="ce1" office:value-type="string" calcext:value-type="string">
            <text:p>Ya muneffise eni-l mekrubine</text:p>
          </table:table-cell>
          <table:table-cell table:style-name="ce1" table:formula="of:=ABJAD([.$B519];1;1) - ABJAD(&quot;يا&quot;;1;1)" office:value-type="float" office:value="710" calcext:value-type="float">
            <text:p>710</text:p>
          </table:table-cell>
          <table:table-cell table:style-name="ce1" table:formula="of:=IF(ABJAD([.$B519];7;1) - ABJAD(&quot;يا&quot;;7;1) = [.$D519]; &quot;aynı&quot;;ABJAD([.$B519];7;1) - ABJAD(&quot;يا&quot;;7;1))" office:value-type="float" office:value="950" calcext:value-type="float">
            <text:p>950</text:p>
          </table:table-cell>
          <table:table-cell table:number-columns-repeated="1019"/>
        </table:table-row>
        <table:table-row table:style-name="ro2">
          <table:table-cell table:style-name="ce1" office:value-type="float" office:value="93" calcext:value-type="float">
            <text:p>93</text:p>
          </table:table-cell>
          <table:table-cell table:style-name="ce7" office:value-type="string" calcext:value-type="string">
            <text:p>يا رازِقَ كُلِّ مَرْزُوقٍ</text:p>
          </table:table-cell>
          <table:table-cell table:style-name="ce1" office:value-type="string" calcext:value-type="string">
            <text:p>Ya razige kulli merzugin</text:p>
          </table:table-cell>
          <table:table-cell table:style-name="ce1" table:formula="of:=ABJAD([.$B520];1;1) - ABJAD(&quot;يا&quot;;1;1)" office:value-type="float" office:value="711" calcext:value-type="float">
            <text:p>711</text:p>
          </table:table-cell>
          <table:table-cell table:style-name="ce1" table:formula="of:=IF(ABJAD([.$B520];7;1) - ABJAD(&quot;يا&quot;;7;1) = [.$D520]; &quot;aynı&quot;;ABJAD([.$B5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 calcext:value-type="float">
            <text:p>40</text:p>
          </table:table-cell>
          <table:table-cell table:style-name="ce7" office:value-type="string" calcext:value-type="string">
            <text:p>يا مَنْ عِنْدَهُ اُمُّ الْكِتابِ</text:p>
          </table:table-cell>
          <table:table-cell table:style-name="ce1" office:value-type="string" calcext:value-type="string">
            <text:p>Ya men indehu ummu-l kitabi</text:p>
          </table:table-cell>
          <table:table-cell table:style-name="ce1" table:formula="of:=ABJAD([.$B521];1;1) - ABJAD(&quot;يا&quot;;1;1)" office:value-type="float" office:value="714" calcext:value-type="float">
            <text:p>714</text:p>
          </table:table-cell>
          <table:table-cell table:style-name="ce1" table:formula="of:=IF(ABJAD([.$B521];7;1) - ABJAD(&quot;يا&quot;;7;1) = [.$D521]; &quot;aynı&quot;;ABJAD([.$B5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0" calcext:value-type="float">
            <text:p>450</text:p>
          </table:table-cell>
          <table:table-cell table:style-name="ce7" office:value-type="string" calcext:value-type="string">
            <text:p>يا اَرْاَفَ مِنْ كُلِّ رَؤوُف</text:p>
          </table:table-cell>
          <table:table-cell table:style-name="ce1" office:value-type="string" calcext:value-type="string">
            <text:p>Ya er’efe min kulli reufin</text:p>
          </table:table-cell>
          <table:table-cell table:style-name="ce1" table:formula="of:=ABJAD([.$B522];1;1) - ABJAD(&quot;يا&quot;;1;1)" office:value-type="float" office:value="715" calcext:value-type="float">
            <text:p>715</text:p>
          </table:table-cell>
          <table:table-cell table:style-name="ce1" table:formula="of:=IF(ABJAD([.$B522];7;1) - ABJAD(&quot;يا&quot;;7;1) = [.$D522]; &quot;aynı&quot;;ABJAD([.$B5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 calcext:value-type="float">
            <text:p>95</text:p>
          </table:table-cell>
          <table:table-cell table:style-name="ce7" office:value-type="string" calcext:value-type="string">
            <text:p>يا كاشِفَ كُلِّ مَكْرُوبٍ</text:p>
          </table:table-cell>
          <table:table-cell table:style-name="ce1" office:value-type="string" calcext:value-type="string">
            <text:p>Ya kaşife kulli mekrubin</text:p>
          </table:table-cell>
          <table:table-cell table:style-name="ce1" table:formula="of:=ABJAD([.$B523];1;1) - ABJAD(&quot;يا&quot;;1;1)" office:value-type="float" office:value="719" calcext:value-type="float">
            <text:p>719</text:p>
          </table:table-cell>
          <table:table-cell table:style-name="ce1" table:formula="of:=IF(ABJAD([.$B523];7;1) - ABJAD(&quot;يا&quot;;7;1) = [.$D523]; &quot;aynı&quot;;ABJAD([.$B523];7;1) - ABJAD(&quot;يا&quot;;7;1))" office:value-type="float" office:value="1419" calcext:value-type="float">
            <text:p>1419</text:p>
          </table:table-cell>
          <table:table-cell table:number-columns-repeated="1019"/>
        </table:table-row>
        <table:table-row table:style-name="ro2">
          <table:table-cell table:style-name="ce1" office:value-type="float" office:value="254" calcext:value-type="float">
            <text:p>254</text:p>
          </table:table-cell>
          <table:table-cell table:style-name="ce7" office:value-type="string" calcext:value-type="string">
            <text:p>يا رَبَّ الرُّكْنِ وَالْمَقامِ</text:p>
          </table:table-cell>
          <table:table-cell table:style-name="ce1" office:value-type="string" calcext:value-type="string">
            <text:p>Ya rebbe-r rukni ve-l megami</text:p>
          </table:table-cell>
          <table:table-cell table:style-name="ce1" table:formula="of:=ABJAD([.$B524];1;1) - ABJAD(&quot;يا&quot;;1;1)" office:value-type="float" office:value="721" calcext:value-type="float">
            <text:p>721</text:p>
          </table:table-cell>
          <table:table-cell table:style-name="ce1" table:formula="of:=IF(ABJAD([.$B524];7;1) - ABJAD(&quot;يا&quot;;7;1) = [.$D524]; &quot;aynı&quot;;ABJAD([.$B5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0" calcext:value-type="float">
            <text:p>160</text:p>
          </table:table-cell>
          <table:table-cell table:style-name="ce7" office:value-type="string" calcext:value-type="string">
            <text:p>يا مَنْ هُوَ يَبْقى وَيَفْنى كُلُّ شَيْءٍ</text:p>
          </table:table-cell>
          <table:table-cell table:style-name="ce1" office:value-type="string" calcext:value-type="string">
            <text:p>Ya men huve yebga ve yefna kullu şey’in</text:p>
          </table:table-cell>
          <table:table-cell table:style-name="ce1" table:formula="of:=ABJAD([.$B525];1;1) - ABJAD(&quot;يا&quot;;1;1)" office:value-type="float" office:value="722" calcext:value-type="float">
            <text:p>722</text:p>
          </table:table-cell>
          <table:table-cell table:style-name="ce1" table:formula="of:=IF(ABJAD([.$B525];7;1) - ABJAD(&quot;يا&quot;;7;1) = [.$D525]; &quot;aynı&quot;;ABJAD([.$B525];7;1) - ABJAD(&quot;يا&quot;;7;1))" office:value-type="float" office:value="1422" calcext:value-type="float">
            <text:p>1422</text:p>
          </table:table-cell>
          <table:table-cell table:number-columns-repeated="1019"/>
        </table:table-row>
        <table:table-row table:style-name="ro2">
          <table:table-cell table:style-name="ce1" office:value-type="float" office:value="653" calcext:value-type="float">
            <text:p>653</text:p>
          </table:table-cell>
          <table:table-cell table:style-name="ce7" office:value-type="string" calcext:value-type="string">
            <text:p>يا مَنْ رَزَقَني وَرَبّاني</text:p>
          </table:table-cell>
          <table:table-cell table:style-name="ce1" office:value-type="string" calcext:value-type="string">
            <text:p>Ya men rezegeni ve rebbani</text:p>
          </table:table-cell>
          <table:table-cell table:style-name="ce1" table:formula="of:=ABJAD([.$B526];1;1) - ABJAD(&quot;يا&quot;;1;1)" office:value-type="float" office:value="726" calcext:value-type="float">
            <text:p>726</text:p>
          </table:table-cell>
          <table:table-cell table:style-name="ce1" table:formula="of:=IF(ABJAD([.$B526];7;1) - ABJAD(&quot;يا&quot;;7;1) = [.$D526]; &quot;aynı&quot;;ABJAD([.$B5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8" calcext:value-type="float">
            <text:p>968</text:p>
          </table:table-cell>
          <table:table-cell table:style-name="ce7" office:value-type="string" calcext:value-type="string">
            <text:p>يا مُخَوِّفُ</text:p>
          </table:table-cell>
          <table:table-cell table:style-name="ce1" office:value-type="string" calcext:value-type="string">
            <text:p>Ya muhevvifu</text:p>
          </table:table-cell>
          <table:table-cell table:style-name="ce1" table:formula="of:=ABJAD([.$B527];1;1) - ABJAD(&quot;يا&quot;;1;1)" office:value-type="float" office:value="726" calcext:value-type="float">
            <text:p>726</text:p>
          </table:table-cell>
          <table:table-cell table:style-name="ce1" table:formula="of:=IF(ABJAD([.$B527];7;1) - ABJAD(&quot;يا&quot;;7;1) = [.$D527]; &quot;aynı&quot;;ABJAD([.$B5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2" calcext:value-type="float">
            <text:p>602</text:p>
          </table:table-cell>
          <table:table-cell table:style-name="ce7" office:value-type="string" calcext:value-type="string">
            <text:p>يا خالِقُ</text:p>
          </table:table-cell>
          <table:table-cell table:style-name="ce1" office:value-type="string" calcext:value-type="string">
            <text:p>Ya haligu</text:p>
          </table:table-cell>
          <table:table-cell table:style-name="ce1" table:formula="of:=ABJAD([.$B528];1;1) - ABJAD(&quot;يا&quot;;1;1)" office:value-type="float" office:value="731" calcext:value-type="float">
            <text:p>731</text:p>
          </table:table-cell>
          <table:table-cell table:style-name="ce1" table:formula="of:=IF(ABJAD([.$B528];7;1) - ABJAD(&quot;يا&quot;;7;1) = [.$D528]; &quot;aynı&quot;;ABJAD([.$B5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8" calcext:value-type="float">
            <text:p>378</text:p>
          </table:table-cell>
          <table:table-cell table:style-name="ce7" office:value-type="string" calcext:value-type="string">
            <text:p>يا مَنْ لا يُتَوَكَّلُ إلاّ عَلَيْهِ</text:p>
          </table:table-cell>
          <table:table-cell table:style-name="ce1" office:value-type="string" calcext:value-type="string">
            <text:p>Ya men la yutevekkelu illa eleyhi</text:p>
          </table:table-cell>
          <table:table-cell table:style-name="ce1" table:formula="of:=ABJAD([.$B529];1;1) - ABJAD(&quot;يا&quot;;1;1)" office:value-type="float" office:value="734" calcext:value-type="float">
            <text:p>734</text:p>
          </table:table-cell>
          <table:table-cell table:style-name="ce1" table:formula="of:=IF(ABJAD([.$B529];7;1) - ABJAD(&quot;يا&quot;;7;1) = [.$D529]; &quot;aynı&quot;;ABJAD([.$B5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3" calcext:value-type="float">
            <text:p>443</text:p>
          </table:table-cell>
          <table:table-cell table:style-name="ce7" office:value-type="string" calcext:value-type="string">
            <text:p>يا اَبْصَرَ مِنْ كُلِّ بَصير</text:p>
          </table:table-cell>
          <table:table-cell table:style-name="ce1" office:value-type="string" calcext:value-type="string">
            <text:p>Ya ebsere min kulli besirin</text:p>
          </table:table-cell>
          <table:table-cell table:style-name="ce1" table:formula="of:=ABJAD([.$B530];1;1) - ABJAD(&quot;يا&quot;;1;1)" office:value-type="float" office:value="735" calcext:value-type="float">
            <text:p>735</text:p>
          </table:table-cell>
          <table:table-cell table:style-name="ce1" table:formula="of:=IF(ABJAD([.$B530];7;1) - ABJAD(&quot;يا&quot;;7;1) = [.$D530]; &quot;aynı&quot;;ABJAD([.$B530];7;1) - ABJAD(&quot;يا&quot;;7;1))" office:value-type="float" office:value="675" calcext:value-type="float">
            <text:p>675</text:p>
          </table:table-cell>
          <table:table-cell table:number-columns-repeated="1019"/>
        </table:table-row>
        <table:table-row table:style-name="ro2">
          <table:table-cell table:style-name="ce1" office:value-type="float" office:value="542" calcext:value-type="float">
            <text:p>542</text:p>
          </table:table-cell>
          <table:table-cell table:style-name="ce7" office:value-type="string" calcext:value-type="string">
            <text:p>يا مَنْ لَحِقَ بِكُلِّ شَيْءٍ عِلْمُهُ</text:p>
          </table:table-cell>
          <table:table-cell table:style-name="ce1" office:value-type="string" calcext:value-type="string">
            <text:p>Ya men lehige bi kulli şey’in ilmuhu</text:p>
          </table:table-cell>
          <table:table-cell table:style-name="ce1" table:formula="of:=ABJAD([.$B531];1;1) - ABJAD(&quot;يا&quot;;1;1)" office:value-type="float" office:value="736" calcext:value-type="float">
            <text:p>736</text:p>
          </table:table-cell>
          <table:table-cell table:style-name="ce1" table:formula="of:=IF(ABJAD([.$B531];7;1) - ABJAD(&quot;يا&quot;;7;1) = [.$D531]; &quot;aynı&quot;;ABJAD([.$B531];7;1) - ABJAD(&quot;يا&quot;;7;1))" office:value-type="float" office:value="1436" calcext:value-type="float">
            <text:p>1436</text:p>
          </table:table-cell>
          <table:table-cell table:number-columns-repeated="1019"/>
        </table:table-row>
        <table:table-row table:style-name="ro2">
          <table:table-cell table:style-name="ce1" office:value-type="float" office:value="63" calcext:value-type="float">
            <text:p>63</text:p>
          </table:table-cell>
          <table:table-cell table:style-name="ce7" office:value-type="string" calcext:value-type="string">
            <text:p>يا مُنْتَهَى الرَّجايا</text:p>
          </table:table-cell>
          <table:table-cell table:style-name="ce1" office:value-type="string" calcext:value-type="string">
            <text:p>Ya muntehe-r recaya</text:p>
          </table:table-cell>
          <table:table-cell table:style-name="ce1" table:formula="of:=ABJAD([.$B532];1;1) - ABJAD(&quot;يا&quot;;1;1)" office:value-type="float" office:value="742" calcext:value-type="float">
            <text:p>742</text:p>
          </table:table-cell>
          <table:table-cell table:style-name="ce1" table:formula="of:=IF(ABJAD([.$B532];7;1) - ABJAD(&quot;يا&quot;;7;1) = [.$D532]; &quot;aynı&quot;;ABJAD([.$B5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8" calcext:value-type="float">
            <text:p>578</text:p>
          </table:table-cell>
          <table:table-cell table:style-name="ce7" office:value-type="string" calcext:value-type="string">
            <text:p>يا مَنْ اِلَيْهِ يَرْجِـعُ الأَمْرُ كُلُّهُ</text:p>
          </table:table-cell>
          <table:table-cell table:style-name="ce1" office:value-type="string" calcext:value-type="string">
            <text:p>Ya men ileyhi yerciu-l emru kulluhu</text:p>
          </table:table-cell>
          <table:table-cell table:style-name="ce1" table:formula="of:=ABJAD([.$B533];1;1) - ABJAD(&quot;يا&quot;;1;1)" office:value-type="float" office:value="746" calcext:value-type="float">
            <text:p>746</text:p>
          </table:table-cell>
          <table:table-cell table:style-name="ce1" table:formula="of:=IF(ABJAD([.$B533];7;1) - ABJAD(&quot;يا&quot;;7;1) = [.$D533]; &quot;aynı&quot;;ABJAD([.$B5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9" calcext:value-type="float">
            <text:p>469</text:p>
          </table:table-cell>
          <table:table-cell table:style-name="ce7" office:value-type="string" calcext:value-type="string">
            <text:p>يا نُوراً فَوْقَ كُلِّ نُورٍ</text:p>
          </table:table-cell>
          <table:table-cell table:style-name="ce1" office:value-type="string" calcext:value-type="string">
            <text:p>Ya nuren fevge kulli nurin</text:p>
          </table:table-cell>
          <table:table-cell table:style-name="ce1" table:formula="of:=ABJAD([.$B534];1;1) - ABJAD(&quot;يا&quot;;1;1)" office:value-type="float" office:value="749" calcext:value-type="float">
            <text:p>749</text:p>
          </table:table-cell>
          <table:table-cell table:style-name="ce1" table:formula="of:=IF(ABJAD([.$B534];7;1) - ABJAD(&quot;يا&quot;;7;1) = [.$D534]; &quot;aynı&quot;;ABJAD([.$B5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9" calcext:value-type="float">
            <text:p>859</text:p>
          </table:table-cell>
          <table:table-cell table:style-name="ce7" office:value-type="string" calcext:value-type="string">
            <text:p>یَا أَرْفَعَ مَوْصُوفٍ وُصِفَ</text:p>
          </table:table-cell>
          <table:table-cell table:style-name="ce1" office:value-type="string" calcext:value-type="string">
            <text:p>Ya erfe’e mevsufin vusife</text:p>
          </table:table-cell>
          <table:table-cell table:style-name="ce1" table:formula="of:=ABJAD([.$B535];1;1) - ABJAD(&quot;يا&quot;;1;1)" office:value-type="float" office:value="749" calcext:value-type="float">
            <text:p>749</text:p>
          </table:table-cell>
          <table:table-cell table:style-name="ce1" table:formula="of:=IF(ABJAD([.$B535];7;1) - ABJAD(&quot;يا&quot;;7;1) = [.$D535]; &quot;aynı&quot;;ABJAD([.$B535];7;1) - ABJAD(&quot;يا&quot;;7;1))" office:value-type="float" office:value="689" calcext:value-type="float">
            <text:p>689</text:p>
          </table:table-cell>
          <table:table-cell table:number-columns-repeated="1019"/>
        </table:table-row>
        <table:table-row table:style-name="ro2">
          <table:table-cell table:style-name="ce1" office:value-type="float" office:value="105" calcext:value-type="float">
            <text:p>105</text:p>
          </table:table-cell>
          <table:table-cell table:style-name="ce7" office:value-type="string" calcext:value-type="string">
            <text:p>يا وَلِيّي عِنْدَ نِعْمَتي</text:p>
          </table:table-cell>
          <table:table-cell table:style-name="ce1" office:value-type="string" calcext:value-type="string">
            <text:p>Ya veliyyi inde ni’meti</text:p>
          </table:table-cell>
          <table:table-cell table:style-name="ce1" table:formula="of:=ABJAD([.$B536];1;1) - ABJAD(&quot;يا&quot;;1;1)" office:value-type="float" office:value="750" calcext:value-type="float">
            <text:p>750</text:p>
          </table:table-cell>
          <table:table-cell table:style-name="ce1" table:formula="of:=IF(ABJAD([.$B536];7;1) - ABJAD(&quot;يا&quot;;7;1) = [.$D536]; &quot;aynı&quot;;ABJAD([.$B5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7" calcext:value-type="float">
            <text:p>377</text:p>
          </table:table-cell>
          <table:table-cell table:style-name="ce7" office:value-type="string" calcext:value-type="string">
            <text:p>يا مَنْ لا يُسْتَعانُ إلاّ بِهِ</text:p>
          </table:table-cell>
          <table:table-cell table:style-name="ce1" office:value-type="string" calcext:value-type="string">
            <text:p>Ya men la yusteanu illa bihi</text:p>
          </table:table-cell>
          <table:table-cell table:style-name="ce1" table:formula="of:=ABJAD([.$B537];1;1) - ABJAD(&quot;يا&quot;;1;1)" office:value-type="float" office:value="751" calcext:value-type="float">
            <text:p>751</text:p>
          </table:table-cell>
          <table:table-cell table:style-name="ce1" table:formula="of:=IF(ABJAD([.$B537];7;1) - ABJAD(&quot;يا&quot;;7;1) = [.$D537]; &quot;aynı&quot;;ABJAD([.$B537];7;1) - ABJAD(&quot;يا&quot;;7;1))" office:value-type="float" office:value="991" calcext:value-type="float">
            <text:p>991</text:p>
          </table:table-cell>
          <table:table-cell table:number-columns-repeated="1019"/>
        </table:table-row>
        <table:table-row table:style-name="ro2">
          <table:table-cell table:style-name="ce1" office:value-type="float" office:value="915" calcext:value-type="float">
            <text:p>915</text:p>
          </table:table-cell>
          <table:table-cell table:style-name="ce7" office:value-type="string" calcext:value-type="string">
            <text:p>يا مَنْ لا يُشْبِهُهُ شَيْءٌ</text:p>
          </table:table-cell>
          <table:table-cell table:style-name="ce1" office:value-type="string" calcext:value-type="string">
            <text:p>Ya men la yuşbihuhu şey’un</text:p>
          </table:table-cell>
          <table:table-cell table:style-name="ce1" table:formula="of:=ABJAD([.$B538];1;1) - ABJAD(&quot;يا&quot;;1;1)" office:value-type="float" office:value="754" calcext:value-type="float">
            <text:p>754</text:p>
          </table:table-cell>
          <table:table-cell table:style-name="ce1" table:formula="of:=IF(ABJAD([.$B538];7;1) - ABJAD(&quot;يا&quot;;7;1) = [.$D538]; &quot;aynı&quot;;ABJAD([.$B538];7;1) - ABJAD(&quot;يا&quot;;7;1))" office:value-type="float" office:value="2154" calcext:value-type="float">
            <text:p>2154</text:p>
          </table:table-cell>
          <table:table-cell table:number-columns-repeated="1019"/>
        </table:table-row>
        <table:table-row table:style-name="ro2">
          <table:table-cell table:style-name="ce1" office:value-type="float" office:value="260" calcext:value-type="float">
            <text:p>260</text:p>
          </table:table-cell>
          <table:table-cell table:style-name="ce7" office:value-type="string" calcext:value-type="string">
            <text:p>يا رَبَّ الْقُدْرَةِ فِي الأَنامِ</text:p>
          </table:table-cell>
          <table:table-cell table:style-name="ce1" office:value-type="string" calcext:value-type="string">
            <text:p>Ya rebbe-l gudreti fi-l enami</text:p>
          </table:table-cell>
          <table:table-cell table:style-name="ce1" table:formula="of:=ABJAD([.$B539];1;1) - ABJAD(&quot;يا&quot;;1;1)" office:value-type="float" office:value="755" calcext:value-type="float">
            <text:p>755</text:p>
          </table:table-cell>
          <table:table-cell table:style-name="ce1" table:formula="of:=IF(ABJAD([.$B539];7;1) - ABJAD(&quot;يا&quot;;7;1) = [.$D539]; &quot;aynı&quot;;ABJAD([.$B5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1" calcext:value-type="float">
            <text:p>441</text:p>
          </table:table-cell>
          <table:table-cell table:style-name="ce7" office:value-type="string" calcext:value-type="string">
            <text:p>يا اَقَرَبَ مِنْ كُلِّ قَريب</text:p>
          </table:table-cell>
          <table:table-cell table:style-name="ce1" office:value-type="string" calcext:value-type="string">
            <text:p>Ya egrebe min kulli geribin</text:p>
          </table:table-cell>
          <table:table-cell table:style-name="ce1" table:formula="of:=ABJAD([.$B540];1;1) - ABJAD(&quot;يا&quot;;1;1)" office:value-type="float" office:value="755" calcext:value-type="float">
            <text:p>755</text:p>
          </table:table-cell>
          <table:table-cell table:style-name="ce1" table:formula="of:=IF(ABJAD([.$B540];7;1) - ABJAD(&quot;يا&quot;;7;1) = [.$D540]; &quot;aynı&quot;;ABJAD([.$B5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7" calcext:value-type="float">
            <text:p>547</text:p>
          </table:table-cell>
          <table:table-cell table:style-name="ce7" office:value-type="string" calcext:value-type="string">
            <text:p>يا مَنْ لا تَنالُ الأَوْهامُ كُنْهَهُ</text:p>
          </table:table-cell>
          <table:table-cell table:style-name="ce1" office:value-type="string" calcext:value-type="string">
            <text:p>Ya men la tenalu-l evhamu kunhehu</text:p>
          </table:table-cell>
          <table:table-cell table:style-name="ce1" table:formula="of:=ABJAD([.$B541];1;1) - ABJAD(&quot;يا&quot;;1;1)" office:value-type="float" office:value="766" calcext:value-type="float">
            <text:p>766</text:p>
          </table:table-cell>
          <table:table-cell table:style-name="ce1" table:formula="of:=IF(ABJAD([.$B541];7;1) - ABJAD(&quot;يا&quot;;7;1) = [.$D541]; &quot;aynı&quot;;ABJAD([.$B5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6" calcext:value-type="float">
            <text:p>876</text:p>
          </table:table-cell>
          <table:table-cell table:style-name="ce7" office:value-type="string" calcext:value-type="string">
            <text:p>يا مَنْ عُبِدَ فَشَكَرَ</text:p>
          </table:table-cell>
          <table:table-cell table:style-name="ce1" office:value-type="string" calcext:value-type="string">
            <text:p>Ya men ubide fe şekere</text:p>
          </table:table-cell>
          <table:table-cell table:style-name="ce1" table:formula="of:=ABJAD([.$B542];1;1) - ABJAD(&quot;يا&quot;;1;1)" office:value-type="float" office:value="766" calcext:value-type="float">
            <text:p>766</text:p>
          </table:table-cell>
          <table:table-cell table:style-name="ce1" table:formula="of:=IF(ABJAD([.$B542];7;1) - ABJAD(&quot;يا&quot;;7;1) = [.$D542]; &quot;aynı&quot;;ABJAD([.$B542];7;1) - ABJAD(&quot;يا&quot;;7;1))" office:value-type="float" office:value="1466" calcext:value-type="float">
            <text:p>1466</text:p>
          </table:table-cell>
          <table:table-cell table:number-columns-repeated="1019"/>
        </table:table-row>
        <table:table-row table:style-name="ro2">
          <table:table-cell table:style-name="ce1" office:value-type="float" office:value="411" calcext:value-type="float">
            <text:p>411</text:p>
          </table:table-cell>
          <table:table-cell table:style-name="ce7" office:value-type="string" calcext:value-type="string">
            <text:p>يا مَنْ فيِ الْبَرِّ وَالْبَحْرِ سَبيلُهُ</text:p>
          </table:table-cell>
          <table:table-cell table:style-name="ce1" office:value-type="string" calcext:value-type="string">
            <text:p>Ya men fi-l berri ve-l behri sebiluhu</text:p>
          </table:table-cell>
          <table:table-cell table:style-name="ce1" table:formula="of:=ABJAD([.$B543];1;1) - ABJAD(&quot;يا&quot;;1;1)" office:value-type="float" office:value="767" calcext:value-type="float">
            <text:p>767</text:p>
          </table:table-cell>
          <table:table-cell table:style-name="ce1" table:formula="of:=IF(ABJAD([.$B543];7;1) - ABJAD(&quot;يا&quot;;7;1) = [.$D543]; &quot;aynı&quot;;ABJAD([.$B543];7;1) - ABJAD(&quot;يا&quot;;7;1))" office:value-type="float" office:value="1007" calcext:value-type="float">
            <text:p>1007</text:p>
          </table:table-cell>
          <table:table-cell table:number-columns-repeated="1019"/>
        </table:table-row>
        <table:table-row table:style-name="ro2">
          <table:table-cell table:style-name="ce1" office:value-type="float" office:value="592" calcext:value-type="float">
            <text:p>592</text:p>
          </table:table-cell>
          <table:table-cell table:style-name="ce7" office:value-type="string" calcext:value-type="string">
            <text:p>يا كافِيَ مَنِ اسْتَكْفاهُ</text:p>
          </table:table-cell>
          <table:table-cell table:style-name="ce1" office:value-type="string" calcext:value-type="string">
            <text:p>Ya kafiye men istekfahu</text:p>
          </table:table-cell>
          <table:table-cell table:style-name="ce1" table:formula="of:=ABJAD([.$B544];1;1) - ABJAD(&quot;يا&quot;;1;1)" office:value-type="float" office:value="768" calcext:value-type="float">
            <text:p>768</text:p>
          </table:table-cell>
          <table:table-cell table:style-name="ce1" table:formula="of:=IF(ABJAD([.$B544];7;1) - ABJAD(&quot;يا&quot;;7;1) = [.$D544]; &quot;aynı&quot;;ABJAD([.$B544];7;1) - ABJAD(&quot;يا&quot;;7;1))" office:value-type="float" office:value="1008" calcext:value-type="float">
            <text:p>1008</text:p>
          </table:table-cell>
          <table:table-cell table:number-columns-repeated="1019"/>
        </table:table-row>
        <table:table-row table:style-name="ro2">
          <table:table-cell table:style-name="ce1" office:value-type="float" office:value="762" calcext:value-type="float">
            <text:p>762</text:p>
          </table:table-cell>
          <table:table-cell table:style-name="ce7" office:value-type="string" calcext:value-type="string">
            <text:p>يا مَنْ لا تُعَدُّ نَعْماؤُهُ</text:p>
          </table:table-cell>
          <table:table-cell table:style-name="ce1" office:value-type="string" calcext:value-type="string">
            <text:p>Ya men la tueddu ne’mauhu</text:p>
          </table:table-cell>
          <table:table-cell table:style-name="ce1" table:formula="of:=ABJAD([.$B545];1;1) - ABJAD(&quot;يا&quot;;1;1)" office:value-type="float" office:value="768" calcext:value-type="float">
            <text:p>768</text:p>
          </table:table-cell>
          <table:table-cell table:style-name="ce1" table:formula="of:=IF(ABJAD([.$B545];7;1) - ABJAD(&quot;يا&quot;;7;1) = [.$D545]; &quot;aynı&quot;;ABJAD([.$B5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0" calcext:value-type="float">
            <text:p>730</text:p>
          </table:table-cell>
          <table:table-cell table:style-name="ce7" office:value-type="string" calcext:value-type="string">
            <text:p>يا مُذِلُّ</text:p>
          </table:table-cell>
          <table:table-cell table:style-name="ce1" office:value-type="string" calcext:value-type="string">
            <text:p>Ya muzillu</text:p>
          </table:table-cell>
          <table:table-cell table:style-name="ce1" table:formula="of:=ABJAD([.$B546];1;1) - ABJAD(&quot;يا&quot;;1;1)" office:value-type="float" office:value="770" calcext:value-type="float">
            <text:p>770</text:p>
          </table:table-cell>
          <table:table-cell table:style-name="ce1" table:formula="of:=IF(ABJAD([.$B546];7;1) - ABJAD(&quot;يا&quot;;7;1) = [.$D546]; &quot;aynı&quot;;ABJAD([.$B5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1" calcext:value-type="float">
            <text:p>991</text:p>
          </table:table-cell>
          <table:table-cell table:style-name="ce7" office:value-type="string" calcext:value-type="string">
            <text:p>يا مَنْ هُوَ مُنْتَهى طَلَبِ الطّالِبينَ</text:p>
          </table:table-cell>
          <table:table-cell table:style-name="ce1" office:value-type="string" calcext:value-type="string">
            <text:p>Ya men huve munteha telebi-t talibine</text:p>
          </table:table-cell>
          <table:table-cell table:style-name="ce1" table:formula="of:=ABJAD([.$B547];1;1) - ABJAD(&quot;يا&quot;;1;1)" office:value-type="float" office:value="771" calcext:value-type="float">
            <text:p>771</text:p>
          </table:table-cell>
          <table:table-cell table:style-name="ce1" table:formula="of:=IF(ABJAD([.$B547];7;1) - ABJAD(&quot;يا&quot;;7;1) = [.$D547]; &quot;aynı&quot;;ABJAD([.$B5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1" calcext:value-type="float">
            <text:p>471</text:p>
          </table:table-cell>
          <table:table-cell table:style-name="ce7" office:value-type="string" calcext:value-type="string">
            <text:p>يا مَنْ عَطاؤُهُ شَريفٌ</text:p>
          </table:table-cell>
          <table:table-cell table:style-name="ce1" office:value-type="string" calcext:value-type="string">
            <text:p>Ya men etauhu şerifun</text:p>
          </table:table-cell>
          <table:table-cell table:style-name="ce1" table:formula="of:=ABJAD([.$B548];1;1) - ABJAD(&quot;يا&quot;;1;1)" office:value-type="float" office:value="772" calcext:value-type="float">
            <text:p>772</text:p>
          </table:table-cell>
          <table:table-cell table:style-name="ce1" table:formula="of:=IF(ABJAD([.$B548];7;1) - ABJAD(&quot;يا&quot;;7;1) = [.$D548]; &quot;aynı&quot;;ABJAD([.$B548];7;1) - ABJAD(&quot;يا&quot;;7;1))" office:value-type="float" office:value="1472" calcext:value-type="float">
            <text:p>1472</text:p>
          </table:table-cell>
          <table:table-cell table:number-columns-repeated="1019"/>
        </table:table-row>
        <table:table-row table:style-name="ro2">
          <table:table-cell table:style-name="ce1" office:value-type="float" office:value="984" calcext:value-type="float">
            <text:p>984</text:p>
          </table:table-cell>
          <table:table-cell table:style-name="ce7" office:value-type="string" calcext:value-type="string">
            <text:p>يا مَنْ لا يَمْنَعُهُ فِعْلٌ عَنْ فِعْل</text:p>
          </table:table-cell>
          <table:table-cell table:style-name="ce1" office:value-type="string" calcext:value-type="string">
            <text:p>Ya men la yemneuhu fi’lun en fi’lin</text:p>
          </table:table-cell>
          <table:table-cell table:style-name="ce1" table:formula="of:=ABJAD([.$B549];1;1) - ABJAD(&quot;يا&quot;;1;1)" office:value-type="float" office:value="776" calcext:value-type="float">
            <text:p>776</text:p>
          </table:table-cell>
          <table:table-cell table:style-name="ce1" table:formula="of:=IF(ABJAD([.$B549];7;1) - ABJAD(&quot;يا&quot;;7;1) = [.$D549]; &quot;aynı&quot;;ABJAD([.$B5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0" calcext:value-type="float">
            <text:p>190</text:p>
          </table:table-cell>
          <table:table-cell table:style-name="ce7" office:value-type="string" calcext:value-type="string">
            <text:p>يا مَنْ لَيْسَ اَحَدٌ مِثْلَهُ</text:p>
          </table:table-cell>
          <table:table-cell table:style-name="ce1" office:value-type="string" calcext:value-type="string">
            <text:p>Ya men leyse ehedun mislehu</text:p>
          </table:table-cell>
          <table:table-cell table:style-name="ce1" table:formula="of:=ABJAD([.$B550];1;1) - ABJAD(&quot;يا&quot;;1;1)" office:value-type="float" office:value="778" calcext:value-type="float">
            <text:p>778</text:p>
          </table:table-cell>
          <table:table-cell table:style-name="ce1" table:formula="of:=IF(ABJAD([.$B550];7;1) - ABJAD(&quot;يا&quot;;7;1) = [.$D550]; &quot;aynı&quot;;ABJAD([.$B550];7;1) - ABJAD(&quot;يا&quot;;7;1))" office:value-type="float" office:value="1018" calcext:value-type="float">
            <text:p>1018</text:p>
          </table:table-cell>
          <table:table-cell table:number-columns-repeated="1019"/>
        </table:table-row>
        <table:table-row table:style-name="ro2">
          <table:table-cell table:style-name="ce1" office:value-type="float" office:value="599" calcext:value-type="float">
            <text:p>599</text:p>
          </table:table-cell>
          <table:table-cell table:style-name="ce7" office:value-type="string" calcext:value-type="string">
            <text:p>يا مُوفِيَ مَنِ اسْتَوْفاهُ</text:p>
          </table:table-cell>
          <table:table-cell table:style-name="ce1" office:value-type="string" calcext:value-type="string">
            <text:p>Ya mufiye men istevfahu</text:p>
          </table:table-cell>
          <table:table-cell table:style-name="ce1" table:formula="of:=ABJAD([.$B551];1;1) - ABJAD(&quot;يا&quot;;1;1)" office:value-type="float" office:value="779" calcext:value-type="float">
            <text:p>779</text:p>
          </table:table-cell>
          <table:table-cell table:style-name="ce1" table:formula="of:=IF(ABJAD([.$B551];7;1) - ABJAD(&quot;يا&quot;;7;1) = [.$D551]; &quot;aynı&quot;;ABJAD([.$B551];7;1) - ABJAD(&quot;يا&quot;;7;1))" office:value-type="float" office:value="1019" calcext:value-type="float">
            <text:p>1019</text:p>
          </table:table-cell>
          <table:table-cell table:number-columns-repeated="1019"/>
        </table:table-row>
        <table:table-row table:style-name="ro2">
          <table:table-cell table:style-name="ce1" office:value-type="float" office:value="862" calcext:value-type="float">
            <text:p>862</text:p>
          </table:table-cell>
          <table:table-cell table:style-name="ce7" office:value-type="string" calcext:value-type="string">
            <text:p>یَا أَشْرَفَ مَحْبُوبٍ عُلِمَ</text:p>
          </table:table-cell>
          <table:table-cell table:style-name="ce1" office:value-type="string" calcext:value-type="string">
            <text:p>Ya eşrefe mehbudin ulime</text:p>
          </table:table-cell>
          <table:table-cell table:style-name="ce1" table:formula="of:=ABJAD([.$B552];1;1) - ABJAD(&quot;يا&quot;;1;1)" office:value-type="float" office:value="779" calcext:value-type="float">
            <text:p>779</text:p>
          </table:table-cell>
          <table:table-cell table:style-name="ce1" table:formula="of:=IF(ABJAD([.$B552];7;1) - ABJAD(&quot;يا&quot;;7;1) = [.$D552]; &quot;aynı&quot;;ABJAD([.$B552];7;1) - ABJAD(&quot;يا&quot;;7;1))" office:value-type="float" office:value="1479" calcext:value-type="float">
            <text:p>1479</text:p>
          </table:table-cell>
          <table:table-cell table:number-columns-repeated="1019"/>
        </table:table-row>
        <table:table-row table:style-name="ro2">
          <table:table-cell table:style-name="ce1" office:value-type="float" office:value="113" calcext:value-type="float">
            <text:p>113</text:p>
          </table:table-cell>
          <table:table-cell table:style-name="ce7" office:value-type="string" calcext:value-type="string">
            <text:p>يا سَتّارَ الْعُيُوبِ</text:p>
          </table:table-cell>
          <table:table-cell table:style-name="ce1" office:value-type="string" calcext:value-type="string">
            <text:p>Ya settare-l uyubi</text:p>
          </table:table-cell>
          <table:table-cell table:style-name="ce1" table:formula="of:=ABJAD([.$B553];1;1) - ABJAD(&quot;يا&quot;;1;1)" office:value-type="float" office:value="780" calcext:value-type="float">
            <text:p>780</text:p>
          </table:table-cell>
          <table:table-cell table:style-name="ce1" table:formula="of:=IF(ABJAD([.$B553];7;1) - ABJAD(&quot;يا&quot;;7;1) = [.$D553]; &quot;aynı&quot;;ABJAD([.$B553];7;1) - ABJAD(&quot;يا&quot;;7;1))" office:value-type="float" office:value="1020" calcext:value-type="float">
            <text:p>1020</text:p>
          </table:table-cell>
          <table:table-cell table:number-columns-repeated="1019"/>
        </table:table-row>
        <table:table-row table:style-name="ro2">
          <table:table-cell table:style-name="ce1" office:value-type="float" office:value="818" calcext:value-type="float">
            <text:p>818</text:p>
          </table:table-cell>
          <table:table-cell table:style-name="ce7" office:value-type="string" calcext:value-type="string">
            <text:p>يا مَنْ حَكَمَ بِتَدْبيرِهِ</text:p>
          </table:table-cell>
          <table:table-cell table:style-name="ce1" office:value-type="string" calcext:value-type="string">
            <text:p>Ya men hekeme bi tedbirihi</text:p>
          </table:table-cell>
          <table:table-cell table:style-name="ce1" table:formula="of:=ABJAD([.$B554];1;1) - ABJAD(&quot;يا&quot;;1;1)" office:value-type="float" office:value="781" calcext:value-type="float">
            <text:p>781</text:p>
          </table:table-cell>
          <table:table-cell table:style-name="ce1" table:formula="of:=IF(ABJAD([.$B554];7;1) - ABJAD(&quot;يا&quot;;7;1) = [.$D554]; &quot;aynı&quot;;ABJAD([.$B5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9" calcext:value-type="float">
            <text:p>419</text:p>
          </table:table-cell>
          <table:table-cell table:style-name="ce7" office:value-type="string" calcext:value-type="string">
            <text:p>يا مَنْ فِي الْجَنَّةِ ثَوابُهُ</text:p>
          </table:table-cell>
          <table:table-cell table:style-name="ce1" office:value-type="string" calcext:value-type="string">
            <text:p>Ya men fi-l cenneti sevabuhu</text:p>
          </table:table-cell>
          <table:table-cell table:style-name="ce1" table:formula="of:=ABJAD([.$B555];1;1) - ABJAD(&quot;يا&quot;;1;1)" office:value-type="float" office:value="783" calcext:value-type="float">
            <text:p>783</text:p>
          </table:table-cell>
          <table:table-cell table:style-name="ce1" table:formula="of:=IF(ABJAD([.$B555];7;1) - ABJAD(&quot;يا&quot;;7;1) = [.$D555]; &quot;aynı&quot;;ABJAD([.$B5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9" calcext:value-type="float">
            <text:p>179</text:p>
          </table:table-cell>
          <table:table-cell table:style-name="ce7" office:value-type="string" calcext:value-type="string">
            <text:p>يا مَنْ هُوَ فى حِكْمَتِهِ لَطيفٌ</text:p>
          </table:table-cell>
          <table:table-cell table:style-name="ce1" office:value-type="string" calcext:value-type="string">
            <text:p>Ya men huve fi hikmetihi letifun</text:p>
          </table:table-cell>
          <table:table-cell table:style-name="ce1" table:formula="of:=ABJAD([.$B556];1;1) - ABJAD(&quot;يا&quot;;1;1)" office:value-type="float" office:value="784" calcext:value-type="float">
            <text:p>784</text:p>
          </table:table-cell>
          <table:table-cell table:style-name="ce1" table:formula="of:=IF(ABJAD([.$B556];7;1) - ABJAD(&quot;يا&quot;;7;1) = [.$D556]; &quot;aynı&quot;;ABJAD([.$B5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8" calcext:value-type="float">
            <text:p>678</text:p>
          </table:table-cell>
          <table:table-cell table:style-name="ce7" office:value-type="string" calcext:value-type="string">
            <text:p>يا مَنْ جَعَلَ النَّوْمَ سُباتاً</text:p>
          </table:table-cell>
          <table:table-cell table:style-name="ce1" office:value-type="string" calcext:value-type="string">
            <text:p>Ya men ce’ele-n nevme subaten</text:p>
          </table:table-cell>
          <table:table-cell table:style-name="ce1" table:formula="of:=ABJAD([.$B557];1;1) - ABJAD(&quot;يا&quot;;1;1)" office:value-type="float" office:value="784" calcext:value-type="float">
            <text:p>784</text:p>
          </table:table-cell>
          <table:table-cell table:style-name="ce1" table:formula="of:=IF(ABJAD([.$B557];7;1) - ABJAD(&quot;يا&quot;;7;1) = [.$D557]; &quot;aynı&quot;;ABJAD([.$B557];7;1) - ABJAD(&quot;يا&quot;;7;1))" office:value-type="float" office:value="1024" calcext:value-type="float">
            <text:p>1024</text:p>
          </table:table-cell>
          <table:table-cell table:number-columns-repeated="1019"/>
        </table:table-row>
        <table:table-row table:style-name="ro2">
          <table:table-cell table:style-name="ce1" office:value-type="float" office:value="722" calcext:value-type="float">
            <text:p>722</text:p>
          </table:table-cell>
          <table:table-cell table:style-name="ce7" office:value-type="string" calcext:value-type="string">
            <text:p>يا مَنْ هُوَ اَعْلَمُ بِالْمُهْتَدينَ</text:p>
          </table:table-cell>
          <table:table-cell table:style-name="ce1" office:value-type="string" calcext:value-type="string">
            <text:p>Ya men huve a’lemu bi-l muhtedine</text:p>
          </table:table-cell>
          <table:table-cell table:style-name="ce1" table:formula="of:=ABJAD([.$B558];1;1) - ABJAD(&quot;يا&quot;;1;1)" office:value-type="float" office:value="784" calcext:value-type="float">
            <text:p>784</text:p>
          </table:table-cell>
          <table:table-cell table:style-name="ce1" table:formula="of:=IF(ABJAD([.$B558];7;1) - ABJAD(&quot;يا&quot;;7;1) = [.$D558]; &quot;aynı&quot;;ABJAD([.$B5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5" calcext:value-type="float">
            <text:p>935</text:p>
          </table:table-cell>
          <table:table-cell table:style-name="ce7" office:value-type="string" calcext:value-type="string">
            <text:p>يا رَبَّ كُلِّ شَيْء وَصانِعَهُ</text:p>
          </table:table-cell>
          <table:table-cell table:style-name="ce1" office:value-type="string" calcext:value-type="string">
            <text:p>Ya rebbe kulli şey’in ve saniehu</text:p>
          </table:table-cell>
          <table:table-cell table:style-name="ce1" table:formula="of:=ABJAD([.$B559];1;1) - ABJAD(&quot;يا&quot;;1;1)" office:value-type="float" office:value="785" calcext:value-type="float">
            <text:p>785</text:p>
          </table:table-cell>
          <table:table-cell table:style-name="ce1" table:formula="of:=IF(ABJAD([.$B559];7;1) - ABJAD(&quot;يا&quot;;7;1) = [.$D559]; &quot;aynı&quot;;ABJAD([.$B559];7;1) - ABJAD(&quot;يا&quot;;7;1))" office:value-type="float" office:value="1455" calcext:value-type="float">
            <text:p>1455</text:p>
          </table:table-cell>
          <table:table-cell table:number-columns-repeated="1019"/>
        </table:table-row>
        <table:table-row table:style-name="ro2">
          <table:table-cell table:style-name="ce1" office:value-type="float" office:value="920" calcext:value-type="float">
            <text:p>920</text:p>
          </table:table-cell>
          <table:table-cell table:style-name="ce7" office:value-type="string" calcext:value-type="string">
            <text:p>يا مَنْ لا يَعْزُبُ عَنْ عِلْمِهِ شَيءٌ</text:p>
          </table:table-cell>
          <table:table-cell table:style-name="ce1" office:value-type="string" calcext:value-type="string">
            <text:p>Ya men la ye’zubu en ilmihi şey’un</text:p>
          </table:table-cell>
          <table:table-cell table:style-name="ce1" table:formula="of:=ABJAD([.$B560];1;1) - ABJAD(&quot;يا&quot;;1;1)" office:value-type="float" office:value="786" calcext:value-type="float">
            <text:p>786</text:p>
          </table:table-cell>
          <table:table-cell table:style-name="ce1" table:formula="of:=IF(ABJAD([.$B560];7;1) - ABJAD(&quot;يا&quot;;7;1) = [.$D560]; &quot;aynı&quot;;ABJAD([.$B560];7;1) - ABJAD(&quot;يا&quot;;7;1))" office:value-type="float" office:value="1486" calcext:value-type="float">
            <text:p>1486</text:p>
          </table:table-cell>
          <table:table-cell table:number-columns-repeated="1019"/>
        </table:table-row>
        <table:table-row table:style-name="ro2">
          <table:table-cell table:style-name="ce1" office:value-type="float" office:value="705" calcext:value-type="float">
            <text:p>705</text:p>
          </table:table-cell>
          <table:table-cell table:style-name="ce7" office:value-type="string" calcext:value-type="string">
            <text:p>يا مَنْ لَهُ نِعَمٌ لا تُعَدُّ</text:p>
          </table:table-cell>
          <table:table-cell table:style-name="ce1" office:value-type="string" calcext:value-type="string">
            <text:p>Ya men lehu niemun la tueddu</text:p>
          </table:table-cell>
          <table:table-cell table:style-name="ce1" table:formula="of:=ABJAD([.$B561];1;1) - ABJAD(&quot;يا&quot;;1;1)" office:value-type="float" office:value="790" calcext:value-type="float">
            <text:p>790</text:p>
          </table:table-cell>
          <table:table-cell table:style-name="ce1" table:formula="of:=IF(ABJAD([.$B561];7;1) - ABJAD(&quot;يا&quot;;7;1) = [.$D561]; &quot;aynı&quot;;ABJAD([.$B5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1" calcext:value-type="float">
            <text:p>531</text:p>
          </table:table-cell>
          <table:table-cell table:style-name="ce7" office:value-type="string" calcext:value-type="string">
            <text:p>يا رَبَّ النَّبيّينَ وَالأَبْرارِ</text:p>
          </table:table-cell>
          <table:table-cell table:style-name="ce1" office:value-type="string" calcext:value-type="string">
            <text:p>Ya rebbe-n nebiyyine ve-l ebrari</text:p>
          </table:table-cell>
          <table:table-cell table:style-name="ce1" table:formula="of:=ABJAD([.$B562];1;1) - ABJAD(&quot;يا&quot;;1;1)" office:value-type="float" office:value="796" calcext:value-type="float">
            <text:p>796</text:p>
          </table:table-cell>
          <table:table-cell table:style-name="ce1" table:formula="of:=IF(ABJAD([.$B562];7;1) - ABJAD(&quot;يا&quot;;7;1) = [.$D562]; &quot;aynı&quot;;ABJAD([.$B5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1" calcext:value-type="float">
            <text:p>561</text:p>
          </table:table-cell>
          <table:table-cell table:style-name="ce7" office:value-type="string" calcext:value-type="string">
            <text:p>يا مَنْ لَهُ السَّماواتُ الْعُلى</text:p>
          </table:table-cell>
          <table:table-cell table:style-name="ce1" office:value-type="string" calcext:value-type="string">
            <text:p>Ya men lehu-s semavatu-l u’la</text:p>
          </table:table-cell>
          <table:table-cell table:style-name="ce1" table:formula="of:=ABJAD([.$B563];1;1) - ABJAD(&quot;يا&quot;;1;1)" office:value-type="float" office:value="796" calcext:value-type="float">
            <text:p>796</text:p>
          </table:table-cell>
          <table:table-cell table:style-name="ce1" table:formula="of:=IF(ABJAD([.$B563];7;1) - ABJAD(&quot;يا&quot;;7;1) = [.$D563]; &quot;aynı&quot;;ABJAD([.$B563];7;1) - ABJAD(&quot;يا&quot;;7;1))" office:value-type="float" office:value="1036" calcext:value-type="float">
            <text:p>1036</text:p>
          </table:table-cell>
          <table:table-cell table:number-columns-repeated="1019"/>
        </table:table-row>
        <table:table-row table:style-name="ro2">
          <table:table-cell table:style-name="ce1" office:value-type="float" office:value="747" calcext:value-type="float">
            <text:p>747</text:p>
          </table:table-cell>
          <table:table-cell table:style-name="ce7" office:value-type="string" calcext:value-type="string">
            <text:p>يا مَنْ بابُهُ مَفْتُوحٌ لِلطّالِبينَ</text:p>
          </table:table-cell>
          <table:table-cell table:style-name="ce1" office:value-type="string" calcext:value-type="string">
            <text:p>Ya men babuhu meftuhun li-t talibine</text:p>
          </table:table-cell>
          <table:table-cell table:style-name="ce1" table:formula="of:=ABJAD([.$B564];1;1) - ABJAD(&quot;يا&quot;;1;1)" office:value-type="float" office:value="796" calcext:value-type="float">
            <text:p>796</text:p>
          </table:table-cell>
          <table:table-cell table:style-name="ce1" table:formula="of:=IF(ABJAD([.$B564];7;1) - ABJAD(&quot;يا&quot;;7;1) = [.$D564]; &quot;aynı&quot;;ABJAD([.$B5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8" calcext:value-type="float">
            <text:p>368</text:p>
          </table:table-cell>
          <table:table-cell table:style-name="ce7" office:value-type="string" calcext:value-type="string">
            <text:p>يا مَنْ كُلُّ شَيْءٍ صائِرٌ اِلَيْهِ</text:p>
          </table:table-cell>
          <table:table-cell table:style-name="ce1" office:value-type="string" calcext:value-type="string">
            <text:p>Ya men kullu şey’in sairun ileyhi</text:p>
          </table:table-cell>
          <table:table-cell table:style-name="ce1" table:formula="of:=ABJAD([.$B565];1;1) - ABJAD(&quot;يا&quot;;1;1)" office:value-type="float" office:value="799" calcext:value-type="float">
            <text:p>799</text:p>
          </table:table-cell>
          <table:table-cell table:style-name="ce1" table:formula="of:=IF(ABJAD([.$B565];7;1) - ABJAD(&quot;يا&quot;;7;1) = [.$D565]; &quot;aynı&quot;;ABJAD([.$B565];7;1) - ABJAD(&quot;يا&quot;;7;1))" office:value-type="float" office:value="1469" calcext:value-type="float">
            <text:p>1469</text:p>
          </table:table-cell>
          <table:table-cell table:number-columns-repeated="1019"/>
        </table:table-row>
        <table:table-row table:style-name="ro2">
          <table:table-cell table:style-name="ce1" office:value-type="float" office:value="484" calcext:value-type="float">
            <text:p>484</text:p>
          </table:table-cell>
          <table:table-cell table:style-name="ce7" office:value-type="string" calcext:value-type="string">
            <text:p>يا مُذَلِّلُ</text:p>
          </table:table-cell>
          <table:table-cell table:style-name="ce1" office:value-type="string" calcext:value-type="string">
            <text:p>Ya muzellilu</text:p>
          </table:table-cell>
          <table:table-cell table:style-name="ce1" table:formula="of:=ABJAD([.$B566];1;1) - ABJAD(&quot;يا&quot;;1;1)" office:value-type="float" office:value="800" calcext:value-type="float">
            <text:p>800</text:p>
          </table:table-cell>
          <table:table-cell table:style-name="ce1" table:formula="of:=IF(ABJAD([.$B566];7;1) - ABJAD(&quot;يا&quot;;7;1) = [.$D566]; &quot;aynı&quot;;ABJAD([.$B5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4" calcext:value-type="float">
            <text:p>844</text:p>
          </table:table-cell>
          <table:table-cell table:style-name="ce7" office:value-type="string" calcext:value-type="string">
            <text:p>يا اخِرُ</text:p>
          </table:table-cell>
          <table:table-cell table:style-name="ce1" office:value-type="string" calcext:value-type="string">
            <text:p>Ya ahiru</text:p>
          </table:table-cell>
          <table:table-cell table:style-name="ce1" table:formula="of:=ABJAD([.$B567];1;1) - ABJAD(&quot;يا&quot;;1;1)" office:value-type="float" office:value="801" calcext:value-type="float">
            <text:p>801</text:p>
          </table:table-cell>
          <table:table-cell table:style-name="ce1" table:formula="of:=IF(ABJAD([.$B567];7;1) - ABJAD(&quot;يا&quot;;7;1) = [.$D567]; &quot;aynı&quot;;ABJAD([.$B5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2" calcext:value-type="float">
            <text:p>412</text:p>
          </table:table-cell>
          <table:table-cell table:style-name="ce7" office:value-type="string" calcext:value-type="string">
            <text:p>يا مَنْ فِي الآفاقِ آياتُهُ</text:p>
          </table:table-cell>
          <table:table-cell table:style-name="ce1" office:value-type="string" calcext:value-type="string">
            <text:p>Ya men fi-l afagi ayatuhu</text:p>
          </table:table-cell>
          <table:table-cell table:style-name="ce1" table:formula="of:=ABJAD([.$B568];1;1) - ABJAD(&quot;يا&quot;;1;1)" office:value-type="float" office:value="810" calcext:value-type="float">
            <text:p>810</text:p>
          </table:table-cell>
          <table:table-cell table:style-name="ce1" table:formula="of:=IF(ABJAD([.$B568];7;1) - ABJAD(&quot;يا&quot;;7;1) = [.$D568]; &quot;aynı&quot;;ABJAD([.$B5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7" calcext:value-type="float">
            <text:p>897</text:p>
          </table:table-cell>
          <table:table-cell table:style-name="ce7" office:value-type="string" calcext:value-type="string">
            <text:p>يا مَنْ لا يُتِمُّ النِّعْمَةَ إلاّ هُوَ</text:p>
          </table:table-cell>
          <table:table-cell table:style-name="ce1" office:value-type="string" calcext:value-type="string">
            <text:p>Ya men la yutimmu-n ni’mete illa huve</text:p>
          </table:table-cell>
          <table:table-cell table:style-name="ce1" table:formula="of:=ABJAD([.$B569];1;1) - ABJAD(&quot;يا&quot;;1;1)" office:value-type="float" office:value="810" calcext:value-type="float">
            <text:p>810</text:p>
          </table:table-cell>
          <table:table-cell table:style-name="ce1" table:formula="of:=IF(ABJAD([.$B569];7;1) - ABJAD(&quot;يا&quot;;7;1) = [.$D569]; &quot;aynı&quot;;ABJAD([.$B5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1" calcext:value-type="float">
            <text:p>681</text:p>
          </table:table-cell>
          <table:table-cell table:style-name="ce7" office:value-type="string" calcext:value-type="string">
            <text:p>يا مَنْ جَعَلَ النّارَ مِرْصاداً</text:p>
          </table:table-cell>
          <table:table-cell table:style-name="ce1" office:value-type="string" calcext:value-type="string">
            <text:p>Ya men ce’ele-n nare mirsaden</text:p>
          </table:table-cell>
          <table:table-cell table:style-name="ce1" table:formula="of:=ABJAD([.$B570];1;1) - ABJAD(&quot;يا&quot;;1;1)" office:value-type="float" office:value="811" calcext:value-type="float">
            <text:p>811</text:p>
          </table:table-cell>
          <table:table-cell table:style-name="ce1" table:formula="of:=IF(ABJAD([.$B570];7;1) - ABJAD(&quot;يا&quot;;7;1) = [.$D570]; &quot;aynı&quot;;ABJAD([.$B570];7;1) - ABJAD(&quot;يا&quot;;7;1))" office:value-type="float" office:value="781" calcext:value-type="float">
            <text:p>781</text:p>
          </table:table-cell>
          <table:table-cell table:number-columns-repeated="1019"/>
        </table:table-row>
        <table:table-row table:style-name="ro2">
          <table:table-cell table:style-name="ce1" office:value-type="float" office:value="343" calcext:value-type="float">
            <text:p>343</text:p>
          </table:table-cell>
          <table:table-cell table:style-name="ce7" office:value-type="string" calcext:value-type="string">
            <text:p>يا مَنْ هُوَ في قُوَّتِهِ عَلِيٌّ</text:p>
          </table:table-cell>
          <table:table-cell table:style-name="ce1" office:value-type="string" calcext:value-type="string">
            <text:p>Ya men huve fi guvvetihi eliyyun</text:p>
          </table:table-cell>
          <table:table-cell table:style-name="ce1" table:formula="of:=ABJAD([.$B571];1;1) - ABJAD(&quot;يا&quot;;1;1)" office:value-type="float" office:value="812" calcext:value-type="float">
            <text:p>812</text:p>
          </table:table-cell>
          <table:table-cell table:style-name="ce1" table:formula="of:=IF(ABJAD([.$B571];7;1) - ABJAD(&quot;يا&quot;;7;1) = [.$D571]; &quot;aynı&quot;;ABJAD([.$B5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9" calcext:value-type="float">
            <text:p>439</text:p>
          </table:table-cell>
          <table:table-cell table:style-name="ce7" office:value-type="string" calcext:value-type="string">
            <text:p>يا خَبيرُ</text:p>
          </table:table-cell>
          <table:table-cell table:style-name="ce1" office:value-type="string" calcext:value-type="string">
            <text:p>Ya hebiru</text:p>
          </table:table-cell>
          <table:table-cell table:style-name="ce1" table:formula="of:=ABJAD([.$B572];1;1) - ABJAD(&quot;يا&quot;;1;1)" office:value-type="float" office:value="812" calcext:value-type="float">
            <text:p>812</text:p>
          </table:table-cell>
          <table:table-cell table:style-name="ce1" table:formula="of:=IF(ABJAD([.$B572];7;1) - ABJAD(&quot;يا&quot;;7;1) = [.$D572]; &quot;aynı&quot;;ABJAD([.$B5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0" calcext:value-type="float">
            <text:p>690</text:p>
          </table:table-cell>
          <table:table-cell table:style-name="ce7" office:value-type="string" calcext:value-type="string">
            <text:p>يا خَبيرُ</text:p>
          </table:table-cell>
          <table:table-cell table:style-name="ce1" office:value-type="string" calcext:value-type="string">
            <text:p>Ya hebiru</text:p>
          </table:table-cell>
          <table:table-cell table:style-name="ce1" table:formula="of:=ABJAD([.$B573];1;1) - ABJAD(&quot;يا&quot;;1;1)" office:value-type="float" office:value="812" calcext:value-type="float">
            <text:p>812</text:p>
          </table:table-cell>
          <table:table-cell table:style-name="ce1" table:formula="of:=IF(ABJAD([.$B573];7;1) - ABJAD(&quot;يا&quot;;7;1) = [.$D573]; &quot;aynı&quot;;ABJAD([.$B5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7" calcext:value-type="float">
            <text:p>707</text:p>
          </table:table-cell>
          <table:table-cell table:style-name="ce7" office:value-type="string" calcext:value-type="string">
            <text:p>يا مَنْ لَهُ ثَناءٌ لا يُحْصى</text:p>
          </table:table-cell>
          <table:table-cell table:style-name="ce1" office:value-type="string" calcext:value-type="string">
            <text:p>Ya men lehu senaun la yuhsa</text:p>
          </table:table-cell>
          <table:table-cell table:style-name="ce1" table:formula="of:=ABJAD([.$B574];1;1) - ABJAD(&quot;يا&quot;;1;1)" office:value-type="float" office:value="817" calcext:value-type="float">
            <text:p>817</text:p>
          </table:table-cell>
          <table:table-cell table:style-name="ce1" table:formula="of:=IF(ABJAD([.$B574];7;1) - ABJAD(&quot;يا&quot;;7;1) = [.$D574]; &quot;aynı&quot;;ABJAD([.$B574];7;1) - ABJAD(&quot;يا&quot;;7;1))" office:value-type="float" office:value="787" calcext:value-type="float">
            <text:p>787</text:p>
          </table:table-cell>
          <table:table-cell table:number-columns-repeated="1019"/>
        </table:table-row>
        <table:table-row table:style-name="ro2">
          <table:table-cell table:style-name="ce1" office:value-type="float" office:value="69" calcext:value-type="float">
            <text:p>69</text:p>
          </table:table-cell>
          <table:table-cell table:style-name="ce7" office:value-type="string" calcext:value-type="string">
            <text:p>يا باعِثَ الْبَرايا</text:p>
          </table:table-cell>
          <table:table-cell table:style-name="ce1" office:value-type="string" calcext:value-type="string">
            <text:p>Ya baise-l beraya</text:p>
          </table:table-cell>
          <table:table-cell table:style-name="ce1" table:formula="of:=ABJAD([.$B575];1;1) - ABJAD(&quot;يا&quot;;1;1)" office:value-type="float" office:value="818" calcext:value-type="float">
            <text:p>818</text:p>
          </table:table-cell>
          <table:table-cell table:style-name="ce1" table:formula="of:=IF(ABJAD([.$B575];7;1) - ABJAD(&quot;يا&quot;;7;1) = [.$D575]; &quot;aynı&quot;;ABJAD([.$B5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0" calcext:value-type="float">
            <text:p>600</text:p>
          </table:table-cell>
          <table:table-cell table:style-name="ce7" office:value-type="string" calcext:value-type="string">
            <text:p>يا مُقَوِّيَ مَنِ اسْتَقْواهُ</text:p>
          </table:table-cell>
          <table:table-cell table:style-name="ce1" office:value-type="string" calcext:value-type="string">
            <text:p>Ya mugevviye men istegvahu</text:p>
          </table:table-cell>
          <table:table-cell table:style-name="ce1" table:formula="of:=ABJAD([.$B576];1;1) - ABJAD(&quot;يا&quot;;1;1)" office:value-type="float" office:value="819" calcext:value-type="float">
            <text:p>819</text:p>
          </table:table-cell>
          <table:table-cell table:style-name="ce1" table:formula="of:=IF(ABJAD([.$B576];7;1) - ABJAD(&quot;يا&quot;;7;1) = [.$D576]; &quot;aynı&quot;;ABJAD([.$B576];7;1) - ABJAD(&quot;يا&quot;;7;1))" office:value-type="float" office:value="1059" calcext:value-type="float">
            <text:p>1059</text:p>
          </table:table-cell>
          <table:table-cell table:number-columns-repeated="1019"/>
        </table:table-row>
        <table:table-row table:style-name="ro2">
          <table:table-cell table:style-name="ce1" office:value-type="float" office:value="753" calcext:value-type="float">
            <text:p>753</text:p>
          </table:table-cell>
          <table:table-cell table:style-name="ce7" office:value-type="string" calcext:value-type="string">
            <text:p>يا مَنْ تَبارَكَ اسْمُهُ</text:p>
          </table:table-cell>
          <table:table-cell table:style-name="ce1" office:value-type="string" calcext:value-type="string">
            <text:p>Ya men tebareke ismuhu</text:p>
          </table:table-cell>
          <table:table-cell table:style-name="ce1" table:formula="of:=ABJAD([.$B577];1;1) - ABJAD(&quot;يا&quot;;1;1)" office:value-type="float" office:value="819" calcext:value-type="float">
            <text:p>819</text:p>
          </table:table-cell>
          <table:table-cell table:style-name="ce1" table:formula="of:=IF(ABJAD([.$B577];7;1) - ABJAD(&quot;يا&quot;;7;1) = [.$D577]; &quot;aynı&quot;;ABJAD([.$B577];7;1) - ABJAD(&quot;يا&quot;;7;1))" office:value-type="float" office:value="1059" calcext:value-type="float">
            <text:p>1059</text:p>
          </table:table-cell>
          <table:table-cell table:number-columns-repeated="1019"/>
        </table:table-row>
        <table:table-row table:style-name="ro2">
          <table:table-cell table:style-name="ce1" office:value-type="float" office:value="675" calcext:value-type="float">
            <text:p>675</text:p>
          </table:table-cell>
          <table:table-cell table:style-name="ce7" office:value-type="string" calcext:value-type="string">
            <text:p>يا مَنْ جَعَلَ الْقَمَرَ نُوراً</text:p>
          </table:table-cell>
          <table:table-cell table:style-name="ce1" office:value-type="string" calcext:value-type="string">
            <text:p>Ya men ce’ele-l gemere nuren</text:p>
          </table:table-cell>
          <table:table-cell table:style-name="ce1" table:formula="of:=ABJAD([.$B578];1;1) - ABJAD(&quot;يا&quot;;1;1)" office:value-type="float" office:value="821" calcext:value-type="float">
            <text:p>821</text:p>
          </table:table-cell>
          <table:table-cell table:style-name="ce1" table:formula="of:=IF(ABJAD([.$B578];7;1) - ABJAD(&quot;يا&quot;;7;1) = [.$D578]; &quot;aynı&quot;;ABJAD([.$B57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6" calcext:value-type="float">
            <text:p>556</text:p>
          </table:table-cell>
          <table:table-cell table:style-name="ce7" office:value-type="string" calcext:value-type="string">
            <text:p>يا مَنْ لَهُ الآياتُ الْكُبْرى</text:p>
          </table:table-cell>
          <table:table-cell table:style-name="ce1" office:value-type="string" calcext:value-type="string">
            <text:p>Ya men lehu-l ayatu-l kubra</text:p>
          </table:table-cell>
          <table:table-cell table:style-name="ce1" table:formula="of:=ABJAD([.$B579];1;1) - ABJAD(&quot;يا&quot;;1;1)" office:value-type="float" office:value="822" calcext:value-type="float">
            <text:p>822</text:p>
          </table:table-cell>
          <table:table-cell table:style-name="ce1" table:formula="of:=IF(ABJAD([.$B579];7;1) - ABJAD(&quot;يا&quot;;7;1) = [.$D579]; &quot;aynı&quot;;ABJAD([.$B5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1" calcext:value-type="float">
            <text:p>131</text:p>
          </table:table-cell>
          <table:table-cell table:style-name="ce7" office:value-type="string" calcext:value-type="string">
            <text:p>يا دَليلَ الْمُتَحَيِّرينَ</text:p>
          </table:table-cell>
          <table:table-cell table:style-name="ce1" office:value-type="string" calcext:value-type="string">
            <text:p>Ya delile-l muteheyyirine</text:p>
          </table:table-cell>
          <table:table-cell table:style-name="ce1" table:formula="of:=ABJAD([.$B580];1;1) - ABJAD(&quot;يا&quot;;1;1)" office:value-type="float" office:value="823" calcext:value-type="float">
            <text:p>823</text:p>
          </table:table-cell>
          <table:table-cell table:style-name="ce1" table:formula="of:=IF(ABJAD([.$B580];7;1) - ABJAD(&quot;يا&quot;;7;1) = [.$D580]; &quot;aynı&quot;;ABJAD([.$B5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9" calcext:value-type="float">
            <text:p>259</text:p>
          </table:table-cell>
          <table:table-cell table:style-name="ce7" office:value-type="string" calcext:value-type="string">
            <text:p>يا رَبَّ التَّحِيَّةِ وَالسَّلامِ</text:p>
          </table:table-cell>
          <table:table-cell table:style-name="ce1" office:value-type="string" calcext:value-type="string">
            <text:p>Ya rebbe-t tehiyyeti ve-s selami</text:p>
          </table:table-cell>
          <table:table-cell table:style-name="ce1" table:formula="of:=ABJAD([.$B581];1;1) - ABJAD(&quot;يا&quot;;1;1)" office:value-type="float" office:value="824" calcext:value-type="float">
            <text:p>824</text:p>
          </table:table-cell>
          <table:table-cell table:style-name="ce1" table:formula="of:=IF(ABJAD([.$B581];7;1) - ABJAD(&quot;يا&quot;;7;1) = [.$D581]; &quot;aynı&quot;;ABJAD([.$B581];7;1) - ABJAD(&quot;يا&quot;;7;1))" office:value-type="float" office:value="1064" calcext:value-type="float">
            <text:p>1064</text:p>
          </table:table-cell>
          <table:table-cell table:number-columns-repeated="1019"/>
        </table:table-row>
        <table:table-row table:style-name="ro2">
          <table:table-cell table:style-name="ce1" office:value-type="float" office:value="835" calcext:value-type="float">
            <text:p>835</text:p>
          </table:table-cell>
          <table:table-cell table:style-name="ce7" office:value-type="string" calcext:value-type="string">
            <text:p>يا مَنْ لا يُشْرِكُ في حُكْمِهِ اَحَداً</text:p>
          </table:table-cell>
          <table:table-cell table:style-name="ce1" office:value-type="string" calcext:value-type="string">
            <text:p>Ya men la yuşriku fi hukmihi eheden</text:p>
          </table:table-cell>
          <table:table-cell table:style-name="ce1" table:formula="of:=ABJAD([.$B582];1;1) - ABJAD(&quot;يا&quot;;1;1)" office:value-type="float" office:value="828" calcext:value-type="float">
            <text:p>828</text:p>
          </table:table-cell>
          <table:table-cell table:style-name="ce1" table:formula="of:=IF(ABJAD([.$B582];7;1) - ABJAD(&quot;يا&quot;;7;1) = [.$D582]; &quot;aynı&quot;;ABJAD([.$B582];7;1) - ABJAD(&quot;يا&quot;;7;1))" office:value-type="float" office:value="1528" calcext:value-type="float">
            <text:p>1528</text:p>
          </table:table-cell>
          <table:table-cell table:number-columns-repeated="1019"/>
        </table:table-row>
        <table:table-row table:style-name="ro2">
          <table:table-cell table:style-name="ce1" office:value-type="float" office:value="622" calcext:value-type="float">
            <text:p>622</text:p>
          </table:table-cell>
          <table:table-cell table:style-name="ce7" office:value-type="string" calcext:value-type="string">
            <text:p>يا مَنْ يَعْلَمُ مُرادَ الْمُريدينَ</text:p>
          </table:table-cell>
          <table:table-cell table:style-name="ce1" office:value-type="string" calcext:value-type="string">
            <text:p>Ya men ye’lemu murade-l muridine</text:p>
          </table:table-cell>
          <table:table-cell table:style-name="ce1" table:formula="of:=ABJAD([.$B583];1;1) - ABJAD(&quot;يا&quot;;1;1)" office:value-type="float" office:value="830" calcext:value-type="float">
            <text:p>830</text:p>
          </table:table-cell>
          <table:table-cell table:style-name="ce1" table:formula="of:=IF(ABJAD([.$B583];7;1) - ABJAD(&quot;يا&quot;;7;1) = [.$D583]; &quot;aynı&quot;;ABJAD([.$B5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7" calcext:value-type="float">
            <text:p>107</text:p>
          </table:table-cell>
          <table:table-cell table:style-name="ce7" office:value-type="string" calcext:value-type="string">
            <text:p>يا دَليلي عِنْدَ حَيْرَتي</text:p>
          </table:table-cell>
          <table:table-cell table:style-name="ce1" office:value-type="string" calcext:value-type="string">
            <text:p>Ya delili inde heyreti</text:p>
          </table:table-cell>
          <table:table-cell table:style-name="ce1" table:formula="of:=ABJAD([.$B584];1;1) - ABJAD(&quot;يا&quot;;1;1)" office:value-type="float" office:value="836" calcext:value-type="float">
            <text:p>836</text:p>
          </table:table-cell>
          <table:table-cell table:style-name="ce1" table:formula="of:=IF(ABJAD([.$B584];7;1) - ABJAD(&quot;يا&quot;;7;1) = [.$D584]; &quot;aynı&quot;;ABJAD([.$B5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 calcext:value-type="float">
            <text:p>99</text:p>
          </table:table-cell>
          <table:table-cell table:style-name="ce7" office:value-type="string" calcext:value-type="string">
            <text:p>يا ساتِرَ كُلِّ مَعْيُوبٍ</text:p>
          </table:table-cell>
          <table:table-cell table:style-name="ce1" office:value-type="string" calcext:value-type="string">
            <text:p>Ya satire kulli meğyubin</text:p>
          </table:table-cell>
          <table:table-cell table:style-name="ce1" table:formula="of:=ABJAD([.$B585];1;1) - ABJAD(&quot;يا&quot;;1;1)" office:value-type="float" office:value="839" calcext:value-type="float">
            <text:p>839</text:p>
          </table:table-cell>
          <table:table-cell table:style-name="ce1" table:formula="of:=IF(ABJAD([.$B585];7;1) - ABJAD(&quot;يا&quot;;7;1) = [.$D585]; &quot;aynı&quot;;ABJAD([.$B585];7;1) - ABJAD(&quot;يا&quot;;7;1))" office:value-type="float" office:value="1079" calcext:value-type="float">
            <text:p>1079</text:p>
          </table:table-cell>
          <table:table-cell table:number-columns-repeated="1019"/>
        </table:table-row>
        <table:table-row table:style-name="ro2">
          <table:table-cell table:style-name="ce1" office:value-type="float" office:value="881" calcext:value-type="float">
            <text:p>881</text:p>
          </table:table-cell>
          <table:table-cell table:style-name="ce7" office:value-type="string" calcext:value-type="string">
            <text:p>يا رازِقَ الْبَشَرِ</text:p>
          </table:table-cell>
          <table:table-cell table:style-name="ce1" office:value-type="string" calcext:value-type="string">
            <text:p>Ya razige-l beşeri</text:p>
          </table:table-cell>
          <table:table-cell table:style-name="ce1" table:formula="of:=ABJAD([.$B586];1;1) - ABJAD(&quot;يا&quot;;1;1)" office:value-type="float" office:value="841" calcext:value-type="float">
            <text:p>841</text:p>
          </table:table-cell>
          <table:table-cell table:style-name="ce1" table:formula="of:=IF(ABJAD([.$B586];7;1) - ABJAD(&quot;يا&quot;;7;1) = [.$D586]; &quot;aynı&quot;;ABJAD([.$B586];7;1) - ABJAD(&quot;يا&quot;;7;1))" office:value-type="float" office:value="1541" calcext:value-type="float">
            <text:p>1541</text:p>
          </table:table-cell>
          <table:table-cell table:number-columns-repeated="1019"/>
        </table:table-row>
        <table:table-row table:style-name="ro2">
          <table:table-cell table:style-name="ce1" office:value-type="float" office:value="662" calcext:value-type="float">
            <text:p>662</text:p>
          </table:table-cell>
          <table:table-cell table:style-name="ce7" office:value-type="string" calcext:value-type="string">
            <text:p>يا مَنْ يُحِقُّ الْحَقَّ بِكَلِماتِهِ</text:p>
          </table:table-cell>
          <table:table-cell table:style-name="ce1" office:value-type="string" calcext:value-type="string">
            <text:p>Ya men yuhiggu-l hegge bi kelimatihi</text:p>
          </table:table-cell>
          <table:table-cell table:style-name="ce1" table:formula="of:=ABJAD([.$B587];1;1) - ABJAD(&quot;يا&quot;;1;1)" office:value-type="float" office:value="845" calcext:value-type="float">
            <text:p>845</text:p>
          </table:table-cell>
          <table:table-cell table:style-name="ce1" table:formula="of:=IF(ABJAD([.$B587];7;1) - ABJAD(&quot;يا&quot;;7;1) = [.$D587]; &quot;aynı&quot;;ABJAD([.$B5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0" calcext:value-type="float">
            <text:p>250</text:p>
          </table:table-cell>
          <table:table-cell table:style-name="ce7" office:value-type="string" calcext:value-type="string">
            <text:p>يا مُؤَخِّرُ</text:p>
          </table:table-cell>
          <table:table-cell table:style-name="ce1" office:value-type="string" calcext:value-type="string">
            <text:p>Ya muvehhiru</text:p>
          </table:table-cell>
          <table:table-cell table:style-name="ce1" table:formula="of:=ABJAD([.$B588];1;1) - ABJAD(&quot;يا&quot;;1;1)" office:value-type="float" office:value="847" calcext:value-type="float">
            <text:p>847</text:p>
          </table:table-cell>
          <table:table-cell table:style-name="ce1" table:formula="of:=IF(ABJAD([.$B588];7;1) - ABJAD(&quot;يا&quot;;7;1) = [.$D588]; &quot;aynı&quot;;ABJAD([.$B5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9" calcext:value-type="float">
            <text:p>299</text:p>
          </table:table-cell>
          <table:table-cell table:style-name="ce7" office:value-type="string" calcext:value-type="string">
            <text:p>يا مُعينَ مَنِ اسْتَعانَهُ</text:p>
          </table:table-cell>
          <table:table-cell table:style-name="ce1" office:value-type="string" calcext:value-type="string">
            <text:p>Ya muine men isteanehu</text:p>
          </table:table-cell>
          <table:table-cell table:style-name="ce1" table:formula="of:=ABJAD([.$B589];1;1) - ABJAD(&quot;يا&quot;;1;1)" office:value-type="float" office:value="847" calcext:value-type="float">
            <text:p>847</text:p>
          </table:table-cell>
          <table:table-cell table:style-name="ce1" table:formula="of:=IF(ABJAD([.$B589];7;1) - ABJAD(&quot;يا&quot;;7;1) = [.$D589]; &quot;aynı&quot;;ABJAD([.$B589];7;1) - ABJAD(&quot;يا&quot;;7;1))" office:value-type="float" office:value="1087" calcext:value-type="float">
            <text:p>1087</text:p>
          </table:table-cell>
          <table:table-cell table:number-columns-repeated="1019"/>
        </table:table-row>
        <table:table-row table:style-name="ro2">
          <table:table-cell table:style-name="ce1" office:value-type="float" office:value="640" calcext:value-type="float">
            <text:p>640</text:p>
          </table:table-cell>
          <table:table-cell table:style-name="ce7" office:value-type="string" calcext:value-type="string">
            <text:p>يا كَثيرَ الْوَفاءِ</text:p>
          </table:table-cell>
          <table:table-cell table:style-name="ce1" office:value-type="string" calcext:value-type="string">
            <text:p>Ya kesire-l vefai</text:p>
          </table:table-cell>
          <table:table-cell table:style-name="ce1" table:formula="of:=ABJAD([.$B590];1;1) - ABJAD(&quot;يا&quot;;1;1)" office:value-type="float" office:value="849" calcext:value-type="float">
            <text:p>849</text:p>
          </table:table-cell>
          <table:table-cell table:style-name="ce1" table:formula="of:=IF(ABJAD([.$B590];7;1) - ABJAD(&quot;يا&quot;;7;1) = [.$D590]; &quot;aynı&quot;;ABJAD([.$B5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6" calcext:value-type="float">
            <text:p>736</text:p>
          </table:table-cell>
          <table:table-cell table:style-name="ce7" office:value-type="string" calcext:value-type="string">
            <text:p>يا مَنْ هُوَ وِتْرٌ بِلا كَيْفٍ</text:p>
          </table:table-cell>
          <table:table-cell table:style-name="ce1" office:value-type="string" calcext:value-type="string">
            <text:p>Ya men huve vitrun bi la keyfin</text:p>
          </table:table-cell>
          <table:table-cell table:style-name="ce1" table:formula="of:=ABJAD([.$B591];1;1) - ABJAD(&quot;يا&quot;;1;1)" office:value-type="float" office:value="850" calcext:value-type="float">
            <text:p>850</text:p>
          </table:table-cell>
          <table:table-cell table:style-name="ce1" table:formula="of:=IF(ABJAD([.$B591];7;1) - ABJAD(&quot;يا&quot;;7;1) = [.$D591]; &quot;aynı&quot;;ABJAD([.$B5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6" calcext:value-type="float">
            <text:p>446</text:p>
          </table:table-cell>
          <table:table-cell table:style-name="ce7" office:value-type="string" calcext:value-type="string">
            <text:p>يا اَرْفَعَ مِنْ كُلِّ رَفيع</text:p>
          </table:table-cell>
          <table:table-cell table:style-name="ce1" office:value-type="string" calcext:value-type="string">
            <text:p>Ya erfe’e min kulli refi’in</text:p>
          </table:table-cell>
          <table:table-cell table:style-name="ce1" table:formula="of:=ABJAD([.$B592];1;1) - ABJAD(&quot;يا&quot;;1;1)" office:value-type="float" office:value="851" calcext:value-type="float">
            <text:p>851</text:p>
          </table:table-cell>
          <table:table-cell table:style-name="ce1" table:formula="of:=IF(ABJAD([.$B592];7;1) - ABJAD(&quot;يا&quot;;7;1) = [.$D592]; &quot;aynı&quot;;ABJAD([.$B5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0" calcext:value-type="float">
            <text:p>720</text:p>
          </table:table-cell>
          <table:table-cell table:style-name="ce7" office:value-type="string" calcext:value-type="string">
            <text:p>يا مَنْ يُحِبُّ الْمُتَطَهِّرينَ</text:p>
          </table:table-cell>
          <table:table-cell table:style-name="ce1" office:value-type="string" calcext:value-type="string">
            <text:p>Ya men yuhibbu bi-l muhtedine</text:p>
          </table:table-cell>
          <table:table-cell table:style-name="ce1" table:formula="of:=ABJAD([.$B593];1;1) - ABJAD(&quot;يا&quot;;1;1)" office:value-type="float" office:value="855" calcext:value-type="float">
            <text:p>855</text:p>
          </table:table-cell>
          <table:table-cell table:style-name="ce1" table:formula="of:=IF(ABJAD([.$B593];7;1) - ABJAD(&quot;يا&quot;;7;1) = [.$D593]; &quot;aynı&quot;;ABJAD([.$B5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2" calcext:value-type="float">
            <text:p>552</text:p>
          </table:table-cell>
          <table:table-cell table:style-name="ce7" office:value-type="string" calcext:value-type="string">
            <text:p>يا مَنْ لَهُ الْمَثَلُ الاَْعْلى</text:p>
          </table:table-cell>
          <table:table-cell table:style-name="ce1" office:value-type="string" calcext:value-type="string">
            <text:p>Ya men lehu-l meselu-l e’la</text:p>
          </table:table-cell>
          <table:table-cell table:style-name="ce1" table:formula="of:=ABJAD([.$B594];1;1) - ABJAD(&quot;يا&quot;;1;1)" office:value-type="float" office:value="859" calcext:value-type="float">
            <text:p>859</text:p>
          </table:table-cell>
          <table:table-cell table:style-name="ce1" table:formula="of:=IF(ABJAD([.$B594];7;1) - ABJAD(&quot;يا&quot;;7;1) = [.$D594]; &quot;aynı&quot;;ABJAD([.$B5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9" calcext:value-type="float">
            <text:p>159</text:p>
          </table:table-cell>
          <table:table-cell table:style-name="ce7" office:value-type="string" calcext:value-type="string">
            <text:p>يا مَنْ هُوَ قادِرٌ عَلى كُلِّ شَيْءٍ</text:p>
          </table:table-cell>
          <table:table-cell table:style-name="ce1" office:value-type="string" calcext:value-type="string">
            <text:p>Ya men huve gadirun ela kulli şey’in</text:p>
          </table:table-cell>
          <table:table-cell table:style-name="ce1" table:formula="of:=ABJAD([.$B595];1;1) - ABJAD(&quot;يا&quot;;1;1)" office:value-type="float" office:value="868" calcext:value-type="float">
            <text:p>868</text:p>
          </table:table-cell>
          <table:table-cell table:style-name="ce1" table:formula="of:=IF(ABJAD([.$B595];7;1) - ABJAD(&quot;يا&quot;;7;1) = [.$D595]; &quot;aynı&quot;;ABJAD([.$B595];7;1) - ABJAD(&quot;يا&quot;;7;1))" office:value-type="float" office:value="1568" calcext:value-type="float">
            <text:p>1568</text:p>
          </table:table-cell>
          <table:table-cell table:number-columns-repeated="1019"/>
        </table:table-row>
        <table:table-row table:style-name="ro2">
          <table:table-cell table:style-name="ce1" office:value-type="float" office:value="553" calcext:value-type="float">
            <text:p>553</text:p>
          </table:table-cell>
          <table:table-cell table:style-name="ce7" office:value-type="string" calcext:value-type="string">
            <text:p>يا مَنْ لَهُ الصِّفاتُ الْعُلْيا</text:p>
          </table:table-cell>
          <table:table-cell table:style-name="ce1" office:value-type="string" calcext:value-type="string">
            <text:p>Ya men lehu-s sifatu-l ulya</text:p>
          </table:table-cell>
          <table:table-cell table:style-name="ce1" table:formula="of:=ABJAD([.$B596];1;1) - ABJAD(&quot;يا&quot;;1;1)" office:value-type="float" office:value="869" calcext:value-type="float">
            <text:p>869</text:p>
          </table:table-cell>
          <table:table-cell table:style-name="ce1" table:formula="of:=IF(ABJAD([.$B596];7;1) - ABJAD(&quot;يا&quot;;7;1) = [.$D596]; &quot;aynı&quot;;ABJAD([.$B596];7;1) - ABJAD(&quot;يا&quot;;7;1))" office:value-type="float" office:value="839" calcext:value-type="float">
            <text:p>839</text:p>
          </table:table-cell>
          <table:table-cell table:number-columns-repeated="1019"/>
        </table:table-row>
        <table:table-row table:style-name="ro2">
          <table:table-cell table:style-name="ce1" office:value-type="float" office:value="817" calcext:value-type="float">
            <text:p>817</text:p>
          </table:table-cell>
          <table:table-cell table:style-name="ce7" office:value-type="string" calcext:value-type="string">
            <text:p>يا مَنْ قَدَّرَ بِحِكْمَتِهِ</text:p>
          </table:table-cell>
          <table:table-cell table:style-name="ce1" office:value-type="string" calcext:value-type="string">
            <text:p>Ya men geddere bi hikmetihi</text:p>
          </table:table-cell>
          <table:table-cell table:style-name="ce1" table:formula="of:=ABJAD([.$B597];1;1) - ABJAD(&quot;يا&quot;;1;1)" office:value-type="float" office:value="869" calcext:value-type="float">
            <text:p>869</text:p>
          </table:table-cell>
          <table:table-cell table:style-name="ce1" table:formula="of:=IF(ABJAD([.$B597];7;1) - ABJAD(&quot;يا&quot;;7;1) = [.$D597]; &quot;aynı&quot;;ABJAD([.$B5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7" calcext:value-type="float">
            <text:p>347</text:p>
          </table:table-cell>
          <table:table-cell table:style-name="ce7" office:value-type="string" calcext:value-type="string">
            <text:p>يا مَنْ هُوَ في شَرَفِهِ عَزيزٌ</text:p>
          </table:table-cell>
          <table:table-cell table:style-name="ce1" office:value-type="string" calcext:value-type="string">
            <text:p>Ya men huve fi şerefihi ezizun</text:p>
          </table:table-cell>
          <table:table-cell table:style-name="ce1" table:formula="of:=ABJAD([.$B598];1;1) - ABJAD(&quot;يا&quot;;1;1)" office:value-type="float" office:value="870" calcext:value-type="float">
            <text:p>870</text:p>
          </table:table-cell>
          <table:table-cell table:style-name="ce1" table:formula="of:=IF(ABJAD([.$B598];7;1) - ABJAD(&quot;يا&quot;;7;1) = [.$D598]; &quot;aynı&quot;;ABJAD([.$B598];7;1) - ABJAD(&quot;يا&quot;;7;1))" office:value-type="float" office:value="1570" calcext:value-type="float">
            <text:p>1570</text:p>
          </table:table-cell>
          <table:table-cell table:number-columns-repeated="1019"/>
        </table:table-row>
        <table:table-row table:style-name="ro2">
          <table:table-cell table:style-name="ce1" office:value-type="float" office:value="220" calcext:value-type="float">
            <text:p>220</text:p>
          </table:table-cell>
          <table:table-cell table:style-name="ce7" office:value-type="string" calcext:value-type="string">
            <text:p>يا مُنْتَهى كُلِّ شَكْوى</text:p>
          </table:table-cell>
          <table:table-cell table:style-name="ce1" office:value-type="string" calcext:value-type="string">
            <text:p>Ya munteha kulli şekva</text:p>
          </table:table-cell>
          <table:table-cell table:style-name="ce1" table:formula="of:=ABJAD([.$B599];1;1) - ABJAD(&quot;يا&quot;;1;1)" office:value-type="float" office:value="873" calcext:value-type="float">
            <text:p>873</text:p>
          </table:table-cell>
          <table:table-cell table:style-name="ce1" table:formula="of:=IF(ABJAD([.$B599];7;1) - ABJAD(&quot;يا&quot;;7;1) = [.$D599]; &quot;aynı&quot;;ABJAD([.$B599];7;1) - ABJAD(&quot;يا&quot;;7;1))" office:value-type="float" office:value="1573" calcext:value-type="float">
            <text:p>1573</text:p>
          </table:table-cell>
          <table:table-cell table:number-columns-repeated="1019"/>
        </table:table-row>
        <table:table-row table:style-name="ro2">
          <table:table-cell table:style-name="ce1" office:value-type="float" office:value="135" calcext:value-type="float">
            <text:p>135</text:p>
          </table:table-cell>
          <table:table-cell table:style-name="ce7" office:value-type="string" calcext:value-type="string">
            <text:p>يا اَمانَ الْخائِفينَ</text:p>
          </table:table-cell>
          <table:table-cell table:style-name="ce1" office:value-type="string" calcext:value-type="string">
            <text:p>Ya emane-l haifine</text:p>
          </table:table-cell>
          <table:table-cell table:style-name="ce1" table:formula="of:=ABJAD([.$B600];1;1) - ABJAD(&quot;يا&quot;;1;1)" office:value-type="float" office:value="875" calcext:value-type="float">
            <text:p>875</text:p>
          </table:table-cell>
          <table:table-cell table:style-name="ce1" table:formula="of:=IF(ABJAD([.$B600];7;1) - ABJAD(&quot;يا&quot;;7;1) = [.$D600]; &quot;aynı&quot;;ABJAD([.$B6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 calcext:value-type="float">
            <text:p>39</text:p>
          </table:table-cell>
          <table:table-cell table:style-name="ce7" office:value-type="string" calcext:value-type="string">
            <text:p>يا مَنْ عِنْدَهُ حُسْنُ الثَّوابِ</text:p>
          </table:table-cell>
          <table:table-cell table:style-name="ce1" office:value-type="string" calcext:value-type="string">
            <text:p>Ya men indehu husnu-s sevabi</text:p>
          </table:table-cell>
          <table:table-cell table:style-name="ce1" table:formula="of:=ABJAD([.$B601];1;1) - ABJAD(&quot;يا&quot;;1;1)" office:value-type="float" office:value="877" calcext:value-type="float">
            <text:p>877</text:p>
          </table:table-cell>
          <table:table-cell table:style-name="ce1" table:formula="of:=IF(ABJAD([.$B601];7;1) - ABJAD(&quot;يا&quot;;7;1) = [.$D601]; &quot;aynı&quot;;ABJAD([.$B601];7;1) - ABJAD(&quot;يا&quot;;7;1))" office:value-type="float" office:value="1117" calcext:value-type="float">
            <text:p>1117</text:p>
          </table:table-cell>
          <table:table-cell table:number-columns-repeated="1019"/>
        </table:table-row>
        <table:table-row table:style-name="ro2">
          <table:table-cell table:style-name="ce1" office:value-type="float" office:value="792" calcext:value-type="float">
            <text:p>792</text:p>
          </table:table-cell>
          <table:table-cell table:style-name="ce7" office:value-type="string" calcext:value-type="string">
            <text:p>يا مَنْ هُوَ عَلى كُلِّ شَيْء قَديرٌ</text:p>
          </table:table-cell>
          <table:table-cell table:style-name="ce1" office:value-type="string" calcext:value-type="string">
            <text:p>Ya men huve ela kulli şey’in gedirun</text:p>
          </table:table-cell>
          <table:table-cell table:style-name="ce1" table:formula="of:=ABJAD([.$B602];1;1) - ABJAD(&quot;يا&quot;;1;1)" office:value-type="float" office:value="877" calcext:value-type="float">
            <text:p>877</text:p>
          </table:table-cell>
          <table:table-cell table:style-name="ce1" table:formula="of:=IF(ABJAD([.$B602];7;1) - ABJAD(&quot;يا&quot;;7;1) = [.$D602]; &quot;aynı&quot;;ABJAD([.$B602];7;1) - ABJAD(&quot;يا&quot;;7;1))" office:value-type="float" office:value="1577" calcext:value-type="float">
            <text:p>1577</text:p>
          </table:table-cell>
          <table:table-cell table:number-columns-repeated="1019"/>
        </table:table-row>
        <table:table-row table:style-name="ro2">
          <table:table-cell table:style-name="ce1" office:value-type="float" office:value="663" calcext:value-type="float">
            <text:p>663</text:p>
          </table:table-cell>
          <table:table-cell table:style-name="ce7" office:value-type="string" calcext:value-type="string">
            <text:p>يا مَنْ يَقْبَلُ التَّوْبَةَ عَنْ عِبادِهِ</text:p>
          </table:table-cell>
          <table:table-cell table:style-name="ce1" office:value-type="string" calcext:value-type="string">
            <text:p>Ya men yegbelu-t tevbete en ibadihi</text:p>
          </table:table-cell>
          <table:table-cell table:style-name="ce1" table:formula="of:=ABJAD([.$B603];1;1) - ABJAD(&quot;يا&quot;;1;1)" office:value-type="float" office:value="878" calcext:value-type="float">
            <text:p>878</text:p>
          </table:table-cell>
          <table:table-cell table:style-name="ce1" table:formula="of:=IF(ABJAD([.$B603];7;1) - ABJAD(&quot;يا&quot;;7;1) = [.$D603]; &quot;aynı&quot;;ABJAD([.$B60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8" calcext:value-type="float">
            <text:p>878</text:p>
          </table:table-cell>
          <table:table-cell table:style-name="ce7" office:value-type="string" calcext:value-type="string">
            <text:p>يا مَنْ لا تَحْويهِ الْفِكَرُ</text:p>
          </table:table-cell>
          <table:table-cell table:style-name="ce1" office:value-type="string" calcext:value-type="string">
            <text:p>Ya men la tehvihi-l fikeru</text:p>
          </table:table-cell>
          <table:table-cell table:style-name="ce1" table:formula="of:=ABJAD([.$B604];1;1) - ABJAD(&quot;يا&quot;;1;1)" office:value-type="float" office:value="881" calcext:value-type="float">
            <text:p>881</text:p>
          </table:table-cell>
          <table:table-cell table:style-name="ce1" table:formula="of:=IF(ABJAD([.$B604];7;1) - ABJAD(&quot;يا&quot;;7;1) = [.$D604]; &quot;aynı&quot;;ABJAD([.$B6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1" calcext:value-type="float">
            <text:p>781</text:p>
          </table:table-cell>
          <table:table-cell table:style-name="ce7" office:value-type="string" calcext:value-type="string">
            <text:p>يا مَنْ هُوَ عَلى كُلِّ شَيْء شَهيدٌ</text:p>
          </table:table-cell>
          <table:table-cell table:style-name="ce1" office:value-type="string" calcext:value-type="string">
            <text:p>Ya men huve ela kulli şey’in şehidun</text:p>
          </table:table-cell>
          <table:table-cell table:style-name="ce1" table:formula="of:=ABJAD([.$B605];1;1) - ABJAD(&quot;يا&quot;;1;1)" office:value-type="float" office:value="882" calcext:value-type="float">
            <text:p>882</text:p>
          </table:table-cell>
          <table:table-cell table:style-name="ce1" table:formula="of:=IF(ABJAD([.$B605];7;1) - ABJAD(&quot;يا&quot;;7;1) = [.$D605]; &quot;aynı&quot;;ABJAD([.$B605];7;1) - ABJAD(&quot;يا&quot;;7;1))" office:value-type="float" office:value="2282" calcext:value-type="float">
            <text:p>2282</text:p>
          </table:table-cell>
          <table:table-cell table:number-columns-repeated="1019"/>
        </table:table-row>
        <table:table-row table:style-name="ro2">
          <table:table-cell table:style-name="ce1" office:value-type="float" office:value="669" calcext:value-type="float">
            <text:p>669</text:p>
          </table:table-cell>
          <table:table-cell table:style-name="ce7" office:value-type="string" calcext:value-type="string">
            <text:p>يا مَنِ انْقادَ كُلُّ شَيْءٍ لاَِمْرِهِ</text:p>
          </table:table-cell>
          <table:table-cell table:style-name="ce1" office:value-type="string" calcext:value-type="string">
            <text:p>Ya men ingade kullu şey’in li emrihi</text:p>
          </table:table-cell>
          <table:table-cell table:style-name="ce1" table:formula="of:=ABJAD([.$B606];1;1) - ABJAD(&quot;يا&quot;;1;1)" office:value-type="float" office:value="883" calcext:value-type="float">
            <text:p>883</text:p>
          </table:table-cell>
          <table:table-cell table:style-name="ce1" table:formula="of:=IF(ABJAD([.$B606];7;1) - ABJAD(&quot;يا&quot;;7;1) = [.$D606]; &quot;aynı&quot;;ABJAD([.$B606];7;1) - ABJAD(&quot;يا&quot;;7;1))" office:value-type="float" office:value="1583" calcext:value-type="float">
            <text:p>1583</text:p>
          </table:table-cell>
          <table:table-cell table:number-columns-repeated="1019"/>
        </table:table-row>
        <table:table-row table:style-name="ro2">
          <table:table-cell table:style-name="ce1" office:value-type="float" office:value="746" calcext:value-type="float">
            <text:p>746</text:p>
          </table:table-cell>
          <table:table-cell table:style-name="ce7" office:value-type="string" calcext:value-type="string">
            <text:p>يا مَنْ طاعَتُهُ نَجاةٌ لِلْمُطيعينَ</text:p>
          </table:table-cell>
          <table:table-cell table:style-name="ce1" office:value-type="string" calcext:value-type="string">
            <text:p>Ya men taetuhu necatun li-l muti’ine</text:p>
          </table:table-cell>
          <table:table-cell table:style-name="ce1" table:formula="of:=ABJAD([.$B607];1;1) - ABJAD(&quot;يا&quot;;1;1)" office:value-type="float" office:value="883" calcext:value-type="float">
            <text:p>883</text:p>
          </table:table-cell>
          <table:table-cell table:style-name="ce1" table:formula="of:=IF(ABJAD([.$B607];7;1) - ABJAD(&quot;يا&quot;;7;1) = [.$D607]; &quot;aynı&quot;;ABJAD([.$B6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0" calcext:value-type="float">
            <text:p>540</text:p>
          </table:table-cell>
          <table:table-cell table:style-name="ce7" office:value-type="string" calcext:value-type="string">
            <text:p>يا رَبَّ الاِعْلانِ وَالاِسْرارِ</text:p>
          </table:table-cell>
          <table:table-cell table:style-name="ce1" office:value-type="string" calcext:value-type="string">
            <text:p>Ya rebbe-l e’lani ve-l esrari</text:p>
          </table:table-cell>
          <table:table-cell table:style-name="ce1" table:formula="of:=ABJAD([.$B608];1;1) - ABJAD(&quot;يا&quot;;1;1)" office:value-type="float" office:value="884" calcext:value-type="float">
            <text:p>884</text:p>
          </table:table-cell>
          <table:table-cell table:style-name="ce1" table:formula="of:=IF(ABJAD([.$B608];7;1) - ABJAD(&quot;يا&quot;;7;1) = [.$D608]; &quot;aynı&quot;;ABJAD([.$B608];7;1) - ABJAD(&quot;يا&quot;;7;1))" office:value-type="float" office:value="1124" calcext:value-type="float">
            <text:p>1124</text:p>
          </table:table-cell>
          <table:table-cell table:number-columns-repeated="1019"/>
        </table:table-row>
        <table:table-row table:style-name="ro2">
          <table:table-cell table:style-name="ce1" office:value-type="float" office:value="413" calcext:value-type="float">
            <text:p>413</text:p>
          </table:table-cell>
          <table:table-cell table:style-name="ce7" office:value-type="string" calcext:value-type="string">
            <text:p>يا مَنْ فِي الآياتِ بُرْهانُهُ</text:p>
          </table:table-cell>
          <table:table-cell table:style-name="ce1" office:value-type="string" calcext:value-type="string">
            <text:p>Ya men fi-l ayati burhanuhu</text:p>
          </table:table-cell>
          <table:table-cell table:style-name="ce1" table:formula="of:=ABJAD([.$B609];1;1) - ABJAD(&quot;يا&quot;;1;1)" office:value-type="float" office:value="886" calcext:value-type="float">
            <text:p>886</text:p>
          </table:table-cell>
          <table:table-cell table:style-name="ce1" table:formula="of:=IF(ABJAD([.$B609];7;1) - ABJAD(&quot;يا&quot;;7;1) = [.$D609]; &quot;aynı&quot;;ABJAD([.$B6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4" calcext:value-type="float">
            <text:p>674</text:p>
          </table:table-cell>
          <table:table-cell table:style-name="ce7" office:value-type="string" calcext:value-type="string">
            <text:p>يا مَنْ جَعَلَ الشَّمْسَ سِراجاً</text:p>
          </table:table-cell>
          <table:table-cell table:style-name="ce1" office:value-type="string" calcext:value-type="string">
            <text:p>Ya men ce’ele-ş şemse siracen</text:p>
          </table:table-cell>
          <table:table-cell table:style-name="ce1" table:formula="of:=ABJAD([.$B610];1;1) - ABJAD(&quot;يا&quot;;1;1)" office:value-type="float" office:value="889" calcext:value-type="float">
            <text:p>889</text:p>
          </table:table-cell>
          <table:table-cell table:style-name="ce1" table:formula="of:=IF(ABJAD([.$B610];7;1) - ABJAD(&quot;يا&quot;;7;1) = [.$D610]; &quot;aynı&quot;;ABJAD([.$B610];7;1) - ABJAD(&quot;يا&quot;;7;1))" office:value-type="float" office:value="2069" calcext:value-type="float">
            <text:p>2069</text:p>
          </table:table-cell>
          <table:table-cell table:number-columns-repeated="1019"/>
        </table:table-row>
        <table:table-row table:style-name="ro2">
          <table:table-cell table:style-name="ce1" office:value-type="float" office:value="834" calcext:value-type="float">
            <text:p>834</text:p>
          </table:table-cell>
          <table:table-cell table:style-name="ce7" office:value-type="string" calcext:value-type="string">
            <text:p>يا مَنْ جَعَلَ لِكُلِّ شَيْء قَدْراً</text:p>
          </table:table-cell>
          <table:table-cell table:style-name="ce1" office:value-type="string" calcext:value-type="string">
            <text:p>Ya men ce’ele li kulli şey’in gedren</text:p>
          </table:table-cell>
          <table:table-cell table:style-name="ce1" table:formula="of:=ABJAD([.$B611];1;1) - ABJAD(&quot;يا&quot;;1;1)" office:value-type="float" office:value="889" calcext:value-type="float">
            <text:p>889</text:p>
          </table:table-cell>
          <table:table-cell table:style-name="ce1" table:formula="of:=IF(ABJAD([.$B611];7;1) - ABJAD(&quot;يا&quot;;7;1) = [.$D611]; &quot;aynı&quot;;ABJAD([.$B611];7;1) - ABJAD(&quot;يا&quot;;7;1))" office:value-type="float" office:value="1589" calcext:value-type="float">
            <text:p>1589</text:p>
          </table:table-cell>
          <table:table-cell table:number-columns-repeated="1019"/>
        </table:table-row>
        <table:table-row table:style-name="ro2">
          <table:table-cell table:style-name="ce1" office:value-type="float" office:value="890" calcext:value-type="float">
            <text:p>890</text:p>
          </table:table-cell>
          <table:table-cell table:style-name="ce7" office:value-type="string" calcext:value-type="string">
            <text:p>يا ضامِنُ</text:p>
          </table:table-cell>
          <table:table-cell table:style-name="ce1" office:value-type="string" calcext:value-type="string">
            <text:p>Ya zaminu</text:p>
          </table:table-cell>
          <table:table-cell table:style-name="ce1" table:formula="of:=ABJAD([.$B612];1;1) - ABJAD(&quot;يا&quot;;1;1)" office:value-type="float" office:value="891" calcext:value-type="float">
            <text:p>891</text:p>
          </table:table-cell>
          <table:table-cell table:style-name="ce1" table:formula="of:=IF(ABJAD([.$B612];7;1) - ABJAD(&quot;يا&quot;;7;1) = [.$D612]; &quot;aynı&quot;;ABJAD([.$B612];7;1) - ABJAD(&quot;يا&quot;;7;1))" office:value-type="float" office:value="181" calcext:value-type="float">
            <text:p>181</text:p>
          </table:table-cell>
          <table:table-cell table:number-columns-repeated="1019"/>
        </table:table-row>
        <table:table-row table:style-name="ro2">
          <table:table-cell table:style-name="ce1" office:value-type="float" office:value="987" calcext:value-type="float">
            <text:p>987</text:p>
          </table:table-cell>
          <table:table-cell table:style-name="ce7" office:value-type="string" calcext:value-type="string">
            <text:p>يا مَنْ لا يَحْجُبُهُ شَيْءٌ عَنْ شَيْء</text:p>
          </table:table-cell>
          <table:table-cell table:style-name="ce1" office:value-type="string" calcext:value-type="string">
            <text:p>Ya men yehcubuhu şey’un en şey’in</text:p>
          </table:table-cell>
          <table:table-cell table:style-name="ce1" table:formula="of:=ABJAD([.$B613];1;1) - ABJAD(&quot;يا&quot;;1;1)" office:value-type="float" office:value="891" calcext:value-type="float">
            <text:p>891</text:p>
          </table:table-cell>
          <table:table-cell table:style-name="ce1" table:formula="of:=IF(ABJAD([.$B613];7;1) - ABJAD(&quot;يا&quot;;7;1) = [.$D613]; &quot;aynı&quot;;ABJAD([.$B613];7;1) - ABJAD(&quot;يا&quot;;7;1))" office:value-type="float" office:value="2291" calcext:value-type="float">
            <text:p>2291</text:p>
          </table:table-cell>
          <table:table-cell table:number-columns-repeated="1019"/>
        </table:table-row>
        <table:table-row table:style-name="ro2">
          <table:table-cell table:style-name="ce1" office:value-type="float" office:value="677" calcext:value-type="float">
            <text:p>677</text:p>
          </table:table-cell>
          <table:table-cell table:style-name="ce7" office:value-type="string" calcext:value-type="string">
            <text:p>يا مَنْ جَعَلَ النَّهارَ مَعاشاً</text:p>
          </table:table-cell>
          <table:table-cell table:style-name="ce1" office:value-type="string" calcext:value-type="string">
            <text:p>Ya men ce’ele-n nehare meaşen</text:p>
          </table:table-cell>
          <table:table-cell table:style-name="ce1" table:formula="of:=ABJAD([.$B614];1;1) - ABJAD(&quot;يا&quot;;1;1)" office:value-type="float" office:value="892" calcext:value-type="float">
            <text:p>892</text:p>
          </table:table-cell>
          <table:table-cell table:style-name="ce1" table:formula="of:=IF(ABJAD([.$B614];7;1) - ABJAD(&quot;يا&quot;;7;1) = [.$D614]; &quot;aynı&quot;;ABJAD([.$B614];7;1) - ABJAD(&quot;يا&quot;;7;1))" office:value-type="float" office:value="1592" calcext:value-type="float">
            <text:p>1592</text:p>
          </table:table-cell>
          <table:table-cell table:number-columns-repeated="1019"/>
        </table:table-row>
        <table:table-row table:style-name="ro2">
          <table:table-cell table:style-name="ce1" office:value-type="float" office:value="538" calcext:value-type="float">
            <text:p>538</text:p>
          </table:table-cell>
          <table:table-cell table:style-name="ce7" office:value-type="string" calcext:value-type="string">
            <text:p>يا رَبَّ الْبَراري وَالْبِحارِ</text:p>
          </table:table-cell>
          <table:table-cell table:style-name="ce1" office:value-type="string" calcext:value-type="string">
            <text:p>Ya rebbe-l ebrari ve-l bihari</text:p>
          </table:table-cell>
          <table:table-cell table:style-name="ce1" table:formula="of:=ABJAD([.$B615];1;1) - ABJAD(&quot;يا&quot;;1;1)" office:value-type="float" office:value="894" calcext:value-type="float">
            <text:p>894</text:p>
          </table:table-cell>
          <table:table-cell table:style-name="ce1" table:formula="of:=IF(ABJAD([.$B615];7;1) - ABJAD(&quot;يا&quot;;7;1) = [.$D615]; &quot;aynı&quot;;ABJAD([.$B6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2" calcext:value-type="float">
            <text:p>952</text:p>
          </table:table-cell>
          <table:table-cell table:style-name="ce7" office:value-type="string" calcext:value-type="string">
            <text:p>يا خَيْرَ حَبيب وَمَحْبُوب</text:p>
          </table:table-cell>
          <table:table-cell table:style-name="ce1" office:value-type="string" calcext:value-type="string">
            <text:p>Ya heyre hebibin ve mehbubin</text:p>
          </table:table-cell>
          <table:table-cell table:style-name="ce1" table:formula="of:=ABJAD([.$B616];1;1) - ABJAD(&quot;يا&quot;;1;1)" office:value-type="float" office:value="896" calcext:value-type="float">
            <text:p>896</text:p>
          </table:table-cell>
          <table:table-cell table:style-name="ce1" table:formula="of:=IF(ABJAD([.$B616];7;1) - ABJAD(&quot;يا&quot;;7;1) = [.$D616]; &quot;aynı&quot;;ABJAD([.$B6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1" calcext:value-type="float">
            <text:p>971</text:p>
          </table:table-cell>
          <table:table-cell table:style-name="ce7" office:value-type="string" calcext:value-type="string">
            <text:p>يا مُسَخِّرُ</text:p>
          </table:table-cell>
          <table:table-cell table:style-name="ce1" office:value-type="string" calcext:value-type="string">
            <text:p>Ya musehhiru</text:p>
          </table:table-cell>
          <table:table-cell table:style-name="ce1" table:formula="of:=ABJAD([.$B617];1;1) - ABJAD(&quot;يا&quot;;1;1)" office:value-type="float" office:value="900" calcext:value-type="float">
            <text:p>900</text:p>
          </table:table-cell>
          <table:table-cell table:style-name="ce1" table:formula="of:=IF(ABJAD([.$B617];7;1) - ABJAD(&quot;يا&quot;;7;1) = [.$D617]; &quot;aynı&quot;;ABJAD([.$B617];7;1) - ABJAD(&quot;يا&quot;;7;1))" office:value-type="float" office:value="1140" calcext:value-type="float">
            <text:p>1140</text:p>
          </table:table-cell>
          <table:table-cell table:number-columns-repeated="1019"/>
        </table:table-row>
        <table:table-row table:style-name="ro2">
          <table:table-cell table:style-name="ce1" office:value-type="float" office:value="102" calcext:value-type="float">
            <text:p>102</text:p>
          </table:table-cell>
          <table:table-cell table:style-name="ce7" office:value-type="string" calcext:value-type="string">
            <text:p>يا رَجائي عِنْدَ مُصيبَتي</text:p>
          </table:table-cell>
          <table:table-cell table:style-name="ce1" office:value-type="string" calcext:value-type="string">
            <text:p>Ya recai inde musibeti</text:p>
          </table:table-cell>
          <table:table-cell table:style-name="ce1" table:formula="of:=ABJAD([.$B618];1;1) - ABJAD(&quot;يا&quot;;1;1)" office:value-type="float" office:value="901" calcext:value-type="float">
            <text:p>901</text:p>
          </table:table-cell>
          <table:table-cell table:style-name="ce1" table:formula="of:=IF(ABJAD([.$B618];7;1) - ABJAD(&quot;يا&quot;;7;1) = [.$D618]; &quot;aynı&quot;;ABJAD([.$B618];7;1) - ABJAD(&quot;يا&quot;;7;1))" office:value-type="float" office:value="871" calcext:value-type="float">
            <text:p>871</text:p>
          </table:table-cell>
          <table:table-cell table:number-columns-repeated="1019"/>
        </table:table-row>
        <table:table-row table:style-name="ro2">
          <table:table-cell table:style-name="ce1" office:value-type="float" office:value="212" calcext:value-type="float">
            <text:p>212</text:p>
          </table:table-cell>
          <table:table-cell table:style-name="ce7" office:value-type="string" calcext:value-type="string">
            <text:p>يا مَنْ سَتَرَ الْقَبيحَ</text:p>
          </table:table-cell>
          <table:table-cell table:style-name="ce1" office:value-type="string" calcext:value-type="string">
            <text:p>Ya men setere-l gebihe</text:p>
          </table:table-cell>
          <table:table-cell table:style-name="ce1" table:formula="of:=ABJAD([.$B619];1;1) - ABJAD(&quot;يا&quot;;1;1)" office:value-type="float" office:value="901" calcext:value-type="float">
            <text:p>901</text:p>
          </table:table-cell>
          <table:table-cell table:style-name="ce1" table:formula="of:=IF(ABJAD([.$B619];7;1) - ABJAD(&quot;يا&quot;;7;1) = [.$D619]; &quot;aynı&quot;;ABJAD([.$B619];7;1) - ABJAD(&quot;يا&quot;;7;1))" office:value-type="float" office:value="1141" calcext:value-type="float">
            <text:p>1141</text:p>
          </table:table-cell>
          <table:table-cell table:number-columns-repeated="1019"/>
        </table:table-row>
        <table:table-row table:style-name="ro2">
          <table:table-cell table:style-name="ce1" office:value-type="float" office:value="141" calcext:value-type="float">
            <text:p>141</text:p>
          </table:table-cell>
          <table:table-cell table:style-name="ce7" office:value-type="string" calcext:value-type="string">
            <text:p>يا ذَا الْجُودِ وَالاِحْسانِ</text:p>
          </table:table-cell>
          <table:table-cell table:style-name="ce1" office:value-type="string" calcext:value-type="string">
            <text:p>Ya ze-l cudi ve-l ihsan</text:p>
          </table:table-cell>
          <table:table-cell table:style-name="ce1" table:formula="of:=ABJAD([.$B620];1;1) - ABJAD(&quot;يا&quot;;1;1)" office:value-type="float" office:value="902" calcext:value-type="float">
            <text:p>902</text:p>
          </table:table-cell>
          <table:table-cell table:style-name="ce1" table:formula="of:=IF(ABJAD([.$B620];7;1) - ABJAD(&quot;يا&quot;;7;1) = [.$D620]; &quot;aynı&quot;;ABJAD([.$B620];7;1) - ABJAD(&quot;يا&quot;;7;1))" office:value-type="float" office:value="1142" calcext:value-type="float">
            <text:p>1142</text:p>
          </table:table-cell>
          <table:table-cell table:number-columns-repeated="1019"/>
        </table:table-row>
        <table:table-row table:style-name="ro2">
          <table:table-cell table:style-name="ce1" office:value-type="float" office:value="544" calcext:value-type="float">
            <text:p>544</text:p>
          </table:table-cell>
          <table:table-cell table:style-name="ce7" office:value-type="string" calcext:value-type="string">
            <text:p>يا مَنْ لا تُحْصِي الْعِبادُ نِعَمَهُ</text:p>
          </table:table-cell>
          <table:table-cell table:style-name="ce1" office:value-type="string" calcext:value-type="string">
            <text:p>Ya men la tuhzi-l ibadu niemehu</text:p>
          </table:table-cell>
          <table:table-cell table:style-name="ce1" table:formula="of:=ABJAD([.$B621];1;1) - ABJAD(&quot;يا&quot;;1;1)" office:value-type="float" office:value="902" calcext:value-type="float">
            <text:p>902</text:p>
          </table:table-cell>
          <table:table-cell table:style-name="ce1" table:formula="of:=IF(ABJAD([.$B621];7;1) - ABJAD(&quot;يا&quot;;7;1) = [.$D621]; &quot;aynı&quot;;ABJAD([.$B621];7;1) - ABJAD(&quot;يا&quot;;7;1))" office:value-type="float" office:value="872" calcext:value-type="float">
            <text:p>872</text:p>
          </table:table-cell>
          <table:table-cell table:number-columns-repeated="1019"/>
        </table:table-row>
        <table:table-row table:style-name="ro2">
          <table:table-cell table:style-name="ce1" office:value-type="float" office:value="289" calcext:value-type="float">
            <text:p>289</text:p>
          </table:table-cell>
          <table:table-cell table:style-name="ce7" office:value-type="string" calcext:value-type="string">
            <text:p>يا قابِضُ</text:p>
          </table:table-cell>
          <table:table-cell table:style-name="ce1" office:value-type="string" calcext:value-type="string">
            <text:p>Ya gabizu</text:p>
          </table:table-cell>
          <table:table-cell table:style-name="ce1" table:formula="of:=ABJAD([.$B622];1;1) - ABJAD(&quot;يا&quot;;1;1)" office:value-type="float" office:value="903" calcext:value-type="float">
            <text:p>903</text:p>
          </table:table-cell>
          <table:table-cell table:style-name="ce1" table:formula="of:=IF(ABJAD([.$B622];7;1) - ABJAD(&quot;يا&quot;;7;1) = [.$D622]; &quot;aynı&quot;;ABJAD([.$B622];7;1) - ABJAD(&quot;يا&quot;;7;1))" office:value-type="float" office:value="193" calcext:value-type="float">
            <text:p>193</text:p>
          </table:table-cell>
          <table:table-cell table:number-columns-repeated="1019"/>
        </table:table-row>
        <table:table-row table:style-name="ro2">
          <table:table-cell table:style-name="ce1" office:value-type="float" office:value="145" calcext:value-type="float">
            <text:p>145</text:p>
          </table:table-cell>
          <table:table-cell table:style-name="ce7" office:value-type="string" calcext:value-type="string">
            <text:p>يا ذَا الْحِكْمَةِ وَالْبَيانِ</text:p>
          </table:table-cell>
          <table:table-cell table:style-name="ce1" office:value-type="string" calcext:value-type="string">
            <text:p>Ya ze-l hikmeti ve-l beyani</text:p>
          </table:table-cell>
          <table:table-cell table:style-name="ce1" table:formula="of:=ABJAD([.$B623];1;1) - ABJAD(&quot;يا&quot;;1;1)" office:value-type="float" office:value="905" calcext:value-type="float">
            <text:p>905</text:p>
          </table:table-cell>
          <table:table-cell table:style-name="ce1" table:formula="of:=IF(ABJAD([.$B623];7;1) - ABJAD(&quot;يا&quot;;7;1) = [.$D623]; &quot;aynı&quot;;ABJAD([.$B6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6" calcext:value-type="float">
            <text:p>346</text:p>
          </table:table-cell>
          <table:table-cell table:style-name="ce7" office:value-type="string" calcext:value-type="string">
            <text:p>يا مَنْ هُوَ في لُطْفِهِ شَريفٌ</text:p>
          </table:table-cell>
          <table:table-cell table:style-name="ce1" office:value-type="string" calcext:value-type="string">
            <text:p>Ya men huve fi lutfihi şerifun</text:p>
          </table:table-cell>
          <table:table-cell table:style-name="ce1" table:formula="of:=ABJAD([.$B624];1;1) - ABJAD(&quot;يا&quot;;1;1)" office:value-type="float" office:value="905" calcext:value-type="float">
            <text:p>905</text:p>
          </table:table-cell>
          <table:table-cell table:style-name="ce1" table:formula="of:=IF(ABJAD([.$B624];7;1) - ABJAD(&quot;يا&quot;;7;1) = [.$D624]; &quot;aynı&quot;;ABJAD([.$B624];7;1) - ABJAD(&quot;يا&quot;;7;1))" office:value-type="float" office:value="1605" calcext:value-type="float">
            <text:p>1605</text:p>
          </table:table-cell>
          <table:table-cell table:number-columns-repeated="1019"/>
        </table:table-row>
        <table:table-row table:style-name="ro2">
          <table:table-cell table:style-name="ce1" office:value-type="float" office:value="228" calcext:value-type="float">
            <text:p>228</text:p>
          </table:table-cell>
          <table:table-cell table:style-name="ce7" office:value-type="string" calcext:value-type="string">
            <text:p>يا ذَا الْعِزَّةِ الدّائِمَةِ</text:p>
          </table:table-cell>
          <table:table-cell table:style-name="ce10" office:value-type="string" calcext:value-type="string">
            <text:p>Ya ze-l izzeti-d daimeti </text:p>
          </table:table-cell>
          <table:table-cell table:style-name="ce1" table:formula="of:=ABJAD([.$B625];1;1) - ABJAD(&quot;يا&quot;;1;1)" office:value-type="float" office:value="906" calcext:value-type="float">
            <text:p>906</text:p>
          </table:table-cell>
          <table:table-cell table:style-name="ce1" table:formula="of:=IF(ABJAD([.$B625];7;1) - ABJAD(&quot;يا&quot;;7;1) = [.$D625]; &quot;aynı&quot;;ABJAD([.$B6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0" calcext:value-type="float">
            <text:p>630</text:p>
          </table:table-cell>
          <table:table-cell table:style-name="ce7" office:value-type="string" calcext:value-type="string">
            <text:p>يا مَنْ لا يَبْعُدُ عَنْ قُلُوبِ الْعارِفينَ</text:p>
          </table:table-cell>
          <table:table-cell table:style-name="ce1" office:value-type="string" calcext:value-type="string">
            <text:p>Ya men la yeb’udu en gulubi-l arifine</text:p>
          </table:table-cell>
          <table:table-cell table:style-name="ce1" table:formula="of:=ABJAD([.$B626];1;1) - ABJAD(&quot;يا&quot;;1;1)" office:value-type="float" office:value="907" calcext:value-type="float">
            <text:p>907</text:p>
          </table:table-cell>
          <table:table-cell table:style-name="ce1" table:formula="of:=IF(ABJAD([.$B626];7;1) - ABJAD(&quot;يا&quot;;7;1) = [.$D626]; &quot;aynı&quot;;ABJAD([.$B6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1" calcext:value-type="float">
            <text:p>511</text:p>
          </table:table-cell>
          <table:table-cell table:style-name="ce7" office:value-type="string" calcext:value-type="string">
            <text:p>يا سُرُورَ الْعارِفينَ</text:p>
          </table:table-cell>
          <table:table-cell table:style-name="ce1" office:value-type="string" calcext:value-type="string">
            <text:p>Ya surure-l arifine</text:p>
          </table:table-cell>
          <table:table-cell table:style-name="ce1" table:formula="of:=ABJAD([.$B627];1;1) - ABJAD(&quot;يا&quot;;1;1)" office:value-type="float" office:value="908" calcext:value-type="float">
            <text:p>908</text:p>
          </table:table-cell>
          <table:table-cell table:style-name="ce1" table:formula="of:=IF(ABJAD([.$B627];7;1) - ABJAD(&quot;يا&quot;;7;1) = [.$D627]; &quot;aynı&quot;;ABJAD([.$B627];7;1) - ABJAD(&quot;يا&quot;;7;1))" office:value-type="float" office:value="1148" calcext:value-type="float">
            <text:p>1148</text:p>
          </table:table-cell>
          <table:table-cell table:number-columns-repeated="1019"/>
        </table:table-row>
        <table:table-row table:style-name="ro2">
          <table:table-cell table:style-name="ce1" office:value-type="float" office:value="357" calcext:value-type="float">
            <text:p>357</text:p>
          </table:table-cell>
          <table:table-cell table:style-name="ce7" office:value-type="string" calcext:value-type="string">
            <text:p>يا قاضي</text:p>
          </table:table-cell>
          <table:table-cell table:style-name="ce1" office:value-type="string" calcext:value-type="string">
            <text:p>Ya gazi</text:p>
          </table:table-cell>
          <table:table-cell table:style-name="ce1" table:formula="of:=ABJAD([.$B628];1;1) - ABJAD(&quot;يا&quot;;1;1)" office:value-type="float" office:value="911" calcext:value-type="float">
            <text:p>911</text:p>
          </table:table-cell>
          <table:table-cell table:style-name="ce1" table:formula="of:=IF(ABJAD([.$B628];7;1) - ABJAD(&quot;يا&quot;;7;1) = [.$D628]; &quot;aynı&quot;;ABJAD([.$B628];7;1) - ABJAD(&quot;يا&quot;;7;1))" office:value-type="float" office:value="201" calcext:value-type="float">
            <text:p>201</text:p>
          </table:table-cell>
          <table:table-cell table:number-columns-repeated="1019"/>
        </table:table-row>
        <table:table-row table:style-name="ro2">
          <table:table-cell table:style-name="ce1" office:value-type="float" office:value="885" calcext:value-type="float">
            <text:p>885</text:p>
          </table:table-cell>
          <table:table-cell table:style-name="ce7" office:value-type="string" calcext:value-type="string">
            <text:p>يا ذارِئُ</text:p>
          </table:table-cell>
          <table:table-cell table:style-name="ce1" office:value-type="string" calcext:value-type="string">
            <text:p>Ya zariu</text:p>
          </table:table-cell>
          <table:table-cell table:style-name="ce1" table:formula="of:=ABJAD([.$B629];1;1) - ABJAD(&quot;يا&quot;;1;1)" office:value-type="float" office:value="912" calcext:value-type="float">
            <text:p>912</text:p>
          </table:table-cell>
          <table:table-cell table:style-name="ce1" table:formula="of:=IF(ABJAD([.$B629];7;1) - ABJAD(&quot;يا&quot;;7;1) = [.$D629]; &quot;aynı&quot;;ABJAD([.$B6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8" calcext:value-type="float">
            <text:p>948</text:p>
          </table:table-cell>
          <table:table-cell table:style-name="ce7" office:value-type="string" calcext:value-type="string">
            <text:p>يا خَيْرَ مُجيب وَمُجاب</text:p>
          </table:table-cell>
          <table:table-cell table:style-name="ce1" office:value-type="string" calcext:value-type="string">
            <text:p>Ya heyre mucibin ve mucabin</text:p>
          </table:table-cell>
          <table:table-cell table:style-name="ce1" table:formula="of:=ABJAD([.$B630];1;1) - ABJAD(&quot;يا&quot;;1;1)" office:value-type="float" office:value="917" calcext:value-type="float">
            <text:p>917</text:p>
          </table:table-cell>
          <table:table-cell table:style-name="ce1" table:formula="of:=IF(ABJAD([.$B630];7;1) - ABJAD(&quot;يا&quot;;7;1) = [.$D630]; &quot;aynı&quot;;ABJAD([.$B6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8" calcext:value-type="float">
            <text:p>398</text:p>
          </table:table-cell>
          <table:table-cell table:style-name="ce7" office:value-type="string" calcext:value-type="string">
            <text:p>يا ذاكِرُ</text:p>
          </table:table-cell>
          <table:table-cell table:style-name="ce1" office:value-type="string" calcext:value-type="string">
            <text:p>Ya zakiru</text:p>
          </table:table-cell>
          <table:table-cell table:style-name="ce1" table:formula="of:=ABJAD([.$B631];1;1) - ABJAD(&quot;يا&quot;;1;1)" office:value-type="float" office:value="921" calcext:value-type="float">
            <text:p>921</text:p>
          </table:table-cell>
          <table:table-cell table:style-name="ce1" table:formula="of:=IF(ABJAD([.$B631];7;1) - ABJAD(&quot;يا&quot;;7;1) = [.$D631]; &quot;aynı&quot;;ABJAD([.$B6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6" calcext:value-type="float">
            <text:p>576</text:p>
          </table:table-cell>
          <table:table-cell table:style-name="ce7" office:value-type="string" calcext:value-type="string">
            <text:p>يا مَنْ فِي الْجِبالِ خَزائِنُهُ</text:p>
          </table:table-cell>
          <table:table-cell table:style-name="ce1" office:value-type="string" calcext:value-type="string">
            <text:p>Ya men fi-l cibali hezainuhu</text:p>
          </table:table-cell>
          <table:table-cell table:style-name="ce1" table:formula="of:=ABJAD([.$B632];1;1) - ABJAD(&quot;يا&quot;;1;1)" office:value-type="float" office:value="921" calcext:value-type="float">
            <text:p>921</text:p>
          </table:table-cell>
          <table:table-cell table:style-name="ce1" table:formula="of:=IF(ABJAD([.$B632];7;1) - ABJAD(&quot;يا&quot;;7;1) = [.$D632]; &quot;aynı&quot;;ABJAD([.$B6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 calcext:value-type="float">
            <text:p>50</text:p>
          </table:table-cell>
          <table:table-cell table:style-name="ce7" office:value-type="string" calcext:value-type="string">
            <text:p>يا ذَا الْمَنِّ وَالْبَيانِ</text:p>
          </table:table-cell>
          <table:table-cell table:style-name="ce1" office:value-type="string" calcext:value-type="string">
            <text:p>Ya ze-l menni ve-l beyani</text:p>
          </table:table-cell>
          <table:table-cell table:style-name="ce1" table:formula="of:=ABJAD([.$B633];1;1) - ABJAD(&quot;يا&quot;;1;1)" office:value-type="float" office:value="922" calcext:value-type="float">
            <text:p>922</text:p>
          </table:table-cell>
          <table:table-cell table:style-name="ce1" table:formula="of:=IF(ABJAD([.$B633];7;1) - ABJAD(&quot;يا&quot;;7;1) = [.$D633]; &quot;aynı&quot;;ABJAD([.$B6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1" calcext:value-type="float">
            <text:p>251</text:p>
          </table:table-cell>
          <table:table-cell table:style-name="ce7" office:value-type="string" calcext:value-type="string">
            <text:p>يا رَبَّ الْبَيْتِ الْحَرامِ</text:p>
          </table:table-cell>
          <table:table-cell table:style-name="ce1" office:value-type="string" calcext:value-type="string">
            <text:p>Ya rabbe-l beyti-l herami</text:p>
          </table:table-cell>
          <table:table-cell table:style-name="ce1" table:formula="of:=ABJAD([.$B634];1;1) - ABJAD(&quot;يا&quot;;1;1)" office:value-type="float" office:value="925" calcext:value-type="float">
            <text:p>925</text:p>
          </table:table-cell>
          <table:table-cell table:style-name="ce1" table:formula="of:=IF(ABJAD([.$B634];7;1) - ABJAD(&quot;يا&quot;;7;1) = [.$D634]; &quot;aynı&quot;;ABJAD([.$B6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5" calcext:value-type="float">
            <text:p>425</text:p>
          </table:table-cell>
          <table:table-cell table:style-name="ce7" office:value-type="string" calcext:value-type="string">
            <text:p>يا مَنْ اِلَيْهِ يَلْجَأُ الْمُتَحَيِّرُونَ</text:p>
          </table:table-cell>
          <table:table-cell table:style-name="ce1" office:value-type="string" calcext:value-type="string">
            <text:p>Ya men ileyhi yelceu-l muteheyyirune</text:p>
          </table:table-cell>
          <table:table-cell table:style-name="ce1" table:formula="of:=ABJAD([.$B635];1;1) - ABJAD(&quot;يا&quot;;1;1)" office:value-type="float" office:value="925" calcext:value-type="float">
            <text:p>925</text:p>
          </table:table-cell>
          <table:table-cell table:style-name="ce1" table:formula="of:=IF(ABJAD([.$B635];7;1) - ABJAD(&quot;يا&quot;;7;1) = [.$D635]; &quot;aynı&quot;;ABJAD([.$B6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 calcext:value-type="float">
            <text:p>73</text:p>
          </table:table-cell>
          <table:table-cell table:style-name="ce7" office:value-type="string" calcext:value-type="string">
            <text:p>يا ذَا الْمَجْدِ وَالسَّناءِ</text:p>
          </table:table-cell>
          <table:table-cell table:style-name="ce1" office:value-type="string" calcext:value-type="string">
            <text:p>Ya ze-l mecdi ve-s sena</text:p>
          </table:table-cell>
          <table:table-cell table:style-name="ce1" table:formula="of:=ABJAD([.$B636];1;1) - ABJAD(&quot;يا&quot;;1;1)" office:value-type="float" office:value="928" calcext:value-type="float">
            <text:p>928</text:p>
          </table:table-cell>
          <table:table-cell table:style-name="ce1" table:formula="of:=IF(ABJAD([.$B636];7;1) - ABJAD(&quot;يا&quot;;7;1) = [.$D636]; &quot;aynı&quot;;ABJAD([.$B636];7;1) - ABJAD(&quot;يا&quot;;7;1))" office:value-type="float" office:value="1168" calcext:value-type="float">
            <text:p>1168</text:p>
          </table:table-cell>
          <table:table-cell table:number-columns-repeated="1019"/>
        </table:table-row>
        <table:table-row table:style-name="ro2">
          <table:table-cell table:style-name="ce1" office:value-type="float" office:value="801" calcext:value-type="float">
            <text:p>801</text:p>
          </table:table-cell>
          <table:table-cell table:style-name="ce7" office:value-type="string" calcext:value-type="string">
            <text:p>يا رَبَّ الْبَيْتِ وَالْحَرَمِ</text:p>
          </table:table-cell>
          <table:table-cell table:style-name="ce1" office:value-type="string" calcext:value-type="string">
            <text:p>Ya rebbe-l beyti ve-l heremi</text:p>
          </table:table-cell>
          <table:table-cell table:style-name="ce1" table:formula="of:=ABJAD([.$B637];1;1) - ABJAD(&quot;يا&quot;;1;1)" office:value-type="float" office:value="930" calcext:value-type="float">
            <text:p>930</text:p>
          </table:table-cell>
          <table:table-cell table:style-name="ce1" table:formula="of:=IF(ABJAD([.$B637];7;1) - ABJAD(&quot;يا&quot;;7;1) = [.$D637]; &quot;aynı&quot;;ABJAD([.$B6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1" calcext:value-type="float">
            <text:p>941</text:p>
          </table:table-cell>
          <table:table-cell table:style-name="ce7" office:value-type="string" calcext:value-type="string">
            <text:p>يا مُحْيِيَ كُلِّ شَيْء وَمُميتَهُ</text:p>
          </table:table-cell>
          <table:table-cell table:style-name="ce1" office:value-type="string" calcext:value-type="string">
            <text:p>Ya muhyiye kulli şey’in ve mumitehu</text:p>
          </table:table-cell>
          <table:table-cell table:style-name="ce1" table:formula="of:=ABJAD([.$B638];1;1) - ABJAD(&quot;يا&quot;;1;1)" office:value-type="float" office:value="930" calcext:value-type="float">
            <text:p>930</text:p>
          </table:table-cell>
          <table:table-cell table:style-name="ce1" table:formula="of:=IF(ABJAD([.$B638];7;1) - ABJAD(&quot;يا&quot;;7;1) = [.$D638]; &quot;aynı&quot;;ABJAD([.$B638];7;1) - ABJAD(&quot;يا&quot;;7;1))" office:value-type="float" office:value="1630" calcext:value-type="float">
            <text:p>1630</text:p>
          </table:table-cell>
          <table:table-cell table:number-columns-repeated="1019"/>
        </table:table-row>
        <table:table-row table:style-name="ro2">
          <table:table-cell table:style-name="ce1" office:value-type="float" office:value="34" calcext:value-type="float">
            <text:p>34</text:p>
          </table:table-cell>
          <table:table-cell table:style-name="ce7" office:value-type="string" calcext:value-type="string">
            <text:p>يا مَنْ هُوَ الْكَبيرُ الْمُتَعالُ</text:p>
          </table:table-cell>
          <table:table-cell table:style-name="ce1" office:value-type="string" calcext:value-type="string">
            <text:p>Ya men huve-l kebiru-l muteali</text:p>
          </table:table-cell>
          <table:table-cell table:style-name="ce1" table:formula="of:=ABJAD([.$B639];1;1) - ABJAD(&quot;يا&quot;;1;1)" office:value-type="float" office:value="936" calcext:value-type="float">
            <text:p>936</text:p>
          </table:table-cell>
          <table:table-cell table:style-name="ce1" table:formula="of:=IF(ABJAD([.$B639];7;1) - ABJAD(&quot;يا&quot;;7;1) = [.$D639]; &quot;aynı&quot;;ABJAD([.$B6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 calcext:value-type="float">
            <text:p>74</text:p>
          </table:table-cell>
          <table:table-cell table:style-name="ce7" office:value-type="string" calcext:value-type="string">
            <text:p>يا ذَا الْعَهْدِ وَالْوَفاءِ</text:p>
          </table:table-cell>
          <table:table-cell table:style-name="ce1" office:value-type="string" calcext:value-type="string">
            <text:p>Ya ze-l ehdi ve-l vefa</text:p>
          </table:table-cell>
          <table:table-cell table:style-name="ce1" table:formula="of:=ABJAD([.$B640];1;1) - ABJAD(&quot;يا&quot;;1;1)" office:value-type="float" office:value="936" calcext:value-type="float">
            <text:p>936</text:p>
          </table:table-cell>
          <table:table-cell table:style-name="ce1" table:formula="of:=IF(ABJAD([.$B640];7;1) - ABJAD(&quot;يا&quot;;7;1) = [.$D640]; &quot;aynı&quot;;ABJAD([.$B6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6" calcext:value-type="float">
            <text:p>586</text:p>
          </table:table-cell>
          <table:table-cell table:style-name="ce7" office:value-type="string" calcext:value-type="string">
            <text:p>يا رَفيقَ مَنْ لا رَفيقَ لَهُ</text:p>
          </table:table-cell>
          <table:table-cell table:style-name="ce1" office:value-type="string" calcext:value-type="string">
            <text:p>Ya refige men la refige lehu</text:p>
          </table:table-cell>
          <table:table-cell table:style-name="ce1" table:formula="of:=ABJAD([.$B641];1;1) - ABJAD(&quot;يا&quot;;1;1)" office:value-type="float" office:value="936" calcext:value-type="float">
            <text:p>936</text:p>
          </table:table-cell>
          <table:table-cell table:style-name="ce1" table:formula="of:=IF(ABJAD([.$B641];7;1) - ABJAD(&quot;يا&quot;;7;1) = [.$D641]; &quot;aynı&quot;;ABJAD([.$B6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7" calcext:value-type="float">
            <text:p>777</text:p>
          </table:table-cell>
          <table:table-cell table:style-name="ce7" office:value-type="string" calcext:value-type="string">
            <text:p>يا ذَا الْوَعْدِ وَالْوَعيدِ</text:p>
          </table:table-cell>
          <table:table-cell table:style-name="ce1" office:value-type="string" calcext:value-type="string">
            <text:p>Ya ze-l ve’di ve-l veidi</text:p>
          </table:table-cell>
          <table:table-cell table:style-name="ce1" table:formula="of:=ABJAD([.$B642];1;1) - ABJAD(&quot;يا&quot;;1;1)" office:value-type="float" office:value="939" calcext:value-type="float">
            <text:p>939</text:p>
          </table:table-cell>
          <table:table-cell table:style-name="ce1" table:formula="of:=IF(ABJAD([.$B642];7;1) - ABJAD(&quot;يا&quot;;7;1) = [.$D642]; &quot;aynı&quot;;ABJAD([.$B64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 calcext:value-type="float">
            <text:p>76</text:p>
          </table:table-cell>
          <table:table-cell table:style-name="ce7" office:value-type="string" calcext:value-type="string">
            <text:p>يا ذَا الْمَنِّ وَالْعَطاءِ</text:p>
          </table:table-cell>
          <table:table-cell table:style-name="ce1" office:value-type="string" calcext:value-type="string">
            <text:p>Ya ze-l meni ve-l eta</text:p>
          </table:table-cell>
          <table:table-cell table:style-name="ce1" table:formula="of:=ABJAD([.$B643];1;1) - ABJAD(&quot;يا&quot;;1;1)" office:value-type="float" office:value="940" calcext:value-type="float">
            <text:p>940</text:p>
          </table:table-cell>
          <table:table-cell table:style-name="ce1" table:formula="of:=IF(ABJAD([.$B643];7;1) - ABJAD(&quot;يا&quot;;7;1) = [.$D643]; &quot;aynı&quot;;ABJAD([.$B6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0" calcext:value-type="float">
            <text:p>240</text:p>
          </table:table-cell>
          <table:table-cell table:style-name="ce7" office:value-type="string" calcext:value-type="string">
            <text:p>يا شَديدَ النَّقِماتِ</text:p>
          </table:table-cell>
          <table:table-cell table:style-name="ce1" office:value-type="string" calcext:value-type="string">
            <text:p>Ya şedide-n negimati</text:p>
          </table:table-cell>
          <table:table-cell table:style-name="ce1" table:formula="of:=ABJAD([.$B644];1;1) - ABJAD(&quot;يا&quot;;1;1)" office:value-type="float" office:value="940" calcext:value-type="float">
            <text:p>940</text:p>
          </table:table-cell>
          <table:table-cell table:style-name="ce1" table:formula="of:=IF(ABJAD([.$B644];7;1) - ABJAD(&quot;يا&quot;;7;1) = [.$D644]; &quot;aynı&quot;;ABJAD([.$B644];7;1) - ABJAD(&quot;يا&quot;;7;1))" office:value-type="float" office:value="1640" calcext:value-type="float">
            <text:p>1640</text:p>
          </table:table-cell>
          <table:table-cell table:number-columns-repeated="1019"/>
        </table:table-row>
        <table:table-row table:style-name="ro2">
          <table:table-cell table:style-name="ce1" office:value-type="float" office:value="265" calcext:value-type="float">
            <text:p>265</text:p>
          </table:table-cell>
          <table:table-cell table:style-name="ce7" office:value-type="string" calcext:value-type="string">
            <text:p>يا اَحْسَنَ الْخالِقينَ</text:p>
          </table:table-cell>
          <table:table-cell table:style-name="ce1" office:value-type="string" calcext:value-type="string">
            <text:p>Ya ehsene-l halikine</text:p>
          </table:table-cell>
          <table:table-cell table:style-name="ce1" table:formula="of:=ABJAD([.$B645];1;1) - ABJAD(&quot;يا&quot;;1;1)" office:value-type="float" office:value="941" calcext:value-type="float">
            <text:p>941</text:p>
          </table:table-cell>
          <table:table-cell table:style-name="ce1" table:formula="of:=IF(ABJAD([.$B645];7;1) - ABJAD(&quot;يا&quot;;7;1) = [.$D645]; &quot;aynı&quot;;ABJAD([.$B645];7;1) - ABJAD(&quot;يا&quot;;7;1))" office:value-type="float" office:value="1181" calcext:value-type="float">
            <text:p>1181</text:p>
          </table:table-cell>
          <table:table-cell table:number-columns-repeated="1019"/>
        </table:table-row>
        <table:table-row table:style-name="ro2">
          <table:table-cell table:style-name="ce1" office:value-type="float" office:value="793" calcext:value-type="float">
            <text:p>793</text:p>
          </table:table-cell>
          <table:table-cell table:style-name="ce7" office:value-type="string" calcext:value-type="string">
            <text:p>يا ذَا الْجُودِ وَالنِّعَمِ</text:p>
          </table:table-cell>
          <table:table-cell table:style-name="ce1" office:value-type="string" calcext:value-type="string">
            <text:p>Ya ze-l cudi ve-n niemi</text:p>
          </table:table-cell>
          <table:table-cell table:style-name="ce1" table:formula="of:=ABJAD([.$B646];1;1) - ABJAD(&quot;يا&quot;;1;1)" office:value-type="float" office:value="942" calcext:value-type="float">
            <text:p>942</text:p>
          </table:table-cell>
          <table:table-cell table:style-name="ce1" table:formula="of:=IF(ABJAD([.$B646];7;1) - ABJAD(&quot;يا&quot;;7;1) = [.$D646]; &quot;aynı&quot;;ABJAD([.$B6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3" calcext:value-type="float">
            <text:p>783</text:p>
          </table:table-cell>
          <table:table-cell table:style-name="ce7" office:value-type="string" calcext:value-type="string">
            <text:p>يا مَنْ لا شَريكَ لَهُ وَلا وَزيرَ</text:p>
          </table:table-cell>
          <table:table-cell table:style-name="ce1" office:value-type="string" calcext:value-type="string">
            <text:p>Ya men la şerike lehu ve la vezire</text:p>
          </table:table-cell>
          <table:table-cell table:style-name="ce1" table:formula="of:=ABJAD([.$B647];1;1) - ABJAD(&quot;يا&quot;;1;1)" office:value-type="float" office:value="946" calcext:value-type="float">
            <text:p>946</text:p>
          </table:table-cell>
          <table:table-cell table:style-name="ce1" table:formula="of:=IF(ABJAD([.$B647];7;1) - ABJAD(&quot;يا&quot;;7;1) = [.$D647]; &quot;aynı&quot;;ABJAD([.$B647];7;1) - ABJAD(&quot;يا&quot;;7;1))" office:value-type="float" office:value="1646" calcext:value-type="float">
            <text:p>1646</text:p>
          </table:table-cell>
          <table:table-cell table:number-columns-repeated="1019"/>
        </table:table-row>
        <table:table-row table:style-name="ro2">
          <table:table-cell table:style-name="ce1" office:value-type="float" office:value="995" calcext:value-type="float">
            <text:p>995</text:p>
          </table:table-cell>
          <table:table-cell table:style-name="ce7" office:value-type="string" calcext:value-type="string">
            <text:p>يا صادِقاً لا يُخْلِفُ</text:p>
          </table:table-cell>
          <table:table-cell table:style-name="ce1" office:value-type="string" calcext:value-type="string">
            <text:p>Ya sadigen la yuhlifu</text:p>
          </table:table-cell>
          <table:table-cell table:style-name="ce1" table:formula="of:=ABJAD([.$B648];1;1) - ABJAD(&quot;يا&quot;;1;1)" office:value-type="float" office:value="947" calcext:value-type="float">
            <text:p>947</text:p>
          </table:table-cell>
          <table:table-cell table:style-name="ce1" table:formula="of:=IF(ABJAD([.$B648];7;1) - ABJAD(&quot;يا&quot;;7;1) = [.$D648]; &quot;aynı&quot;;ABJAD([.$B648];7;1) - ABJAD(&quot;يا&quot;;7;1))" office:value-type="float" office:value="917" calcext:value-type="float">
            <text:p>917</text:p>
          </table:table-cell>
          <table:table-cell table:number-columns-repeated="1019"/>
        </table:table-row>
        <table:table-row table:style-name="ro2">
          <table:table-cell table:style-name="ce1" office:value-type="float" office:value="969" calcext:value-type="float">
            <text:p>969</text:p>
          </table:table-cell>
          <table:table-cell table:style-name="ce7" office:value-type="string" calcext:value-type="string">
            <text:p>يا مُحَذِّرُ</text:p>
          </table:table-cell>
          <table:table-cell table:style-name="ce1" office:value-type="string" calcext:value-type="string">
            <text:p>Ya muhezziru</text:p>
          </table:table-cell>
          <table:table-cell table:style-name="ce1" table:formula="of:=ABJAD([.$B649];1;1) - ABJAD(&quot;يا&quot;;1;1)" office:value-type="float" office:value="948" calcext:value-type="float">
            <text:p>948</text:p>
          </table:table-cell>
          <table:table-cell table:style-name="ce1" table:formula="of:=IF(ABJAD([.$B649];7;1) - ABJAD(&quot;يا&quot;;7;1) = [.$D649]; &quot;aynı&quot;;ABJAD([.$B6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8" calcext:value-type="float">
            <text:p>408</text:p>
          </table:table-cell>
          <table:table-cell table:style-name="ce7" office:value-type="string" calcext:value-type="string">
            <text:p>يا مَنْ اَضْحَكَ وَاَبْكى</text:p>
          </table:table-cell>
          <table:table-cell table:style-name="ce1" office:value-type="string" calcext:value-type="string">
            <text:p>Ya men ezheke ve ebka</text:p>
          </table:table-cell>
          <table:table-cell table:style-name="ce1" table:formula="of:=ABJAD([.$B650];1;1) - ABJAD(&quot;يا&quot;;1;1)" office:value-type="float" office:value="949" calcext:value-type="float">
            <text:p>949</text:p>
          </table:table-cell>
          <table:table-cell table:style-name="ce1" table:formula="of:=IF(ABJAD([.$B650];7;1) - ABJAD(&quot;يا&quot;;7;1) = [.$D650]; &quot;aynı&quot;;ABJAD([.$B650];7;1) - ABJAD(&quot;يا&quot;;7;1))" office:value-type="float" office:value="239" calcext:value-type="float">
            <text:p>239</text:p>
          </table:table-cell>
          <table:table-cell table:number-columns-repeated="1019"/>
        </table:table-row>
        <table:table-row table:style-name="ro2">
          <table:table-cell table:style-name="ce1" office:value-type="float" office:value="78" calcext:value-type="float">
            <text:p>78</text:p>
          </table:table-cell>
          <table:table-cell table:style-name="ce7" office:value-type="string" calcext:value-type="string">
            <text:p>يا ذَا الْعِزِّ وَالْبَقاءِ</text:p>
          </table:table-cell>
          <table:table-cell table:style-name="ce1" office:value-type="string" calcext:value-type="string">
            <text:p>Ya ze-l izzi ve-l bega</text:p>
          </table:table-cell>
          <table:table-cell table:style-name="ce1" table:formula="of:=ABJAD([.$B651];1;1) - ABJAD(&quot;يا&quot;;1;1)" office:value-type="float" office:value="950" calcext:value-type="float">
            <text:p>950</text:p>
          </table:table-cell>
          <table:table-cell table:style-name="ce1" table:formula="of:=IF(ABJAD([.$B651];7;1) - ABJAD(&quot;يا&quot;;7;1) = [.$D651]; &quot;aynı&quot;;ABJAD([.$B6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7" calcext:value-type="float">
            <text:p>487</text:p>
          </table:table-cell>
          <table:table-cell table:style-name="ce7" office:value-type="string" calcext:value-type="string">
            <text:p>يا مُفْضِلُ</text:p>
          </table:table-cell>
          <table:table-cell table:style-name="ce1" office:value-type="string" calcext:value-type="string">
            <text:p>Ya mufzilu</text:p>
          </table:table-cell>
          <table:table-cell table:style-name="ce1" table:formula="of:=ABJAD([.$B652];1;1) - ABJAD(&quot;يا&quot;;1;1)" office:value-type="float" office:value="950" calcext:value-type="float">
            <text:p>950</text:p>
          </table:table-cell>
          <table:table-cell table:style-name="ce1" table:formula="of:=IF(ABJAD([.$B652];7;1) - ABJAD(&quot;يا&quot;;7;1) = [.$D652]; &quot;aynı&quot;;ABJAD([.$B652];7;1) - ABJAD(&quot;يا&quot;;7;1))" office:value-type="float" office:value="240" calcext:value-type="float">
            <text:p>240</text:p>
          </table:table-cell>
          <table:table-cell table:number-columns-repeated="1019"/>
        </table:table-row>
        <table:table-row table:style-name="ro2">
          <table:table-cell table:style-name="ce1" office:value-type="float" office:value="733" calcext:value-type="float">
            <text:p>733</text:p>
          </table:table-cell>
          <table:table-cell table:style-name="ce7" office:value-type="string" calcext:value-type="string">
            <text:p>يا مَنْ هُوَ اَحَدٌ بِلا ضِدٍّ</text:p>
          </table:table-cell>
          <table:table-cell table:style-name="ce1" office:value-type="string" calcext:value-type="string">
            <text:p>Ya men huve ehedun bi la ziddin</text:p>
          </table:table-cell>
          <table:table-cell table:style-name="ce1" table:formula="of:=ABJAD([.$B653];1;1) - ABJAD(&quot;يا&quot;;1;1)" office:value-type="float" office:value="951" calcext:value-type="float">
            <text:p>951</text:p>
          </table:table-cell>
          <table:table-cell table:style-name="ce1" table:formula="of:=IF(ABJAD([.$B653];7;1) - ABJAD(&quot;يا&quot;;7;1) = [.$D653]; &quot;aynı&quot;;ABJAD([.$B653];7;1) - ABJAD(&quot;يا&quot;;7;1))" office:value-type="float" office:value="241" calcext:value-type="float">
            <text:p>241</text:p>
          </table:table-cell>
          <table:table-cell table:number-columns-repeated="1019"/>
        </table:table-row>
        <table:table-row table:style-name="ro2">
          <table:table-cell table:style-name="ce1" office:value-type="float" office:value="143" calcext:value-type="float">
            <text:p>143</text:p>
          </table:table-cell>
          <table:table-cell table:style-name="ce7" office:value-type="string" calcext:value-type="string">
            <text:p>يا ذَا الأَمْنِ وَالأَمانِ</text:p>
          </table:table-cell>
          <table:table-cell table:style-name="ce1" office:value-type="string" calcext:value-type="string">
            <text:p>Ya ze-l emni ve-l eman</text:p>
          </table:table-cell>
          <table:table-cell table:style-name="ce1" table:formula="of:=ABJAD([.$B654];1;1) - ABJAD(&quot;يا&quot;;1;1)" office:value-type="float" office:value="952" calcext:value-type="float">
            <text:p>952</text:p>
          </table:table-cell>
          <table:table-cell table:style-name="ce1" table:formula="of:=IF(ABJAD([.$B654];7;1) - ABJAD(&quot;يا&quot;;7;1) = [.$D654]; &quot;aynı&quot;;ABJAD([.$B6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4" calcext:value-type="float">
            <text:p>184</text:p>
          </table:table-cell>
          <table:table-cell table:style-name="ce7" office:value-type="string" calcext:value-type="string">
            <text:p>يا مَنْ لا يُخافُ إلاّ عَدْلُهُ</text:p>
          </table:table-cell>
          <table:table-cell table:style-name="ce1" office:value-type="string" calcext:value-type="string">
            <text:p>Ya men la yuhafu illa edluh</text:p>
          </table:table-cell>
          <table:table-cell table:style-name="ce1" table:formula="of:=ABJAD([.$B655];1;1) - ABJAD(&quot;يا&quot;;1;1)" office:value-type="float" office:value="953" calcext:value-type="float">
            <text:p>953</text:p>
          </table:table-cell>
          <table:table-cell table:style-name="ce1" table:formula="of:=IF(ABJAD([.$B655];7;1) - ABJAD(&quot;يا&quot;;7;1) = [.$D655]; &quot;aynı&quot;;ABJAD([.$B6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3" calcext:value-type="float">
            <text:p>233</text:p>
          </table:table-cell>
          <table:table-cell table:style-name="ce7" office:value-type="string" calcext:value-type="string">
            <text:p>يا راحِمَ الْعَبَراتِ</text:p>
          </table:table-cell>
          <table:table-cell table:style-name="ce1" office:value-type="string" calcext:value-type="string">
            <text:p>Ya rahime-l eberati</text:p>
          </table:table-cell>
          <table:table-cell table:style-name="ce1" table:formula="of:=ABJAD([.$B656];1;1) - ABJAD(&quot;يا&quot;;1;1)" office:value-type="float" office:value="953" calcext:value-type="float">
            <text:p>953</text:p>
          </table:table-cell>
          <table:table-cell table:style-name="ce1" table:formula="of:=IF(ABJAD([.$B656];7;1) - ABJAD(&quot;يا&quot;;7;1) = [.$D656]; &quot;aynı&quot;;ABJAD([.$B6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 calcext:value-type="float">
            <text:p>27</text:p>
          </table:table-cell>
          <table:table-cell table:style-name="ce7" office:value-type="string" calcext:value-type="string">
            <text:p>يا خَيْرَ الْحامِدينَ</text:p>
          </table:table-cell>
          <table:table-cell table:style-name="ce1" office:value-type="string" calcext:value-type="string">
            <text:p>Ya heyre-l hamidine</text:p>
          </table:table-cell>
          <table:table-cell table:style-name="ce1" table:formula="of:=ABJAD([.$B657];1;1) - ABJAD(&quot;يا&quot;;1;1)" office:value-type="float" office:value="954" calcext:value-type="float">
            <text:p>954</text:p>
          </table:table-cell>
          <table:table-cell table:style-name="ce1" table:formula="of:=IF(ABJAD([.$B657];7;1) - ABJAD(&quot;يا&quot;;7;1) = [.$D657]; &quot;aynı&quot;;ABJAD([.$B6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1" calcext:value-type="float">
            <text:p>291</text:p>
          </table:table-cell>
          <table:table-cell table:style-name="ce7" office:value-type="string" calcext:value-type="string">
            <text:p>يا عاصِمَ مَنِ اسْتَعْصَمَهُ</text:p>
          </table:table-cell>
          <table:table-cell table:style-name="ce1" office:value-type="string" calcext:value-type="string">
            <text:p>Ya asimu men iste’semehu</text:p>
          </table:table-cell>
          <table:table-cell table:style-name="ce1" table:formula="of:=ABJAD([.$B658];1;1) - ABJAD(&quot;يا&quot;;1;1)" office:value-type="float" office:value="957" calcext:value-type="float">
            <text:p>957</text:p>
          </table:table-cell>
          <table:table-cell table:style-name="ce1" table:formula="of:=IF(ABJAD([.$B658];7;1) - ABJAD(&quot;يا&quot;;7;1) = [.$D658]; &quot;aynı&quot;;ABJAD([.$B658];7;1) - ABJAD(&quot;يا&quot;;7;1))" office:value-type="float" office:value="1137" calcext:value-type="float">
            <text:p>1137</text:p>
          </table:table-cell>
          <table:table-cell table:number-columns-repeated="1019"/>
        </table:table-row>
        <table:table-row table:style-name="ro2">
          <table:table-cell table:style-name="ce1" office:value-type="float" office:value="739" calcext:value-type="float">
            <text:p>739</text:p>
          </table:table-cell>
          <table:table-cell table:style-name="ce7" office:value-type="string" calcext:value-type="string">
            <text:p>يا مَنْ هُوَ عَزيزٌ بِلا ذُلٍّ</text:p>
          </table:table-cell>
          <table:table-cell table:style-name="ce1" office:value-type="string" calcext:value-type="string">
            <text:p>Ya men huve ezizun bi la zullin</text:p>
          </table:table-cell>
          <table:table-cell table:style-name="ce1" table:formula="of:=ABJAD([.$B659];1;1) - ABJAD(&quot;يا&quot;;1;1)" office:value-type="float" office:value="958" calcext:value-type="float">
            <text:p>958</text:p>
          </table:table-cell>
          <table:table-cell table:style-name="ce1" table:formula="of:=IF(ABJAD([.$B659];7;1) - ABJAD(&quot;يا&quot;;7;1) = [.$D659]; &quot;aynı&quot;;ABJAD([.$B6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88" calcext:value-type="float">
            <text:p>388</text:p>
          </table:table-cell>
          <table:table-cell table:style-name="ce7" office:value-type="string" calcext:value-type="string">
            <text:p>يا خَيْرَ الَْمحْبُوبينَ</text:p>
          </table:table-cell>
          <table:table-cell table:style-name="ce1" office:value-type="string" calcext:value-type="string">
            <text:p>Ya heyre-l mehbubine</text:p>
          </table:table-cell>
          <table:table-cell table:style-name="ce1" table:formula="of:=ABJAD([.$B660];1;1) - ABJAD(&quot;يا&quot;;1;1)" office:value-type="float" office:value="959" calcext:value-type="float">
            <text:p>959</text:p>
          </table:table-cell>
          <table:table-cell table:style-name="ce1" table:formula="of:=IF(ABJAD([.$B660];7;1) - ABJAD(&quot;يا&quot;;7;1) = [.$D660]; &quot;aynı&quot;;ABJAD([.$B6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7" calcext:value-type="float">
            <text:p>537</text:p>
          </table:table-cell>
          <table:table-cell table:style-name="ce7" office:value-type="string" calcext:value-type="string">
            <text:p>يا رَبَّ الصَّحاري وَالْقِفارِ</text:p>
          </table:table-cell>
          <table:table-cell table:style-name="ce1" office:value-type="string" calcext:value-type="string">
            <text:p>Ya rebbe-s sehari ve-l gıfari</text:p>
          </table:table-cell>
          <table:table-cell table:style-name="ce1" table:formula="of:=ABJAD([.$B661];1;1) - ABJAD(&quot;يا&quot;;1;1)" office:value-type="float" office:value="960" calcext:value-type="float">
            <text:p>960</text:p>
          </table:table-cell>
          <table:table-cell table:style-name="ce1" table:formula="of:=IF(ABJAD([.$B661];7;1) - ABJAD(&quot;يا&quot;;7;1) = [.$D661]; &quot;aynı&quot;;ABJAD([.$B661];7;1) - ABJAD(&quot;يا&quot;;7;1))" office:value-type="float" office:value="930" calcext:value-type="float">
            <text:p>930</text:p>
          </table:table-cell>
          <table:table-cell table:number-columns-repeated="1019"/>
        </table:table-row>
        <table:table-row table:style-name="ro2">
          <table:table-cell table:style-name="ce1" office:value-type="float" office:value="970" calcext:value-type="float">
            <text:p>970</text:p>
          </table:table-cell>
          <table:table-cell table:style-name="ce7" office:value-type="string" calcext:value-type="string">
            <text:p>يا مُذَكِّرُ</text:p>
          </table:table-cell>
          <table:table-cell table:style-name="ce1" office:value-type="string" calcext:value-type="string">
            <text:p>Ya muzekkiru</text:p>
          </table:table-cell>
          <table:table-cell table:style-name="ce1" table:formula="of:=ABJAD([.$B662];1;1) - ABJAD(&quot;يا&quot;;1;1)" office:value-type="float" office:value="960" calcext:value-type="float">
            <text:p>960</text:p>
          </table:table-cell>
          <table:table-cell table:style-name="ce1" table:formula="of:=IF(ABJAD([.$B662];7;1) - ABJAD(&quot;يا&quot;;7;1) = [.$D662]; &quot;aynı&quot;;ABJAD([.$B6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9" calcext:value-type="float">
            <text:p>699</text:p>
          </table:table-cell>
          <table:table-cell table:style-name="ce7" office:value-type="string" calcext:value-type="string">
            <text:p>يا حَيّاً لَمْ يَرِثِ الْحَياةَ مِنْ حَيٍّ</text:p>
          </table:table-cell>
          <table:table-cell table:style-name="ce1" office:value-type="string" calcext:value-type="string">
            <text:p>Ya heyyen lem yerisi-l heyaate min heyyin</text:p>
          </table:table-cell>
          <table:table-cell table:style-name="ce1" table:formula="of:=ABJAD([.$B663];1;1) - ABJAD(&quot;يا&quot;;1;1)" office:value-type="float" office:value="962" calcext:value-type="float">
            <text:p>962</text:p>
          </table:table-cell>
          <table:table-cell table:style-name="ce1" table:formula="of:=IF(ABJAD([.$B663];7;1) - ABJAD(&quot;يا&quot;;7;1) = [.$D663]; &quot;aynı&quot;;ABJAD([.$B6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 calcext:value-type="float">
            <text:p>80</text:p>
          </table:table-cell>
          <table:table-cell table:style-name="ce7" office:value-type="string" calcext:value-type="string">
            <text:p>يا ذَا الآلاءِ وَالنَّعْماءِ</text:p>
          </table:table-cell>
          <table:table-cell table:style-name="ce1" office:value-type="string" calcext:value-type="string">
            <text:p>Ya ze-l ala’i ve-n ne’ma</text:p>
          </table:table-cell>
          <table:table-cell table:style-name="ce1" table:formula="of:=ABJAD([.$B664];1;1) - ABJAD(&quot;يا&quot;;1;1)" office:value-type="float" office:value="964" calcext:value-type="float">
            <text:p>964</text:p>
          </table:table-cell>
          <table:table-cell table:style-name="ce1" table:formula="of:=IF(ABJAD([.$B664];7;1) - ABJAD(&quot;يا&quot;;7;1) = [.$D664]; &quot;aynı&quot;;ABJAD([.$B6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26" calcext:value-type="float">
            <text:p>226</text:p>
          </table:table-cell>
          <table:table-cell table:style-name="ce7" office:value-type="string" calcext:value-type="string">
            <text:p>يا ذَا الْحُجَّةِ الْقاطِعَةِ</text:p>
          </table:table-cell>
          <table:table-cell table:style-name="ce1" office:value-type="string" calcext:value-type="string">
            <text:p>Ya ze-l hucceti-l gatieti</text:p>
          </table:table-cell>
          <table:table-cell table:style-name="ce1" table:formula="of:=ABJAD([.$B665];1;1) - ABJAD(&quot;يا&quot;;1;1)" office:value-type="float" office:value="964" calcext:value-type="float">
            <text:p>964</text:p>
          </table:table-cell>
          <table:table-cell table:style-name="ce1" table:formula="of:=IF(ABJAD([.$B665];7;1) - ABJAD(&quot;يا&quot;;7;1) = [.$D665]; &quot;aynı&quot;;ABJAD([.$B6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0" calcext:value-type="float">
            <text:p>620</text:p>
          </table:table-cell>
          <table:table-cell table:style-name="ce7" office:value-type="string" calcext:value-type="string">
            <text:p>يا مَنْ لَيْسَ لَهُ شَريكٌ فِي الْمُلْكِ</text:p>
          </table:table-cell>
          <table:table-cell table:style-name="ce1" office:value-type="string" calcext:value-type="string">
            <text:p>Ya men leyse lehu şerikun fi-l mulki</text:p>
          </table:table-cell>
          <table:table-cell table:style-name="ce1" table:formula="of:=ABJAD([.$B666];1;1) - ABJAD(&quot;يا&quot;;1;1)" office:value-type="float" office:value="966" calcext:value-type="float">
            <text:p>966</text:p>
          </table:table-cell>
          <table:table-cell table:style-name="ce1" table:formula="of:=IF(ABJAD([.$B666];7;1) - ABJAD(&quot;يا&quot;;7;1) = [.$D666]; &quot;aynı&quot;;ABJAD([.$B666];7;1) - ABJAD(&quot;يا&quot;;7;1))" office:value-type="float" office:value="1906" calcext:value-type="float">
            <text:p>1906</text:p>
          </table:table-cell>
          <table:table-cell table:number-columns-repeated="1019"/>
        </table:table-row>
        <table:table-row table:style-name="ro2">
          <table:table-cell table:style-name="ce1" office:value-type="float" office:value="401" calcext:value-type="float">
            <text:p>401</text:p>
          </table:table-cell>
          <table:table-cell table:style-name="ce7" office:value-type="string" calcext:value-type="string">
            <text:p>يا مَنْ خَلَقَ فَسَوّى</text:p>
          </table:table-cell>
          <table:table-cell table:style-name="ce1" office:value-type="string" calcext:value-type="string">
            <text:p>Ya men helege fesevva</text:p>
          </table:table-cell>
          <table:table-cell table:style-name="ce1" table:formula="of:=ABJAD([.$B667];1;1) - ABJAD(&quot;يا&quot;;1;1)" office:value-type="float" office:value="967" calcext:value-type="float">
            <text:p>967</text:p>
          </table:table-cell>
          <table:table-cell table:style-name="ce1" table:formula="of:=IF(ABJAD([.$B667];7;1) - ABJAD(&quot;يا&quot;;7;1) = [.$D667]; &quot;aynı&quot;;ABJAD([.$B667];7;1) - ABJAD(&quot;يا&quot;;7;1))" office:value-type="float" office:value="1207" calcext:value-type="float">
            <text:p>1207</text:p>
          </table:table-cell>
          <table:table-cell table:number-columns-repeated="1019"/>
        </table:table-row>
        <table:table-row table:style-name="ro2">
          <table:table-cell table:style-name="ce1" office:value-type="float" office:value="945" calcext:value-type="float">
            <text:p>945</text:p>
          </table:table-cell>
          <table:table-cell table:style-name="ce7" office:value-type="string" calcext:value-type="string">
            <text:p>يا خَيْرَ حامِد وَمَحْمُود</text:p>
          </table:table-cell>
          <table:table-cell table:style-name="ce1" office:value-type="string" calcext:value-type="string">
            <text:p>Ya heyre hamidin ve mehmudin</text:p>
          </table:table-cell>
          <table:table-cell table:style-name="ce1" table:formula="of:=ABJAD([.$B668];1;1) - ABJAD(&quot;يا&quot;;1;1)" office:value-type="float" office:value="967" calcext:value-type="float">
            <text:p>967</text:p>
          </table:table-cell>
          <table:table-cell table:style-name="ce1" table:formula="of:=IF(ABJAD([.$B668];7;1) - ABJAD(&quot;يا&quot;;7;1) = [.$D668]; &quot;aynı&quot;;ABJAD([.$B6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 calcext:value-type="float">
            <text:p>24</text:p>
          </table:table-cell>
          <table:table-cell table:style-name="ce7" office:value-type="string" calcext:value-type="string">
            <text:p>يا خَيْرَ الْحاكِمينَ</text:p>
          </table:table-cell>
          <table:table-cell table:style-name="ce1" office:value-type="string" calcext:value-type="string">
            <text:p>Ya heyre-l hakimine</text:p>
          </table:table-cell>
          <table:table-cell table:style-name="ce1" table:formula="of:=ABJAD([.$B669];1;1) - ABJAD(&quot;يا&quot;;1;1)" office:value-type="float" office:value="970" calcext:value-type="float">
            <text:p>970</text:p>
          </table:table-cell>
          <table:table-cell table:style-name="ce1" table:formula="of:=IF(ABJAD([.$B669];7;1) - ABJAD(&quot;يا&quot;;7;1) = [.$D669]; &quot;aynı&quot;;ABJAD([.$B6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8" calcext:value-type="float">
            <text:p>478</text:p>
          </table:table-cell>
          <table:table-cell table:style-name="ce7" office:value-type="string" calcext:value-type="string">
            <text:p>يا مَنْ عَذابُهُ عَدْلٌ</text:p>
          </table:table-cell>
          <table:table-cell table:style-name="ce1" office:value-type="string" calcext:value-type="string">
            <text:p>Ya men ezabuhu edlun</text:p>
          </table:table-cell>
          <table:table-cell table:style-name="ce1" table:formula="of:=ABJAD([.$B670];1;1) - ABJAD(&quot;يا&quot;;1;1)" office:value-type="float" office:value="972" calcext:value-type="float">
            <text:p>972</text:p>
          </table:table-cell>
          <table:table-cell table:style-name="ce1" table:formula="of:=IF(ABJAD([.$B670];7;1) - ABJAD(&quot;يا&quot;;7;1) = [.$D670]; &quot;aynı&quot;;ABJAD([.$B6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6" calcext:value-type="float">
            <text:p>546</text:p>
          </table:table-cell>
          <table:table-cell table:style-name="ce7" office:value-type="string" calcext:value-type="string">
            <text:p>يا مَنْ لا تُدْرِكُ الاَْفْهامُ جَلالَهُ</text:p>
          </table:table-cell>
          <table:table-cell table:style-name="ce1" office:value-type="string" calcext:value-type="string">
            <text:p>Ya men la tudriku-l efhamu celalehu</text:p>
          </table:table-cell>
          <table:table-cell table:style-name="ce1" table:formula="of:=ABJAD([.$B671];1;1) - ABJAD(&quot;يا&quot;;1;1)" office:value-type="float" office:value="972" calcext:value-type="float">
            <text:p>972</text:p>
          </table:table-cell>
          <table:table-cell table:style-name="ce1" table:formula="of:=IF(ABJAD([.$B671];7;1) - ABJAD(&quot;يا&quot;;7;1) = [.$D671]; &quot;aynı&quot;;ABJAD([.$B6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2" calcext:value-type="float">
            <text:p>872</text:p>
          </table:table-cell>
          <table:table-cell table:style-name="ce7" office:value-type="string" calcext:value-type="string">
            <text:p>يا اِلـٰهَ الْخَلْقِ اَجْمَعينَ</text:p>
          </table:table-cell>
          <table:table-cell table:style-name="ce1" office:value-type="string" calcext:value-type="string">
            <text:p>Ya ilahe-l helgi ecmeine</text:p>
          </table:table-cell>
          <table:table-cell table:style-name="ce1" table:formula="of:=ABJAD([.$B672];1;1) - ABJAD(&quot;يا&quot;;1;1)" office:value-type="float" office:value="972" calcext:value-type="float">
            <text:p>972</text:p>
          </table:table-cell>
          <table:table-cell table:style-name="ce1" table:formula="of:=IF(ABJAD([.$B672];7;1) - ABJAD(&quot;يا&quot;;7;1) = [.$D672]; &quot;aynı&quot;;ABJAD([.$B6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 calcext:value-type="float">
            <text:p>17</text:p>
          </table:table-cell>
          <table:table-cell table:style-name="ce7" office:value-type="string" calcext:value-type="string">
            <text:p>يا قابِلَ التَّوْباتِ</text:p>
          </table:table-cell>
          <table:table-cell table:style-name="ce1" office:value-type="string" calcext:value-type="string">
            <text:p>Ya gabile-t tevbati</text:p>
          </table:table-cell>
          <table:table-cell table:style-name="ce1" table:formula="of:=ABJAD([.$B673];1;1) - ABJAD(&quot;يا&quot;;1;1)" office:value-type="float" office:value="973" calcext:value-type="float">
            <text:p>973</text:p>
          </table:table-cell>
          <table:table-cell table:style-name="ce1" table:formula="of:=IF(ABJAD([.$B673];7;1) - ABJAD(&quot;يا&quot;;7;1) = [.$D673]; &quot;aynı&quot;;ABJAD([.$B6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1" calcext:value-type="float">
            <text:p>301</text:p>
          </table:table-cell>
          <table:table-cell table:style-name="ce7" office:value-type="string" calcext:value-type="string">
            <text:p>يا عَزيزاً لا يُضامُ</text:p>
          </table:table-cell>
          <table:table-cell table:style-name="ce1" office:value-type="string" calcext:value-type="string">
            <text:p>Ya ezizen la yuzamu</text:p>
          </table:table-cell>
          <table:table-cell table:style-name="ce1" table:formula="of:=ABJAD([.$B674];1;1) - ABJAD(&quot;يا&quot;;1;1)" office:value-type="float" office:value="977" calcext:value-type="float">
            <text:p>977</text:p>
          </table:table-cell>
          <table:table-cell table:style-name="ce1" table:formula="of:=IF(ABJAD([.$B674];7;1) - ABJAD(&quot;يا&quot;;7;1) = [.$D674]; &quot;aynı&quot;;ABJAD([.$B674];7;1) - ABJAD(&quot;يا&quot;;7;1))" office:value-type="float" office:value="267" calcext:value-type="float">
            <text:p>267</text:p>
          </table:table-cell>
          <table:table-cell table:number-columns-repeated="1019"/>
        </table:table-row>
        <table:table-row table:style-name="ro2">
          <table:table-cell table:style-name="ce1" office:value-type="float" office:value="774" calcext:value-type="float">
            <text:p>774</text:p>
          </table:table-cell>
          <table:table-cell table:style-name="ce7" office:value-type="string" calcext:value-type="string">
            <text:p>يا ذَا الْقَوْلِ السَّديدِ</text:p>
          </table:table-cell>
          <table:table-cell table:style-name="ce1" office:value-type="string" calcext:value-type="string">
            <text:p>Ya ze-l gevli-s sedidi</text:p>
          </table:table-cell>
          <table:table-cell table:style-name="ce1" table:formula="of:=ABJAD([.$B675];1;1) - ABJAD(&quot;يا&quot;;1;1)" office:value-type="float" office:value="977" calcext:value-type="float">
            <text:p>977</text:p>
          </table:table-cell>
          <table:table-cell table:style-name="ce1" table:formula="of:=IF(ABJAD([.$B675];7;1) - ABJAD(&quot;يا&quot;;7;1) = [.$D675]; &quot;aynı&quot;;ABJAD([.$B675];7;1) - ABJAD(&quot;يا&quot;;7;1))" office:value-type="float" office:value="1217" calcext:value-type="float">
            <text:p>1217</text:p>
          </table:table-cell>
          <table:table-cell table:number-columns-repeated="1019"/>
        </table:table-row>
        <table:table-row table:style-name="ro2">
          <table:table-cell table:style-name="ce1" office:value-type="float" office:value="865" calcext:value-type="float">
            <text:p>865</text:p>
          </table:table-cell>
          <table:table-cell table:style-name="ce7" office:value-type="string" calcext:value-type="string">
            <text:p>يا هادِيَ الْمُضِلّينَ</text:p>
          </table:table-cell>
          <table:table-cell table:style-name="ce1" office:value-type="string" calcext:value-type="string">
            <text:p>Ya hadiye-l muzilline</text:p>
          </table:table-cell>
          <table:table-cell table:style-name="ce1" table:formula="of:=ABJAD([.$B676];1;1) - ABJAD(&quot;يا&quot;;1;1)" office:value-type="float" office:value="981" calcext:value-type="float">
            <text:p>981</text:p>
          </table:table-cell>
          <table:table-cell table:style-name="ce1" table:formula="of:=IF(ABJAD([.$B676];7;1) - ABJAD(&quot;يا&quot;;7;1) = [.$D676]; &quot;aynı&quot;;ABJAD([.$B676];7;1) - ABJAD(&quot;يا&quot;;7;1))" office:value-type="float" office:value="271" calcext:value-type="float">
            <text:p>271</text:p>
          </table:table-cell>
          <table:table-cell table:number-columns-repeated="1019"/>
        </table:table-row>
        <table:table-row table:style-name="ro2">
          <table:table-cell table:style-name="ce1" office:value-type="float" office:value="383" calcext:value-type="float">
            <text:p>383</text:p>
          </table:table-cell>
          <table:table-cell table:style-name="ce7" office:value-type="string" calcext:value-type="string">
            <text:p>يا خَيْرَ الْمَطْلُوبينَ</text:p>
          </table:table-cell>
          <table:table-cell table:style-name="ce1" office:value-type="string" calcext:value-type="string">
            <text:p>Ya heyre-l metlubine</text:p>
          </table:table-cell>
          <table:table-cell table:style-name="ce1" table:formula="of:=ABJAD([.$B677];1;1) - ABJAD(&quot;يا&quot;;1;1)" office:value-type="float" office:value="988" calcext:value-type="float">
            <text:p>988</text:p>
          </table:table-cell>
          <table:table-cell table:style-name="ce1" table:formula="of:=IF(ABJAD([.$B677];7;1) - ABJAD(&quot;يا&quot;;7;1) = [.$D677]; &quot;aynı&quot;;ABJAD([.$B6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3" calcext:value-type="float">
            <text:p>883</text:p>
          </table:table-cell>
          <table:table-cell table:style-name="ce7" office:value-type="string" calcext:value-type="string">
            <text:p>يا حافِظُ</text:p>
          </table:table-cell>
          <table:table-cell table:style-name="ce1" office:value-type="string" calcext:value-type="string">
            <text:p>Ya hafizu</text:p>
          </table:table-cell>
          <table:table-cell table:style-name="ce1" table:formula="of:=ABJAD([.$B678];1;1) - ABJAD(&quot;يا&quot;;1;1)" office:value-type="float" office:value="989" calcext:value-type="float">
            <text:p>989</text:p>
          </table:table-cell>
          <table:table-cell table:style-name="ce1" table:formula="of:=IF(ABJAD([.$B678];7;1) - ABJAD(&quot;يا&quot;;7;1) = [.$D678]; &quot;aynı&quot;;ABJAD([.$B678];7;1) - ABJAD(&quot;يا&quot;;7;1))" office:value-type="float" office:value="889" calcext:value-type="float">
            <text:p>889</text:p>
          </table:table-cell>
          <table:table-cell table:number-columns-repeated="1019"/>
        </table:table-row>
        <table:table-row table:style-name="ro2">
          <table:table-cell table:style-name="ce1" office:value-type="float" office:value="13" calcext:value-type="float">
            <text:p>13</text:p>
          </table:table-cell>
          <table:table-cell table:style-name="ce7" office:value-type="string" calcext:value-type="string">
            <text:p>يا رافِعَ الدَّرَجاتِ</text:p>
          </table:table-cell>
          <table:table-cell table:style-name="ce1" office:value-type="string" calcext:value-type="string">
            <text:p>Ya rafie-d derecaati</text:p>
          </table:table-cell>
          <table:table-cell table:style-name="ce1" table:formula="of:=ABJAD([.$B679];1;1) - ABJAD(&quot;يا&quot;;1;1)" office:value-type="float" office:value="990" calcext:value-type="float">
            <text:p>990</text:p>
          </table:table-cell>
          <table:table-cell table:style-name="ce1" table:formula="of:=IF(ABJAD([.$B679];7;1) - ABJAD(&quot;يا&quot;;7;1) = [.$D679]; &quot;aynı&quot;;ABJAD([.$B6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8" calcext:value-type="float">
            <text:p>248</text:p>
          </table:table-cell>
          <table:table-cell table:style-name="ce7" office:value-type="string" calcext:value-type="string">
            <text:p>يا مُنْذِرُ</text:p>
          </table:table-cell>
          <table:table-cell table:style-name="ce1" office:value-type="string" calcext:value-type="string">
            <text:p>Ya munziru</text:p>
          </table:table-cell>
          <table:table-cell table:style-name="ce1" table:formula="of:=ABJAD([.$B680];1;1) - ABJAD(&quot;يا&quot;;1;1)" office:value-type="float" office:value="990" calcext:value-type="float">
            <text:p>990</text:p>
          </table:table-cell>
          <table:table-cell table:style-name="ce1" table:formula="of:=IF(ABJAD([.$B680];7;1) - ABJAD(&quot;يا&quot;;7;1) = [.$D680]; &quot;aynı&quot;;ABJAD([.$B6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9" calcext:value-type="float">
            <text:p>269</text:p>
          </table:table-cell>
          <table:table-cell table:style-name="ce7" office:value-type="string" calcext:value-type="string">
            <text:p>يا اَشْفَعَ الشّافِعينَ</text:p>
          </table:table-cell>
          <table:table-cell table:style-name="ce1" office:value-type="string" calcext:value-type="string">
            <text:p>Ya eşfe’eş şafi'ine</text:p>
          </table:table-cell>
          <table:table-cell table:style-name="ce1" table:formula="of:=ABJAD([.$B681];1;1) - ABJAD(&quot;يا&quot;;1;1)" office:value-type="float" office:value="993" calcext:value-type="float">
            <text:p>993</text:p>
          </table:table-cell>
          <table:table-cell table:style-name="ce1" table:formula="of:=IF(ABJAD([.$B681];7;1) - ABJAD(&quot;يا&quot;;7;1) = [.$D681]; &quot;aynı&quot;;ABJAD([.$B681];7;1) - ABJAD(&quot;يا&quot;;7;1))" office:value-type="float" office:value="2393" calcext:value-type="float">
            <text:p>2393</text:p>
          </table:table-cell>
          <table:table-cell table:number-columns-repeated="1019"/>
        </table:table-row>
        <table:table-row table:style-name="ro2">
          <table:table-cell table:style-name="ce1" office:value-type="float" office:value="725" calcext:value-type="float">
            <text:p>725</text:p>
          </table:table-cell>
          <table:table-cell table:style-name="ce7" office:value-type="string" calcext:value-type="string">
            <text:p>يا حَفيظُ</text:p>
          </table:table-cell>
          <table:table-cell table:style-name="ce1" office:value-type="string" calcext:value-type="string">
            <text:p>Ya hafizu</text:p>
          </table:table-cell>
          <table:table-cell table:style-name="ce1" table:formula="of:=ABJAD([.$B682];1;1) - ABJAD(&quot;يا&quot;;1;1)" office:value-type="float" office:value="998" calcext:value-type="float">
            <text:p>998</text:p>
          </table:table-cell>
          <table:table-cell table:style-name="ce1" table:formula="of:=IF(ABJAD([.$B682];7;1) - ABJAD(&quot;يا&quot;;7;1) = [.$D682]; &quot;aynı&quot;;ABJAD([.$B682];7;1) - ABJAD(&quot;يا&quot;;7;1))" office:value-type="float" office:value="898" calcext:value-type="float">
            <text:p>898</text:p>
          </table:table-cell>
          <table:table-cell table:number-columns-repeated="1019"/>
        </table:table-row>
        <table:table-row table:style-name="ro2">
          <table:table-cell table:style-name="ce1" office:value-type="float" office:value="319" calcext:value-type="float">
            <text:p>319</text:p>
          </table:table-cell>
          <table:table-cell table:style-name="ce7" office:value-type="string" calcext:value-type="string">
            <text:p>يا ضارُّ</text:p>
          </table:table-cell>
          <table:table-cell table:style-name="ce1" office:value-type="string" calcext:value-type="string">
            <text:p>Ya zarru</text:p>
          </table:table-cell>
          <table:table-cell table:style-name="ce1" table:formula="of:=ABJAD([.$B683];1;1) - ABJAD(&quot;يا&quot;;1;1)" office:value-type="float" office:value="1001" calcext:value-type="float">
            <text:p>1001</text:p>
          </table:table-cell>
          <table:table-cell table:style-name="ce1" table:formula="of:=IF(ABJAD([.$B683];7;1) - ABJAD(&quot;يا&quot;;7;1) = [.$D683]; &quot;aynı&quot;;ABJAD([.$B683];7;1) - ABJAD(&quot;يا&quot;;7;1))" office:value-type="float" office:value="291" calcext:value-type="float">
            <text:p>291</text:p>
          </table:table-cell>
          <table:table-cell table:number-columns-repeated="1019"/>
        </table:table-row>
        <table:table-row table:style-name="ro2">
          <table:table-cell table:style-name="ce1" office:value-type="float" office:value="652" calcext:value-type="float">
            <text:p>652</text:p>
          </table:table-cell>
          <table:table-cell table:style-name="ce7" office:value-type="string" calcext:value-type="string">
            <text:p>يا مَنْ خَلَقَنى وَسَوّاني</text:p>
          </table:table-cell>
          <table:table-cell table:style-name="ce1" office:value-type="string" calcext:value-type="string">
            <text:p>Ya men helegeni ve sevvani</text:p>
          </table:table-cell>
          <table:table-cell table:style-name="ce1" table:formula="of:=ABJAD([.$B684];1;1) - ABJAD(&quot;يا&quot;;1;1)" office:value-type="float" office:value="1004" calcext:value-type="float">
            <text:p>1004</text:p>
          </table:table-cell>
          <table:table-cell table:style-name="ce1" table:formula="of:=IF(ABJAD([.$B684];7;1) - ABJAD(&quot;يا&quot;;7;1) = [.$D684]; &quot;aynı&quot;;ABJAD([.$B684];7;1) - ABJAD(&quot;يا&quot;;7;1))" office:value-type="float" office:value="1244" calcext:value-type="float">
            <text:p>1244</text:p>
          </table:table-cell>
          <table:table-cell table:number-columns-repeated="1019"/>
        </table:table-row>
        <table:table-row table:style-name="ro2">
          <table:table-cell table:style-name="ce1" office:value-type="float" office:value="134" calcext:value-type="float">
            <text:p>134</text:p>
          </table:table-cell>
          <table:table-cell table:style-name="ce7" office:value-type="string" calcext:value-type="string">
            <text:p>يا جارَ الْمُسْتَجيرينَ</text:p>
          </table:table-cell>
          <table:table-cell table:style-name="ce1" office:value-type="string" calcext:value-type="string">
            <text:p>Ya care-l mustecirine</text:p>
          </table:table-cell>
          <table:table-cell table:style-name="ce1" table:formula="of:=ABJAD([.$B685];1;1) - ABJAD(&quot;يا&quot;;1;1)" office:value-type="float" office:value="1008" calcext:value-type="float">
            <text:p>1008</text:p>
          </table:table-cell>
          <table:table-cell table:style-name="ce1" table:formula="of:=IF(ABJAD([.$B685];7;1) - ABJAD(&quot;يا&quot;;7;1) = [.$D685]; &quot;aynı&quot;;ABJAD([.$B685];7;1) - ABJAD(&quot;يا&quot;;7;1))" office:value-type="float" office:value="1248" calcext:value-type="float">
            <text:p>1248</text:p>
          </table:table-cell>
          <table:table-cell table:number-columns-repeated="1019"/>
        </table:table-row>
        <table:table-row table:style-name="ro2">
          <table:table-cell table:style-name="ce1" office:value-type="float" office:value="206" calcext:value-type="float">
            <text:p>206</text:p>
          </table:table-cell>
          <table:table-cell table:style-name="ce7" office:value-type="string" calcext:value-type="string">
            <text:p>يا رَضِيُّ</text:p>
          </table:table-cell>
          <table:table-cell table:style-name="ce1" office:value-type="string" calcext:value-type="string">
            <text:p>Ya reziyyu</text:p>
          </table:table-cell>
          <table:table-cell table:style-name="ce1" table:formula="of:=ABJAD([.$B686];1;1) - ABJAD(&quot;يا&quot;;1;1)" office:value-type="float" office:value="1010" calcext:value-type="float">
            <text:p>1010</text:p>
          </table:table-cell>
          <table:table-cell table:style-name="ce1" table:formula="of:=IF(ABJAD([.$B686];7;1) - ABJAD(&quot;يا&quot;;7;1) = [.$D686]; &quot;aynı&quot;;ABJAD([.$B686];7;1) - ABJAD(&quot;يا&quot;;7;1))" office:value-type="float" office:value="300" calcext:value-type="float">
            <text:p>300</text:p>
          </table:table-cell>
          <table:table-cell table:number-columns-repeated="1019"/>
        </table:table-row>
        <table:table-row table:style-name="ro2">
          <table:table-cell table:style-name="ce1" office:value-type="float" office:value="358" calcext:value-type="float">
            <text:p>358</text:p>
          </table:table-cell>
          <table:table-cell table:style-name="ce7" office:value-type="string" calcext:value-type="string">
            <text:p>يا راضي</text:p>
          </table:table-cell>
          <table:table-cell table:style-name="ce1" office:value-type="string" calcext:value-type="string">
            <text:p>Ya razi</text:p>
          </table:table-cell>
          <table:table-cell table:style-name="ce1" table:formula="of:=ABJAD([.$B687];1;1) - ABJAD(&quot;يا&quot;;1;1)" office:value-type="float" office:value="1011" calcext:value-type="float">
            <text:p>1011</text:p>
          </table:table-cell>
          <table:table-cell table:style-name="ce1" table:formula="of:=IF(ABJAD([.$B687];7;1) - ABJAD(&quot;يا&quot;;7;1) = [.$D687]; &quot;aynı&quot;;ABJAD([.$B687];7;1) - ABJAD(&quot;يا&quot;;7;1))" office:value-type="float" office:value="301" calcext:value-type="float">
            <text:p>301</text:p>
          </table:table-cell>
          <table:table-cell table:number-columns-repeated="1019"/>
        </table:table-row>
        <table:table-row table:style-name="ro2">
          <table:table-cell table:style-name="ce1" office:value-type="float" office:value="947" calcext:value-type="float">
            <text:p>947</text:p>
          </table:table-cell>
          <table:table-cell table:style-name="ce7" office:value-type="string" calcext:value-type="string">
            <text:p>يا خَيْرَ داع وَمَدْعُوٍّ</text:p>
          </table:table-cell>
          <table:table-cell table:style-name="ce1" office:value-type="string" calcext:value-type="string">
            <text:p>Ya heyre dain ve med'uvvin</text:p>
          </table:table-cell>
          <table:table-cell table:style-name="ce1" table:formula="of:=ABJAD([.$B688];1;1) - ABJAD(&quot;يا&quot;;1;1)" office:value-type="float" office:value="1011" calcext:value-type="float">
            <text:p>1011</text:p>
          </table:table-cell>
          <table:table-cell table:style-name="ce1" table:formula="of:=IF(ABJAD([.$B688];7;1) - ABJAD(&quot;يا&quot;;7;1) = [.$D688]; &quot;aynı&quot;;ABJAD([.$B6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95" calcext:value-type="float">
            <text:p>795</text:p>
          </table:table-cell>
          <table:table-cell table:style-name="ce7" office:value-type="string" calcext:value-type="string">
            <text:p>يا خالِقَ اللَّوْحِ وَالْقَلَمِ</text:p>
          </table:table-cell>
          <table:table-cell table:style-name="ce1" office:value-type="string" calcext:value-type="string">
            <text:p>Ya halige-l levhi ve-l gelemi</text:p>
          </table:table-cell>
          <table:table-cell table:style-name="ce1" table:formula="of:=ABJAD([.$B689];1;1) - ABJAD(&quot;يا&quot;;1;1)" office:value-type="float" office:value="1013" calcext:value-type="float">
            <text:p>1013</text:p>
          </table:table-cell>
          <table:table-cell table:style-name="ce1" table:formula="of:=IF(ABJAD([.$B689];7;1) - ABJAD(&quot;يا&quot;;7;1) = [.$D689]; &quot;aynı&quot;;ABJAD([.$B6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3" calcext:value-type="float">
            <text:p>103</text:p>
          </table:table-cell>
          <table:table-cell table:style-name="ce7" office:value-type="string" calcext:value-type="string">
            <text:p>يا مُونِسي عِنْدَ وَحْشَتي</text:p>
          </table:table-cell>
          <table:table-cell table:style-name="ce1" office:value-type="string" calcext:value-type="string">
            <text:p>Ya munisi inde vehşeti</text:p>
          </table:table-cell>
          <table:table-cell table:style-name="ce1" table:formula="of:=ABJAD([.$B690];1;1) - ABJAD(&quot;يا&quot;;1;1)" office:value-type="float" office:value="1014" calcext:value-type="float">
            <text:p>1014</text:p>
          </table:table-cell>
          <table:table-cell table:style-name="ce1" table:formula="of:=IF(ABJAD([.$B690];7;1) - ABJAD(&quot;يا&quot;;7;1) = [.$D690]; &quot;aynı&quot;;ABJAD([.$B690];7;1) - ABJAD(&quot;يا&quot;;7;1))" office:value-type="float" office:value="1954" calcext:value-type="float">
            <text:p>1954</text:p>
          </table:table-cell>
          <table:table-cell table:number-columns-repeated="1019"/>
        </table:table-row>
        <table:table-row table:style-name="ro2">
          <table:table-cell table:style-name="ce1" office:value-type="float" office:value="252" calcext:value-type="float">
            <text:p>252</text:p>
          </table:table-cell>
          <table:table-cell table:style-name="ce7" office:value-type="string" calcext:value-type="string">
            <text:p>يا رَبَّ الشَّهْرِ الْحَرامِ</text:p>
          </table:table-cell>
          <table:table-cell table:style-name="ce1" office:value-type="string" calcext:value-type="string">
            <text:p>Ya rebbe-ş şehri-l herami</text:p>
          </table:table-cell>
          <table:table-cell table:style-name="ce1" table:formula="of:=ABJAD([.$B691];1;1) - ABJAD(&quot;يا&quot;;1;1)" office:value-type="float" office:value="1018" calcext:value-type="float">
            <text:p>1018</text:p>
          </table:table-cell>
          <table:table-cell table:style-name="ce1" table:formula="of:=IF(ABJAD([.$B691];7;1) - ABJAD(&quot;يا&quot;;7;1) = [.$D691]; &quot;aynı&quot;;ABJAD([.$B691];7;1) - ABJAD(&quot;يا&quot;;7;1))" office:value-type="float" office:value="1718" calcext:value-type="float">
            <text:p>1718</text:p>
          </table:table-cell>
          <table:table-cell table:number-columns-repeated="1019"/>
        </table:table-row>
        <table:table-row table:style-name="ro2">
          <table:table-cell table:style-name="ce1" office:value-type="float" office:value="463" calcext:value-type="float">
            <text:p>463</text:p>
          </table:table-cell>
          <table:table-cell table:style-name="ce7" office:value-type="string" calcext:value-type="string">
            <text:p>يا خالِقَ النُّورِ</text:p>
          </table:table-cell>
          <table:table-cell table:style-name="ce1" office:value-type="string" calcext:value-type="string">
            <text:p>Ya halige-n nuri</text:p>
          </table:table-cell>
          <table:table-cell table:style-name="ce1" table:formula="of:=ABJAD([.$B692];1;1) - ABJAD(&quot;يا&quot;;1;1)" office:value-type="float" office:value="1018" calcext:value-type="float">
            <text:p>1018</text:p>
          </table:table-cell>
          <table:table-cell table:style-name="ce1" table:formula="of:=IF(ABJAD([.$B692];7;1) - ABJAD(&quot;يا&quot;;7;1) = [.$D692]; &quot;aynı&quot;;ABJAD([.$B6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6" calcext:value-type="float">
            <text:p>426</text:p>
          </table:table-cell>
          <table:table-cell table:style-name="ce7" office:value-type="string" calcext:value-type="string">
            <text:p>يا مَنْ بِهِ يَسْتَأْنِسُ الْمُريدُونَ</text:p>
          </table:table-cell>
          <table:table-cell table:style-name="ce1" office:value-type="string" calcext:value-type="string">
            <text:p>Ya men bihi yeste’nisu-l muridune</text:p>
          </table:table-cell>
          <table:table-cell table:style-name="ce1" table:formula="of:=ABJAD([.$B693];1;1) - ABJAD(&quot;يا&quot;;1;1)" office:value-type="float" office:value="1019" calcext:value-type="float">
            <text:p>1019</text:p>
          </table:table-cell>
          <table:table-cell table:style-name="ce1" table:formula="of:=IF(ABJAD([.$B693];7;1) - ABJAD(&quot;يا&quot;;7;1) = [.$D693]; &quot;aynı&quot;;ABJAD([.$B693];7;1) - ABJAD(&quot;يا&quot;;7;1))" office:value-type="float" office:value="1499" calcext:value-type="float">
            <text:p>1499</text:p>
          </table:table-cell>
          <table:table-cell table:number-columns-repeated="1019"/>
        </table:table-row>
        <table:table-row table:style-name="ro2">
          <table:table-cell table:style-name="ce1" office:value-type="float" office:value="6" calcext:value-type="float">
            <text:p>6</text:p>
          </table:table-cell>
          <table:table-cell table:style-name="ce7" office:value-type="string" calcext:value-type="string">
            <text:p>يا عَظيمُ</text:p>
          </table:table-cell>
          <table:table-cell table:style-name="ce1" office:value-type="string" calcext:value-type="string">
            <text:p>Ya azimu</text:p>
          </table:table-cell>
          <table:table-cell table:style-name="ce1" table:formula="of:=ABJAD([.$B694];1;1) - ABJAD(&quot;يا&quot;;1;1)" office:value-type="float" office:value="1020" calcext:value-type="float">
            <text:p>1020</text:p>
          </table:table-cell>
          <table:table-cell table:style-name="ce1" table:formula="of:=IF(ABJAD([.$B694];7;1) - ABJAD(&quot;يا&quot;;7;1) = [.$D694]; &quot;aynı&quot;;ABJAD([.$B694];7;1) - ABJAD(&quot;يا&quot;;7;1))" office:value-type="float" office:value="920" calcext:value-type="float">
            <text:p>920</text:p>
          </table:table-cell>
          <table:table-cell table:number-columns-repeated="1019"/>
        </table:table-row>
        <table:table-row table:style-name="ro2">
          <table:table-cell table:style-name="ce1" office:value-type="float" office:value="950" calcext:value-type="float">
            <text:p>950</text:p>
          </table:table-cell>
          <table:table-cell table:style-name="ce7" office:value-type="string" calcext:value-type="string">
            <text:p>يا خَيْرَ صاحِب وَجَليس</text:p>
          </table:table-cell>
          <table:table-cell table:style-name="ce1" office:value-type="string" calcext:value-type="string">
            <text:p>Ya heyre sahibin ve celisin</text:p>
          </table:table-cell>
          <table:table-cell table:style-name="ce1" table:formula="of:=ABJAD([.$B695];1;1) - ABJAD(&quot;يا&quot;;1;1)" office:value-type="float" office:value="1020" calcext:value-type="float">
            <text:p>1020</text:p>
          </table:table-cell>
          <table:table-cell table:style-name="ce1" table:formula="of:=IF(ABJAD([.$B695];7;1) - ABJAD(&quot;يا&quot;;7;1) = [.$D695]; &quot;aynı&quot;;ABJAD([.$B695];7;1) - ABJAD(&quot;يا&quot;;7;1))" office:value-type="float" office:value="1230" calcext:value-type="float">
            <text:p>1230</text:p>
          </table:table-cell>
          <table:table-cell table:number-columns-repeated="1019"/>
        </table:table-row>
        <table:table-row table:style-name="ro2">
          <table:table-cell table:style-name="ce1" office:value-type="float" office:value="389" calcext:value-type="float">
            <text:p>389</text:p>
          </table:table-cell>
          <table:table-cell table:style-name="ce7" office:value-type="string" calcext:value-type="string">
            <text:p>يا خَيْرَ الْمَدْعُوّينَ</text:p>
          </table:table-cell>
          <table:table-cell table:style-name="ce1" office:value-type="string" calcext:value-type="string">
            <text:p>Ya heyre-l med’uvvine</text:p>
          </table:table-cell>
          <table:table-cell table:style-name="ce1" table:formula="of:=ABJAD([.$B696];1;1) - ABJAD(&quot;يا&quot;;1;1)" office:value-type="float" office:value="1021" calcext:value-type="float">
            <text:p>1021</text:p>
          </table:table-cell>
          <table:table-cell table:style-name="ce1" table:formula="of:=IF(ABJAD([.$B696];7;1) - ABJAD(&quot;يا&quot;;7;1) = [.$D696]; &quot;aynı&quot;;ABJAD([.$B6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97" calcext:value-type="float">
            <text:p>797</text:p>
          </table:table-cell>
          <table:table-cell table:style-name="ce7" office:value-type="string" calcext:value-type="string">
            <text:p>يا ذَا الْبَأْسِ وَالنِّقَمِ</text:p>
          </table:table-cell>
          <table:table-cell table:style-name="ce1" office:value-type="string" calcext:value-type="string">
            <text:p>Ya ze-l be’si ve-n nigemi</text:p>
          </table:table-cell>
          <table:table-cell table:style-name="ce1" table:formula="of:=ABJAD([.$B697];1;1) - ABJAD(&quot;يا&quot;;1;1)" office:value-type="float" office:value="1022" calcext:value-type="float">
            <text:p>1022</text:p>
          </table:table-cell>
          <table:table-cell table:style-name="ce1" table:formula="of:=IF(ABJAD([.$B697];7;1) - ABJAD(&quot;يا&quot;;7;1) = [.$D697]; &quot;aynı&quot;;ABJAD([.$B697];7;1) - ABJAD(&quot;يا&quot;;7;1))" office:value-type="float" office:value="1262" calcext:value-type="float">
            <text:p>1262</text:p>
          </table:table-cell>
          <table:table-cell table:number-columns-repeated="1019"/>
        </table:table-row>
        <table:table-row table:style-name="ro2">
          <table:table-cell table:style-name="ce1" office:value-type="float" office:value="223" calcext:value-type="float">
            <text:p>223</text:p>
          </table:table-cell>
          <table:table-cell table:style-name="ce7" office:value-type="string" calcext:value-type="string">
            <text:p>يا ذَا الْمِنَّةِ السّابِقَةِ</text:p>
          </table:table-cell>
          <table:table-cell table:style-name="ce1" office:value-type="string" calcext:value-type="string">
            <text:p>Ya ze-l minneti-s sabigeti</text:p>
          </table:table-cell>
          <table:table-cell table:style-name="ce1" table:formula="of:=ABJAD([.$B698];1;1) - ABJAD(&quot;يا&quot;;1;1)" office:value-type="float" office:value="1026" calcext:value-type="float">
            <text:p>1026</text:p>
          </table:table-cell>
          <table:table-cell table:style-name="ce1" table:formula="of:=IF(ABJAD([.$B698];7;1) - ABJAD(&quot;يا&quot;;7;1) = [.$D698]; &quot;aynı&quot;;ABJAD([.$B698];7;1) - ABJAD(&quot;يا&quot;;7;1))" office:value-type="float" office:value="1266" calcext:value-type="float">
            <text:p>1266</text:p>
          </table:table-cell>
          <table:table-cell table:number-columns-repeated="1019"/>
        </table:table-row>
        <table:table-row table:style-name="ro2">
          <table:table-cell table:style-name="ce1" office:value-type="float" office:value="751" calcext:value-type="float">
            <text:p>751</text:p>
          </table:table-cell>
          <table:table-cell table:style-name="ce7" office:value-type="string" calcext:value-type="string">
            <text:p>يا مَنْ رِزْقُهُ عُمُومٌ لِلطّائِعينَ وَالْعاصينَ</text:p>
          </table:table-cell>
          <table:table-cell table:style-name="ce1" office:value-type="string" calcext:value-type="string">
            <text:p>Ya men rizguhu umumun li-t tai’ine ve-l asine</text:p>
          </table:table-cell>
          <table:table-cell table:style-name="ce1" table:formula="of:=ABJAD([.$B699];1;1) - ABJAD(&quot;يا&quot;;1;1)" office:value-type="float" office:value="1027" calcext:value-type="float">
            <text:p>1027</text:p>
          </table:table-cell>
          <table:table-cell table:style-name="ce1" table:formula="of:=IF(ABJAD([.$B699];7;1) - ABJAD(&quot;يا&quot;;7;1) = [.$D699]; &quot;aynı&quot;;ABJAD([.$B699];7;1) - ABJAD(&quot;يا&quot;;7;1))" office:value-type="float" office:value="997" calcext:value-type="float">
            <text:p>997</text:p>
          </table:table-cell>
          <table:table-cell table:number-columns-repeated="1019"/>
        </table:table-row>
        <table:table-row table:style-name="ro2">
          <table:table-cell table:style-name="ce1" office:value-type="float" office:value="29" calcext:value-type="float">
            <text:p>29</text:p>
          </table:table-cell>
          <table:table-cell table:style-name="ce7" office:value-type="string" calcext:value-type="string">
            <text:p>يا خَيْرَ الْمُنْزِلينَ</text:p>
          </table:table-cell>
          <table:table-cell table:style-name="ce1" office:value-type="string" calcext:value-type="string">
            <text:p>Ya heyre-l munzirine</text:p>
          </table:table-cell>
          <table:table-cell table:style-name="ce1" table:formula="of:=ABJAD([.$B700];1;1) - ABJAD(&quot;يا&quot;;1;1)" office:value-type="float" office:value="1028" calcext:value-type="float">
            <text:p>1028</text:p>
          </table:table-cell>
          <table:table-cell table:style-name="ce1" table:formula="of:=IF(ABJAD([.$B700];7;1) - ABJAD(&quot;يا&quot;;7;1) = [.$D700]; &quot;aynı&quot;;ABJAD([.$B7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5" calcext:value-type="float">
            <text:p>535</text:p>
          </table:table-cell>
          <table:table-cell table:style-name="ce7" office:value-type="string" calcext:value-type="string">
            <text:p>يا رَبَّ الْحُبُوبِ وَالثِّمارِ</text:p>
          </table:table-cell>
          <table:table-cell table:style-name="ce1" office:value-type="string" calcext:value-type="string">
            <text:p>Ya rebbe-l hububi ve-s simari</text:p>
          </table:table-cell>
          <table:table-cell table:style-name="ce1" table:formula="of:=ABJAD([.$B701];1;1) - ABJAD(&quot;يا&quot;;1;1)" office:value-type="float" office:value="1029" calcext:value-type="float">
            <text:p>1029</text:p>
          </table:table-cell>
          <table:table-cell table:style-name="ce1" table:formula="of:=IF(ABJAD([.$B701];7;1) - ABJAD(&quot;يا&quot;;7;1) = [.$D701]; &quot;aynı&quot;;ABJAD([.$B7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6" calcext:value-type="float">
            <text:p>536</text:p>
          </table:table-cell>
          <table:table-cell table:style-name="ce7" office:value-type="string" calcext:value-type="string">
            <text:p>يا رَبَّ الأَنْهارِ وَالأَشْجارِ</text:p>
          </table:table-cell>
          <table:table-cell table:style-name="ce1" office:value-type="string" calcext:value-type="string">
            <text:p>Ya rebbe-l enhari ve-l eşcari</text:p>
          </table:table-cell>
          <table:table-cell table:style-name="ce1" table:formula="of:=ABJAD([.$B702];1;1) - ABJAD(&quot;يا&quot;;1;1)" office:value-type="float" office:value="1032" calcext:value-type="float">
            <text:p>1032</text:p>
          </table:table-cell>
          <table:table-cell table:style-name="ce1" table:formula="of:=IF(ABJAD([.$B702];7;1) - ABJAD(&quot;يا&quot;;7;1) = [.$D702]; &quot;aynı&quot;;ABJAD([.$B702];7;1) - ABJAD(&quot;يا&quot;;7;1))" office:value-type="float" office:value="1732" calcext:value-type="float">
            <text:p>1732</text:p>
          </table:table-cell>
          <table:table-cell table:number-columns-repeated="1019"/>
        </table:table-row>
        <table:table-row table:style-name="ro2">
          <table:table-cell table:style-name="ce1" office:value-type="float" office:value="810" calcext:value-type="float">
            <text:p>810</text:p>
          </table:table-cell>
          <table:table-cell table:style-name="ce7" office:value-type="string" calcext:value-type="string">
            <text:p>يا غالِبُ</text:p>
          </table:table-cell>
          <table:table-cell table:style-name="ce1" office:value-type="string" calcext:value-type="string">
            <text:p>Ya ğalibu</text:p>
          </table:table-cell>
          <table:table-cell table:style-name="ce1" table:formula="of:=ABJAD([.$B703];1;1) - ABJAD(&quot;يا&quot;;1;1)" office:value-type="float" office:value="1033" calcext:value-type="float">
            <text:p>1033</text:p>
          </table:table-cell>
          <table:table-cell table:style-name="ce1" table:formula="of:=IF(ABJAD([.$B703];7;1) - ABJAD(&quot;يا&quot;;7;1) = [.$D703]; &quot;aynı&quot;;ABJAD([.$B703];7;1) - ABJAD(&quot;يا&quot;;7;1))" office:value-type="float" office:value="933" calcext:value-type="float">
            <text:p>933</text:p>
          </table:table-cell>
          <table:table-cell table:number-columns-repeated="1019"/>
        </table:table-row>
        <table:table-row table:style-name="ro2">
          <table:table-cell table:style-name="ce1" office:value-type="float" office:value="875" calcext:value-type="float">
            <text:p>875</text:p>
          </table:table-cell>
          <table:table-cell table:style-name="ce7" office:value-type="string" calcext:value-type="string">
            <text:p>يا مَنْ بَطَنَ فَخَبَرَ</text:p>
          </table:table-cell>
          <table:table-cell table:style-name="ce1" office:value-type="string" calcext:value-type="string">
            <text:p>Ya men betene fe hebere</text:p>
          </table:table-cell>
          <table:table-cell table:style-name="ce1" table:formula="of:=ABJAD([.$B704];1;1) - ABJAD(&quot;يا&quot;;1;1)" office:value-type="float" office:value="1033" calcext:value-type="float">
            <text:p>1033</text:p>
          </table:table-cell>
          <table:table-cell table:style-name="ce1" table:formula="of:=IF(ABJAD([.$B704];7;1) - ABJAD(&quot;يا&quot;;7;1) = [.$D704]; &quot;aynı&quot;;ABJAD([.$B7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4" calcext:value-type="float">
            <text:p>554</text:p>
          </table:table-cell>
          <table:table-cell table:style-name="ce7" office:value-type="string" calcext:value-type="string">
            <text:p>يا مَنْ لَهُ الآخِرَةُ وَالأُولى</text:p>
          </table:table-cell>
          <table:table-cell table:style-name="ce1" office:value-type="string" calcext:value-type="string">
            <text:p>Ya men lehu-l ahiretu ve-l u’la</text:p>
          </table:table-cell>
          <table:table-cell table:style-name="ce1" table:formula="of:=ABJAD([.$B705];1;1) - ABJAD(&quot;يا&quot;;1;1)" office:value-type="float" office:value="1037" calcext:value-type="float">
            <text:p>1037</text:p>
          </table:table-cell>
          <table:table-cell table:style-name="ce1" table:formula="of:=IF(ABJAD([.$B705];7;1) - ABJAD(&quot;يا&quot;;7;1) = [.$D705]; &quot;aynı&quot;;ABJAD([.$B7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6" calcext:value-type="float">
            <text:p>526</text:p>
          </table:table-cell>
          <table:table-cell table:style-name="ce7" office:value-type="string" calcext:value-type="string">
            <text:p>يا حافِظَنا</text:p>
          </table:table-cell>
          <table:table-cell table:style-name="ce1" office:value-type="string" calcext:value-type="string">
            <text:p>Ya hafizena</text:p>
          </table:table-cell>
          <table:table-cell table:style-name="ce1" table:formula="of:=ABJAD([.$B706];1;1) - ABJAD(&quot;يا&quot;;1;1)" office:value-type="float" office:value="1040" calcext:value-type="float">
            <text:p>1040</text:p>
          </table:table-cell>
          <table:table-cell table:style-name="ce1" table:formula="of:=IF(ABJAD([.$B706];7;1) - ABJAD(&quot;يا&quot;;7;1) = [.$D706]; &quot;aynı&quot;;ABJAD([.$B706];7;1) - ABJAD(&quot;يا&quot;;7;1))" office:value-type="float" office:value="940" calcext:value-type="float">
            <text:p>940</text:p>
          </table:table-cell>
          <table:table-cell table:number-columns-repeated="1019"/>
        </table:table-row>
        <table:table-row table:style-name="ro2">
          <table:table-cell table:style-name="ce1" office:value-type="float" office:value="147" calcext:value-type="float">
            <text:p>147</text:p>
          </table:table-cell>
          <table:table-cell table:style-name="ce7" office:value-type="string" calcext:value-type="string">
            <text:p>يا ذَا الْحُجَّةِ وَالْبُرْهانِ</text:p>
          </table:table-cell>
          <table:table-cell table:style-name="ce1" office:value-type="string" calcext:value-type="string">
            <text:p>Ya ze-l hucceti ve-l burhani</text:p>
          </table:table-cell>
          <table:table-cell table:style-name="ce1" table:formula="of:=ABJAD([.$B707];1;1) - ABJAD(&quot;يا&quot;;1;1)" office:value-type="float" office:value="1043" calcext:value-type="float">
            <text:p>1043</text:p>
          </table:table-cell>
          <table:table-cell table:style-name="ce1" table:formula="of:=IF(ABJAD([.$B707];7;1) - ABJAD(&quot;يا&quot;;7;1) = [.$D707]; &quot;aynı&quot;;ABJAD([.$B7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 calcext:value-type="float">
            <text:p>67</text:p>
          </table:table-cell>
          <table:table-cell table:style-name="ce7" office:value-type="string" calcext:value-type="string">
            <text:p>يا قاضِيَ الْمَنايا</text:p>
          </table:table-cell>
          <table:table-cell table:style-name="ce1" office:value-type="string" calcext:value-type="string">
            <text:p>Ya gaziye-l menaya</text:p>
          </table:table-cell>
          <table:table-cell table:style-name="ce1" table:formula="of:=ABJAD([.$B708];1;1) - ABJAD(&quot;يا&quot;;1;1)" office:value-type="float" office:value="1044" calcext:value-type="float">
            <text:p>1044</text:p>
          </table:table-cell>
          <table:table-cell table:style-name="ce1" table:formula="of:=IF(ABJAD([.$B708];7;1) - ABJAD(&quot;يا&quot;;7;1) = [.$D708]; &quot;aynı&quot;;ABJAD([.$B708];7;1) - ABJAD(&quot;يا&quot;;7;1))" office:value-type="float" office:value="334" calcext:value-type="float">
            <text:p>334</text:p>
          </table:table-cell>
          <table:table-cell table:number-columns-repeated="1019"/>
        </table:table-row>
        <table:table-row table:style-name="ro2">
          <table:table-cell table:style-name="ce1" office:value-type="float" office:value="384" calcext:value-type="float">
            <text:p>384</text:p>
          </table:table-cell>
          <table:table-cell table:style-name="ce7" office:value-type="string" calcext:value-type="string">
            <text:p>يا خَيْرَ الْمَسْؤولينَ</text:p>
          </table:table-cell>
          <table:table-cell table:style-name="ce1" office:value-type="string" calcext:value-type="string">
            <text:p>Ya heyre-l mesuline</text:p>
          </table:table-cell>
          <table:table-cell table:style-name="ce1" table:formula="of:=ABJAD([.$B709];1;1) - ABJAD(&quot;يا&quot;;1;1)" office:value-type="float" office:value="1044" calcext:value-type="float">
            <text:p>1044</text:p>
          </table:table-cell>
          <table:table-cell table:style-name="ce1" table:formula="of:=IF(ABJAD([.$B709];7;1) - ABJAD(&quot;يا&quot;;7;1) = [.$D709]; &quot;aynı&quot;;ABJAD([.$B709];7;1) - ABJAD(&quot;يا&quot;;7;1))" office:value-type="float" office:value="1284" calcext:value-type="float">
            <text:p>1284</text:p>
          </table:table-cell>
          <table:table-cell table:number-columns-repeated="1019"/>
        </table:table-row>
        <table:table-row table:style-name="ro2">
          <table:table-cell table:style-name="ce1" office:value-type="float" office:value="340" calcext:value-type="float">
            <text:p>340</text:p>
          </table:table-cell>
          <table:table-cell table:style-name="ce7" office:value-type="string" calcext:value-type="string">
            <text:p>يا قاضِيَ الْحَقِّ</text:p>
          </table:table-cell>
          <table:table-cell table:style-name="ce1" office:value-type="string" calcext:value-type="string">
            <text:p>Ya gaziye-l heggi</text:p>
          </table:table-cell>
          <table:table-cell table:style-name="ce1" table:formula="of:=ABJAD([.$B710];1;1) - ABJAD(&quot;يا&quot;;1;1)" office:value-type="float" office:value="1050" calcext:value-type="float">
            <text:p>1050</text:p>
          </table:table-cell>
          <table:table-cell table:style-name="ce1" table:formula="of:=IF(ABJAD([.$B710];7;1) - ABJAD(&quot;يا&quot;;7;1) = [.$D710]; &quot;aynı&quot;;ABJAD([.$B710];7;1) - ABJAD(&quot;يا&quot;;7;1))" office:value-type="float" office:value="340" calcext:value-type="float">
            <text:p>340</text:p>
          </table:table-cell>
          <table:table-cell table:number-columns-repeated="1019"/>
        </table:table-row>
        <table:table-row table:style-name="ro2">
          <table:table-cell table:style-name="ce1" office:value-type="float" office:value="931" calcext:value-type="float">
            <text:p>931</text:p>
          </table:table-cell>
          <table:table-cell table:style-name="ce7" office:value-type="string" calcext:value-type="string">
            <text:p>يا مُرْضي</text:p>
          </table:table-cell>
          <table:table-cell table:style-name="ce1" office:value-type="string" calcext:value-type="string">
            <text:p>Ya murzi</text:p>
          </table:table-cell>
          <table:table-cell table:style-name="ce1" table:formula="of:=ABJAD([.$B711];1;1) - ABJAD(&quot;يا&quot;;1;1)" office:value-type="float" office:value="1050" calcext:value-type="float">
            <text:p>1050</text:p>
          </table:table-cell>
          <table:table-cell table:style-name="ce1" table:formula="of:=IF(ABJAD([.$B711];7;1) - ABJAD(&quot;يا&quot;;7;1) = [.$D711]; &quot;aynı&quot;;ABJAD([.$B711];7;1) - ABJAD(&quot;يا&quot;;7;1))" office:value-type="float" office:value="340" calcext:value-type="float">
            <text:p>340</text:p>
          </table:table-cell>
          <table:table-cell table:number-columns-repeated="1019"/>
        </table:table-row>
        <table:table-row table:style-name="ro2">
          <table:table-cell table:style-name="ce1" office:value-type="float" office:value="292" calcext:value-type="float">
            <text:p>292</text:p>
          </table:table-cell>
          <table:table-cell table:style-name="ce7" office:value-type="string" calcext:value-type="string">
            <text:p>يا راحِمَ مَنِ اسْتَرْحَمَهُ</text:p>
          </table:table-cell>
          <table:table-cell table:style-name="ce1" office:value-type="string" calcext:value-type="string">
            <text:p>Ya rahime men isterhemehu</text:p>
          </table:table-cell>
          <table:table-cell table:style-name="ce1" table:formula="of:=ABJAD([.$B712];1;1) - ABJAD(&quot;يا&quot;;1;1)" office:value-type="float" office:value="1053" calcext:value-type="float">
            <text:p>1053</text:p>
          </table:table-cell>
          <table:table-cell table:style-name="ce1" table:formula="of:=IF(ABJAD([.$B712];7;1) - ABJAD(&quot;يا&quot;;7;1) = [.$D712]; &quot;aynı&quot;;ABJAD([.$B712];7;1) - ABJAD(&quot;يا&quot;;7;1))" office:value-type="float" office:value="1293" calcext:value-type="float">
            <text:p>1293</text:p>
          </table:table-cell>
          <table:table-cell table:number-columns-repeated="1019"/>
        </table:table-row>
        <table:table-row table:style-name="ro2">
          <table:table-cell table:style-name="ce1" office:value-type="float" office:value="144" calcext:value-type="float">
            <text:p>144</text:p>
          </table:table-cell>
          <table:table-cell table:style-name="ce7" office:value-type="string" calcext:value-type="string">
            <text:p>يا ذَا الْقُدْسِ وَالسُّبْحانِ</text:p>
          </table:table-cell>
          <table:table-cell table:style-name="ce1" office:value-type="string" calcext:value-type="string">
            <text:p>Ya ze-l kudsi ve-s subhani</text:p>
          </table:table-cell>
          <table:table-cell table:style-name="ce1" table:formula="of:=ABJAD([.$B713];1;1) - ABJAD(&quot;يا&quot;;1;1)" office:value-type="float" office:value="1054" calcext:value-type="float">
            <text:p>1054</text:p>
          </table:table-cell>
          <table:table-cell table:style-name="ce1" table:formula="of:=IF(ABJAD([.$B713];7;1) - ABJAD(&quot;يا&quot;;7;1) = [.$D713]; &quot;aynı&quot;;ABJAD([.$B713];7;1) - ABJAD(&quot;يا&quot;;7;1))" office:value-type="float" office:value="1534" calcext:value-type="float">
            <text:p>1534</text:p>
          </table:table-cell>
          <table:table-cell table:number-columns-repeated="1019"/>
        </table:table-row>
        <table:table-row table:style-name="ro2">
          <table:table-cell table:style-name="ce1" office:value-type="float" office:value="46" calcext:value-type="float">
            <text:p>46</text:p>
          </table:table-cell>
          <table:table-cell table:style-name="ce7" office:value-type="string" calcext:value-type="string">
            <text:p>يا رِضْوانُ</text:p>
          </table:table-cell>
          <table:table-cell table:style-name="ce1" office:value-type="string" calcext:value-type="string">
            <text:p>Ya rızvanu</text:p>
          </table:table-cell>
          <table:table-cell table:style-name="ce1" table:formula="of:=ABJAD([.$B714];1;1) - ABJAD(&quot;يا&quot;;1;1)" office:value-type="float" office:value="1057" calcext:value-type="float">
            <text:p>1057</text:p>
          </table:table-cell>
          <table:table-cell table:style-name="ce1" table:formula="of:=IF(ABJAD([.$B714];7;1) - ABJAD(&quot;يا&quot;;7;1) = [.$D714]; &quot;aynı&quot;;ABJAD([.$B714];7;1) - ABJAD(&quot;يا&quot;;7;1))" office:value-type="float" office:value="347" calcext:value-type="float">
            <text:p>347</text:p>
          </table:table-cell>
          <table:table-cell table:number-columns-repeated="1019"/>
        </table:table-row>
        <table:table-row table:style-name="ro2">
          <table:table-cell table:style-name="ce1" office:value-type="float" office:value="30" calcext:value-type="float">
            <text:p>30</text:p>
          </table:table-cell>
          <table:table-cell table:style-name="ce7" office:value-type="string" calcext:value-type="string">
            <text:p>يا خَيْرَ الْمُحْسِنينَ</text:p>
          </table:table-cell>
          <table:table-cell table:style-name="ce1" office:value-type="string" calcext:value-type="string">
            <text:p>Ya heyre-l muhsinine</text:p>
          </table:table-cell>
          <table:table-cell table:style-name="ce1" table:formula="of:=ABJAD([.$B715];1;1) - ABJAD(&quot;يا&quot;;1;1)" office:value-type="float" office:value="1059" calcext:value-type="float">
            <text:p>1059</text:p>
          </table:table-cell>
          <table:table-cell table:style-name="ce1" table:formula="of:=IF(ABJAD([.$B715];7;1) - ABJAD(&quot;يا&quot;;7;1) = [.$D715]; &quot;aynı&quot;;ABJAD([.$B715];7;1) - ABJAD(&quot;يا&quot;;7;1))" office:value-type="float" office:value="1299" calcext:value-type="float">
            <text:p>1299</text:p>
          </table:table-cell>
          <table:table-cell table:number-columns-repeated="1019"/>
        </table:table-row>
        <table:table-row table:style-name="ro2">
          <table:table-cell table:style-name="ce1" office:value-type="float" office:value="479" calcext:value-type="float">
            <text:p>479</text:p>
          </table:table-cell>
          <table:table-cell table:style-name="ce7" office:value-type="string" calcext:value-type="string">
            <text:p>يا مَنْ ذِكْرُهُ حُلْوٌ</text:p>
          </table:table-cell>
          <table:table-cell table:style-name="ce1" office:value-type="string" calcext:value-type="string">
            <text:p>Ya men zikruhu hulvun</text:p>
          </table:table-cell>
          <table:table-cell table:style-name="ce1" table:formula="of:=ABJAD([.$B716];1;1) - ABJAD(&quot;يا&quot;;1;1)" office:value-type="float" office:value="1059" calcext:value-type="float">
            <text:p>1059</text:p>
          </table:table-cell>
          <table:table-cell table:style-name="ce1" table:formula="of:=IF(ABJAD([.$B716];7;1) - ABJAD(&quot;يا&quot;;7;1) = [.$D716]; &quot;aynı&quot;;ABJAD([.$B7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3" calcext:value-type="float">
            <text:p>203</text:p>
          </table:table-cell>
          <table:table-cell table:style-name="ce7" office:value-type="string" calcext:value-type="string">
            <text:p>يا غَنِيُّ</text:p>
          </table:table-cell>
          <table:table-cell table:style-name="ce1" office:value-type="string" calcext:value-type="string">
            <text:p>Ya geniyyu</text:p>
          </table:table-cell>
          <table:table-cell table:style-name="ce1" table:formula="of:=ABJAD([.$B717];1;1) - ABJAD(&quot;يا&quot;;1;1)" office:value-type="float" office:value="1060" calcext:value-type="float">
            <text:p>1060</text:p>
          </table:table-cell>
          <table:table-cell table:style-name="ce1" table:formula="of:=IF(ABJAD([.$B717];7;1) - ABJAD(&quot;يا&quot;;7;1) = [.$D717]; &quot;aynı&quot;;ABJAD([.$B717];7;1) - ABJAD(&quot;يا&quot;;7;1))" office:value-type="float" office:value="960" calcext:value-type="float">
            <text:p>960</text:p>
          </table:table-cell>
          <table:table-cell table:number-columns-repeated="1019"/>
        </table:table-row>
        <table:table-row table:style-name="ro2">
          <table:table-cell table:style-name="ce1" office:value-type="float" office:value="520" calcext:value-type="float">
            <text:p>520</text:p>
          </table:table-cell>
          <table:table-cell table:style-name="ce7" office:value-type="string" calcext:value-type="string">
            <text:p>يا اِلـٰهَ الأَوَّلينَ وَالآخِرينَ</text:p>
          </table:table-cell>
          <table:table-cell table:style-name="ce1" office:value-type="string" calcext:value-type="string">
            <text:p>Ya ilahe-l evveline ve-l ahirine</text:p>
          </table:table-cell>
          <table:table-cell table:style-name="ce1" table:formula="of:=ABJAD([.$B718];1;1) - ABJAD(&quot;يا&quot;;1;1)" office:value-type="float" office:value="1063" calcext:value-type="float">
            <text:p>1063</text:p>
          </table:table-cell>
          <table:table-cell table:style-name="ce1" table:formula="of:=IF(ABJAD([.$B718];7;1) - ABJAD(&quot;يا&quot;;7;1) = [.$D718]; &quot;aynı&quot;;ABJAD([.$B7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8" calcext:value-type="float">
            <text:p>978</text:p>
          </table:table-cell>
          <table:table-cell table:style-name="ce7" office:value-type="string" calcext:value-type="string">
            <text:p>يا مَنْ قَضاؤُهُ كأئِنٌ</text:p>
          </table:table-cell>
          <table:table-cell table:style-name="ce1" office:value-type="string" calcext:value-type="string">
            <text:p>Ya men gezauhu kainun</text:p>
          </table:table-cell>
          <table:table-cell table:style-name="ce1" table:formula="of:=ABJAD([.$B719];1;1) - ABJAD(&quot;يا&quot;;1;1)" office:value-type="float" office:value="1085" calcext:value-type="float">
            <text:p>1085</text:p>
          </table:table-cell>
          <table:table-cell table:style-name="ce1" table:formula="of:=IF(ABJAD([.$B719];7;1) - ABJAD(&quot;يا&quot;;7;1) = [.$D719]; &quot;aynı&quot;;ABJAD([.$B719];7;1) - ABJAD(&quot;يا&quot;;7;1))" office:value-type="float" office:value="375" calcext:value-type="float">
            <text:p>375</text:p>
          </table:table-cell>
          <table:table-cell table:number-columns-repeated="1019"/>
        </table:table-row>
        <table:table-row table:style-name="ro2">
          <table:table-cell table:style-name="ce1" office:value-type="float" office:value="516" calcext:value-type="float">
            <text:p>516</text:p>
          </table:table-cell>
          <table:table-cell table:style-name="ce7" office:value-type="string" calcext:value-type="string">
            <text:p>يا رَجاءَ الْمُذْنِبينَ</text:p>
          </table:table-cell>
          <table:table-cell table:style-name="ce1" office:value-type="string" calcext:value-type="string">
            <text:p>Ya recae-l muznibine</text:p>
          </table:table-cell>
          <table:table-cell table:style-name="ce1" table:formula="of:=ABJAD([.$B720];1;1) - ABJAD(&quot;يا&quot;;1;1)" office:value-type="float" office:value="1088" calcext:value-type="float">
            <text:p>1088</text:p>
          </table:table-cell>
          <table:table-cell table:style-name="ce1" table:formula="of:=IF(ABJAD([.$B720];7;1) - ABJAD(&quot;يا&quot;;7;1) = [.$D720]; &quot;aynı&quot;;ABJAD([.$B7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9" calcext:value-type="float">
            <text:p>559</text:p>
          </table:table-cell>
          <table:table-cell table:style-name="ce7" office:value-type="string" calcext:value-type="string">
            <text:p>يا مَنْ لَهُ الْهَواءُ وَالْفَضاءُ</text:p>
          </table:table-cell>
          <table:table-cell table:style-name="ce1" office:value-type="string" calcext:value-type="string">
            <text:p>Ya men lehu-l hevau ve-l fezau</text:p>
          </table:table-cell>
          <table:table-cell table:style-name="ce1" table:formula="of:=ABJAD([.$B721];1;1) - ABJAD(&quot;يا&quot;;1;1)" office:value-type="float" office:value="1088" calcext:value-type="float">
            <text:p>1088</text:p>
          </table:table-cell>
          <table:table-cell table:style-name="ce1" table:formula="of:=IF(ABJAD([.$B721];7;1) - ABJAD(&quot;يا&quot;;7;1) = [.$D721]; &quot;aynı&quot;;ABJAD([.$B721];7;1) - ABJAD(&quot;يا&quot;;7;1))" office:value-type="float" office:value="378" calcext:value-type="float">
            <text:p>378</text:p>
          </table:table-cell>
          <table:table-cell table:number-columns-repeated="1019"/>
        </table:table-row>
        <table:table-row table:style-name="ro2">
          <table:table-cell table:style-name="ce1" office:value-type="float" office:value="949" calcext:value-type="float">
            <text:p>949</text:p>
          </table:table-cell>
          <table:table-cell table:style-name="ce7" office:value-type="string" calcext:value-type="string">
            <text:p>يا خَيْرَ مُؤنِس وَاَنيس</text:p>
          </table:table-cell>
          <table:table-cell table:style-name="ce1" office:value-type="string" calcext:value-type="string">
            <text:p>Ya heyre munisin ve enisin</text:p>
          </table:table-cell>
          <table:table-cell table:style-name="ce1" table:formula="of:=ABJAD([.$B722];1;1) - ABJAD(&quot;يا&quot;;1;1)" office:value-type="float" office:value="1094" calcext:value-type="float">
            <text:p>1094</text:p>
          </table:table-cell>
          <table:table-cell table:style-name="ce1" table:formula="of:=IF(ABJAD([.$B722];7;1) - ABJAD(&quot;يا&quot;;7;1) = [.$D722]; &quot;aynı&quot;;ABJAD([.$B722];7;1) - ABJAD(&quot;يا&quot;;7;1))" office:value-type="float" office:value="1574" calcext:value-type="float">
            <text:p>1574</text:p>
          </table:table-cell>
          <table:table-cell table:number-columns-repeated="1019"/>
        </table:table-row>
        <table:table-row table:style-name="ro2">
          <table:table-cell table:style-name="ce1" office:value-type="float" office:value="334" calcext:value-type="float">
            <text:p>334</text:p>
          </table:table-cell>
          <table:table-cell table:style-name="ce7" office:value-type="string" calcext:value-type="string">
            <text:p>يا قَديمَ الْفَضْلِ</text:p>
          </table:table-cell>
          <table:table-cell table:style-name="ce1" office:value-type="string" calcext:value-type="string">
            <text:p>Ya gedime-l fezli</text:p>
          </table:table-cell>
          <table:table-cell table:style-name="ce1" table:formula="of:=ABJAD([.$B723];1;1) - ABJAD(&quot;يا&quot;;1;1)" office:value-type="float" office:value="1095" calcext:value-type="float">
            <text:p>1095</text:p>
          </table:table-cell>
          <table:table-cell table:style-name="ce1" table:formula="of:=IF(ABJAD([.$B723];7;1) - ABJAD(&quot;يا&quot;;7;1) = [.$D723]; &quot;aynı&quot;;ABJAD([.$B723];7;1) - ABJAD(&quot;يا&quot;;7;1))" office:value-type="float" office:value="385" calcext:value-type="float">
            <text:p>385</text:p>
          </table:table-cell>
          <table:table-cell table:number-columns-repeated="1019"/>
        </table:table-row>
        <table:table-row table:style-name="ro2">
          <table:table-cell table:style-name="ce1" office:value-type="float" office:value="919" calcext:value-type="float">
            <text:p>919</text:p>
          </table:table-cell>
          <table:table-cell table:style-name="ce7" office:value-type="string" calcext:value-type="string">
            <text:p>يا مَنْ لَيْسَ كَمِثْلِهِ شَيْءٌ</text:p>
          </table:table-cell>
          <table:table-cell table:style-name="ce1" office:value-type="string" calcext:value-type="string">
            <text:p>Ya men leyse ke mislihi şey’un</text:p>
          </table:table-cell>
          <table:table-cell table:style-name="ce1" table:formula="of:=ABJAD([.$B724];1;1) - ABJAD(&quot;يا&quot;;1;1)" office:value-type="float" office:value="1096" calcext:value-type="float">
            <text:p>1096</text:p>
          </table:table-cell>
          <table:table-cell table:style-name="ce1" table:formula="of:=IF(ABJAD([.$B724];7;1) - ABJAD(&quot;يا&quot;;7;1) = [.$D724]; &quot;aynı&quot;;ABJAD([.$B724];7;1) - ABJAD(&quot;يا&quot;;7;1))" office:value-type="float" office:value="2036" calcext:value-type="float">
            <text:p>2036</text:p>
          </table:table-cell>
          <table:table-cell table:number-columns-repeated="1019"/>
        </table:table-row>
        <table:table-row table:style-name="ro2">
          <table:table-cell table:style-name="ce1" office:value-type="float" office:value="927" calcext:value-type="float">
            <text:p>927</text:p>
          </table:table-cell>
          <table:table-cell table:style-name="ce7" office:value-type="string" calcext:value-type="string">
            <text:p>يا مُغْني</text:p>
          </table:table-cell>
          <table:table-cell table:style-name="ce1" office:value-type="string" calcext:value-type="string">
            <text:p>Ya muğni</text:p>
          </table:table-cell>
          <table:table-cell table:style-name="ce1" table:formula="of:=ABJAD([.$B725];1;1) - ABJAD(&quot;يا&quot;;1;1)" office:value-type="float" office:value="1100" calcext:value-type="float">
            <text:p>1100</text:p>
          </table:table-cell>
          <table:table-cell table:style-name="ce1" table:formula="of:=IF(ABJAD([.$B725];7;1) - ABJAD(&quot;يا&quot;;7;1) = [.$D725]; &quot;aynı&quot;;ABJAD([.$B725];7;1) - ABJAD(&quot;يا&quot;;7;1))" office:value-type="float" office:value="1000" calcext:value-type="float">
            <text:p>1000</text:p>
          </table:table-cell>
          <table:table-cell table:number-columns-repeated="1019"/>
        </table:table-row>
        <table:table-row table:style-name="ro2">
          <table:table-cell table:style-name="ce1" office:value-type="float" office:value="845" calcext:value-type="float">
            <text:p>845</text:p>
          </table:table-cell>
          <table:table-cell table:style-name="ce7" office:value-type="string" calcext:value-type="string">
            <text:p>يا ظاهِرُ</text:p>
          </table:table-cell>
          <table:table-cell table:style-name="ce1" office:value-type="string" calcext:value-type="string">
            <text:p>Ya zahiru</text:p>
          </table:table-cell>
          <table:table-cell table:style-name="ce1" table:formula="of:=ABJAD([.$B726];1;1) - ABJAD(&quot;يا&quot;;1;1)" office:value-type="float" office:value="1106" calcext:value-type="float">
            <text:p>1106</text:p>
          </table:table-cell>
          <table:table-cell table:style-name="ce1" table:formula="of:=IF(ABJAD([.$B726];7;1) - ABJAD(&quot;يا&quot;;7;1) = [.$D726]; &quot;aynı&quot;;ABJAD([.$B726];7;1) - ABJAD(&quot;يا&quot;;7;1))" office:value-type="float" office:value="1006" calcext:value-type="float">
            <text:p>1006</text:p>
          </table:table-cell>
          <table:table-cell table:number-columns-repeated="1019"/>
        </table:table-row>
        <table:table-row table:style-name="ro2">
          <table:table-cell table:style-name="ce1" office:value-type="float" office:value="310" calcext:value-type="float">
            <text:p>310</text:p>
          </table:table-cell>
          <table:table-cell table:style-name="ce7" office:value-type="string" calcext:value-type="string">
            <text:p>يا قَوِيّاً لا يَضْعُفُ</text:p>
          </table:table-cell>
          <table:table-cell table:style-name="ce1" office:value-type="string" calcext:value-type="string">
            <text:p><text:s/>Ya geviyyen la yez’ufu</text:p>
          </table:table-cell>
          <table:table-cell table:style-name="ce1" table:formula="of:=ABJAD([.$B727];1;1) - ABJAD(&quot;يا&quot;;1;1)" office:value-type="float" office:value="1108" calcext:value-type="float">
            <text:p>1108</text:p>
          </table:table-cell>
          <table:table-cell table:style-name="ce1" table:formula="of:=IF(ABJAD([.$B727];7;1) - ABJAD(&quot;يا&quot;;7;1) = [.$D727]; &quot;aynı&quot;;ABJAD([.$B727];7;1) - ABJAD(&quot;يا&quot;;7;1))" office:value-type="float" office:value="398" calcext:value-type="float">
            <text:p>398</text:p>
          </table:table-cell>
          <table:table-cell table:number-columns-repeated="1019"/>
        </table:table-row>
        <table:table-row table:style-name="ro2">
          <table:table-cell table:style-name="ce1" office:value-type="float" office:value="595" calcext:value-type="float">
            <text:p>595</text:p>
          </table:table-cell>
          <table:table-cell table:style-name="ce7" office:value-type="string" calcext:value-type="string">
            <text:p>يا راعِيَ مَنِ اسْتَرْعاهُ</text:p>
          </table:table-cell>
          <table:table-cell table:style-name="ce1" office:value-type="string" calcext:value-type="string">
            <text:p>Ya raiye men ister’ahu</text:p>
          </table:table-cell>
          <table:table-cell table:style-name="ce1" table:formula="of:=ABJAD([.$B728];1;1) - ABJAD(&quot;يا&quot;;1;1)" office:value-type="float" office:value="1108" calcext:value-type="float">
            <text:p>1108</text:p>
          </table:table-cell>
          <table:table-cell table:style-name="ce1" table:formula="of:=IF(ABJAD([.$B728];7;1) - ABJAD(&quot;يا&quot;;7;1) = [.$D728]; &quot;aynı&quot;;ABJAD([.$B728];7;1) - ABJAD(&quot;يا&quot;;7;1))" office:value-type="float" office:value="1348" calcext:value-type="float">
            <text:p>1348</text:p>
          </table:table-cell>
          <table:table-cell table:number-columns-repeated="1019"/>
        </table:table-row>
        <table:table-row table:style-name="ro2">
          <table:table-cell table:style-name="ce1" office:value-type="float" office:value="625" calcext:value-type="float">
            <text:p>625</text:p>
          </table:table-cell>
          <table:table-cell table:style-name="ce7" office:value-type="string" calcext:value-type="string">
            <text:p>يا مَنْ يَرى بُكاءَ الْخائِفينَ</text:p>
          </table:table-cell>
          <table:table-cell table:style-name="ce1" office:value-type="string" calcext:value-type="string">
            <text:p>Ya men yera bukae-l haifine</text:p>
          </table:table-cell>
          <table:table-cell table:style-name="ce1" table:formula="of:=ABJAD([.$B729];1;1) - ABJAD(&quot;يا&quot;;1;1)" office:value-type="float" office:value="1108" calcext:value-type="float">
            <text:p>1108</text:p>
          </table:table-cell>
          <table:table-cell table:style-name="ce1" table:formula="of:=IF(ABJAD([.$B729];7;1) - ABJAD(&quot;يا&quot;;7;1) = [.$D729]; &quot;aynı&quot;;ABJAD([.$B7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4" calcext:value-type="float">
            <text:p>854</text:p>
          </table:table-cell>
          <table:table-cell table:style-name="ce7" office:value-type="string" calcext:value-type="string">
            <text:p>یَا أَفْضَلَ مَعْبُودٍ عُبِدَ</text:p>
          </table:table-cell>
          <table:table-cell table:style-name="ce1" office:value-type="string" calcext:value-type="string">
            <text:p>Ya efzele me’budin ubide</text:p>
          </table:table-cell>
          <table:table-cell table:style-name="ce1" table:formula="of:=ABJAD([.$B730];1;1) - ABJAD(&quot;يا&quot;;1;1)" office:value-type="float" office:value="1109" calcext:value-type="float">
            <text:p>1109</text:p>
          </table:table-cell>
          <table:table-cell table:style-name="ce1" table:formula="of:=IF(ABJAD([.$B730];7;1) - ABJAD(&quot;يا&quot;;7;1) = [.$D730]; &quot;aynı&quot;;ABJAD([.$B730];7;1) - ABJAD(&quot;يا&quot;;7;1))" office:value-type="float" office:value="399" calcext:value-type="float">
            <text:p>399</text:p>
          </table:table-cell>
          <table:table-cell table:number-columns-repeated="1019"/>
        </table:table-row>
        <table:table-row table:style-name="ro2">
          <table:table-cell table:style-name="ce1" office:value-type="float" office:value="296" calcext:value-type="float">
            <text:p>296</text:p>
          </table:table-cell>
          <table:table-cell table:style-name="ce7" office:value-type="string" calcext:value-type="string">
            <text:p>يا مُكْرِمَ مَنِ اسْتَكْرَمَهُ</text:p>
          </table:table-cell>
          <table:table-cell table:style-name="ce1" office:value-type="string" calcext:value-type="string">
            <text:p>Ya mukrime men istekremehu</text:p>
          </table:table-cell>
          <table:table-cell table:style-name="ce1" table:formula="of:=ABJAD([.$B731];1;1) - ABJAD(&quot;يا&quot;;1;1)" office:value-type="float" office:value="1116" calcext:value-type="float">
            <text:p>1116</text:p>
          </table:table-cell>
          <table:table-cell table:style-name="ce1" table:formula="of:=IF(ABJAD([.$B731];7;1) - ABJAD(&quot;يا&quot;;7;1) = [.$D731]; &quot;aynı&quot;;ABJAD([.$B731];7;1) - ABJAD(&quot;يا&quot;;7;1))" office:value-type="float" office:value="1356" calcext:value-type="float">
            <text:p>1356</text:p>
          </table:table-cell>
          <table:table-cell table:number-columns-repeated="1019"/>
        </table:table-row>
        <table:table-row table:style-name="ro2">
          <table:table-cell table:style-name="ce1" office:value-type="float" office:value="939" calcext:value-type="float">
            <text:p>939</text:p>
          </table:table-cell>
          <table:table-cell table:style-name="ce7" office:value-type="string" calcext:value-type="string">
            <text:p>يا مُنْشِئَ كُلِّ شَيْء وَمُقَدِّرَهُ</text:p>
          </table:table-cell>
          <table:table-cell table:style-name="ce1" office:value-type="string" calcext:value-type="string">
            <text:p>Ya munşie kulli şey’in ve mugeddirehu</text:p>
          </table:table-cell>
          <table:table-cell table:style-name="ce1" table:formula="of:=ABJAD([.$B732];1;1) - ABJAD(&quot;يا&quot;;1;1)" office:value-type="float" office:value="1117" calcext:value-type="float">
            <text:p>1117</text:p>
          </table:table-cell>
          <table:table-cell table:style-name="ce1" table:formula="of:=IF(ABJAD([.$B732];7;1) - ABJAD(&quot;يا&quot;;7;1) = [.$D732]; &quot;aynı&quot;;ABJAD([.$B732];7;1) - ABJAD(&quot;يا&quot;;7;1))" office:value-type="float" office:value="2517" calcext:value-type="float">
            <text:p>2517</text:p>
          </table:table-cell>
          <table:table-cell table:number-columns-repeated="1019"/>
        </table:table-row>
        <table:table-row table:style-name="ro2">
          <table:table-cell table:style-name="ce1" office:value-type="float" office:value="831" calcext:value-type="float">
            <text:p>831</text:p>
          </table:table-cell>
          <table:table-cell table:style-name="ce7" office:value-type="string" calcext:value-type="string">
            <text:p>يا مَنْ يُصَوِّرُ فِي الاَْرْحامِ ما يَشاءُ</text:p>
          </table:table-cell>
          <table:table-cell table:style-name="ce1" office:value-type="string" calcext:value-type="string">
            <text:p>Ya men yusevviru fi-l erhaami ma yeşau</text:p>
          </table:table-cell>
          <table:table-cell table:style-name="ce1" table:formula="of:=ABJAD([.$B733];1;1) - ABJAD(&quot;يا&quot;;1;1)" office:value-type="float" office:value="1120" calcext:value-type="float">
            <text:p>1120</text:p>
          </table:table-cell>
          <table:table-cell table:style-name="ce1" table:formula="of:=IF(ABJAD([.$B733];7;1) - ABJAD(&quot;يا&quot;;7;1) = [.$D733]; &quot;aynı&quot;;ABJAD([.$B733];7;1) - ABJAD(&quot;يا&quot;;7;1))" office:value-type="float" office:value="1790" calcext:value-type="float">
            <text:p>1790</text:p>
          </table:table-cell>
          <table:table-cell table:number-columns-repeated="1019"/>
        </table:table-row>
        <table:table-row table:style-name="ro2">
          <table:table-cell table:style-name="ce1" office:value-type="float" office:value="855" calcext:value-type="float">
            <text:p>855</text:p>
          </table:table-cell>
          <table:table-cell table:style-name="ce7" office:value-type="string" calcext:value-type="string">
            <text:p>یَا أَجَلَّ مَشْکُورٍ شُکِرَ</text:p>
          </table:table-cell>
          <table:table-cell table:style-name="ce1" office:value-type="string" calcext:value-type="string">
            <text:p>Ya ecelle meşkurin şukire</text:p>
          </table:table-cell>
          <table:table-cell table:style-name="ce1" table:formula="of:=ABJAD([.$B734];1;1) - ABJAD(&quot;يا&quot;;1;1)" office:value-type="float" office:value="1120" calcext:value-type="float">
            <text:p>1120</text:p>
          </table:table-cell>
          <table:table-cell table:style-name="ce1" table:formula="of:=IF(ABJAD([.$B734];7;1) - ABJAD(&quot;يا&quot;;7;1) = [.$D734]; &quot;aynı&quot;;ABJAD([.$B734];7;1) - ABJAD(&quot;يا&quot;;7;1))" office:value-type="float" office:value="2520" calcext:value-type="float">
            <text:p>2520</text:p>
          </table:table-cell>
          <table:table-cell table:number-columns-repeated="1019"/>
        </table:table-row>
        <table:table-row table:style-name="ro2">
          <table:table-cell table:style-name="ce1" office:value-type="float" office:value="255" calcext:value-type="float">
            <text:p>255</text:p>
          </table:table-cell>
          <table:table-cell table:style-name="ce7" office:value-type="string" calcext:value-type="string">
            <text:p>يا رَبَّ الْمَشْعَرِ الْحَرامِ</text:p>
          </table:table-cell>
          <table:table-cell table:style-name="ce1" office:value-type="string" calcext:value-type="string">
            <text:p>Ya rebbe-l meş’eri-l herami</text:p>
          </table:table-cell>
          <table:table-cell table:style-name="ce1" table:formula="of:=ABJAD([.$B735];1;1) - ABJAD(&quot;يا&quot;;1;1)" office:value-type="float" office:value="1123" calcext:value-type="float">
            <text:p>1123</text:p>
          </table:table-cell>
          <table:table-cell table:style-name="ce1" table:formula="of:=IF(ABJAD([.$B735];7;1) - ABJAD(&quot;يا&quot;;7;1) = [.$D735]; &quot;aynı&quot;;ABJAD([.$B735];7;1) - ABJAD(&quot;يا&quot;;7;1))" office:value-type="float" office:value="1823" calcext:value-type="float">
            <text:p>1823</text:p>
          </table:table-cell>
          <table:table-cell table:number-columns-repeated="1019"/>
        </table:table-row>
        <table:table-row table:style-name="ro2">
          <table:table-cell table:style-name="ce1" office:value-type="float" office:value="990" calcext:value-type="float">
            <text:p>990</text:p>
          </table:table-cell>
          <table:table-cell table:style-name="ce7" office:value-type="string" calcext:value-type="string">
            <text:p>يا مَنْ هُوَ مُنْتَهى هِمَمِ الْعارِفينَ</text:p>
          </table:table-cell>
          <table:table-cell table:style-name="ce1" office:value-type="string" calcext:value-type="string">
            <text:p>Ya men huve munteha himemi-l arifine</text:p>
          </table:table-cell>
          <table:table-cell table:style-name="ce1" table:formula="of:=ABJAD([.$B736];1;1) - ABJAD(&quot;يا&quot;;1;1)" office:value-type="float" office:value="1124" calcext:value-type="float">
            <text:p>1124</text:p>
          </table:table-cell>
          <table:table-cell table:style-name="ce1" table:formula="of:=IF(ABJAD([.$B736];7;1) - ABJAD(&quot;يا&quot;;7;1) = [.$D736]; &quot;aynı&quot;;ABJAD([.$B7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1" calcext:value-type="float">
            <text:p>911</text:p>
          </table:table-cell>
          <table:table-cell table:style-name="ce7" office:value-type="string" calcext:value-type="string">
            <text:p>يا اِلـٰهَ الاَْغْنِياءِ</text:p>
          </table:table-cell>
          <table:table-cell table:style-name="ce1" office:value-type="string" calcext:value-type="string">
            <text:p>Ya ilahe-l eğniyai</text:p>
          </table:table-cell>
          <table:table-cell table:style-name="ce1" table:formula="of:=ABJAD([.$B737];1;1) - ABJAD(&quot;يا&quot;;1;1)" office:value-type="float" office:value="1131" calcext:value-type="float">
            <text:p>1131</text:p>
          </table:table-cell>
          <table:table-cell table:style-name="ce1" table:formula="of:=IF(ABJAD([.$B737];7;1) - ABJAD(&quot;يا&quot;;7;1) = [.$D737]; &quot;aynı&quot;;ABJAD([.$B737];7;1) - ABJAD(&quot;يا&quot;;7;1))" office:value-type="float" office:value="1031" calcext:value-type="float">
            <text:p>1031</text:p>
          </table:table-cell>
          <table:table-cell table:number-columns-repeated="1019"/>
        </table:table-row>
        <table:table-row table:style-name="ro2">
          <table:table-cell table:style-name="ce1" office:value-type="float" office:value="421" calcext:value-type="float">
            <text:p>421</text:p>
          </table:table-cell>
          <table:table-cell table:style-name="ce7" office:value-type="string" calcext:value-type="string">
            <text:p>يا مَنْ اِلَيْهِ يَهْرَبُ الْخائِفُونَ</text:p>
          </table:table-cell>
          <table:table-cell table:style-name="ce1" office:value-type="string" calcext:value-type="string">
            <text:p>Ya men ileyhi yehrebu-l haifune</text:p>
          </table:table-cell>
          <table:table-cell table:style-name="ce1" table:formula="of:=ABJAD([.$B738];1;1) - ABJAD(&quot;يا&quot;;1;1)" office:value-type="float" office:value="1132" calcext:value-type="float">
            <text:p>1132</text:p>
          </table:table-cell>
          <table:table-cell table:style-name="ce1" table:formula="of:=IF(ABJAD([.$B738];7;1) - ABJAD(&quot;يا&quot;;7;1) = [.$D738]; &quot;aynı&quot;;ABJAD([.$B7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7" calcext:value-type="float">
            <text:p>737</text:p>
          </table:table-cell>
          <table:table-cell table:style-name="ce7" office:value-type="string" calcext:value-type="string">
            <text:p>يا مَنْ هُوَ قاضٍ بِلا حَيْفٍ</text:p>
          </table:table-cell>
          <table:table-cell table:style-name="ce1" office:value-type="string" calcext:value-type="string">
            <text:p>Ya men huve gazin bi la heyfin</text:p>
          </table:table-cell>
          <table:table-cell table:style-name="ce1" table:formula="of:=ABJAD([.$B739];1;1) - ABJAD(&quot;يا&quot;;1;1)" office:value-type="float" office:value="1133" calcext:value-type="float">
            <text:p>1133</text:p>
          </table:table-cell>
          <table:table-cell table:style-name="ce1" table:formula="of:=IF(ABJAD([.$B739];7;1) - ABJAD(&quot;يا&quot;;7;1) = [.$D739]; &quot;aynı&quot;;ABJAD([.$B739];7;1) - ABJAD(&quot;يا&quot;;7;1))" office:value-type="float" office:value="423" calcext:value-type="float">
            <text:p>423</text:p>
          </table:table-cell>
          <table:table-cell table:number-columns-repeated="1019"/>
        </table:table-row>
        <table:table-row table:style-name="ro2">
          <table:table-cell table:style-name="ce1" office:value-type="float" office:value="867" calcext:value-type="float">
            <text:p>867</text:p>
          </table:table-cell>
          <table:table-cell table:style-name="ce7" office:value-type="string" calcext:value-type="string">
            <text:p>يا اَنيسَ الذّاكِرينَ</text:p>
          </table:table-cell>
          <table:table-cell table:style-name="ce1" office:value-type="string" calcext:value-type="string">
            <text:p>Ya enise-z zakirine</text:p>
          </table:table-cell>
          <table:table-cell table:style-name="ce1" table:formula="of:=ABJAD([.$B740];1;1) - ABJAD(&quot;يا&quot;;1;1)" office:value-type="float" office:value="1133" calcext:value-type="float">
            <text:p>1133</text:p>
          </table:table-cell>
          <table:table-cell table:style-name="ce1" table:formula="of:=IF(ABJAD([.$B740];7;1) - ABJAD(&quot;يا&quot;;7;1) = [.$D740]; &quot;aynı&quot;;ABJAD([.$B740];7;1) - ABJAD(&quot;يا&quot;;7;1))" office:value-type="float" office:value="1373" calcext:value-type="float">
            <text:p>1373</text:p>
          </table:table-cell>
          <table:table-cell table:number-columns-repeated="1019"/>
        </table:table-row>
        <table:table-row table:style-name="ro2">
          <table:table-cell table:style-name="ce1" office:value-type="float" office:value="585" calcext:value-type="float">
            <text:p>585</text:p>
          </table:table-cell>
          <table:table-cell table:style-name="ce7" office:value-type="string" calcext:value-type="string">
            <text:p>يا شَفيقَ مَنْ لا شَفيقَ لَهُ</text:p>
          </table:table-cell>
          <table:table-cell table:style-name="ce1" office:value-type="string" calcext:value-type="string">
            <text:p>Ya şefige men la şefige lehu</text:p>
          </table:table-cell>
          <table:table-cell table:style-name="ce1" table:formula="of:=ABJAD([.$B741];1;1) - ABJAD(&quot;يا&quot;;1;1)" office:value-type="float" office:value="1136" calcext:value-type="float">
            <text:p>1136</text:p>
          </table:table-cell>
          <table:table-cell table:style-name="ce1" table:formula="of:=IF(ABJAD([.$B741];7;1) - ABJAD(&quot;يا&quot;;7;1) = [.$D741]; &quot;aynı&quot;;ABJAD([.$B741];7;1) - ABJAD(&quot;يا&quot;;7;1))" office:value-type="float" office:value="2536" calcext:value-type="float">
            <text:p>2536</text:p>
          </table:table-cell>
          <table:table-cell table:number-columns-repeated="1019"/>
        </table:table-row>
        <table:table-row table:style-name="ro2">
          <table:table-cell table:style-name="ce1" office:value-type="float" office:value="332" calcext:value-type="float">
            <text:p>332</text:p>
          </table:table-cell>
          <table:table-cell table:style-name="ce7" office:value-type="string" calcext:value-type="string">
            <text:p>يا عَظيمَ الْمَنِّ</text:p>
          </table:table-cell>
          <table:table-cell table:style-name="ce1" office:value-type="string" calcext:value-type="string">
            <text:p>Ya ezime-l menni</text:p>
          </table:table-cell>
          <table:table-cell table:style-name="ce1" table:formula="of:=ABJAD([.$B742];1;1) - ABJAD(&quot;يا&quot;;1;1)" office:value-type="float" office:value="1141" calcext:value-type="float">
            <text:p>1141</text:p>
          </table:table-cell>
          <table:table-cell table:style-name="ce1" table:formula="of:=IF(ABJAD([.$B742];7;1) - ABJAD(&quot;يا&quot;;7;1) = [.$D742]; &quot;aynı&quot;;ABJAD([.$B742];7;1) - ABJAD(&quot;يا&quot;;7;1))" office:value-type="float" office:value="1041" calcext:value-type="float">
            <text:p>1041</text:p>
          </table:table-cell>
          <table:table-cell table:number-columns-repeated="1019"/>
        </table:table-row>
        <table:table-row table:style-name="ro2">
          <table:table-cell table:style-name="ce1" office:value-type="float" office:value="385" calcext:value-type="float">
            <text:p>385</text:p>
          </table:table-cell>
          <table:table-cell table:style-name="ce7" office:value-type="string" calcext:value-type="string">
            <text:p>يا خَيْرَ الْمَقْصُودينَ</text:p>
          </table:table-cell>
          <table:table-cell table:style-name="ce1" office:value-type="string" calcext:value-type="string">
            <text:p>Ya heyre-l megsudine</text:p>
          </table:table-cell>
          <table:table-cell table:style-name="ce1" table:formula="of:=ABJAD([.$B743];1;1) - ABJAD(&quot;يا&quot;;1;1)" office:value-type="float" office:value="1141" calcext:value-type="float">
            <text:p>1141</text:p>
          </table:table-cell>
          <table:table-cell table:style-name="ce1" table:formula="of:=IF(ABJAD([.$B743];7;1) - ABJAD(&quot;يا&quot;;7;1) = [.$D743]; &quot;aynı&quot;;ABJAD([.$B743];7;1) - ABJAD(&quot;يا&quot;;7;1))" office:value-type="float" office:value="1111" calcext:value-type="float">
            <text:p>1111</text:p>
          </table:table-cell>
          <table:table-cell table:number-columns-repeated="1019"/>
        </table:table-row>
        <table:table-row table:style-name="ro2">
          <table:table-cell table:style-name="ce1" office:value-type="float" office:value="951" calcext:value-type="float">
            <text:p>951</text:p>
          </table:table-cell>
          <table:table-cell table:style-name="ce7" office:value-type="string" calcext:value-type="string">
            <text:p>يا خَيْرَ مَقْصُود وَمَطْلُوب</text:p>
          </table:table-cell>
          <table:table-cell table:style-name="ce1" office:value-type="string" calcext:value-type="string">
            <text:p>Ya heyre megsudin ve metlubin</text:p>
          </table:table-cell>
          <table:table-cell table:style-name="ce1" table:formula="of:=ABJAD([.$B744];1;1) - ABJAD(&quot;يا&quot;;1;1)" office:value-type="float" office:value="1143" calcext:value-type="float">
            <text:p>1143</text:p>
          </table:table-cell>
          <table:table-cell table:style-name="ce1" table:formula="of:=IF(ABJAD([.$B744];7;1) - ABJAD(&quot;يا&quot;;7;1) = [.$D744]; &quot;aynı&quot;;ABJAD([.$B744];7;1) - ABJAD(&quot;يا&quot;;7;1))" office:value-type="float" office:value="1113" calcext:value-type="float">
            <text:p>1113</text:p>
          </table:table-cell>
          <table:table-cell table:number-columns-repeated="1019"/>
        </table:table-row>
        <table:table-row table:style-name="ro2">
          <table:table-cell table:style-name="ce1" office:value-type="float" office:value="698" calcext:value-type="float">
            <text:p>698</text:p>
          </table:table-cell>
          <table:table-cell table:style-name="ce7" office:value-type="string" calcext:value-type="string">
            <text:p>يا حَيُّ الَّذي يَرْزُقُ كُلَّ حَيٍّ</text:p>
          </table:table-cell>
          <table:table-cell table:style-name="ce1" office:value-type="string" calcext:value-type="string">
            <text:p>Ya heyyu-llezi yerzugu kulle heyyin</text:p>
          </table:table-cell>
          <table:table-cell table:style-name="ce1" table:formula="of:=ABJAD([.$B745];1;1) - ABJAD(&quot;يا&quot;;1;1)" office:value-type="float" office:value="1144" calcext:value-type="float">
            <text:p>1144</text:p>
          </table:table-cell>
          <table:table-cell table:style-name="ce1" table:formula="of:=IF(ABJAD([.$B745];7;1) - ABJAD(&quot;يا&quot;;7;1) = [.$D745]; &quot;aynı&quot;;ABJAD([.$B7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5" calcext:value-type="float">
            <text:p>715</text:p>
          </table:table-cell>
          <table:table-cell table:style-name="ce7" office:value-type="string" calcext:value-type="string">
            <text:p>يا غايَةَ الطّالِبينَ</text:p>
          </table:table-cell>
          <table:table-cell table:style-name="ce1" office:value-type="string" calcext:value-type="string">
            <text:p>Ya ğayete-t talibine</text:p>
          </table:table-cell>
          <table:table-cell table:style-name="ce1" table:formula="of:=ABJAD([.$B746];1;1) - ABJAD(&quot;يا&quot;;1;1)" office:value-type="float" office:value="1149" calcext:value-type="float">
            <text:p>1149</text:p>
          </table:table-cell>
          <table:table-cell table:style-name="ce1" table:formula="of:=IF(ABJAD([.$B746];7;1) - ABJAD(&quot;يا&quot;;7;1) = [.$D746]; &quot;aynı&quot;;ABJAD([.$B746];7;1) - ABJAD(&quot;يا&quot;;7;1))" office:value-type="float" office:value="1049" calcext:value-type="float">
            <text:p>1049</text:p>
          </table:table-cell>
          <table:table-cell table:number-columns-repeated="1019"/>
        </table:table-row>
        <table:table-row table:style-name="ro2">
          <table:table-cell table:style-name="ce1" office:value-type="float" office:value="399" calcext:value-type="float">
            <text:p>399</text:p>
          </table:table-cell>
          <table:table-cell table:style-name="ce7" office:value-type="string" calcext:value-type="string">
            <text:p>يا ناظِرُ</text:p>
          </table:table-cell>
          <table:table-cell table:style-name="ce1" office:value-type="string" calcext:value-type="string">
            <text:p>Ya naziru</text:p>
          </table:table-cell>
          <table:table-cell table:style-name="ce1" table:formula="of:=ABJAD([.$B747];1;1) - ABJAD(&quot;يا&quot;;1;1)" office:value-type="float" office:value="1151" calcext:value-type="float">
            <text:p>1151</text:p>
          </table:table-cell>
          <table:table-cell table:style-name="ce1" table:formula="of:=IF(ABJAD([.$B747];7;1) - ABJAD(&quot;يا&quot;;7;1) = [.$D747]; &quot;aynı&quot;;ABJAD([.$B747];7;1) - ABJAD(&quot;يا&quot;;7;1))" office:value-type="float" office:value="1051" calcext:value-type="float">
            <text:p>1051</text:p>
          </table:table-cell>
          <table:table-cell table:number-columns-repeated="1019"/>
        </table:table-row>
        <table:table-row table:style-name="ro2">
          <table:table-cell table:style-name="ce1" office:value-type="float" office:value="903" calcext:value-type="float">
            <text:p>903</text:p>
          </table:table-cell>
          <table:table-cell table:style-name="ce7" office:value-type="string" calcext:value-type="string">
            <text:p>يا مُعينَ الْضُعَفاءِ</text:p>
          </table:table-cell>
          <table:table-cell table:style-name="ce1" office:value-type="string" calcext:value-type="string">
            <text:p>Ya muine-z zuefai</text:p>
          </table:table-cell>
          <table:table-cell table:style-name="ce1" table:formula="of:=ABJAD([.$B748];1;1) - ABJAD(&quot;يا&quot;;1;1)" office:value-type="float" office:value="1153" calcext:value-type="float">
            <text:p>1153</text:p>
          </table:table-cell>
          <table:table-cell table:style-name="ce1" table:formula="of:=IF(ABJAD([.$B748];7;1) - ABJAD(&quot;يا&quot;;7;1) = [.$D748]; &quot;aynı&quot;;ABJAD([.$B748];7;1) - ABJAD(&quot;يا&quot;;7;1))" office:value-type="float" office:value="443" calcext:value-type="float">
            <text:p>443</text:p>
          </table:table-cell>
          <table:table-cell table:number-columns-repeated="1019"/>
        </table:table-row>
        <table:table-row table:style-name="ro2">
          <table:table-cell table:style-name="ce1" office:value-type="float" office:value="381" calcext:value-type="float">
            <text:p>381</text:p>
          </table:table-cell>
          <table:table-cell table:style-name="ce7" office:value-type="string" calcext:value-type="string">
            <text:p>يا خَيْرَ الْمَرْهُوبينَ</text:p>
          </table:table-cell>
          <table:table-cell table:style-name="ce1" office:value-type="string" calcext:value-type="string">
            <text:p>Ya heyre-l merhubine</text:p>
          </table:table-cell>
          <table:table-cell table:style-name="ce1" table:formula="of:=ABJAD([.$B749];1;1) - ABJAD(&quot;يا&quot;;1;1)" office:value-type="float" office:value="1154" calcext:value-type="float">
            <text:p>1154</text:p>
          </table:table-cell>
          <table:table-cell table:style-name="ce1" table:formula="of:=IF(ABJAD([.$B749];7;1) - ABJAD(&quot;يا&quot;;7;1) = [.$D749]; &quot;aynı&quot;;ABJAD([.$B7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 calcext:value-type="float">
            <text:p>35</text:p>
          </table:table-cell>
          <table:table-cell table:style-name="ce7" office:value-type="string" calcext:value-type="string">
            <text:p>يا مُنْشِىءَ الْسَّحابِ الثِّقالِ</text:p>
          </table:table-cell>
          <table:table-cell table:style-name="ce1" office:value-type="string" calcext:value-type="string">
            <text:p>Ya munşie-s sehabi-s sigali</text:p>
          </table:table-cell>
          <table:table-cell table:style-name="ce1" table:formula="of:=ABJAD([.$B750];1;1) - ABJAD(&quot;يا&quot;;1;1)" office:value-type="float" office:value="1156" calcext:value-type="float">
            <text:p>1156</text:p>
          </table:table-cell>
          <table:table-cell table:style-name="ce1" table:formula="of:=IF(ABJAD([.$B750];7;1) - ABJAD(&quot;يا&quot;;7;1) = [.$D750]; &quot;aynı&quot;;ABJAD([.$B750];7;1) - ABJAD(&quot;يا&quot;;7;1))" office:value-type="float" office:value="2096" calcext:value-type="float">
            <text:p>2096</text:p>
          </table:table-cell>
          <table:table-cell table:number-columns-repeated="1019"/>
        </table:table-row>
        <table:table-row table:style-name="ro2">
          <table:table-cell table:style-name="ce1" office:value-type="float" office:value="759" calcext:value-type="float">
            <text:p>759</text:p>
          </table:table-cell>
          <table:table-cell table:style-name="ce7" office:value-type="string" calcext:value-type="string">
            <text:p>يا مَنِ الْعَظَمَةُ بَهاؤُهُ</text:p>
          </table:table-cell>
          <table:table-cell table:style-name="ce1" office:value-type="string" calcext:value-type="string">
            <text:p>Ya meni-l ezemetu behauhu</text:p>
          </table:table-cell>
          <table:table-cell table:style-name="ce1" table:formula="of:=ABJAD([.$B751];1;1) - ABJAD(&quot;يا&quot;;1;1)" office:value-type="float" office:value="1156" calcext:value-type="float">
            <text:p>1156</text:p>
          </table:table-cell>
          <table:table-cell table:style-name="ce1" table:formula="of:=IF(ABJAD([.$B751];7;1) - ABJAD(&quot;يا&quot;;7;1) = [.$D751]; &quot;aynı&quot;;ABJAD([.$B751];7;1) - ABJAD(&quot;يا&quot;;7;1))" office:value-type="float" office:value="1056" calcext:value-type="float">
            <text:p>1056</text:p>
          </table:table-cell>
          <table:table-cell table:number-columns-repeated="1019"/>
        </table:table-row>
        <table:table-row table:style-name="ro2">
          <table:table-cell table:style-name="ce1" office:value-type="float" office:value="222" calcext:value-type="float">
            <text:p>222</text:p>
          </table:table-cell>
          <table:table-cell table:style-name="ce7" office:value-type="string" calcext:value-type="string">
            <text:p>يا ذَا الرَّحْمَةِ الْواسِعَةِ</text:p>
          </table:table-cell>
          <table:table-cell table:style-name="ce1" office:value-type="string" calcext:value-type="string">
            <text:p>Ya ze-r rehmeti-l vasieti</text:p>
          </table:table-cell>
          <table:table-cell table:style-name="ce1" table:formula="of:=ABJAD([.$B752];1;1) - ABJAD(&quot;يا&quot;;1;1)" office:value-type="float" office:value="1158" calcext:value-type="float">
            <text:p>1158</text:p>
          </table:table-cell>
          <table:table-cell table:style-name="ce1" table:formula="of:=IF(ABJAD([.$B752];7;1) - ABJAD(&quot;يا&quot;;7;1) = [.$D752]; &quot;aynı&quot;;ABJAD([.$B752];7;1) - ABJAD(&quot;يا&quot;;7;1))" office:value-type="float" office:value="1398" calcext:value-type="float">
            <text:p>1398</text:p>
          </table:table-cell>
          <table:table-cell table:number-columns-repeated="1019"/>
        </table:table-row>
        <table:table-row table:style-name="ro2">
          <table:table-cell table:style-name="ce1" office:value-type="float" office:value="477" calcext:value-type="float">
            <text:p>477</text:p>
          </table:table-cell>
          <table:table-cell table:style-name="ce7" office:value-type="string" calcext:value-type="string">
            <text:p>يا مَنْ عَفْوُهُ فَضْلٌ</text:p>
          </table:table-cell>
          <table:table-cell table:style-name="ce1" office:value-type="string" calcext:value-type="string">
            <text:p>Ya men efvuhu fezlun</text:p>
          </table:table-cell>
          <table:table-cell table:style-name="ce1" table:formula="of:=ABJAD([.$B753];1;1) - ABJAD(&quot;يا&quot;;1;1)" office:value-type="float" office:value="1161" calcext:value-type="float">
            <text:p>1161</text:p>
          </table:table-cell>
          <table:table-cell table:style-name="ce1" table:formula="of:=IF(ABJAD([.$B753];7;1) - ABJAD(&quot;يا&quot;;7;1) = [.$D753]; &quot;aynı&quot;;ABJAD([.$B753];7;1) - ABJAD(&quot;يا&quot;;7;1))" office:value-type="float" office:value="451" calcext:value-type="float">
            <text:p>451</text:p>
          </table:table-cell>
          <table:table-cell table:number-columns-repeated="1019"/>
        </table:table-row>
        <table:table-row table:style-name="ro2">
          <table:table-cell table:style-name="ce1" office:value-type="float" office:value="558" calcext:value-type="float">
            <text:p>558</text:p>
          </table:table-cell>
          <table:table-cell table:style-name="ce7" office:value-type="string" calcext:value-type="string">
            <text:p>يا مَنْ لَهُ الْحُكْمُ وَالْقَضاءُ</text:p>
          </table:table-cell>
          <table:table-cell table:style-name="ce1" office:value-type="string" calcext:value-type="string">
            <text:p>Ya men lehu-l hukmu ve-l gezau</text:p>
          </table:table-cell>
          <table:table-cell table:style-name="ce1" table:formula="of:=ABJAD([.$B754];1;1) - ABJAD(&quot;يا&quot;;1;1)" office:value-type="float" office:value="1163" calcext:value-type="float">
            <text:p>1163</text:p>
          </table:table-cell>
          <table:table-cell table:style-name="ce1" table:formula="of:=IF(ABJAD([.$B754];7;1) - ABJAD(&quot;يا&quot;;7;1) = [.$D754]; &quot;aynı&quot;;ABJAD([.$B754];7;1) - ABJAD(&quot;يا&quot;;7;1))" office:value-type="float" office:value="453" calcext:value-type="float">
            <text:p>453</text:p>
          </table:table-cell>
          <table:table-cell table:number-columns-repeated="1019"/>
        </table:table-row>
        <table:table-row table:style-name="ro2">
          <table:table-cell table:style-name="ce1" office:value-type="float" office:value="711" calcext:value-type="float">
            <text:p>711</text:p>
          </table:table-cell>
          <table:table-cell table:style-name="ce7" office:value-type="string" calcext:value-type="string">
            <text:p>يا مَنْ لَهُ صِفاتٌ لا تُبَدَّلُ</text:p>
          </table:table-cell>
          <table:table-cell table:style-name="ce1" office:value-type="string" calcext:value-type="string">
            <text:p>Ya men lehu sifatun la tubeddelu</text:p>
          </table:table-cell>
          <table:table-cell table:style-name="ce1" table:formula="of:=ABJAD([.$B755];1;1) - ABJAD(&quot;يا&quot;;1;1)" office:value-type="float" office:value="1163" calcext:value-type="float">
            <text:p>1163</text:p>
          </table:table-cell>
          <table:table-cell table:style-name="ce1" table:formula="of:=IF(ABJAD([.$B755];7;1) - ABJAD(&quot;يا&quot;;7;1) = [.$D755]; &quot;aynı&quot;;ABJAD([.$B755];7;1) - ABJAD(&quot;يا&quot;;7;1))" office:value-type="float" office:value="1133" calcext:value-type="float">
            <text:p>1133</text:p>
          </table:table-cell>
          <table:table-cell table:number-columns-repeated="1019"/>
        </table:table-row>
        <table:table-row table:style-name="ro2">
          <table:table-cell table:style-name="ce1" office:value-type="float" office:value="618" calcext:value-type="float">
            <text:p>618</text:p>
          </table:table-cell>
          <table:table-cell table:style-name="ce7" office:value-type="string" calcext:value-type="string">
            <text:p>يا مَنْ لَهُ الْخَلْقُ وَالأَمْرُ</text:p>
          </table:table-cell>
          <table:table-cell table:style-name="ce1" office:value-type="string" calcext:value-type="string">
            <text:p>Ya men lehu-l helgu ve-l emru</text:p>
          </table:table-cell>
          <table:table-cell table:style-name="ce1" table:formula="of:=ABJAD([.$B756];1;1) - ABJAD(&quot;يا&quot;;1;1)" office:value-type="float" office:value="1164" calcext:value-type="float">
            <text:p>1164</text:p>
          </table:table-cell>
          <table:table-cell table:style-name="ce1" table:formula="of:=IF(ABJAD([.$B756];7;1) - ABJAD(&quot;يا&quot;;7;1) = [.$D756]; &quot;aynı&quot;;ABJAD([.$B7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0" calcext:value-type="float">
            <text:p>480</text:p>
          </table:table-cell>
          <table:table-cell table:style-name="ce7" office:value-type="string" calcext:value-type="string">
            <text:p>يا مَنْ فَضْلُهُ عَميمٌ</text:p>
          </table:table-cell>
          <table:table-cell table:style-name="ce1" office:value-type="string" calcext:value-type="string">
            <text:p>Ya men fezluhu emimun</text:p>
          </table:table-cell>
          <table:table-cell table:style-name="ce1" table:formula="of:=ABJAD([.$B757];1;1) - ABJAD(&quot;يا&quot;;1;1)" office:value-type="float" office:value="1165" calcext:value-type="float">
            <text:p>1165</text:p>
          </table:table-cell>
          <table:table-cell table:style-name="ce1" table:formula="of:=IF(ABJAD([.$B757];7;1) - ABJAD(&quot;يا&quot;;7;1) = [.$D757]; &quot;aynı&quot;;ABJAD([.$B757];7;1) - ABJAD(&quot;يا&quot;;7;1))" office:value-type="float" office:value="455" calcext:value-type="float">
            <text:p>455</text:p>
          </table:table-cell>
          <table:table-cell table:number-columns-repeated="1019"/>
        </table:table-row>
        <table:table-row table:style-name="ro2">
          <table:table-cell table:style-name="ce1" office:value-type="float" office:value="981" calcext:value-type="float">
            <text:p>981</text:p>
          </table:table-cell>
          <table:table-cell table:style-name="ce7" office:value-type="string" calcext:value-type="string">
            <text:p>يا مَنْ فَضْلُهُ عَميمٌ</text:p>
          </table:table-cell>
          <table:table-cell table:style-name="ce1" office:value-type="string" calcext:value-type="string">
            <text:p>Ya men fezluhu emimun</text:p>
          </table:table-cell>
          <table:table-cell table:style-name="ce1" table:formula="of:=ABJAD([.$B758];1;1) - ABJAD(&quot;يا&quot;;1;1)" office:value-type="float" office:value="1165" calcext:value-type="float">
            <text:p>1165</text:p>
          </table:table-cell>
          <table:table-cell table:style-name="ce1" table:formula="of:=IF(ABJAD([.$B758];7;1) - ABJAD(&quot;يا&quot;;7;1) = [.$D758]; &quot;aynı&quot;;ABJAD([.$B758];7;1) - ABJAD(&quot;يا&quot;;7;1))" office:value-type="float" office:value="455" calcext:value-type="float">
            <text:p>455</text:p>
          </table:table-cell>
          <table:table-cell table:number-columns-repeated="1019"/>
        </table:table-row>
        <table:table-row table:style-name="ro2">
          <table:table-cell table:style-name="ce1" office:value-type="float" office:value="225" calcext:value-type="float">
            <text:p>225</text:p>
          </table:table-cell>
          <table:table-cell table:style-name="ce7" office:value-type="string" calcext:value-type="string">
            <text:p>يا ذَا الْقُدْرَةِ الْكامِلَةِ</text:p>
          </table:table-cell>
          <table:table-cell table:style-name="ce1" office:value-type="string" calcext:value-type="string">
            <text:p>Ya ze-l gudreti-l kamileti</text:p>
          </table:table-cell>
          <table:table-cell table:style-name="ce1" table:formula="of:=ABJAD([.$B759];1;1) - ABJAD(&quot;يا&quot;;1;1)" office:value-type="float" office:value="1168" calcext:value-type="float">
            <text:p>1168</text:p>
          </table:table-cell>
          <table:table-cell table:style-name="ce1" table:formula="of:=IF(ABJAD([.$B759];7;1) - ABJAD(&quot;يا&quot;;7;1) = [.$D759]; &quot;aynı&quot;;ABJAD([.$B7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7" calcext:value-type="float">
            <text:p>757</text:p>
          </table:table-cell>
          <table:table-cell table:style-name="ce7" office:value-type="string" calcext:value-type="string">
            <text:p>يا مَنْ تَقَدَّسَتَ اَسْماؤُهُ</text:p>
          </table:table-cell>
          <table:table-cell table:style-name="ce1" office:value-type="string" calcext:value-type="string">
            <text:p>Ya men tegeddeset esmauhu</text:p>
          </table:table-cell>
          <table:table-cell table:style-name="ce1" table:formula="of:=ABJAD([.$B760];1;1) - ABJAD(&quot;يا&quot;;1;1)" office:value-type="float" office:value="1168" calcext:value-type="float">
            <text:p>1168</text:p>
          </table:table-cell>
          <table:table-cell table:style-name="ce1" table:formula="of:=IF(ABJAD([.$B760];7;1) - ABJAD(&quot;يا&quot;;7;1) = [.$D760]; &quot;aynı&quot;;ABJAD([.$B760];7;1) - ABJAD(&quot;يا&quot;;7;1))" office:value-type="float" office:value="1648" calcext:value-type="float">
            <text:p>1648</text:p>
          </table:table-cell>
          <table:table-cell table:number-columns-repeated="1019"/>
        </table:table-row>
        <table:table-row table:style-name="ro2">
          <table:table-cell table:style-name="ce1" office:value-type="float" office:value="621" calcext:value-type="float">
            <text:p>621</text:p>
          </table:table-cell>
          <table:table-cell table:style-name="ce7" office:value-type="string" calcext:value-type="string">
            <text:p>يا مَنْ لَمْ يَكُنْ لَهُ وَلِيٌّ مِنَ الذُّلِّ</text:p>
          </table:table-cell>
          <table:table-cell table:style-name="ce1" office:value-type="string" calcext:value-type="string">
            <text:p>Ya men lem yekun lehu veliyyun mine-z zulli</text:p>
          </table:table-cell>
          <table:table-cell table:style-name="ce1" table:formula="of:=ABJAD([.$B761];1;1) - ABJAD(&quot;يا&quot;;1;1)" office:value-type="float" office:value="1172" calcext:value-type="float">
            <text:p>1172</text:p>
          </table:table-cell>
          <table:table-cell table:style-name="ce1" table:formula="of:=IF(ABJAD([.$B761];7;1) - ABJAD(&quot;يا&quot;;7;1) = [.$D761]; &quot;aynı&quot;;ABJAD([.$B7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8" calcext:value-type="float">
            <text:p>428</text:p>
          </table:table-cell>
          <table:table-cell table:style-name="ce7" office:value-type="string" calcext:value-type="string">
            <text:p>يا مَنْ في عَفْوِهِ يَطْمَعُ الْخاطِئُونَ</text:p>
          </table:table-cell>
          <table:table-cell table:style-name="ce1" office:value-type="string" calcext:value-type="string">
            <text:p>Ya men fi efvihi yetmeu-l hatiune</text:p>
          </table:table-cell>
          <table:table-cell table:style-name="ce1" table:formula="of:=ABJAD([.$B762];1;1) - ABJAD(&quot;يا&quot;;1;1)" office:value-type="float" office:value="1178" calcext:value-type="float">
            <text:p>1178</text:p>
          </table:table-cell>
          <table:table-cell table:style-name="ce1" table:formula="of:=IF(ABJAD([.$B762];7;1) - ABJAD(&quot;يا&quot;;7;1) = [.$D762]; &quot;aynı&quot;;ABJAD([.$B7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2" calcext:value-type="float">
            <text:p>422</text:p>
          </table:table-cell>
          <table:table-cell table:style-name="ce7" office:value-type="string" calcext:value-type="string">
            <text:p>يا مَنْ اِلَيْهِ يَفْزَعُ الْمُذْنِبُونَ</text:p>
          </table:table-cell>
          <table:table-cell table:style-name="ce1" office:value-type="string" calcext:value-type="string">
            <text:p>Ya men ileyhi yefzeu-l muznibune</text:p>
          </table:table-cell>
          <table:table-cell table:style-name="ce1" table:formula="of:=ABJAD([.$B763];1;1) - ABJAD(&quot;يا&quot;;1;1)" office:value-type="float" office:value="1182" calcext:value-type="float">
            <text:p>1182</text:p>
          </table:table-cell>
          <table:table-cell table:style-name="ce1" table:formula="of:=IF(ABJAD([.$B763];7;1) - ABJAD(&quot;يا&quot;;7;1) = [.$D763]; &quot;aynı&quot;;ABJAD([.$B7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3" calcext:value-type="float">
            <text:p>823</text:p>
          </table:table-cell>
          <table:table-cell table:style-name="ce7" office:value-type="string" calcext:value-type="string">
            <text:p>يا مَنْ يَخْلُقُ ما يَشاءُ</text:p>
          </table:table-cell>
          <table:table-cell table:style-name="ce1" office:value-type="string" calcext:value-type="string">
            <text:p>Ya men yehlugu ma yeşau</text:p>
          </table:table-cell>
          <table:table-cell table:style-name="ce1" table:formula="of:=ABJAD([.$B764];1;1) - ABJAD(&quot;يا&quot;;1;1)" office:value-type="float" office:value="1183" calcext:value-type="float">
            <text:p>1183</text:p>
          </table:table-cell>
          <table:table-cell table:style-name="ce1" table:formula="of:=IF(ABJAD([.$B764];7;1) - ABJAD(&quot;يا&quot;;7;1) = [.$D764]; &quot;aynı&quot;;ABJAD([.$B764];7;1) - ABJAD(&quot;يا&quot;;7;1))" office:value-type="float" office:value="1883" calcext:value-type="float">
            <text:p>1883</text:p>
          </table:table-cell>
          <table:table-cell table:number-columns-repeated="1019"/>
        </table:table-row>
        <table:table-row table:style-name="ro2">
          <table:table-cell table:style-name="ce1" office:value-type="float" office:value="111" calcext:value-type="float">
            <text:p>111</text:p>
          </table:table-cell>
          <table:table-cell table:style-name="ce7" office:value-type="string" calcext:value-type="string">
            <text:p>يا عَلاّمَ الْغُيُوبِ</text:p>
          </table:table-cell>
          <table:table-cell table:style-name="ce1" office:value-type="string" calcext:value-type="string">
            <text:p>Ya ellame-l ğuyubi</text:p>
          </table:table-cell>
          <table:table-cell table:style-name="ce1" table:formula="of:=ABJAD([.$B765];1;1) - ABJAD(&quot;يا&quot;;1;1)" office:value-type="float" office:value="1190" calcext:value-type="float">
            <text:p>1190</text:p>
          </table:table-cell>
          <table:table-cell table:style-name="ce1" table:formula="of:=IF(ABJAD([.$B765];7;1) - ABJAD(&quot;يا&quot;;7;1) = [.$D765]; &quot;aynı&quot;;ABJAD([.$B765];7;1) - ABJAD(&quot;يا&quot;;7;1))" office:value-type="float" office:value="1090" calcext:value-type="float">
            <text:p>1090</text:p>
          </table:table-cell>
          <table:table-cell table:number-columns-repeated="1019"/>
        </table:table-row>
        <table:table-row table:style-name="ro2">
          <table:table-cell table:style-name="ce1" office:value-type="float" office:value="153" calcext:value-type="float">
            <text:p>153</text:p>
          </table:table-cell>
          <table:table-cell table:style-name="ce7" office:value-type="string" calcext:value-type="string">
            <text:p>يا مَنْ هُوَ خالِقُ كُلِّ شَيْءٍ</text:p>
          </table:table-cell>
          <table:table-cell table:style-name="ce1" office:value-type="string" calcext:value-type="string">
            <text:p>Ya men huve haliku kulli şey’in</text:p>
          </table:table-cell>
          <table:table-cell table:style-name="ce1" table:formula="of:=ABJAD([.$B766];1;1) - ABJAD(&quot;يا&quot;;1;1)" office:value-type="float" office:value="1193" calcext:value-type="float">
            <text:p>1193</text:p>
          </table:table-cell>
          <table:table-cell table:style-name="ce1" table:formula="of:=IF(ABJAD([.$B766];7;1) - ABJAD(&quot;يا&quot;;7;1) = [.$D766]; &quot;aynı&quot;;ABJAD([.$B766];7;1) - ABJAD(&quot;يا&quot;;7;1))" office:value-type="float" office:value="1893" calcext:value-type="float">
            <text:p>1893</text:p>
          </table:table-cell>
          <table:table-cell table:number-columns-repeated="1019"/>
        </table:table-row>
        <table:table-row table:style-name="ro2">
          <table:table-cell table:style-name="ce1" office:value-type="float" office:value="415" calcext:value-type="float">
            <text:p>415</text:p>
          </table:table-cell>
          <table:table-cell table:style-name="ce7" office:value-type="string" calcext:value-type="string">
            <text:p>يا مَنْ فِي الْقُبُورِ عِبْرَتُهُ</text:p>
          </table:table-cell>
          <table:table-cell table:style-name="ce1" office:value-type="string" calcext:value-type="string">
            <text:p>Ya men fi-l guburi ibretuhu</text:p>
          </table:table-cell>
          <table:table-cell table:style-name="ce1" table:formula="of:=ABJAD([.$B767];1;1) - ABJAD(&quot;يا&quot;;1;1)" office:value-type="float" office:value="1196" calcext:value-type="float">
            <text:p>1196</text:p>
          </table:table-cell>
          <table:table-cell table:style-name="ce1" table:formula="of:=IF(ABJAD([.$B767];7;1) - ABJAD(&quot;يا&quot;;7;1) = [.$D767]; &quot;aynı&quot;;ABJAD([.$B7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3" calcext:value-type="float">
            <text:p>703</text:p>
          </table:table-cell>
          <table:table-cell table:style-name="ce7" office:value-type="string" calcext:value-type="string">
            <text:p>يا مَنْ لَهُ ذِكْرٌ لا يُنْسى</text:p>
          </table:table-cell>
          <table:table-cell table:style-name="ce1" office:value-type="string" calcext:value-type="string">
            <text:p>Ya men lehu zikrun la yunsa</text:p>
          </table:table-cell>
          <table:table-cell table:style-name="ce1" table:formula="of:=ABJAD([.$B768];1;1) - ABJAD(&quot;يا&quot;;1;1)" office:value-type="float" office:value="1197" calcext:value-type="float">
            <text:p>1197</text:p>
          </table:table-cell>
          <table:table-cell table:style-name="ce1" table:formula="of:=IF(ABJAD([.$B768];7;1) - ABJAD(&quot;يا&quot;;7;1) = [.$D768]; &quot;aynı&quot;;ABJAD([.$B768];7;1) - ABJAD(&quot;يا&quot;;7;1))" office:value-type="float" office:value="1437" calcext:value-type="float">
            <text:p>1437</text:p>
          </table:table-cell>
          <table:table-cell table:number-columns-repeated="1019"/>
        </table:table-row>
        <table:table-row table:style-name="ro2">
          <table:table-cell table:style-name="ce1" office:value-type="float" office:value="215" calcext:value-type="float">
            <text:p>215</text:p>
          </table:table-cell>
          <table:table-cell table:style-name="ce7" office:value-type="string" calcext:value-type="string">
            <text:p>يا عَظيمَ الْعَفْوِ</text:p>
          </table:table-cell>
          <table:table-cell table:style-name="ce1" office:value-type="string" calcext:value-type="string">
            <text:p>Ya ezime-l efvi</text:p>
          </table:table-cell>
          <table:table-cell table:style-name="ce1" table:formula="of:=ABJAD([.$B769];1;1) - ABJAD(&quot;يا&quot;;1;1)" office:value-type="float" office:value="1207" calcext:value-type="float">
            <text:p>1207</text:p>
          </table:table-cell>
          <table:table-cell table:style-name="ce1" table:formula="of:=IF(ABJAD([.$B769];7;1) - ABJAD(&quot;يا&quot;;7;1) = [.$D769]; &quot;aynı&quot;;ABJAD([.$B769];7;1) - ABJAD(&quot;يا&quot;;7;1))" office:value-type="float" office:value="1107" calcext:value-type="float">
            <text:p>1107</text:p>
          </table:table-cell>
          <table:table-cell table:number-columns-repeated="1019"/>
        </table:table-row>
        <table:table-row table:style-name="ro2">
          <table:table-cell table:style-name="ce1" office:value-type="float" office:value="470" calcext:value-type="float">
            <text:p>470</text:p>
          </table:table-cell>
          <table:table-cell table:style-name="ce7" office:value-type="string" calcext:value-type="string">
            <text:p>يا نُوراً لَيْسَ كَمِثْلِهِ نُورٌ </text:p>
          </table:table-cell>
          <table:table-cell table:style-name="ce1" office:value-type="string" calcext:value-type="string">
            <text:p>Ya nuren leyse ke mislihi nurun</text:p>
          </table:table-cell>
          <table:table-cell table:style-name="ce1" table:formula="of:=ABJAD([.$B770];1;1) - ABJAD(&quot;يا&quot;;1;1)" office:value-type="float" office:value="1208" calcext:value-type="float">
            <text:p>1208</text:p>
          </table:table-cell>
          <table:table-cell table:style-name="ce1" table:formula="of:=IF(ABJAD([.$B770];7;1) - ABJAD(&quot;يا&quot;;7;1) = [.$D770]; &quot;aynı&quot;;ABJAD([.$B770];7;1) - ABJAD(&quot;يا&quot;;7;1))" office:value-type="float" office:value="1448" calcext:value-type="float">
            <text:p>1448</text:p>
          </table:table-cell>
          <table:table-cell table:number-columns-repeated="1019"/>
        </table:table-row>
        <table:table-row table:style-name="ro2">
          <table:table-cell table:style-name="ce1" office:value-type="float" office:value="25" calcext:value-type="float">
            <text:p>25</text:p>
          </table:table-cell>
          <table:table-cell table:style-name="ce7" office:value-type="string" calcext:value-type="string">
            <text:p>ياخَيْرَ الرّازِقينَ</text:p>
          </table:table-cell>
          <table:table-cell table:style-name="ce1" office:value-type="string" calcext:value-type="string">
            <text:p>Ya heyre-r razigine</text:p>
          </table:table-cell>
          <table:table-cell table:style-name="ce1" table:formula="of:=ABJAD([.$B771];1;1) - ABJAD(&quot;يا&quot;;1;1)" office:value-type="float" office:value="1209" calcext:value-type="float">
            <text:p>1209</text:p>
          </table:table-cell>
          <table:table-cell table:style-name="ce1" table:formula="of:=IF(ABJAD([.$B771];7;1) - ABJAD(&quot;يا&quot;;7;1) = [.$D771]; &quot;aynı&quot;;ABJAD([.$B7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3" calcext:value-type="float">
            <text:p>933</text:p>
          </table:table-cell>
          <table:table-cell table:style-name="ce7" office:value-type="string" calcext:value-type="string">
            <text:p>يا اَوَّلَ كُلِّ شَيْء وَآخِرَهُ</text:p>
          </table:table-cell>
          <table:table-cell table:style-name="ce1" office:value-type="string" calcext:value-type="string">
            <text:p>Ya evvele kulli şey’in ve ahirehu</text:p>
          </table:table-cell>
          <table:table-cell table:style-name="ce1" table:formula="of:=ABJAD([.$B772];1;1) - ABJAD(&quot;يا&quot;;1;1)" office:value-type="float" office:value="1210" calcext:value-type="float">
            <text:p>1210</text:p>
          </table:table-cell>
          <table:table-cell table:style-name="ce1" table:formula="of:=IF(ABJAD([.$B772];7;1) - ABJAD(&quot;يا&quot;;7;1) = [.$D772]; &quot;aynı&quot;;ABJAD([.$B772];7;1) - ABJAD(&quot;يا&quot;;7;1))" office:value-type="float" office:value="1910" calcext:value-type="float">
            <text:p>1910</text:p>
          </table:table-cell>
          <table:table-cell table:number-columns-repeated="1019"/>
        </table:table-row>
        <table:table-row table:style-name="ro2">
          <table:table-cell table:style-name="ce1" office:value-type="float" office:value="670" calcext:value-type="float">
            <text:p>670</text:p>
          </table:table-cell>
          <table:table-cell table:style-name="ce7" office:value-type="string" calcext:value-type="string">
            <text:p>يا مَنِ السَّماواتُ مَطْوِيّاتٌ بِيَمينِهِ</text:p>
          </table:table-cell>
          <table:table-cell table:style-name="ce1" office:value-type="string" calcext:value-type="string">
            <text:p>Ya men fi-s semavatu medviyyetun bi yeminihi</text:p>
          </table:table-cell>
          <table:table-cell table:style-name="ce1" table:formula="of:=ABJAD([.$B773];1;1) - ABJAD(&quot;يا&quot;;1;1)" office:value-type="float" office:value="1212" calcext:value-type="float">
            <text:p>1212</text:p>
          </table:table-cell>
          <table:table-cell table:style-name="ce1" table:formula="of:=IF(ABJAD([.$B773];7;1) - ABJAD(&quot;يا&quot;;7;1) = [.$D773]; &quot;aynı&quot;;ABJAD([.$B773];7;1) - ABJAD(&quot;يا&quot;;7;1))" office:value-type="float" office:value="1452" calcext:value-type="float">
            <text:p>1452</text:p>
          </table:table-cell>
          <table:table-cell table:number-columns-repeated="1019"/>
        </table:table-row>
        <table:table-row table:style-name="ro2">
          <table:table-cell table:style-name="ce1" office:value-type="float" office:value="716" calcext:value-type="float">
            <text:p>716</text:p>
          </table:table-cell>
          <table:table-cell table:style-name="ce7" office:value-type="string" calcext:value-type="string">
            <text:p>يا ظَهْرَ اللاّجينَ</text:p>
          </table:table-cell>
          <table:table-cell table:style-name="ce1" office:value-type="string" calcext:value-type="string">
            <text:p>Ya zehere-l lacine</text:p>
          </table:table-cell>
          <table:table-cell table:style-name="ce1" table:formula="of:=ABJAD([.$B774];1;1) - ABJAD(&quot;يا&quot;;1;1)" office:value-type="float" office:value="1230" calcext:value-type="float">
            <text:p>1230</text:p>
          </table:table-cell>
          <table:table-cell table:style-name="ce1" table:formula="of:=IF(ABJAD([.$B774];7;1) - ABJAD(&quot;يا&quot;;7;1) = [.$D774]; &quot;aynı&quot;;ABJAD([.$B774];7;1) - ABJAD(&quot;يا&quot;;7;1))" office:value-type="float" office:value="1130" calcext:value-type="float">
            <text:p>1130</text:p>
          </table:table-cell>
          <table:table-cell table:number-columns-repeated="1019"/>
        </table:table-row>
        <table:table-row table:style-name="ro2">
          <table:table-cell table:style-name="ce1" office:value-type="float" office:value="418" calcext:value-type="float">
            <text:p>418</text:p>
          </table:table-cell>
          <table:table-cell table:style-name="ce7" office:value-type="string" calcext:value-type="string">
            <text:p>يا مَنْ فِي الْميزانِ قَضاؤُهُ</text:p>
          </table:table-cell>
          <table:table-cell table:style-name="ce1" office:value-type="string" calcext:value-type="string">
            <text:p>Ya men fi-l mizani gezauhu</text:p>
          </table:table-cell>
          <table:table-cell table:style-name="ce1" table:formula="of:=ABJAD([.$B775];1;1) - ABJAD(&quot;يا&quot;;1;1)" office:value-type="float" office:value="1232" calcext:value-type="float">
            <text:p>1232</text:p>
          </table:table-cell>
          <table:table-cell table:style-name="ce1" table:formula="of:=IF(ABJAD([.$B775];7;1) - ABJAD(&quot;يا&quot;;7;1) = [.$D775]; &quot;aynı&quot;;ABJAD([.$B775];7;1) - ABJAD(&quot;يا&quot;;7;1))" office:value-type="float" office:value="522" calcext:value-type="float">
            <text:p>522</text:p>
          </table:table-cell>
          <table:table-cell table:number-columns-repeated="1019"/>
        </table:table-row>
        <table:table-row table:style-name="ro2">
          <table:table-cell table:style-name="ce1" office:value-type="float" office:value="830" calcext:value-type="float">
            <text:p>830</text:p>
          </table:table-cell>
          <table:table-cell table:style-name="ce7" office:value-type="string" calcext:value-type="string">
            <text:p>يا مَنْ يُذِلُّ مَنْ يَشاءُ</text:p>
          </table:table-cell>
          <table:table-cell table:style-name="ce1" office:value-type="string" calcext:value-type="string">
            <text:p>Ya men yuzillu men yeşau</text:p>
          </table:table-cell>
          <table:table-cell table:style-name="ce1" table:formula="of:=ABJAD([.$B776];1;1) - ABJAD(&quot;يا&quot;;1;1)" office:value-type="float" office:value="1232" calcext:value-type="float">
            <text:p>1232</text:p>
          </table:table-cell>
          <table:table-cell table:style-name="ce1" table:formula="of:=IF(ABJAD([.$B776];7;1) - ABJAD(&quot;يا&quot;;7;1) = [.$D776]; &quot;aynı&quot;;ABJAD([.$B776];7;1) - ABJAD(&quot;يا&quot;;7;1))" office:value-type="float" office:value="1932" calcext:value-type="float">
            <text:p>1932</text:p>
          </table:table-cell>
          <table:table-cell table:number-columns-repeated="1019"/>
        </table:table-row>
        <table:table-row table:style-name="ro2">
          <table:table-cell table:style-name="ce1" office:value-type="float" office:value="748" calcext:value-type="float">
            <text:p>748</text:p>
          </table:table-cell>
          <table:table-cell table:style-name="ce7" office:value-type="string" calcext:value-type="string">
            <text:p>يا مَنْ سَبيلُهُ واضِحٌ لِلْمُنيبينَ</text:p>
          </table:table-cell>
          <table:table-cell table:style-name="ce1" office:value-type="string" calcext:value-type="string">
            <text:p>Ya men sebiluhu vazihun li-l munibine</text:p>
          </table:table-cell>
          <table:table-cell table:style-name="ce1" table:formula="of:=ABJAD([.$B777];1;1) - ABJAD(&quot;يا&quot;;1;1)" office:value-type="float" office:value="1234" calcext:value-type="float">
            <text:p>1234</text:p>
          </table:table-cell>
          <table:table-cell table:style-name="ce1" table:formula="of:=IF(ABJAD([.$B777];7;1) - ABJAD(&quot;يا&quot;;7;1) = [.$D777]; &quot;aynı&quot;;ABJAD([.$B777];7;1) - ABJAD(&quot;يا&quot;;7;1))" office:value-type="float" office:value="764" calcext:value-type="float">
            <text:p>764</text:p>
          </table:table-cell>
          <table:table-cell table:number-columns-repeated="1019"/>
        </table:table-row>
        <table:table-row table:style-name="ro2">
          <table:table-cell table:style-name="ce1" office:value-type="float" office:value="294" calcext:value-type="float">
            <text:p>294</text:p>
          </table:table-cell>
          <table:table-cell table:style-name="ce7" office:value-type="string" calcext:value-type="string">
            <text:p>يا ناصِرَ مَنِ اسْتَنْصَرَهُ</text:p>
          </table:table-cell>
          <table:table-cell table:style-name="ce1" office:value-type="string" calcext:value-type="string">
            <text:p>Ya nasire men istenserehu</text:p>
          </table:table-cell>
          <table:table-cell table:style-name="ce1" table:formula="of:=ABJAD([.$B778];1;1) - ABJAD(&quot;يا&quot;;1;1)" office:value-type="float" office:value="1237" calcext:value-type="float">
            <text:p>1237</text:p>
          </table:table-cell>
          <table:table-cell table:style-name="ce1" table:formula="of:=IF(ABJAD([.$B778];7;1) - ABJAD(&quot;يا&quot;;7;1) = [.$D778]; &quot;aynı&quot;;ABJAD([.$B778];7;1) - ABJAD(&quot;يا&quot;;7;1))" office:value-type="float" office:value="1417" calcext:value-type="float">
            <text:p>1417</text:p>
          </table:table-cell>
          <table:table-cell table:number-columns-repeated="1019"/>
        </table:table-row>
        <table:table-row table:style-name="ro2">
          <table:table-cell table:style-name="ce1" office:value-type="float" office:value="366" calcext:value-type="float">
            <text:p>366</text:p>
          </table:table-cell>
          <table:table-cell table:style-name="ce7" office:value-type="string" calcext:value-type="string">
            <text:p>يا مَنْ كُلُّ شَيْءٍ خائِفٌ مِنْهُ</text:p>
          </table:table-cell>
          <table:table-cell table:style-name="ce1" office:value-type="string" calcext:value-type="string">
            <text:p>Ya men kullu şey’in haifun minhu</text:p>
          </table:table-cell>
          <table:table-cell table:style-name="ce1" table:formula="of:=ABJAD([.$B779];1;1) - ABJAD(&quot;يا&quot;;1;1)" office:value-type="float" office:value="1238" calcext:value-type="float">
            <text:p>1238</text:p>
          </table:table-cell>
          <table:table-cell table:style-name="ce1" table:formula="of:=IF(ABJAD([.$B779];7;1) - ABJAD(&quot;يا&quot;;7;1) = [.$D779]; &quot;aynı&quot;;ABJAD([.$B779];7;1) - ABJAD(&quot;يا&quot;;7;1))" office:value-type="float" office:value="1938" calcext:value-type="float">
            <text:p>1938</text:p>
          </table:table-cell>
          <table:table-cell table:number-columns-repeated="1019"/>
        </table:table-row>
        <table:table-row table:style-name="ro2">
          <table:table-cell table:style-name="ce1" office:value-type="float" office:value="917" calcext:value-type="float">
            <text:p>917</text:p>
          </table:table-cell>
          <table:table-cell table:style-name="ce7" office:value-type="string" calcext:value-type="string">
            <text:p>يا مَنْ لا يَخْفى عَلَيْهِ شَيْءٌ</text:p>
          </table:table-cell>
          <table:table-cell table:style-name="ce1" office:value-type="string" calcext:value-type="string">
            <text:p>Ya men la yehfa eleyhi şey’un</text:p>
          </table:table-cell>
          <table:table-cell table:style-name="ce1" table:formula="of:=ABJAD([.$B780];1;1) - ABJAD(&quot;يا&quot;;1;1)" office:value-type="float" office:value="1238" calcext:value-type="float">
            <text:p>1238</text:p>
          </table:table-cell>
          <table:table-cell table:style-name="ce1" table:formula="of:=IF(ABJAD([.$B780];7;1) - ABJAD(&quot;يا&quot;;7;1) = [.$D780]; &quot;aynı&quot;;ABJAD([.$B780];7;1) - ABJAD(&quot;يا&quot;;7;1))" office:value-type="float" office:value="1938" calcext:value-type="float">
            <text:p>1938</text:p>
          </table:table-cell>
          <table:table-cell table:number-columns-repeated="1019"/>
        </table:table-row>
        <table:table-row table:style-name="ro2">
          <table:table-cell table:style-name="ce1" office:value-type="float" office:value="998" calcext:value-type="float">
            <text:p>998</text:p>
          </table:table-cell>
          <table:table-cell table:style-name="ce7" office:value-type="string" calcext:value-type="string">
            <text:p>يا عَظيماً لا يُوصَفُ</text:p>
          </table:table-cell>
          <table:table-cell table:style-name="ce1" office:value-type="string" calcext:value-type="string">
            <text:p>Ya ezimen la yusefu</text:p>
          </table:table-cell>
          <table:table-cell table:style-name="ce1" table:formula="of:=ABJAD([.$B781];1;1) - ABJAD(&quot;يا&quot;;1;1)" office:value-type="float" office:value="1238" calcext:value-type="float">
            <text:p>1238</text:p>
          </table:table-cell>
          <table:table-cell table:style-name="ce1" table:formula="of:=IF(ABJAD([.$B781];7;1) - ABJAD(&quot;يا&quot;;7;1) = [.$D781]; &quot;aynı&quot;;ABJAD([.$B781];7;1) - ABJAD(&quot;يا&quot;;7;1))" office:value-type="float" office:value="1108" calcext:value-type="float">
            <text:p>1108</text:p>
          </table:table-cell>
          <table:table-cell table:number-columns-repeated="1019"/>
        </table:table-row>
        <table:table-row table:style-name="ro2">
          <table:table-cell table:style-name="ce1" office:value-type="float" office:value="648" calcext:value-type="float">
            <text:p>648</text:p>
          </table:table-cell>
          <table:table-cell table:style-name="ce7" office:value-type="string" calcext:value-type="string">
            <text:p>يا مُخْتارُ</text:p>
          </table:table-cell>
          <table:table-cell table:style-name="ce1" office:value-type="string" calcext:value-type="string">
            <text:p>Ya muhtaru</text:p>
          </table:table-cell>
          <table:table-cell table:style-name="ce1" table:formula="of:=ABJAD([.$B782];1;1) - ABJAD(&quot;يا&quot;;1;1)" office:value-type="float" office:value="1241" calcext:value-type="float">
            <text:p>1241</text:p>
          </table:table-cell>
          <table:table-cell table:style-name="ce1" table:formula="of:=IF(ABJAD([.$B782];7;1) - ABJAD(&quot;يا&quot;;7;1) = [.$D782]; &quot;aynı&quot;;ABJAD([.$B7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 calcext:value-type="float">
            <text:p>23</text:p>
          </table:table-cell>
          <table:table-cell table:style-name="ce7" office:value-type="string" calcext:value-type="string">
            <text:p>يا خَيْرَ النّاصِرينَ</text:p>
          </table:table-cell>
          <table:table-cell table:style-name="ce1" office:value-type="string" calcext:value-type="string">
            <text:p>Ya heyre-n nasirine</text:p>
          </table:table-cell>
          <table:table-cell table:style-name="ce1" table:formula="of:=ABJAD([.$B783];1;1) - ABJAD(&quot;يا&quot;;1;1)" office:value-type="float" office:value="1242" calcext:value-type="float">
            <text:p>1242</text:p>
          </table:table-cell>
          <table:table-cell table:style-name="ce1" table:formula="of:=IF(ABJAD([.$B783];7;1) - ABJAD(&quot;يا&quot;;7;1) = [.$D783]; &quot;aynı&quot;;ABJAD([.$B783];7;1) - ABJAD(&quot;يا&quot;;7;1))" office:value-type="float" office:value="1212" calcext:value-type="float">
            <text:p>1212</text:p>
          </table:table-cell>
          <table:table-cell table:number-columns-repeated="1019"/>
        </table:table-row>
        <table:table-row table:style-name="ro2">
          <table:table-cell table:style-name="ce1" office:value-type="float" office:value="964" calcext:value-type="float">
            <text:p>964</text:p>
          </table:table-cell>
          <table:table-cell table:style-name="ce7" office:value-type="string" calcext:value-type="string">
            <text:p>يا مُرَغِّبُ</text:p>
          </table:table-cell>
          <table:table-cell table:style-name="ce1" office:value-type="string" calcext:value-type="string">
            <text:p>Ya mureğğibu</text:p>
          </table:table-cell>
          <table:table-cell table:style-name="ce1" table:formula="of:=ABJAD([.$B784];1;1) - ABJAD(&quot;يا&quot;;1;1)" office:value-type="float" office:value="1242" calcext:value-type="float">
            <text:p>1242</text:p>
          </table:table-cell>
          <table:table-cell table:style-name="ce1" table:formula="of:=IF(ABJAD([.$B784];7;1) - ABJAD(&quot;يا&quot;;7;1) = [.$D784]; &quot;aynı&quot;;ABJAD([.$B784];7;1) - ABJAD(&quot;يا&quot;;7;1))" office:value-type="float" office:value="1142" calcext:value-type="float">
            <text:p>1142</text:p>
          </table:table-cell>
          <table:table-cell table:number-columns-repeated="1019"/>
        </table:table-row>
        <table:table-row table:style-name="ro2">
          <table:table-cell table:style-name="ce1" office:value-type="float" office:value="657" calcext:value-type="float">
            <text:p>657</text:p>
          </table:table-cell>
          <table:table-cell table:style-name="ce7" office:value-type="string" calcext:value-type="string">
            <text:p>يا مَنْ حَفِظَني وَكَلانى</text:p>
          </table:table-cell>
          <table:table-cell table:style-name="ce1" office:value-type="string" calcext:value-type="string">
            <text:p>Ya men hefezeni ve kelani</text:p>
          </table:table-cell>
          <table:table-cell table:style-name="ce1" table:formula="of:=ABJAD([.$B785];1;1) - ABJAD(&quot;يا&quot;;1;1)" office:value-type="float" office:value="1246" calcext:value-type="float">
            <text:p>1246</text:p>
          </table:table-cell>
          <table:table-cell table:style-name="ce1" table:formula="of:=IF(ABJAD([.$B785];7;1) - ABJAD(&quot;يا&quot;;7;1) = [.$D785]; &quot;aynı&quot;;ABJAD([.$B785];7;1) - ABJAD(&quot;يا&quot;;7;1))" office:value-type="float" office:value="1146" calcext:value-type="float">
            <text:p>1146</text:p>
          </table:table-cell>
          <table:table-cell table:number-columns-repeated="1019"/>
        </table:table-row>
        <table:table-row table:style-name="ro2">
          <table:table-cell table:style-name="ce1" office:value-type="float" office:value="972" calcext:value-type="float">
            <text:p>972</text:p>
          </table:table-cell>
          <table:table-cell table:style-name="ce7" office:value-type="string" calcext:value-type="string">
            <text:p>يا مُغَيِّرُ</text:p>
          </table:table-cell>
          <table:table-cell table:style-name="ce1" office:value-type="string" calcext:value-type="string">
            <text:p>Ya muğeyyiru</text:p>
          </table:table-cell>
          <table:table-cell table:style-name="ce1" table:formula="of:=ABJAD([.$B786];1;1) - ABJAD(&quot;يا&quot;;1;1)" office:value-type="float" office:value="1250" calcext:value-type="float">
            <text:p>1250</text:p>
          </table:table-cell>
          <table:table-cell table:style-name="ce1" table:formula="of:=IF(ABJAD([.$B786];7;1) - ABJAD(&quot;يا&quot;;7;1) = [.$D786]; &quot;aynı&quot;;ABJAD([.$B786];7;1) - ABJAD(&quot;يا&quot;;7;1))" office:value-type="float" office:value="1150" calcext:value-type="float">
            <text:p>1150</text:p>
          </table:table-cell>
          <table:table-cell table:number-columns-repeated="1019"/>
        </table:table-row>
        <table:table-row table:style-name="ro2">
          <table:table-cell table:style-name="ce1" office:value-type="float" office:value="430" calcext:value-type="float">
            <text:p>430</text:p>
          </table:table-cell>
          <table:table-cell table:style-name="ce7" office:value-type="string" calcext:value-type="string">
            <text:p>يا مَنْ عَلَيْهِ يَتَوَكَّلُ الْمُتَوَكِّلُونَ</text:p>
          </table:table-cell>
          <table:table-cell table:style-name="ce1" office:value-type="string" calcext:value-type="string">
            <text:p>Ya men eleyhi yetevekkelu-l mutevekkilune</text:p>
          </table:table-cell>
          <table:table-cell table:style-name="ce1" table:formula="of:=ABJAD([.$B787];1;1) - ABJAD(&quot;يا&quot;;1;1)" office:value-type="float" office:value="1254" calcext:value-type="float">
            <text:p>1254</text:p>
          </table:table-cell>
          <table:table-cell table:style-name="ce1" table:formula="of:=IF(ABJAD([.$B787];7;1) - ABJAD(&quot;يا&quot;;7;1) = [.$D787]; &quot;aynı&quot;;ABJAD([.$B7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6" calcext:value-type="float">
            <text:p>696</text:p>
          </table:table-cell>
          <table:table-cell table:style-name="ce7" office:value-type="string" calcext:value-type="string">
            <text:p>يا حَيُّ الَّذي لا يَحْتاجُ اِلى حَيٍّ</text:p>
          </table:table-cell>
          <table:table-cell table:style-name="ce1" office:value-type="string" calcext:value-type="string">
            <text:p>Ya heyyu-llezi la yuhtacu ila heyyun</text:p>
          </table:table-cell>
          <table:table-cell table:style-name="ce1" table:formula="of:=ABJAD([.$B788];1;1) - ABJAD(&quot;يا&quot;;1;1)" office:value-type="float" office:value="1262" calcext:value-type="float">
            <text:p>1262</text:p>
          </table:table-cell>
          <table:table-cell table:style-name="ce1" table:formula="of:=IF(ABJAD([.$B788];7;1) - ABJAD(&quot;يا&quot;;7;1) = [.$D788]; &quot;aynı&quot;;ABJAD([.$B7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 calcext:value-type="float">
            <text:p>19</text:p>
          </table:table-cell>
          <table:table-cell table:style-name="ce7" office:value-type="string" calcext:value-type="string">
            <text:p>يا عالِمَ الْخَفِيّاتِ</text:p>
          </table:table-cell>
          <table:table-cell table:style-name="ce1" office:value-type="string" calcext:value-type="string">
            <text:p>Ya alime-l hafiyyati</text:p>
          </table:table-cell>
          <table:table-cell table:style-name="ce1" table:formula="of:=ABJAD([.$B789];1;1) - ABJAD(&quot;يا&quot;;1;1)" office:value-type="float" office:value="1263" calcext:value-type="float">
            <text:p>1263</text:p>
          </table:table-cell>
          <table:table-cell table:style-name="ce1" table:formula="of:=IF(ABJAD([.$B789];7;1) - ABJAD(&quot;يا&quot;;7;1) = [.$D789]; &quot;aynı&quot;;ABJAD([.$B7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3" calcext:value-type="float">
            <text:p>173</text:p>
          </table:table-cell>
          <table:table-cell table:style-name="ce7" office:value-type="string" calcext:value-type="string">
            <text:p>يا مَنْ هُو فى جَلالِهِ عَظيمٌ</text:p>
          </table:table-cell>
          <table:table-cell table:style-name="ce1" office:value-type="string" calcext:value-type="string">
            <text:p>Ya men huve fi celalihi ezimun</text:p>
          </table:table-cell>
          <table:table-cell table:style-name="ce1" table:formula="of:=ABJAD([.$B790];1;1) - ABJAD(&quot;يا&quot;;1;1)" office:value-type="float" office:value="1271" calcext:value-type="float">
            <text:p>1271</text:p>
          </table:table-cell>
          <table:table-cell table:style-name="ce1" table:formula="of:=IF(ABJAD([.$B790];7;1) - ABJAD(&quot;يا&quot;;7;1) = [.$D790]; &quot;aynı&quot;;ABJAD([.$B790];7;1) - ABJAD(&quot;يا&quot;;7;1))" office:value-type="float" office:value="1171" calcext:value-type="float">
            <text:p>1171</text:p>
          </table:table-cell>
          <table:table-cell table:number-columns-repeated="1019"/>
        </table:table-row>
        <table:table-row table:style-name="ro2">
          <table:table-cell table:style-name="ce1" office:value-type="float" office:value="710" calcext:value-type="float">
            <text:p>710</text:p>
          </table:table-cell>
          <table:table-cell table:style-name="ce7" office:value-type="string" calcext:value-type="string">
            <text:p>يا مَنْ لَهُ قَضاءٌ لا يُرَدُّ</text:p>
          </table:table-cell>
          <table:table-cell table:style-name="ce1" office:value-type="string" calcext:value-type="string">
            <text:p>Ya men lehu gezaun la yureddu</text:p>
          </table:table-cell>
          <table:table-cell table:style-name="ce1" table:formula="of:=ABJAD([.$B791];1;1) - ABJAD(&quot;يا&quot;;1;1)" office:value-type="float" office:value="1272" calcext:value-type="float">
            <text:p>1272</text:p>
          </table:table-cell>
          <table:table-cell table:style-name="ce1" table:formula="of:=IF(ABJAD([.$B791];7;1) - ABJAD(&quot;يا&quot;;7;1) = [.$D791]; &quot;aynı&quot;;ABJAD([.$B791];7;1) - ABJAD(&quot;يا&quot;;7;1))" office:value-type="float" office:value="562" calcext:value-type="float">
            <text:p>562</text:p>
          </table:table-cell>
          <table:table-cell table:number-columns-repeated="1019"/>
        </table:table-row>
        <table:table-row table:style-name="ro2">
          <table:table-cell table:style-name="ce1" office:value-type="float" office:value="668" calcext:value-type="float">
            <text:p>668</text:p>
          </table:table-cell>
          <table:table-cell table:style-name="ce7" office:value-type="string" calcext:value-type="string">
            <text:p>يا مَنْ لا رادَّ لِقَضائِهِ</text:p>
          </table:table-cell>
          <table:table-cell table:style-name="ce1" office:value-type="string" calcext:value-type="string">
            <text:p>Ya men la redde li gezaihi</text:p>
          </table:table-cell>
          <table:table-cell table:style-name="ce1" table:formula="of:=ABJAD([.$B792];1;1) - ABJAD(&quot;يا&quot;;1;1)" office:value-type="float" office:value="1273" calcext:value-type="float">
            <text:p>1273</text:p>
          </table:table-cell>
          <table:table-cell table:style-name="ce1" table:formula="of:=IF(ABJAD([.$B792];7;1) - ABJAD(&quot;يا&quot;;7;1) = [.$D792]; &quot;aynı&quot;;ABJAD([.$B792];7;1) - ABJAD(&quot;يا&quot;;7;1))" office:value-type="float" office:value="563" calcext:value-type="float">
            <text:p>563</text:p>
          </table:table-cell>
          <table:table-cell table:number-columns-repeated="1019"/>
        </table:table-row>
        <table:table-row table:style-name="ro2">
          <table:table-cell table:style-name="ce1" office:value-type="float" office:value="827" calcext:value-type="float">
            <text:p>827</text:p>
          </table:table-cell>
          <table:table-cell table:style-name="ce7" office:value-type="string" calcext:value-type="string">
            <text:p>يا مَنْ يُعَذِّبُ مَنْ يَشاءُ</text:p>
          </table:table-cell>
          <table:table-cell table:style-name="ce1" office:value-type="string" calcext:value-type="string">
            <text:p>Ya men yuezzibu men yeşau</text:p>
          </table:table-cell>
          <table:table-cell table:style-name="ce1" table:formula="of:=ABJAD([.$B793];1;1) - ABJAD(&quot;يا&quot;;1;1)" office:value-type="float" office:value="1274" calcext:value-type="float">
            <text:p>1274</text:p>
          </table:table-cell>
          <table:table-cell table:style-name="ce1" table:formula="of:=IF(ABJAD([.$B793];7;1) - ABJAD(&quot;يا&quot;;7;1) = [.$D793]; &quot;aynı&quot;;ABJAD([.$B793];7;1) - ABJAD(&quot;يا&quot;;7;1))" office:value-type="float" office:value="1974" calcext:value-type="float">
            <text:p>1974</text:p>
          </table:table-cell>
          <table:table-cell table:number-columns-repeated="1019"/>
        </table:table-row>
        <table:table-row table:style-name="ro2">
          <table:table-cell table:style-name="ce1" office:value-type="float" office:value="700" calcext:value-type="float">
            <text:p>700</text:p>
          </table:table-cell>
          <table:table-cell table:style-name="ce7" office:value-type="string" calcext:value-type="string">
            <text:p>يا حَيُّ الَّذي يُحْيِي الْمَوْتى</text:p>
          </table:table-cell>
          <table:table-cell table:style-name="ce1" office:value-type="string" calcext:value-type="string">
            <text:p>Ya heyyu-llezi yuhyi-l mevta</text:p>
          </table:table-cell>
          <table:table-cell table:style-name="ce1" table:formula="of:=ABJAD([.$B794];1;1) - ABJAD(&quot;يا&quot;;1;1)" office:value-type="float" office:value="1275" calcext:value-type="float">
            <text:p>1275</text:p>
          </table:table-cell>
          <table:table-cell table:style-name="ce1" table:formula="of:=IF(ABJAD([.$B794];7;1) - ABJAD(&quot;يا&quot;;7;1) = [.$D794]; &quot;aynı&quot;;ABJAD([.$B7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2" calcext:value-type="float">
            <text:p>672</text:p>
          </table:table-cell>
          <table:table-cell table:style-name="ce7" office:value-type="string" calcext:value-type="string">
            <text:p>يا مَنْ جَعَلَ الأَرْضَ مِهاداً</text:p>
          </table:table-cell>
          <table:table-cell table:style-name="ce1" office:value-type="string" calcext:value-type="string">
            <text:p>Ya men ce’ele-l erze mihaden</text:p>
          </table:table-cell>
          <table:table-cell table:style-name="ce1" table:formula="of:=ABJAD([.$B795];1;1) - ABJAD(&quot;يا&quot;;1;1)" office:value-type="float" office:value="1276" calcext:value-type="float">
            <text:p>1276</text:p>
          </table:table-cell>
          <table:table-cell table:style-name="ce1" table:formula="of:=IF(ABJAD([.$B795];7;1) - ABJAD(&quot;يا&quot;;7;1) = [.$D795]; &quot;aynı&quot;;ABJAD([.$B795];7;1) - ABJAD(&quot;يا&quot;;7;1))" office:value-type="float" office:value="566" calcext:value-type="float">
            <text:p>566</text:p>
          </table:table-cell>
          <table:table-cell table:number-columns-repeated="1019"/>
        </table:table-row>
        <table:table-row table:style-name="ro2">
          <table:table-cell table:style-name="ce1" office:value-type="float" office:value="921" calcext:value-type="float">
            <text:p>921</text:p>
          </table:table-cell>
          <table:table-cell table:style-name="ce7" office:value-type="string" calcext:value-type="string">
            <text:p>يا مَنْ هُوَ خَبيرٌ بِكُلِّ شَيْء</text:p>
          </table:table-cell>
          <table:table-cell table:style-name="ce1" office:value-type="string" calcext:value-type="string">
            <text:p>Ya men huve hebirun bi kulli şey’in</text:p>
          </table:table-cell>
          <table:table-cell table:style-name="ce1" table:formula="of:=ABJAD([.$B796];1;1) - ABJAD(&quot;يا&quot;;1;1)" office:value-type="float" office:value="1276" calcext:value-type="float">
            <text:p>1276</text:p>
          </table:table-cell>
          <table:table-cell table:style-name="ce1" table:formula="of:=IF(ABJAD([.$B796];7;1) - ABJAD(&quot;يا&quot;;7;1) = [.$D796]; &quot;aynı&quot;;ABJAD([.$B796];7;1) - ABJAD(&quot;يا&quot;;7;1))" office:value-type="float" office:value="1976" calcext:value-type="float">
            <text:p>1976</text:p>
          </table:table-cell>
          <table:table-cell table:number-columns-repeated="1019"/>
        </table:table-row>
        <table:table-row table:style-name="ro2">
          <table:table-cell table:style-name="ce1" office:value-type="float" office:value="140" calcext:value-type="float">
            <text:p>140</text:p>
          </table:table-cell>
          <table:table-cell table:style-name="ce7" office:value-type="string" calcext:value-type="string">
            <text:p>يا مُجيبَ دَعْوَةِ الْمُضْطَرّينَ</text:p>
          </table:table-cell>
          <table:table-cell table:style-name="ce1" office:value-type="string" calcext:value-type="string">
            <text:p>Ya mucibe-d de’veti-l muzterrine</text:p>
          </table:table-cell>
          <table:table-cell table:style-name="ce1" table:formula="of:=ABJAD([.$B797];1;1) - ABJAD(&quot;يا&quot;;1;1)" office:value-type="float" office:value="1280" calcext:value-type="float">
            <text:p>1280</text:p>
          </table:table-cell>
          <table:table-cell table:style-name="ce1" table:formula="of:=IF(ABJAD([.$B797];7;1) - ABJAD(&quot;يا&quot;;7;1) = [.$D797]; &quot;aynı&quot;;ABJAD([.$B797];7;1) - ABJAD(&quot;يا&quot;;7;1))" office:value-type="float" office:value="570" calcext:value-type="float">
            <text:p>570</text:p>
          </table:table-cell>
          <table:table-cell table:number-columns-repeated="1019"/>
        </table:table-row>
        <table:table-row table:style-name="ro2">
          <table:table-cell table:style-name="ce1" office:value-type="float" office:value="391" calcext:value-type="float">
            <text:p>391</text:p>
          </table:table-cell>
          <table:table-cell table:style-name="ce7" office:value-type="string" calcext:value-type="string">
            <text:p>يا غافِرُ</text:p>
          </table:table-cell>
          <table:table-cell table:style-name="ce1" office:value-type="string" calcext:value-type="string">
            <text:p>Ya ğafiru</text:p>
          </table:table-cell>
          <table:table-cell table:style-name="ce1" table:formula="of:=ABJAD([.$B798];1;1) - ABJAD(&quot;يا&quot;;1;1)" office:value-type="float" office:value="1281" calcext:value-type="float">
            <text:p>1281</text:p>
          </table:table-cell>
          <table:table-cell table:style-name="ce1" table:formula="of:=IF(ABJAD([.$B798];7;1) - ABJAD(&quot;يا&quot;;7;1) = [.$D798]; &quot;aynı&quot;;ABJAD([.$B798];7;1) - ABJAD(&quot;يا&quot;;7;1))" office:value-type="float" office:value="1181" calcext:value-type="float">
            <text:p>1181</text:p>
          </table:table-cell>
          <table:table-cell table:number-columns-repeated="1019"/>
        </table:table-row>
        <table:table-row table:style-name="ro2">
          <table:table-cell table:style-name="ce1" office:value-type="float" office:value="643" calcext:value-type="float">
            <text:p>643</text:p>
          </table:table-cell>
          <table:table-cell table:style-name="ce7" office:value-type="string" calcext:value-type="string">
            <text:p>يا غَفّارُ</text:p>
          </table:table-cell>
          <table:table-cell table:style-name="ce1" office:value-type="string" calcext:value-type="string">
            <text:p>Ya ğeffaru</text:p>
          </table:table-cell>
          <table:table-cell table:style-name="ce1" table:formula="of:=ABJAD([.$B799];1;1) - ABJAD(&quot;يا&quot;;1;1)" office:value-type="float" office:value="1281" calcext:value-type="float">
            <text:p>1281</text:p>
          </table:table-cell>
          <table:table-cell table:style-name="ce1" table:formula="of:=IF(ABJAD([.$B799];7;1) - ABJAD(&quot;يا&quot;;7;1) = [.$D799]; &quot;aynı&quot;;ABJAD([.$B799];7;1) - ABJAD(&quot;يا&quot;;7;1))" office:value-type="float" office:value="1181" calcext:value-type="float">
            <text:p>1181</text:p>
          </table:table-cell>
          <table:table-cell table:number-columns-repeated="1019"/>
        </table:table-row>
        <table:table-row table:style-name="ro2">
          <table:table-cell table:style-name="ce1" office:value-type="float" office:value="181" calcext:value-type="float">
            <text:p>181</text:p>
          </table:table-cell>
          <table:table-cell table:style-name="ce7" office:value-type="string" calcext:value-type="string">
            <text:p>يا مَنْ لا يُرْجى إلاّ فَضْلُهُ</text:p>
          </table:table-cell>
          <table:table-cell table:style-name="ce1" office:value-type="string" calcext:value-type="string">
            <text:p>Ya men la yurca illa fezluhu</text:p>
          </table:table-cell>
          <table:table-cell table:style-name="ce1" table:formula="of:=ABJAD([.$B800];1;1) - ABJAD(&quot;يا&quot;;1;1)" office:value-type="float" office:value="1282" calcext:value-type="float">
            <text:p>1282</text:p>
          </table:table-cell>
          <table:table-cell table:style-name="ce1" table:formula="of:=IF(ABJAD([.$B800];7;1) - ABJAD(&quot;يا&quot;;7;1) = [.$D800]; &quot;aynı&quot;;ABJAD([.$B800];7;1) - ABJAD(&quot;يا&quot;;7;1))" office:value-type="float" office:value="572" calcext:value-type="float">
            <text:p>572</text:p>
          </table:table-cell>
          <table:table-cell table:number-columns-repeated="1019"/>
        </table:table-row>
        <table:table-row table:style-name="ro2">
          <table:table-cell table:style-name="ce1" office:value-type="float" office:value="816" calcext:value-type="float">
            <text:p>816</text:p>
          </table:table-cell>
          <table:table-cell table:style-name="ce7" office:value-type="string" calcext:value-type="string">
            <text:p>يا مَنْ تَعَزَّزَ بِقُدْرَتِهِ</text:p>
          </table:table-cell>
          <table:table-cell table:style-name="ce1" office:value-type="string" calcext:value-type="string">
            <text:p>Ya men te’ezzeze bi gudretihi</text:p>
          </table:table-cell>
          <table:table-cell table:style-name="ce1" table:formula="of:=ABJAD([.$B801];1;1) - ABJAD(&quot;يا&quot;;1;1)" office:value-type="float" office:value="1285" calcext:value-type="float">
            <text:p>1285</text:p>
          </table:table-cell>
          <table:table-cell table:style-name="ce1" table:formula="of:=IF(ABJAD([.$B801];7;1) - ABJAD(&quot;يا&quot;;7;1) = [.$D801]; &quot;aynı&quot;;ABJAD([.$B8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4" calcext:value-type="float">
            <text:p>214</text:p>
          </table:table-cell>
          <table:table-cell table:style-name="ce7" office:value-type="string" calcext:value-type="string">
            <text:p>يا مَنْ لَمْ يَهْتِكِ السِّتْرَ</text:p>
          </table:table-cell>
          <table:table-cell table:style-name="ce1" office:value-type="string" calcext:value-type="string">
            <text:p>Ya men lem yehtiki-s sitre</text:p>
          </table:table-cell>
          <table:table-cell table:style-name="ce1" table:formula="of:=ABJAD([.$B802];1;1) - ABJAD(&quot;يا&quot;;1;1)" office:value-type="float" office:value="1286" calcext:value-type="float">
            <text:p>1286</text:p>
          </table:table-cell>
          <table:table-cell table:style-name="ce1" table:formula="of:=IF(ABJAD([.$B802];7;1) - ABJAD(&quot;يا&quot;;7;1) = [.$D802]; &quot;aynı&quot;;ABJAD([.$B802];7;1) - ABJAD(&quot;يا&quot;;7;1))" office:value-type="float" office:value="1526" calcext:value-type="float">
            <text:p>1526</text:p>
          </table:table-cell>
          <table:table-cell table:number-columns-repeated="1019"/>
        </table:table-row>
        <table:table-row table:style-name="ro2">
          <table:table-cell table:style-name="ce1" office:value-type="float" office:value="563" calcext:value-type="float">
            <text:p>563</text:p>
          </table:table-cell>
          <table:table-cell table:style-name="ce7" office:value-type="string" calcext:value-type="string">
            <text:p>يا غَفُورُ</text:p>
          </table:table-cell>
          <table:table-cell table:style-name="ce1" office:value-type="string" calcext:value-type="string">
            <text:p>Ya gefuru</text:p>
          </table:table-cell>
          <table:table-cell table:style-name="ce1" table:formula="of:=ABJAD([.$B803];1;1) - ABJAD(&quot;يا&quot;;1;1)" office:value-type="float" office:value="1286" calcext:value-type="float">
            <text:p>1286</text:p>
          </table:table-cell>
          <table:table-cell table:style-name="ce1" table:formula="of:=IF(ABJAD([.$B803];7;1) - ABJAD(&quot;يا&quot;;7;1) = [.$D803]; &quot;aynı&quot;;ABJAD([.$B803];7;1) - ABJAD(&quot;يا&quot;;7;1))" office:value-type="float" office:value="1186" calcext:value-type="float">
            <text:p>1186</text:p>
          </table:table-cell>
          <table:table-cell table:number-columns-repeated="1019"/>
        </table:table-row>
        <table:table-row table:style-name="ro2">
          <table:table-cell table:style-name="ce1" office:value-type="float" office:value="60" calcext:value-type="float">
            <text:p>60</text:p>
          </table:table-cell>
          <table:table-cell table:style-name="ce7" office:value-type="string" calcext:value-type="string">
            <text:p>يا مَنْ لا يَعْتَدي عَلى اَهْلِ مَمْلَكَتِهِ</text:p>
          </table:table-cell>
          <table:table-cell table:style-name="ce1" office:value-type="string" calcext:value-type="string">
            <text:p>Ya men la ye’tedi ela ehli memleketihi</text:p>
          </table:table-cell>
          <table:table-cell table:style-name="ce1" table:formula="of:=ABJAD([.$B804];1;1) - ABJAD(&quot;يا&quot;;1;1)" office:value-type="float" office:value="1287" calcext:value-type="float">
            <text:p>1287</text:p>
          </table:table-cell>
          <table:table-cell table:style-name="ce1" table:formula="of:=IF(ABJAD([.$B804];7;1) - ABJAD(&quot;يا&quot;;7;1) = [.$D804]; &quot;aynı&quot;;ABJAD([.$B8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7" calcext:value-type="float">
            <text:p>697</text:p>
          </table:table-cell>
          <table:table-cell table:style-name="ce7" office:value-type="string" calcext:value-type="string">
            <text:p>يا حَيُّ الَّذي يُميتُ كُلَّ حَيٍّ</text:p>
          </table:table-cell>
          <table:table-cell table:style-name="ce1" office:value-type="string" calcext:value-type="string">
            <text:p>Ya heyyu-llezi yumitu kulli heyyun</text:p>
          </table:table-cell>
          <table:table-cell table:style-name="ce1" table:formula="of:=ABJAD([.$B805];1;1) - ABJAD(&quot;يا&quot;;1;1)" office:value-type="float" office:value="1287" calcext:value-type="float">
            <text:p>1287</text:p>
          </table:table-cell>
          <table:table-cell table:style-name="ce1" table:formula="of:=IF(ABJAD([.$B805];7;1) - ABJAD(&quot;يا&quot;;7;1) = [.$D805]; &quot;aynı&quot;;ABJAD([.$B8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8" calcext:value-type="float">
            <text:p>348</text:p>
          </table:table-cell>
          <table:table-cell table:style-name="ce7" office:value-type="string" calcext:value-type="string">
            <text:p>يا مَنْ هُوَ في عِزِّهِ عَظيمٌ</text:p>
          </table:table-cell>
          <table:table-cell table:style-name="ce1" office:value-type="string" calcext:value-type="string">
            <text:p>Ya men huve fi izzihi ezimun</text:p>
          </table:table-cell>
          <table:table-cell table:style-name="ce1" table:formula="of:=ABJAD([.$B806];1;1) - ABJAD(&quot;يا&quot;;1;1)" office:value-type="float" office:value="1293" calcext:value-type="float">
            <text:p>1293</text:p>
          </table:table-cell>
          <table:table-cell table:style-name="ce1" table:formula="of:=IF(ABJAD([.$B806];7;1) - ABJAD(&quot;يا&quot;;7;1) = [.$D806]; &quot;aynı&quot;;ABJAD([.$B806];7;1) - ABJAD(&quot;يا&quot;;7;1))" office:value-type="float" office:value="1193" calcext:value-type="float">
            <text:p>1193</text:p>
          </table:table-cell>
          <table:table-cell table:number-columns-repeated="1019"/>
        </table:table-row>
        <table:table-row table:style-name="ro2">
          <table:table-cell table:style-name="ce1" office:value-type="float" office:value="791" calcext:value-type="float">
            <text:p>791</text:p>
          </table:table-cell>
          <table:table-cell table:style-name="ce7" office:value-type="string" calcext:value-type="string">
            <text:p>يا مَنْ هُوَ بِعِبادِهِ خَبيرٌ بَصيرٌ</text:p>
          </table:table-cell>
          <table:table-cell table:style-name="ce1" office:value-type="string" calcext:value-type="string">
            <text:p>Ya men huve bi ibadihi hebirun besirun</text:p>
          </table:table-cell>
          <table:table-cell table:style-name="ce1" table:formula="of:=ABJAD([.$B807];1;1) - ABJAD(&quot;يا&quot;;1;1)" office:value-type="float" office:value="1299" calcext:value-type="float">
            <text:p>1299</text:p>
          </table:table-cell>
          <table:table-cell table:style-name="ce1" table:formula="of:=IF(ABJAD([.$B807];7;1) - ABJAD(&quot;يا&quot;;7;1) = [.$D807]; &quot;aynı&quot;;ABJAD([.$B807];7;1) - ABJAD(&quot;يا&quot;;7;1))" office:value-type="float" office:value="1269" calcext:value-type="float">
            <text:p>1269</text:p>
          </table:table-cell>
          <table:table-cell table:number-columns-repeated="1019"/>
        </table:table-row>
        <table:table-row table:style-name="ro2">
          <table:table-cell table:style-name="ce1" office:value-type="float" office:value="886" calcext:value-type="float">
            <text:p>886</text:p>
          </table:table-cell>
          <table:table-cell table:style-name="ce7" office:value-type="string" calcext:value-type="string">
            <text:p>يا باذِخُ</text:p>
          </table:table-cell>
          <table:table-cell table:style-name="ce1" office:value-type="string" calcext:value-type="string">
            <text:p>Ya bazihu</text:p>
          </table:table-cell>
          <table:table-cell table:style-name="ce1" table:formula="of:=ABJAD([.$B808];1;1) - ABJAD(&quot;يا&quot;;1;1)" office:value-type="float" office:value="1303" calcext:value-type="float">
            <text:p>1303</text:p>
          </table:table-cell>
          <table:table-cell table:style-name="ce1" table:formula="of:=IF(ABJAD([.$B808];7;1) - ABJAD(&quot;يا&quot;;7;1) = [.$D808]; &quot;aynı&quot;;ABJAD([.$B8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0" calcext:value-type="float">
            <text:p>580</text:p>
          </table:table-cell>
          <table:table-cell table:style-name="ce7" office:value-type="string" calcext:value-type="string">
            <text:p>يا مَنْ اَحْسَنَ كُلَّ شَيْءٍ خَلْقَهُ</text:p>
          </table:table-cell>
          <table:table-cell table:style-name="ce1" office:value-type="string" calcext:value-type="string">
            <text:p>Ya men ehsene kulle şey’in helgehu</text:p>
          </table:table-cell>
          <table:table-cell table:style-name="ce1" table:formula="of:=ABJAD([.$B809];1;1) - ABJAD(&quot;يا&quot;;1;1)" office:value-type="float" office:value="1305" calcext:value-type="float">
            <text:p>1305</text:p>
          </table:table-cell>
          <table:table-cell table:style-name="ce1" table:formula="of:=IF(ABJAD([.$B809];7;1) - ABJAD(&quot;يا&quot;;7;1) = [.$D809]; &quot;aynı&quot;;ABJAD([.$B809];7;1) - ABJAD(&quot;يا&quot;;7;1))" office:value-type="float" office:value="2245" calcext:value-type="float">
            <text:p>2245</text:p>
          </table:table-cell>
          <table:table-cell table:number-columns-repeated="1019"/>
        </table:table-row>
        <table:table-row table:style-name="ro2">
          <table:table-cell table:style-name="ce1" office:value-type="float" office:value="211" calcext:value-type="float">
            <text:p>211</text:p>
          </table:table-cell>
          <table:table-cell table:style-name="ce7" office:value-type="string" calcext:value-type="string">
            <text:p>يا مَنْ اَظْهَرَ الْجَميلَ</text:p>
          </table:table-cell>
          <table:table-cell table:style-name="ce1" office:value-type="string" calcext:value-type="string">
            <text:p>Ya men ezhere-l cemile</text:p>
          </table:table-cell>
          <table:table-cell table:style-name="ce1" table:formula="of:=ABJAD([.$B810];1;1) - ABJAD(&quot;يا&quot;;1;1)" office:value-type="float" office:value="1310" calcext:value-type="float">
            <text:p>1310</text:p>
          </table:table-cell>
          <table:table-cell table:style-name="ce1" table:formula="of:=IF(ABJAD([.$B810];7;1) - ABJAD(&quot;يا&quot;;7;1) = [.$D810]; &quot;aynı&quot;;ABJAD([.$B810];7;1) - ABJAD(&quot;يا&quot;;7;1))" office:value-type="float" office:value="1210" calcext:value-type="float">
            <text:p>1210</text:p>
          </table:table-cell>
          <table:table-cell table:number-columns-repeated="1019"/>
        </table:table-row>
        <table:table-row table:style-name="ro2">
          <table:table-cell table:style-name="ce1" office:value-type="float" office:value="445" calcext:value-type="float">
            <text:p>445</text:p>
          </table:table-cell>
          <table:table-cell table:style-name="ce7" office:value-type="string" calcext:value-type="string">
            <text:p>يا اَشْرَفَ مِنْ كُلِّ شَريف</text:p>
          </table:table-cell>
          <table:table-cell table:style-name="ce1" office:value-type="string" calcext:value-type="string">
            <text:p>Ya eşrefe min kulli şerifin</text:p>
          </table:table-cell>
          <table:table-cell table:style-name="ce1" table:formula="of:=ABJAD([.$B811];1;1) - ABJAD(&quot;يا&quot;;1;1)" office:value-type="float" office:value="1311" calcext:value-type="float">
            <text:p>1311</text:p>
          </table:table-cell>
          <table:table-cell table:style-name="ce1" table:formula="of:=IF(ABJAD([.$B811];7;1) - ABJAD(&quot;يا&quot;;7;1) = [.$D811]; &quot;aynı&quot;;ABJAD([.$B811];7;1) - ABJAD(&quot;يا&quot;;7;1))" office:value-type="float" office:value="2711" calcext:value-type="float">
            <text:p>2711</text:p>
          </table:table-cell>
          <table:table-cell table:number-columns-repeated="1019"/>
        </table:table-row>
        <table:table-row table:style-name="ro2">
          <table:table-cell table:style-name="ce1" office:value-type="float" office:value="101" calcext:value-type="float">
            <text:p>101</text:p>
          </table:table-cell>
          <table:table-cell table:style-name="ce7" office:value-type="string" calcext:value-type="string">
            <text:p>يا عُدَّتى عِنْدَ شِدَّتي</text:p>
          </table:table-cell>
          <table:table-cell table:style-name="ce1" office:value-type="string" calcext:value-type="string">
            <text:p>Ya uddeti inde şiddeti</text:p>
          </table:table-cell>
          <table:table-cell table:style-name="ce1" table:formula="of:=ABJAD([.$B812];1;1) - ABJAD(&quot;يا&quot;;1;1)" office:value-type="float" office:value="1313" calcext:value-type="float">
            <text:p>1313</text:p>
          </table:table-cell>
          <table:table-cell table:style-name="ce1" table:formula="of:=IF(ABJAD([.$B812];7;1) - ABJAD(&quot;يا&quot;;7;1) = [.$D812]; &quot;aynı&quot;;ABJAD([.$B812];7;1) - ABJAD(&quot;يا&quot;;7;1))" office:value-type="float" office:value="2013" calcext:value-type="float">
            <text:p>2013</text:p>
          </table:table-cell>
          <table:table-cell table:number-columns-repeated="1019"/>
        </table:table-row>
        <table:table-row table:style-name="ro2">
          <table:table-cell table:style-name="ce1" office:value-type="float" office:value="936" calcext:value-type="float">
            <text:p>936</text:p>
          </table:table-cell>
          <table:table-cell table:style-name="ce7" office:value-type="string" calcext:value-type="string">
            <text:p>يا بارِئَ كُلِّ شَيْء وَخالِقَهُ</text:p>
          </table:table-cell>
          <table:table-cell table:style-name="ce1" office:value-type="string" calcext:value-type="string">
            <text:p>Ya barie kulli şey’in ve haligehu</text:p>
          </table:table-cell>
          <table:table-cell table:style-name="ce1" table:formula="of:=ABJAD([.$B813];1;1) - ABJAD(&quot;يا&quot;;1;1)" office:value-type="float" office:value="1317" calcext:value-type="float">
            <text:p>1317</text:p>
          </table:table-cell>
          <table:table-cell table:style-name="ce1" table:formula="of:=IF(ABJAD([.$B813];7;1) - ABJAD(&quot;يا&quot;;7;1) = [.$D813]; &quot;aynı&quot;;ABJAD([.$B813];7;1) - ABJAD(&quot;يا&quot;;7;1))" office:value-type="float" office:value="2017" calcext:value-type="float">
            <text:p>2017</text:p>
          </table:table-cell>
          <table:table-cell table:number-columns-repeated="1019"/>
        </table:table-row>
        <table:table-row table:style-name="ro2">
          <table:table-cell table:style-name="ce1" office:value-type="float" office:value="782" calcext:value-type="float">
            <text:p>782</text:p>
          </table:table-cell>
          <table:table-cell table:style-name="ce7" office:value-type="string" calcext:value-type="string">
            <text:p>يا مَنْ هُوَ لَيْسَ بِظَلاّم لِلْعَبيدِ</text:p>
          </table:table-cell>
          <table:table-cell table:style-name="ce1" office:value-type="string" calcext:value-type="string">
            <text:p>Ya men huve leyse bi zellamin li-l ebidi</text:p>
          </table:table-cell>
          <table:table-cell table:style-name="ce1" table:formula="of:=ABJAD([.$B814];1;1) - ABJAD(&quot;يا&quot;;1;1)" office:value-type="float" office:value="1320" calcext:value-type="float">
            <text:p>1320</text:p>
          </table:table-cell>
          <table:table-cell table:style-name="ce1" table:formula="of:=IF(ABJAD([.$B814];7;1) - ABJAD(&quot;يا&quot;;7;1) = [.$D814]; &quot;aynı&quot;;ABJAD([.$B814];7;1) - ABJAD(&quot;يا&quot;;7;1))" office:value-type="float" office:value="1460" calcext:value-type="float">
            <text:p>1460</text:p>
          </table:table-cell>
          <table:table-cell table:number-columns-repeated="1019"/>
        </table:table-row>
        <table:table-row table:style-name="ro2">
          <table:table-cell table:style-name="ce1" office:value-type="float" office:value="975" calcext:value-type="float">
            <text:p>975</text:p>
          </table:table-cell>
          <table:table-cell table:style-name="ce7" office:value-type="string" calcext:value-type="string">
            <text:p>يا مَنْ لُطْفُهُ ظاهِرٌ</text:p>
          </table:table-cell>
          <table:table-cell table:style-name="ce1" office:value-type="string" calcext:value-type="string">
            <text:p>Ya men lutfuhu zahirun</text:p>
          </table:table-cell>
          <table:table-cell table:style-name="ce1" table:formula="of:=ABJAD([.$B815];1;1) - ABJAD(&quot;يا&quot;;1;1)" office:value-type="float" office:value="1320" calcext:value-type="float">
            <text:p>1320</text:p>
          </table:table-cell>
          <table:table-cell table:style-name="ce1" table:formula="of:=IF(ABJAD([.$B815];7;1) - ABJAD(&quot;يا&quot;;7;1) = [.$D815]; &quot;aynı&quot;;ABJAD([.$B815];7;1) - ABJAD(&quot;يا&quot;;7;1))" office:value-type="float" office:value="1220" calcext:value-type="float">
            <text:p>1220</text:p>
          </table:table-cell>
          <table:table-cell table:number-columns-repeated="1019"/>
        </table:table-row>
        <table:table-row table:style-name="ro2">
          <table:table-cell table:style-name="ce1" office:value-type="float" office:value="596" calcext:value-type="float">
            <text:p>596</text:p>
          </table:table-cell>
          <table:table-cell table:style-name="ce7" office:value-type="string" calcext:value-type="string">
            <text:p>يا شافِيَ مَنِ اسْتَشْفاهُ</text:p>
          </table:table-cell>
          <table:table-cell table:style-name="ce1" office:value-type="string" calcext:value-type="string">
            <text:p>Ya şafiye men isteşfahu</text:p>
          </table:table-cell>
          <table:table-cell table:style-name="ce1" table:formula="of:=ABJAD([.$B816];1;1) - ABJAD(&quot;يا&quot;;1;1)" office:value-type="float" office:value="1328" calcext:value-type="float">
            <text:p>1328</text:p>
          </table:table-cell>
          <table:table-cell table:style-name="ce1" table:formula="of:=IF(ABJAD([.$B816];7;1) - ABJAD(&quot;يا&quot;;7;1) = [.$D816]; &quot;aynı&quot;;ABJAD([.$B816];7;1) - ABJAD(&quot;يا&quot;;7;1))" office:value-type="float" office:value="2968" calcext:value-type="float">
            <text:p>2968</text:p>
          </table:table-cell>
          <table:table-cell table:number-columns-repeated="1019"/>
        </table:table-row>
        <table:table-row table:style-name="ro2">
          <table:table-cell table:style-name="ce1" office:value-type="float" office:value="658" calcext:value-type="float">
            <text:p>658</text:p>
          </table:table-cell>
          <table:table-cell table:style-name="ce7" office:value-type="string" calcext:value-type="string">
            <text:p>يا مَنْ اَعَزَّنى وَاَغْنانى</text:p>
          </table:table-cell>
          <table:table-cell table:style-name="ce1" office:value-type="string" calcext:value-type="string">
            <text:p>Ya men e’ezzeni ve eğnani</text:p>
          </table:table-cell>
          <table:table-cell table:style-name="ce1" table:formula="of:=ABJAD([.$B817];1;1) - ABJAD(&quot;يا&quot;;1;1)" office:value-type="float" office:value="1328" calcext:value-type="float">
            <text:p>1328</text:p>
          </table:table-cell>
          <table:table-cell table:style-name="ce1" table:formula="of:=IF(ABJAD([.$B817];7;1) - ABJAD(&quot;يا&quot;;7;1) = [.$D817]; &quot;aynı&quot;;ABJAD([.$B817];7;1) - ABJAD(&quot;يا&quot;;7;1))" office:value-type="float" office:value="1228" calcext:value-type="float">
            <text:p>1228</text:p>
          </table:table-cell>
          <table:table-cell table:number-columns-repeated="1019"/>
        </table:table-row>
        <table:table-row table:style-name="ro2">
          <table:table-cell table:style-name="ce1" office:value-type="float" office:value="47" calcext:value-type="float">
            <text:p>47</text:p>
          </table:table-cell>
          <table:table-cell table:style-name="ce7" office:value-type="string" calcext:value-type="string">
            <text:p>يا غُفْرانُ</text:p>
          </table:table-cell>
          <table:table-cell table:style-name="ce1" office:value-type="string" calcext:value-type="string">
            <text:p>Ya ğufranu</text:p>
          </table:table-cell>
          <table:table-cell table:style-name="ce1" table:formula="of:=ABJAD([.$B818];1;1) - ABJAD(&quot;يا&quot;;1;1)" office:value-type="float" office:value="1331" calcext:value-type="float">
            <text:p>1331</text:p>
          </table:table-cell>
          <table:table-cell table:style-name="ce1" table:formula="of:=IF(ABJAD([.$B818];7;1) - ABJAD(&quot;يا&quot;;7;1) = [.$D818]; &quot;aynı&quot;;ABJAD([.$B818];7;1) - ABJAD(&quot;يا&quot;;7;1))" office:value-type="float" office:value="1231" calcext:value-type="float">
            <text:p>1231</text:p>
          </table:table-cell>
          <table:table-cell table:number-columns-repeated="1019"/>
        </table:table-row>
        <table:table-row table:style-name="ro2">
          <table:table-cell table:style-name="ce1" office:value-type="float" office:value="796" calcext:value-type="float">
            <text:p>796</text:p>
          </table:table-cell>
          <table:table-cell table:style-name="ce7" office:value-type="string" calcext:value-type="string">
            <text:p>يا بارِئَ الذَّرِّ وَالنَّسَمِ</text:p>
          </table:table-cell>
          <table:table-cell table:style-name="ce1" office:value-type="string" calcext:value-type="string">
            <text:p>Ya barie-z zerri ve-n nesemi</text:p>
          </table:table-cell>
          <table:table-cell table:style-name="ce1" table:formula="of:=ABJAD([.$B819];1;1) - ABJAD(&quot;يا&quot;;1;1)" office:value-type="float" office:value="1332" calcext:value-type="float">
            <text:p>1332</text:p>
          </table:table-cell>
          <table:table-cell table:style-name="ce1" table:formula="of:=IF(ABJAD([.$B819];7;1) - ABJAD(&quot;يا&quot;;7;1) = [.$D819]; &quot;aynı&quot;;ABJAD([.$B819];7;1) - ABJAD(&quot;يا&quot;;7;1))" office:value-type="float" office:value="1572" calcext:value-type="float">
            <text:p>1572</text:p>
          </table:table-cell>
          <table:table-cell table:number-columns-repeated="1019"/>
        </table:table-row>
        <table:table-row table:style-name="ro2">
          <table:table-cell table:style-name="ce1" office:value-type="float" office:value="826" calcext:value-type="float">
            <text:p>826</text:p>
          </table:table-cell>
          <table:table-cell table:style-name="ce7" office:value-type="string" calcext:value-type="string">
            <text:p>يا مَنْ يُضِلُّ مَنْ يَشاءُ</text:p>
          </table:table-cell>
          <table:table-cell table:style-name="ce1" office:value-type="string" calcext:value-type="string">
            <text:p>Ya men yuzillu men yeşau</text:p>
          </table:table-cell>
          <table:table-cell table:style-name="ce1" table:formula="of:=ABJAD([.$B820];1;1) - ABJAD(&quot;يا&quot;;1;1)" office:value-type="float" office:value="1332" calcext:value-type="float">
            <text:p>1332</text:p>
          </table:table-cell>
          <table:table-cell table:style-name="ce1" table:formula="of:=IF(ABJAD([.$B820];7;1) - ABJAD(&quot;يا&quot;;7;1) = [.$D820]; &quot;aynı&quot;;ABJAD([.$B820];7;1) - ABJAD(&quot;يا&quot;;7;1))" office:value-type="float" office:value="1322" calcext:value-type="float">
            <text:p>1322</text:p>
          </table:table-cell>
          <table:table-cell table:number-columns-repeated="1019"/>
        </table:table-row>
        <table:table-row table:style-name="ro2">
          <table:table-cell table:style-name="ce1" office:value-type="float" office:value="904" calcext:value-type="float">
            <text:p>904</text:p>
          </table:table-cell>
          <table:table-cell table:style-name="ce7" office:value-type="string" calcext:value-type="string">
            <text:p>يا صاحِبَ الْغُرَباءِ</text:p>
          </table:table-cell>
          <table:table-cell table:style-name="ce1" office:value-type="string" calcext:value-type="string">
            <text:p>Ya sahibe-l ğurebai</text:p>
          </table:table-cell>
          <table:table-cell table:style-name="ce1" table:formula="of:=ABJAD([.$B821];1;1) - ABJAD(&quot;يا&quot;;1;1)" office:value-type="float" office:value="1336" calcext:value-type="float">
            <text:p>1336</text:p>
          </table:table-cell>
          <table:table-cell table:style-name="ce1" table:formula="of:=IF(ABJAD([.$B821];7;1) - ABJAD(&quot;يا&quot;;7;1) = [.$D821]; &quot;aynı&quot;;ABJAD([.$B821];7;1) - ABJAD(&quot;يا&quot;;7;1))" office:value-type="float" office:value="1206" calcext:value-type="float">
            <text:p>1206</text:p>
          </table:table-cell>
          <table:table-cell table:number-columns-repeated="1019"/>
        </table:table-row>
        <table:table-row table:style-name="ro2">
          <table:table-cell table:style-name="ce1" office:value-type="float" office:value="695" calcext:value-type="float">
            <text:p>695</text:p>
          </table:table-cell>
          <table:table-cell table:style-name="ce7" office:value-type="string" calcext:value-type="string">
            <text:p>يا حَيُّ الَّذي لا يُشارِكُهُ حَيٌّ</text:p>
          </table:table-cell>
          <table:table-cell table:style-name="ce1" office:value-type="string" calcext:value-type="string">
            <text:p>Ya heyyu-llezi la yuşarikuhu heyyun</text:p>
          </table:table-cell>
          <table:table-cell table:style-name="ce1" table:formula="of:=ABJAD([.$B822];1;1) - ABJAD(&quot;يا&quot;;1;1)" office:value-type="float" office:value="1344" calcext:value-type="float">
            <text:p>1344</text:p>
          </table:table-cell>
          <table:table-cell table:style-name="ce1" table:formula="of:=IF(ABJAD([.$B822];7;1) - ABJAD(&quot;يا&quot;;7;1) = [.$D822]; &quot;aynı&quot;;ABJAD([.$B822];7;1) - ABJAD(&quot;يا&quot;;7;1))" office:value-type="float" office:value="2044" calcext:value-type="float">
            <text:p>2044</text:p>
          </table:table-cell>
          <table:table-cell table:number-columns-repeated="1019"/>
        </table:table-row>
        <table:table-row table:style-name="ro2">
          <table:table-cell table:style-name="ce1" office:value-type="float" office:value="532" calcext:value-type="float">
            <text:p>532</text:p>
          </table:table-cell>
          <table:table-cell table:style-name="ce7" office:value-type="string" calcext:value-type="string">
            <text:p>يا رَبَّ الصِّدّيقينَ وَالأَخْيارِ</text:p>
          </table:table-cell>
          <table:table-cell table:style-name="ce1" office:value-type="string" calcext:value-type="string">
            <text:p>Ya rebbe-s siddigine ve-l ehyari</text:p>
          </table:table-cell>
          <table:table-cell table:style-name="ce1" table:formula="of:=ABJAD([.$B823];1;1) - ABJAD(&quot;يا&quot;;1;1)" office:value-type="float" office:value="1346" calcext:value-type="float">
            <text:p>1346</text:p>
          </table:table-cell>
          <table:table-cell table:style-name="ce1" table:formula="of:=IF(ABJAD([.$B823];7;1) - ABJAD(&quot;يا&quot;;7;1) = [.$D823]; &quot;aynı&quot;;ABJAD([.$B823];7;1) - ABJAD(&quot;يا&quot;;7;1))" office:value-type="float" office:value="1316" calcext:value-type="float">
            <text:p>1316</text:p>
          </table:table-cell>
          <table:table-cell table:number-columns-repeated="1019"/>
        </table:table-row>
        <table:table-row table:style-name="ro2">
          <table:table-cell table:style-name="ce1" office:value-type="float" office:value="120" calcext:value-type="float">
            <text:p>120</text:p>
          </table:table-cell>
          <table:table-cell table:style-name="ce7" office:value-type="string" calcext:value-type="string">
            <text:p>يا مُنَفِّسَ الْغُمُومِ</text:p>
          </table:table-cell>
          <table:table-cell table:style-name="ce1" office:value-type="string" calcext:value-type="string">
            <text:p>Ya muneffise-l ğumumi</text:p>
          </table:table-cell>
          <table:table-cell table:style-name="ce1" table:formula="of:=ABJAD([.$B824];1;1) - ABJAD(&quot;يا&quot;;1;1)" office:value-type="float" office:value="1347" calcext:value-type="float">
            <text:p>1347</text:p>
          </table:table-cell>
          <table:table-cell table:style-name="ce1" table:formula="of:=IF(ABJAD([.$B824];7;1) - ABJAD(&quot;يا&quot;;7;1) = [.$D824]; &quot;aynı&quot;;ABJAD([.$B824];7;1) - ABJAD(&quot;يا&quot;;7;1))" office:value-type="float" office:value="1487" calcext:value-type="float">
            <text:p>1487</text:p>
          </table:table-cell>
          <table:table-cell table:number-columns-repeated="1019"/>
        </table:table-row>
        <table:table-row table:style-name="ro2">
          <table:table-cell table:style-name="ce1" office:value-type="float" office:value="937" calcext:value-type="float">
            <text:p>937</text:p>
          </table:table-cell>
          <table:table-cell table:style-name="ce7" office:value-type="string" calcext:value-type="string">
            <text:p>يا قابِضَ كُلِّ شَيْء وَباسِطَهُ</text:p>
          </table:table-cell>
          <table:table-cell table:style-name="ce1" office:value-type="string" calcext:value-type="string">
            <text:p>Ya gabize kulli şey’in ve basitehu</text:p>
          </table:table-cell>
          <table:table-cell table:style-name="ce1" table:formula="of:=ABJAD([.$B825];1;1) - ABJAD(&quot;يا&quot;;1;1)" office:value-type="float" office:value="1347" calcext:value-type="float">
            <text:p>1347</text:p>
          </table:table-cell>
          <table:table-cell table:style-name="ce1" table:formula="of:=IF(ABJAD([.$B825];7;1) - ABJAD(&quot;يا&quot;;7;1) = [.$D825]; &quot;aynı&quot;;ABJAD([.$B825];7;1) - ABJAD(&quot;يا&quot;;7;1))" office:value-type="float" office:value="1577" calcext:value-type="float">
            <text:p>1577</text:p>
          </table:table-cell>
          <table:table-cell table:number-columns-repeated="1019"/>
        </table:table-row>
        <table:table-row table:style-name="ro2">
          <table:table-cell table:style-name="ce1" office:value-type="float" office:value="744" calcext:value-type="float">
            <text:p>744</text:p>
          </table:table-cell>
          <table:table-cell table:style-name="ce7" office:value-type="string" calcext:value-type="string">
            <text:p>يا مَنْ شُكْرُهُ فَوْزٌ لِلشّاكِرينَ</text:p>
          </table:table-cell>
          <table:table-cell table:style-name="ce1" office:value-type="string" calcext:value-type="string">
            <text:p>Ya men şukruhu fevzun li-ş şakirine</text:p>
          </table:table-cell>
          <table:table-cell table:style-name="ce1" table:formula="of:=ABJAD([.$B826];1;1) - ABJAD(&quot;يا&quot;;1;1)" office:value-type="float" office:value="1349" calcext:value-type="float">
            <text:p>1349</text:p>
          </table:table-cell>
          <table:table-cell table:style-name="ce1" table:formula="of:=IF(ABJAD([.$B826];7;1) - ABJAD(&quot;يا&quot;;7;1) = [.$D826]; &quot;aynı&quot;;ABJAD([.$B826];7;1) - ABJAD(&quot;يا&quot;;7;1))" office:value-type="float" office:value="2749" calcext:value-type="float">
            <text:p>2749</text:p>
          </table:table-cell>
          <table:table-cell table:number-columns-repeated="1019"/>
        </table:table-row>
        <table:table-row table:style-name="ro2">
          <table:table-cell table:style-name="ce1" office:value-type="float" office:value="549" calcext:value-type="float">
            <text:p>549</text:p>
          </table:table-cell>
          <table:table-cell table:style-name="ce7" office:value-type="string" calcext:value-type="string">
            <text:p>يا مَنْ لا يَرُدُّ الْعِبادُ قَضاءَهُ</text:p>
          </table:table-cell>
          <table:table-cell table:style-name="ce1" office:value-type="string" calcext:value-type="string">
            <text:p>Ya men teruddu-l ibadu gezaehu</text:p>
          </table:table-cell>
          <table:table-cell table:style-name="ce1" table:formula="of:=ABJAD([.$B827];1;1) - ABJAD(&quot;يا&quot;;1;1)" office:value-type="float" office:value="1350" calcext:value-type="float">
            <text:p>1350</text:p>
          </table:table-cell>
          <table:table-cell table:style-name="ce1" table:formula="of:=IF(ABJAD([.$B827];7;1) - ABJAD(&quot;يا&quot;;7;1) = [.$D827]; &quot;aynı&quot;;ABJAD([.$B827];7;1) - ABJAD(&quot;يا&quot;;7;1))" office:value-type="float" office:value="640" calcext:value-type="float">
            <text:p>640</text:p>
          </table:table-cell>
          <table:table-cell table:number-columns-repeated="1019"/>
        </table:table-row>
        <table:table-row table:style-name="ro2">
          <table:table-cell table:style-name="ce1" office:value-type="float" office:value="893" calcext:value-type="float">
            <text:p>893</text:p>
          </table:table-cell>
          <table:table-cell table:style-name="ce7" office:value-type="string" calcext:value-type="string">
            <text:p>يا مَنْ لا يَعْلَمُ الْغَيْبَ إلاّ هُوَ</text:p>
          </table:table-cell>
          <table:table-cell table:style-name="ce1" office:value-type="string" calcext:value-type="string">
            <text:p>Ya men la ye’lemu-l ğeybe illa huve</text:p>
          </table:table-cell>
          <table:table-cell table:style-name="ce1" table:formula="of:=ABJAD([.$B828];1;1) - ABJAD(&quot;يا&quot;;1;1)" office:value-type="float" office:value="1357" calcext:value-type="float">
            <text:p>1357</text:p>
          </table:table-cell>
          <table:table-cell table:style-name="ce1" table:formula="of:=IF(ABJAD([.$B828];7;1) - ABJAD(&quot;يا&quot;;7;1) = [.$D828]; &quot;aynı&quot;;ABJAD([.$B828];7;1) - ABJAD(&quot;يا&quot;;7;1))" office:value-type="float" office:value="1257" calcext:value-type="float">
            <text:p>1257</text:p>
          </table:table-cell>
          <table:table-cell table:number-columns-repeated="1019"/>
        </table:table-row>
        <table:table-row table:style-name="ro2">
          <table:table-cell table:style-name="ce1" office:value-type="float" office:value="617" calcext:value-type="float">
            <text:p>617</text:p>
          </table:table-cell>
          <table:table-cell table:style-name="ce7" office:value-type="string" calcext:value-type="string">
            <text:p>يا مَنْ خَلَقَ الْمَوْتَ وَالْحَياةَ</text:p>
          </table:table-cell>
          <table:table-cell table:style-name="ce1" office:value-type="string" calcext:value-type="string">
            <text:p>Ya men helege-l mevte ve-l heyate</text:p>
          </table:table-cell>
          <table:table-cell table:style-name="ce1" table:formula="of:=ABJAD([.$B829];1;1) - ABJAD(&quot;يا&quot;;1;1)" office:value-type="float" office:value="1358" calcext:value-type="float">
            <text:p>1358</text:p>
          </table:table-cell>
          <table:table-cell table:style-name="ce1" table:formula="of:=IF(ABJAD([.$B829];7;1) - ABJAD(&quot;يا&quot;;7;1) = [.$D829]; &quot;aynı&quot;;ABJAD([.$B8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5" calcext:value-type="float">
            <text:p>235</text:p>
          </table:table-cell>
          <table:table-cell table:style-name="ce7" office:value-type="string" calcext:value-type="string">
            <text:p>يا ساتِرَ الْعَوْراتِ</text:p>
          </table:table-cell>
          <table:table-cell table:style-name="ce1" office:value-type="string" calcext:value-type="string">
            <text:p>Ya satire-l evrati</text:p>
          </table:table-cell>
          <table:table-cell table:style-name="ce1" table:formula="of:=ABJAD([.$B830];1;1) - ABJAD(&quot;يا&quot;;1;1)" office:value-type="float" office:value="1369" calcext:value-type="float">
            <text:p>1369</text:p>
          </table:table-cell>
          <table:table-cell table:style-name="ce1" table:formula="of:=IF(ABJAD([.$B830];7;1) - ABJAD(&quot;يا&quot;;7;1) = [.$D830]; &quot;aynı&quot;;ABJAD([.$B830];7;1) - ABJAD(&quot;يا&quot;;7;1))" office:value-type="float" office:value="1609" calcext:value-type="float">
            <text:p>1609</text:p>
          </table:table-cell>
          <table:table-cell table:number-columns-repeated="1019"/>
        </table:table-row>
        <table:table-row table:style-name="ro2">
          <table:table-cell table:style-name="ce1" office:value-type="float" office:value="976" calcext:value-type="float">
            <text:p>976</text:p>
          </table:table-cell>
          <table:table-cell table:style-name="ce7" office:value-type="string" calcext:value-type="string">
            <text:p>يا مَنْ اَمْرُهُ غالِبٌ</text:p>
          </table:table-cell>
          <table:table-cell table:style-name="ce1" office:value-type="string" calcext:value-type="string">
            <text:p>Ya men emruhu ğalibun</text:p>
          </table:table-cell>
          <table:table-cell table:style-name="ce1" table:formula="of:=ABJAD([.$B831];1;1) - ABJAD(&quot;يا&quot;;1;1)" office:value-type="float" office:value="1369" calcext:value-type="float">
            <text:p>1369</text:p>
          </table:table-cell>
          <table:table-cell table:style-name="ce1" table:formula="of:=IF(ABJAD([.$B831];7;1) - ABJAD(&quot;يا&quot;;7;1) = [.$D831]; &quot;aynı&quot;;ABJAD([.$B831];7;1) - ABJAD(&quot;يا&quot;;7;1))" office:value-type="float" office:value="1269" calcext:value-type="float">
            <text:p>1269</text:p>
          </table:table-cell>
          <table:table-cell table:number-columns-repeated="1019"/>
        </table:table-row>
        <table:table-row table:style-name="ro2">
          <table:table-cell table:style-name="ce1" office:value-type="float" office:value="71" calcext:value-type="float">
            <text:p>71</text:p>
          </table:table-cell>
          <table:table-cell table:style-name="ce7" office:value-type="string" calcext:value-type="string">
            <text:p>ياذَا الْحَمْدِ وَالثَّناءِ</text:p>
          </table:table-cell>
          <table:table-cell table:style-name="ce1" office:value-type="string" calcext:value-type="string">
            <text:p>Ya ze-l hemdi ve-s sena</text:p>
          </table:table-cell>
          <table:table-cell table:style-name="ce1" table:formula="of:=ABJAD([.$B832];1;1) - ABJAD(&quot;يا&quot;;1;1)" office:value-type="float" office:value="1373" calcext:value-type="float">
            <text:p>1373</text:p>
          </table:table-cell>
          <table:table-cell table:style-name="ce1" table:formula="of:=IF(ABJAD([.$B832];7;1) - ABJAD(&quot;يا&quot;;7;1) = [.$D832]; &quot;aynı&quot;;ABJAD([.$B8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5" calcext:value-type="float">
            <text:p>755</text:p>
          </table:table-cell>
          <table:table-cell table:style-name="ce7" office:value-type="string" calcext:value-type="string">
            <text:p>يا مَنْ لا اِلـٰهَ غَيْرُهُ</text:p>
          </table:table-cell>
          <table:table-cell table:style-name="ce1" office:value-type="string" calcext:value-type="string">
            <text:p>Ya men la ilahe ğeyruhu</text:p>
          </table:table-cell>
          <table:table-cell table:style-name="ce1" table:formula="of:=ABJAD([.$B833];1;1) - ABJAD(&quot;يا&quot;;1;1)" office:value-type="float" office:value="1373" calcext:value-type="float">
            <text:p>1373</text:p>
          </table:table-cell>
          <table:table-cell table:style-name="ce1" table:formula="of:=IF(ABJAD([.$B833];7;1) - ABJAD(&quot;يا&quot;;7;1) = [.$D833]; &quot;aynı&quot;;ABJAD([.$B833];7;1) - ABJAD(&quot;يا&quot;;7;1))" office:value-type="float" office:value="1273" calcext:value-type="float">
            <text:p>1273</text:p>
          </table:table-cell>
          <table:table-cell table:number-columns-repeated="1019"/>
        </table:table-row>
        <table:table-row table:style-name="ro2">
          <table:table-cell table:style-name="ce1" office:value-type="float" office:value="229" calcext:value-type="float">
            <text:p>229</text:p>
          </table:table-cell>
          <table:table-cell table:style-name="ce7" office:value-type="string" calcext:value-type="string">
            <text:p>يا ذَا الْقُوَّةِ الْمَتينَةِ</text:p>
          </table:table-cell>
          <table:table-cell table:style-name="ce1" office:value-type="string" calcext:value-type="string">
            <text:p>Ya ze-l guvveti-l metineti</text:p>
          </table:table-cell>
          <table:table-cell table:style-name="ce1" table:formula="of:=ABJAD([.$B834];1;1) - ABJAD(&quot;يا&quot;;1;1)" office:value-type="float" office:value="1379" calcext:value-type="float">
            <text:p>1379</text:p>
          </table:table-cell>
          <table:table-cell table:style-name="ce1" table:formula="of:=IF(ABJAD([.$B834];7;1) - ABJAD(&quot;يا&quot;;7;1) = [.$D834]; &quot;aynı&quot;;ABJAD([.$B8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7" calcext:value-type="float">
            <text:p>997</text:p>
          </table:table-cell>
          <table:table-cell table:style-name="ce7" office:value-type="string" calcext:value-type="string">
            <text:p>يا قاهِراً لا يُغْلَبُ</text:p>
          </table:table-cell>
          <table:table-cell table:style-name="ce1" office:value-type="string" calcext:value-type="string">
            <text:p>Ya gahiren la yuğlebu</text:p>
          </table:table-cell>
          <table:table-cell table:style-name="ce1" table:formula="of:=ABJAD([.$B835];1;1) - ABJAD(&quot;يا&quot;;1;1)" office:value-type="float" office:value="1380" calcext:value-type="float">
            <text:p>1380</text:p>
          </table:table-cell>
          <table:table-cell table:style-name="ce1" table:formula="of:=IF(ABJAD([.$B835];7;1) - ABJAD(&quot;يا&quot;;7;1) = [.$D835]; &quot;aynı&quot;;ABJAD([.$B835];7;1) - ABJAD(&quot;يا&quot;;7;1))" office:value-type="float" office:value="1280" calcext:value-type="float">
            <text:p>1280</text:p>
          </table:table-cell>
          <table:table-cell table:number-columns-repeated="1019"/>
        </table:table-row>
        <table:table-row table:style-name="ro2">
          <table:table-cell table:style-name="ce1" office:value-type="float" office:value="234" calcext:value-type="float">
            <text:p>234</text:p>
          </table:table-cell>
          <table:table-cell table:style-name="ce7" office:value-type="string" calcext:value-type="string">
            <text:p>يا مُقيلَ الْعَثَراتِ</text:p>
          </table:table-cell>
          <table:table-cell table:style-name="ce1" office:value-type="string" calcext:value-type="string">
            <text:p>Ya mugile-l eserati</text:p>
          </table:table-cell>
          <table:table-cell table:style-name="ce1" table:formula="of:=ABJAD([.$B836];1;1) - ABJAD(&quot;يا&quot;;1;1)" office:value-type="float" office:value="1382" calcext:value-type="float">
            <text:p>1382</text:p>
          </table:table-cell>
          <table:table-cell table:style-name="ce1" table:formula="of:=IF(ABJAD([.$B836];7;1) - ABJAD(&quot;يا&quot;;7;1) = [.$D836]; &quot;aynı&quot;;ABJAD([.$B8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2" calcext:value-type="float">
            <text:p>22</text:p>
          </table:table-cell>
          <table:table-cell table:style-name="ce7" office:value-type="string" calcext:value-type="string">
            <text:p>يا خَيْرَ الْفاتِحينَ</text:p>
          </table:table-cell>
          <table:table-cell table:style-name="ce1" office:value-type="string" calcext:value-type="string">
            <text:p>Ya heyre-l fatihine</text:p>
          </table:table-cell>
          <table:table-cell table:style-name="ce1" table:formula="of:=ABJAD([.$B837];1;1) - ABJAD(&quot;يا&quot;;1;1)" office:value-type="float" office:value="1390" calcext:value-type="float">
            <text:p>1390</text:p>
          </table:table-cell>
          <table:table-cell table:style-name="ce1" table:formula="of:=IF(ABJAD([.$B837];7;1) - ABJAD(&quot;يا&quot;;7;1) = [.$D837]; &quot;aynı&quot;;ABJAD([.$B8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3" calcext:value-type="float">
            <text:p>773</text:p>
          </table:table-cell>
          <table:table-cell table:style-name="ce7" office:value-type="string" calcext:value-type="string">
            <text:p>يا ذَا الْعَرْشِ الَْمجيدِ</text:p>
          </table:table-cell>
          <table:table-cell table:style-name="ce1" office:value-type="string" calcext:value-type="string">
            <text:p>Ya ze-l erşi-l mecidi</text:p>
          </table:table-cell>
          <table:table-cell table:style-name="ce1" table:formula="of:=ABJAD([.$B838];1;1) - ABJAD(&quot;يا&quot;;1;1)" office:value-type="float" office:value="1390" calcext:value-type="float">
            <text:p>1390</text:p>
          </table:table-cell>
          <table:table-cell table:style-name="ce1" table:formula="of:=IF(ABJAD([.$B838];7;1) - ABJAD(&quot;يا&quot;;7;1) = [.$D838]; &quot;aynı&quot;;ABJAD([.$B838];7;1) - ABJAD(&quot;يا&quot;;7;1))" office:value-type="float" office:value="2090" calcext:value-type="float">
            <text:p>2090</text:p>
          </table:table-cell>
          <table:table-cell table:number-columns-repeated="1019"/>
        </table:table-row>
        <table:table-row table:style-name="ro2">
          <table:table-cell table:style-name="ce1" office:value-type="float" office:value="666" calcext:value-type="float">
            <text:p>666</text:p>
          </table:table-cell>
          <table:table-cell table:style-name="ce7" office:value-type="string" calcext:value-type="string">
            <text:p>يا مَنْ هُوَ اَعْلَمُ بِمَنْ ضَلَّ عَنْ سَبيلِهِ</text:p>
          </table:table-cell>
          <table:table-cell table:style-name="ce1" office:value-type="string" calcext:value-type="string">
            <text:p>Ya men huve e’lemu bi men zelle en sebilihi</text:p>
          </table:table-cell>
          <table:table-cell table:style-name="ce1" table:formula="of:=ABJAD([.$B839];1;1) - ABJAD(&quot;يا&quot;;1;1)" office:value-type="float" office:value="1391" calcext:value-type="float">
            <text:p>1391</text:p>
          </table:table-cell>
          <table:table-cell table:style-name="ce1" table:formula="of:=IF(ABJAD([.$B839];7;1) - ABJAD(&quot;يا&quot;;7;1) = [.$D839]; &quot;aynı&quot;;ABJAD([.$B839];7;1) - ABJAD(&quot;يا&quot;;7;1))" office:value-type="float" office:value="921" calcext:value-type="float">
            <text:p>921</text:p>
          </table:table-cell>
          <table:table-cell table:number-columns-repeated="1019"/>
        </table:table-row>
        <table:table-row table:style-name="ro2">
          <table:table-cell table:style-name="ce1" office:value-type="float" office:value="776" calcext:value-type="float">
            <text:p>776</text:p>
          </table:table-cell>
          <table:table-cell table:style-name="ce7" office:value-type="string" calcext:value-type="string">
            <text:p>يا ذَا الْبَطْشِ الشَّديدِ</text:p>
          </table:table-cell>
          <table:table-cell table:style-name="ce1" office:value-type="string" calcext:value-type="string">
            <text:p>Ya ze-l betşi-ş şedidi</text:p>
          </table:table-cell>
          <table:table-cell table:style-name="ce1" table:formula="of:=ABJAD([.$B840];1;1) - ABJAD(&quot;يا&quot;;1;1)" office:value-type="float" office:value="1392" calcext:value-type="float">
            <text:p>1392</text:p>
          </table:table-cell>
          <table:table-cell table:style-name="ce1" table:formula="of:=IF(ABJAD([.$B840];7;1) - ABJAD(&quot;يا&quot;;7;1) = [.$D840]; &quot;aynı&quot;;ABJAD([.$B840];7;1) - ABJAD(&quot;يا&quot;;7;1))" office:value-type="float" office:value="2792" calcext:value-type="float">
            <text:p>2792</text:p>
          </table:table-cell>
          <table:table-cell table:number-columns-repeated="1019"/>
        </table:table-row>
        <table:table-row table:style-name="ro2">
          <table:table-cell table:style-name="ce1" office:value-type="float" office:value="752" calcext:value-type="float">
            <text:p>752</text:p>
          </table:table-cell>
          <table:table-cell table:style-name="ce7" office:value-type="string" calcext:value-type="string">
            <text:p>يا مَنْ رَحْمَتُهُ قَريبٌ مِنَ الْمحْسِنينَ</text:p>
          </table:table-cell>
          <table:table-cell table:style-name="ce1" office:value-type="string" calcext:value-type="string">
            <text:p>Ya men rehmetuhu geribun mine-l muhsinine</text:p>
          </table:table-cell>
          <table:table-cell table:style-name="ce1" table:formula="of:=ABJAD([.$B841];1;1) - ABJAD(&quot;يا&quot;;1;1)" office:value-type="float" office:value="1394" calcext:value-type="float">
            <text:p>1394</text:p>
          </table:table-cell>
          <table:table-cell table:style-name="ce1" table:formula="of:=IF(ABJAD([.$B841];7;1) - ABJAD(&quot;يا&quot;;7;1) = [.$D841]; &quot;aynı&quot;;ABJAD([.$B841];7;1) - ABJAD(&quot;يا&quot;;7;1))" office:value-type="float" office:value="1634" calcext:value-type="float">
            <text:p>1634</text:p>
          </table:table-cell>
          <table:table-cell table:number-columns-repeated="1019"/>
        </table:table-row>
        <table:table-row table:style-name="ro2">
          <table:table-cell table:style-name="ce1" office:value-type="float" office:value="802" calcext:value-type="float">
            <text:p>802</text:p>
          </table:table-cell>
          <table:table-cell table:style-name="ce7" office:value-type="string" calcext:value-type="string">
            <text:p>يا مَنْ خَلَقَ الاَْشياءَ مِنَ الْعَدَمِ</text:p>
          </table:table-cell>
          <table:table-cell table:style-name="ce1" office:value-type="string" calcext:value-type="string">
            <text:p>Ya men helege-l eşyae mine-l edemi</text:p>
          </table:table-cell>
          <table:table-cell table:style-name="ce1" table:formula="of:=ABJAD([.$B842];1;1) - ABJAD(&quot;يا&quot;;1;1)" office:value-type="float" office:value="1399" calcext:value-type="float">
            <text:p>1399</text:p>
          </table:table-cell>
          <table:table-cell table:style-name="ce1" table:formula="of:=IF(ABJAD([.$B842];7;1) - ABJAD(&quot;يا&quot;;7;1) = [.$D842]; &quot;aynı&quot;;ABJAD([.$B842];7;1) - ABJAD(&quot;يا&quot;;7;1))" office:value-type="float" office:value="2099" calcext:value-type="float">
            <text:p>2099</text:p>
          </table:table-cell>
          <table:table-cell table:number-columns-repeated="1019"/>
        </table:table-row>
        <table:table-row table:style-name="ro2">
          <table:table-cell table:style-name="ce1" office:value-type="float" office:value="414" calcext:value-type="float">
            <text:p>414</text:p>
          </table:table-cell>
          <table:table-cell table:style-name="ce7" office:value-type="string" calcext:value-type="string">
            <text:p>يا مَنْ فِي الْمَماتِ قُدْرَتُهُ</text:p>
          </table:table-cell>
          <table:table-cell table:style-name="ce1" office:value-type="string" calcext:value-type="string">
            <text:p>Ya men fi-l memati gudretuhu</text:p>
          </table:table-cell>
          <table:table-cell table:style-name="ce1" table:formula="of:=ABJAD([.$B843];1;1) - ABJAD(&quot;يا&quot;;1;1)" office:value-type="float" office:value="1401" calcext:value-type="float">
            <text:p>1401</text:p>
          </table:table-cell>
          <table:table-cell table:style-name="ce1" table:formula="of:=IF(ABJAD([.$B843];7;1) - ABJAD(&quot;يا&quot;;7;1) = [.$D843]; &quot;aynı&quot;;ABJAD([.$B8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5" calcext:value-type="float">
            <text:p>375</text:p>
          </table:table-cell>
          <table:table-cell table:style-name="ce7" office:value-type="string" calcext:value-type="string">
            <text:p>يا مَنْ لا يُرْغَبُ إلاّ اِلَيْهِ</text:p>
          </table:table-cell>
          <table:table-cell table:style-name="ce1" office:value-type="string" calcext:value-type="string">
            <text:p>Ya men la yurğebu illa ileyhi</text:p>
          </table:table-cell>
          <table:table-cell table:style-name="ce1" table:formula="of:=ABJAD([.$B844];1;1) - ABJAD(&quot;يا&quot;;1;1)" office:value-type="float" office:value="1411" calcext:value-type="float">
            <text:p>1411</text:p>
          </table:table-cell>
          <table:table-cell table:style-name="ce1" table:formula="of:=IF(ABJAD([.$B844];7;1) - ABJAD(&quot;يا&quot;;7;1) = [.$D844]; &quot;aynı&quot;;ABJAD([.$B844];7;1) - ABJAD(&quot;يا&quot;;7;1))" office:value-type="float" office:value="1311" calcext:value-type="float">
            <text:p>1311</text:p>
          </table:table-cell>
          <table:table-cell table:number-columns-repeated="1019"/>
        </table:table-row>
        <table:table-row table:style-name="ro2">
          <table:table-cell table:style-name="ce1" office:value-type="float" office:value="57" calcext:value-type="float">
            <text:p>57</text:p>
          </table:table-cell>
          <table:table-cell table:style-name="ce7" office:value-type="string" calcext:value-type="string">
            <text:p>يا مَنْ قامَتِ السَّماواتُ بِاَمْرِهِ</text:p>
          </table:table-cell>
          <table:table-cell table:style-name="ce1" office:value-type="string" calcext:value-type="string">
            <text:p>Ya men gameti-s semavati bi emrihi</text:p>
          </table:table-cell>
          <table:table-cell table:style-name="ce1" table:formula="of:=ABJAD([.$B845];1;1) - ABJAD(&quot;يا&quot;;1;1)" office:value-type="float" office:value="1418" calcext:value-type="float">
            <text:p>1418</text:p>
          </table:table-cell>
          <table:table-cell table:style-name="ce1" table:formula="of:=IF(ABJAD([.$B845];7;1) - ABJAD(&quot;يا&quot;;7;1) = [.$D845]; &quot;aynı&quot;;ABJAD([.$B845];7;1) - ABJAD(&quot;يا&quot;;7;1))" office:value-type="float" office:value="1658" calcext:value-type="float">
            <text:p>1658</text:p>
          </table:table-cell>
          <table:table-cell table:number-columns-repeated="1019"/>
        </table:table-row>
        <table:table-row table:style-name="ro2">
          <table:table-cell table:style-name="ce1" office:value-type="float" office:value="338" calcext:value-type="float">
            <text:p>338</text:p>
          </table:table-cell>
          <table:table-cell table:style-name="ce7" office:value-type="string" calcext:value-type="string">
            <text:p>يا كاشِفَ الضُّرِّ</text:p>
          </table:table-cell>
          <table:table-cell table:style-name="ce1" office:value-type="string" calcext:value-type="string">
            <text:p>Ya kaşife-z zurri</text:p>
          </table:table-cell>
          <table:table-cell table:style-name="ce1" table:formula="of:=ABJAD([.$B846];1;1) - ABJAD(&quot;يا&quot;;1;1)" office:value-type="float" office:value="1432" calcext:value-type="float">
            <text:p>1432</text:p>
          </table:table-cell>
          <table:table-cell table:style-name="ce1" table:formula="of:=IF(ABJAD([.$B846];7;1) - ABJAD(&quot;يا&quot;;7;1) = [.$D846]; &quot;aynı&quot;;ABJAD([.$B846];7;1) - ABJAD(&quot;يا&quot;;7;1))" office:value-type="float" office:value="1422" calcext:value-type="float">
            <text:p>1422</text:p>
          </table:table-cell>
          <table:table-cell table:number-columns-repeated="1019"/>
        </table:table-row>
        <table:table-row table:style-name="ro2">
          <table:table-cell table:style-name="ce1" office:value-type="float" office:value="454" calcext:value-type="float">
            <text:p>454</text:p>
          </table:table-cell>
          <table:table-cell table:style-name="ce7" office:value-type="string" calcext:value-type="string">
            <text:p>يا مالِكاً غَيْرَ مَمْلُوكٍ</text:p>
          </table:table-cell>
          <table:table-cell table:style-name="ce1" office:value-type="string" calcext:value-type="string">
            <text:p>Ya maliken ğeyre memlukin</text:p>
          </table:table-cell>
          <table:table-cell table:style-name="ce1" table:formula="of:=ABJAD([.$B847];1;1) - ABJAD(&quot;يا&quot;;1;1)" office:value-type="float" office:value="1438" calcext:value-type="float">
            <text:p>1438</text:p>
          </table:table-cell>
          <table:table-cell table:style-name="ce1" table:formula="of:=IF(ABJAD([.$B847];7;1) - ABJAD(&quot;يا&quot;;7;1) = [.$D847]; &quot;aynı&quot;;ABJAD([.$B847];7;1) - ABJAD(&quot;يا&quot;;7;1))" office:value-type="float" office:value="1338" calcext:value-type="float">
            <text:p>1338</text:p>
          </table:table-cell>
          <table:table-cell table:number-columns-repeated="1019"/>
        </table:table-row>
        <table:table-row table:style-name="ro2">
          <table:table-cell table:style-name="ce1" office:value-type="float" office:value="109" calcext:value-type="float">
            <text:p>109</text:p>
          </table:table-cell>
          <table:table-cell table:style-name="ce7" office:value-type="string" calcext:value-type="string">
            <text:p>يا مَلجَئي عِنْدَ اضْطِراري</text:p>
          </table:table-cell>
          <table:table-cell table:style-name="ce1" office:value-type="string" calcext:value-type="string">
            <text:p>Ya melcei inde iztirari</text:p>
          </table:table-cell>
          <table:table-cell table:style-name="ce1" table:formula="of:=ABJAD([.$B848];1;1) - ABJAD(&quot;يا&quot;;1;1)" office:value-type="float" office:value="1439" calcext:value-type="float">
            <text:p>1439</text:p>
          </table:table-cell>
          <table:table-cell table:style-name="ce1" table:formula="of:=IF(ABJAD([.$B848];7;1) - ABJAD(&quot;يا&quot;;7;1) = [.$D848]; &quot;aynı&quot;;ABJAD([.$B848];7;1) - ABJAD(&quot;يا&quot;;7;1))" office:value-type="float" office:value="729" calcext:value-type="float">
            <text:p>729</text:p>
          </table:table-cell>
          <table:table-cell table:number-columns-repeated="1019"/>
        </table:table-row>
        <table:table-row table:style-name="ro2">
          <table:table-cell table:style-name="ce1" office:value-type="float" office:value="79" calcext:value-type="float">
            <text:p>79</text:p>
          </table:table-cell>
          <table:table-cell table:style-name="ce7" office:value-type="string" calcext:value-type="string">
            <text:p>يا ذَا الْجُودِ وَالسَّخاءِ</text:p>
          </table:table-cell>
          <table:table-cell table:style-name="ce1" office:value-type="string" calcext:value-type="string">
            <text:p>Ya ze-l cudi ve-s seha</text:p>
          </table:table-cell>
          <table:table-cell table:style-name="ce1" table:formula="of:=ABJAD([.$B849];1;1) - ABJAD(&quot;يا&quot;;1;1)" office:value-type="float" office:value="1444" calcext:value-type="float">
            <text:p>1444</text:p>
          </table:table-cell>
          <table:table-cell table:style-name="ce1" table:formula="of:=IF(ABJAD([.$B849];7;1) - ABJAD(&quot;يا&quot;;7;1) = [.$D849]; &quot;aynı&quot;;ABJAD([.$B849];7;1) - ABJAD(&quot;يا&quot;;7;1))" office:value-type="float" office:value="1684" calcext:value-type="float">
            <text:p>1684</text:p>
          </table:table-cell>
          <table:table-cell table:number-columns-repeated="1019"/>
        </table:table-row>
        <table:table-row table:style-name="ro2">
          <table:table-cell table:style-name="ce1" office:value-type="float" office:value="918" calcext:value-type="float">
            <text:p>918</text:p>
          </table:table-cell>
          <table:table-cell table:style-name="ce7" office:value-type="string" calcext:value-type="string">
            <text:p>يا مَنْ لا يَنْقُصُ مِنْ خَزائِنِهِ شَيْءٌ</text:p>
          </table:table-cell>
          <table:table-cell table:style-name="ce1" office:value-type="string" calcext:value-type="string">
            <text:p>Ya men la yengusu min hezainihi şey’un</text:p>
          </table:table-cell>
          <table:table-cell table:style-name="ce1" table:formula="of:=ABJAD([.$B850];1;1) - ABJAD(&quot;يا&quot;;1;1)" office:value-type="float" office:value="1446" calcext:value-type="float">
            <text:p>1446</text:p>
          </table:table-cell>
          <table:table-cell table:style-name="ce1" table:formula="of:=IF(ABJAD([.$B850];7;1) - ABJAD(&quot;يا&quot;;7;1) = [.$D850]; &quot;aynı&quot;;ABJAD([.$B850];7;1) - ABJAD(&quot;يا&quot;;7;1))" office:value-type="float" office:value="2116" calcext:value-type="float">
            <text:p>2116</text:p>
          </table:table-cell>
          <table:table-cell table:number-columns-repeated="1019"/>
        </table:table-row>
        <table:table-row table:style-name="ro2">
          <table:table-cell table:style-name="ce1" office:value-type="float" office:value="424" calcext:value-type="float">
            <text:p>424</text:p>
          </table:table-cell>
          <table:table-cell table:style-name="ce7" office:value-type="string" calcext:value-type="string">
            <text:p>يا مَنْ اِلَيْهِ يَرْغَبُ الزّاهِدُونَ</text:p>
          </table:table-cell>
          <table:table-cell table:style-name="ce1" office:value-type="string" calcext:value-type="string">
            <text:p>Ya men ileyhi yerğebu-z zahidune</text:p>
          </table:table-cell>
          <table:table-cell table:style-name="ce1" table:formula="of:=ABJAD([.$B851];1;1) - ABJAD(&quot;يا&quot;;1;1)" office:value-type="float" office:value="1452" calcext:value-type="float">
            <text:p>1452</text:p>
          </table:table-cell>
          <table:table-cell table:style-name="ce1" table:formula="of:=IF(ABJAD([.$B851];7;1) - ABJAD(&quot;يا&quot;;7;1) = [.$D851]; &quot;aynı&quot;;ABJAD([.$B851];7;1) - ABJAD(&quot;يا&quot;;7;1))" office:value-type="float" office:value="1352" calcext:value-type="float">
            <text:p>1352</text:p>
          </table:table-cell>
          <table:table-cell table:number-columns-repeated="1019"/>
        </table:table-row>
        <table:table-row table:style-name="ro2">
          <table:table-cell table:style-name="ce1" office:value-type="float" office:value="788" calcext:value-type="float">
            <text:p>788</text:p>
          </table:table-cell>
          <table:table-cell table:style-name="ce7" office:value-type="string" calcext:value-type="string">
            <text:p>يا راحِمَ الشَّيْخِ الْكَبيرِ</text:p>
          </table:table-cell>
          <table:table-cell table:style-name="ce1" office:value-type="string" calcext:value-type="string">
            <text:p>Ya rahime-ş şeyhi-l kebiri</text:p>
          </table:table-cell>
          <table:table-cell table:style-name="ce1" table:formula="of:=ABJAD([.$B852];1;1) - ABJAD(&quot;يا&quot;;1;1)" office:value-type="float" office:value="1453" calcext:value-type="float">
            <text:p>1453</text:p>
          </table:table-cell>
          <table:table-cell table:style-name="ce1" table:formula="of:=IF(ABJAD([.$B852];7;1) - ABJAD(&quot;يا&quot;;7;1) = [.$D852]; &quot;aynı&quot;;ABJAD([.$B852];7;1) - ABJAD(&quot;يا&quot;;7;1))" office:value-type="float" office:value="2153" calcext:value-type="float">
            <text:p>2153</text:p>
          </table:table-cell>
          <table:table-cell table:number-columns-repeated="1019"/>
        </table:table-row>
        <table:table-row table:style-name="ro2">
          <table:table-cell table:style-name="ce1" office:value-type="float" office:value="362" calcext:value-type="float">
            <text:p>362</text:p>
          </table:table-cell>
          <table:table-cell table:style-name="ce7" office:value-type="string" calcext:value-type="string">
            <text:p>يا مَنْ كُلُّ شَيْءٍ خاشِعٌ لَهُ</text:p>
          </table:table-cell>
          <table:table-cell table:style-name="ce1" office:value-type="string" calcext:value-type="string">
            <text:p>Ya men kullu şey’in haşiun lehu</text:p>
          </table:table-cell>
          <table:table-cell table:style-name="ce1" table:formula="of:=ABJAD([.$B853];1;1) - ABJAD(&quot;يا&quot;;1;1)" office:value-type="float" office:value="1457" calcext:value-type="float">
            <text:p>1457</text:p>
          </table:table-cell>
          <table:table-cell table:style-name="ce1" table:formula="of:=IF(ABJAD([.$B853];7;1) - ABJAD(&quot;يا&quot;;7;1) = [.$D853]; &quot;aynı&quot;;ABJAD([.$B853];7;1) - ABJAD(&quot;يا&quot;;7;1))" office:value-type="float" office:value="2857" calcext:value-type="float">
            <text:p>2857</text:p>
          </table:table-cell>
          <table:table-cell table:number-columns-repeated="1019"/>
        </table:table-row>
        <table:table-row table:style-name="ro2">
          <table:table-cell table:style-name="ce1" office:value-type="float" office:value="775" calcext:value-type="float">
            <text:p>775</text:p>
          </table:table-cell>
          <table:table-cell table:style-name="ce7" office:value-type="string" calcext:value-type="string">
            <text:p>يا ذَا الْفِعْلِ الرَّشيدِ</text:p>
          </table:table-cell>
          <table:table-cell table:style-name="ce1" office:value-type="string" calcext:value-type="string">
            <text:p>Ya ze-l fi’li-r reşidi</text:p>
          </table:table-cell>
          <table:table-cell table:style-name="ce1" table:formula="of:=ABJAD([.$B854];1;1) - ABJAD(&quot;يا&quot;;1;1)" office:value-type="float" office:value="1457" calcext:value-type="float">
            <text:p>1457</text:p>
          </table:table-cell>
          <table:table-cell table:style-name="ce1" table:formula="of:=IF(ABJAD([.$B854];7;1) - ABJAD(&quot;يا&quot;;7;1) = [.$D854]; &quot;aynı&quot;;ABJAD([.$B854];7;1) - ABJAD(&quot;يا&quot;;7;1))" office:value-type="float" office:value="2157" calcext:value-type="float">
            <text:p>2157</text:p>
          </table:table-cell>
          <table:table-cell table:number-columns-repeated="1019"/>
        </table:table-row>
        <table:table-row table:style-name="ro2">
          <table:table-cell table:style-name="ce1" office:value-type="float" office:value="560" calcext:value-type="float">
            <text:p>560</text:p>
          </table:table-cell>
          <table:table-cell table:style-name="ce7" office:value-type="string" calcext:value-type="string">
            <text:p>يا مَنْ لَهُ الْعَرْشُ وَالثَّرى</text:p>
          </table:table-cell>
          <table:table-cell table:style-name="ce1" office:value-type="string" calcext:value-type="string">
            <text:p>Ya men lehu-l erşu ve-s sera</text:p>
          </table:table-cell>
          <table:table-cell table:style-name="ce1" table:formula="of:=ABJAD([.$B855];1;1) - ABJAD(&quot;يا&quot;;1;1)" office:value-type="float" office:value="1464" calcext:value-type="float">
            <text:p>1464</text:p>
          </table:table-cell>
          <table:table-cell table:style-name="ce1" table:formula="of:=IF(ABJAD([.$B855];7;1) - ABJAD(&quot;يا&quot;;7;1) = [.$D855]; &quot;aynı&quot;;ABJAD([.$B855];7;1) - ABJAD(&quot;يا&quot;;7;1))" office:value-type="float" office:value="2164" calcext:value-type="float">
            <text:p>2164</text:p>
          </table:table-cell>
          <table:table-cell table:number-columns-repeated="1019"/>
        </table:table-row>
        <table:table-row table:style-name="ro2">
          <table:table-cell table:style-name="ce1" office:value-type="float" office:value="629" calcext:value-type="float">
            <text:p>629</text:p>
          </table:table-cell>
          <table:table-cell table:style-name="ce7" office:value-type="string" calcext:value-type="string">
            <text:p>يا مَنْ لا يُضيعُ اَجْرَ الْمـُحْسِنينَ</text:p>
          </table:table-cell>
          <table:table-cell table:style-name="ce1" office:value-type="string" calcext:value-type="string">
            <text:p>Ya men la yuziu ecre-l muhsinine</text:p>
          </table:table-cell>
          <table:table-cell table:style-name="ce1" table:formula="of:=ABJAD([.$B856];1;1) - ABJAD(&quot;يا&quot;;1;1)" office:value-type="float" office:value="1464" calcext:value-type="float">
            <text:p>1464</text:p>
          </table:table-cell>
          <table:table-cell table:style-name="ce1" table:formula="of:=IF(ABJAD([.$B856];7;1) - ABJAD(&quot;يا&quot;;7;1) = [.$D856]; &quot;aynı&quot;;ABJAD([.$B856];7;1) - ABJAD(&quot;يا&quot;;7;1))" office:value-type="float" office:value="994" calcext:value-type="float">
            <text:p>994</text:p>
          </table:table-cell>
          <table:table-cell table:number-columns-repeated="1019"/>
        </table:table-row>
        <table:table-row table:style-name="ro2">
          <table:table-cell table:style-name="ce1" office:value-type="float" office:value="387" calcext:value-type="float">
            <text:p>387</text:p>
          </table:table-cell>
          <table:table-cell table:style-name="ce7" office:value-type="string" calcext:value-type="string">
            <text:p>يا خَيْرَ الْمَشْكُورينَ</text:p>
          </table:table-cell>
          <table:table-cell table:style-name="ce1" office:value-type="string" calcext:value-type="string">
            <text:p>Ya heyre-l meşkurine</text:p>
          </table:table-cell>
          <table:table-cell table:style-name="ce1" table:formula="of:=ABJAD([.$B857];1;1) - ABJAD(&quot;يا&quot;;1;1)" office:value-type="float" office:value="1467" calcext:value-type="float">
            <text:p>1467</text:p>
          </table:table-cell>
          <table:table-cell table:style-name="ce1" table:formula="of:=IF(ABJAD([.$B857];7;1) - ABJAD(&quot;يا&quot;;7;1) = [.$D857]; &quot;aynı&quot;;ABJAD([.$B857];7;1) - ABJAD(&quot;يا&quot;;7;1))" office:value-type="float" office:value="2167" calcext:value-type="float">
            <text:p>2167</text:p>
          </table:table-cell>
          <table:table-cell table:number-columns-repeated="1019"/>
        </table:table-row>
        <table:table-row table:style-name="ro2">
          <table:table-cell table:style-name="ce1" office:value-type="float" office:value="192" calcext:value-type="float">
            <text:p>192</text:p>
          </table:table-cell>
          <table:table-cell table:style-name="ce7" office:value-type="string" calcext:value-type="string">
            <text:p>يا كاشِفَ الْغَمِّ</text:p>
          </table:table-cell>
          <table:table-cell table:style-name="ce1" office:value-type="string" calcext:value-type="string">
            <text:p>Ya kaşife-l gemmi</text:p>
          </table:table-cell>
          <table:table-cell table:style-name="ce1" table:formula="of:=ABJAD([.$B858];1;1) - ABJAD(&quot;يا&quot;;1;1)" office:value-type="float" office:value="1472" calcext:value-type="float">
            <text:p>1472</text:p>
          </table:table-cell>
          <table:table-cell table:style-name="ce1" table:formula="of:=IF(ABJAD([.$B858];7;1) - ABJAD(&quot;يا&quot;;7;1) = [.$D858]; &quot;aynı&quot;;ABJAD([.$B858];7;1) - ABJAD(&quot;يا&quot;;7;1))" office:value-type="float" office:value="2072" calcext:value-type="float">
            <text:p>2072</text:p>
          </table:table-cell>
          <table:table-cell table:number-columns-repeated="1019"/>
        </table:table-row>
        <table:table-row table:style-name="ro2">
          <table:table-cell table:style-name="ce1" office:value-type="float" office:value="694" calcext:value-type="float">
            <text:p>694</text:p>
          </table:table-cell>
          <table:table-cell table:style-name="ce7" office:value-type="string" calcext:value-type="string">
            <text:p>يا حَيُّ الَّذي لَيْسَ كَمِثْلِهِ حَيٌّ</text:p>
          </table:table-cell>
          <table:table-cell table:style-name="ce1" office:value-type="string" calcext:value-type="string">
            <text:p>Ya heyyu-llezi leyse ke mislihi heyyun</text:p>
          </table:table-cell>
          <table:table-cell table:style-name="ce1" table:formula="of:=ABJAD([.$B859];1;1) - ABJAD(&quot;يا&quot;;1;1)" office:value-type="float" office:value="1472" calcext:value-type="float">
            <text:p>1472</text:p>
          </table:table-cell>
          <table:table-cell table:style-name="ce1" table:formula="of:=IF(ABJAD([.$B859];7;1) - ABJAD(&quot;يا&quot;;7;1) = [.$D859]; &quot;aynı&quot;;ABJAD([.$B859];7;1) - ABJAD(&quot;يا&quot;;7;1))" office:value-type="float" office:value="1712" calcext:value-type="float">
            <text:p>1712</text:p>
          </table:table-cell>
          <table:table-cell table:number-columns-repeated="1019"/>
        </table:table-row>
        <table:table-row table:style-name="ro2">
          <table:table-cell table:style-name="ce1" office:value-type="float" office:value="946" calcext:value-type="float">
            <text:p>946</text:p>
          </table:table-cell>
          <table:table-cell table:style-name="ce7" office:value-type="string" calcext:value-type="string">
            <text:p>يا خَيْرَ شاهِد وَمَشْهُود</text:p>
          </table:table-cell>
          <table:table-cell table:style-name="ce1" office:value-type="string" calcext:value-type="string">
            <text:p>Ya heyre şahidin ve meşhudin</text:p>
          </table:table-cell>
          <table:table-cell table:style-name="ce1" table:formula="of:=ABJAD([.$B860];1;1) - ABJAD(&quot;يا&quot;;1;1)" office:value-type="float" office:value="1481" calcext:value-type="float">
            <text:p>1481</text:p>
          </table:table-cell>
          <table:table-cell table:style-name="ce1" table:formula="of:=IF(ABJAD([.$B860];7;1) - ABJAD(&quot;يا&quot;;7;1) = [.$D860]; &quot;aynı&quot;;ABJAD([.$B860];7;1) - ABJAD(&quot;يا&quot;;7;1))" office:value-type="float" office:value="2881" calcext:value-type="float">
            <text:p>2881</text:p>
          </table:table-cell>
          <table:table-cell table:number-columns-repeated="1019"/>
        </table:table-row>
        <table:table-row table:style-name="ro2">
          <table:table-cell table:style-name="ce1" office:value-type="float" office:value="839" calcext:value-type="float">
            <text:p>839</text:p>
          </table:table-cell>
          <table:table-cell table:style-name="ce7" office:value-type="string" calcext:value-type="string">
            <text:p>يا مَنْ خَلَقَ مِنَ الْماءِ بَشَراً</text:p>
          </table:table-cell>
          <table:table-cell table:style-name="ce1" office:value-type="string" calcext:value-type="string">
            <text:p>Ya men helege mine-l mai beşeren</text:p>
          </table:table-cell>
          <table:table-cell table:style-name="ce1" table:formula="of:=ABJAD([.$B861];1;1) - ABJAD(&quot;يا&quot;;1;1)" office:value-type="float" office:value="1486" calcext:value-type="float">
            <text:p>1486</text:p>
          </table:table-cell>
          <table:table-cell table:style-name="ce1" table:formula="of:=IF(ABJAD([.$B861];7;1) - ABJAD(&quot;يا&quot;;7;1) = [.$D861]; &quot;aynı&quot;;ABJAD([.$B861];7;1) - ABJAD(&quot;يا&quot;;7;1))" office:value-type="float" office:value="2186" calcext:value-type="float">
            <text:p>2186</text:p>
          </table:table-cell>
          <table:table-cell table:number-columns-repeated="1019"/>
        </table:table-row>
        <table:table-row table:style-name="ro2">
          <table:table-cell table:style-name="ce1" office:value-type="float" office:value="986" calcext:value-type="float">
            <text:p>986</text:p>
          </table:table-cell>
          <table:table-cell table:style-name="ce7" office:value-type="string" calcext:value-type="string">
            <text:p>يا مَنْ لا يُغَلِّطُهُ سُؤالٌ عَنْ سُؤال</text:p>
          </table:table-cell>
          <table:table-cell table:style-name="ce1" office:value-type="string" calcext:value-type="string">
            <text:p>Ya men la yuğellituhu sualun en sualin</text:p>
          </table:table-cell>
          <table:table-cell table:style-name="ce1" table:formula="of:=ABJAD([.$B862];1;1) - ABJAD(&quot;يا&quot;;1;1)" office:value-type="float" office:value="1491" calcext:value-type="float">
            <text:p>1491</text:p>
          </table:table-cell>
          <table:table-cell table:style-name="ce1" table:formula="of:=IF(ABJAD([.$B862];7;1) - ABJAD(&quot;يا&quot;;7;1) = [.$D862]; &quot;aynı&quot;;ABJAD([.$B862];7;1) - ABJAD(&quot;يا&quot;;7;1))" office:value-type="float" office:value="1871" calcext:value-type="float">
            <text:p>1871</text:p>
          </table:table-cell>
          <table:table-cell table:number-columns-repeated="1019"/>
        </table:table-row>
        <table:table-row table:style-name="ro2">
          <table:table-cell table:style-name="ce1" office:value-type="float" office:value="195" calcext:value-type="float">
            <text:p>195</text:p>
          </table:table-cell>
          <table:table-cell table:style-name="ce7" office:value-type="string" calcext:value-type="string">
            <text:p>يا خالِقَ الْخَلْقِ</text:p>
          </table:table-cell>
          <table:table-cell table:style-name="ce1" office:value-type="string" calcext:value-type="string">
            <text:p>Ya halike-l halki</text:p>
          </table:table-cell>
          <table:table-cell table:style-name="ce1" table:formula="of:=ABJAD([.$B863];1;1) - ABJAD(&quot;يا&quot;;1;1)" office:value-type="float" office:value="1492" calcext:value-type="float">
            <text:p>1492</text:p>
          </table:table-cell>
          <table:table-cell table:style-name="ce1" table:formula="of:=IF(ABJAD([.$B863];7;1) - ABJAD(&quot;يا&quot;;7;1) = [.$D863]; &quot;aynı&quot;;ABJAD([.$B8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7" calcext:value-type="float">
            <text:p>217</text:p>
          </table:table-cell>
          <table:table-cell table:style-name="ce7" office:value-type="string" calcext:value-type="string">
            <text:p>يا واسِعَ الْمَغْفِرَةِ</text:p>
          </table:table-cell>
          <table:table-cell table:style-name="ce1" office:value-type="string" calcext:value-type="string">
            <text:p>Ya vesie-l meğfireti</text:p>
          </table:table-cell>
          <table:table-cell table:style-name="ce1" table:formula="of:=ABJAD([.$B864];1;1) - ABJAD(&quot;يا&quot;;1;1)" office:value-type="float" office:value="1493" calcext:value-type="float">
            <text:p>1493</text:p>
          </table:table-cell>
          <table:table-cell table:style-name="ce1" table:formula="of:=IF(ABJAD([.$B864];7;1) - ABJAD(&quot;يا&quot;;7;1) = [.$D864]; &quot;aynı&quot;;ABJAD([.$B864];7;1) - ABJAD(&quot;يا&quot;;7;1))" office:value-type="float" office:value="1633" calcext:value-type="float">
            <text:p>1633</text:p>
          </table:table-cell>
          <table:table-cell table:number-columns-repeated="1019"/>
        </table:table-row>
        <table:table-row table:style-name="ro2">
          <table:table-cell table:style-name="ce1" office:value-type="float" office:value="258" calcext:value-type="float">
            <text:p>258</text:p>
          </table:table-cell>
          <table:table-cell table:style-name="ce7" office:value-type="string" calcext:value-type="string">
            <text:p>يا رَبَّ النُّورِ وَالظَّلامِ</text:p>
          </table:table-cell>
          <table:table-cell table:style-name="ce1" office:value-type="string" calcext:value-type="string">
            <text:p>Ya rebbe-n nuri ve-z zulami</text:p>
          </table:table-cell>
          <table:table-cell table:style-name="ce1" table:formula="of:=ABJAD([.$B865];1;1) - ABJAD(&quot;يا&quot;;1;1)" office:value-type="float" office:value="1497" calcext:value-type="float">
            <text:p>1497</text:p>
          </table:table-cell>
          <table:table-cell table:style-name="ce1" table:formula="of:=IF(ABJAD([.$B865];7;1) - ABJAD(&quot;يا&quot;;7;1) = [.$D865]; &quot;aynı&quot;;ABJAD([.$B865];7;1) - ABJAD(&quot;يا&quot;;7;1))" office:value-type="float" office:value="1397" calcext:value-type="float">
            <text:p>1397</text:p>
          </table:table-cell>
          <table:table-cell table:number-columns-repeated="1019"/>
        </table:table-row>
        <table:table-row table:style-name="ro2">
          <table:table-cell table:style-name="ce1" office:value-type="float" office:value="232" calcext:value-type="float">
            <text:p>232</text:p>
          </table:table-cell>
          <table:table-cell table:style-name="ce7" office:value-type="string" calcext:value-type="string">
            <text:p>يا جاعِلَ الظُّلُماتِ</text:p>
          </table:table-cell>
          <table:table-cell table:style-name="ce1" office:value-type="string" calcext:value-type="string">
            <text:p>Ya caile-z zulumati</text:p>
          </table:table-cell>
          <table:table-cell table:style-name="ce1" table:formula="of:=ABJAD([.$B866];1;1) - ABJAD(&quot;يا&quot;;1;1)" office:value-type="float" office:value="1506" calcext:value-type="float">
            <text:p>1506</text:p>
          </table:table-cell>
          <table:table-cell table:style-name="ce1" table:formula="of:=IF(ABJAD([.$B866];7;1) - ABJAD(&quot;يا&quot;;7;1) = [.$D866]; &quot;aynı&quot;;ABJAD([.$B866];7;1) - ABJAD(&quot;يا&quot;;7;1))" office:value-type="float" office:value="1406" calcext:value-type="float">
            <text:p>1406</text:p>
          </table:table-cell>
          <table:table-cell table:number-columns-repeated="1019"/>
        </table:table-row>
        <table:table-row table:style-name="ro2">
          <table:table-cell table:style-name="ce1" office:value-type="float" office:value="577" calcext:value-type="float">
            <text:p>577</text:p>
          </table:table-cell>
          <table:table-cell table:style-name="ce7" office:value-type="string" calcext:value-type="string">
            <text:p>يا مَنْ يَبْدَأُ الْخَلْقَ ثُمَّ يُعيدُهُ</text:p>
          </table:table-cell>
          <table:table-cell table:style-name="ce1" office:value-type="string" calcext:value-type="string">
            <text:p>Ya men yebdeu-l helge sümme yuiduhu</text:p>
          </table:table-cell>
          <table:table-cell table:style-name="ce1" table:formula="of:=ABJAD([.$B867];1;1) - ABJAD(&quot;يا&quot;;1;1)" office:value-type="float" office:value="1507" calcext:value-type="float">
            <text:p>1507</text:p>
          </table:table-cell>
          <table:table-cell table:style-name="ce1" table:formula="of:=IF(ABJAD([.$B867];7;1) - ABJAD(&quot;يا&quot;;7;1) = [.$D867]; &quot;aynı&quot;;ABJAD([.$B8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0" calcext:value-type="float">
            <text:p>390</text:p>
          </table:table-cell>
          <table:table-cell table:style-name="ce7" office:value-type="string" calcext:value-type="string">
            <text:p>يا خَيْرَ الْمُسْتَأْنِسينَ</text:p>
          </table:table-cell>
          <table:table-cell table:style-name="ce1" office:value-type="string" calcext:value-type="string">
            <text:p>Ya heyre-l muste’nisine</text:p>
          </table:table-cell>
          <table:table-cell table:style-name="ce1" table:formula="of:=ABJAD([.$B868];1;1) - ABJAD(&quot;يا&quot;;1;1)" office:value-type="float" office:value="1512" calcext:value-type="float">
            <text:p>1512</text:p>
          </table:table-cell>
          <table:table-cell table:style-name="ce1" table:formula="of:=IF(ABJAD([.$B868];7;1) - ABJAD(&quot;يا&quot;;7;1) = [.$D868]; &quot;aynı&quot;;ABJAD([.$B868];7;1) - ABJAD(&quot;يا&quot;;7;1))" office:value-type="float" office:value="1992" calcext:value-type="float">
            <text:p>1992</text:p>
          </table:table-cell>
          <table:table-cell table:number-columns-repeated="1019"/>
        </table:table-row>
        <table:table-row table:style-name="ro2">
          <table:table-cell table:style-name="ce1" office:value-type="float" office:value="183" calcext:value-type="float">
            <text:p>183</text:p>
          </table:table-cell>
          <table:table-cell table:style-name="ce7" office:value-type="string" calcext:value-type="string">
            <text:p>يا مَنْ لا يُنْظَرُ إلاّ بِرُّهُ</text:p>
          </table:table-cell>
          <table:table-cell table:style-name="ce1" office:value-type="string" calcext:value-type="string">
            <text:p>Ya men la yunzeru illa birruhu</text:p>
          </table:table-cell>
          <table:table-cell table:style-name="ce1" table:formula="of:=ABJAD([.$B869];1;1) - ABJAD(&quot;يا&quot;;1;1)" office:value-type="float" office:value="1520" calcext:value-type="float">
            <text:p>1520</text:p>
          </table:table-cell>
          <table:table-cell table:style-name="ce1" table:formula="of:=IF(ABJAD([.$B869];7;1) - ABJAD(&quot;يا&quot;;7;1) = [.$D869]; &quot;aynı&quot;;ABJAD([.$B869];7;1) - ABJAD(&quot;يا&quot;;7;1))" office:value-type="float" office:value="1420" calcext:value-type="float">
            <text:p>1420</text:p>
          </table:table-cell>
          <table:table-cell table:number-columns-repeated="1019"/>
        </table:table-row>
        <table:table-row table:style-name="ro2">
          <table:table-cell table:style-name="ce1" office:value-type="float" office:value="427" calcext:value-type="float">
            <text:p>427</text:p>
          </table:table-cell>
          <table:table-cell table:style-name="ce7" office:value-type="string" calcext:value-type="string">
            <text:p>يا مَنْ بِه يَفْتَخِرُ الُْمحِبُّونَ</text:p>
          </table:table-cell>
          <table:table-cell table:style-name="ce1" office:value-type="string" calcext:value-type="string">
            <text:p>Ya men bihi yeftehiru-l muhibbune</text:p>
          </table:table-cell>
          <table:table-cell table:style-name="ce1" table:formula="of:=ABJAD([.$B870];1;1) - ABJAD(&quot;يا&quot;;1;1)" office:value-type="float" office:value="1524" calcext:value-type="float">
            <text:p>1524</text:p>
          </table:table-cell>
          <table:table-cell table:style-name="ce1" table:formula="of:=IF(ABJAD([.$B870];7;1) - ABJAD(&quot;يا&quot;;7;1) = [.$D870]; &quot;aynı&quot;;ABJAD([.$B8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8" calcext:value-type="float">
            <text:p>268</text:p>
          </table:table-cell>
          <table:table-cell table:style-name="ce7" office:value-type="string" calcext:value-type="string">
            <text:p>يا اَبْصَرَالنّاظِرينَ</text:p>
          </table:table-cell>
          <table:table-cell table:style-name="ce1" office:value-type="string" calcext:value-type="string">
            <text:p>Ya ebsere-n nazirine</text:p>
          </table:table-cell>
          <table:table-cell table:style-name="ce1" table:formula="of:=ABJAD([.$B871];1;1) - ABJAD(&quot;يا&quot;;1;1)" office:value-type="float" office:value="1535" calcext:value-type="float">
            <text:p>1535</text:p>
          </table:table-cell>
          <table:table-cell table:style-name="ce1" table:formula="of:=IF(ABJAD([.$B871];7;1) - ABJAD(&quot;يا&quot;;7;1) = [.$D871]; &quot;aynı&quot;;ABJAD([.$B871];7;1) - ABJAD(&quot;يا&quot;;7;1))" office:value-type="float" office:value="1405" calcext:value-type="float">
            <text:p>1405</text:p>
          </table:table-cell>
          <table:table-cell table:number-columns-repeated="1019"/>
        </table:table-row>
        <table:table-row table:style-name="ro2">
          <table:table-cell table:style-name="ce1" office:value-type="float" office:value="238" calcext:value-type="float">
            <text:p>238</text:p>
          </table:table-cell>
          <table:table-cell table:style-name="ce7" office:value-type="string" calcext:value-type="string">
            <text:p>يا مُضَعِّفَ الْحَسَناتِ</text:p>
          </table:table-cell>
          <table:table-cell table:style-name="ce1" office:value-type="string" calcext:value-type="string">
            <text:p>Ya muzei'fe-l hesenati</text:p>
          </table:table-cell>
          <table:table-cell table:style-name="ce1" table:formula="of:=ABJAD([.$B872];1;1) - ABJAD(&quot;يا&quot;;1;1)" office:value-type="float" office:value="1540" calcext:value-type="float">
            <text:p>1540</text:p>
          </table:table-cell>
          <table:table-cell table:style-name="ce1" table:formula="of:=IF(ABJAD([.$B872];7;1) - ABJAD(&quot;يا&quot;;7;1) = [.$D872]; &quot;aynı&quot;;ABJAD([.$B872];7;1) - ABJAD(&quot;يا&quot;;7;1))" office:value-type="float" office:value="1070" calcext:value-type="float">
            <text:p>1070</text:p>
          </table:table-cell>
          <table:table-cell table:number-columns-repeated="1019"/>
        </table:table-row>
        <table:table-row table:style-name="ro2">
          <table:table-cell table:style-name="ce1" office:value-type="float" office:value="799" calcext:value-type="float">
            <text:p>799</text:p>
          </table:table-cell>
          <table:table-cell table:style-name="ce7" office:value-type="string" calcext:value-type="string">
            <text:p>يا كاشِفَ الضُّرِّوَالاَْلَمِ</text:p>
          </table:table-cell>
          <table:table-cell table:style-name="ce1" office:value-type="string" calcext:value-type="string">
            <text:p>Ya kaşife-z zurri ve-l elemi</text:p>
          </table:table-cell>
          <table:table-cell table:style-name="ce1" table:formula="of:=ABJAD([.$B873];1;1) - ABJAD(&quot;يا&quot;;1;1)" office:value-type="float" office:value="1540" calcext:value-type="float">
            <text:p>1540</text:p>
          </table:table-cell>
          <table:table-cell table:style-name="ce1" table:formula="of:=IF(ABJAD([.$B873];7;1) - ABJAD(&quot;يا&quot;;7;1) = [.$D873]; &quot;aynı&quot;;ABJAD([.$B873];7;1) - ABJAD(&quot;يا&quot;;7;1))" office:value-type="float" office:value="1530" calcext:value-type="float">
            <text:p>1530</text:p>
          </table:table-cell>
          <table:table-cell table:number-columns-repeated="1019"/>
        </table:table-row>
        <table:table-row table:style-name="ro2">
          <table:table-cell table:style-name="ce1" office:value-type="float" office:value="728" calcext:value-type="float">
            <text:p>728</text:p>
          </table:table-cell>
          <table:table-cell table:style-name="ce7" office:value-type="string" calcext:value-type="string">
            <text:p>يا مُغيثُ</text:p>
          </table:table-cell>
          <table:table-cell table:style-name="ce1" office:value-type="string" calcext:value-type="string">
            <text:p>Ya muğisu</text:p>
          </table:table-cell>
          <table:table-cell table:style-name="ce1" table:formula="of:=ABJAD([.$B874];1;1) - ABJAD(&quot;يا&quot;;1;1)" office:value-type="float" office:value="1550" calcext:value-type="float">
            <text:p>1550</text:p>
          </table:table-cell>
          <table:table-cell table:style-name="ce1" table:formula="of:=IF(ABJAD([.$B874];7;1) - ABJAD(&quot;يا&quot;;7;1) = [.$D874]; &quot;aynı&quot;;ABJAD([.$B874];7;1) - ABJAD(&quot;يا&quot;;7;1))" office:value-type="float" office:value="1450" calcext:value-type="float">
            <text:p>1450</text:p>
          </table:table-cell>
          <table:table-cell table:number-columns-repeated="1019"/>
        </table:table-row>
        <table:table-row table:style-name="ro2">
          <table:table-cell table:style-name="ce1" office:value-type="float" office:value="853" calcext:value-type="float">
            <text:p>853</text:p>
          </table:table-cell>
          <table:table-cell table:style-name="ce7" office:value-type="string" calcext:value-type="string">
            <text:p>یَا خَیْرَ مَعْرُوفٍ عُرِفَ</text:p>
          </table:table-cell>
          <table:table-cell table:style-name="ce1" office:value-type="string" calcext:value-type="string">
            <text:p>Ya heyre me’rufin urife</text:p>
          </table:table-cell>
          <table:table-cell table:style-name="ce1" table:formula="of:=ABJAD([.$B875];1;1) - ABJAD(&quot;يا&quot;;1;1)" office:value-type="float" office:value="1556" calcext:value-type="float">
            <text:p>1556</text:p>
          </table:table-cell>
          <table:table-cell table:style-name="ce1" table:formula="of:=IF(ABJAD([.$B875];7;1) - ABJAD(&quot;يا&quot;;7;1) = [.$D875]; &quot;aynı&quot;;ABJAD([.$B8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 calcext:value-type="float">
            <text:p>92</text:p>
          </table:table-cell>
          <table:table-cell table:style-name="ce7" office:value-type="string" calcext:value-type="string">
            <text:p>يا خالِقَ كُلِّ مَخْلُوقٍ</text:p>
          </table:table-cell>
          <table:table-cell table:style-name="ce1" office:value-type="string" calcext:value-type="string">
            <text:p>Ya halike kullu mehlukin</text:p>
          </table:table-cell>
          <table:table-cell table:style-name="ce1" table:formula="of:=ABJAD([.$B876];1;1) - ABJAD(&quot;يا&quot;;1;1)" office:value-type="float" office:value="1557" calcext:value-type="float">
            <text:p>1557</text:p>
          </table:table-cell>
          <table:table-cell table:style-name="ce1" table:formula="of:=IF(ABJAD([.$B876];7;1) - ABJAD(&quot;يا&quot;;7;1) = [.$D876]; &quot;aynı&quot;;ABJAD([.$B8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7" calcext:value-type="float">
            <text:p>407</text:p>
          </table:table-cell>
          <table:table-cell table:style-name="ce7" office:value-type="string" calcext:value-type="string">
            <text:p>يا مَنْ يَشْفِي الْمَرْضى</text:p>
          </table:table-cell>
          <table:table-cell table:style-name="ce1" office:value-type="string" calcext:value-type="string">
            <text:p>Ya men yeşfi-l merza</text:p>
          </table:table-cell>
          <table:table-cell table:style-name="ce1" table:formula="of:=ABJAD([.$B877];1;1) - ABJAD(&quot;يا&quot;;1;1)" office:value-type="float" office:value="1562" calcext:value-type="float">
            <text:p>1562</text:p>
          </table:table-cell>
          <table:table-cell table:style-name="ce1" table:formula="of:=IF(ABJAD([.$B877];7;1) - ABJAD(&quot;يا&quot;;7;1) = [.$D877]; &quot;aynı&quot;;ABJAD([.$B877];7;1) - ABJAD(&quot;يا&quot;;7;1))" office:value-type="float" office:value="1552" calcext:value-type="float">
            <text:p>1552</text:p>
          </table:table-cell>
          <table:table-cell table:number-columns-repeated="1019"/>
        </table:table-row>
        <table:table-row table:style-name="ro2">
          <table:table-cell table:style-name="ce1" office:value-type="float" office:value="1001" calcext:value-type="float">
            <text:p>1001</text:p>
          </table:table-cell>
          <table:table-cell table:style-name="ce7" office:value-type="string" calcext:value-type="string">
            <text:p>يا كَبيراً لا يَصْغُرُ</text:p>
          </table:table-cell>
          <table:table-cell table:style-name="ce1" office:value-type="string" calcext:value-type="string">
            <text:p>Ya kebiren la yesğuru</text:p>
          </table:table-cell>
          <table:table-cell table:style-name="ce1" table:formula="of:=ABJAD([.$B878];1;1) - ABJAD(&quot;يا&quot;;1;1)" office:value-type="float" office:value="1564" calcext:value-type="float">
            <text:p>1564</text:p>
          </table:table-cell>
          <table:table-cell table:style-name="ce1" table:formula="of:=IF(ABJAD([.$B878];7;1) - ABJAD(&quot;يا&quot;;7;1) = [.$D878]; &quot;aynı&quot;;ABJAD([.$B878];7;1) - ABJAD(&quot;يا&quot;;7;1))" office:value-type="float" office:value="1434" calcext:value-type="float">
            <text:p>1434</text:p>
          </table:table-cell>
          <table:table-cell table:number-columns-repeated="1019"/>
        </table:table-row>
        <table:table-row table:style-name="ro2">
          <table:table-cell table:style-name="ce1" office:value-type="float" office:value="789" calcext:value-type="float">
            <text:p>789</text:p>
          </table:table-cell>
          <table:table-cell table:style-name="ce7" office:value-type="string" calcext:value-type="string">
            <text:p>يا جابِرَ الْعَظْمِ الْكَسيرِ</text:p>
          </table:table-cell>
          <table:table-cell table:style-name="ce1" office:value-type="string" calcext:value-type="string">
            <text:p>Ya cabire-l ezmi-l kesiri</text:p>
          </table:table-cell>
          <table:table-cell table:style-name="ce1" table:formula="of:=ABJAD([.$B879];1;1) - ABJAD(&quot;يا&quot;;1;1)" office:value-type="float" office:value="1568" calcext:value-type="float">
            <text:p>1568</text:p>
          </table:table-cell>
          <table:table-cell table:style-name="ce1" table:formula="of:=IF(ABJAD([.$B879];7;1) - ABJAD(&quot;يا&quot;;7;1) = [.$D879]; &quot;aynı&quot;;ABJAD([.$B879];7;1) - ABJAD(&quot;يا&quot;;7;1))" office:value-type="float" office:value="1708" calcext:value-type="float">
            <text:p>1708</text:p>
          </table:table-cell>
          <table:table-cell table:number-columns-repeated="1019"/>
        </table:table-row>
        <table:table-row table:style-name="ro2">
          <table:table-cell table:style-name="ce1" office:value-type="float" office:value="333" calcext:value-type="float">
            <text:p>333</text:p>
          </table:table-cell>
          <table:table-cell table:style-name="ce7" office:value-type="string" calcext:value-type="string">
            <text:p>يا كَثيرَ الْخَيْرِ</text:p>
          </table:table-cell>
          <table:table-cell table:style-name="ce1" office:value-type="string" calcext:value-type="string">
            <text:p>Ya kesire-l heyri</text:p>
          </table:table-cell>
          <table:table-cell table:style-name="ce1" table:formula="of:=ABJAD([.$B880];1;1) - ABJAD(&quot;يا&quot;;1;1)" office:value-type="float" office:value="1571" calcext:value-type="float">
            <text:p>1571</text:p>
          </table:table-cell>
          <table:table-cell table:style-name="ce1" table:formula="of:=IF(ABJAD([.$B880];7;1) - ABJAD(&quot;يا&quot;;7;1) = [.$D880]; &quot;aynı&quot;;ABJAD([.$B8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0" calcext:value-type="float">
            <text:p>740</text:p>
          </table:table-cell>
          <table:table-cell table:style-name="ce7" office:value-type="string" calcext:value-type="string">
            <text:p>يا مَنْ هُوَ غَنِيٌّ بِلا فَقْرٍ</text:p>
          </table:table-cell>
          <table:table-cell table:style-name="ce1" office:value-type="string" calcext:value-type="string">
            <text:p>Ya men huve ğeniyyun bi la fegrin</text:p>
          </table:table-cell>
          <table:table-cell table:style-name="ce1" table:formula="of:=ABJAD([.$B881];1;1) - ABJAD(&quot;يا&quot;;1;1)" office:value-type="float" office:value="1574" calcext:value-type="float">
            <text:p>1574</text:p>
          </table:table-cell>
          <table:table-cell table:style-name="ce1" table:formula="of:=IF(ABJAD([.$B881];7;1) - ABJAD(&quot;يا&quot;;7;1) = [.$D881]; &quot;aynı&quot;;ABJAD([.$B881];7;1) - ABJAD(&quot;يا&quot;;7;1))" office:value-type="float" office:value="1474" calcext:value-type="float">
            <text:p>1474</text:p>
          </table:table-cell>
          <table:table-cell table:number-columns-repeated="1019"/>
        </table:table-row>
        <table:table-row table:style-name="ro2">
          <table:table-cell table:style-name="ce1" office:value-type="float" office:value="297" calcext:value-type="float">
            <text:p>297</text:p>
          </table:table-cell>
          <table:table-cell table:style-name="ce7" office:value-type="string" calcext:value-type="string">
            <text:p>يا مُرْشِدَ مَنِ اسْتَرْشَدَهُ</text:p>
          </table:table-cell>
          <table:table-cell table:style-name="ce1" office:value-type="string" calcext:value-type="string">
            <text:p>Ya murşide men isterşedehu</text:p>
          </table:table-cell>
          <table:table-cell table:style-name="ce1" table:formula="of:=ABJAD([.$B882];1;1) - ABJAD(&quot;يا&quot;;1;1)" office:value-type="float" office:value="1604" calcext:value-type="float">
            <text:p>1604</text:p>
          </table:table-cell>
          <table:table-cell table:style-name="ce1" table:formula="of:=IF(ABJAD([.$B882];7;1) - ABJAD(&quot;يا&quot;;7;1) = [.$D882]; &quot;aynı&quot;;ABJAD([.$B882];7;1) - ABJAD(&quot;يا&quot;;7;1))" office:value-type="float" office:value="3244" calcext:value-type="float">
            <text:p>3244</text:p>
          </table:table-cell>
          <table:table-cell table:number-columns-repeated="1019"/>
        </table:table-row>
        <table:table-row table:style-name="ro2">
          <table:table-cell table:style-name="ce1" office:value-type="float" office:value="492" calcext:value-type="float">
            <text:p>492</text:p>
          </table:table-cell>
          <table:table-cell table:style-name="ce7" office:value-type="string" calcext:value-type="string">
            <text:p>يا مَنْ يَخْلُقُ وَلا يُخْلَقُ</text:p>
          </table:table-cell>
          <table:table-cell table:style-name="ce1" office:value-type="string" calcext:value-type="string">
            <text:p>Ya men yehlugu ve la yuhlegu</text:p>
          </table:table-cell>
          <table:table-cell table:style-name="ce1" table:formula="of:=ABJAD([.$B883];1;1) - ABJAD(&quot;يا&quot;;1;1)" office:value-type="float" office:value="1607" calcext:value-type="float">
            <text:p>1607</text:p>
          </table:table-cell>
          <table:table-cell table:style-name="ce1" table:formula="of:=IF(ABJAD([.$B883];7;1) - ABJAD(&quot;يا&quot;;7;1) = [.$D883]; &quot;aynı&quot;;ABJAD([.$B8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 calcext:value-type="float">
            <text:p>26</text:p>
          </table:table-cell>
          <table:table-cell table:style-name="ce7" office:value-type="string" calcext:value-type="string">
            <text:p>يا خَيْرَ الْوارِثينَ</text:p>
          </table:table-cell>
          <table:table-cell table:style-name="ce1" office:value-type="string" calcext:value-type="string">
            <text:p>Ya heyre-l varisine</text:p>
          </table:table-cell>
          <table:table-cell table:style-name="ce1" table:formula="of:=ABJAD([.$B884];1;1) - ABJAD(&quot;يا&quot;;1;1)" office:value-type="float" office:value="1608" calcext:value-type="float">
            <text:p>1608</text:p>
          </table:table-cell>
          <table:table-cell table:style-name="ce1" table:formula="of:=IF(ABJAD([.$B884];7;1) - ABJAD(&quot;يا&quot;;7;1) = [.$D884]; &quot;aynı&quot;;ABJAD([.$B8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0" calcext:value-type="float">
            <text:p>460</text:p>
          </table:table-cell>
          <table:table-cell table:style-name="ce7" office:value-type="string" calcext:value-type="string">
            <text:p>يا قَريباً غَيْرَ بَعيدٍ</text:p>
          </table:table-cell>
          <table:table-cell table:style-name="ce1" office:value-type="string" calcext:value-type="string">
            <text:p>Ya geriben ğeyre beidin</text:p>
          </table:table-cell>
          <table:table-cell table:style-name="ce1" table:formula="of:=ABJAD([.$B885];1;1) - ABJAD(&quot;يا&quot;;1;1)" office:value-type="float" office:value="1609" calcext:value-type="float">
            <text:p>1609</text:p>
          </table:table-cell>
          <table:table-cell table:style-name="ce1" table:formula="of:=IF(ABJAD([.$B885];7;1) - ABJAD(&quot;يا&quot;;7;1) = [.$D885]; &quot;aynı&quot;;ABJAD([.$B885];7;1) - ABJAD(&quot;يا&quot;;7;1))" office:value-type="float" office:value="1509" calcext:value-type="float">
            <text:p>1509</text:p>
          </table:table-cell>
          <table:table-cell table:number-columns-repeated="1019"/>
        </table:table-row>
        <table:table-row table:style-name="ro2">
          <table:table-cell table:style-name="ce1" office:value-type="float" office:value="541" calcext:value-type="float">
            <text:p>541</text:p>
          </table:table-cell>
          <table:table-cell table:style-name="ce7" office:value-type="string" calcext:value-type="string">
            <text:p>يا مَنْ نَفَذَ في كُلِّ شَيْءٍ اَمْرُهُ</text:p>
          </table:table-cell>
          <table:table-cell table:style-name="ce1" office:value-type="string" calcext:value-type="string">
            <text:p>Ya men nefeze fi kulli şey’in emruhu</text:p>
          </table:table-cell>
          <table:table-cell table:style-name="ce1" table:formula="of:=ABJAD([.$B886];1;1) - ABJAD(&quot;يا&quot;;1;1)" office:value-type="float" office:value="1617" calcext:value-type="float">
            <text:p>1617</text:p>
          </table:table-cell>
          <table:table-cell table:style-name="ce1" table:formula="of:=IF(ABJAD([.$B886];7;1) - ABJAD(&quot;يا&quot;;7;1) = [.$D886]; &quot;aynı&quot;;ABJAD([.$B886];7;1) - ABJAD(&quot;يا&quot;;7;1))" office:value-type="float" office:value="2317" calcext:value-type="float">
            <text:p>2317</text:p>
          </table:table-cell>
          <table:table-cell table:number-columns-repeated="1019"/>
        </table:table-row>
        <table:table-row table:style-name="ro2">
          <table:table-cell table:style-name="ce1" office:value-type="float" office:value="877" calcext:value-type="float">
            <text:p>877</text:p>
          </table:table-cell>
          <table:table-cell table:style-name="ce7" office:value-type="string" calcext:value-type="string">
            <text:p>يا مَنْ عُصِيَ فَغَفَرَ</text:p>
          </table:table-cell>
          <table:table-cell table:style-name="ce1" office:value-type="string" calcext:value-type="string">
            <text:p>Ya men usiye fe ğefere</text:p>
          </table:table-cell>
          <table:table-cell table:style-name="ce1" table:formula="of:=ABJAD([.$B887];1;1) - ABJAD(&quot;يا&quot;;1;1)" office:value-type="float" office:value="1620" calcext:value-type="float">
            <text:p>1620</text:p>
          </table:table-cell>
          <table:table-cell table:style-name="ce1" table:formula="of:=IF(ABJAD([.$B887];7;1) - ABJAD(&quot;يا&quot;;7;1) = [.$D887]; &quot;aynı&quot;;ABJAD([.$B887];7;1) - ABJAD(&quot;يا&quot;;7;1))" office:value-type="float" office:value="1490" calcext:value-type="float">
            <text:p>1490</text:p>
          </table:table-cell>
          <table:table-cell table:number-columns-repeated="1019"/>
        </table:table-row>
        <table:table-row table:style-name="ro2">
          <table:table-cell table:style-name="ce1" office:value-type="float" office:value="548" calcext:value-type="float">
            <text:p>548</text:p>
          </table:table-cell>
          <table:table-cell table:style-name="ce7" office:value-type="string" calcext:value-type="string">
            <text:p>يا مَنِ الْعَظَمَةُ وَالْكِبْرِياءُ رِداؤُهُ</text:p>
          </table:table-cell>
          <table:table-cell table:style-name="ce1" office:value-type="string" calcext:value-type="string">
            <text:p>Ya meni-l ezemetu ve-l kibriyau ridauhu</text:p>
          </table:table-cell>
          <table:table-cell table:style-name="ce1" table:formula="of:=ABJAD([.$B888];1;1) - ABJAD(&quot;يا&quot;;1;1)" office:value-type="float" office:value="1624" calcext:value-type="float">
            <text:p>1624</text:p>
          </table:table-cell>
          <table:table-cell table:style-name="ce1" table:formula="of:=IF(ABJAD([.$B888];7;1) - ABJAD(&quot;يا&quot;;7;1) = [.$D888]; &quot;aynı&quot;;ABJAD([.$B888];7;1) - ABJAD(&quot;يا&quot;;7;1))" office:value-type="float" office:value="1524" calcext:value-type="float">
            <text:p>1524</text:p>
          </table:table-cell>
          <table:table-cell table:number-columns-repeated="1019"/>
        </table:table-row>
        <table:table-row table:style-name="ro2">
          <table:table-cell table:style-name="ce1" office:value-type="float" office:value="786" calcext:value-type="float">
            <text:p>786</text:p>
          </table:table-cell>
          <table:table-cell table:style-name="ce7" office:value-type="string" calcext:value-type="string">
            <text:p>يا مُغْنِيَ الْبائِسِ الْفَقيرِ</text:p>
          </table:table-cell>
          <table:table-cell table:style-name="ce1" office:value-type="string" calcext:value-type="string">
            <text:p>Ya muğniye-l baisi-l fegiri</text:p>
          </table:table-cell>
          <table:table-cell table:style-name="ce1" table:formula="of:=ABJAD([.$B889];1;1) - ABJAD(&quot;يا&quot;;1;1)" office:value-type="float" office:value="1626" calcext:value-type="float">
            <text:p>1626</text:p>
          </table:table-cell>
          <table:table-cell table:style-name="ce1" table:formula="of:=IF(ABJAD([.$B889];7;1) - ABJAD(&quot;يا&quot;;7;1) = [.$D889]; &quot;aynı&quot;;ABJAD([.$B889];7;1) - ABJAD(&quot;يا&quot;;7;1))" office:value-type="float" office:value="1766" calcext:value-type="float">
            <text:p>1766</text:p>
          </table:table-cell>
          <table:table-cell table:number-columns-repeated="1019"/>
        </table:table-row>
        <table:table-row table:style-name="ro2">
          <table:table-cell table:style-name="ce1" office:value-type="float" office:value="880" calcext:value-type="float">
            <text:p>880</text:p>
          </table:table-cell>
          <table:table-cell table:style-name="ce7" office:value-type="string" calcext:value-type="string">
            <text:p>يا مَنْ لا يَخْفى عَلَيْهِ اَثَرٌ</text:p>
          </table:table-cell>
          <table:table-cell table:style-name="ce1" office:value-type="string" calcext:value-type="string">
            <text:p>Ya men la yehfa eleyhi eserun</text:p>
          </table:table-cell>
          <table:table-cell table:style-name="ce1" table:formula="of:=ABJAD([.$B890];1;1) - ABJAD(&quot;يا&quot;;1;1)" office:value-type="float" office:value="1628" calcext:value-type="float">
            <text:p>1628</text:p>
          </table:table-cell>
          <table:table-cell table:style-name="ce1" table:formula="of:=IF(ABJAD([.$B890];7;1) - ABJAD(&quot;يا&quot;;7;1) = [.$D890]; &quot;aynı&quot;;ABJAD([.$B8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3" calcext:value-type="float">
            <text:p>573</text:p>
          </table:table-cell>
          <table:table-cell table:style-name="ce7" office:value-type="string" calcext:value-type="string">
            <text:p>يا مَنْ فِي الأَرْضِ آياتُهُ</text:p>
          </table:table-cell>
          <table:table-cell table:style-name="ce1" office:value-type="string" calcext:value-type="string">
            <text:p>Ya men fi-l erzi ayatuhu</text:p>
          </table:table-cell>
          <table:table-cell table:style-name="ce1" table:formula="of:=ABJAD([.$B891];1;1) - ABJAD(&quot;يا&quot;;1;1)" office:value-type="float" office:value="1629" calcext:value-type="float">
            <text:p>1629</text:p>
          </table:table-cell>
          <table:table-cell table:style-name="ce1" table:formula="of:=IF(ABJAD([.$B891];7;1) - ABJAD(&quot;يا&quot;;7;1) = [.$D891]; &quot;aynı&quot;;ABJAD([.$B891];7;1) - ABJAD(&quot;يا&quot;;7;1))" office:value-type="float" office:value="919" calcext:value-type="float">
            <text:p>919</text:p>
          </table:table-cell>
          <table:table-cell table:number-columns-repeated="1019"/>
        </table:table-row>
        <table:table-row table:style-name="ro2">
          <table:table-cell table:style-name="ce1" office:value-type="float" office:value="187" calcext:value-type="float">
            <text:p>187</text:p>
          </table:table-cell>
          <table:table-cell table:style-name="ce7" office:value-type="string" calcext:value-type="string">
            <text:p>يا مَنْ وَسِعَتْ كُلَّ شَيْءٍ رَحْمَتُهُ</text:p>
          </table:table-cell>
          <table:table-cell table:style-name="ce1" office:value-type="string" calcext:value-type="string">
            <text:p>Ya men vesiet kulle şey’in rehmetuhu</text:p>
          </table:table-cell>
          <table:table-cell table:style-name="ce1" table:formula="of:=ABJAD([.$B892];1;1) - ABJAD(&quot;يا&quot;;1;1)" office:value-type="float" office:value="1640" calcext:value-type="float">
            <text:p>1640</text:p>
          </table:table-cell>
          <table:table-cell table:style-name="ce1" table:formula="of:=IF(ABJAD([.$B892];7;1) - ABJAD(&quot;يا&quot;;7;1) = [.$D892]; &quot;aynı&quot;;ABJAD([.$B892];7;1) - ABJAD(&quot;يا&quot;;7;1))" office:value-type="float" office:value="2580" calcext:value-type="float">
            <text:p>2580</text:p>
          </table:table-cell>
          <table:table-cell table:number-columns-repeated="1019"/>
        </table:table-row>
        <table:table-row table:style-name="ro2">
          <table:table-cell table:style-name="ce1" office:value-type="float" office:value="922" calcext:value-type="float">
            <text:p>922</text:p>
          </table:table-cell>
          <table:table-cell table:style-name="ce7" office:value-type="string" calcext:value-type="string">
            <text:p>يا مَنْ وَسِعَتْ رَحْمَتُهُ كُلَّ شَيْء</text:p>
          </table:table-cell>
          <table:table-cell table:style-name="ce1" office:value-type="string" calcext:value-type="string">
            <text:p>Ya men vesiet rehmetuhu kulle şey’in</text:p>
          </table:table-cell>
          <table:table-cell table:style-name="ce1" table:formula="of:=ABJAD([.$B893];1;1) - ABJAD(&quot;يا&quot;;1;1)" office:value-type="float" office:value="1640" calcext:value-type="float">
            <text:p>1640</text:p>
          </table:table-cell>
          <table:table-cell table:style-name="ce1" table:formula="of:=IF(ABJAD([.$B893];7;1) - ABJAD(&quot;يا&quot;;7;1) = [.$D893]; &quot;aynı&quot;;ABJAD([.$B893];7;1) - ABJAD(&quot;يا&quot;;7;1))" office:value-type="float" office:value="2580" calcext:value-type="float">
            <text:p>2580</text:p>
          </table:table-cell>
          <table:table-cell table:number-columns-repeated="1019"/>
        </table:table-row>
        <table:table-row table:style-name="ro2">
          <table:table-cell table:style-name="ce1" office:value-type="float" office:value="72" calcext:value-type="float">
            <text:p>72</text:p>
          </table:table-cell>
          <table:table-cell table:style-name="ce7" office:value-type="string" calcext:value-type="string">
            <text:p>يا ذَا الْفَخْرِ وَاْلبَهاءِ</text:p>
          </table:table-cell>
          <table:table-cell table:style-name="ce1" office:value-type="string" calcext:value-type="string">
            <text:p>Ya ze-l fehri ve-l beha</text:p>
          </table:table-cell>
          <table:table-cell table:style-name="ce1" table:formula="of:=ABJAD([.$B894];1;1) - ABJAD(&quot;يا&quot;;1;1)" office:value-type="float" office:value="1658" calcext:value-type="float">
            <text:p>1658</text:p>
          </table:table-cell>
          <table:table-cell table:style-name="ce1" table:formula="of:=IF(ABJAD([.$B894];7;1) - ABJAD(&quot;يا&quot;;7;1) = [.$D894]; &quot;aynı&quot;;ABJAD([.$B8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9" calcext:value-type="float">
            <text:p>519</text:p>
          </table:table-cell>
          <table:table-cell table:style-name="ce7" office:value-type="string" calcext:value-type="string">
            <text:p>يا مُفَرِّجاً عَنِ الْمَغْمُومينَ</text:p>
          </table:table-cell>
          <table:table-cell table:style-name="ce1" office:value-type="string" calcext:value-type="string">
            <text:p>Ya muferrice eni-l meğmumine</text:p>
          </table:table-cell>
          <table:table-cell table:style-name="ce1" table:formula="of:=ABJAD([.$B895];1;1) - ABJAD(&quot;يا&quot;;1;1)" office:value-type="float" office:value="1661" calcext:value-type="float">
            <text:p>1661</text:p>
          </table:table-cell>
          <table:table-cell table:style-name="ce1" table:formula="of:=IF(ABJAD([.$B895];7;1) - ABJAD(&quot;يا&quot;;7;1) = [.$D895]; &quot;aynı&quot;;ABJAD([.$B895];7;1) - ABJAD(&quot;يا&quot;;7;1))" office:value-type="float" office:value="1561" calcext:value-type="float">
            <text:p>1561</text:p>
          </table:table-cell>
          <table:table-cell table:number-columns-repeated="1019"/>
        </table:table-row>
        <table:table-row table:style-name="ro2">
          <table:table-cell table:style-name="ce1" office:value-type="float" office:value="349" calcext:value-type="float">
            <text:p>349</text:p>
          </table:table-cell>
          <table:table-cell table:style-name="ce7" office:value-type="string" calcext:value-type="string">
            <text:p>يا مَنْ هُوَ في عَظَمَتِهِ مَجيدٌ</text:p>
          </table:table-cell>
          <table:table-cell table:style-name="ce1" office:value-type="string" calcext:value-type="string">
            <text:p>Ya men huve fi ezemetihi mecidun</text:p>
          </table:table-cell>
          <table:table-cell table:style-name="ce1" table:formula="of:=ABJAD([.$B896];1;1) - ABJAD(&quot;يا&quot;;1;1)" office:value-type="float" office:value="1663" calcext:value-type="float">
            <text:p>1663</text:p>
          </table:table-cell>
          <table:table-cell table:style-name="ce1" table:formula="of:=IF(ABJAD([.$B896];7;1) - ABJAD(&quot;يا&quot;;7;1) = [.$D896]; &quot;aynı&quot;;ABJAD([.$B896];7;1) - ABJAD(&quot;يا&quot;;7;1))" office:value-type="float" office:value="1563" calcext:value-type="float">
            <text:p>1563</text:p>
          </table:table-cell>
          <table:table-cell table:number-columns-repeated="1019"/>
        </table:table-row>
        <table:table-row table:style-name="ro2">
          <table:table-cell table:style-name="ce1" office:value-type="float" office:value="895" calcext:value-type="float">
            <text:p>895</text:p>
          </table:table-cell>
          <table:table-cell table:style-name="ce7" office:value-type="string" calcext:value-type="string">
            <text:p>يا مَنْ لا يَخْلُقُ الْخَلْقَ إلاّ هُوَ</text:p>
          </table:table-cell>
          <table:table-cell table:style-name="ce1" office:value-type="string" calcext:value-type="string">
            <text:p>Ya men la yehlugu-l helge illa huve</text:p>
          </table:table-cell>
          <table:table-cell table:style-name="ce1" table:formula="of:=ABJAD([.$B897];1;1) - ABJAD(&quot;يا&quot;;1;1)" office:value-type="float" office:value="1665" calcext:value-type="float">
            <text:p>1665</text:p>
          </table:table-cell>
          <table:table-cell table:style-name="ce1" table:formula="of:=IF(ABJAD([.$B897];7;1) - ABJAD(&quot;يا&quot;;7;1) = [.$D897]; &quot;aynı&quot;;ABJAD([.$B8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4" calcext:value-type="float">
            <text:p>784</text:p>
          </table:table-cell>
          <table:table-cell table:style-name="ce7" office:value-type="string" calcext:value-type="string">
            <text:p>يا مَنْ لا شَبيهَ لَهُ وَلا نَظيرَ</text:p>
          </table:table-cell>
          <table:table-cell table:style-name="ce1" office:value-type="string" calcext:value-type="string">
            <text:p>Ya men la şebihe lehu ve la nezire</text:p>
          </table:table-cell>
          <table:table-cell table:style-name="ce1" table:formula="of:=ABJAD([.$B898];1;1) - ABJAD(&quot;يا&quot;;1;1)" office:value-type="float" office:value="1670" calcext:value-type="float">
            <text:p>1670</text:p>
          </table:table-cell>
          <table:table-cell table:style-name="ce1" table:formula="of:=IF(ABJAD([.$B898];7;1) - ABJAD(&quot;يا&quot;;7;1) = [.$D898]; &quot;aynı&quot;;ABJAD([.$B898];7;1) - ABJAD(&quot;يا&quot;;7;1))" office:value-type="float" office:value="2270" calcext:value-type="float">
            <text:p>2270</text:p>
          </table:table-cell>
          <table:table-cell table:number-columns-repeated="1019"/>
        </table:table-row>
        <table:table-row table:style-name="ro2">
          <table:table-cell table:style-name="ce1" office:value-type="float" office:value="790" calcext:value-type="float">
            <text:p>790</text:p>
          </table:table-cell>
          <table:table-cell table:style-name="ce7" office:value-type="string" calcext:value-type="string">
            <text:p>يا عِصْمَةَ الْخآئِفِ الْمُسْتَجيرِ</text:p>
          </table:table-cell>
          <table:table-cell table:style-name="ce1" office:value-type="string" calcext:value-type="string">
            <text:p>Ya ismete-l haifi-l musteciri</text:p>
          </table:table-cell>
          <table:table-cell table:style-name="ce1" table:formula="of:=ABJAD([.$B899];1;1) - ABJAD(&quot;يا&quot;;1;1)" office:value-type="float" office:value="1672" calcext:value-type="float">
            <text:p>1672</text:p>
          </table:table-cell>
          <table:table-cell table:style-name="ce1" table:formula="of:=IF(ABJAD([.$B899];7;1) - ABJAD(&quot;يا&quot;;7;1) = [.$D899]; &quot;aynı&quot;;ABJAD([.$B899];7;1) - ABJAD(&quot;يا&quot;;7;1))" office:value-type="float" office:value="1882" calcext:value-type="float">
            <text:p>1882</text:p>
          </table:table-cell>
          <table:table-cell table:number-columns-repeated="1019"/>
        </table:table-row>
        <table:table-row table:style-name="ro2">
          <table:table-cell table:style-name="ce1" office:value-type="float" office:value="149" calcext:value-type="float">
            <text:p>149</text:p>
          </table:table-cell>
          <table:table-cell table:style-name="ce7" office:value-type="string" calcext:value-type="string">
            <text:p>يا ذَا الرَّأْفَةِ وَالْمُسْتَعانِ</text:p>
          </table:table-cell>
          <table:table-cell table:style-name="ce1" office:value-type="string" calcext:value-type="string">
            <text:p>Ya ze-r re’feti ve-l musteani</text:p>
          </table:table-cell>
          <table:table-cell table:style-name="ce1" table:formula="of:=ABJAD([.$B900];1;1) - ABJAD(&quot;يا&quot;;1;1)" office:value-type="float" office:value="1676" calcext:value-type="float">
            <text:p>1676</text:p>
          </table:table-cell>
          <table:table-cell table:style-name="ce1" table:formula="of:=IF(ABJAD([.$B900];7;1) - ABJAD(&quot;يا&quot;;7;1) = [.$D900]; &quot;aynı&quot;;ABJAD([.$B900];7;1) - ABJAD(&quot;يا&quot;;7;1))" office:value-type="float" office:value="1916" calcext:value-type="float">
            <text:p>1916</text:p>
          </table:table-cell>
          <table:table-cell table:number-columns-repeated="1019"/>
        </table:table-row>
        <table:table-row table:style-name="ro2">
          <table:table-cell table:style-name="ce1" office:value-type="float" office:value="452" calcext:value-type="float">
            <text:p>452</text:p>
          </table:table-cell>
          <table:table-cell table:style-name="ce7" office:value-type="string" calcext:value-type="string">
            <text:p>يا صانِعاً غَيْرَ مَصْنُوعٍ</text:p>
          </table:table-cell>
          <table:table-cell table:style-name="ce1" office:value-type="string" calcext:value-type="string">
            <text:p>Ya sanien ğeyre mesnuin</text:p>
          </table:table-cell>
          <table:table-cell table:style-name="ce1" table:formula="of:=ABJAD([.$B901];1;1) - ABJAD(&quot;يا&quot;;1;1)" office:value-type="float" office:value="1678" calcext:value-type="float">
            <text:p>1678</text:p>
          </table:table-cell>
          <table:table-cell table:style-name="ce1" table:formula="of:=IF(ABJAD([.$B901];7;1) - ABJAD(&quot;يا&quot;;7;1) = [.$D901]; &quot;aynı&quot;;ABJAD([.$B901];7;1) - ABJAD(&quot;يا&quot;;7;1))" office:value-type="float" office:value="1518" calcext:value-type="float">
            <text:p>1518</text:p>
          </table:table-cell>
          <table:table-cell table:number-columns-repeated="1019"/>
        </table:table-row>
        <table:table-row table:style-name="ro2">
          <table:table-cell table:style-name="ce1" office:value-type="float" office:value="960" calcext:value-type="float">
            <text:p>960</text:p>
          </table:table-cell>
          <table:table-cell table:style-name="ce7" office:value-type="string" calcext:value-type="string">
            <text:p>يا مَنْ هُوَ في حِكْمَتِهِ عَظيمٌ</text:p>
          </table:table-cell>
          <table:table-cell table:style-name="ce1" office:value-type="string" calcext:value-type="string">
            <text:p>Ya men huve fi hikmetihi ezimun</text:p>
          </table:table-cell>
          <table:table-cell table:style-name="ce1" table:formula="of:=ABJAD([.$B902];1;1) - ABJAD(&quot;يا&quot;;1;1)" office:value-type="float" office:value="1684" calcext:value-type="float">
            <text:p>1684</text:p>
          </table:table-cell>
          <table:table-cell table:style-name="ce1" table:formula="of:=IF(ABJAD([.$B902];7;1) - ABJAD(&quot;يا&quot;;7;1) = [.$D902]; &quot;aynı&quot;;ABJAD([.$B902];7;1) - ABJAD(&quot;يا&quot;;7;1))" office:value-type="float" office:value="1584" calcext:value-type="float">
            <text:p>1584</text:p>
          </table:table-cell>
          <table:table-cell table:number-columns-repeated="1019"/>
        </table:table-row>
        <table:table-row table:style-name="ro2">
          <table:table-cell table:style-name="ce1" office:value-type="float" office:value="982" calcext:value-type="float">
            <text:p>982</text:p>
          </table:table-cell>
          <table:table-cell table:style-name="ce7" office:value-type="string" calcext:value-type="string">
            <text:p>يا مَنْ عَرْشُهُ عَظيمٌ</text:p>
          </table:table-cell>
          <table:table-cell table:style-name="ce1" office:value-type="string" calcext:value-type="string">
            <text:p>Ya men erşuhu ezimun</text:p>
          </table:table-cell>
          <table:table-cell table:style-name="ce1" table:formula="of:=ABJAD([.$B903];1;1) - ABJAD(&quot;يا&quot;;1;1)" office:value-type="float" office:value="1685" calcext:value-type="float">
            <text:p>1685</text:p>
          </table:table-cell>
          <table:table-cell table:style-name="ce1" table:formula="of:=IF(ABJAD([.$B903];7;1) - ABJAD(&quot;يا&quot;;7;1) = [.$D903]; &quot;aynı&quot;;ABJAD([.$B903];7;1) - ABJAD(&quot;يا&quot;;7;1))" office:value-type="float" office:value="2285" calcext:value-type="float">
            <text:p>2285</text:p>
          </table:table-cell>
          <table:table-cell table:number-columns-repeated="1019"/>
        </table:table-row>
        <table:table-row table:style-name="ro2">
          <table:table-cell table:style-name="ce1" office:value-type="float" office:value="53" calcext:value-type="float">
            <text:p>53</text:p>
          </table:table-cell>
          <table:table-cell table:style-name="ce7" office:value-type="string" calcext:value-type="string">
            <text:p>يا مَنْ ذَلَّ كُلُّ شَيْءٍ لِعِزَّتِهِ</text:p>
          </table:table-cell>
          <table:table-cell table:style-name="ce1" office:value-type="string" calcext:value-type="string">
            <text:p>Ya men zulle kullu şey’in li izzetihi</text:p>
          </table:table-cell>
          <table:table-cell table:style-name="ce1" table:formula="of:=ABJAD([.$B904];1;1) - ABJAD(&quot;يا&quot;;1;1)" office:value-type="float" office:value="1693" calcext:value-type="float">
            <text:p>1693</text:p>
          </table:table-cell>
          <table:table-cell table:style-name="ce1" table:formula="of:=IF(ABJAD([.$B904];7;1) - ABJAD(&quot;يا&quot;;7;1) = [.$D904]; &quot;aynı&quot;;ABJAD([.$B904];7;1) - ABJAD(&quot;يا&quot;;7;1))" office:value-type="float" office:value="2393" calcext:value-type="float">
            <text:p>2393</text:p>
          </table:table-cell>
          <table:table-cell table:number-columns-repeated="1019"/>
        </table:table-row>
        <table:table-row table:style-name="ro2">
          <table:table-cell table:style-name="ce1" office:value-type="float" office:value="627" calcext:value-type="float">
            <text:p>627</text:p>
          </table:table-cell>
          <table:table-cell table:style-name="ce7" office:value-type="string" calcext:value-type="string">
            <text:p>يا مَنْ يَقْبَلُ عُذْرَ التّائِبينَ</text:p>
          </table:table-cell>
          <table:table-cell table:style-name="ce1" office:value-type="string" calcext:value-type="string">
            <text:p>Ya men yegbelu uzre-t taibine</text:p>
          </table:table-cell>
          <table:table-cell table:style-name="ce1" table:formula="of:=ABJAD([.$B905];1;1) - ABJAD(&quot;يا&quot;;1;1)" office:value-type="float" office:value="1707" calcext:value-type="float">
            <text:p>1707</text:p>
          </table:table-cell>
          <table:table-cell table:style-name="ce1" table:formula="of:=IF(ABJAD([.$B905];7;1) - ABJAD(&quot;يا&quot;;7;1) = [.$D905]; &quot;aynı&quot;;ABJAD([.$B9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9" calcext:value-type="float">
            <text:p>989</text:p>
          </table:table-cell>
          <table:table-cell table:style-name="ce7" office:value-type="string" calcext:value-type="string">
            <text:p>يا مَنْ هُوَ غايَةُ مُرادِ الْمُريدينَ</text:p>
          </table:table-cell>
          <table:table-cell table:style-name="ce1" office:value-type="string" calcext:value-type="string">
            <text:p>Ya men huve ğayetu muradi-l muridine</text:p>
          </table:table-cell>
          <table:table-cell table:style-name="ce1" table:formula="of:=ABJAD([.$B906];1;1) - ABJAD(&quot;يا&quot;;1;1)" office:value-type="float" office:value="1707" calcext:value-type="float">
            <text:p>1707</text:p>
          </table:table-cell>
          <table:table-cell table:style-name="ce1" table:formula="of:=IF(ABJAD([.$B906];7;1) - ABJAD(&quot;يا&quot;;7;1) = [.$D906]; &quot;aynı&quot;;ABJAD([.$B906];7;1) - ABJAD(&quot;يا&quot;;7;1))" office:value-type="float" office:value="1607" calcext:value-type="float">
            <text:p>1607</text:p>
          </table:table-cell>
          <table:table-cell table:number-columns-repeated="1019"/>
        </table:table-row>
        <table:table-row table:style-name="ro2">
          <table:table-cell table:style-name="ce1" office:value-type="float" office:value="780" calcext:value-type="float">
            <text:p>780</text:p>
          </table:table-cell>
          <table:table-cell table:style-name="ce7" office:value-type="string" calcext:value-type="string">
            <text:p>يا مَنْ هُوَ قَريبٌ غَيْرُ بَعيد</text:p>
          </table:table-cell>
          <table:table-cell table:style-name="ce1" office:value-type="string" calcext:value-type="string">
            <text:p>Ya men huve geribun ğeyru beidin</text:p>
          </table:table-cell>
          <table:table-cell table:style-name="ce1" table:formula="of:=ABJAD([.$B907];1;1) - ABJAD(&quot;يا&quot;;1;1)" office:value-type="float" office:value="1709" calcext:value-type="float">
            <text:p>1709</text:p>
          </table:table-cell>
          <table:table-cell table:style-name="ce1" table:formula="of:=IF(ABJAD([.$B907];7;1) - ABJAD(&quot;يا&quot;;7;1) = [.$D907]; &quot;aynı&quot;;ABJAD([.$B907];7;1) - ABJAD(&quot;يا&quot;;7;1))" office:value-type="float" office:value="1609" calcext:value-type="float">
            <text:p>1609</text:p>
          </table:table-cell>
          <table:table-cell table:number-columns-repeated="1019"/>
        </table:table-row>
        <table:table-row table:style-name="ro2">
          <table:table-cell table:style-name="ce1" office:value-type="float" office:value="838" calcext:value-type="float">
            <text:p>838</text:p>
          </table:table-cell>
          <table:table-cell table:style-name="ce7" office:value-type="string" calcext:value-type="string">
            <text:p>يا مَنْ جَعَلَ الاَْرْضَ قَراراً</text:p>
          </table:table-cell>
          <table:table-cell table:style-name="ce1" office:value-type="string" calcext:value-type="string">
            <text:p>Ya men ce’ele-l erze geraren</text:p>
          </table:table-cell>
          <table:table-cell table:style-name="ce1" table:formula="of:=ABJAD([.$B908];1;1) - ABJAD(&quot;يا&quot;;1;1)" office:value-type="float" office:value="1727" calcext:value-type="float">
            <text:p>1727</text:p>
          </table:table-cell>
          <table:table-cell table:style-name="ce1" table:formula="of:=IF(ABJAD([.$B908];7;1) - ABJAD(&quot;يا&quot;;7;1) = [.$D908]; &quot;aynı&quot;;ABJAD([.$B908];7;1) - ABJAD(&quot;يا&quot;;7;1))" office:value-type="float" office:value="1017" calcext:value-type="float">
            <text:p>1017</text:p>
          </table:table-cell>
          <table:table-cell table:number-columns-repeated="1019"/>
        </table:table-row>
        <table:table-row table:style-name="ro2">
          <table:table-cell table:style-name="ce1" office:value-type="float" office:value="572" calcext:value-type="float">
            <text:p>572</text:p>
          </table:table-cell>
          <table:table-cell table:style-name="ce7" office:value-type="string" calcext:value-type="string">
            <text:p>يا مَنْ فِي السَّماءِ عَظَمَتُهُ</text:p>
          </table:table-cell>
          <table:table-cell table:style-name="ce1" office:value-type="string" calcext:value-type="string">
            <text:p>Ya men fi-s semai ezemetuhu</text:p>
          </table:table-cell>
          <table:table-cell table:style-name="ce1" table:formula="of:=ABJAD([.$B909];1;1) - ABJAD(&quot;يا&quot;;1;1)" office:value-type="float" office:value="1728" calcext:value-type="float">
            <text:p>1728</text:p>
          </table:table-cell>
          <table:table-cell table:style-name="ce1" table:formula="of:=IF(ABJAD([.$B909];7;1) - ABJAD(&quot;يا&quot;;7;1) = [.$D909]; &quot;aynı&quot;;ABJAD([.$B909];7;1) - ABJAD(&quot;يا&quot;;7;1))" office:value-type="float" office:value="1868" calcext:value-type="float">
            <text:p>1868</text:p>
          </table:table-cell>
          <table:table-cell table:number-columns-repeated="1019"/>
        </table:table-row>
        <table:table-row table:style-name="ro2">
          <table:table-cell table:style-name="ce1" office:value-type="float" office:value="444" calcext:value-type="float">
            <text:p>444</text:p>
          </table:table-cell>
          <table:table-cell table:style-name="ce7" office:value-type="string" calcext:value-type="string">
            <text:p>يا اَخْبَرَ مِنْ كُلِّ خَبير</text:p>
          </table:table-cell>
          <table:table-cell table:style-name="ce1" office:value-type="string" calcext:value-type="string">
            <text:p>Ya ehbere min kulli hebirin</text:p>
          </table:table-cell>
          <table:table-cell table:style-name="ce1" table:formula="of:=ABJAD([.$B910];1;1) - ABJAD(&quot;يا&quot;;1;1)" office:value-type="float" office:value="1755" calcext:value-type="float">
            <text:p>1755</text:p>
          </table:table-cell>
          <table:table-cell table:style-name="ce1" table:formula="of:=IF(ABJAD([.$B910];7;1) - ABJAD(&quot;يا&quot;;7;1) = [.$D910]; &quot;aynı&quot;;ABJAD([.$B9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5" calcext:value-type="float">
            <text:p>615</text:p>
          </table:table-cell>
          <table:table-cell table:style-name="ce7" office:value-type="string" calcext:value-type="string">
            <text:p>يا مَنْ سَخَّرَ الشَّمْسَ وَالْقَمَرَ</text:p>
          </table:table-cell>
          <table:table-cell table:style-name="ce1" office:value-type="string" calcext:value-type="string">
            <text:p>Ya men sehhere-ş şemse ve-l gemere</text:p>
          </table:table-cell>
          <table:table-cell table:style-name="ce1" table:formula="of:=ABJAD([.$B911];1;1) - ABJAD(&quot;يا&quot;;1;1)" office:value-type="float" office:value="1758" calcext:value-type="float">
            <text:p>1758</text:p>
          </table:table-cell>
          <table:table-cell table:style-name="ce1" table:formula="of:=IF(ABJAD([.$B911];7;1) - ABJAD(&quot;يا&quot;;7;1) = [.$D911]; &quot;aynı&quot;;ABJAD([.$B911];7;1) - ABJAD(&quot;يا&quot;;7;1))" office:value-type="float" office:value="2938" calcext:value-type="float">
            <text:p>2938</text:p>
          </table:table-cell>
          <table:table-cell table:number-columns-repeated="1019"/>
        </table:table-row>
        <table:table-row table:style-name="ro2">
          <table:table-cell table:style-name="ce1" office:value-type="float" office:value="98" calcext:value-type="float">
            <text:p>98</text:p>
          </table:table-cell>
          <table:table-cell table:style-name="ce7" office:value-type="string" calcext:value-type="string">
            <text:p>يا ناصِرَ كُلِّ مَخْذُولٍ</text:p>
          </table:table-cell>
          <table:table-cell table:style-name="ce1" office:value-type="string" calcext:value-type="string">
            <text:p>Ya nasire kulli mehzulin</text:p>
          </table:table-cell>
          <table:table-cell table:style-name="ce1" table:formula="of:=ABJAD([.$B912];1;1) - ABJAD(&quot;يا&quot;;1;1)" office:value-type="float" office:value="1767" calcext:value-type="float">
            <text:p>1767</text:p>
          </table:table-cell>
          <table:table-cell table:style-name="ce1" table:formula="of:=IF(ABJAD([.$B912];7;1) - ABJAD(&quot;يا&quot;;7;1) = [.$D912]; &quot;aynı&quot;;ABJAD([.$B912];7;1) - ABJAD(&quot;يا&quot;;7;1))" office:value-type="float" office:value="1737" calcext:value-type="float">
            <text:p>1737</text:p>
          </table:table-cell>
          <table:table-cell table:number-columns-repeated="1019"/>
        </table:table-row>
        <table:table-row table:style-name="ro2">
          <table:table-cell table:style-name="ce1" office:value-type="float" office:value="579" calcext:value-type="float">
            <text:p>579</text:p>
          </table:table-cell>
          <table:table-cell table:style-name="ce7" office:value-type="string" calcext:value-type="string">
            <text:p>يا مَنْ اَظْهَرَ في كُلِّ شَيْءٍ لُطْفَهُ</text:p>
          </table:table-cell>
          <table:table-cell table:style-name="ce1" office:value-type="string" calcext:value-type="string">
            <text:p>Ya men ezhere fi kulli şey’in lutfehu</text:p>
          </table:table-cell>
          <table:table-cell table:style-name="ce1" table:formula="of:=ABJAD([.$B913];1;1) - ABJAD(&quot;يا&quot;;1;1)" office:value-type="float" office:value="1771" calcext:value-type="float">
            <text:p>1771</text:p>
          </table:table-cell>
          <table:table-cell table:style-name="ce1" table:formula="of:=IF(ABJAD([.$B913];7;1) - ABJAD(&quot;يا&quot;;7;1) = [.$D913]; &quot;aynı&quot;;ABJAD([.$B913];7;1) - ABJAD(&quot;يا&quot;;7;1))" office:value-type="float" office:value="2371" calcext:value-type="float">
            <text:p>2371</text:p>
          </table:table-cell>
          <table:table-cell table:number-columns-repeated="1019"/>
        </table:table-row>
        <table:table-row table:style-name="ro2">
          <table:table-cell table:style-name="ce1" office:value-type="float" office:value="616" calcext:value-type="float">
            <text:p>616</text:p>
          </table:table-cell>
          <table:table-cell table:style-name="ce7" office:value-type="string" calcext:value-type="string">
            <text:p>يا مَنْ قَدَّرَ الْخَيْرَ وَالشَّرَّ</text:p>
          </table:table-cell>
          <table:table-cell table:style-name="ce1" office:value-type="string" calcext:value-type="string">
            <text:p>Ya men geddere-l heyre ve-ş şerre</text:p>
          </table:table-cell>
          <table:table-cell table:style-name="ce1" table:formula="of:=ABJAD([.$B914];1;1) - ABJAD(&quot;يا&quot;;1;1)" office:value-type="float" office:value="1772" calcext:value-type="float">
            <text:p>1772</text:p>
          </table:table-cell>
          <table:table-cell table:style-name="ce1" table:formula="of:=IF(ABJAD([.$B914];7;1) - ABJAD(&quot;يا&quot;;7;1) = [.$D914]; &quot;aynı&quot;;ABJAD([.$B914];7;1) - ABJAD(&quot;يا&quot;;7;1))" office:value-type="float" office:value="2472" calcext:value-type="float">
            <text:p>2472</text:p>
          </table:table-cell>
          <table:table-cell table:number-columns-repeated="1019"/>
        </table:table-row>
        <table:table-row table:style-name="ro2">
          <table:table-cell table:style-name="ce1" office:value-type="float" office:value="52" calcext:value-type="float">
            <text:p>52</text:p>
          </table:table-cell>
          <table:table-cell table:style-name="ce7" office:value-type="string" calcext:value-type="string">
            <text:p>يا مَنِ اسْتَسْلَمَ كُلُّ شَيْءٍ لِقُدْرَتِهِ</text:p>
          </table:table-cell>
          <table:table-cell table:style-name="ce1" office:value-type="string" calcext:value-type="string">
            <text:p>Ya menistesleme kullu şey’in li gudretihi</text:p>
          </table:table-cell>
          <table:table-cell table:style-name="ce1" table:formula="of:=ABJAD([.$B915];1;1) - ABJAD(&quot;يا&quot;;1;1)" office:value-type="float" office:value="1781" calcext:value-type="float">
            <text:p>1781</text:p>
          </table:table-cell>
          <table:table-cell table:style-name="ce1" table:formula="of:=IF(ABJAD([.$B915];7;1) - ABJAD(&quot;يا&quot;;7;1) = [.$D915]; &quot;aynı&quot;;ABJAD([.$B915];7;1) - ABJAD(&quot;يا&quot;;7;1))" office:value-type="float" office:value="2961" calcext:value-type="float">
            <text:p>2961</text:p>
          </table:table-cell>
          <table:table-cell table:number-columns-repeated="1019"/>
        </table:table-row>
        <table:table-row table:style-name="ro2">
          <table:table-cell table:style-name="ce1" office:value-type="float" office:value="534" calcext:value-type="float">
            <text:p>534</text:p>
          </table:table-cell>
          <table:table-cell table:style-name="ce7" office:value-type="string" calcext:value-type="string">
            <text:p>يا رَبَّ الصِّغارِ وَالْكِبارِ</text:p>
          </table:table-cell>
          <table:table-cell table:style-name="ce1" office:value-type="string" calcext:value-type="string">
            <text:p>Ya rebbe-s siğari ve-l kibari</text:p>
          </table:table-cell>
          <table:table-cell table:style-name="ce1" table:formula="of:=ABJAD([.$B916];1;1) - ABJAD(&quot;يا&quot;;1;1)" office:value-type="float" office:value="1784" calcext:value-type="float">
            <text:p>1784</text:p>
          </table:table-cell>
          <table:table-cell table:style-name="ce1" table:formula="of:=IF(ABJAD([.$B916];7;1) - ABJAD(&quot;يا&quot;;7;1) = [.$D916]; &quot;aynı&quot;;ABJAD([.$B916];7;1) - ABJAD(&quot;يا&quot;;7;1))" office:value-type="float" office:value="1654" calcext:value-type="float">
            <text:p>1654</text:p>
          </table:table-cell>
          <table:table-cell table:number-columns-repeated="1019"/>
        </table:table-row>
        <table:table-row table:style-name="ro2">
          <table:table-cell table:style-name="ce1" office:value-type="float" office:value="787" calcext:value-type="float">
            <text:p>787</text:p>
          </table:table-cell>
          <table:table-cell table:style-name="ce7" office:value-type="string" calcext:value-type="string">
            <text:p>يا رازِقَ الْطِّفْلِ الصَّغيرِ</text:p>
          </table:table-cell>
          <table:table-cell table:style-name="ce1" office:value-type="string" calcext:value-type="string">
            <text:p>Ya razige-t tifli-s seğiri</text:p>
          </table:table-cell>
          <table:table-cell table:style-name="ce1" table:formula="of:=ABJAD([.$B917];1;1) - ABJAD(&quot;يا&quot;;1;1)" office:value-type="float" office:value="1789" calcext:value-type="float">
            <text:p>1789</text:p>
          </table:table-cell>
          <table:table-cell table:style-name="ce1" table:formula="of:=IF(ABJAD([.$B917];7;1) - ABJAD(&quot;يا&quot;;7;1) = [.$D917]; &quot;aynı&quot;;ABJAD([.$B917];7;1) - ABJAD(&quot;يا&quot;;7;1))" office:value-type="float" office:value="1659" calcext:value-type="float">
            <text:p>1659</text:p>
          </table:table-cell>
          <table:table-cell table:number-columns-repeated="1019"/>
        </table:table-row>
        <table:table-row table:style-name="ro2">
          <table:table-cell table:style-name="ce1" office:value-type="float" office:value="900" calcext:value-type="float">
            <text:p>900</text:p>
          </table:table-cell>
          <table:table-cell table:style-name="ce7" office:value-type="string" calcext:value-type="string">
            <text:p>يا مَنْ لا يُنَزِّلُ الْغَيْثَ إلاّ هُوَ</text:p>
          </table:table-cell>
          <table:table-cell table:style-name="ce1" office:value-type="string" calcext:value-type="string">
            <text:p>Ya men la yunezzilu-l ğeyse illa huve</text:p>
          </table:table-cell>
          <table:table-cell table:style-name="ce1" table:formula="of:=ABJAD([.$B918];1;1) - ABJAD(&quot;يا&quot;;1;1)" office:value-type="float" office:value="1802" calcext:value-type="float">
            <text:p>1802</text:p>
          </table:table-cell>
          <table:table-cell table:style-name="ce1" table:formula="of:=IF(ABJAD([.$B918];7;1) - ABJAD(&quot;يا&quot;;7;1) = [.$D918]; &quot;aynı&quot;;ABJAD([.$B918];7;1) - ABJAD(&quot;يا&quot;;7;1))" office:value-type="float" office:value="1702" calcext:value-type="float">
            <text:p>1702</text:p>
          </table:table-cell>
          <table:table-cell table:number-columns-repeated="1019"/>
        </table:table-row>
        <table:table-row table:style-name="ro2">
          <table:table-cell table:style-name="ce1" office:value-type="float" office:value="942" calcext:value-type="float">
            <text:p>942</text:p>
          </table:table-cell>
          <table:table-cell table:style-name="ce7" office:value-type="string" calcext:value-type="string">
            <text:p>يا خالِقَ كُلِّ شَيْء وَوارِثَهُ</text:p>
          </table:table-cell>
          <table:table-cell table:style-name="ce1" office:value-type="string" calcext:value-type="string">
            <text:p>Ya halige kulli şey’in ve varisehu</text:p>
          </table:table-cell>
          <table:table-cell table:style-name="ce1" table:formula="of:=ABJAD([.$B919];1;1) - ABJAD(&quot;يا&quot;;1;1)" office:value-type="float" office:value="1810" calcext:value-type="float">
            <text:p>1810</text:p>
          </table:table-cell>
          <table:table-cell table:style-name="ce1" table:formula="of:=IF(ABJAD([.$B919];7;1) - ABJAD(&quot;يا&quot;;7;1) = [.$D919]; &quot;aynı&quot;;ABJAD([.$B919];7;1) - ABJAD(&quot;يا&quot;;7;1))" office:value-type="float" office:value="2510" calcext:value-type="float">
            <text:p>2510</text:p>
          </table:table-cell>
          <table:table-cell table:number-columns-repeated="1019"/>
        </table:table-row>
        <table:table-row table:style-name="ro2">
          <table:table-cell table:style-name="ce1" office:value-type="float" office:value="828" calcext:value-type="float">
            <text:p>828</text:p>
          </table:table-cell>
          <table:table-cell table:style-name="ce7" office:value-type="string" calcext:value-type="string">
            <text:p>يا مَنْ يَغْفِرُ لِمَنْ يَشآءُ</text:p>
          </table:table-cell>
          <table:table-cell table:style-name="ce1" office:value-type="string" calcext:value-type="string">
            <text:p>Ya men yeğfiru li men yeşau</text:p>
          </table:table-cell>
          <table:table-cell table:style-name="ce1" table:formula="of:=ABJAD([.$B920];1;1) - ABJAD(&quot;يا&quot;;1;1)" office:value-type="float" office:value="1812" calcext:value-type="float">
            <text:p>1812</text:p>
          </table:table-cell>
          <table:table-cell table:style-name="ce1" table:formula="of:=IF(ABJAD([.$B920];7;1) - ABJAD(&quot;يا&quot;;7;1) = [.$D920]; &quot;aynı&quot;;ABJAD([.$B920];7;1) - ABJAD(&quot;يا&quot;;7;1))" office:value-type="float" office:value="2412" calcext:value-type="float">
            <text:p>2412</text:p>
          </table:table-cell>
          <table:table-cell table:number-columns-repeated="1019"/>
        </table:table-row>
        <table:table-row table:style-name="ro2">
          <table:table-cell table:style-name="ce1" office:value-type="float" office:value="28" calcext:value-type="float">
            <text:p>28</text:p>
          </table:table-cell>
          <table:table-cell table:style-name="ce7" office:value-type="string" calcext:value-type="string">
            <text:p>يا خَيْرَ الذّاكِرينَ</text:p>
          </table:table-cell>
          <table:table-cell table:style-name="ce1" office:value-type="string" calcext:value-type="string">
            <text:p>Ya heyre-z zakirine</text:p>
          </table:table-cell>
          <table:table-cell table:style-name="ce1" table:formula="of:=ABJAD([.$B921];1;1) - ABJAD(&quot;يا&quot;;1;1)" office:value-type="float" office:value="1822" calcext:value-type="float">
            <text:p>1822</text:p>
          </table:table-cell>
          <table:table-cell table:style-name="ce1" table:formula="of:=IF(ABJAD([.$B921];7;1) - ABJAD(&quot;يا&quot;;7;1) = [.$D921]; &quot;aynı&quot;;ABJAD([.$B9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4" calcext:value-type="float">
            <text:p>104</text:p>
          </table:table-cell>
          <table:table-cell table:style-name="ce7" office:value-type="string" calcext:value-type="string">
            <text:p>يا صاحِبي عِنْدَ غُرْبَتي</text:p>
          </table:table-cell>
          <table:table-cell table:style-name="ce1" office:value-type="string" calcext:value-type="string">
            <text:p>Ya sahibi inde ğurbeti</text:p>
          </table:table-cell>
          <table:table-cell table:style-name="ce1" table:formula="of:=ABJAD([.$B922];1;1) - ABJAD(&quot;يا&quot;;1;1)" office:value-type="float" office:value="1847" calcext:value-type="float">
            <text:p>1847</text:p>
          </table:table-cell>
          <table:table-cell table:style-name="ce1" table:formula="of:=IF(ABJAD([.$B922];7;1) - ABJAD(&quot;يا&quot;;7;1) = [.$D922]; &quot;aynı&quot;;ABJAD([.$B922];7;1) - ABJAD(&quot;يا&quot;;7;1))" office:value-type="float" office:value="1717" calcext:value-type="float">
            <text:p>1717</text:p>
          </table:table-cell>
          <table:table-cell table:number-columns-repeated="1019"/>
        </table:table-row>
        <table:table-row table:style-name="ro2">
          <table:table-cell table:style-name="ce1" office:value-type="float" office:value="959" calcext:value-type="float">
            <text:p>959</text:p>
          </table:table-cell>
          <table:table-cell table:style-name="ce7" office:value-type="string" calcext:value-type="string">
            <text:p>يا مَنْ هُوَ في عَظَمَتِهِ رَحيمٌ</text:p>
          </table:table-cell>
          <table:table-cell table:style-name="ce1" office:value-type="string" calcext:value-type="string">
            <text:p>Ya men huve fi ezemetihi rehimun</text:p>
          </table:table-cell>
          <table:table-cell table:style-name="ce1" table:formula="of:=ABJAD([.$B923];1;1) - ABJAD(&quot;يا&quot;;1;1)" office:value-type="float" office:value="1864" calcext:value-type="float">
            <text:p>1864</text:p>
          </table:table-cell>
          <table:table-cell table:style-name="ce1" table:formula="of:=IF(ABJAD([.$B923];7;1) - ABJAD(&quot;يا&quot;;7;1) = [.$D923]; &quot;aynı&quot;;ABJAD([.$B923];7;1) - ABJAD(&quot;يا&quot;;7;1))" office:value-type="float" office:value="1764" calcext:value-type="float">
            <text:p>1764</text:p>
          </table:table-cell>
          <table:table-cell table:number-columns-repeated="1019"/>
        </table:table-row>
        <table:table-row table:style-name="ro2">
          <table:table-cell table:style-name="ce1" office:value-type="float" office:value="386" calcext:value-type="float">
            <text:p>386</text:p>
          </table:table-cell>
          <table:table-cell table:style-name="ce7" office:value-type="string" calcext:value-type="string">
            <text:p>يا خَيْرَ الْمَذْكُورينَ</text:p>
          </table:table-cell>
          <table:table-cell table:style-name="ce1" office:value-type="string" calcext:value-type="string">
            <text:p>Ya heyre-l mezkurine</text:p>
          </table:table-cell>
          <table:table-cell table:style-name="ce1" table:formula="of:=ABJAD([.$B924];1;1) - ABJAD(&quot;يا&quot;;1;1)" office:value-type="float" office:value="1867" calcext:value-type="float">
            <text:p>1867</text:p>
          </table:table-cell>
          <table:table-cell table:style-name="ce1" table:formula="of:=IF(ABJAD([.$B924];7;1) - ABJAD(&quot;يا&quot;;7;1) = [.$D924]; &quot;aynı&quot;;ABJAD([.$B9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5" calcext:value-type="float">
            <text:p>455</text:p>
          </table:table-cell>
          <table:table-cell table:style-name="ce7" office:value-type="string" calcext:value-type="string">
            <text:p>يا قاهِراً غَيْرَ مَقْهُورٍ</text:p>
          </table:table-cell>
          <table:table-cell table:style-name="ce1" office:value-type="string" calcext:value-type="string">
            <text:p>Ya gahiren meghurin</text:p>
          </table:table-cell>
          <table:table-cell table:style-name="ce1" table:formula="of:=ABJAD([.$B925];1;1) - ABJAD(&quot;يا&quot;;1;1)" office:value-type="float" office:value="1868" calcext:value-type="float">
            <text:p>1868</text:p>
          </table:table-cell>
          <table:table-cell table:style-name="ce1" table:formula="of:=IF(ABJAD([.$B925];7;1) - ABJAD(&quot;يا&quot;;7;1) = [.$D925]; &quot;aynı&quot;;ABJAD([.$B925];7;1) - ABJAD(&quot;يا&quot;;7;1))" office:value-type="float" office:value="1768" calcext:value-type="float">
            <text:p>1768</text:p>
          </table:table-cell>
          <table:table-cell table:number-columns-repeated="1019"/>
        </table:table-row>
        <table:table-row table:style-name="ro2">
          <table:table-cell table:style-name="ce1" office:value-type="float" office:value="785" calcext:value-type="float">
            <text:p>785</text:p>
          </table:table-cell>
          <table:table-cell table:style-name="ce7" office:value-type="string" calcext:value-type="string">
            <text:p>يا خالِقَ الشَّمْسِ وَالْقَمَرِ الْمُنيرِ</text:p>
          </table:table-cell>
          <table:table-cell table:style-name="ce1" office:value-type="string" calcext:value-type="string">
            <text:p>Ya halige-ş şemsi ve-l gemeri-l muniri</text:p>
          </table:table-cell>
          <table:table-cell table:style-name="ce1" table:formula="of:=ABJAD([.$B926];1;1) - ABJAD(&quot;يا&quot;;1;1)" office:value-type="float" office:value="1870" calcext:value-type="float">
            <text:p>1870</text:p>
          </table:table-cell>
          <table:table-cell table:style-name="ce1" table:formula="of:=IF(ABJAD([.$B926];7;1) - ABJAD(&quot;يا&quot;;7;1) = [.$D926]; &quot;aynı&quot;;ABJAD([.$B926];7;1) - ABJAD(&quot;يا&quot;;7;1))" office:value-type="float" office:value="2810" calcext:value-type="float">
            <text:p>2810</text:p>
          </table:table-cell>
          <table:table-cell table:number-columns-repeated="1019"/>
        </table:table-row>
        <table:table-row table:style-name="ro2">
          <table:table-cell table:style-name="ce1" office:value-type="float" office:value="224" calcext:value-type="float">
            <text:p>224</text:p>
          </table:table-cell>
          <table:table-cell table:style-name="ce7" office:value-type="string" calcext:value-type="string">
            <text:p>يا ذَا الْحِكْمَةِ الْبالِغَةِ</text:p>
          </table:table-cell>
          <table:table-cell table:style-name="ce1" office:value-type="string" calcext:value-type="string">
            <text:p>Ya ze-l hikmeti-l baligeti</text:p>
          </table:table-cell>
          <table:table-cell table:style-name="ce1" table:formula="of:=ABJAD([.$B927];1;1) - ABJAD(&quot;يا&quot;;1;1)" office:value-type="float" office:value="1874" calcext:value-type="float">
            <text:p>1874</text:p>
          </table:table-cell>
          <table:table-cell table:style-name="ce1" table:formula="of:=IF(ABJAD([.$B927];7;1) - ABJAD(&quot;يا&quot;;7;1) = [.$D927]; &quot;aynı&quot;;ABJAD([.$B927];7;1) - ABJAD(&quot;يا&quot;;7;1))" office:value-type="float" office:value="1774" calcext:value-type="float">
            <text:p>1774</text:p>
          </table:table-cell>
          <table:table-cell table:number-columns-repeated="1019"/>
        </table:table-row>
        <table:table-row table:style-name="ro2">
          <table:table-cell table:style-name="ce1" office:value-type="float" office:value="671" calcext:value-type="float">
            <text:p>671</text:p>
          </table:table-cell>
          <table:table-cell table:style-name="ce7" office:value-type="string" calcext:value-type="string">
            <text:p>يا مَنْ يُرْسِلُ الرِّياحَ بُشْراً بَيْنَ يَدَيْ رَحْمَتِهِ</text:p>
          </table:table-cell>
          <table:table-cell table:style-name="ce1" office:value-type="string" calcext:value-type="string">
            <text:p>Ya men yursilu-r riyahe buşren beyne yedey rehmetihi</text:p>
          </table:table-cell>
          <table:table-cell table:style-name="ce1" table:formula="of:=ABJAD([.$B928];1;1) - ABJAD(&quot;يا&quot;;1;1)" office:value-type="float" office:value="1882" calcext:value-type="float">
            <text:p>1882</text:p>
          </table:table-cell>
          <table:table-cell table:style-name="ce1" table:formula="of:=IF(ABJAD([.$B928];7;1) - ABJAD(&quot;يا&quot;;7;1) = [.$D928]; &quot;aynı&quot;;ABJAD([.$B928];7;1) - ABJAD(&quot;يا&quot;;7;1))" office:value-type="float" office:value="2822" calcext:value-type="float">
            <text:p>2822</text:p>
          </table:table-cell>
          <table:table-cell table:number-columns-repeated="1019"/>
        </table:table-row>
        <table:table-row table:style-name="ro2">
          <table:table-cell table:style-name="ce1" office:value-type="float" office:value="1000" calcext:value-type="float">
            <text:p>1000</text:p>
          </table:table-cell>
          <table:table-cell table:style-name="ce7" office:value-type="string" calcext:value-type="string">
            <text:p>يا غَنِيّاً لا يَفْتَقِرُ</text:p>
          </table:table-cell>
          <table:table-cell table:style-name="ce1" office:value-type="string" calcext:value-type="string">
            <text:p>Ya ğeniyyen la yeftegiru</text:p>
          </table:table-cell>
          <table:table-cell table:style-name="ce1" table:formula="of:=ABJAD([.$B929];1;1) - ABJAD(&quot;يا&quot;;1;1)" office:value-type="float" office:value="1882" calcext:value-type="float">
            <text:p>1882</text:p>
          </table:table-cell>
          <table:table-cell table:style-name="ce1" table:formula="of:=IF(ABJAD([.$B929];7;1) - ABJAD(&quot;يا&quot;;7;1) = [.$D929]; &quot;aynı&quot;;ABJAD([.$B929];7;1) - ABJAD(&quot;يا&quot;;7;1))" office:value-type="float" office:value="1782" calcext:value-type="float">
            <text:p>1782</text:p>
          </table:table-cell>
          <table:table-cell table:number-columns-repeated="1019"/>
        </table:table-row>
        <table:table-row table:style-name="ro2">
          <table:table-cell table:style-name="ce1" office:value-type="float" office:value="613" calcext:value-type="float">
            <text:p>613</text:p>
          </table:table-cell>
          <table:table-cell table:style-name="ce7" office:value-type="string" calcext:value-type="string">
            <text:p>يا مَنْ جَعَلَ الظُّلُماتِ وَالأَنْوارَ</text:p>
          </table:table-cell>
          <table:table-cell table:style-name="ce1" office:value-type="string" calcext:value-type="string">
            <text:p>Ya men ce’ele-z zulumati ve-l envare</text:p>
          </table:table-cell>
          <table:table-cell table:style-name="ce1" table:formula="of:=ABJAD([.$B930];1;1) - ABJAD(&quot;يا&quot;;1;1)" office:value-type="float" office:value="1890" calcext:value-type="float">
            <text:p>1890</text:p>
          </table:table-cell>
          <table:table-cell table:style-name="ce1" table:formula="of:=IF(ABJAD([.$B930];7;1) - ABJAD(&quot;يا&quot;;7;1) = [.$D930]; &quot;aynı&quot;;ABJAD([.$B930];7;1) - ABJAD(&quot;يا&quot;;7;1))" office:value-type="float" office:value="1790" calcext:value-type="float">
            <text:p>1790</text:p>
          </table:table-cell>
          <table:table-cell table:number-columns-repeated="1019"/>
        </table:table-row>
        <table:table-row table:style-name="ro2">
          <table:table-cell table:style-name="ce1" office:value-type="float" office:value="944" calcext:value-type="float">
            <text:p>944</text:p>
          </table:table-cell>
          <table:table-cell table:style-name="ce7" office:value-type="string" calcext:value-type="string">
            <text:p>يا خَيْرَ شاكِر وَمَشْكُور</text:p>
          </table:table-cell>
          <table:table-cell table:style-name="ce1" office:value-type="string" calcext:value-type="string">
            <text:p>Ya heyre şakirin ve meşkurin</text:p>
          </table:table-cell>
          <table:table-cell table:style-name="ce1" table:formula="of:=ABJAD([.$B931];1;1) - ABJAD(&quot;يا&quot;;1;1)" office:value-type="float" office:value="1903" calcext:value-type="float">
            <text:p>1903</text:p>
          </table:table-cell>
          <table:table-cell table:style-name="ce1" table:formula="of:=IF(ABJAD([.$B931];7;1) - ABJAD(&quot;يا&quot;;7;1) = [.$D931]; &quot;aynı&quot;;ABJAD([.$B931];7;1) - ABJAD(&quot;يا&quot;;7;1))" office:value-type="float" office:value="3303" calcext:value-type="float">
            <text:p>3303</text:p>
          </table:table-cell>
          <table:table-cell table:number-columns-repeated="1019"/>
        </table:table-row>
        <table:table-row table:style-name="ro2">
          <table:table-cell table:style-name="ce1" office:value-type="float" office:value="623" calcext:value-type="float">
            <text:p>623</text:p>
          </table:table-cell>
          <table:table-cell table:style-name="ce7" office:value-type="string" calcext:value-type="string">
            <text:p>يا مَنْ يَعْلَمُ ضَميرَ الصّامِتينَ</text:p>
          </table:table-cell>
          <table:table-cell table:style-name="ce1" office:value-type="string" calcext:value-type="string">
            <text:p>Ya men ye’lemu-z zemire-s samitine</text:p>
          </table:table-cell>
          <table:table-cell table:style-name="ce1" table:formula="of:=ABJAD([.$B932];1;1) - ABJAD(&quot;يا&quot;;1;1)" office:value-type="float" office:value="1912" calcext:value-type="float">
            <text:p>1912</text:p>
          </table:table-cell>
          <table:table-cell table:style-name="ce1" table:formula="of:=IF(ABJAD([.$B932];7;1) - ABJAD(&quot;يا&quot;;7;1) = [.$D932]; &quot;aynı&quot;;ABJAD([.$B932];7;1) - ABJAD(&quot;يا&quot;;7;1))" office:value-type="float" office:value="1172" calcext:value-type="float">
            <text:p>1172</text:p>
          </table:table-cell>
          <table:table-cell table:number-columns-repeated="1019"/>
        </table:table-row>
        <table:table-row table:style-name="ro2">
          <table:table-cell table:style-name="ce1" office:value-type="float" office:value="276" calcext:value-type="float">
            <text:p>276</text:p>
          </table:table-cell>
          <table:table-cell table:style-name="ce7" office:value-type="string" calcext:value-type="string">
            <text:p>يا فَخْرَ مَنْ لا فَخْرَ لَهُ</text:p>
          </table:table-cell>
          <table:table-cell table:style-name="ce1" office:value-type="string" calcext:value-type="string">
            <text:p>Ya fehre men la fehre lehu</text:p>
          </table:table-cell>
          <table:table-cell table:style-name="ce1" table:formula="of:=ABJAD([.$B933];1;1) - ABJAD(&quot;يا&quot;;1;1)" office:value-type="float" office:value="1916" calcext:value-type="float">
            <text:p>1916</text:p>
          </table:table-cell>
          <table:table-cell table:style-name="ce1" table:formula="of:=IF(ABJAD([.$B933];7;1) - ABJAD(&quot;يا&quot;;7;1) = [.$D933]; &quot;aynı&quot;;ABJAD([.$B9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5" calcext:value-type="float">
            <text:p>635</text:p>
          </table:table-cell>
          <table:table-cell table:style-name="ce7" office:value-type="string" calcext:value-type="string">
            <text:p>يا غافِرَ الْخَطاءِ</text:p>
          </table:table-cell>
          <table:table-cell table:style-name="ce1" office:value-type="string" calcext:value-type="string">
            <text:p>Ya ğafire-l hetai</text:p>
          </table:table-cell>
          <table:table-cell table:style-name="ce1" table:formula="of:=ABJAD([.$B934];1;1) - ABJAD(&quot;يا&quot;;1;1)" office:value-type="float" office:value="1923" calcext:value-type="float">
            <text:p>1923</text:p>
          </table:table-cell>
          <table:table-cell table:style-name="ce1" table:formula="of:=IF(ABJAD([.$B934];7;1) - ABJAD(&quot;يا&quot;;7;1) = [.$D934]; &quot;aynı&quot;;ABJAD([.$B934];7;1) - ABJAD(&quot;يا&quot;;7;1))" office:value-type="float" office:value="1823" calcext:value-type="float">
            <text:p>1823</text:p>
          </table:table-cell>
          <table:table-cell table:number-columns-repeated="1019"/>
        </table:table-row>
        <table:table-row table:style-name="ro2">
          <table:table-cell table:style-name="ce1" office:value-type="float" office:value="983" calcext:value-type="float">
            <text:p>983</text:p>
          </table:table-cell>
          <table:table-cell table:style-name="ce7" office:value-type="string" calcext:value-type="string">
            <text:p>يا مَنْ لا يَشْغَلُهُ سَمْعٌ عَنْ سَمْع</text:p>
          </table:table-cell>
          <table:table-cell table:style-name="ce1" office:value-type="string" calcext:value-type="string">
            <text:p>Ya men la yeşğeluhu sem’un en sem’in</text:p>
          </table:table-cell>
          <table:table-cell table:style-name="ce1" table:formula="of:=ABJAD([.$B935];1;1) - ABJAD(&quot;يا&quot;;1;1)" office:value-type="float" office:value="1926" calcext:value-type="float">
            <text:p>1926</text:p>
          </table:table-cell>
          <table:table-cell table:style-name="ce1" table:formula="of:=IF(ABJAD([.$B935];7;1) - ABJAD(&quot;يا&quot;;7;1) = [.$D935]; &quot;aynı&quot;;ABJAD([.$B935];7;1) - ABJAD(&quot;يا&quot;;7;1))" office:value-type="float" office:value="3006" calcext:value-type="float">
            <text:p>3006</text:p>
          </table:table-cell>
          <table:table-cell table:number-columns-repeated="1019"/>
        </table:table-row>
        <table:table-row table:style-name="ro2">
          <table:table-cell table:style-name="ce1" office:value-type="float" office:value="75" calcext:value-type="float">
            <text:p>75</text:p>
          </table:table-cell>
          <table:table-cell table:style-name="ce7" office:value-type="string" calcext:value-type="string">
            <text:p>يا ذَا الْعَفْوِ وَالرِّضاءِ</text:p>
          </table:table-cell>
          <table:table-cell table:style-name="ce1" office:value-type="string" calcext:value-type="string">
            <text:p>Ya ze-l efvi ve-r riza</text:p>
          </table:table-cell>
          <table:table-cell table:style-name="ce1" table:formula="of:=ABJAD([.$B936];1;1) - ABJAD(&quot;يا&quot;;1;1)" office:value-type="float" office:value="1927" calcext:value-type="float">
            <text:p>1927</text:p>
          </table:table-cell>
          <table:table-cell table:style-name="ce1" table:formula="of:=IF(ABJAD([.$B936];7;1) - ABJAD(&quot;يا&quot;;7;1) = [.$D936]; &quot;aynı&quot;;ABJAD([.$B936];7;1) - ABJAD(&quot;يا&quot;;7;1))" office:value-type="float" office:value="1217" calcext:value-type="float">
            <text:p>1217</text:p>
          </table:table-cell>
          <table:table-cell table:number-columns-repeated="1019"/>
        </table:table-row>
        <table:table-row table:style-name="ro2">
          <table:table-cell table:style-name="ce1" office:value-type="float" office:value="213" calcext:value-type="float">
            <text:p>213</text:p>
          </table:table-cell>
          <table:table-cell table:style-name="ce7" office:value-type="string" calcext:value-type="string">
            <text:p>يا مَنْ لَمْ يُؤاخِذْ بِالْجَريرَةِ</text:p>
          </table:table-cell>
          <table:table-cell table:style-name="ce1" office:value-type="string" calcext:value-type="string">
            <text:p>Ya men lem yuahiz bi-l cerireti</text:p>
          </table:table-cell>
          <table:table-cell table:style-name="ce1" table:formula="of:=ABJAD([.$B937];1;1) - ABJAD(&quot;يا&quot;;1;1)" office:value-type="float" office:value="1929" calcext:value-type="float">
            <text:p>1929</text:p>
          </table:table-cell>
          <table:table-cell table:style-name="ce1" table:formula="of:=IF(ABJAD([.$B937];7;1) - ABJAD(&quot;يا&quot;;7;1) = [.$D937]; &quot;aynı&quot;;ABJAD([.$B9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 calcext:value-type="float">
            <text:p>61</text:p>
          </table:table-cell>
          <table:table-cell table:style-name="ce7" office:value-type="string" calcext:value-type="string">
            <text:p>يا غافِرَ الْخَطايا</text:p>
          </table:table-cell>
          <table:table-cell table:style-name="ce1" office:value-type="string" calcext:value-type="string">
            <text:p>Ya ğafire-l hetaya</text:p>
          </table:table-cell>
          <table:table-cell table:style-name="ce1" table:formula="of:=ABJAD([.$B938];1;1) - ABJAD(&quot;يا&quot;;1;1)" office:value-type="float" office:value="1933" calcext:value-type="float">
            <text:p>1933</text:p>
          </table:table-cell>
          <table:table-cell table:style-name="ce1" table:formula="of:=IF(ABJAD([.$B938];7;1) - ABJAD(&quot;يا&quot;;7;1) = [.$D938]; &quot;aynı&quot;;ABJAD([.$B938];7;1) - ABJAD(&quot;يا&quot;;7;1))" office:value-type="float" office:value="1833" calcext:value-type="float">
            <text:p>1833</text:p>
          </table:table-cell>
          <table:table-cell table:number-columns-repeated="1019"/>
        </table:table-row>
        <table:table-row table:style-name="ro2">
          <table:table-cell table:style-name="ce1" office:value-type="float" office:value="148" calcext:value-type="float">
            <text:p>148</text:p>
          </table:table-cell>
          <table:table-cell table:style-name="ce7" office:value-type="string" calcext:value-type="string">
            <text:p>يا ذَا الْعَظَمَةِ وَالسُّلْطانِ</text:p>
          </table:table-cell>
          <table:table-cell table:style-name="ce1" office:value-type="string" calcext:value-type="string">
            <text:p>Ya ze-l ezemeti ve-s sultani</text:p>
          </table:table-cell>
          <table:table-cell table:style-name="ce1" table:formula="of:=ABJAD([.$B939];1;1) - ABJAD(&quot;يا&quot;;1;1)" office:value-type="float" office:value="1934" calcext:value-type="float">
            <text:p>1934</text:p>
          </table:table-cell>
          <table:table-cell table:style-name="ce1" table:formula="of:=IF(ABJAD([.$B939];7;1) - ABJAD(&quot;يا&quot;;7;1) = [.$D939]; &quot;aynı&quot;;ABJAD([.$B939];7;1) - ABJAD(&quot;يا&quot;;7;1))" office:value-type="float" office:value="2074" calcext:value-type="float">
            <text:p>2074</text:p>
          </table:table-cell>
          <table:table-cell table:number-columns-repeated="1019"/>
        </table:table-row>
        <table:table-row table:style-name="ro2">
          <table:table-cell table:style-name="ce1" office:value-type="float" office:value="458" calcext:value-type="float">
            <text:p>458</text:p>
          </table:table-cell>
          <table:table-cell table:style-name="ce7" office:value-type="string" calcext:value-type="string">
            <text:p>يا ناصِراً غَيْرَ مَنْصُورٍ</text:p>
          </table:table-cell>
          <table:table-cell table:style-name="ce1" office:value-type="string" calcext:value-type="string">
            <text:p>Ya nasiren ğeyre mensurin</text:p>
          </table:table-cell>
          <table:table-cell table:style-name="ce1" table:formula="of:=ABJAD([.$B940];1;1) - ABJAD(&quot;يا&quot;;1;1)" office:value-type="float" office:value="1938" calcext:value-type="float">
            <text:p>1938</text:p>
          </table:table-cell>
          <table:table-cell table:style-name="ce1" table:formula="of:=IF(ABJAD([.$B940];7;1) - ABJAD(&quot;يا&quot;;7;1) = [.$D940]; &quot;aynı&quot;;ABJAD([.$B940];7;1) - ABJAD(&quot;يا&quot;;7;1))" office:value-type="float" office:value="1778" calcext:value-type="float">
            <text:p>1778</text:p>
          </table:table-cell>
          <table:table-cell table:number-columns-repeated="1019"/>
        </table:table-row>
        <table:table-row table:style-name="ro2">
          <table:table-cell table:style-name="ce1" office:value-type="float" office:value="794" calcext:value-type="float">
            <text:p>794</text:p>
          </table:table-cell>
          <table:table-cell table:style-name="ce7" office:value-type="string" calcext:value-type="string">
            <text:p>يا ذَا الْفَضْلِ وَالْكَرَمِ</text:p>
          </table:table-cell>
          <table:table-cell table:style-name="ce1" office:value-type="string" calcext:value-type="string">
            <text:p>Ya ze-l fezli ve-l keremi</text:p>
          </table:table-cell>
          <table:table-cell table:style-name="ce1" table:formula="of:=ABJAD([.$B941];1;1) - ABJAD(&quot;يا&quot;;1;1)" office:value-type="float" office:value="1939" calcext:value-type="float">
            <text:p>1939</text:p>
          </table:table-cell>
          <table:table-cell table:style-name="ce1" table:formula="of:=IF(ABJAD([.$B941];7;1) - ABJAD(&quot;يا&quot;;7;1) = [.$D941]; &quot;aynı&quot;;ABJAD([.$B941];7;1) - ABJAD(&quot;يا&quot;;7;1))" office:value-type="float" office:value="1229" calcext:value-type="float">
            <text:p>1229</text:p>
          </table:table-cell>
          <table:table-cell table:number-columns-repeated="1019"/>
        </table:table-row>
        <table:table-row table:style-name="ro2">
          <table:table-cell table:style-name="ce1" office:value-type="float" office:value="230" calcext:value-type="float">
            <text:p>230</text:p>
          </table:table-cell>
          <table:table-cell table:style-name="ce7" office:value-type="string" calcext:value-type="string">
            <text:p>يا ذَا الْعَظَمَةِ الْمَنيعَةِ</text:p>
          </table:table-cell>
          <table:table-cell table:style-name="ce1" office:value-type="string" calcext:value-type="string">
            <text:p>Ya ze-l ezemeti-l menieti</text:p>
          </table:table-cell>
          <table:table-cell table:style-name="ce1" table:formula="of:=ABJAD([.$B942];1;1) - ABJAD(&quot;يا&quot;;1;1)" office:value-type="float" office:value="1953" calcext:value-type="float">
            <text:p>1953</text:p>
          </table:table-cell>
          <table:table-cell table:style-name="ce1" table:formula="of:=IF(ABJAD([.$B942];7;1) - ABJAD(&quot;يا&quot;;7;1) = [.$D942]; &quot;aynı&quot;;ABJAD([.$B942];7;1) - ABJAD(&quot;يا&quot;;7;1))" office:value-type="float" office:value="1853" calcext:value-type="float">
            <text:p>1853</text:p>
          </table:table-cell>
          <table:table-cell table:number-columns-repeated="1019"/>
        </table:table-row>
        <table:table-row table:style-name="ro2">
          <table:table-cell table:style-name="ce1" office:value-type="float" office:value="361" calcext:value-type="float">
            <text:p>361</text:p>
          </table:table-cell>
          <table:table-cell table:style-name="ce7" office:value-type="string" calcext:value-type="string">
            <text:p>يا مَنْ كُلُّ شَيْءٍ خاضِعٌ لَهُ</text:p>
          </table:table-cell>
          <table:table-cell table:style-name="ce1" office:value-type="string" calcext:value-type="string">
            <text:p>Ya men kullu şey’in haziun lehu</text:p>
          </table:table-cell>
          <table:table-cell table:style-name="ce1" table:formula="of:=ABJAD([.$B943];1;1) - ABJAD(&quot;يا&quot;;1;1)" office:value-type="float" office:value="1957" calcext:value-type="float">
            <text:p>1957</text:p>
          </table:table-cell>
          <table:table-cell table:style-name="ce1" table:formula="of:=IF(ABJAD([.$B943];7;1) - ABJAD(&quot;يا&quot;;7;1) = [.$D943]; &quot;aynı&quot;;ABJAD([.$B943];7;1) - ABJAD(&quot;يا&quot;;7;1))" office:value-type="float" office:value="1947" calcext:value-type="float">
            <text:p>1947</text:p>
          </table:table-cell>
          <table:table-cell table:number-columns-repeated="1019"/>
        </table:table-row>
        <table:table-row table:style-name="ro2">
          <table:table-cell table:style-name="ce1" office:value-type="float" office:value="456" calcext:value-type="float">
            <text:p>456</text:p>
          </table:table-cell>
          <table:table-cell table:style-name="ce7" office:value-type="string" calcext:value-type="string">
            <text:p>يا رافِعاً غَيْرَ مَرْفُوعٍ</text:p>
          </table:table-cell>
          <table:table-cell table:style-name="ce1" office:value-type="string" calcext:value-type="string">
            <text:p>Ya rafien ğeyre merfuin</text:p>
          </table:table-cell>
          <table:table-cell table:style-name="ce1" table:formula="of:=ABJAD([.$B944];1;1) - ABJAD(&quot;يا&quot;;1;1)" office:value-type="float" office:value="1958" calcext:value-type="float">
            <text:p>1958</text:p>
          </table:table-cell>
          <table:table-cell table:style-name="ce1" table:formula="of:=IF(ABJAD([.$B944];7;1) - ABJAD(&quot;يا&quot;;7;1) = [.$D944]; &quot;aynı&quot;;ABJAD([.$B944];7;1) - ABJAD(&quot;يا&quot;;7;1))" office:value-type="float" office:value="1858" calcext:value-type="float">
            <text:p>1858</text:p>
          </table:table-cell>
          <table:table-cell table:number-columns-repeated="1019"/>
        </table:table-row>
        <table:table-row table:style-name="ro2">
          <table:table-cell table:style-name="ce1" office:value-type="float" office:value="956" calcext:value-type="float">
            <text:p>956</text:p>
          </table:table-cell>
          <table:table-cell table:style-name="ce7" office:value-type="string" calcext:value-type="string">
            <text:p>يا مَنْ هُوَ بِمَنِ اسْتَحْفَظَهُ رَقيبٌ</text:p>
          </table:table-cell>
          <table:table-cell table:style-name="ce1" office:value-type="string" calcext:value-type="string">
            <text:p>Ya men huve bi men istehfezehu regibun</text:p>
          </table:table-cell>
          <table:table-cell table:style-name="ce1" table:formula="of:=ABJAD([.$B945];1;1) - ABJAD(&quot;يا&quot;;1;1)" office:value-type="float" office:value="1959" calcext:value-type="float">
            <text:p>1959</text:p>
          </table:table-cell>
          <table:table-cell table:style-name="ce1" table:formula="of:=IF(ABJAD([.$B945];7;1) - ABJAD(&quot;يا&quot;;7;1) = [.$D945]; &quot;aynı&quot;;ABJAD([.$B945];7;1) - ABJAD(&quot;يا&quot;;7;1))" office:value-type="float" office:value="2099" calcext:value-type="float">
            <text:p>2099</text:p>
          </table:table-cell>
          <table:table-cell table:number-columns-repeated="1019"/>
        </table:table-row>
        <table:table-row table:style-name="ro2">
          <table:table-cell table:style-name="ce1" office:value-type="float" office:value="856" calcext:value-type="float">
            <text:p>856</text:p>
          </table:table-cell>
          <table:table-cell table:style-name="ce7" office:value-type="string" calcext:value-type="string">
            <text:p>یَا أَعَزَّ مَذْکُورٍ ذُکِرَ</text:p>
          </table:table-cell>
          <table:table-cell table:style-name="ce1" office:value-type="string" calcext:value-type="string">
            <text:p>Ya e’ezze mezkurin zukire</text:p>
          </table:table-cell>
          <table:table-cell table:style-name="ce1" table:formula="of:=ABJAD([.$B946];1;1) - ABJAD(&quot;يا&quot;;1;1)" office:value-type="float" office:value="1964" calcext:value-type="float">
            <text:p>1964</text:p>
          </table:table-cell>
          <table:table-cell table:style-name="ce1" table:formula="of:=IF(ABJAD([.$B946];7;1) - ABJAD(&quot;يا&quot;;7;1) = [.$D946]; &quot;aynı&quot;;ABJAD([.$B9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8" calcext:value-type="float">
            <text:p>108</text:p>
          </table:table-cell>
          <table:table-cell table:style-name="ce7" office:value-type="string" calcext:value-type="string">
            <text:p>يا غَنائي عِنْدَ افْتِقاري</text:p>
          </table:table-cell>
          <table:table-cell table:style-name="ce1" office:value-type="string" calcext:value-type="string">
            <text:p>Ya ğenai inde iftihari</text:p>
          </table:table-cell>
          <table:table-cell table:style-name="ce1" table:formula="of:=ABJAD([.$B947];1;1) - ABJAD(&quot;يا&quot;;1;1)" office:value-type="float" office:value="1988" calcext:value-type="float">
            <text:p>1988</text:p>
          </table:table-cell>
          <table:table-cell table:style-name="ce1" table:formula="of:=IF(ABJAD([.$B947];7;1) - ABJAD(&quot;يا&quot;;7;1) = [.$D947]; &quot;aynı&quot;;ABJAD([.$B947];7;1) - ABJAD(&quot;يا&quot;;7;1))" office:value-type="float" office:value="1888" calcext:value-type="float">
            <text:p>1888</text:p>
          </table:table-cell>
          <table:table-cell table:number-columns-repeated="1019"/>
        </table:table-row>
        <table:table-row table:style-name="ro2">
          <table:table-cell table:style-name="ce1" office:value-type="float" office:value="221" calcext:value-type="float">
            <text:p>221</text:p>
          </table:table-cell>
          <table:table-cell table:style-name="ce7" office:value-type="string" calcext:value-type="string">
            <text:p>يا ذَا النِّعْمَةِ السّابِغَةِ</text:p>
          </table:table-cell>
          <table:table-cell table:style-name="ce1" office:value-type="string" calcext:value-type="string">
            <text:p>Ya ze-n ni’meti-s sabigeti</text:p>
          </table:table-cell>
          <table:table-cell table:style-name="ce1" table:formula="of:=ABJAD([.$B948];1;1) - ABJAD(&quot;يا&quot;;1;1)" office:value-type="float" office:value="1996" calcext:value-type="float">
            <text:p>1996</text:p>
          </table:table-cell>
          <table:table-cell table:style-name="ce1" table:formula="of:=IF(ABJAD([.$B948];7;1) - ABJAD(&quot;يا&quot;;7;1) = [.$D948]; &quot;aynı&quot;;ABJAD([.$B948];7;1) - ABJAD(&quot;يا&quot;;7;1))" office:value-type="float" office:value="2136" calcext:value-type="float">
            <text:p>2136</text:p>
          </table:table-cell>
          <table:table-cell table:number-columns-repeated="1019"/>
        </table:table-row>
        <table:table-row table:style-name="ro2">
          <table:table-cell table:style-name="ce1" office:value-type="float" office:value="665" calcext:value-type="float">
            <text:p>665</text:p>
          </table:table-cell>
          <table:table-cell table:style-name="ce7" office:value-type="string" calcext:value-type="string">
            <text:p>يا مَنْ لا تَنْفَعُ الشَّفاعَةُ إلاّ بِاِذْنِهِ</text:p>
          </table:table-cell>
          <table:table-cell table:style-name="ce1" office:value-type="string" calcext:value-type="string">
            <text:p>Ya men la tenfeu-ş şefaetu illa bi iznihi</text:p>
          </table:table-cell>
          <table:table-cell table:style-name="ce1" table:formula="of:=ABJAD([.$B949];1;1) - ABJAD(&quot;يا&quot;;1;1)" office:value-type="float" office:value="1998" calcext:value-type="float">
            <text:p>1998</text:p>
          </table:table-cell>
          <table:table-cell table:style-name="ce1" table:formula="of:=IF(ABJAD([.$B949];7;1) - ABJAD(&quot;يا&quot;;7;1) = [.$D949]; &quot;aynı&quot;;ABJAD([.$B949];7;1) - ABJAD(&quot;يا&quot;;7;1))" office:value-type="float" office:value="2698" calcext:value-type="float">
            <text:p>2698</text:p>
          </table:table-cell>
          <table:table-cell table:number-columns-repeated="1019"/>
        </table:table-row>
        <table:table-row table:style-name="ro2">
          <table:table-cell table:style-name="ce1" office:value-type="float" office:value="55" calcext:value-type="float">
            <text:p>55</text:p>
          </table:table-cell>
          <table:table-cell table:style-name="ce7" office:value-type="string" calcext:value-type="string">
            <text:p>يا مَنِ انْقادَ كُلُّ شَيْءٍ مِنْ خَشْيَتِهِ</text:p>
          </table:table-cell>
          <table:table-cell table:style-name="ce1" office:value-type="string" calcext:value-type="string">
            <text:p>Ya men ingade kullu şey’in min heşyetihi</text:p>
          </table:table-cell>
          <table:table-cell table:style-name="ce1" table:formula="of:=ABJAD([.$B950];1;1) - ABJAD(&quot;يا&quot;;1;1)" office:value-type="float" office:value="2012" calcext:value-type="float">
            <text:p>2012</text:p>
          </table:table-cell>
          <table:table-cell table:style-name="ce1" table:formula="of:=IF(ABJAD([.$B950];7;1) - ABJAD(&quot;يا&quot;;7;1) = [.$D950]; &quot;aynı&quot;;ABJAD([.$B950];7;1) - ABJAD(&quot;يا&quot;;7;1))" office:value-type="float" office:value="3412" calcext:value-type="float">
            <text:p>3412</text:p>
          </table:table-cell>
          <table:table-cell table:number-columns-repeated="1019"/>
        </table:table-row>
        <table:table-row table:style-name="ro2">
          <table:table-cell table:style-name="ce1" office:value-type="float" office:value="749" calcext:value-type="float">
            <text:p>749</text:p>
          </table:table-cell>
          <table:table-cell table:style-name="ce7" office:value-type="string" calcext:value-type="string">
            <text:p>يا مَنْ آياتُهُ بُرْهانٌ لِلنّاظِرينَ</text:p>
          </table:table-cell>
          <table:table-cell table:style-name="ce1" office:value-type="string" calcext:value-type="string">
            <text:p>Ya men ayatuhu burhanun li-n nazirine</text:p>
          </table:table-cell>
          <table:table-cell table:style-name="ce1" table:formula="of:=ABJAD([.$B951];1;1) - ABJAD(&quot;يا&quot;;1;1)" office:value-type="float" office:value="2036" calcext:value-type="float">
            <text:p>2036</text:p>
          </table:table-cell>
          <table:table-cell table:style-name="ce1" table:formula="of:=IF(ABJAD([.$B951];7;1) - ABJAD(&quot;يا&quot;;7;1) = [.$D951]; &quot;aynı&quot;;ABJAD([.$B951];7;1) - ABJAD(&quot;يا&quot;;7;1))" office:value-type="float" office:value="1936" calcext:value-type="float">
            <text:p>1936</text:p>
          </table:table-cell>
          <table:table-cell table:number-columns-repeated="1019"/>
        </table:table-row>
        <table:table-row table:style-name="ro2">
          <table:table-cell table:style-name="ce1" office:value-type="float" office:value="619" calcext:value-type="float">
            <text:p>619</text:p>
          </table:table-cell>
          <table:table-cell table:style-name="ce7" office:value-type="string" calcext:value-type="string">
            <text:p>يا مَنْ لَمْ يَتَّخِذْ صاحِبَةً وَلا وَلَداً</text:p>
          </table:table-cell>
          <table:table-cell table:style-name="ce1" office:value-type="string" calcext:value-type="string">
            <text:p>Ya men lem yettehiz sahibeten ve la veleden</text:p>
          </table:table-cell>
          <table:table-cell table:style-name="ce1" table:formula="of:=ABJAD([.$B952];1;1) - ABJAD(&quot;يا&quot;;1;1)" office:value-type="float" office:value="2054" calcext:value-type="float">
            <text:p>2054</text:p>
          </table:table-cell>
          <table:table-cell table:style-name="ce1" table:formula="of:=IF(ABJAD([.$B952];7;1) - ABJAD(&quot;يا&quot;;7;1) = [.$D952]; &quot;aynı&quot;;ABJAD([.$B952];7;1) - ABJAD(&quot;يا&quot;;7;1))" office:value-type="float" office:value="2024" calcext:value-type="float">
            <text:p>2024</text:p>
          </table:table-cell>
          <table:table-cell table:number-columns-repeated="1019"/>
        </table:table-row>
        <table:table-row table:style-name="ro2">
          <table:table-cell table:style-name="ce1" office:value-type="float" office:value="833" calcext:value-type="float">
            <text:p>833</text:p>
          </table:table-cell>
          <table:table-cell table:style-name="ce7" office:value-type="string" calcext:value-type="string">
            <text:p>يا مَنْ لَمْ يَتَّخِذْ صاحِبَةً وَلا وَلَداً</text:p>
          </table:table-cell>
          <table:table-cell table:style-name="ce1" office:value-type="string" calcext:value-type="string">
            <text:p>Ya me lem yettehiz sahibeten ve la veleden</text:p>
          </table:table-cell>
          <table:table-cell table:style-name="ce1" table:formula="of:=ABJAD([.$B953];1;1) - ABJAD(&quot;يا&quot;;1;1)" office:value-type="float" office:value="2054" calcext:value-type="float">
            <text:p>2054</text:p>
          </table:table-cell>
          <table:table-cell table:style-name="ce1" table:formula="of:=IF(ABJAD([.$B953];7;1) - ABJAD(&quot;يا&quot;;7;1) = [.$D953]; &quot;aynı&quot;;ABJAD([.$B953];7;1) - ABJAD(&quot;يا&quot;;7;1))" office:value-type="float" office:value="2024" calcext:value-type="float">
            <text:p>2024</text:p>
          </table:table-cell>
          <table:table-cell table:number-columns-repeated="1019"/>
        </table:table-row>
        <table:table-row table:style-name="ro2">
          <table:table-cell table:style-name="ce1" office:value-type="float" office:value="193" calcext:value-type="float">
            <text:p>193</text:p>
          </table:table-cell>
          <table:table-cell table:style-name="ce7" office:value-type="string" calcext:value-type="string">
            <text:p>يا غافِرَ الذَّنْبِ</text:p>
          </table:table-cell>
          <table:table-cell table:style-name="ce1" office:value-type="string" calcext:value-type="string">
            <text:p>Ya ğafire-z zenbi</text:p>
          </table:table-cell>
          <table:table-cell table:style-name="ce1" table:formula="of:=ABJAD([.$B954];1;1) - ABJAD(&quot;يا&quot;;1;1)" office:value-type="float" office:value="2064" calcext:value-type="float">
            <text:p>2064</text:p>
          </table:table-cell>
          <table:table-cell table:style-name="ce1" table:formula="of:=IF(ABJAD([.$B954];7;1) - ABJAD(&quot;يا&quot;;7;1) = [.$D954]; &quot;aynı&quot;;ABJAD([.$B954];7;1) - ABJAD(&quot;يا&quot;;7;1))" office:value-type="float" office:value="1964" calcext:value-type="float">
            <text:p>1964</text:p>
          </table:table-cell>
          <table:table-cell table:number-columns-repeated="1019"/>
        </table:table-row>
        <table:table-row table:style-name="ro2">
          <table:table-cell table:style-name="ce1" office:value-type="float" office:value="112" calcext:value-type="float">
            <text:p>112</text:p>
          </table:table-cell>
          <table:table-cell table:style-name="ce7" office:value-type="string" calcext:value-type="string">
            <text:p>يا غَفّارَ الذُّنُوبِ</text:p>
          </table:table-cell>
          <table:table-cell table:style-name="ce1" office:value-type="string" calcext:value-type="string">
            <text:p>Ya ğeffare-z zunubi</text:p>
          </table:table-cell>
          <table:table-cell table:style-name="ce1" table:formula="of:=ABJAD([.$B955];1;1) - ABJAD(&quot;يا&quot;;1;1)" office:value-type="float" office:value="2070" calcext:value-type="float">
            <text:p>2070</text:p>
          </table:table-cell>
          <table:table-cell table:style-name="ce1" table:formula="of:=IF(ABJAD([.$B955];7;1) - ABJAD(&quot;يا&quot;;7;1) = [.$D955]; &quot;aynı&quot;;ABJAD([.$B955];7;1) - ABJAD(&quot;يا&quot;;7;1))" office:value-type="float" office:value="1970" calcext:value-type="float">
            <text:p>1970</text:p>
          </table:table-cell>
          <table:table-cell table:number-columns-repeated="1019"/>
        </table:table-row>
        <table:table-row table:style-name="ro2">
          <table:table-cell table:style-name="ce1" office:value-type="float" office:value="498" calcext:value-type="float">
            <text:p>498</text:p>
          </table:table-cell>
          <table:table-cell table:style-name="ce7" office:value-type="string" calcext:value-type="string">
            <text:p>يا مَنْ يَقْضي وَلا يُقْضى عَلَيْهِ</text:p>
          </table:table-cell>
          <table:table-cell table:style-name="ce1" office:value-type="string" calcext:value-type="string">
            <text:p>Ya men yegza ve la yugza eleyhi</text:p>
          </table:table-cell>
          <table:table-cell table:style-name="ce1" table:formula="of:=ABJAD([.$B956];1;1) - ABJAD(&quot;يا&quot;;1;1)" office:value-type="float" office:value="2073" calcext:value-type="float">
            <text:p>2073</text:p>
          </table:table-cell>
          <table:table-cell table:style-name="ce1" table:formula="of:=IF(ABJAD([.$B956];7;1) - ABJAD(&quot;يا&quot;;7;1) = [.$D956]; &quot;aynı&quot;;ABJAD([.$B956];7;1) - ABJAD(&quot;يا&quot;;7;1))" office:value-type="float" office:value="653" calcext:value-type="float">
            <text:p>653</text:p>
          </table:table-cell>
          <table:table-cell table:number-columns-repeated="1019"/>
        </table:table-row>
        <table:table-row table:style-name="ro2">
          <table:table-cell table:style-name="ce1" office:value-type="float" office:value="146" calcext:value-type="float">
            <text:p>146</text:p>
          </table:table-cell>
          <table:table-cell table:style-name="ce7" office:value-type="string" calcext:value-type="string">
            <text:p>يا ذَا الرَّحْمَةِ وَالرِّضْوانِ</text:p>
          </table:table-cell>
          <table:table-cell table:style-name="ce1" office:value-type="string" calcext:value-type="string">
            <text:p>Ya ze-r rehmeti ve-r rizvani</text:p>
          </table:table-cell>
          <table:table-cell table:style-name="ce1" table:formula="of:=ABJAD([.$B957];1;1) - ABJAD(&quot;يا&quot;;1;1)" office:value-type="float" office:value="2079" calcext:value-type="float">
            <text:p>2079</text:p>
          </table:table-cell>
          <table:table-cell table:style-name="ce1" table:formula="of:=IF(ABJAD([.$B957];7;1) - ABJAD(&quot;يا&quot;;7;1) = [.$D957]; &quot;aynı&quot;;ABJAD([.$B957];7;1) - ABJAD(&quot;يا&quot;;7;1))" office:value-type="float" office:value="1369" calcext:value-type="float">
            <text:p>1369</text:p>
          </table:table-cell>
          <table:table-cell table:number-columns-repeated="1019"/>
        </table:table-row>
        <table:table-row table:style-name="ro2">
          <table:table-cell table:style-name="ce1" office:value-type="float" office:value="227" calcext:value-type="float">
            <text:p>227</text:p>
          </table:table-cell>
          <table:table-cell table:style-name="ce7" office:value-type="string" calcext:value-type="string">
            <text:p>يا ذَا الْكَرامَةِ الظّاهِرَةِ</text:p>
          </table:table-cell>
          <table:table-cell table:style-name="ce1" office:value-type="string" calcext:value-type="string">
            <text:p>Ya ze-l kerameti-z zahireti</text:p>
          </table:table-cell>
          <table:table-cell table:style-name="ce1" table:formula="of:=ABJAD([.$B958];1;1) - ABJAD(&quot;يا&quot;;1;1)" office:value-type="float" office:value="2140" calcext:value-type="float">
            <text:p>2140</text:p>
          </table:table-cell>
          <table:table-cell table:style-name="ce1" table:formula="of:=IF(ABJAD([.$B958];7;1) - ABJAD(&quot;يا&quot;;7;1) = [.$D958]; &quot;aynı&quot;;ABJAD([.$B958];7;1) - ABJAD(&quot;يا&quot;;7;1))" office:value-type="float" office:value="2040" calcext:value-type="float">
            <text:p>2040</text:p>
          </table:table-cell>
          <table:table-cell table:number-columns-repeated="1019"/>
        </table:table-row>
        <table:table-row table:style-name="ro2">
          <table:table-cell table:style-name="ce1" office:value-type="float" office:value="702" calcext:value-type="float">
            <text:p>702</text:p>
          </table:table-cell>
          <table:table-cell table:style-name="ce7" office:value-type="string" calcext:value-type="string">
            <text:p>يا قَيُّومُ لا تَأخُذُهُ سِنَةٌ وَلا نَوْمٌ </text:p>
          </table:table-cell>
          <table:table-cell table:style-name="ce1" office:value-type="string" calcext:value-type="string">
            <text:p>Ya geyyumu la te’huzuhu sinetun ve la nevmun</text:p>
          </table:table-cell>
          <table:table-cell table:style-name="ce1" table:formula="of:=ABJAD([.$B959];1;1) - ABJAD(&quot;يا&quot;;1;1)" office:value-type="float" office:value="2141" calcext:value-type="float">
            <text:p>2141</text:p>
          </table:table-cell>
          <table:table-cell table:style-name="ce1" table:formula="of:=IF(ABJAD([.$B959];7;1) - ABJAD(&quot;يا&quot;;7;1) = [.$D959]; &quot;aynı&quot;;ABJAD([.$B959];7;1) - ABJAD(&quot;يا&quot;;7;1))" office:value-type="float" office:value="2381" calcext:value-type="float">
            <text:p>2381</text:p>
          </table:table-cell>
          <table:table-cell table:number-columns-repeated="1019"/>
        </table:table-row>
        <table:table-row table:style-name="ro2">
          <table:table-cell table:style-name="ce1" office:value-type="float" office:value="1002" calcext:value-type="float">
            <text:p>1002</text:p>
          </table:table-cell>
          <table:table-cell table:style-name="ce7" office:value-type="string" calcext:value-type="string">
            <text:p>يا حافِظاً لا يَغْفُلُ</text:p>
          </table:table-cell>
          <table:table-cell table:style-name="ce1" office:value-type="string" calcext:value-type="string">
            <text:p>Ya hafizen la yeğfulu</text:p>
          </table:table-cell>
          <table:table-cell table:style-name="ce1" table:formula="of:=ABJAD([.$B960];1;1) - ABJAD(&quot;يا&quot;;1;1)" office:value-type="float" office:value="2141" calcext:value-type="float">
            <text:p>2141</text:p>
          </table:table-cell>
          <table:table-cell table:style-name="ce1" table:formula="of:=IF(ABJAD([.$B960];7;1) - ABJAD(&quot;يا&quot;;7;1) = [.$D960]; &quot;aynı&quot;;ABJAD([.$B960];7;1) - ABJAD(&quot;يا&quot;;7;1))" office:value-type="float" office:value="1941" calcext:value-type="float">
            <text:p>1941</text:p>
          </table:table-cell>
          <table:table-cell table:number-columns-repeated="1019"/>
        </table:table-row>
        <table:table-row table:style-name="ro2">
          <table:table-cell table:style-name="ce1" office:value-type="float" office:value="382" calcext:value-type="float">
            <text:p>382</text:p>
          </table:table-cell>
          <table:table-cell table:style-name="ce7" office:value-type="string" calcext:value-type="string">
            <text:p>يا خَيْرَ الْمَرْغُوبينَ</text:p>
          </table:table-cell>
          <table:table-cell table:style-name="ce1" office:value-type="string" calcext:value-type="string">
            <text:p>Ya heyre-l merğubine</text:p>
          </table:table-cell>
          <table:table-cell table:style-name="ce1" table:formula="of:=ABJAD([.$B961];1;1) - ABJAD(&quot;يا&quot;;1;1)" office:value-type="float" office:value="2149" calcext:value-type="float">
            <text:p>2149</text:p>
          </table:table-cell>
          <table:table-cell table:style-name="ce1" table:formula="of:=IF(ABJAD([.$B961];7;1) - ABJAD(&quot;يا&quot;;7;1) = [.$D961]; &quot;aynı&quot;;ABJAD([.$B961];7;1) - ABJAD(&quot;يا&quot;;7;1))" office:value-type="float" office:value="2049" calcext:value-type="float">
            <text:p>2049</text:p>
          </table:table-cell>
          <table:table-cell table:number-columns-repeated="1019"/>
        </table:table-row>
        <table:table-row table:style-name="ro2">
          <table:table-cell table:style-name="ce1" office:value-type="float" office:value="992" calcext:value-type="float">
            <text:p>992</text:p>
          </table:table-cell>
          <table:table-cell table:style-name="ce7" office:value-type="string" calcext:value-type="string">
            <text:p>يا مَنْ لا يَخْفى عَلَيْهِ ذَرَّةٌ فِي الْعالَمينَ</text:p>
          </table:table-cell>
          <table:table-cell table:style-name="ce1" office:value-type="string" calcext:value-type="string">
            <text:p>Ya men la yehfa eleyhi zerretun fi-l alemine</text:p>
          </table:table-cell>
          <table:table-cell table:style-name="ce1" table:formula="of:=ABJAD([.$B962];1;1) - ABJAD(&quot;يا&quot;;1;1)" office:value-type="float" office:value="2154" calcext:value-type="float">
            <text:p>2154</text:p>
          </table:table-cell>
          <table:table-cell table:style-name="ce1" table:formula="of:=IF(ABJAD([.$B962];7;1) - ABJAD(&quot;يا&quot;;7;1) = [.$D962]; &quot;aynı&quot;;ABJAD([.$B9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9" calcext:value-type="float">
            <text:p>139</text:p>
          </table:table-cell>
          <table:table-cell table:style-name="ce7" office:value-type="string" calcext:value-type="string">
            <text:p>يا غافِرَ الْمُذْنِبينَ</text:p>
          </table:table-cell>
          <table:table-cell table:style-name="ce1" office:value-type="string" calcext:value-type="string">
            <text:p>Ya ğafire-l muznibine</text:p>
          </table:table-cell>
          <table:table-cell table:style-name="ce1" table:formula="of:=ABJAD([.$B963];1;1) - ABJAD(&quot;يا&quot;;1;1)" office:value-type="float" office:value="2164" calcext:value-type="float">
            <text:p>2164</text:p>
          </table:table-cell>
          <table:table-cell table:style-name="ce1" table:formula="of:=IF(ABJAD([.$B963];7;1) - ABJAD(&quot;يا&quot;;7;1) = [.$D963]; &quot;aynı&quot;;ABJAD([.$B963];7;1) - ABJAD(&quot;يا&quot;;7;1))" office:value-type="float" office:value="2064" calcext:value-type="float">
            <text:p>2064</text:p>
          </table:table-cell>
          <table:table-cell table:number-columns-repeated="1019"/>
        </table:table-row>
        <table:table-row table:style-name="ro2">
          <table:table-cell table:style-name="ce1" office:value-type="float" office:value="321" calcext:value-type="float">
            <text:p>321</text:p>
          </table:table-cell>
          <table:table-cell table:style-name="ce7" office:value-type="string" calcext:value-type="string">
            <text:p>يا اَعْظَمَ مِنْ كُلِّ عَظيمٍ</text:p>
          </table:table-cell>
          <table:table-cell table:style-name="ce1" office:value-type="string" calcext:value-type="string">
            <text:p>Ya e’zeme min kulli ezimin</text:p>
          </table:table-cell>
          <table:table-cell table:style-name="ce1" table:formula="of:=ABJAD([.$B964];1;1) - ABJAD(&quot;يا&quot;;1;1)" office:value-type="float" office:value="2171" calcext:value-type="float">
            <text:p>2171</text:p>
          </table:table-cell>
          <table:table-cell table:style-name="ce1" table:formula="of:=IF(ABJAD([.$B964];7;1) - ABJAD(&quot;يا&quot;;7;1) = [.$D964]; &quot;aynı&quot;;ABJAD([.$B964];7;1) - ABJAD(&quot;يا&quot;;7;1))" office:value-type="float" office:value="1971" calcext:value-type="float">
            <text:p>1971</text:p>
          </table:table-cell>
          <table:table-cell table:number-columns-repeated="1019"/>
        </table:table-row>
        <table:table-row table:style-name="ro2">
          <table:table-cell table:style-name="ce1" office:value-type="float" office:value="21" calcext:value-type="float">
            <text:p>21</text:p>
          </table:table-cell>
          <table:table-cell table:style-name="ce7" office:value-type="string" calcext:value-type="string">
            <text:p>يا خَيْرَ الْغافِرينَ</text:p>
          </table:table-cell>
          <table:table-cell table:style-name="ce1" office:value-type="string" calcext:value-type="string">
            <text:p>Ya heyre-l ğafirine</text:p>
          </table:table-cell>
          <table:table-cell table:style-name="ce1" table:formula="of:=ABJAD([.$B965];1;1) - ABJAD(&quot;يا&quot;;1;1)" office:value-type="float" office:value="2182" calcext:value-type="float">
            <text:p>2182</text:p>
          </table:table-cell>
          <table:table-cell table:style-name="ce1" table:formula="of:=IF(ABJAD([.$B965];7;1) - ABJAD(&quot;يا&quot;;7;1) = [.$D965]; &quot;aynı&quot;;ABJAD([.$B965];7;1) - ABJAD(&quot;يا&quot;;7;1))" office:value-type="float" office:value="2082" calcext:value-type="float">
            <text:p>2082</text:p>
          </table:table-cell>
          <table:table-cell table:number-columns-repeated="1019"/>
        </table:table-row>
        <table:table-row table:style-name="ro2">
          <table:table-cell table:style-name="ce1" office:value-type="float" office:value="142" calcext:value-type="float">
            <text:p>142</text:p>
          </table:table-cell>
          <table:table-cell table:style-name="ce7" office:value-type="string" calcext:value-type="string">
            <text:p>يا ذَا الْفَضْلِ وَالاِمْتِنانِ</text:p>
          </table:table-cell>
          <table:table-cell table:style-name="ce1" office:value-type="string" calcext:value-type="string">
            <text:p>Ya ze-l fezli ve-l imtinani</text:p>
          </table:table-cell>
          <table:table-cell table:style-name="ce1" table:formula="of:=ABJAD([.$B966];1;1) - ABJAD(&quot;يا&quot;;1;1)" office:value-type="float" office:value="2221" calcext:value-type="float">
            <text:p>2221</text:p>
          </table:table-cell>
          <table:table-cell table:style-name="ce1" table:formula="of:=IF(ABJAD([.$B966];7;1) - ABJAD(&quot;يا&quot;;7;1) = [.$D966]; &quot;aynı&quot;;ABJAD([.$B966];7;1) - ABJAD(&quot;يا&quot;;7;1))" office:value-type="float" office:value="1511" calcext:value-type="float">
            <text:p>1511</text:p>
          </table:table-cell>
          <table:table-cell table:number-columns-repeated="1019"/>
        </table:table-row>
        <table:table-row table:style-name="ro2">
          <table:table-cell table:style-name="ce1" office:value-type="float" office:value="614" calcext:value-type="float">
            <text:p>614</text:p>
          </table:table-cell>
          <table:table-cell table:style-name="ce7" office:value-type="string" calcext:value-type="string">
            <text:p>يا مَنْ خَلَقَ الظِّلَّ وَالْحَرُورَ</text:p>
          </table:table-cell>
          <table:table-cell table:style-name="ce1" office:value-type="string" calcext:value-type="string">
            <text:p>Ya men helege-z zille ve-l herure</text:p>
          </table:table-cell>
          <table:table-cell table:style-name="ce1" table:formula="of:=ABJAD([.$B967];1;1) - ABJAD(&quot;يا&quot;;1;1)" office:value-type="float" office:value="2232" calcext:value-type="float">
            <text:p>2232</text:p>
          </table:table-cell>
          <table:table-cell table:style-name="ce1" table:formula="of:=IF(ABJAD([.$B967];7;1) - ABJAD(&quot;يا&quot;;7;1) = [.$D967]; &quot;aynı&quot;;ABJAD([.$B967];7;1) - ABJAD(&quot;يا&quot;;7;1))" office:value-type="float" office:value="2132" calcext:value-type="float">
            <text:p>2132</text:p>
          </table:table-cell>
          <table:table-cell table:number-columns-repeated="1019"/>
        </table:table-row>
        <table:table-row table:style-name="ro2">
          <table:table-cell table:style-name="ce1" office:value-type="float" office:value="896" calcext:value-type="float">
            <text:p>896</text:p>
          </table:table-cell>
          <table:table-cell table:style-name="ce7" office:value-type="string" calcext:value-type="string">
            <text:p>يا مَنْ لا يَغْفِرُ الذَّنْبَ إلاّ هُوَ</text:p>
          </table:table-cell>
          <table:table-cell table:style-name="ce1" office:value-type="string" calcext:value-type="string">
            <text:p>Ya men la yeğfiru-z zenbe illa huve</text:p>
          </table:table-cell>
          <table:table-cell table:style-name="ce1" table:formula="of:=ABJAD([.$B968];1;1) - ABJAD(&quot;يا&quot;;1;1)" office:value-type="float" office:value="2237" calcext:value-type="float">
            <text:p>2237</text:p>
          </table:table-cell>
          <table:table-cell table:style-name="ce1" table:formula="of:=IF(ABJAD([.$B968];7;1) - ABJAD(&quot;يا&quot;;7;1) = [.$D968]; &quot;aynı&quot;;ABJAD([.$B968];7;1) - ABJAD(&quot;يا&quot;;7;1))" office:value-type="float" office:value="2137" calcext:value-type="float">
            <text:p>2137</text:p>
          </table:table-cell>
          <table:table-cell table:number-columns-repeated="1019"/>
        </table:table-row>
        <table:table-row table:style-name="ro2">
          <table:table-cell table:style-name="ce1" office:value-type="float" office:value="832" calcext:value-type="float">
            <text:p>832</text:p>
          </table:table-cell>
          <table:table-cell table:style-name="ce7" office:value-type="string" calcext:value-type="string">
            <text:p>يا مَنْ يَخْتَصُّ بِرَحْمَتِهِ مَنْ يَشاءُ</text:p>
          </table:table-cell>
          <table:table-cell table:style-name="ce1" office:value-type="string" calcext:value-type="string">
            <text:p>Ya men yehtessu bi rehmetihi men yeşau</text:p>
          </table:table-cell>
          <table:table-cell table:style-name="ce1" table:formula="of:=ABJAD([.$B969];1;1) - ABJAD(&quot;يا&quot;;1;1)" office:value-type="float" office:value="2247" calcext:value-type="float">
            <text:p>2247</text:p>
          </table:table-cell>
          <table:table-cell table:style-name="ce1" table:formula="of:=IF(ABJAD([.$B969];7;1) - ABJAD(&quot;يا&quot;;7;1) = [.$D969]; &quot;aynı&quot;;ABJAD([.$B969];7;1) - ABJAD(&quot;يا&quot;;7;1))" office:value-type="float" office:value="2917" calcext:value-type="float">
            <text:p>2917</text:p>
          </table:table-cell>
          <table:table-cell table:number-columns-repeated="1019"/>
        </table:table-row>
        <table:table-row table:style-name="ro2">
          <table:table-cell table:style-name="ce1" office:value-type="float" office:value="448" calcext:value-type="float">
            <text:p>448</text:p>
          </table:table-cell>
          <table:table-cell table:style-name="ce7" office:value-type="string" calcext:value-type="string">
            <text:p>يا اَغْنى مِنْ كُلِّ غَنِيٍّ</text:p>
          </table:table-cell>
          <table:table-cell table:style-name="ce1" office:value-type="string" calcext:value-type="string">
            <text:p>Ya eğna min kulli ğeniyyin</text:p>
          </table:table-cell>
          <table:table-cell table:style-name="ce1" table:formula="of:=ABJAD([.$B970];1;1) - ABJAD(&quot;يا&quot;;1;1)" office:value-type="float" office:value="2252" calcext:value-type="float">
            <text:p>2252</text:p>
          </table:table-cell>
          <table:table-cell table:style-name="ce1" table:formula="of:=IF(ABJAD([.$B970];7;1) - ABJAD(&quot;يا&quot;;7;1) = [.$D970]; &quot;aynı&quot;;ABJAD([.$B970];7;1) - ABJAD(&quot;يا&quot;;7;1))" office:value-type="float" office:value="2052" calcext:value-type="float">
            <text:p>2052</text:p>
          </table:table-cell>
          <table:table-cell table:number-columns-repeated="1019"/>
        </table:table-row>
        <table:table-row table:style-name="ro2">
          <table:table-cell table:style-name="ce1" office:value-type="float" office:value="150" calcext:value-type="float">
            <text:p>150</text:p>
          </table:table-cell>
          <table:table-cell table:style-name="ce7" office:value-type="string" calcext:value-type="string">
            <text:p>يا ذَا العَفْوِ وَالْغُفْرانِ</text:p>
          </table:table-cell>
          <table:table-cell table:style-name="ce1" office:value-type="string" calcext:value-type="string">
            <text:p>Ya ze-l efvi ve-l ğufrani</text:p>
          </table:table-cell>
          <table:table-cell table:style-name="ce1" table:formula="of:=ABJAD([.$B971];1;1) - ABJAD(&quot;يا&quot;;1;1)" office:value-type="float" office:value="2256" calcext:value-type="float">
            <text:p>2256</text:p>
          </table:table-cell>
          <table:table-cell table:style-name="ce1" table:formula="of:=IF(ABJAD([.$B971];7;1) - ABJAD(&quot;يا&quot;;7;1) = [.$D971]; &quot;aynı&quot;;ABJAD([.$B971];7;1) - ABJAD(&quot;يا&quot;;7;1))" office:value-type="float" office:value="2156" calcext:value-type="float">
            <text:p>2156</text:p>
          </table:table-cell>
          <table:table-cell table:number-columns-repeated="1019"/>
        </table:table-row>
        <table:table-row table:style-name="ro2">
          <table:table-cell table:style-name="ce1" office:value-type="float" office:value="106" calcext:value-type="float">
            <text:p>106</text:p>
          </table:table-cell>
          <table:table-cell table:style-name="ce7" office:value-type="string" calcext:value-type="string">
            <text:p>يا غِياثي عِنْدَ كُرْبَتي</text:p>
          </table:table-cell>
          <table:table-cell table:style-name="ce1" office:value-type="string" calcext:value-type="string">
            <text:p>Ya ğiyai inde kurbeti</text:p>
          </table:table-cell>
          <table:table-cell table:style-name="ce1" table:formula="of:=ABJAD([.$B972];1;1) - ABJAD(&quot;يا&quot;;1;1)" office:value-type="float" office:value="2277" calcext:value-type="float">
            <text:p>2277</text:p>
          </table:table-cell>
          <table:table-cell table:style-name="ce1" table:formula="of:=IF(ABJAD([.$B972];7;1) - ABJAD(&quot;يا&quot;;7;1) = [.$D972]; &quot;aynı&quot;;ABJAD([.$B972];7;1) - ABJAD(&quot;يا&quot;;7;1))" office:value-type="float" office:value="2177" calcext:value-type="float">
            <text:p>2177</text:p>
          </table:table-cell>
          <table:table-cell table:number-columns-repeated="1019"/>
        </table:table-row>
        <table:table-row table:style-name="ro2">
          <table:table-cell table:style-name="ce1" office:value-type="float" office:value="405" calcext:value-type="float">
            <text:p>405</text:p>
          </table:table-cell>
          <table:table-cell table:style-name="ce7" office:value-type="string" calcext:value-type="string">
            <text:p>يا مَنْ يُنْقِذُ الْغَرْقى</text:p>
          </table:table-cell>
          <table:table-cell table:style-name="ce1" office:value-type="string" calcext:value-type="string">
            <text:p>Ya men yungizu-l ğerga</text:p>
          </table:table-cell>
          <table:table-cell table:style-name="ce1" table:formula="of:=ABJAD([.$B973];1;1) - ABJAD(&quot;يا&quot;;1;1)" office:value-type="float" office:value="2282" calcext:value-type="float">
            <text:p>2282</text:p>
          </table:table-cell>
          <table:table-cell table:style-name="ce1" table:formula="of:=IF(ABJAD([.$B973];7;1) - ABJAD(&quot;يا&quot;;7;1) = [.$D973]; &quot;aynı&quot;;ABJAD([.$B973];7;1) - ABJAD(&quot;يا&quot;;7;1))" office:value-type="float" office:value="2182" calcext:value-type="float">
            <text:p>2182</text:p>
          </table:table-cell>
          <table:table-cell table:number-columns-repeated="1019"/>
        </table:table-row>
        <table:table-row table:style-name="ro2">
          <table:table-cell table:style-name="ce1" office:value-type="float" office:value="712" calcext:value-type="float">
            <text:p>712</text:p>
          </table:table-cell>
          <table:table-cell table:style-name="ce7" office:value-type="string" calcext:value-type="string">
            <text:p>يا مَنْ لَهُ نُعُوتٌ لا تُغَيَّرُ</text:p>
          </table:table-cell>
          <table:table-cell table:style-name="ce1" office:value-type="string" calcext:value-type="string">
            <text:p>Ya men lehu nu'utun la tuğeyyeru</text:p>
          </table:table-cell>
          <table:table-cell table:style-name="ce1" table:formula="of:=ABJAD([.$B974];1;1) - ABJAD(&quot;يا&quot;;1;1)" office:value-type="float" office:value="2292" calcext:value-type="float">
            <text:p>2292</text:p>
          </table:table-cell>
          <table:table-cell table:style-name="ce1" table:formula="of:=IF(ABJAD([.$B974];7;1) - ABJAD(&quot;يا&quot;;7;1) = [.$D974]; &quot;aynı&quot;;ABJAD([.$B974];7;1) - ABJAD(&quot;يا&quot;;7;1))" office:value-type="float" office:value="2192" calcext:value-type="float">
            <text:p>2192</text:p>
          </table:table-cell>
          <table:table-cell table:number-columns-repeated="1019"/>
        </table:table-row>
        <table:table-row table:style-name="ro2">
          <table:table-cell table:style-name="ce1" office:value-type="float" office:value="15" calcext:value-type="float">
            <text:p>15</text:p>
          </table:table-cell>
          <table:table-cell table:style-name="ce7" office:value-type="string" calcext:value-type="string">
            <text:p>يا غافِرَ الْخَطيئاتِ</text:p>
          </table:table-cell>
          <table:table-cell table:style-name="ce1" office:value-type="string" calcext:value-type="string">
            <text:p>Ya ğafire-l hatiat</text:p>
          </table:table-cell>
          <table:table-cell table:style-name="ce1" table:formula="of:=ABJAD([.$B975];1;1) - ABJAD(&quot;يا&quot;;1;1)" office:value-type="float" office:value="2343" calcext:value-type="float">
            <text:p>2343</text:p>
          </table:table-cell>
          <table:table-cell table:style-name="ce1" table:formula="of:=IF(ABJAD([.$B975];7;1) - ABJAD(&quot;يا&quot;;7;1) = [.$D975]; &quot;aynı&quot;;ABJAD([.$B975];7;1) - ABJAD(&quot;يا&quot;;7;1))" office:value-type="float" office:value="2243" calcext:value-type="float">
            <text:p>2243</text:p>
          </table:table-cell>
          <table:table-cell table:number-columns-repeated="1019"/>
        </table:table-row>
        <table:table-row table:style-name="ro2">
          <table:table-cell table:style-name="ce1" office:value-type="float" office:value="298" calcext:value-type="float">
            <text:p>298</text:p>
          </table:table-cell>
          <table:table-cell table:style-name="ce7" office:value-type="string" calcext:value-type="string">
            <text:p>يا صَريخَ مَنِ اسْتَصْرَخَهُ</text:p>
          </table:table-cell>
          <table:table-cell table:style-name="ce1" office:value-type="string" calcext:value-type="string">
            <text:p>Ya serihe men istesrehehu</text:p>
          </table:table-cell>
          <table:table-cell table:style-name="ce1" table:formula="of:=ABJAD([.$B976];1;1) - ABJAD(&quot;يا&quot;;1;1)" office:value-type="float" office:value="2346" calcext:value-type="float">
            <text:p>2346</text:p>
          </table:table-cell>
          <table:table-cell table:style-name="ce1" table:formula="of:=IF(ABJAD([.$B976];7;1) - ABJAD(&quot;يا&quot;;7;1) = [.$D976]; &quot;aynı&quot;;ABJAD([.$B976];7;1) - ABJAD(&quot;يا&quot;;7;1))" office:value-type="float" office:value="2526" calcext:value-type="float">
            <text:p>2526</text:p>
          </table:table-cell>
          <table:table-cell table:number-columns-repeated="1019"/>
        </table:table-row>
        <table:table-row table:style-name="ro2">
          <table:table-cell table:style-name="ce1" office:value-type="float" office:value="597" calcext:value-type="float">
            <text:p>597</text:p>
          </table:table-cell>
          <table:table-cell table:style-name="ce7" office:value-type="string" calcext:value-type="string">
            <text:p>يا قاضِيَ مَنِ اسْتَقْضاهُ</text:p>
          </table:table-cell>
          <table:table-cell table:style-name="ce1" office:value-type="string" calcext:value-type="string">
            <text:p>Ya gaziye men istegzahu</text:p>
          </table:table-cell>
          <table:table-cell table:style-name="ce1" table:formula="of:=ABJAD([.$B977];1;1) - ABJAD(&quot;يا&quot;;1;1)" office:value-type="float" office:value="2368" calcext:value-type="float">
            <text:p>2368</text:p>
          </table:table-cell>
          <table:table-cell table:style-name="ce1" table:formula="of:=IF(ABJAD([.$B977];7;1) - ABJAD(&quot;يا&quot;;7;1) = [.$D977]; &quot;aynı&quot;;ABJAD([.$B977];7;1) - ABJAD(&quot;يا&quot;;7;1))" office:value-type="float" office:value="1188" calcext:value-type="float">
            <text:p>1188</text:p>
          </table:table-cell>
          <table:table-cell table:number-columns-repeated="1019"/>
        </table:table-row>
        <table:table-row table:style-name="ro2">
          <table:table-cell table:style-name="ce1" office:value-type="float" office:value="54" calcext:value-type="float">
            <text:p>54</text:p>
          </table:table-cell>
          <table:table-cell table:style-name="ce7" office:value-type="string" calcext:value-type="string">
            <text:p>يا مَنْ خَضَعَ كُلُّ شَيْءٍ لِهَيْبَتِهِ</text:p>
          </table:table-cell>
          <table:table-cell table:style-name="ce1" office:value-type="string" calcext:value-type="string">
            <text:p>Ya men heze’e kullu şey’in li heybetihi</text:p>
          </table:table-cell>
          <table:table-cell table:style-name="ce1" table:formula="of:=ABJAD([.$B978];1;1) - ABJAD(&quot;يا&quot;;1;1)" office:value-type="float" office:value="2373" calcext:value-type="float">
            <text:p>2373</text:p>
          </table:table-cell>
          <table:table-cell table:style-name="ce1" table:formula="of:=IF(ABJAD([.$B978];7;1) - ABJAD(&quot;يا&quot;;7;1) = [.$D978]; &quot;aynı&quot;;ABJAD([.$B978];7;1) - ABJAD(&quot;يا&quot;;7;1))" office:value-type="float" office:value="2363" calcext:value-type="float">
            <text:p>2363</text:p>
          </table:table-cell>
          <table:table-cell table:number-columns-repeated="1019"/>
        </table:table-row>
        <table:table-row table:style-name="ro2">
          <table:table-cell table:style-name="ce1" office:value-type="float" office:value="133" calcext:value-type="float">
            <text:p>133</text:p>
          </table:table-cell>
          <table:table-cell table:style-name="ce7" office:value-type="string" calcext:value-type="string">
            <text:p>يا صَريخَ الْمُسْتَصْرِخينَ</text:p>
          </table:table-cell>
          <table:table-cell table:style-name="ce1" office:value-type="string" calcext:value-type="string">
            <text:p>Ya serihe-l mustehrisine</text:p>
          </table:table-cell>
          <table:table-cell table:style-name="ce1" table:formula="of:=ABJAD([.$B979];1;1) - ABJAD(&quot;يا&quot;;1;1)" office:value-type="float" office:value="2381" calcext:value-type="float">
            <text:p>2381</text:p>
          </table:table-cell>
          <table:table-cell table:style-name="ce1" table:formula="of:=IF(ABJAD([.$B979];7;1) - ABJAD(&quot;يا&quot;;7;1) = [.$D979]; &quot;aynı&quot;;ABJAD([.$B979];7;1) - ABJAD(&quot;يا&quot;;7;1))" office:value-type="float" office:value="2561" calcext:value-type="float">
            <text:p>2561</text:p>
          </table:table-cell>
          <table:table-cell table:number-columns-repeated="1019"/>
        </table:table-row>
        <table:table-row table:style-name="ro2">
          <table:table-cell table:style-name="ce1" office:value-type="float" office:value="581" calcext:value-type="float">
            <text:p>581</text:p>
          </table:table-cell>
          <table:table-cell table:style-name="ce7" office:value-type="string" calcext:value-type="string">
            <text:p>يا مَنْ تَصَرَّفُ فِي الْخَلائِقِ قُدْرَتُهُ</text:p>
          </table:table-cell>
          <table:table-cell table:style-name="ce1" office:value-type="string" calcext:value-type="string">
            <text:p>Ya men teserrefe fi-l helaigi gudretuhu</text:p>
          </table:table-cell>
          <table:table-cell table:style-name="ce1" table:formula="of:=ABJAD([.$B980];1;1) - ABJAD(&quot;يا&quot;;1;1)" office:value-type="float" office:value="2432" calcext:value-type="float">
            <text:p>2432</text:p>
          </table:table-cell>
          <table:table-cell table:style-name="ce1" table:formula="of:=IF(ABJAD([.$B980];7;1) - ABJAD(&quot;يا&quot;;7;1) = [.$D980]; &quot;aynı&quot;;ABJAD([.$B980];7;1) - ABJAD(&quot;يا&quot;;7;1))" office:value-type="float" office:value="2402" calcext:value-type="float">
            <text:p>2402</text:p>
          </table:table-cell>
          <table:table-cell table:number-columns-repeated="1019"/>
        </table:table-row>
        <table:table-row table:style-name="ro2">
          <table:table-cell table:style-name="ce1" office:value-type="float" office:value="410" calcext:value-type="float">
            <text:p>410</text:p>
          </table:table-cell>
          <table:table-cell table:style-name="ce7" office:value-type="string" calcext:value-type="string">
            <text:p>يا مَنْ خَلَقَ الزَّوْجَيْنِ الذَّكَرَ وَالأُنْثى</text:p>
          </table:table-cell>
          <table:table-cell table:style-name="ce1" office:value-type="string" calcext:value-type="string">
            <text:p>Ya men helege-z zevceyni-z zekere ve-l unsa</text:p>
          </table:table-cell>
          <table:table-cell table:style-name="ce1" table:formula="of:=ABJAD([.$B981];1;1) - ABJAD(&quot;يا&quot;;1;1)" office:value-type="float" office:value="2467" calcext:value-type="float">
            <text:p>2467</text:p>
          </table:table-cell>
          <table:table-cell table:style-name="ce1" table:formula="of:=IF(ABJAD([.$B981];7;1) - ABJAD(&quot;يا&quot;;7;1) = [.$D981]; &quot;aynı&quot;;ABJAD([.$B9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0" calcext:value-type="float">
            <text:p>750</text:p>
          </table:table-cell>
          <table:table-cell table:style-name="ce7" office:value-type="string" calcext:value-type="string">
            <text:p>يا مَنْ كِتابُهُ تَذْكِرَةٌ لِلْمُتَّقينَ</text:p>
          </table:table-cell>
          <table:table-cell table:style-name="ce1" office:value-type="string" calcext:value-type="string">
            <text:p>Ya men kitabuhu tezkiretun li-l muttegine</text:p>
          </table:table-cell>
          <table:table-cell table:style-name="ce1" table:formula="of:=ABJAD([.$B982];1;1) - ABJAD(&quot;يا&quot;;1;1)" office:value-type="float" office:value="2503" calcext:value-type="float">
            <text:p>2503</text:p>
          </table:table-cell>
          <table:table-cell table:style-name="ce1" table:formula="of:=IF(ABJAD([.$B982];7;1) - ABJAD(&quot;يا&quot;;7;1) = [.$D982]; &quot;aynı&quot;;ABJAD([.$B9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5" calcext:value-type="float">
            <text:p>295</text:p>
          </table:table-cell>
          <table:table-cell table:style-name="ce7" office:value-type="string" calcext:value-type="string">
            <text:p>يا حافِظَ مَنِ اسْتَحْفَظَهُ</text:p>
          </table:table-cell>
          <table:table-cell table:style-name="ce1" office:value-type="string" calcext:value-type="string">
            <text:p>Ya hafize men istehfezehu</text:p>
          </table:table-cell>
          <table:table-cell table:style-name="ce1" table:formula="of:=ABJAD([.$B983];1;1) - ABJAD(&quot;يا&quot;;1;1)" office:value-type="float" office:value="2533" calcext:value-type="float">
            <text:p>2533</text:p>
          </table:table-cell>
          <table:table-cell table:style-name="ce1" table:formula="of:=IF(ABJAD([.$B983];7;1) - ABJAD(&quot;يا&quot;;7;1) = [.$D983]; &quot;aynı&quot;;ABJAD([.$B983];7;1) - ABJAD(&quot;يا&quot;;7;1))" office:value-type="float" office:value="2573" calcext:value-type="float">
            <text:p>2573</text:p>
          </table:table-cell>
          <table:table-cell table:number-columns-repeated="1019"/>
        </table:table-row>
        <table:table-row table:style-name="ro2">
          <table:table-cell table:style-name="ce1" office:value-type="float" office:value="459" calcext:value-type="float">
            <text:p>459</text:p>
          </table:table-cell>
          <table:table-cell table:style-name="ce7" office:value-type="string" calcext:value-type="string">
            <text:p>يا شاهِداً غَيْرَ غائِبٍ</text:p>
          </table:table-cell>
          <table:table-cell table:style-name="ce1" office:value-type="string" calcext:value-type="string">
            <text:p>Ya şahiden ğeyre ğaibin</text:p>
          </table:table-cell>
          <table:table-cell table:style-name="ce1" table:formula="of:=ABJAD([.$B984];1;1) - ABJAD(&quot;يا&quot;;1;1)" office:value-type="float" office:value="2535" calcext:value-type="float">
            <text:p>2535</text:p>
          </table:table-cell>
          <table:table-cell table:style-name="ce1" table:formula="of:=IF(ABJAD([.$B984];7;1) - ABJAD(&quot;يا&quot;;7;1) = [.$D984]; &quot;aynı&quot;;ABJAD([.$B984];7;1) - ABJAD(&quot;يا&quot;;7;1))" office:value-type="float" office:value="3035" calcext:value-type="float">
            <text:p>3035</text:p>
          </table:table-cell>
          <table:table-cell table:number-columns-repeated="1019"/>
        </table:table-row>
        <table:table-row table:style-name="ro2">
          <table:table-cell table:style-name="ce1" office:value-type="float" office:value="77" calcext:value-type="float">
            <text:p>77</text:p>
          </table:table-cell>
          <table:table-cell table:style-name="ce7" office:value-type="string" calcext:value-type="string">
            <text:p>يا ذَا الْفَضْلِ وَالْقَضاءِ</text:p>
          </table:table-cell>
          <table:table-cell table:style-name="ce1" office:value-type="string" calcext:value-type="string">
            <text:p>Ya ze-l fezli ve-l geza</text:p>
          </table:table-cell>
          <table:table-cell table:style-name="ce1" table:formula="of:=ABJAD([.$B985];1;1) - ABJAD(&quot;يا&quot;;1;1)" office:value-type="float" office:value="2581" calcext:value-type="float">
            <text:p>2581</text:p>
          </table:table-cell>
          <table:table-cell table:style-name="ce1" table:formula="of:=IF(ABJAD([.$B985];7;1) - ABJAD(&quot;يا&quot;;7;1) = [.$D985]; &quot;aynı&quot;;ABJAD([.$B985];7;1) - ABJAD(&quot;يا&quot;;7;1))" office:value-type="float" office:value="1161" calcext:value-type="float">
            <text:p>1161</text:p>
          </table:table-cell>
          <table:table-cell table:number-columns-repeated="1019"/>
        </table:table-row>
        <table:table-row table:style-name="ro2">
          <table:table-cell table:style-name="ce1" office:value-type="float" office:value="543" calcext:value-type="float">
            <text:p>543</text:p>
          </table:table-cell>
          <table:table-cell table:style-name="ce7" office:value-type="string" calcext:value-type="string">
            <text:p>يا مَنْ بَلَغَتْ اِلى كُلِّ شَيْءٍ قُدْرَتُهُ</text:p>
          </table:table-cell>
          <table:table-cell table:style-name="ce1" office:value-type="string" calcext:value-type="string">
            <text:p>Ya men beleğet ile kulli şey’in gudretuhu</text:p>
          </table:table-cell>
          <table:table-cell table:style-name="ce1" table:formula="of:=ABJAD([.$B986];1;1) - ABJAD(&quot;يا&quot;;1;1)" office:value-type="float" office:value="2624" calcext:value-type="float">
            <text:p>2624</text:p>
          </table:table-cell>
          <table:table-cell table:style-name="ce1" table:formula="of:=IF(ABJAD([.$B986];7;1) - ABJAD(&quot;يا&quot;;7;1) = [.$D986]; &quot;aynı&quot;;ABJAD([.$B986];7;1) - ABJAD(&quot;يا&quot;;7;1))" office:value-type="float" office:value="3224" calcext:value-type="float">
            <text:p>3224</text:p>
          </table:table-cell>
          <table:table-cell table:number-columns-repeated="1019"/>
        </table:table-row>
        <table:table-row table:style-name="ro2">
          <table:table-cell table:style-name="ce1" office:value-type="float" office:value="743" calcext:value-type="float">
            <text:p>743</text:p>
          </table:table-cell>
          <table:table-cell table:style-name="ce7" office:value-type="string" calcext:value-type="string">
            <text:p>يا مَنْ ذِكْرُهُ شَرَفٌ لِلذّاكِرينَ</text:p>
          </table:table-cell>
          <table:table-cell table:style-name="ce1" office:value-type="string" calcext:value-type="string">
            <text:p>Ya men zikruhu şerefun li-z zakirine</text:p>
          </table:table-cell>
          <table:table-cell table:style-name="ce1" table:formula="of:=ABJAD([.$B987];1;1) - ABJAD(&quot;يا&quot;;1;1)" office:value-type="float" office:value="2636" calcext:value-type="float">
            <text:p>2636</text:p>
          </table:table-cell>
          <table:table-cell table:style-name="ce1" table:formula="of:=IF(ABJAD([.$B987];7;1) - ABJAD(&quot;يا&quot;;7;1) = [.$D987]; &quot;aynı&quot;;ABJAD([.$B987];7;1) - ABJAD(&quot;يا&quot;;7;1))" office:value-type="float" office:value="3336" calcext:value-type="float">
            <text:p>3336</text:p>
          </table:table-cell>
          <table:table-cell table:number-columns-repeated="1019"/>
        </table:table-row>
        <table:table-row table:style-name="ro2">
          <table:table-cell table:style-name="ce1" office:value-type="float" office:value="56" calcext:value-type="float">
            <text:p>56</text:p>
          </table:table-cell>
          <table:table-cell table:style-name="ce7" office:value-type="string" calcext:value-type="string">
            <text:p>يا مَنْ تَشَقَّقَتِ الْجِبالُ مِنْ مَخافَتِهِ</text:p>
          </table:table-cell>
          <table:table-cell table:style-name="ce1" office:value-type="string" calcext:value-type="string">
            <text:p>Ya men teşeggegeti-l cibalu min mehafetihi</text:p>
          </table:table-cell>
          <table:table-cell table:style-name="ce1" table:formula="of:=ABJAD([.$B988];1;1) - ABJAD(&quot;يا&quot;;1;1)" office:value-type="float" office:value="2673" calcext:value-type="float">
            <text:p>2673</text:p>
          </table:table-cell>
          <table:table-cell table:style-name="ce1" table:formula="of:=IF(ABJAD([.$B988];7;1) - ABJAD(&quot;يا&quot;;7;1) = [.$D988]; &quot;aynı&quot;;ABJAD([.$B988];7;1) - ABJAD(&quot;يا&quot;;7;1))" office:value-type="float" office:value="3373" calcext:value-type="float">
            <text:p>3373</text:p>
          </table:table-cell>
          <table:table-cell table:number-columns-repeated="1019"/>
        </table:table-row>
        <table:table-row table:style-name="ro2">
          <table:table-cell table:style-name="ce1" office:value-type="float" office:value="943" calcext:value-type="float">
            <text:p>943</text:p>
          </table:table-cell>
          <table:table-cell table:style-name="ce7" office:value-type="string" calcext:value-type="string">
            <text:p>يا خَيْرَ ذاكِر وَمَذْكُور</text:p>
          </table:table-cell>
          <table:table-cell table:style-name="ce1" office:value-type="string" calcext:value-type="string">
            <text:p>Ya heyre zakirin ve mezkurin</text:p>
          </table:table-cell>
          <table:table-cell table:style-name="ce1" table:formula="of:=ABJAD([.$B989];1;1) - ABJAD(&quot;يا&quot;;1;1)" office:value-type="float" office:value="2703" calcext:value-type="float">
            <text:p>2703</text:p>
          </table:table-cell>
          <table:table-cell table:style-name="ce1" table:formula="of:=IF(ABJAD([.$B989];7;1) - ABJAD(&quot;يا&quot;;7;1) = [.$D989]; &quot;aynı&quot;;ABJAD([.$B9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8" calcext:value-type="float">
            <text:p>598</text:p>
          </table:table-cell>
          <table:table-cell table:style-name="ce7" office:value-type="string" calcext:value-type="string">
            <text:p>يا مُغْنِيَ مَنِ اسْتَغْناهُ</text:p>
          </table:table-cell>
          <table:table-cell table:style-name="ce1" office:value-type="string" calcext:value-type="string">
            <text:p>Ya muğniye men isteğnahu</text:p>
          </table:table-cell>
          <table:table-cell table:style-name="ce1" table:formula="of:=ABJAD([.$B990];1;1) - ABJAD(&quot;يا&quot;;1;1)" office:value-type="float" office:value="2707" calcext:value-type="float">
            <text:p>2707</text:p>
          </table:table-cell>
          <table:table-cell table:style-name="ce1" table:formula="of:=IF(ABJAD([.$B990];7;1) - ABJAD(&quot;يا&quot;;7;1) = [.$D990]; &quot;aynı&quot;;ABJAD([.$B990];7;1) - ABJAD(&quot;يا&quot;;7;1))" office:value-type="float" office:value="2747" calcext:value-type="float">
            <text:p>2747</text:p>
          </table:table-cell>
          <table:table-cell table:number-columns-repeated="1019"/>
        </table:table-row>
        <table:table-row table:style-name="ro2">
          <table:table-cell table:style-name="ce1" office:value-type="float" office:value="453" calcext:value-type="float">
            <text:p>453</text:p>
          </table:table-cell>
          <table:table-cell table:style-name="ce7" office:value-type="string" calcext:value-type="string">
            <text:p>يا خالِقاً غَيْرَ مَخْلُوقٍ</text:p>
          </table:table-cell>
          <table:table-cell table:style-name="ce1" office:value-type="string" calcext:value-type="string">
            <text:p>Ya haligen ğeyre mehlugin</text:p>
          </table:table-cell>
          <table:table-cell table:style-name="ce1" table:formula="of:=ABJAD([.$B991];1;1) - ABJAD(&quot;يا&quot;;1;1)" office:value-type="float" office:value="2718" calcext:value-type="float">
            <text:p>2718</text:p>
          </table:table-cell>
          <table:table-cell table:style-name="ce1" table:formula="of:=IF(ABJAD([.$B991];7;1) - ABJAD(&quot;يا&quot;;7;1) = [.$D991]; &quot;aynı&quot;;ABJAD([.$B991];7;1) - ABJAD(&quot;يا&quot;;7;1))" office:value-type="float" office:value="2618" calcext:value-type="float">
            <text:p>2618</text:p>
          </table:table-cell>
          <table:table-cell table:number-columns-repeated="1019"/>
        </table:table-row>
        <table:table-row table:style-name="ro2">
          <table:table-cell table:style-name="ce1" office:value-type="float" office:value="545" calcext:value-type="float">
            <text:p>545</text:p>
          </table:table-cell>
          <table:table-cell table:style-name="ce7" office:value-type="string" calcext:value-type="string">
            <text:p>يا مَنْ لا تَبْلُغُ الْخَلائِقُ شُكْرَهُ</text:p>
          </table:table-cell>
          <table:table-cell table:style-name="ce1" office:value-type="string" calcext:value-type="string">
            <text:p>Ya men la tebluğu-l helaigu şukrehu</text:p>
          </table:table-cell>
          <table:table-cell table:style-name="ce1" table:formula="of:=ABJAD([.$B992];1;1) - ABJAD(&quot;يا&quot;;1;1)" office:value-type="float" office:value="2851" calcext:value-type="float">
            <text:p>2851</text:p>
          </table:table-cell>
          <table:table-cell table:style-name="ce1" table:formula="of:=IF(ABJAD([.$B992];7;1) - ABJAD(&quot;يا&quot;;7;1) = [.$D992]; &quot;aynı&quot;;ABJAD([.$B992];7;1) - ABJAD(&quot;يا&quot;;7;1))" office:value-type="float" office:value="3451" calcext:value-type="float">
            <text:p>3451</text:p>
          </table:table-cell>
          <table:table-cell table:number-columns-repeated="1019"/>
        </table:table-row>
        <table:table-row table:style-name="ro2">
          <table:table-cell table:style-name="ce1" office:value-type="float" office:value="58" calcext:value-type="float">
            <text:p>58</text:p>
          </table:table-cell>
          <table:table-cell table:style-name="ce7" office:value-type="string" calcext:value-type="string">
            <text:p>يا مَنِ اسْتَقَرَّتِ الأَرَضُونَ بِاِذْنِهِ</text:p>
          </table:table-cell>
          <table:table-cell table:style-name="ce1" office:value-type="string" calcext:value-type="string">
            <text:p>Ya men istegerreti-l erezune bi iznihi</text:p>
          </table:table-cell>
          <table:table-cell table:style-name="ce1" table:formula="of:=ABJAD([.$B993];1;1) - ABJAD(&quot;يا&quot;;1;1)" office:value-type="float" office:value="3097" calcext:value-type="float">
            <text:p>3097</text:p>
          </table:table-cell>
          <table:table-cell table:style-name="ce1" table:formula="of:=IF(ABJAD([.$B993];7;1) - ABJAD(&quot;يا&quot;;7;1) = [.$D993]; &quot;aynı&quot;;ABJAD([.$B993];7;1) - ABJAD(&quot;يا&quot;;7;1))" office:value-type="float" office:value="2627" calcext:value-type="float">
            <text:p>2627</text:p>
          </table:table-cell>
          <table:table-cell table:number-columns-repeated="1019"/>
        </table:table-row>
        <table:table-row table:style-name="ro2">
          <table:table-cell table:style-name="ce1" office:value-type="float" office:value="188" calcext:value-type="float">
            <text:p>188</text:p>
          </table:table-cell>
          <table:table-cell table:style-name="ce7" office:value-type="string" calcext:value-type="string">
            <text:p>يا مَنْ سَبَقَتْ رَحْمَتُهُ غَضَبَهُ</text:p>
          </table:table-cell>
          <table:table-cell table:style-name="ce1" office:value-type="string" calcext:value-type="string">
            <text:p>Ya men sebeget rehmetuhu gezebehu</text:p>
          </table:table-cell>
          <table:table-cell table:style-name="ce1" table:formula="of:=ABJAD([.$B994];1;1) - ABJAD(&quot;يا&quot;;1;1)" office:value-type="float" office:value="3112" calcext:value-type="float">
            <text:p>3112</text:p>
          </table:table-cell>
          <table:table-cell table:style-name="ce1" table:formula="of:=IF(ABJAD([.$B994];7;1) - ABJAD(&quot;يا&quot;;7;1) = [.$D994]; &quot;aynı&quot;;ABJAD([.$B994];7;1) - ABJAD(&quot;يا&quot;;7;1))" office:value-type="float" office:value="2542" calcext:value-type="float">
            <text:p>2542</text:p>
          </table:table-cell>
          <table:table-cell table:number-columns-repeated="1019"/>
        </table:table-row>
        <table:table-row table:style-name="ro2">
          <table:table-cell table:style-name="ce1" office:value-type="float" office:value="293" calcext:value-type="float">
            <text:p>293</text:p>
          </table:table-cell>
          <table:table-cell table:style-name="ce7" office:value-type="string" calcext:value-type="string">
            <text:p>يا غافِرَ مَنِ اسْتَغْفَرَهُ</text:p>
          </table:table-cell>
          <table:table-cell table:style-name="ce1" office:value-type="string" calcext:value-type="string">
            <text:p>Ya ğafire men isteğferehu</text:p>
          </table:table-cell>
          <table:table-cell table:style-name="ce1" table:formula="of:=ABJAD([.$B995];1;1) - ABJAD(&quot;يا&quot;;1;1)" office:value-type="float" office:value="3117" calcext:value-type="float">
            <text:p>3117</text:p>
          </table:table-cell>
          <table:table-cell table:style-name="ce1" table:formula="of:=IF(ABJAD([.$B995];7;1) - ABJAD(&quot;يا&quot;;7;1) = [.$D995]; &quot;aynı&quot;;ABJAD([.$B995];7;1) - ABJAD(&quot;يا&quot;;7;1))" office:value-type="float" office:value="3157" calcext:value-type="float">
            <text:p>3157</text:p>
          </table:table-cell>
          <table:table-cell table:number-columns-repeated="1019"/>
        </table:table-row>
        <table:table-row table:style-name="ro2">
          <table:table-cell table:style-name="ce1" office:value-type="float" office:value="273" calcext:value-type="float">
            <text:p>273</text:p>
          </table:table-cell>
          <table:table-cell table:style-name="ce7" office:value-type="string" calcext:value-type="string">
            <text:p>يا ذُخْرَ مَنْ لا ذُخْرَ لَهُ</text:p>
          </table:table-cell>
          <table:table-cell table:style-name="ce1" office:value-type="string" calcext:value-type="string">
            <text:p>Ya zuhre men la zuhre lehu</text:p>
          </table:table-cell>
          <table:table-cell table:style-name="ce1" table:formula="of:=ABJAD([.$B996];1;1) - ABJAD(&quot;يا&quot;;1;1)" office:value-type="float" office:value="3156" calcext:value-type="float">
            <text:p>3156</text:p>
          </table:table-cell>
          <table:table-cell table:style-name="ce1" table:formula="of:=IF(ABJAD([.$B996];7;1) - ABJAD(&quot;يا&quot;;7;1) = [.$D996]; &quot;aynı&quot;;ABJAD([.$B9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 calcext:value-type="float">
            <text:p>51</text:p>
          </table:table-cell>
          <table:table-cell table:style-name="ce7" office:value-type="string" calcext:value-type="string">
            <text:p>يا مَنْ تَواضَعَ كُلُّ شَيْءٍ لِعَظَمَتِهِ</text:p>
          </table:table-cell>
          <table:table-cell table:style-name="ce1" office:value-type="string" calcext:value-type="string">
            <text:p>Ya men tevaze’e kullu şey’in li ezemetihi</text:p>
          </table:table-cell>
          <table:table-cell table:style-name="ce1" table:formula="of:=ABJAD([.$B997];1;1) - ABJAD(&quot;يا&quot;;1;1)" office:value-type="float" office:value="3173" calcext:value-type="float">
            <text:p>3173</text:p>
          </table:table-cell>
          <table:table-cell table:style-name="ce1" table:formula="of:=IF(ABJAD([.$B997];7;1) - ABJAD(&quot;يا&quot;;7;1) = [.$D997]; &quot;aynı&quot;;ABJAD([.$B997];7;1) - ABJAD(&quot;يا&quot;;7;1))" office:value-type="float" office:value="3063" calcext:value-type="float">
            <text:p>3063</text:p>
          </table:table-cell>
          <table:table-cell table:number-columns-repeated="1019"/>
        </table:table-row>
        <table:table-row table:style-name="ro2">
          <table:table-cell table:style-name="ce1" office:value-type="float" office:value="275" calcext:value-type="float">
            <text:p>275</text:p>
          </table:table-cell>
          <table:table-cell table:style-name="ce7" office:value-type="string" calcext:value-type="string">
            <text:p>يا غِياثَ مَنْ لا غِياثَ لَهُ</text:p>
          </table:table-cell>
          <table:table-cell table:style-name="ce1" office:value-type="string" calcext:value-type="string">
            <text:p>Ya ğıyase men la ğıyase lehu</text:p>
          </table:table-cell>
          <table:table-cell table:style-name="ce1" table:formula="of:=ABJAD([.$B998];1;1) - ABJAD(&quot;يا&quot;;1;1)" office:value-type="float" office:value="3178" calcext:value-type="float">
            <text:p>3178</text:p>
          </table:table-cell>
          <table:table-cell table:style-name="ce1" table:formula="of:=IF(ABJAD([.$B998];7;1) - ABJAD(&quot;يا&quot;;7;1) = [.$D998]; &quot;aynı&quot;;ABJAD([.$B998];7;1) - ABJAD(&quot;يا&quot;;7;1))" office:value-type="float" office:value="2978" calcext:value-type="float">
            <text:p>2978</text:p>
          </table:table-cell>
          <table:table-cell table:number-columns-repeated="1019"/>
        </table:table-row>
        <table:table-row table:style-name="ro2">
          <table:table-cell table:style-name="ce1" office:value-type="float" office:value="457" calcext:value-type="float">
            <text:p>457</text:p>
          </table:table-cell>
          <table:table-cell table:style-name="ce7" office:value-type="string" calcext:value-type="string">
            <text:p>يا حافِظاً غَيْرَ مَحْفُوظٍ</text:p>
          </table:table-cell>
          <table:table-cell table:style-name="ce1" office:value-type="string" calcext:value-type="string">
            <text:p>Ya hafizen ğeyre mehfuzin</text:p>
          </table:table-cell>
          <table:table-cell table:style-name="ce1" table:formula="of:=ABJAD([.$B999];1;1) - ABJAD(&quot;يا&quot;;1;1)" office:value-type="float" office:value="3234" calcext:value-type="float">
            <text:p>3234</text:p>
          </table:table-cell>
          <table:table-cell table:style-name="ce1" table:formula="of:=IF(ABJAD([.$B999];7;1) - ABJAD(&quot;يا&quot;;7;1) = [.$D999]; &quot;aynı&quot;;ABJAD([.$B999];7;1) - ABJAD(&quot;يا&quot;;7;1))" office:value-type="float" office:value="2934" calcext:value-type="float">
            <text:p>2934</text:p>
          </table:table-cell>
          <table:table-cell table:number-columns-repeated="1019"/>
        </table:table-row>
        <table:table-row table:style-name="ro2">
          <table:table-cell table:style-name="ce1" office:value-type="float" office:value="587" calcext:value-type="float">
            <text:p>587</text:p>
          </table:table-cell>
          <table:table-cell table:style-name="ce7" office:value-type="string" calcext:value-type="string">
            <text:p>يا مُغيثَ مَن لا مُغيثَ لَهُ</text:p>
          </table:table-cell>
          <table:table-cell table:style-name="ce1" office:value-type="string" calcext:value-type="string">
            <text:p>Ya muğise men la muğise lehu</text:p>
          </table:table-cell>
          <table:table-cell table:style-name="ce1" table:formula="of:=ABJAD([.$B1000];1;1) - ABJAD(&quot;يا&quot;;1;1)" office:value-type="float" office:value="3256" calcext:value-type="float">
            <text:p>3256</text:p>
          </table:table-cell>
          <table:table-cell table:style-name="ce1" table:formula="of:=IF(ABJAD([.$B1000];7;1) - ABJAD(&quot;يا&quot;;7;1) = [.$D1000]; &quot;aynı&quot;;ABJAD([.$B1000];7;1) - ABJAD(&quot;يا&quot;;7;1))" office:value-type="float" office:value="3056" calcext:value-type="float">
            <text:p>3056</text:p>
          </table:table-cell>
          <table:table-cell table:number-columns-repeated="1019"/>
        </table:table-row>
        <table:table-row table:style-name="ro2">
          <table:table-cell table:style-name="ce1" office:value-type="float" office:value="451" calcext:value-type="float">
            <text:p>451</text:p>
          </table:table-cell>
          <table:table-cell table:style-name="ce7" office:value-type="string" calcext:value-type="string">
            <text:p>يا غالِباً غَيْرَ مَغْلُوبٍ</text:p>
          </table:table-cell>
          <table:table-cell table:style-name="ce1" office:value-type="string" calcext:value-type="string">
            <text:p>Ya ğaliben ğeyre meğlubin</text:p>
          </table:table-cell>
          <table:table-cell table:style-name="ce1" table:formula="of:=ABJAD([.$B1001];1;1) - ABJAD(&quot;يا&quot;;1;1)" office:value-type="float" office:value="3322" calcext:value-type="float">
            <text:p>3322</text:p>
          </table:table-cell>
          <table:table-cell table:style-name="ce1" table:formula="of:=IF(ABJAD([.$B1001];7;1) - ABJAD(&quot;يا&quot;;7;1) = [.$D1001]; &quot;aynı&quot;;ABJAD([.$B1001];7;1) - ABJAD(&quot;يا&quot;;7;1))" office:value-type="float" office:value="3022" calcext:value-type="float">
            <text:p>3022</text:p>
          </table:table-cell>
          <table:table-cell table:number-columns-repeated="1019"/>
        </table:table-row>
        <table:table-row table:style-name="ro2">
          <table:table-cell table:style-name="ce1" office:value-type="float" office:value="300" calcext:value-type="float">
            <text:p>300</text:p>
          </table:table-cell>
          <table:table-cell table:style-name="ce7" office:value-type="string" calcext:value-type="string">
            <text:p>يا مُغيثَ مَنِ اسْتَغاثَهُ</text:p>
          </table:table-cell>
          <table:table-cell table:style-name="ce1" office:value-type="string" calcext:value-type="string">
            <text:p>Ya muğise men isteğasehu</text:p>
          </table:table-cell>
          <table:table-cell table:style-name="ce1" table:formula="of:=ABJAD([.$B1002];1;1) - ABJAD(&quot;يا&quot;;1;1)" office:value-type="float" office:value="3607" calcext:value-type="float">
            <text:p>3607</text:p>
          </table:table-cell>
          <table:table-cell table:style-name="ce1" table:formula="of:=IF(ABJAD([.$B1002];7;1) - ABJAD(&quot;يا&quot;;7;1) = [.$D1002]; &quot;aynı&quot;;ABJAD([.$B1002];7;1) - ABJAD(&quot;يا&quot;;7;1))" office:value-type="float" office:value="3647" calcext:value-type="float">
            <text:p>3647</text:p>
          </table:table-cell>
          <table:table-cell table:number-columns-repeated="1019"/>
        </table:table-row>
        <table:table-row table:style-name="ro2">
          <table:table-cell table:style-name="ce1" office:value-type="float" office:value="132" calcext:value-type="float">
            <text:p>132</text:p>
          </table:table-cell>
          <table:table-cell table:style-name="ce7" office:value-type="string" calcext:value-type="string">
            <text:p>يا غِياثَ الْمُسْتَغيثينَ</text:p>
          </table:table-cell>
          <table:table-cell table:style-name="ce1" office:value-type="string" calcext:value-type="string">
            <text:p>Ya ğiyase-l musteğasine</text:p>
          </table:table-cell>
          <table:table-cell table:style-name="ce1" table:formula="of:=ABJAD([.$B1003];1;1) - ABJAD(&quot;يا&quot;;1;1)" office:value-type="float" office:value="3612" calcext:value-type="float">
            <text:p>3612</text:p>
          </table:table-cell>
          <table:table-cell table:style-name="ce1" table:formula="of:=IF(ABJAD([.$B1003];7;1) - ABJAD(&quot;يا&quot;;7;1) = [.$D1003]; &quot;aynı&quot;;ABJAD([.$B1003];7;1) - ABJAD(&quot;يا&quot;;7;1))" office:value-type="float" office:value="3652" calcext:value-type="float">
            <text:p>3652</text:p>
          </table:table-cell>
          <table:table-cell table:number-columns-repeated="1019"/>
        </table:table-row>
        <table:table-row table:style-name="ro3">
          <table:table-cell table:style-name="ce3" office:value-type="string" calcext:value-type="string" table:number-columns-spanned="4" table:number-rows-spanned="1">
            <text:p>Sahur Özel’in Ebced Hesaplayan Makroları İle Hesaplanmıştır: </text:p>
            <text:p><text:a xlink:href="https://github.com/metatronslove/abjad" xlink:type="simple">https://github.com/metatronslove/abjad</text:a></text:p>
            <text:p>Not: Cevşenin kendisinde de tekrar eden 6 isim var. 2 kere geçiyorlar. 1002'den 6'yı çıkarırsanız Listedeki tüm isimlerin sayısı olan 996'e ulaşırsınız. </text:p>
            <text:p/>
            <text:p>Ey kendisine eş ve evlat edinmeyen (62. ve 84. bölümlerde) یا من لم یتخذ صاحبه و لا ولدا </text:p>
            <text:p>Ey menfaat ve fayda veren (9. ve 23. bölümlerde) یا نافع </text:p>
            <text:p>Ey kendisine ümit bağlayanlara karşı lütuf ve kerem sahibi olan(18. ve 96. bölümlerde) یا من هو بمن رجاه کریم </text:p>
            <text:p>Ey kendisine ümit bağlayanlara karşı halim olan (18 ve 96. bölümlerde) یا من هو بمن عصاه حلیم </text:p>
            <text:p>Ey fazl ve keremi (bütün yaratıklara) şamil olan (48 ve 98. bölümlerde) یا من فضله عمیم </text:p>
            <text:p>Ey Arkadaşı olmayanların arkadaşı (28 ve 59. bölümlerde) یا انیس من لا انیس له</text:p>
          </table:table-cell>
          <table:covered-table-cell table:style-name="ce8"/>
          <table:covered-table-cell table:style-name="ce12"/>
          <table:covered-table-cell table:style-name="ce14"/>
          <table:table-cell table:style-name="ce16" table:number-columns-repeated="1020"/>
        </table:table-row>
        <table:table-row table:style-name="ro2" table:number-rows-repeated="1047571">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Ebced Sırasıyla - Cevşen-ül Kebir Esmaları'.A2:'Ebced Sırasıyla - Cevşen-ül Kebir Esmaları'.E1003"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Quran" svg:font-family="'Amiri Qur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UI" svg:font-family="'Noto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tr" fo:country="TR"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1cm" fo:margin-bottom="1cm" fo:margin-left="1cm" fo:margin-right="1cm" style:scale-to-X="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4">00.00.0000</text:date>, <text:time style:data-style-name="N2" text:time-value="20:40:01.085747804">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06:04:16.670000000</meta:creation-date>
    <meta:editing-duration>PT37M10S</meta:editing-duration>
    <meta:editing-cycles>13</meta:editing-cycles>
    <meta:generator>LibreOffice/7.0.4.2$Linux_X86_64 LibreOffice_project/00$Build-2</meta:generator>
    <dc:date>2023-05-04T20:40:33.229054516</dc:date>
    <meta:document-statistic meta:table-count="1" meta:cell-count="5016"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